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9.305cm"/>
    </style:style>
    <style:style style:name="Tabela1.B" style:family="table-column">
      <style:table-column-properties style:column-width="2.489cm"/>
    </style:style>
    <style:style style:name="Tabela1.C" style:family="table-column">
      <style:table-column-properties style:column-width="2.542cm"/>
    </style:style>
    <style:style style:name="Tabela1.D" style:family="table-column">
      <style:table-column-properties style:column-width="2.665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1.A82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822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1" style:family="text">
      <style:text-properties fo:font-weight="bold"/>
    </style:style>
    <style:style style:name="T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PrecosCPU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<text:a xlink:type="simple" xlink:href="https://www.guerradigital.com.br/produtos/processador-intel-celeron-g5905-3-50-ghz-cache-4mb-2-nucleos-2-threads-lga-1200-video-integrado-bx80701g5905/" text:style-name="Internet_20_link" text:visited-style-name="Visited_20_Internet_20_Link"><text:span text:style-name="T1">Celeron G5905</text:span></text:a><text:a xlink:type="simple" xlink:href="https://www.guerradigital.com.br/produtos/processador-intel-celeron-g5905-3-50-ghz-cache-4mb-2-nucleos-2-threads-lga-1200-video-integrado-bx80701g5905/" text:style-name="Internet_20_link" text:visited-style-name="Visited_20_Internet_20_Link"> - Processador Intel Celeron G5905, 3.50 GHz, Cache 4MB, 2 Núcleos, 2 Threads, LGA 1200, Vídeo Integrado - (BX80701G5905)</text:a></text:p>
          </table:table-cell>
          <table:table-cell table:style-name="Tabela1.B1" office:value-type="string">
            <text:p text:style-name="Table_20_Contents">R$ 231,34</text:p>
          </table:table-cell>
          <table:table-cell table:style-name="Tabela1.B1" office:value-type="string">
            <text:p text:style-name="Table_20_Contents">R$ 269,04</text:p>
          </table:table-cell>
          <table:table-cell table:style-name="Tabela1.B1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59864?awc=17729_1662751524_6df251c06c7f23694f0b7dae4d7eb8a5&amp;utm_source=AWIN&amp;utm_medium=AFILIADOS&amp;utm_term=935027" text:style-name="Internet_20_link" text:visited-style-name="Visited_20_Internet_20_Link"><text:span text:style-name="T1">Celeron G5905</text:span></text:a><text:a xlink:type="simple" xlink:href="https://www.kabum.com.br/produto/159864?awc=17729_1662751524_6df251c06c7f23694f0b7dae4d7eb8a5&amp;utm_source=AWIN&amp;utm_medium=AFILIADOS&amp;utm_term=935027" text:style-name="Internet_20_link" text:visited-style-name="Visited_20_Internet_20_Link"> - Processador Intel Celeron G5905, 10ª Geração, 3.50GHz, Cache 4MB, Dual Core, 2 Threads, LGA 1200, Intel UHD Graphics 610 - BX80701G5905</text:a></text:p>
          </table:table-cell>
          <table:table-cell table:style-name="Tabela1.B2" office:value-type="string">
            <text:p text:style-name="Table_20_Contents">R$ 231,96</text:p>
          </table:table-cell>
          <table:table-cell table:style-name="Tabela1.B2" office:value-type="string">
            <text:p text:style-name="Table_20_Contents">R$ 272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780/processador-intel-celeron-dual-core-g5900-34ghz-2-cores-2-threads-lga-1200-bx80701g5900?p=1360309" text:style-name="Internet_20_link" text:visited-style-name="Visited_20_Internet_20_Link"><text:span text:style-name="T1">Celeron G5900</text:span></text:a><text:a xlink:type="simple" xlink:href="https://www.terabyteshop.com.br/produto/20780/processador-intel-celeron-dual-core-g5900-34ghz-2-cores-2-threads-lga-1200-bx80701g5900?p=1360309" text:style-name="Internet_20_link" text:visited-style-name="Visited_20_Internet_20_Link"> - Processador Intel Celeron Dual Core G5900 3.4GHz, 2-Cores, 2-Threads, LGA 1200, BX80701G5900</text:a></text:p>
          </table:table-cell>
          <table:table-cell table:style-name="Tabela1.B2" office:value-type="string">
            <text:p text:style-name="Table_20_Contents">R$ 235,00</text:p>
          </table:table-cell>
          <table:table-cell table:style-name="Tabela1.B2" office:value-type="string">
            <text:p text:style-name="Table_20_Contents">R$ 27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33290?awc=17729_1662751524_6df251c06c7f23694f0b7dae4d7eb8a5&amp;utm_source=AWIN&amp;utm_medium=AFILIADOS&amp;utm_term=935027" text:style-name="Internet_20_link" text:visited-style-name="Visited_20_Internet_20_Link"><text:span text:style-name="T1">Celeron G5905</text:span></text:a><text:a xlink:type="simple" xlink:href="https://www.kabum.com.br/produto/133290?awc=17729_1662751524_6df251c06c7f23694f0b7dae4d7eb8a5&amp;utm_source=AWIN&amp;utm_medium=AFILIADOS&amp;utm_term=935027" text:style-name="Internet_20_link" text:visited-style-name="Visited_20_Internet_20_Link"> - Processador Intel Celeron G5905, 3.50 GHz, Cache 4MB, 2 Núcleos, 2 Threads, LGA 1200, Vídeo Integrado - BX80701G5905</text:a></text:p>
          </table:table-cell>
          <table:table-cell table:style-name="Tabela1.B2" office:value-type="string">
            <text:p text:style-name="Table_20_Contents">R$ 256,49</text:p>
          </table:table-cell>
          <table:table-cell table:style-name="Tabela1.B2" office:value-type="string">
            <text:p text:style-name="Table_20_Contents">R$ 29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52071?awc=17729_1662751524_6df251c06c7f23694f0b7dae4d7eb8a5&amp;utm_source=AWIN&amp;utm_medium=AFILIADOS&amp;utm_term=935027" text:style-name="Internet_20_link" text:visited-style-name="Visited_20_Internet_20_Link"><text:span text:style-name="T1">Celeron G5900</text:span></text:a><text:a xlink:type="simple" xlink:href="https://www.kabum.com.br/produto/252071?awc=17729_1662751524_6df251c06c7f23694f0b7dae4d7eb8a5&amp;utm_source=AWIN&amp;utm_medium=AFILIADOS&amp;utm_term=935027" text:style-name="Internet_20_link" text:visited-style-name="Visited_20_Internet_20_Link"> - Processador Intel Celeron G-5900, 3.40GHz, Dual Core, 2 Threads, FCLGA 1200 - BX80701G5900</text:a></text:p>
          </table:table-cell>
          <table:table-cell table:style-name="Tabela1.B2" office:value-type="string">
            <text:p text:style-name="Table_20_Contents">R$ 256,89</text:p>
          </table:table-cell>
          <table:table-cell table:style-name="Tabela1.B2" office:value-type="string">
            <text:p text:style-name="Table_20_Contents">R$ 302,22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eleron-g5905-35-ghz-4mb-cache-ddr4-lga-1200-10-geracao-comet-lake-bx80701g5905" text:style-name="Internet_20_link" text:visited-style-name="Visited_20_Internet_20_Link"><text:span text:style-name="T1">Celeron G5905</text:span></text:a><text:a xlink:type="simple" xlink:href="https://patoloco.com.br/processador-intel-celeron-g5905-35-ghz-4mb-cache-ddr4-lga-1200-10-geracao-comet-lake-bx80701g5905" text:style-name="Internet_20_link" text:visited-style-name="Visited_20_Internet_20_Link"> - Processador Intel Celeron G5905 3.5 Ghz 4mb cache ddr4 lga 1200 10 geração comet lake - BX80701G5905</text:a></text:p>
          </table:table-cell>
          <table:table-cell table:style-name="Tabela1.B2" office:value-type="string">
            <text:p text:style-name="Table_20_Contents">R$ 264,10</text:p>
          </table:table-cell>
          <table:table-cell table:style-name="Tabela1.B2" office:value-type="string">
            <text:p text:style-name="Table_20_Contents">R$ 310,68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929/processador-intel-celeron-g5925-36ghz-2-cores-2-threads-lga-1200-bx80701g5925?p=1360309" text:style-name="Internet_20_link" text:visited-style-name="Visited_20_Internet_20_Link"><text:span text:style-name="T1">Celeron G5925</text:span></text:a><text:a xlink:type="simple" xlink:href="https://www.terabyteshop.com.br/produto/17929/processador-intel-celeron-g5925-36ghz-2-cores-2-threads-lga-1200-bx80701g5925?p=1360309" text:style-name="Internet_20_link" text:visited-style-name="Visited_20_Internet_20_Link"> - Processador Intel Celeron G5925 3.6GHz, 2-Cores 2-Threads, LGA 1200, BX80701G5925</text:a></text:p>
          </table:table-cell>
          <table:table-cell table:style-name="Tabela1.B2" office:value-type="string">
            <text:p text:style-name="Table_20_Contents">R$ 269,00</text:p>
          </table:table-cell>
          <table:table-cell table:style-name="Tabela1.B2" office:value-type="string">
            <text:p text:style-name="Table_20_Contents">R$ 31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930/processador-intel-celeron-g5905-35ghz-2-cores-2-threads-lga-1200-bx80701g5905?p=1360309" text:style-name="Internet_20_link" text:visited-style-name="Visited_20_Internet_20_Link"><text:span text:style-name="T1">Celeron G5905</text:span></text:a><text:a xlink:type="simple" xlink:href="https://www.terabyteshop.com.br/produto/17930/processador-intel-celeron-g5905-35ghz-2-cores-2-threads-lga-1200-bx80701g5905?p=1360309" text:style-name="Internet_20_link" text:visited-style-name="Visited_20_Internet_20_Link"> - Processador Intel Celeron G5905 3.5GHz, 2-Cores 2-Threads, LGA 1200, BX80701G5905</text:a></text:p>
          </table:table-cell>
          <table:table-cell table:style-name="Tabela1.B2" office:value-type="string">
            <text:p text:style-name="Table_20_Contents">R$ 279,00</text:p>
          </table:table-cell>
          <table:table-cell table:style-name="Tabela1.B2" office:value-type="string">
            <text:p text:style-name="Table_20_Contents">R$ 32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29983?awc=17729_1662751524_6df251c06c7f23694f0b7dae4d7eb8a5&amp;utm_source=AWIN&amp;utm_medium=AFILIADOS&amp;utm_term=935027" text:style-name="Internet_20_link" text:visited-style-name="Visited_20_Internet_20_Link"><text:span text:style-name="T1">Celeron G5925</text:span></text:a><text:a xlink:type="simple" xlink:href="https://www.kabum.com.br/produto/229983?awc=17729_1662751524_6df251c06c7f23694f0b7dae4d7eb8a5&amp;utm_source=AWIN&amp;utm_medium=AFILIADOS&amp;utm_term=935027" text:style-name="Internet_20_link" text:visited-style-name="Visited_20_Internet_20_Link"> - Processador Intel Celeron G5925 10ª Geração, 3.6GHz, Cache 4MB, LGA 1200 - BX80701G5925</text:a></text:p>
          </table:table-cell>
          <table:table-cell table:style-name="Tabela1.B2" office:value-type="string">
            <text:p text:style-name="Table_20_Contents">R$ 291,92</text:p>
          </table:table-cell>
          <table:table-cell table:style-name="Tabela1.B2" office:value-type="string">
            <text:p text:style-name="Table_20_Contents">R$ 343,4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eleron-g5905-35-ghz-4mb-cache-lga1200-bx80701g5905" text:style-name="Internet_20_link" text:visited-style-name="Visited_20_Internet_20_Link"><text:span text:style-name="T1">Celeron G5905</text:span></text:a><text:a xlink:type="simple" xlink:href="https://www.fgtec.com.br/processador-intel-celeron-g5905-35-ghz-4mb-cache-lga1200-bx80701g5905" text:style-name="Internet_20_link" text:visited-style-name="Visited_20_Internet_20_Link"> - Processador Intel Celeron G5905 3.5 GHz 4MB Cache LGA1200 - BX80701G5905</text:a></text:p>
          </table:table-cell>
          <table:table-cell table:style-name="Tabela1.B2" office:value-type="string">
            <text:p text:style-name="Table_20_Contents">R$ 299,20</text:p>
          </table:table-cell>
          <table:table-cell table:style-name="Tabela1.B2" office:value-type="string">
            <text:p text:style-name="Table_20_Contents">R$ 352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3692?awc=17729_1662751524_6df251c06c7f23694f0b7dae4d7eb8a5&amp;utm_source=AWIN&amp;utm_medium=AFILIADOS&amp;utm_term=935027" text:style-name="Internet_20_link" text:visited-style-name="Visited_20_Internet_20_Link"><text:span text:style-name="T1">Celeron G5905</text:span></text:a><text:a xlink:type="simple" xlink:href="https://www.kabum.com.br/produto/463692?awc=17729_1662751524_6df251c06c7f23694f0b7dae4d7eb8a5&amp;utm_source=AWIN&amp;utm_medium=AFILIADOS&amp;utm_term=935027" text:style-name="Internet_20_link" text:visited-style-name="Visited_20_Internet_20_Link"> - Processador Intel Celeron G5905, 3.5ghz, 2-cores 2-threads, Lga 1200 - Box</text:a></text:p>
          </table:table-cell>
          <table:table-cell table:style-name="Tabela1.B2" office:value-type="string">
            <text:p text:style-name="Table_20_Contents">R$ 318,24</text:p>
          </table:table-cell>
          <table:table-cell table:style-name="Tabela1.B2" office:value-type="string">
            <text:p text:style-name="Table_20_Contents">R$ 334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9602?awc=17729_1662751524_6df251c06c7f23694f0b7dae4d7eb8a5&amp;utm_source=AWIN&amp;utm_medium=AFILIADOS&amp;utm_term=935027" text:style-name="Internet_20_link" text:visited-style-name="Visited_20_Internet_20_Link"><text:span text:style-name="T1">Celeron G5905</text:span></text:a><text:a xlink:type="simple" xlink:href="https://www.kabum.com.br/produto/169602?awc=17729_1662751524_6df251c06c7f23694f0b7dae4d7eb8a5&amp;utm_source=AWIN&amp;utm_medium=AFILIADOS&amp;utm_term=935027" text:style-name="Internet_20_link" text:visited-style-name="Visited_20_Internet_20_Link"> - Processador Intel Celeron G5905, 4MB, 3.5ghz, LGA 1200, Bx80701g5905</text:a></text:p>
          </table:table-cell>
          <table:table-cell table:style-name="Tabela1.B2" office:value-type="string">
            <text:p text:style-name="Table_20_Contents">R$ 319,00</text:p>
          </table:table-cell>
          <table:table-cell table:style-name="Tabela1.B2" office:value-type="string">
            <text:p text:style-name="Table_20_Contents">R$ 31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eleron-g5925-36-ghz-4mb-cache-lga1200-bx80701g5925" text:style-name="Internet_20_link" text:visited-style-name="Visited_20_Internet_20_Link"><text:span text:style-name="T1">Celeron G5925</text:span></text:a><text:a xlink:type="simple" xlink:href="https://www.fgtec.com.br/processador-intel-celeron-g5925-36-ghz-4mb-cache-lga1200-bx80701g5925" text:style-name="Internet_20_link" text:visited-style-name="Visited_20_Internet_20_Link"> - Processador Intel Celeron G5925 3.6 GHz 4MB Cache LGA1200 - BX80701G5925</text:a></text:p>
          </table:table-cell>
          <table:table-cell table:style-name="Tabela1.B2" office:value-type="string">
            <text:p text:style-name="Table_20_Contents">R$ 339,15</text:p>
          </table:table-cell>
          <table:table-cell table:style-name="Tabela1.B2" office:value-type="string">
            <text:p text:style-name="Table_20_Contents">R$ 399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7753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467753?awc=17729_1662751524_6df251c06c7f23694f0b7dae4d7eb8a5&amp;utm_source=AWIN&amp;utm_medium=AFILIADOS&amp;utm_term=935027" text:style-name="Internet_20_link" text:visited-style-name="Visited_20_Internet_20_Link"> - Processador Intel Core I3-10100f, Bx8070110100f, Oem</text:a></text:p>
          </table:table-cell>
          <table:table-cell table:style-name="Tabela1.B2" office:value-type="string">
            <text:p text:style-name="Table_20_Contents">R$ 359,10</text:p>
          </table:table-cell>
          <table:table-cell table:style-name="Tabela1.B2" office:value-type="string">
            <text:p text:style-name="Table_20_Contents">R$ 39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24994?awc=17729_1662751524_6df251c06c7f23694f0b7dae4d7eb8a5&amp;utm_source=AWIN&amp;utm_medium=AFILIADOS&amp;utm_term=935027" text:style-name="Internet_20_link" text:visited-style-name="Visited_20_Internet_20_Link"><text:span text:style-name="T1">Celeron G5900</text:span></text:a><text:a xlink:type="simple" xlink:href="https://www.kabum.com.br/produto/324994?awc=17729_1662751524_6df251c06c7f23694f0b7dae4d7eb8a5&amp;utm_source=AWIN&amp;utm_medium=AFILIADOS&amp;utm_term=935027" text:style-name="Internet_20_link" text:visited-style-name="Visited_20_Internet_20_Link"> - Processador Intel Celeron G5900, Cache 2MB - BX80701G5900</text:a></text:p>
          </table:table-cell>
          <table:table-cell table:style-name="Tabela1.B2" office:value-type="string">
            <text:p text:style-name="Table_20_Contents">R$ 399,00</text:p>
          </table:table-cell>
          <table:table-cell table:style-name="Tabela1.B2" office:value-type="string">
            <text:p text:style-name="Table_20_Contents">R$ 39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419/processador-intel-celeron-dual-core-g6900-34ghz-2-cores-2-threads-lga-1700-bx80715g6900?p=1360309" text:style-name="Internet_20_link" text:visited-style-name="Visited_20_Internet_20_Link"><text:span text:style-name="T1">Celeron G6900</text:span></text:a><text:a xlink:type="simple" xlink:href="https://www.terabyteshop.com.br/produto/20419/processador-intel-celeron-dual-core-g6900-34ghz-2-cores-2-threads-lga-1700-bx80715g6900?p=1360309" text:style-name="Internet_20_link" text:visited-style-name="Visited_20_Internet_20_Link"> - Processador Intel Celeron Dual Core G6900 3.4GHz, 2-Cores, 2-Threads, LGA 1700, BX80715G6900</text:a></text:p>
          </table:table-cell>
          <table:table-cell table:style-name="Tabela1.B2" office:value-type="string">
            <text:p text:style-name="Table_20_Contents">R$ 399,00</text:p>
          </table:table-cell>
          <table:table-cell table:style-name="Tabela1.B2" office:value-type="string">
            <text:p text:style-name="Table_20_Contents">R$ 46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1014/ryzen-3-4100-cooler-wraith-stealth?p=1360309" text:style-name="Internet_20_link" text:visited-style-name="Visited_20_Internet_20_Link"><text:span text:style-name="T1">Ryzen 3 4100</text:span></text:a><text:a xlink:type="simple" xlink:href="https://www.terabyteshop.com.br/produto/21014/ryzen-3-4100-cooler-wraith-stealth?p=1360309" text:style-name="Internet_20_link" text:visited-style-name="Visited_20_Internet_20_Link"> - Processador AMD Ryzen 3 4100 3.8GHz + Cooler AMD Wraith Stealth, Sem Vídeo Integrado</text:a></text:p>
          </table:table-cell>
          <table:table-cell table:style-name="Tabela1.B2" office:value-type="string">
            <text:p text:style-name="Table_20_Contents">R$ 419,00</text:p>
          </table:table-cell>
          <table:table-cell table:style-name="Tabela1.B2" office:value-type="string">
            <text:p text:style-name="Table_20_Contents">R$ 49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29960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129960?awc=17729_1662751524_6df251c06c7f23694f0b7dae4d7eb8a5&amp;utm_source=AWIN&amp;utm_medium=AFILIADOS&amp;utm_term=935027" text:style-name="Internet_20_link" text:visited-style-name="Visited_20_Internet_20_Link"> - Processador Intel Core i3-10100F, </text:a><text:soft-page-break/><text:a xlink:type="simple" xlink:href="https://www.kabum.com.br/produto/129960?awc=17729_1662751524_6df251c06c7f23694f0b7dae4d7eb8a5&amp;utm_source=AWIN&amp;utm_medium=AFILIADOS&amp;utm_term=935027" text:style-name="Internet_20_link" text:visited-style-name="Visited_20_Internet_20_Link">3.6GHz (4.3GHz Max Boost), Cache 6MB, Quad Core, 8 Threads, LGA 1200 - BX8070110100F</text:a></text:p>
          </table:table-cell>
          <table:table-cell table:style-name="Tabela1.B2" office:value-type="string">
            <text:p text:style-name="Table_20_Contents">R$ 427,49</text:p>
          </table:table-cell>
          <table:table-cell table:style-name="Tabela1.B2" office:value-type="string">
            <text:p text:style-name="Table_20_Contents">R$ 49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734/processador-intel-pentium-gold-g6400-40ghz-2-cores-4-threads-lga-1200-bx80701g6400?p=1360309" text:style-name="Internet_20_link" text:visited-style-name="Visited_20_Internet_20_Link"><text:span text:style-name="T1">Pentium G6400</text:span></text:a><text:a xlink:type="simple" xlink:href="https://www.terabyteshop.com.br/produto/17734/processador-intel-pentium-gold-g6400-40ghz-2-cores-4-threads-lga-1200-bx80701g6400?p=1360309" text:style-name="Internet_20_link" text:visited-style-name="Visited_20_Internet_20_Link"> - Processador Intel Pentium Gold G6400, 4.0GHz, 2-Cores 4-Threads, LGA 1200, BX80701G6400</text:a></text:p>
          </table:table-cell>
          <table:table-cell table:style-name="Tabela1.B2" office:value-type="string">
            <text:p text:style-name="Table_20_Contents">R$ 429,00</text:p>
          </table:table-cell>
          <table:table-cell table:style-name="Tabela1.B2" office:value-type="string">
            <text:p text:style-name="Table_20_Contents">R$ 50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2NUCLEOS-4THREADS-GRAFICOS-BX80701G6400/dp/B0883NSYG1?&amp;linkCode=ll1&amp;tag=grafico01-20&amp;linkId=b924546ffd3f26b28fa0dca097ea583c&amp;language=pt_BR&amp;ref_=as_li_ss_tl" text:style-name="Internet_20_link" text:visited-style-name="Visited_20_Internet_20_Link"><text:span text:style-name="T1">Pentium G6400</text:span></text:a><text:a xlink:type="simple" xlink:href="https://www.amazon.com.br/PROCESSADOR-2NUCLEOS-4THREADS-GRAFICOS-BX80701G6400/dp/B0883NSYG1?&amp;linkCode=ll1&amp;tag=grafico01-20&amp;linkId=b924546ffd3f26b28fa0dca097ea583c&amp;language=pt_BR&amp;ref_=as_li_ss_tl" text:style-name="Internet_20_link" text:visited-style-name="Visited_20_Internet_20_Link"> - Intel PROCESSADOR PENTIUM GOLD G6400 4.0GHZ 2NUCLEOS 4THREADS 4MB CACHE GRAFICOS UHD 610 LGA 1200 BX80701G6400</text:a></text:p>
          </table:table-cell>
          <table:table-cell table:style-name="Tabela1.B2" office:value-type="string">
            <text:p text:style-name="Table_20_Contents">R$ 429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3-4100-4-core-8-threads-3-8ghz-4-0ghz-turbo-cache-6mb-am4-100-100000510mpk/" text:style-name="Internet_20_link" text:visited-style-name="Visited_20_Internet_20_Link"><text:span text:style-name="T1">Ryzen 3 4100</text:span></text:a><text:a xlink:type="simple" xlink:href="https://www.guerradigital.com.br/produtos/amd-ryzen-3-4100-4-core-8-threads-3-8ghz-4-0ghz-turbo-cache-6mb-am4-100-100000510mpk/" text:style-name="Internet_20_link" text:visited-style-name="Visited_20_Internet_20_Link"> - AMD Ryzen 3 4100, 4-Core, 8-Threads, 3.8GHZ (4.0Ghz Turbo), Cache 6MB, AM4 (100-100000510MPK)</text:a></text:p>
          </table:table-cell>
          <table:table-cell table:style-name="Tabela1.B2" office:value-type="string">
            <text:p text:style-name="Table_20_Contents">R$ 429,14</text:p>
          </table:table-cell>
          <table:table-cell table:style-name="Tabela1.B2" office:value-type="string">
            <text:p text:style-name="Table_20_Contents">R$ 498,96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45259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345259?awc=17729_1662751524_6df251c06c7f23694f0b7dae4d7eb8a5&amp;utm_source=AWIN&amp;utm_medium=AFILIADOS&amp;utm_term=935027" text:style-name="Internet_20_link" text:visited-style-name="Visited_20_Internet_20_Link"> - Processador Intel Core I3-10100F, 3.60GHz, LGA 1200, OEM</text:a></text:p>
          </table:table-cell>
          <table:table-cell table:style-name="Tabela1.B2" office:value-type="string">
            <text:p text:style-name="Table_20_Contents">R$ 433,29</text:p>
          </table:table-cell>
          <table:table-cell table:style-name="Tabela1.B2" office:value-type="string">
            <text:p text:style-name="Table_20_Contents">R$ 509,7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6324/processador-intel-core-i3-10100f-360ghz-430ghz-turbo-10-geracao-4-cores-8-threads-lga-1200-s-video-bx8070110100f?p=1360309" text:style-name="Internet_20_link" text:visited-style-name="Visited_20_Internet_20_Link"><text:span text:style-name="T1">Core i3 10100F</text:span></text:a><text:a xlink:type="simple" xlink:href="https://www.terabyteshop.com.br/produto/16324/processador-intel-core-i3-10100f-360ghz-430ghz-turbo-10-geracao-4-cores-8-threads-lga-1200-s-video-bx8070110100f?p=1360309" text:style-name="Internet_20_link" text:visited-style-name="Visited_20_Internet_20_Link"> - Processador Intel Core I3 10100F 3.60GHz (4.30GHz Turbo), 10ª Geração, 4-Cores 8-Threads, LGA 1200, S/ Ví</text:a></text:p>
          </table:table-cell>
          <table:table-cell table:style-name="Tabela1.B2" office:value-type="string">
            <text:p text:style-name="Table_20_Contents">R$ 449,00</text:p>
          </table:table-cell>
          <table:table-cell table:style-name="Tabela1.B2" office:value-type="string">
            <text:p text:style-name="Table_20_Contents">R$ 52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5440/processador-amd-ryzen-3-4100-38ghz-40ghz-turbo-4-cores-8-threads-cooler-wraith-stealth-am4-100-100000510box?p=1360309" text:style-name="Internet_20_link" text:visited-style-name="Visited_20_Internet_20_Link"><text:span text:style-name="T1">Ryzen 3 4100</text:span></text:a><text:a xlink:type="simple" xlink:href="https://www.terabyteshop.com.br/produto/25440/processador-amd-ryzen-3-4100-38ghz-40ghz-turbo-4-cores-8-threads-cooler-wraith-stealth-am4-100-100000510box?p=1360309" text:style-name="Internet_20_link" text:visited-style-name="Visited_20_Internet_20_Link"> - Processador AMD Ryzen 3 4100 3.8GHz (4.0GHz Turbo), 4-Cores 8-Threads, Cooler Wraith Stealth, AM4, 100-10</text:a></text:p>
          </table:table-cell>
          <table:table-cell table:style-name="Tabela1.B2" office:value-type="string">
            <text:p text:style-name="Table_20_Contents">R$ 449,00</text:p>
          </table:table-cell>
          <table:table-cell table:style-name="Tabela1.B2" office:value-type="string">
            <text:p text:style-name="Table_20_Contents">R$ 52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3-10100f-4-core-8-threads-3-6ghz-4-3ghz-turbo-cache-6mb-lga1200-bx8070110100f" text:style-name="Internet_20_link" text:visited-style-name="Visited_20_Internet_20_Link"><text:span text:style-name="T1">Core i3 10100F</text:span></text:a><text:a xlink:type="simple" xlink:href="https://www.pichau.com.br/processador-intel-core-i3-10100f-4-core-8-threads-3-6ghz-4-3ghz-turbo-cache-6mb-lga1200-bx8070110100f" text:style-name="Internet_20_link" text:visited-style-name="Visited_20_Internet_20_Link"> - Processador Intel Core i3-10100F, 4-Core, 8-Threads, 3.6Ghz (4.3Ghz Turbo), Cache 6MB, LGA1200, BX8070110100F</text:a></text:p>
          </table:table-cell>
          <table:table-cell table:style-name="Tabela1.B2" office:value-type="string">
            <text:p text:style-name="Table_20_Contents">R$ 449,99</text:p>
          </table:table-cell>
          <table:table-cell table:style-name="Tabela1.B2" office:value-type="string">
            <text:p text:style-name="Table_20_Contents">R$ 529,40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57485?awc=17729_1662751524_6df251c06c7f23694f0b7dae4d7eb8a5&amp;utm_source=AWIN&amp;utm_medium=AFILIADOS&amp;utm_term=935027" text:style-name="Internet_20_link" text:visited-style-name="Visited_20_Internet_20_Link"><text:span text:style-name="T1">Ryzen 3 4100</text:span></text:a><text:a xlink:type="simple" xlink:href="https://www.kabum.com.br/produto/357485?awc=17729_1662751524_6df251c06c7f23694f0b7dae4d7eb8a5&amp;utm_source=AWIN&amp;utm_medium=AFILIADOS&amp;utm_term=935027" text:style-name="Internet_20_link" text:visited-style-name="Visited_20_Internet_20_Link"> - Processador AMD Ryzen 3 4100, 4.0GHz, Cache 6MB, AM4, Wraith Stealth, Sem Ví­deo Integrado - 100-100000510BOX</text:a></text:p>
          </table:table-cell>
          <table:table-cell table:style-name="Tabela1.B2" office:value-type="string">
            <text:p text:style-name="Table_20_Contents">R$ 458,92</text:p>
          </table:table-cell>
          <table:table-cell table:style-name="Tabela1.B2" office:value-type="string">
            <text:p text:style-name="Table_20_Contents">R$ 53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3-10100f-6mb-3-6ghz-4-3ghz-lga-1200-bx8070110100f-p991476" text:style-name="Internet_20_link" text:visited-style-name="Visited_20_Internet_20_Link"><text:span text:style-name="T1">Core i3 10100F</text:span></text:a><text:a xlink:type="simple" xlink:href="https://www.inpower.com.br/processador-intel-core-i3-10100f-6mb-3-6ghz-4-3ghz-lga-1200-bx8070110100f-p991476" text:style-name="Internet_20_link" text:visited-style-name="Visited_20_Internet_20_Link"> - Processador Intel Core i3-10100F 6MB 3.6GHz - 4.3Ghz LGA ...</text:a></text:p>
          </table:table-cell>
          <table:table-cell table:style-name="Tabela1.B2" office:value-type="string">
            <text:p text:style-name="Table_20_Contents">R$ 479,00</text:p>
          </table:table-cell>
          <table:table-cell table:style-name="Tabela1.B2" office:value-type="string">
            <text:p text:style-name="Table_20_Contents">R$ 532,22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2821?awc=17729_1662751524_6df251c06c7f23694f0b7dae4d7eb8a5&amp;utm_source=AWIN&amp;utm_medium=AFILIADOS&amp;utm_term=935027" text:style-name="Internet_20_link" text:visited-style-name="Visited_20_Internet_20_Link"><text:span text:style-name="T1">Pentium G6400</text:span></text:a><text:a xlink:type="simple" xlink:href="https://www.kabum.com.br/produto/162821?awc=17729_1662751524_6df251c06c7f23694f0b7dae4d7eb8a5&amp;utm_source=AWIN&amp;utm_medium=AFILIADOS&amp;utm_term=935027" text:style-name="Internet_20_link" text:visited-style-name="Visited_20_Internet_20_Link"> - Processador Intel Pentium Gold G6400 - BX80701G6400</text:a></text:p>
          </table:table-cell>
          <table:table-cell table:style-name="Tabela1.B2" office:value-type="string">
            <text:p text:style-name="Table_20_Contents">R$ 479,51</text:p>
          </table:table-cell>
          <table:table-cell table:style-name="Tabela1.B2" office:value-type="string">
            <text:p text:style-name="Table_20_Contents">R$ 544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3-10100f-cache-6mb-430-ghz-lga-1200-bx8070110100f" text:style-name="Internet_20_link" text:visited-style-name="Visited_20_Internet_20_Link"><text:span text:style-name="T1">Core i3 10100F</text:span></text:a><text:a xlink:type="simple" xlink:href="https://patoloco.com.br/processador-intel-core-i3-10100f-cache-6mb-430-ghz-lga-1200-bx8070110100f" text:style-name="Internet_20_link" text:visited-style-name="Visited_20_Internet_20_Link"> - Processador Intel Core i3-10100F, Cache 6MB, 4.30 GHz, LGA 1200 - BX8070110100F</text:a></text:p>
          </table:table-cell>
          <table:table-cell table:style-name="Tabela1.B2" office:value-type="string">
            <text:p text:style-name="Table_20_Contents">R$ 488,68</text:p>
          </table:table-cell>
          <table:table-cell table:style-name="Tabela1.B2" office:value-type="string">
            <text:p text:style-name="Table_20_Contents">R$ 574,92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1277/processador-amd-ryzen-5-4500-36ghz-41ghz-turbo-6-cores-12-threads-cooler-wraith-stealth-am4-100-100000644box?p=1360309" text:style-name="Internet_20_link" text:visited-style-name="Visited_20_Internet_20_Link"><text:span text:style-name="T1">Ryzen 5 4500</text:span></text:a><text:a xlink:type="simple" xlink:href="https://www.terabyteshop.com.br/produto/21277/processador-amd-ryzen-5-4500-36ghz-41ghz-turbo-6-cores-12-threads-cooler-wraith-stealth-am4-100-100000644box?p=1360309" text:style-name="Internet_20_link" text:visited-style-name="Visited_20_Internet_20_Link"> - Processador AMD Ryzen 5 4500 3.6GHz (4.1GHz Turbo), 6-Cores 12-Threads, Cooler Wraith Stealth, AM4, 100-1</text:a></text:p>
          </table:table-cell>
          <table:table-cell table:style-name="Tabela1.B2" office:value-type="string">
            <text:p text:style-name="Table_20_Contents">R$ 489,90</text:p>
          </table:table-cell>
          <table:table-cell table:style-name="Tabela1.B2" office:value-type="string">
            <text:p text:style-name="Table_20_Contents">R$ 57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5-4500-6-core-12-threads-3-6ghz-4-1ghz-turbo-cache-11mb-am4-100-100000644box" text:style-name="Internet_20_link" text:visited-style-name="Visited_20_Internet_20_Link"><text:span text:style-name="T1">Ryzen 5 4500</text:span></text:a><text:a xlink:type="simple" xlink:href="https://www.pichau.com.br/processador-amd-ryzen-5-4500-6-core-12-threads-3-6ghz-4-1ghz-turbo-cache-11mb-am4-100-100000644box" text:style-name="Internet_20_link" text:visited-style-name="Visited_20_Internet_20_Link"> - Processador AMD Ryzen 5 4500, 6-Core, 12-Threads, 3.6GHz (4.1GHz Turbo), Cache 11MB, AM4, 100-100000644BOX</text:a></text:p>
          </table:table-cell>
          <table:table-cell table:style-name="Tabela1.B2" office:value-type="string">
            <text:p text:style-name="Table_20_Contents">R$ 489,90</text:p>
          </table:table-cell>
          <table:table-cell table:style-name="Tabela1.B2" office:value-type="string">
            <text:p text:style-name="Table_20_Contents">R$ 576,35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58284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158284?awc=17729_1662751524_6df251c06c7f23694f0b7dae4d7eb8a5&amp;utm_source=AWIN&amp;utm_medium=AFILIADOS&amp;utm_term=935027" text:style-name="Internet_20_link" text:visited-style-name="Visited_20_Internet_20_Link"> - Processador Intel Core I3-10100F, 3.60GHz (4.30GHz Turbo), Cache 6MB, LGA 1200 - BX8070110100F</text:a></text:p>
          </table:table-cell>
          <table:table-cell table:style-name="Tabela1.B2" office:value-type="string">
            <text:p text:style-name="Table_20_Contents">R$ 493,01</text:p>
          </table:table-cell>
          <table:table-cell table:style-name="Tabela1.B2" office:value-type="string">
            <text:p text:style-name="Table_20_Contents">R$ 580,0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02248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102248?awc=17729_1662751524_6df251c06c7f23694f0b7dae4d7eb8a5&amp;utm_source=AWIN&amp;utm_medium=AFILIADOS&amp;utm_term=935027" text:style-name="Internet_20_link" text:visited-style-name="Visited_20_Internet_20_Link"> - Processador AMD Ryzen 3 3200G, 3.6GHz (4GHz Max Turbo), Cache 4MB, Quad Core, 4 Threads, AM4 - YD3200C5FHBOX</text:a></text:p>
          </table:table-cell>
          <table:table-cell table:style-name="Tabela1.B2" office:value-type="string">
            <text:p text:style-name="Table_20_Contents">R$ 493,99</text:p>
          </table:table-cell>
          <table:table-cell table:style-name="Tabela1.B2" office:value-type="string">
            <text:p text:style-name="Table_20_Contents">R$ 577,7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3-10100f-360-ghz-6mb-cache-lga1200" text:style-name="Internet_20_link" text:visited-style-name="Visited_20_Internet_20_Link"><text:span text:style-name="T1">Core i3 10100F</text:span></text:a><text:a xlink:type="simple" xlink:href="https://www.fgtec.com.br/processador-intel-core-i3-10100f-360-ghz-6mb-cache-lga1200" text:style-name="Internet_20_link" text:visited-style-name="Visited_20_Internet_20_Link"> - Processador Intel Core i3-10100F 3.60 GHz 6MB Cache LGA1200 - BX8070110100F</text:a></text:p>
          </table:table-cell>
          <table:table-cell table:style-name="Tabela1.B2" office:value-type="string">
            <text:p text:style-name="Table_20_Contents">R$ 499,80</text:p>
          </table:table-cell>
          <table:table-cell table:style-name="Tabela1.B2" office:value-type="string">
            <text:p text:style-name="Table_20_Contents">R$ 58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3-4100-38-ghz-8mb-cache-am4-100-1000000510box" text:style-name="Internet_20_link" text:visited-style-name="Visited_20_Internet_20_Link"><text:span text:style-name="T1">Ryzen 3 4100</text:span></text:a><text:a xlink:type="simple" xlink:href="https://www.fgtec.com.br/processador-amd-ryzen-3-4100-38-ghz-8mb-cache-am4-100-1000000510box" text:style-name="Internet_20_link" text:visited-style-name="Visited_20_Internet_20_Link"> - Processador AMD Ryzen 3 4100 3.8 GHz 8MB Cache AM4 - 100-1000000510BOX</text:a></text:p>
          </table:table-cell>
          <table:table-cell table:style-name="Tabela1.B2" office:value-type="string">
            <text:p text:style-name="Table_20_Contents">R$ 499,80</text:p>
          </table:table-cell>
          <table:table-cell table:style-name="Tabela1.B2" office:value-type="string">
            <text:p text:style-name="Table_20_Contents">R$ 588,00</text:p>
          </table:table-cell>
          <table:table-cell table:style-name="Tabela1.B2" office:value-type="string">
            <text:p text:style-name="Table_20_Contents">FGTec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fgtec.com.br/processador-amd-ryzen-3-4100-38-ghz-8mb-cache-am4-oem-100-1000000510mpk" text:style-name="Internet_20_link" text:visited-style-name="Visited_20_Internet_20_Link"><text:span text:style-name="T1">Ryzen 3 4100</text:span></text:a><text:a xlink:type="simple" xlink:href="https://www.fgtec.com.br/processador-amd-ryzen-3-4100-38-ghz-8mb-cache-am4-oem-100-1000000510mpk" text:style-name="Internet_20_link" text:visited-style-name="Visited_20_Internet_20_Link"> - Processador AMD Ryzen 3 4100 3.8 GHz 8MB Cache AM4 (OEM) 100-1000000510MPK</text:a></text:p>
          </table:table-cell>
          <table:table-cell table:style-name="Tabela1.B2" office:value-type="string">
            <text:p text:style-name="Table_20_Contents">R$ 499,80</text:p>
          </table:table-cell>
          <table:table-cell table:style-name="Tabela1.B2" office:value-type="string">
            <text:p text:style-name="Table_20_Contents">R$ 58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pentium-gold-g6400-4ghz-4mb-cache-lga1200" text:style-name="Internet_20_link" text:visited-style-name="Visited_20_Internet_20_Link"><text:span text:style-name="T1">Pentium G6400</text:span></text:a><text:a xlink:type="simple" xlink:href="https://www.fgtec.com.br/processador-intel-core-pentium-gold-g6400-4ghz-4mb-cache-lga1200" text:style-name="Internet_20_link" text:visited-style-name="Visited_20_Internet_20_Link"> - Processador Intel Core Pentium Gold G6400 4GHz 4MB Cache - LGA1200</text:a></text:p>
          </table:table-cell>
          <table:table-cell table:style-name="Tabela1.B2" office:value-type="string">
            <text:p text:style-name="Table_20_Contents">R$ 499,80</text:p>
          </table:table-cell>
          <table:table-cell table:style-name="Tabela1.B2" office:value-type="string">
            <text:p text:style-name="Table_20_Contents">R$ 58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3-3200g-36-ghz-40ghz-turbo-cradeon-vega-8-am4" text:style-name="Internet_20_link" text:visited-style-name="Visited_20_Internet_20_Link"><text:span text:style-name="T1">Ryzen 3 3200G</text:span></text:a><text:a xlink:type="simple" xlink:href="https://www.fgtec.com.br/processador-amd-ryzen-3-3200g-36-ghz-40ghz-turbo-cradeon-vega-8-am4" text:style-name="Internet_20_link" text:visited-style-name="Visited_20_Internet_20_Link"> - Processador AMD Ryzen 3 3200G 3.6 GHz (4.0GHz Turbo) c/Radeon Vega 8 - AM4</text:a></text:p>
          </table:table-cell>
          <table:table-cell table:style-name="Tabela1.B2" office:value-type="string">
            <text:p text:style-name="Table_20_Contents">R$ 499,80</text:p>
          </table:table-cell>
          <table:table-cell table:style-name="Tabela1.B2" office:value-type="string">
            <text:p text:style-name="Table_20_Contents">R$ 58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3-10100f-360ghz-430ghz-turbo-10a-geracao-4-cores-8-threads-lga-1200-bx807011010" text:style-name="Internet_20_link" text:visited-style-name="Visited_20_Internet_20_Link"><text:span text:style-name="T1">Core i3 10100F</text:span></text:a><text:a xlink:type="simple" xlink:href="https://www.alligatorshop.com.br/processador-intel-core-i3-10100f-360ghz-430ghz-turbo-10a-geracao-4-cores-8-threads-lga-1200-bx807011010" text:style-name="Internet_20_link" text:visited-style-name="Visited_20_Internet_20_Link"> - Processador Intel Core i3 10100F 3.60GHz (4.30GHz Turbo) 10ª Geração 4-Cores 8-Threads LGA 1200 BX8070110100F</text:a></text:p>
          </table:table-cell>
          <table:table-cell table:style-name="Tabela1.B2" office:value-type="string">
            <text:p text:style-name="Table_20_Contents">R$ 499,90</text:p>
          </table:table-cell>
          <table:table-cell table:style-name="Tabela1.B2" office:value-type="string">
            <text:p text:style-name="Table_20_Contents">R$ 588,12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58374?awc=17729_1662751524_6df251c06c7f23694f0b7dae4d7eb8a5&amp;utm_source=AWIN&amp;utm_medium=AFILIADOS&amp;utm_term=935027" text:style-name="Internet_20_link" text:visited-style-name="Visited_20_Internet_20_Link"><text:span text:style-name="T1">Ryzen 5 4500</text:span></text:a><text:a xlink:type="simple" xlink:href="https://www.kabum.com.br/produto/358374?awc=17729_1662751524_6df251c06c7f23694f0b7dae4d7eb8a5&amp;utm_source=AWIN&amp;utm_medium=AFILIADOS&amp;utm_term=935027" text:style-name="Internet_20_link" text:visited-style-name="Visited_20_Internet_20_Link"> - Processador AMD Ryzen 5 4500, 3.6GHz, Cache 11MB, Hexa Core, 12 Threads, AM4 - 100100000644BOX</text:a></text:p>
          </table:table-cell>
          <table:table-cell table:style-name="Tabela1.B2" office:value-type="string">
            <text:p text:style-name="Table_20_Contents">R$ 503,12</text:p>
          </table:table-cell>
          <table:table-cell table:style-name="Tabela1.B2" office:value-type="string">
            <text:p text:style-name="Table_20_Contents">R$ 591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3-10100f-36ghz43ghz-comet-lake-6mb-cache-lga-1200-bx8070110100f.html" text:style-name="Internet_20_link" text:visited-style-name="Visited_20_Internet_20_Link"><text:span text:style-name="T1">Core i3 10100F</text:span></text:a><text:a xlink:type="simple" xlink:href="https://www.gkinfostore.com.br/processador-intel-core-i3-10100f-36ghz43ghz-comet-lake-6mb-cache-lga-1200-bx8070110100f.html" text:style-name="Internet_20_link" text:visited-style-name="Visited_20_Internet_20_Link"> - Processador Intel Core I3 10100F 3.6Ghz@4.3Ghz Comet Lake 6MB Cache LGA 1200 - BX8070110100F</text:a></text:p>
          </table:table-cell>
          <table:table-cell table:style-name="Tabela1.B2" office:value-type="string">
            <text:p text:style-name="Table_20_Contents">R$ 519,99</text:p>
          </table:table-cell>
          <table:table-cell table:style-name="Tabela1.B2" office:value-type="string">
            <text:p text:style-name="Table_20_Contents">R$ 611,75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4-Ryzen-3-3200G/dp/B07STGHZK8?&amp;linkCode=ll1&amp;tag=grafico01-20&amp;linkId=b924546ffd3f26b28fa0dca097ea583c&amp;language=pt_BR&amp;ref_=as_li_ss_tl" text:style-name="Internet_20_link" text:visited-style-name="Visited_20_Internet_20_Link"><text:span text:style-name="T1">Ryzen 3 3200G</text:span></text:a><text:a xlink:type="simple" xlink:href="https://www.amazon.com.br/Processador-AM4-Ryzen-3-3200G/dp/B07STGHZK8?&amp;linkCode=ll1&amp;tag=grafico01-20&amp;linkId=b924546ffd3f26b28fa0dca097ea583c&amp;language=pt_BR&amp;ref_=as_li_ss_tl" text:style-name="Internet_20_link" text:visited-style-name="Visited_20_Internet_20_Link"> - Processador AM4 Ryzen 3 3200G</text:a></text:p>
          </table:table-cell>
          <table:table-cell table:style-name="Tabela1.B2" office:value-type="string">
            <text:p text:style-name="Table_20_Contents">R$ 520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74988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174988?awc=17729_1662751524_6df251c06c7f23694f0b7dae4d7eb8a5&amp;utm_source=AWIN&amp;utm_medium=AFILIADOS&amp;utm_term=935027" text:style-name="Internet_20_link" text:visited-style-name="Visited_20_Internet_20_Link"> - Processador Intel Core I3 10100F, 3.6GHz (4.3GHz Turbo)</text:a></text:p>
          </table:table-cell>
          <table:table-cell table:style-name="Tabela1.B2" office:value-type="string">
            <text:p text:style-name="Table_20_Contents">R$ 526,18</text:p>
          </table:table-cell>
          <table:table-cell table:style-name="Tabela1.B2" office:value-type="string">
            <text:p text:style-name="Table_20_Contents">R$ 553,8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pentium-gold-g7400-2-core-4-threads-3-7ghz-cache-6mb-lga1700-bx80715g7400" text:style-name="Internet_20_link" text:visited-style-name="Visited_20_Internet_20_Link"><text:span text:style-name="T1">Pentium G7400</text:span></text:a><text:a xlink:type="simple" xlink:href="https://www.pichau.com.br/processador-intel-pentium-gold-g7400-2-core-4-threads-3-7ghz-cache-6mb-lga1700-bx80715g7400" text:style-name="Internet_20_link" text:visited-style-name="Visited_20_Internet_20_Link"> - Processador Intel Pentium Gold G7400, 2-Core, 4-Threads, 3.7GHz, Cache 6MB, LGA1700, BX80715G7400</text:a></text:p>
          </table:table-cell>
          <table:table-cell table:style-name="Tabela1.B2" office:value-type="string">
            <text:p text:style-name="Table_20_Contents">R$ 529,99</text:p>
          </table:table-cell>
          <table:table-cell table:style-name="Tabela1.B2" office:value-type="string">
            <text:p text:style-name="Table_20_Contents">R$ 623,52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5-4500-cache-11mb-3-6ghz-4-1ghz-max-turbo-am4-sem-video-100-100000644box/" text:style-name="Internet_20_link" text:visited-style-name="Visited_20_Internet_20_Link"><text:span text:style-name="T1">Ryzen 5 4500</text:span></text:a><text:a xlink:type="simple" xlink:href="https://www.guerradigital.com.br/produtos/amd-ryzen-5-4500-cache-11mb-3-6ghz-4-1ghz-max-turbo-am4-sem-video-100-100000644box/" text:style-name="Internet_20_link" text:visited-style-name="Visited_20_Internet_20_Link"> - AMD Ryzen 5 4500, Cachê 11MB, 3.6GHz (4.1GHz Max Turbo), AM4, Sem Vídeo (100-100000644BOX)</text:a></text:p>
          </table:table-cell>
          <table:table-cell table:style-name="Tabela1.B2" office:value-type="string">
            <text:p text:style-name="Table_20_Contents">R$ 559,00</text:p>
          </table:table-cell>
          <table:table-cell table:style-name="Tabela1.B2" office:value-type="string">
            <text:p text:style-name="Table_20_Contents">R$ 650,04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i3-10100f-lga-1200-10-geracao-intel/p/fe8j8b4k6b/in/prsd/" text:style-name="Internet_20_link" text:visited-style-name="Visited_20_Internet_20_Link"><text:span text:style-name="T1">Core i3 10100F</text:span></text:a><text:a xlink:type="simple" xlink:href="https://www.magazinevoce.com.br/magazinegpubrasil/processador-i3-10100f-lga-1200-10-geracao-intel/p/fe8j8b4k6b/in/prsd/" text:style-name="Internet_20_link" text:visited-style-name="Visited_20_Internet_20_Link"> - Processador I3-10100F Lga 1200 10 Geração Intel</text:a></text:p>
          </table:table-cell>
          <table:table-cell table:style-name="Tabela1.B2" office:value-type="string">
            <text:p text:style-name="Table_20_Contents">R$ 561,79</text:p>
          </table:table-cell>
          <table:table-cell table:style-name="Tabela1.B2" office:value-type="string">
            <text:p text:style-name="Table_20_Contents">R$ 591,36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14339?awc=17729_1662751524_6df251c06c7f23694f0b7dae4d7eb8a5&amp;utm_source=AWIN&amp;utm_medium=AFILIADOS&amp;utm_term=935027" text:style-name="Internet_20_link" text:visited-style-name="Visited_20_Internet_20_Link"><text:span text:style-name="T1">Ryzen 5 3500</text:span></text:a><text:a xlink:type="simple" xlink:href="https://www.kabum.com.br/produto/214339?awc=17729_1662751524_6df251c06c7f23694f0b7dae4d7eb8a5&amp;utm_source=AWIN&amp;utm_medium=AFILIADOS&amp;utm_term=935027" text:style-name="Internet_20_link" text:visited-style-name="Visited_20_Internet_20_Link"> - Processador AMD Ryzen 5 3500, 3.6GHz (4.1GHz Turbo), Hexa Core, 6 Threads, AM4, TDP 65W - 100-100000050MPK</text:a></text:p>
          </table:table-cell>
          <table:table-cell table:style-name="Tabela1.B2" office:value-type="string">
            <text:p text:style-name="Table_20_Contents">R$ 565,95</text:p>
          </table:table-cell>
          <table:table-cell table:style-name="Tabela1.B2" office:value-type="string">
            <text:p text:style-name="Table_20_Contents">R$ 565,9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amd-ryzen-5-3600-35mb-3-6-4-2ghz-am4-100100000031sbx-p986215" text:style-name="Internet_20_link" text:visited-style-name="Visited_20_Internet_20_Link"><text:span text:style-name="T1">Ryzen 5 3600</text:span></text:a><text:a xlink:type="simple" xlink:href="https://www.inpower.com.br/processador-amd-ryzen-5-3600-35mb-3-6-4-2ghz-am4-100100000031sbx-p986215" text:style-name="Internet_20_link" text:visited-style-name="Visited_20_Internet_20_Link"> - Processador AMD Ryzen 5 3600 35MB 3.6 - 4.2GHz AM4 100100...</text:a></text:p>
          </table:table-cell>
          <table:table-cell table:style-name="Tabela1.B2" office:value-type="string">
            <text:p text:style-name="Table_20_Contents">R$ 569,00</text:p>
          </table:table-cell>
          <table:table-cell table:style-name="Tabela1.B2" office:value-type="string">
            <text:p text:style-name="Table_20_Contents">R$ 632,22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20799?awc=17729_1662751524_6df251c06c7f23694f0b7dae4d7eb8a5&amp;utm_source=AWIN&amp;utm_medium=AFILIADOS&amp;utm_term=935027" text:style-name="Internet_20_link" text:visited-style-name="Visited_20_Internet_20_Link"><text:span text:style-name="T1">Ryzen 5 5500</text:span></text:a><text:a xlink:type="simple" xlink:href="https://www.kabum.com.br/produto/320799?awc=17729_1662751524_6df251c06c7f23694f0b7dae4d7eb8a5&amp;utm_source=AWIN&amp;utm_medium=AFILIADOS&amp;utm_term=935027" text:style-name="Internet_20_link" text:visited-style-name="Visited_20_Internet_20_Link"> - Processador AMD Ryzen 5 5500, 3.6GHz (4.2GHz Max Turbo), Cache 19MB, AM4, Sem Vídeo - 100-100000457BOX</text:a></text:p>
          </table:table-cell>
          <table:table-cell table:style-name="Tabela1.B2" office:value-type="string">
            <text:p text:style-name="Table_20_Contents">R$ 569,03</text:p>
          </table:table-cell>
          <table:table-cell table:style-name="Tabela1.B2" office:value-type="string">
            <text:p text:style-name="Table_20_Contents">R$ 665,5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93621?awc=17729_1662751524_6df251c06c7f23694f0b7dae4d7eb8a5&amp;utm_source=AWIN&amp;utm_medium=AFILIADOS&amp;utm_term=935027" text:style-name="Internet_20_link" text:visited-style-name="Visited_20_Internet_20_Link"><text:span text:style-name="T1">Ryzen 5 3600</text:span></text:a><text:a xlink:type="simple" xlink:href="https://www.kabum.com.br/produto/393621?awc=17729_1662751524_6df251c06c7f23694f0b7dae4d7eb8a5&amp;utm_source=AWIN&amp;utm_medium=AFILIADOS&amp;utm_term=935027" text:style-name="Internet_20_link" text:visited-style-name="Visited_20_Internet_20_Link"> - Processador AMD Ryzen 5 3600, 3.6GHz - 4.2GHz Max Turbo, Cache 32MB, AM4, Sem Vídeo - 100-100000031SBX</text:a></text:p>
          </table:table-cell>
          <table:table-cell table:style-name="Tabela1.B2" office:value-type="string">
            <text:p text:style-name="Table_20_Contents">R$ 569,24</text:p>
          </table:table-cell>
          <table:table-cell table:style-name="Tabela1.B2" office:value-type="string">
            <text:p text:style-name="Table_20_Contents">R$ 669,6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83719?awc=17729_1662751524_6df251c06c7f23694f0b7dae4d7eb8a5&amp;utm_source=AWIN&amp;utm_medium=AFILIADOS&amp;utm_term=935027" text:style-name="Internet_20_link" text:visited-style-name="Visited_20_Internet_20_Link"><text:span text:style-name="T1">Core i3 12100F</text:span></text:a><text:a xlink:type="simple" xlink:href="https://www.kabum.com.br/produto/283719?awc=17729_1662751524_6df251c06c7f23694f0b7dae4d7eb8a5&amp;utm_source=AWIN&amp;utm_medium=AFILIADOS&amp;utm_term=935027" text:style-name="Internet_20_link" text:visited-style-name="Visited_20_Internet_20_Link"> - Processador Intel Core i3-12100F, 3.3GHz (4.3GHz Max Turbo), Cache 12MB, LGA 1700 - BX8071512100F</text:a></text:p>
          </table:table-cell>
          <table:table-cell table:style-name="Tabela1.B2" office:value-type="string">
            <text:p text:style-name="Table_20_Contents">R$ 570,00</text:p>
          </table:table-cell>
          <table:table-cell table:style-name="Tabela1.B2" office:value-type="string">
            <text:p text:style-name="Table_20_Contents">R$ 666,6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4100-3-8GHz-100-100000510BOX/dp/B09VCRQVWM?&amp;linkCode=ll1&amp;tag=grafico01-20&amp;linkId=b924546ffd3f26b28fa0dca097ea583c&amp;language=pt_BR&amp;ref_=as_li_ss_tl" text:style-name="Internet_20_link" text:visited-style-name="Visited_20_Internet_20_Link"><text:span text:style-name="T1">Ryzen 3 4100</text:span></text:a><text:a xlink:type="simple" xlink:href="https://www.amazon.com.br/PROCESSADOR-AMD-4100-3-8GHz-100-100000510BOX/dp/B09VCRQVWM?&amp;linkCode=ll1&amp;tag=grafico01-20&amp;linkId=b924546ffd3f26b28fa0dca097ea583c&amp;language=pt_BR&amp;ref_=as_li_ss_tl" text:style-name="Internet_20_link" text:visited-style-name="Visited_20_Internet_20_Link"> - PROCESSADOR AMD RYZEN 3 4100 3.8GHz (TURBO 4.0GHz) 4MB CACHE AM4 100-100000510BOX</text:a></text:p>
          </table:table-cell>
          <table:table-cell table:style-name="Tabela1.B2" office:value-type="string">
            <text:p text:style-name="Table_20_Contents">R$ 571,00</text:p>
          </table:table-cell>
          <table:table-cell table:style-name="Tabela1.B2" office:value-type="string">
            <text:p text:style-name="Table_20_Contents">R$ 571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9788?awc=17729_1662751524_6df251c06c7f23694f0b7dae4d7eb8a5&amp;utm_source=AWIN&amp;utm_medium=AFILIADOS&amp;utm_term=935027" text:style-name="Internet_20_link" text:visited-style-name="Visited_20_Internet_20_Link"><text:span text:style-name="T1">Pentium G6400</text:span></text:a><text:a xlink:type="simple" xlink:href="https://www.kabum.com.br/produto/169788?awc=17729_1662751524_6df251c06c7f23694f0b7dae4d7eb8a5&amp;utm_source=AWIN&amp;utm_medium=AFILIADOS&amp;utm_term=935027" text:style-name="Internet_20_link" text:visited-style-name="Visited_20_Internet_20_Link"> - Processador Intel Pentium Gold G6400, 4.00GHz, Cache 4MB, 4 Threads, LGA 1200</text:a></text:p>
          </table:table-cell>
          <table:table-cell table:style-name="Tabela1.B2" office:value-type="string">
            <text:p text:style-name="Table_20_Contents">R$ 574,24</text:p>
          </table:table-cell>
          <table:table-cell table:style-name="Tabela1.B2" office:value-type="string">
            <text:p text:style-name="Table_20_Contents">R$ 638,0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1591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161591?awc=17729_1662751524_6df251c06c7f23694f0b7dae4d7eb8a5&amp;utm_source=AWIN&amp;utm_medium=AFILIADOS&amp;utm_term=935027" text:style-name="Internet_20_link" text:visited-style-name="Visited_20_Internet_20_Link"> - Processador AMD Ryzen 3 3200G, 3.6GHz (4GHz Max Turbo), Cache 6MB, AM4 - </text:a><text:soft-page-break/><text:a xlink:type="simple" xlink:href="https://www.kabum.com.br/produto/161591?awc=17729_1662751524_6df251c06c7f23694f0b7dae4d7eb8a5&amp;utm_source=AWIN&amp;utm_medium=AFILIADOS&amp;utm_term=935027" text:style-name="Internet_20_link" text:visited-style-name="Visited_20_Internet_20_Link">YD3200C5FHBOX</text:a></text:p>
          </table:table-cell>
          <table:table-cell table:style-name="Tabela1.B2" office:value-type="string">
            <text:p text:style-name="Table_20_Contents">R$ 584,44</text:p>
          </table:table-cell>
          <table:table-cell table:style-name="Tabela1.B2" office:value-type="string">
            <text:p text:style-name="Table_20_Contents">R$ 584,4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12991?awc=17729_1662751524_6df251c06c7f23694f0b7dae4d7eb8a5&amp;utm_source=AWIN&amp;utm_medium=AFILIADOS&amp;utm_term=935027" text:style-name="Internet_20_link" text:visited-style-name="Visited_20_Internet_20_Link"><text:span text:style-name="T1">Core i5 10400F</text:span></text:a><text:a xlink:type="simple" xlink:href="https://www.kabum.com.br/produto/112991?awc=17729_1662751524_6df251c06c7f23694f0b7dae4d7eb8a5&amp;utm_source=AWIN&amp;utm_medium=AFILIADOS&amp;utm_term=935027" text:style-name="Internet_20_link" text:visited-style-name="Visited_20_Internet_20_Link"> - Processador Intel Core i5-10400F, 2.9GHz (4.3GHz Max Turbo), Cache 12MB, 6 Núcleos, 12 Threads, LGA 1200 - BX8070110400F</text:a></text:p>
          </table:table-cell>
          <table:table-cell table:style-name="Tabela1.B2" office:value-type="string">
            <text:p text:style-name="Table_20_Contents">R$ 589,00</text:p>
          </table:table-cell>
          <table:table-cell table:style-name="Tabela1.B2" office:value-type="string">
            <text:p text:style-name="Table_20_Contents">R$ 688,8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27442?awc=17729_1662751524_6df251c06c7f23694f0b7dae4d7eb8a5&amp;utm_source=AWIN&amp;utm_medium=AFILIADOS&amp;utm_term=935027" text:style-name="Internet_20_link" text:visited-style-name="Visited_20_Internet_20_Link"><text:span text:style-name="T1">Core i3 12100F</text:span></text:a><text:a xlink:type="simple" xlink:href="https://www.kabum.com.br/produto/327442?awc=17729_1662751524_6df251c06c7f23694f0b7dae4d7eb8a5&amp;utm_source=AWIN&amp;utm_medium=AFILIADOS&amp;utm_term=935027" text:style-name="Internet_20_link" text:visited-style-name="Visited_20_Internet_20_Link"> - Processador Intel I3-12100F, 3.3GHz, Cache 12MB, Quad Core, 8 Threads, LGA 1700 - BX8071512100F</text:a></text:p>
          </table:table-cell>
          <table:table-cell table:style-name="Tabela1.B2" office:value-type="string">
            <text:p text:style-name="Table_20_Contents">R$ 589,90</text:p>
          </table:table-cell>
          <table:table-cell table:style-name="Tabela1.B2" office:value-type="string">
            <text:p text:style-name="Table_20_Contents">R$ 655,4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33145?awc=17729_1662751524_6df251c06c7f23694f0b7dae4d7eb8a5&amp;utm_source=AWIN&amp;utm_medium=AFILIADOS&amp;utm_term=935027" text:style-name="Internet_20_link" text:visited-style-name="Visited_20_Internet_20_Link"><text:span text:style-name="T1">Ryzen 5 4600G</text:span></text:a><text:a xlink:type="simple" xlink:href="https://www.kabum.com.br/produto/333145?awc=17729_1662751524_6df251c06c7f23694f0b7dae4d7eb8a5&amp;utm_source=AWIN&amp;utm_medium=AFILIADOS&amp;utm_term=935027" text:style-name="Internet_20_link" text:visited-style-name="Visited_20_Internet_20_Link"> - Processador AMD Ryzen 5 4600G, 3.7GHz (4.2GHz Max Turbo), Cache 11MB, AM4, Vídeo Integrado - 100-100000147BOX</text:a></text:p>
          </table:table-cell>
          <table:table-cell table:style-name="Tabela1.B2" office:value-type="string">
            <text:p text:style-name="Table_20_Contents">R$ 597,54</text:p>
          </table:table-cell>
          <table:table-cell table:style-name="Tabela1.B2" office:value-type="string">
            <text:p text:style-name="Table_20_Contents">R$ 662,0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5-5500-6-core-12-threads-3-6ghz-4-2ghz-turbo-cache-19mb-am4-100-100000457box-br" text:style-name="Internet_20_link" text:visited-style-name="Visited_20_Internet_20_Link"><text:span text:style-name="T1">Ryzen 5 5500</text:span></text:a><text:a xlink:type="simple" xlink:href="https://www.pichau.com.br/processador-amd-ryzen-5-5500-6-core-12-threads-3-6ghz-4-2ghz-turbo-cache-19mb-am4-100-100000457box-br" text:style-name="Internet_20_link" text:visited-style-name="Visited_20_Internet_20_Link"> - Processador AMD Ryzen 5 5500, 6-Core, 12-Threads, 3.6GHz (4.2GHz Turbo), Cache 19MB, AM4, 100-100000457BOX-BR</text:a></text:p>
          </table:table-cell>
          <table:table-cell table:style-name="Tabela1.B2" office:value-type="string">
            <text:p text:style-name="Table_20_Contents">R$ 598,99</text:p>
          </table:table-cell>
          <table:table-cell table:style-name="Tabela1.B2" office:value-type="string">
            <text:p text:style-name="Table_20_Contents">R$ 704,69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782/processador-amd-ryzen-5-5500-36ghz-42ghz-turbo-6-cores-12-threads-cooler-wraith-stealth-am4-100-100000457box?p=1360309" text:style-name="Internet_20_link" text:visited-style-name="Visited_20_Internet_20_Link"><text:span text:style-name="T1">Ryzen 5 5500</text:span></text:a><text:a xlink:type="simple" xlink:href="https://www.terabyteshop.com.br/produto/20782/processador-amd-ryzen-5-5500-36ghz-42ghz-turbo-6-cores-12-threads-cooler-wraith-stealth-am4-100-100000457box?p=1360309" text:style-name="Internet_20_link" text:visited-style-name="Visited_20_Internet_20_Link"> - Processador AMD Ryzen 5 5500 3.6GHz (4.2GHz Turbo), 6-Cores 12-Threads, Cooler Wraith Stealth, AM4, Sem V</text:a></text:p>
          </table:table-cell>
          <table:table-cell table:style-name="Tabela1.B2" office:value-type="string">
            <text:p text:style-name="Table_20_Contents">R$ 599,00</text:p>
          </table:table-cell>
          <table:table-cell table:style-name="Tabela1.B2" office:value-type="string">
            <text:p text:style-name="Table_20_Contents">R$ 69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220/processador-intel-core-i3-12100f-33ghz-43ghz-turbo-12-geracao-4-cores-8-threads-lga-1700-bx8071512100f?p=1360309" text:style-name="Internet_20_link" text:visited-style-name="Visited_20_Internet_20_Link"><text:span text:style-name="T1">Core i3 12100F</text:span></text:a><text:a xlink:type="simple" xlink:href="https://www.terabyteshop.com.br/produto/20220/processador-intel-core-i3-12100f-33ghz-43ghz-turbo-12-geracao-4-cores-8-threads-lga-1700-bx8071512100f?p=1360309" text:style-name="Internet_20_link" text:visited-style-name="Visited_20_Internet_20_Link"> - Processador Intel Core I3 12100F 3.3GHz (4.3GHz Turbo), 12ª Geração, 4-Cores 8-Threads, LGA 1700, Com Coo</text:a></text:p>
          </table:table-cell>
          <table:table-cell table:style-name="Tabela1.B2" office:value-type="string">
            <text:p text:style-name="Table_20_Contents">R$ 599,00</text:p>
          </table:table-cell>
          <table:table-cell table:style-name="Tabela1.B2" office:value-type="string">
            <text:p text:style-name="Table_20_Contents">R$ 69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3-12100f-4-core-8-threads-3-3ghz-4-3ghz-turbo-cache-12mb-lga1700-bx8071512100f-br" text:style-name="Internet_20_link" text:visited-style-name="Visited_20_Internet_20_Link"><text:span text:style-name="T1">Core i3 12100F</text:span></text:a><text:a xlink:type="simple" xlink:href="https://www.pichau.com.br/processador-intel-core-i3-12100f-4-core-8-threads-3-3ghz-4-3ghz-turbo-cache-12mb-lga1700-bx8071512100f-br" text:style-name="Internet_20_link" text:visited-style-name="Visited_20_Internet_20_Link"> - Processador Intel Core i3-12100F, 4-Core, 8-Threads, 3.3GHz ( 4.3GHz Turbo), Cache 12MB, LGA1700, BX8071512100F-BR</text:a></text:p>
          </table:table-cell>
          <table:table-cell table:style-name="Tabela1.B2" office:value-type="string">
            <text:p text:style-name="Table_20_Contents">R$ 599,00</text:p>
          </table:table-cell>
          <table:table-cell table:style-name="Tabela1.B2" office:value-type="string">
            <text:p text:style-name="Table_20_Contents">R$ 704,71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5500-100100000457BOX/dp/B09VCJ171S?&amp;linkCode=ll1&amp;tag=grafico01-20&amp;linkId=b924546ffd3f26b28fa0dca097ea583c&amp;language=pt_BR&amp;ref_=as_li_ss_tl" text:style-name="Internet_20_link" text:visited-style-name="Visited_20_Internet_20_Link"><text:span text:style-name="T1">Ryzen 5 5500</text:span></text:a><text:a xlink:type="simple" xlink:href="https://www.amazon.com.br/Processador-AMD-Ryzen-5500-100100000457BOX/dp/B09VCJ171S?&amp;linkCode=ll1&amp;tag=grafico01-20&amp;linkId=b924546ffd3f26b28fa0dca097ea583c&amp;language=pt_BR&amp;ref_=as_li_ss_tl" text:style-name="Internet_20_link" text:visited-style-name="Visited_20_Internet_20_Link"> - Processador AMD Ryzen 5 5500 100100000457BOX, Cerâmica cinza</text:a></text:p>
          </table:table-cell>
          <table:table-cell table:style-name="Tabela1.B2" office:value-type="string">
            <text:p text:style-name="Table_20_Contents">R$ 608,00</text:p>
          </table:table-cell>
          <table:table-cell table:style-name="Tabela1.B2" office:value-type="string">
            <text:p text:style-name="Table_20_Contents">R$ 608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2097?awc=17729_1662751524_6df251c06c7f23694f0b7dae4d7eb8a5&amp;utm_source=AWIN&amp;utm_medium=AFILIADOS&amp;utm_term=935027" text:style-name="Internet_20_link" text:visited-style-name="Visited_20_Internet_20_Link"><text:span text:style-name="T1">Core i5 10400F</text:span></text:a><text:a xlink:type="simple" xlink:href="https://www.kabum.com.br/produto/162097?awc=17729_1662751524_6df251c06c7f23694f0b7dae4d7eb8a5&amp;utm_source=AWIN&amp;utm_medium=AFILIADOS&amp;utm_term=935027" text:style-name="Internet_20_link" text:visited-style-name="Visited_20_Internet_20_Link"> - Processador Intel Core I5-10400F, 2.90GHz (4.3GHz Turbo), Hexa Core, Cache 12MB, LGA 1200 - BX8070110400F</text:a></text:p>
          </table:table-cell>
          <table:table-cell table:style-name="Tabela1.B2" office:value-type="string">
            <text:p text:style-name="Table_20_Contents">R$ 613,90</text:p>
          </table:table-cell>
          <table:table-cell table:style-name="Tabela1.B2" office:value-type="string">
            <text:p text:style-name="Table_20_Contents">R$ 682,1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intel-core-i3-10100f-6mb-3-6ghz-bx8070110100f/p/hbad0k44kb/in/prsd/" text:style-name="Internet_20_link" text:visited-style-name="Visited_20_Internet_20_Link"><text:span text:style-name="T1">Core i3 10100F</text:span></text:a><text:a xlink:type="simple" xlink:href="https://www.magazinevoce.com.br/magazinegpubrasil/processador-intel-core-i3-10100f-6mb-3-6ghz-bx8070110100f/p/hbad0k44kb/in/prsd/" text:style-name="Internet_20_link" text:visited-style-name="Visited_20_Internet_20_Link"> - Processador Intel Core i3-10100F 6Mb 3.6Ghz - BX8070110100F</text:a></text:p>
          </table:table-cell>
          <table:table-cell table:style-name="Tabela1.B2" office:value-type="string">
            <text:p text:style-name="Table_20_Contents">R$ 616,73</text:p>
          </table:table-cell>
          <table:table-cell table:style-name="Tabela1.B2" office:value-type="string">
            <text:p text:style-name="Table_20_Contents">R$ 635,80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3-12100f-quad-core-alder-lake-33ghz-43ghz-12mb-cache-lga-1700-bx8071512100f.html" text:style-name="Internet_20_link" text:visited-style-name="Visited_20_Internet_20_Link"><text:span text:style-name="T1">Core i3 12100F</text:span></text:a><text:a xlink:type="simple" xlink:href="https://www.gkinfostore.com.br/processador-intel-core-i3-12100f-quad-core-alder-lake-33ghz-43ghz-12mb-cache-lga-1700-bx8071512100f.html" text:style-name="Internet_20_link" text:visited-style-name="Visited_20_Internet_20_Link"> - Processador Intel Core I3 12100F Quad-Core Alder Lake 3.3Ghz / 4.3Ghz 12MB Cache LGA 1700 - BX8071512100F</text:a></text:p>
          </table:table-cell>
          <table:table-cell table:style-name="Tabela1.B2" office:value-type="string">
            <text:p text:style-name="Table_20_Contents">R$ 619,00</text:p>
          </table:table-cell>
          <table:table-cell table:style-name="Tabela1.B2" office:value-type="string">
            <text:p text:style-name="Table_20_Contents">R$ 728,23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3676/processador-intel-core-i5-10400f-290ghz-430ghz-turbo-10-geracao-6-cores-12-threads-lga-1200-bx8070110400f?p=1360309" text:style-name="Internet_20_link" text:visited-style-name="Visited_20_Internet_20_Link"><text:span text:style-name="T1">Core i5 10400F</text:span></text:a><text:a xlink:type="simple" xlink:href="https://www.terabyteshop.com.br/produto/13676/processador-intel-core-i5-10400f-290ghz-430ghz-turbo-10-geracao-6-cores-12-threads-lga-1200-bx8070110400f?p=1360309" text:style-name="Internet_20_link" text:visited-style-name="Visited_20_Internet_20_Link"> - Processador Intel Core I5 10400F 2.90GHz (4.30GHz Turbo), 10ª Geração, 6-Cores 12-Threads, LGA 1200, BX80</text:a></text:p>
          </table:table-cell>
          <table:table-cell table:style-name="Tabela1.B2" office:value-type="string">
            <text:p text:style-name="Table_20_Contents">R$ 619,00</text:p>
          </table:table-cell>
          <table:table-cell table:style-name="Tabela1.B2" office:value-type="string">
            <text:p text:style-name="Table_20_Contents">R$ 72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0400f-6-core-12-threads-2-9ghz-4-3ghz-turbo-cache-12mb-lga1200-bx8070110400f-br" text:style-name="Internet_20_link" text:visited-style-name="Visited_20_Internet_20_Link"><text:span text:style-name="T1">Core i5 10400F</text:span></text:a><text:a xlink:type="simple" xlink:href="https://www.pichau.com.br/processador-intel-core-i5-10400f-6-core-12-threads-2-9ghz-4-3ghz-turbo-cache-12mb-lga1200-bx8070110400f-br" text:style-name="Internet_20_link" text:visited-style-name="Visited_20_Internet_20_Link"> - Processador Intel Core i5-10400F, 6-Core, 12-Threads, 2.9Ghz (4.3Ghz Turbo), Cache 12MB, LGA1200, BX8070110400F-BR</text:a></text:p>
          </table:table-cell>
          <table:table-cell table:style-name="Tabela1.B2" office:value-type="string">
            <text:p text:style-name="Table_20_Contents">R$ 619,99</text:p>
          </table:table-cell>
          <table:table-cell table:style-name="Tabela1.B2" office:value-type="string">
            <text:p text:style-name="Table_20_Contents">R$ 729,40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1317/processador-amd-ryzen-5-4600g-37ghz-42ghz-turbo-6-cores-12-threads-cooler-wraith-stealth-am4-100-100000147box?p=1360309" text:style-name="Internet_20_link" text:visited-style-name="Visited_20_Internet_20_Link"><text:span text:style-name="T1">Ryzen 5 4600G</text:span></text:a><text:a xlink:type="simple" xlink:href="https://www.terabyteshop.com.br/produto/21317/processador-amd-ryzen-5-4600g-37ghz-42ghz-turbo-6-cores-12-threads-cooler-wraith-stealth-am4-100-100000147box?p=1360309" text:style-name="Internet_20_link" text:visited-style-name="Visited_20_Internet_20_Link"> - Processador AMD Ryzen 5 4600G 3.7GHz (4.2GHz Turbo), 6-Cores 12-Threads, Cooler Wraith Stealth, AM4, 100-</text:a></text:p>
          </table:table-cell>
          <table:table-cell table:style-name="Tabela1.B2" office:value-type="string">
            <text:p text:style-name="Table_20_Contents">R$ 629,00</text:p>
          </table:table-cell>
          <table:table-cell table:style-name="Tabela1.B2" office:value-type="string">
            <text:p text:style-name="Table_20_Contents">R$ 73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5-4600g-6-core-12-threads-3-7ghz-4-2ghz-turbo-cache-11mb-am4-100-100000147box" text:style-name="Internet_20_link" text:visited-style-name="Visited_20_Internet_20_Link"><text:span text:style-name="T1">Ryzen 5 4600G</text:span></text:a><text:a xlink:type="simple" xlink:href="https://www.pichau.com.br/processador-amd-ryzen-5-4600g-6-core-12-threads-3-7ghz-4-2ghz-turbo-cache-11mb-am4-100-100000147box" text:style-name="Internet_20_link" text:visited-style-name="Visited_20_Internet_20_Link"> - Processador AMD Ryzen 5 4600G, 6-Core, 12-Threads, 3.7GHz (4.2GHz Turbo), Cache 11MB, AM4, 100-100000147BOX</text:a></text:p>
          </table:table-cell>
          <table:table-cell table:style-name="Tabela1.B2" office:value-type="string">
            <text:p text:style-name="Table_20_Contents">R$ 629,00</text:p>
          </table:table-cell>
          <table:table-cell table:style-name="Tabela1.B2" office:value-type="string">
            <text:p text:style-name="Table_20_Contents">R$ 740,00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7739?awc=17729_1662751524_6df251c06c7f23694f0b7dae4d7eb8a5&amp;utm_source=AWIN&amp;utm_medium=AFILIADOS&amp;utm_term=935027" text:style-name="Internet_20_link" text:visited-style-name="Visited_20_Internet_20_Link"><text:span text:style-name="T1">Ryzen 5 3600X</text:span></text:a><text:a xlink:type="simple" xlink:href="https://www.kabum.com.br/produto/467739?awc=17729_1662751524_6df251c06c7f23694f0b7dae4d7eb8a5&amp;utm_source=AWIN&amp;utm_medium=AFILIADOS&amp;utm_term=935027" text:style-name="Internet_20_link" text:visited-style-name="Visited_20_Internet_20_Link"> - Processador AMD Ryzen 5 3600x, Cache 32MB, 3.8GHZ, (4.4ghz Max Turbo) Am4, Sem Vídeo Oem</text:a></text:p>
          </table:table-cell>
          <table:table-cell table:style-name="Tabela1.B2" office:value-type="string">
            <text:p text:style-name="Table_20_Contents">R$ 629,10</text:p>
          </table:table-cell>
          <table:table-cell table:style-name="Tabela1.B2" office:value-type="string">
            <text:p text:style-name="Table_20_Contents">R$ 69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3-12100f-cache-12mb-33ghz-43ghz-max-turbo-lga-1700-bx8071512100f" text:style-name="Internet_20_link" text:visited-style-name="Visited_20_Internet_20_Link"><text:span text:style-name="T1">Core i3 12100F</text:span></text:a><text:a xlink:type="simple" xlink:href="https://patoloco.com.br/processador-intel-core-i3-12100f-cache-12mb-33ghz-43ghz-max-turbo-lga-1700-bx8071512100f" text:style-name="Internet_20_link" text:visited-style-name="Visited_20_Internet_20_Link"> - Processador Intel Core i3-12100F, </text:a><text:soft-page-break/><text:a xlink:type="simple" xlink:href="https://patoloco.com.br/processador-intel-core-i3-12100f-cache-12mb-33ghz-43ghz-max-turbo-lga-1700-bx8071512100f" text:style-name="Internet_20_link" text:visited-style-name="Visited_20_Internet_20_Link">Cache 12MB, 3.3GHz (4.3GHz Max Turbo), LGA 1700 - BX8071512100F</text:a></text:p>
          </table:table-cell>
          <table:table-cell table:style-name="Tabela1.B2" office:value-type="string">
            <text:p text:style-name="Table_20_Contents">R$ 636,78</text:p>
          </table:table-cell>
          <table:table-cell table:style-name="Tabela1.B2" office:value-type="string">
            <text:p text:style-name="Table_20_Contents">R$ 749,16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intel-core-i3-12100f-cache-12mb-3-3ghz-4-3ghz-max-turbo-lga-1700-bx8071512100f/" text:style-name="Internet_20_link" text:visited-style-name="Visited_20_Internet_20_Link"><text:span text:style-name="T1">Core i3 12100F</text:span></text:a><text:a xlink:type="simple" xlink:href="https://www.guerradigital.com.br/produtos/intel-core-i3-12100f-cache-12mb-3-3ghz-4-3ghz-max-turbo-lga-1700-bx8071512100f/" text:style-name="Internet_20_link" text:visited-style-name="Visited_20_Internet_20_Link"> - Intel Core i3-12100F, Cache 12MB, 3.3GHz (4.3GHz Max Turbo), LGA 1700 (BX8071512100F)</text:a></text:p>
          </table:table-cell>
          <table:table-cell table:style-name="Tabela1.B2" office:value-type="string">
            <text:p text:style-name="Table_20_Contents">R$ 645,00</text:p>
          </table:table-cell>
          <table:table-cell table:style-name="Tabela1.B2" office:value-type="string">
            <text:p text:style-name="Table_20_Contents">R$ 750,00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4600G-Graphics/dp/B09Z5NH6SJ?&amp;linkCode=ll1&amp;tag=grafico01-20&amp;linkId=b924546ffd3f26b28fa0dca097ea583c&amp;language=pt_BR&amp;ref_=as_li_ss_tl" text:style-name="Internet_20_link" text:visited-style-name="Visited_20_Internet_20_Link"><text:span text:style-name="T1">Ryzen 5 4600G</text:span></text:a><text:a xlink:type="simple" xlink:href="https://www.amazon.com.br/Processador-AMD-Ryzen-4600G-Graphics/dp/B09Z5NH6SJ?&amp;linkCode=ll1&amp;tag=grafico01-20&amp;linkId=b924546ffd3f26b28fa0dca097ea583c&amp;language=pt_BR&amp;ref_=as_li_ss_tl" text:style-name="Internet_20_link" text:visited-style-name="Visited_20_Internet_20_Link"> - Processador AMD Ryzen 5 4600G Box (AM4/6 Cores/12 Threads/4.2 GHz/11MB Cache/Wraith Stealth/Radeon Graphics)</text:a></text:p>
          </table:table-cell>
          <table:table-cell table:style-name="Tabela1.B2" office:value-type="string">
            <text:p text:style-name="Table_20_Contents">R$ 649,00</text:p>
          </table:table-cell>
          <table:table-cell table:style-name="Tabela1.B2" office:value-type="string">
            <text:p text:style-name="Table_20_Contents">R$ 64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5-5500-36ghz-42ghz-max-turbo-am4" text:style-name="Internet_20_link" text:visited-style-name="Visited_20_Internet_20_Link"><text:span text:style-name="T1">Ryzen 5 5500</text:span></text:a><text:a xlink:type="simple" xlink:href="https://www.fgtec.com.br/processador-amd-ryzen-5-5500-36ghz-42ghz-max-turbo-am4" text:style-name="Internet_20_link" text:visited-style-name="Visited_20_Internet_20_Link"> - Processador AMD Ryzen 5 5500 3.6GHz (4.2GHz Max Turbo) AM4 100-100000457BOX</text:a></text:p>
          </table:table-cell>
          <table:table-cell table:style-name="Tabela1.B2" office:value-type="string">
            <text:p text:style-name="Table_20_Contents">R$ 649,40</text:p>
          </table:table-cell>
          <table:table-cell table:style-name="Tabela1.B2" office:value-type="string">
            <text:p text:style-name="Table_20_Contents">R$ 764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amd-ryzen-5-5500-36ghz-42ghz-turbo-6-cores-12-threads-cooler-wraith-stealth-am4-sem-video-integrado" text:style-name="Internet_20_link" text:visited-style-name="Visited_20_Internet_20_Link"><text:span text:style-name="T1">Ryzen 5 5500</text:span></text:a><text:a xlink:type="simple" xlink:href="https://www.alligatorshop.com.br/processador-amd-ryzen-5-5500-36ghz-42ghz-turbo-6-cores-12-threads-cooler-wraith-stealth-am4-sem-video-integrado" text:style-name="Internet_20_link" text:visited-style-name="Visited_20_Internet_20_Link"> - Processador AMD Ryzen 5 5500 3.6GHz (4.2GHz Turbo) 6-Cores 12-Threads Cooler Wraith Stealth AM4 Sem Vídeo Integrado</text:a></text:p>
          </table:table-cell>
          <table:table-cell table:style-name="Tabela1.B2" office:value-type="string">
            <text:p text:style-name="Table_20_Contents">R$ 649,90</text:p>
          </table:table-cell>
          <table:table-cell table:style-name="Tabela1.B2" office:value-type="string">
            <text:p text:style-name="Table_20_Contents">R$ 764,59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3-13100f-4-core-8-threads-3-4ghz-4-5ghz-turbo-cache-12mb-lga1700-bx8071513100f" text:style-name="Internet_20_link" text:visited-style-name="Visited_20_Internet_20_Link"><text:span text:style-name="T1">Core i3 13100F</text:span></text:a><text:a xlink:type="simple" xlink:href="https://www.pichau.com.br/processador-intel-core-i3-13100f-4-core-8-threads-3-4ghz-4-5ghz-turbo-cache-12mb-lga1700-bx8071513100f" text:style-name="Internet_20_link" text:visited-style-name="Visited_20_Internet_20_Link"> - Processador Intel Core I3-13100F, 4-Core, 8-Threads, 3.4GHz (4.5GHz Turbo), Cache 12MB, LGA1700, BX8071513100F</text:a></text:p>
          </table:table-cell>
          <table:table-cell table:style-name="Tabela1.B2" office:value-type="string">
            <text:p text:style-name="Table_20_Contents">R$ 650,00</text:p>
          </table:table-cell>
          <table:table-cell table:style-name="Tabela1.B2" office:value-type="string">
            <text:p text:style-name="Table_20_Contents">R$ 764,70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3-12100F-3-3GHZ-LGA1700-COOLER/dp/B09NPJX7PV?&amp;linkCode=ll1&amp;tag=grafico01-20&amp;linkId=b924546ffd3f26b28fa0dca097ea583c&amp;language=pt_BR&amp;ref_=as_li_ss_tl" text:style-name="Internet_20_link" text:visited-style-name="Visited_20_Internet_20_Link"><text:span text:style-name="T1">Core i3 12100F</text:span></text:a><text:a xlink:type="simple" xlink:href="https://www.amazon.com.br/INTEL-I3-12100F-3-3GHZ-LGA1700-COOLER/dp/B09NPJX7PV?&amp;linkCode=ll1&amp;tag=grafico01-20&amp;linkId=b924546ffd3f26b28fa0dca097ea583c&amp;language=pt_BR&amp;ref_=as_li_ss_tl" text:style-name="Internet_20_link" text:visited-style-name="Visited_20_Internet_20_Link"> - CPU INTEL I3-12100F 3.3GHZ LGA1700 12MB C/COOLER</text:a></text:p>
          </table:table-cell>
          <table:table-cell table:style-name="Tabela1.B2" office:value-type="string">
            <text:p text:style-name="Table_20_Contents">R$ 655,00</text:p>
          </table:table-cell>
          <table:table-cell table:style-name="Tabela1.B2" office:value-type="string">
            <text:p text:style-name="Table_20_Contents">R$ 655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3600-100-100000031BOX/dp/B07STGGQ18?&amp;linkCode=ll1&amp;tag=grafico01-20&amp;linkId=b924546ffd3f26b28fa0dca097ea583c&amp;language=pt_BR&amp;ref_=as_li_ss_tl" text:style-name="Internet_20_link" text:visited-style-name="Visited_20_Internet_20_Link"><text:span text:style-name="T1">Ryzen 5 3600</text:span></text:a><text:a xlink:type="simple" xlink:href="https://www.amazon.com.br/Processador-AMD-Ryzen-3600-100-100000031BOX/dp/B07STGGQ18?&amp;linkCode=ll1&amp;tag=grafico01-20&amp;linkId=b924546ffd3f26b28fa0dca097ea583c&amp;language=pt_BR&amp;ref_=as_li_ss_tl" text:style-name="Internet_20_link" text:visited-style-name="Visited_20_Internet_20_Link"> - Processador AMD Ryzen 5 3600 6 Cores 3.6GHz 35MB AM4</text:a></text:p>
          </table:table-cell>
          <table:table-cell table:style-name="Tabela1.B2" office:value-type="string">
            <text:p text:style-name="Table_20_Contents">R$ 659,00</text:p>
          </table:table-cell>
          <table:table-cell table:style-name="Tabela1.B2" office:value-type="string">
            <text:p text:style-name="Table_20_Contents">R$ 65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3-12100F-4-30GHZ-BX8071512100F/dp/B09MDGKQLY?&amp;linkCode=ll1&amp;tag=grafico01-20&amp;linkId=b924546ffd3f26b28fa0dca097ea583c&amp;language=pt_BR&amp;ref_=as_li_ss_tl" text:style-name="Internet_20_link" text:visited-style-name="Visited_20_Internet_20_Link"><text:span text:style-name="T1">Core i3 12100F</text:span></text:a><text:a xlink:type="simple" xlink:href="https://www.amazon.com.br/Processador-Intel-I3-12100F-4-30GHZ-BX8071512100F/dp/B09MDGKQLY?&amp;linkCode=ll1&amp;tag=grafico01-20&amp;linkId=b924546ffd3f26b28fa0dca097ea583c&amp;language=pt_BR&amp;ref_=as_li_ss_tl" text:style-name="Internet_20_link" text:visited-style-name="Visited_20_Internet_20_Link"> - Processador Intel Core I3-12100F 3.3GHZ (Turbo 4.30GHZ) Cache 12mb 4 Nucleos 8 Threads 12ª Ger LGA 1700 BX8071512100F – Intel, Prata</text:a></text:p>
          </table:table-cell>
          <table:table-cell table:style-name="Tabela1.B2" office:value-type="string">
            <text:p text:style-name="Table_20_Contents">R$ 659,00</text:p>
          </table:table-cell>
          <table:table-cell table:style-name="Tabela1.B2" office:value-type="string">
            <text:p text:style-name="Table_20_Contents">R$ 65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768?awc=17729_1662751524_6df251c06c7f23694f0b7dae4d7eb8a5&amp;utm_source=AWIN&amp;utm_medium=AFILIADOS&amp;utm_term=935027" text:style-name="Internet_20_link" text:visited-style-name="Visited_20_Internet_20_Link"><text:span text:style-name="T1">Core i3 13100F</text:span></text:a><text:a xlink:type="simple" xlink:href="https://www.kabum.com.br/produto/405768?awc=17729_1662751524_6df251c06c7f23694f0b7dae4d7eb8a5&amp;utm_source=AWIN&amp;utm_medium=AFILIADOS&amp;utm_term=935027" text:style-name="Internet_20_link" text:visited-style-name="Visited_20_Internet_20_Link"> - Processador Intel Core i3-13100F, 4.5GHz Max Turbo, Cache 12MB, 4 Núcleos, 8 Threads, LGA 1700 - BX8071513100F</text:a></text:p>
          </table:table-cell>
          <table:table-cell table:style-name="Tabela1.B2" office:value-type="string">
            <text:p text:style-name="Table_20_Contents">R$ 664,99</text:p>
          </table:table-cell>
          <table:table-cell table:style-name="Tabela1.B2" office:value-type="string">
            <text:p text:style-name="Table_20_Contents">R$ 777,7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56695?awc=17729_1662751524_6df251c06c7f23694f0b7dae4d7eb8a5&amp;utm_source=AWIN&amp;utm_medium=AFILIADOS&amp;utm_term=935027" text:style-name="Internet_20_link" text:visited-style-name="Visited_20_Internet_20_Link"><text:span text:style-name="T1">Ryzen 5 5500</text:span></text:a><text:a xlink:type="simple" xlink:href="https://www.kabum.com.br/produto/356695?awc=17729_1662751524_6df251c06c7f23694f0b7dae4d7eb8a5&amp;utm_source=AWIN&amp;utm_medium=AFILIADOS&amp;utm_term=935027" text:style-name="Internet_20_link" text:visited-style-name="Visited_20_Internet_20_Link"> - Processador AMD Ryzen 5 5500, 3.6GHz, Cache 16MB, Hexa Core, 12 Threads, AM4 - 100-100000457BOX</text:a></text:p>
          </table:table-cell>
          <table:table-cell table:style-name="Tabela1.B2" office:value-type="string">
            <text:p text:style-name="Table_20_Contents">R$ 665,07</text:p>
          </table:table-cell>
          <table:table-cell table:style-name="Tabela1.B2" office:value-type="string">
            <text:p text:style-name="Table_20_Contents">R$ 782,4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amd-ryzen-5-4600g-37ghz-42ghz-turbo-6-cores-12-threads-cooler-wraith-stealth-am4-100-100000147box" text:style-name="Internet_20_link" text:visited-style-name="Visited_20_Internet_20_Link"><text:span text:style-name="T1">Ryzen 5 4600G</text:span></text:a><text:a xlink:type="simple" xlink:href="https://www.alligatorshop.com.br/processador-amd-ryzen-5-4600g-37ghz-42ghz-turbo-6-cores-12-threads-cooler-wraith-stealth-am4-100-100000147box" text:style-name="Internet_20_link" text:visited-style-name="Visited_20_Internet_20_Link"> - Processador AMD Ryzen 5 4600G 3.7GHz (4.2GHz Turbo) 6-Cores 12-Threads Cooler Wraith Stealth AM4 100-100000147BOX</text:a></text:p>
          </table:table-cell>
          <table:table-cell table:style-name="Tabela1.B2" office:value-type="string">
            <text:p text:style-name="Table_20_Contents">R$ 667,39</text:p>
          </table:table-cell>
          <table:table-cell table:style-name="Tabela1.B2" office:value-type="string">
            <text:p text:style-name="Table_20_Contents">R$ 785,17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3-12100f-12mb-3-3ghz-4-3ghz-lga-1700-bx8071512100f-p997499" text:style-name="Internet_20_link" text:visited-style-name="Visited_20_Internet_20_Link"><text:span text:style-name="T1">Core i3 12100F</text:span></text:a><text:a xlink:type="simple" xlink:href="https://www.inpower.com.br/processador-intel-core-i3-12100f-12mb-3-3ghz-4-3ghz-lga-1700-bx8071512100f-p997499" text:style-name="Internet_20_link" text:visited-style-name="Visited_20_Internet_20_Link"> - Processador Intel Core i3-12100F 12MB 3.3GHz - 4.3Ghz LGA...</text:a></text:p>
          </table:table-cell>
          <table:table-cell table:style-name="Tabela1.B2" office:value-type="string">
            <text:p text:style-name="Table_20_Contents">R$ 669,60</text:p>
          </table:table-cell>
          <table:table-cell table:style-name="Tabela1.B2" office:value-type="string">
            <text:p text:style-name="Table_20_Contents">R$ 744,0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5-10400f-29-ghz-12mb-cache-lga1200" text:style-name="Internet_20_link" text:visited-style-name="Visited_20_Internet_20_Link"><text:span text:style-name="T1">Core i5 10400F</text:span></text:a><text:a xlink:type="simple" xlink:href="https://www.fgtec.com.br/processador-intel-core-i5-10400f-29-ghz-12mb-cache-lga1200" text:style-name="Internet_20_link" text:visited-style-name="Visited_20_Internet_20_Link"> - Processador Intel Core i5-10400F 2.9 GHz (4.3Ghz Turbo) 12MB Cache - LGA1200</text:a></text:p>
          </table:table-cell>
          <table:table-cell table:style-name="Tabela1.B2" office:value-type="string">
            <text:p text:style-name="Table_20_Contents">R$ 669,80</text:p>
          </table:table-cell>
          <table:table-cell table:style-name="Tabela1.B2" office:value-type="string">
            <text:p text:style-name="Table_20_Contents">R$ 78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5-10400f-290ghz-430ghz-turbo-10a-geracao-6-cores-12-threads-lga-1200-bx8070110400f" text:style-name="Internet_20_link" text:visited-style-name="Visited_20_Internet_20_Link"><text:span text:style-name="T1">Core i5 10400F</text:span></text:a><text:a xlink:type="simple" xlink:href="https://www.itxgamer.com.br/processador-intel-core-i5-10400f-290ghz-430ghz-turbo-10a-geracao-6-cores-12-threads-lga-1200-bx8070110400f" text:style-name="Internet_20_link" text:visited-style-name="Visited_20_Internet_20_Link"> - Processador Intel Core i5 10400F, 2.90GHz, (4.30GHz Turbo), 10ª Geração, 6-Cores 12-Threads, LGA 1200, BX8070110400F</text:a></text:p>
          </table:table-cell>
          <table:table-cell table:style-name="Tabela1.B2" office:value-type="string">
            <text:p text:style-name="Table_20_Contents">R$ 672,10</text:p>
          </table:table-cell>
          <table:table-cell table:style-name="Tabela1.B2" office:value-type="string">
            <text:p text:style-name="Table_20_Contents">R$ 790,71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5-10400f-12mb-2-9ghz-4-3ghz-lga-1200-bx8070110400f-p991466" text:style-name="Internet_20_link" text:visited-style-name="Visited_20_Internet_20_Link"><text:span text:style-name="T1">Core i5 10400F</text:span></text:a><text:a xlink:type="simple" xlink:href="https://www.inpower.com.br/processador-intel-core-i5-10400f-12mb-2-9ghz-4-3ghz-lga-1200-bx8070110400f-p991466" text:style-name="Internet_20_link" text:visited-style-name="Visited_20_Internet_20_Link"> - Processador Intel Core i5-10400F 12MB 2.9GHz - 4.3Ghz LGA...</text:a></text:p>
          </table:table-cell>
          <table:table-cell table:style-name="Tabela1.B2" office:value-type="string">
            <text:p text:style-name="Table_20_Contents">R$ 679,50</text:p>
          </table:table-cell>
          <table:table-cell table:style-name="Tabela1.B2" office:value-type="string">
            <text:p text:style-name="Table_20_Contents">R$ 755,0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5-5500-cache-19mb-3-7ghz-4-2ghz-max-turbo-am4-sem-video-100-100000457box/" text:style-name="Internet_20_link" text:visited-style-name="Visited_20_Internet_20_Link"><text:span text:style-name="T1">Ryzen 5 5500</text:span></text:a><text:a xlink:type="simple" xlink:href="https://www.guerradigital.com.br/produtos/amd-ryzen-5-5500-cache-19mb-3-7ghz-4-2ghz-max-turbo-am4-sem-video-100-100000457box/" text:style-name="Internet_20_link" text:visited-style-name="Visited_20_Internet_20_Link"> - AMD Ryzen 5 5500, Cache 19MB, 3.7GHz (4.2GHz Max Turbo), AM4, Sem Vídeo (100-100000457BOX)</text:a></text:p>
          </table:table-cell>
          <table:table-cell table:style-name="Tabela1.B2" office:value-type="string">
            <text:p text:style-name="Table_20_Contents">R$ 687,14</text:p>
          </table:table-cell>
          <table:table-cell table:style-name="Tabela1.B2" office:value-type="string">
            <text:p text:style-name="Table_20_Contents">R$ 798,96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5-4600g-cache-11mb-3-7ghz-4-2ghz-max-turbo-am4-video-integrado-100-100000147box/" text:style-name="Internet_20_link" text:visited-style-name="Visited_20_Internet_20_Link"><text:span text:style-name="T1">Ryzen 5 4600G</text:span></text:a><text:a xlink:type="simple" xlink:href="https://www.guerradigital.com.br/produtos/amd-ryzen-5-4600g-cache-11mb-3-7ghz-4-2ghz-max-turbo-am4-video-integrado-100-100000147box/" text:style-name="Internet_20_link" text:visited-style-name="Visited_20_Internet_20_Link"> - AMD Ryzen 5 4600G, Cachê 11MB, 3.7GHz (4.2GHz Max Turbo), AM4, Vídeo </text:a><text:soft-page-break/><text:a xlink:type="simple" xlink:href="https://www.guerradigital.com.br/produtos/amd-ryzen-5-4600g-cache-11mb-3-7ghz-4-2ghz-max-turbo-am4-video-integrado-100-100000147box/" text:style-name="Internet_20_link" text:visited-style-name="Visited_20_Internet_20_Link">Integrado (100-100000147BOX)</text:a></text:p>
          </table:table-cell>
          <table:table-cell table:style-name="Tabela1.B2" office:value-type="string">
            <text:p text:style-name="Table_20_Contents">R$ 687,14</text:p>
          </table:table-cell>
          <table:table-cell table:style-name="Tabela1.B2" office:value-type="string">
            <text:p text:style-name="Table_20_Contents">R$ 798,96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intel-core-i3-13100f-13-geracao-4-5ghz-max-turbo-cache-12mb-4-nucleos-8-threads-lga-1700-bx8071513100f/" text:style-name="Internet_20_link" text:visited-style-name="Visited_20_Internet_20_Link"><text:span text:style-name="T1">Core i3 13100F</text:span></text:a><text:a xlink:type="simple" xlink:href="https://www.guerradigital.com.br/produtos/intel-core-i3-13100f-13-geracao-4-5ghz-max-turbo-cache-12mb-4-nucleos-8-threads-lga-1700-bx8071513100f/" text:style-name="Internet_20_link" text:visited-style-name="Visited_20_Internet_20_Link"> - Intel Core i3-13100F, 13ª Geração, 4.5GHz Max Turbo, Cache 12MB, 4 Núcleos, 8 Threads, LGA 1700 (BX8071513100F)</text:a></text:p>
          </table:table-cell>
          <table:table-cell table:style-name="Tabela1.B2" office:value-type="string">
            <text:p text:style-name="Table_20_Contents">R$ 687,14</text:p>
          </table:table-cell>
          <table:table-cell table:style-name="Tabela1.B2" office:value-type="string">
            <text:p text:style-name="Table_20_Contents">R$ 798,96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45270?awc=17729_1662751524_6df251c06c7f23694f0b7dae4d7eb8a5&amp;utm_source=AWIN&amp;utm_medium=AFILIADOS&amp;utm_term=935027" text:style-name="Internet_20_link" text:visited-style-name="Visited_20_Internet_20_Link"><text:span text:style-name="T1">Ryzen 5 3400G</text:span></text:a><text:a xlink:type="simple" xlink:href="https://www.kabum.com.br/produto/345270?awc=17729_1662751524_6df251c06c7f23694f0b7dae4d7eb8a5&amp;utm_source=AWIN&amp;utm_medium=AFILIADOS&amp;utm_term=935027" text:style-name="Internet_20_link" text:visited-style-name="Visited_20_Internet_20_Link"> - Processador AMD Ryzen 5, 3.6GHz, Cache 32MB, 12 Threads, AM4, 3400G, OEM</text:a></text:p>
          </table:table-cell>
          <table:table-cell table:style-name="Tabela1.B2" office:value-type="string">
            <text:p text:style-name="Table_20_Contents">R$ 694,77</text:p>
          </table:table-cell>
          <table:table-cell table:style-name="Tabela1.B2" office:value-type="string">
            <text:p text:style-name="Table_20_Contents">R$ 817,3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1543/processador-amd-ryzen-3-3200g-36ghz-40ghz-turbo-4-core-4-thread-cooler-wraith-stealth-am4?p=1360309" text:style-name="Internet_20_link" text:visited-style-name="Visited_20_Internet_20_Link"><text:span text:style-name="T1">Ryzen 3 3200G</text:span></text:a><text:a xlink:type="simple" xlink:href="https://www.terabyteshop.com.br/produto/11543/processador-amd-ryzen-3-3200g-36ghz-40ghz-turbo-4-core-4-thread-cooler-wraith-stealth-am4?p=1360309" text:style-name="Internet_20_link" text:visited-style-name="Visited_20_Internet_20_Link"> - Processador AMD Ryzen 3 3200G 3.6GHz (4.0GHz Turbo), 4-Cores 4-Threads, Cooler Wraith Stealth, AM4</text:a></text:p>
          </table:table-cell>
          <table:table-cell table:style-name="Tabela1.B2" office:value-type="string">
            <text:p text:style-name="Table_20_Contents">R$ 699,00</text:p>
          </table:table-cell>
          <table:table-cell table:style-name="Tabela1.B2" office:value-type="string">
            <text:p text:style-name="Table_20_Contents">R$ 81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5-5500-360ghz-turbo-420ghz-5000-series-am4-100-100000457box" text:style-name="Internet_20_link" text:visited-style-name="Visited_20_Internet_20_Link"><text:span text:style-name="T1">Ryzen 5 5500</text:span></text:a><text:a xlink:type="simple" xlink:href="https://www.processadores.app.br/processador-amd-ryzen-5-5500-360ghz-turbo-420ghz-5000-series-am4-100-100000457box" text:style-name="Internet_20_link" text:visited-style-name="Visited_20_Internet_20_Link"> - Processador AMD Ryzen 5 5500 3.60GHz (Turbo 4.20GHz) - 5000 Series, AM4 - 100-100000457BOX</text:a></text:p>
          </table:table-cell>
          <table:table-cell table:style-name="Tabela1.B2" office:value-type="string">
            <text:p text:style-name="Table_20_Contents">R$ 699,00</text:p>
          </table:table-cell>
          <table:table-cell table:style-name="Tabela1.B2" office:value-type="string">
            <text:p text:style-name="Table_20_Contents">R$ 822,35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3459/processador-intel-core-i3-13100f-34ghz-45ghz-turbo-13-geracao-4-cores-8-threads-lga-1700-bx8071513100f?p=1360309" text:style-name="Internet_20_link" text:visited-style-name="Visited_20_Internet_20_Link"><text:span text:style-name="T1">Core i3 13100F</text:span></text:a><text:a xlink:type="simple" xlink:href="https://www.terabyteshop.com.br/produto/23459/processador-intel-core-i3-13100f-34ghz-45ghz-turbo-13-geracao-4-cores-8-threads-lga-1700-bx8071513100f?p=1360309" text:style-name="Internet_20_link" text:visited-style-name="Visited_20_Internet_20_Link"> - Processador Intel Core I3 13100F 3.4GHz (4.5GHz Turbo), 13ª Geração, 4-Cores 8-Threads, LGA 1700, BX80715</text:a></text:p>
          </table:table-cell>
          <table:table-cell table:style-name="Tabela1.B2" office:value-type="string">
            <text:p text:style-name="Table_20_Contents">R$ 699,00</text:p>
          </table:table-cell>
          <table:table-cell table:style-name="Tabela1.B2" office:value-type="string">
            <text:p text:style-name="Table_20_Contents">R$ 81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3-13100F-Processador-desktop-núcleos/dp/B0BN5ZG6J4?&amp;linkCode=ll1&amp;tag=grafico01-20&amp;linkId=b924546ffd3f26b28fa0dca097ea583c&amp;language=pt_BR&amp;ref_=as_li_ss_tl" text:style-name="Internet_20_link" text:visited-style-name="Visited_20_Internet_20_Link"><text:span text:style-name="T1">Core i3 13100F</text:span></text:a><text:a xlink:type="simple" xlink:href="https://www.amazon.com.br/Intel-i3-13100F-Processador-desktop-núcleos/dp/B0BN5ZG6J4?&amp;linkCode=ll1&amp;tag=grafico01-20&amp;linkId=b924546ffd3f26b28fa0dca097ea583c&amp;language=pt_BR&amp;ref_=as_li_ss_tl" text:style-name="Internet_20_link" text:visited-style-name="Visited_20_Internet_20_Link"> - Processador Intel Core I3-13100F 4.5GHz. LGA 1700 - BX8071513100F.</text:a></text:p>
          </table:table-cell>
          <table:table-cell table:style-name="Tabela1.B2" office:value-type="string">
            <text:p text:style-name="Table_20_Contents">R$ 699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3448/processador-intel-core-i3-10100-360ghz-430ghz-turbo-10-geracao-4-cores-8-threads-lga-1200-bx8070110100?p=1360309" text:style-name="Internet_20_link" text:visited-style-name="Visited_20_Internet_20_Link"><text:span text:style-name="T1">Core i3 10100</text:span></text:a><text:a xlink:type="simple" xlink:href="https://www.terabyteshop.com.br/produto/13448/processador-intel-core-i3-10100-360ghz-430ghz-turbo-10-geracao-4-cores-8-threads-lga-1200-bx8070110100?p=1360309" text:style-name="Internet_20_link" text:visited-style-name="Visited_20_Internet_20_Link"> - Processador Intel Core I3 10100 3.60GHz (4.30GHz Turbo), 10ª Geração, 4-Cores 8-Threads, LGA 1200, BX8070</text:a></text:p>
          </table:table-cell>
          <table:table-cell table:style-name="Tabela1.B2" office:value-type="string">
            <text:p text:style-name="Table_20_Contents">R$ 699,00</text:p>
          </table:table-cell>
          <table:table-cell table:style-name="Tabela1.B2" office:value-type="string">
            <text:p text:style-name="Table_20_Contents">R$ 81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3-12100f-330ghz-43ghz-turbo-12mb-cache-lga1700" text:style-name="Internet_20_link" text:visited-style-name="Visited_20_Internet_20_Link"><text:span text:style-name="T1">Core i3 12100F</text:span></text:a><text:a xlink:type="simple" xlink:href="https://www.fgtec.com.br/processador-intel-core-i3-12100f-330ghz-43ghz-turbo-12mb-cache-lga1700" text:style-name="Internet_20_link" text:visited-style-name="Visited_20_Internet_20_Link"> - Processador Intel Core i3-12100F 3.30GHz (4.3Ghz Turbo) 12MB Cache - LGA1700</text:a></text:p>
          </table:table-cell>
          <table:table-cell table:style-name="Tabela1.B2" office:value-type="string">
            <text:p text:style-name="Table_20_Contents">R$ 699,55</text:p>
          </table:table-cell>
          <table:table-cell table:style-name="Tabela1.B2" office:value-type="string">
            <text:p text:style-name="Table_20_Contents">R$ 823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3-10100-360-ghz-6mb-cache-lga1200" text:style-name="Internet_20_link" text:visited-style-name="Visited_20_Internet_20_Link"><text:span text:style-name="T1">Core i3 10100</text:span></text:a><text:a xlink:type="simple" xlink:href="https://www.fgtec.com.br/processador-intel-core-i3-10100-360-ghz-6mb-cache-lga1200" text:style-name="Internet_20_link" text:visited-style-name="Visited_20_Internet_20_Link"> - Processador Intel Core i3-10100 3.60 GHz 6MB Cache - LGA1200</text:a></text:p>
          </table:table-cell>
          <table:table-cell table:style-name="Tabela1.B2" office:value-type="string">
            <text:p text:style-name="Table_20_Contents">R$ 699,55</text:p>
          </table:table-cell>
          <table:table-cell table:style-name="Tabela1.B2" office:value-type="string">
            <text:p text:style-name="Table_20_Contents">R$ 823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5-10400f-290ghz-430ghz-turbo-6-cores-12-threads-lga-1200-bx8070110400f" text:style-name="Internet_20_link" text:visited-style-name="Visited_20_Internet_20_Link"><text:span text:style-name="T1">Core i5 10400F</text:span></text:a><text:a xlink:type="simple" xlink:href="https://www.alligatorshop.com.br/processador-intel-core-i5-10400f-290ghz-430ghz-turbo-6-cores-12-threads-lga-1200-bx8070110400f" text:style-name="Internet_20_link" text:visited-style-name="Visited_20_Internet_20_Link"> - Processador Intel Core i5 10400F 2.90GHz (4.30GHz Turbo) 6-Cores 12-Threads LGA 1200 BX8070110400F</text:a></text:p>
          </table:table-cell>
          <table:table-cell table:style-name="Tabela1.B2" office:value-type="string">
            <text:p text:style-name="Table_20_Contents">R$ 699,90</text:p>
          </table:table-cell>
          <table:table-cell table:style-name="Tabela1.B2" office:value-type="string">
            <text:p text:style-name="Table_20_Contents">R$ 823,41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intel-core-i5-10400f-2-9ghz-4-30ghz-turbo-10-geracao-6-cores-12-threads-cache-12mb-lga-1200-bx8070110400f/" text:style-name="Internet_20_link" text:visited-style-name="Visited_20_Internet_20_Link"><text:span text:style-name="T1">Core i5 10400F</text:span></text:a><text:a xlink:type="simple" xlink:href="https://www.guerradigital.com.br/produtos/intel-core-i5-10400f-2-9ghz-4-30ghz-turbo-10-geracao-6-cores-12-threads-cache-12mb-lga-1200-bx8070110400f/" text:style-name="Internet_20_link" text:visited-style-name="Visited_20_Internet_20_Link"> - Intel Core i5-10400F 2.9GHz (4.30GHz Turbo) 10ª Geração, 6-Cores 12-Threads Cache 12MB LGA 1200 (BX8070110400F)</text:a></text:p>
          </table:table-cell>
          <table:table-cell table:style-name="Tabela1.B2" office:value-type="string">
            <text:p text:style-name="Table_20_Contents">R$ 700,90</text:p>
          </table:table-cell>
          <table:table-cell table:style-name="Tabela1.B2" office:value-type="string">
            <text:p text:style-name="Table_20_Contents">R$ 815,04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2NUCLEOS-4THREADS-BX80715G7400/dp/B09MDHQGV8?&amp;linkCode=ll1&amp;tag=grafico01-20&amp;linkId=b924546ffd3f26b28fa0dca097ea583c&amp;language=pt_BR&amp;ref_=as_li_ss_tl" text:style-name="Internet_20_link" text:visited-style-name="Visited_20_Internet_20_Link"><text:span text:style-name="T1">Pentium G7400</text:span></text:a><text:a xlink:type="simple" xlink:href="https://www.amazon.com.br/Intel-PROCESSADOR-2NUCLEOS-4THREADS-BX80715G7400/dp/B09MDHQGV8?&amp;linkCode=ll1&amp;tag=grafico01-20&amp;linkId=b924546ffd3f26b28fa0dca097ea583c&amp;language=pt_BR&amp;ref_=as_li_ss_tl" text:style-name="Internet_20_link" text:visited-style-name="Visited_20_Internet_20_Link"> - Intel PROCESSADOR PENTIUM DUAL CORE G7400 3.70GHZ 2NUCLEOS 4THREADS 6MB CACHE GRAFICOS UHD 710 LGA 1700 BX80715G7400 – Cerâmica cinza</text:a></text:p>
          </table:table-cell>
          <table:table-cell table:style-name="Tabela1.B2" office:value-type="string">
            <text:p text:style-name="Table_20_Contents">R$ 708,00</text:p>
          </table:table-cell>
          <table:table-cell table:style-name="Tabela1.B2" office:value-type="string">
            <text:p text:style-name="Table_20_Contents">R$ 708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0400F-Cache-4-3GHz/dp/B0883PYCB4?&amp;linkCode=ll1&amp;tag=grafico01-20&amp;linkId=b924546ffd3f26b28fa0dca097ea583c&amp;language=pt_BR&amp;ref_=as_li_ss_tl" text:style-name="Internet_20_link" text:visited-style-name="Visited_20_Internet_20_Link"><text:span text:style-name="T1">Core i5 10400F</text:span></text:a><text:a xlink:type="simple" xlink:href="https://www.amazon.com.br/Processador-Intel-I5-10400F-Cache-4-3GHz/dp/B0883PYCB4?&amp;linkCode=ll1&amp;tag=grafico01-20&amp;linkId=b924546ffd3f26b28fa0dca097ea583c&amp;language=pt_BR&amp;ref_=as_li_ss_tl" text:style-name="Internet_20_link" text:visited-style-name="Visited_20_Internet_20_Link"> - Intel PROCESSADOR CORE I5-10400F 2.9GHZ CACHE 12MB 6 NUCLEOS 12 THREADS 10ª GERACAO LGA 1200 BX8070110400F</text:a></text:p>
          </table:table-cell>
          <table:table-cell table:style-name="Tabela1.B2" office:value-type="string">
            <text:p text:style-name="Table_20_Contents">R$ 709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58283?awc=17729_1662751524_6df251c06c7f23694f0b7dae4d7eb8a5&amp;utm_source=AWIN&amp;utm_medium=AFILIADOS&amp;utm_term=935027" text:style-name="Internet_20_link" text:visited-style-name="Visited_20_Internet_20_Link"><text:span text:style-name="T1">Core i3 10100</text:span></text:a><text:a xlink:type="simple" xlink:href="https://www.kabum.com.br/produto/158283?awc=17729_1662751524_6df251c06c7f23694f0b7dae4d7eb8a5&amp;utm_source=AWIN&amp;utm_medium=AFILIADOS&amp;utm_term=935027" text:style-name="Internet_20_link" text:visited-style-name="Visited_20_Internet_20_Link"> - Processador Intel Core I3-10100, 3.60GHz (4.3GHz Turbo), Cache 6MB, LGA 1200 - BX8070110100</text:a></text:p>
          </table:table-cell>
          <table:table-cell table:style-name="Tabela1.B2" office:value-type="string">
            <text:p text:style-name="Table_20_Contents">R$ 712,21</text:p>
          </table:table-cell>
          <table:table-cell table:style-name="Tabela1.B2" office:value-type="string">
            <text:p text:style-name="Table_20_Contents">R$ 837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ryzen-5-4600g-amd/p/agcde0b100/in/prsd/" text:style-name="Internet_20_link" text:visited-style-name="Visited_20_Internet_20_Link"><text:span text:style-name="T1">Ryzen 5 4600G</text:span></text:a><text:a xlink:type="simple" xlink:href="https://www.magazinevoce.com.br/magazinegpubrasil/processador-ryzen-5-4600g-amd/p/agcde0b100/in/prsd/" text:style-name="Internet_20_link" text:visited-style-name="Visited_20_Internet_20_Link"> - Processador Ryzen 5 4600G - AMD</text:a></text:p>
          </table:table-cell>
          <table:table-cell table:style-name="Tabela1.B2" office:value-type="string">
            <text:p text:style-name="Table_20_Contents">R$ 726,75</text:p>
          </table:table-cell>
          <table:table-cell table:style-name="Tabela1.B2" office:value-type="string">
            <text:p text:style-name="Table_20_Contents">R$ 765,00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86368?awc=17729_1662751524_6df251c06c7f23694f0b7dae4d7eb8a5&amp;utm_source=AWIN&amp;utm_medium=AFILIADOS&amp;utm_term=935027" text:style-name="Internet_20_link" text:visited-style-name="Visited_20_Internet_20_Link"><text:span text:style-name="T1">Ryzen 5 4600G</text:span></text:a><text:a xlink:type="simple" xlink:href="https://www.kabum.com.br/produto/386368?awc=17729_1662751524_6df251c06c7f23694f0b7dae4d7eb8a5&amp;utm_source=AWIN&amp;utm_medium=AFILIADOS&amp;utm_term=935027" text:style-name="Internet_20_link" text:visited-style-name="Visited_20_Internet_20_Link"> - Processador AMD Ryzen 5 4600G, 3.7GHz (4.2GHz Max Boost), Cache 11MB, AM4, Ví­deo Integrado Vega 7</text:a></text:p>
          </table:table-cell>
          <table:table-cell table:style-name="Tabela1.B2" office:value-type="string">
            <text:p text:style-name="Table_20_Contents">R$ 726,78</text:p>
          </table:table-cell>
          <table:table-cell table:style-name="Tabela1.B2" office:value-type="string">
            <text:p text:style-name="Table_20_Contents">R$ 855,0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amd-ryzen-3-3200g-36ghz-40ghz-turbo-4-core-4-thread-cooler-wraith-stealth-yd3200c5fhbox" text:style-name="Internet_20_link" text:visited-style-name="Visited_20_Internet_20_Link"><text:span text:style-name="T1">Ryzen 3 3200G</text:span></text:a><text:a xlink:type="simple" xlink:href="https://www.alligatorshop.com.br/processador-amd-ryzen-3-3200g-36ghz-40ghz-turbo-4-core-4-thread-cooler-wraith-stealth-yd3200c5fhbox" text:style-name="Internet_20_link" text:visited-style-name="Visited_20_Internet_20_Link"> - Processador AMD Ryzen 3 3200G 3.6GHZ (4.0GHZ TURBO) 4-Core 4-Thread Cooler </text:a><text:soft-page-break/><text:a xlink:type="simple" xlink:href="https://www.alligatorshop.com.br/processador-amd-ryzen-3-3200g-36ghz-40ghz-turbo-4-core-4-thread-cooler-wraith-stealth-yd3200c5fhbox" text:style-name="Internet_20_link" text:visited-style-name="Visited_20_Internet_20_Link">Wraith Stealth YD3200C5FHBOX</text:a></text:p>
          </table:table-cell>
          <table:table-cell table:style-name="Tabela1.B2" office:value-type="string">
            <text:p text:style-name="Table_20_Contents">R$ 727,17</text:p>
          </table:table-cell>
          <table:table-cell table:style-name="Tabela1.B2" office:value-type="string">
            <text:p text:style-name="Table_20_Contents">R$ 855,49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48101?awc=17729_1662751524_6df251c06c7f23694f0b7dae4d7eb8a5&amp;utm_source=AWIN&amp;utm_medium=AFILIADOS&amp;utm_term=935027" text:style-name="Internet_20_link" text:visited-style-name="Visited_20_Internet_20_Link"><text:span text:style-name="T1">Ryzen 5 4500</text:span></text:a><text:a xlink:type="simple" xlink:href="https://www.kabum.com.br/produto/348101?awc=17729_1662751524_6df251c06c7f23694f0b7dae4d7eb8a5&amp;utm_source=AWIN&amp;utm_medium=AFILIADOS&amp;utm_term=935027" text:style-name="Internet_20_link" text:visited-style-name="Visited_20_Internet_20_Link"> - Processador AMD Ryzen 5 4500, 3.6GHz, Cache 8MB, Hexa Core, 12 Threads</text:a></text:p>
          </table:table-cell>
          <table:table-cell table:style-name="Tabela1.B2" office:value-type="string">
            <text:p text:style-name="Table_20_Contents">R$ 737,00</text:p>
          </table:table-cell>
          <table:table-cell table:style-name="Tabela1.B2" office:value-type="string">
            <text:p text:style-name="Table_20_Contents">R$ 737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3-10100-Cache-3-6GHz/dp/B0883MTJSR?&amp;linkCode=ll1&amp;tag=grafico01-20&amp;linkId=b924546ffd3f26b28fa0dca097ea583c&amp;language=pt_BR&amp;ref_=as_li_ss_tl" text:style-name="Internet_20_link" text:visited-style-name="Visited_20_Internet_20_Link"><text:span text:style-name="T1">Core i3 10100</text:span></text:a><text:a xlink:type="simple" xlink:href="https://www.amazon.com.br/Processador-Intel-I3-10100-Cache-3-6GHz/dp/B0883MTJSR?&amp;linkCode=ll1&amp;tag=grafico01-20&amp;linkId=b924546ffd3f26b28fa0dca097ea583c&amp;language=pt_BR&amp;ref_=as_li_ss_tl" text:style-name="Internet_20_link" text:visited-style-name="Visited_20_Internet_20_Link"> - Processador Intel Core I3-10100, 3.6GHz LGA 1200 BX8070110100 *</text:a></text:p>
          </table:table-cell>
          <table:table-cell table:style-name="Tabela1.B2" office:value-type="string">
            <text:p text:style-name="Table_20_Contents">R$ 752,00</text:p>
          </table:table-cell>
          <table:table-cell table:style-name="Tabela1.B2" office:value-type="string">
            <text:p text:style-name="Table_20_Contents">R$ 752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am4-ryzen-5-5500-amd/p/ja1gdag35j/in/prsd/" text:style-name="Internet_20_link" text:visited-style-name="Visited_20_Internet_20_Link"><text:span text:style-name="T1">Ryzen 5 5500</text:span></text:a><text:a xlink:type="simple" xlink:href="https://www.magazinevoce.com.br/magazinegpubrasil/processador-am4-ryzen-5-5500-amd/p/ja1gdag35j/in/prsd/" text:style-name="Internet_20_link" text:visited-style-name="Visited_20_Internet_20_Link"> - Processador am4 ryzen 5 5500 - AMD</text:a></text:p>
          </table:table-cell>
          <table:table-cell table:style-name="Tabela1.B2" office:value-type="string">
            <text:p text:style-name="Table_20_Contents">R$ 758,05</text:p>
          </table:table-cell>
          <table:table-cell table:style-name="Tabela1.B2" office:value-type="string">
            <text:p text:style-name="Table_20_Contents">R$ 758,05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kit-processador-intel-core-i5-10400f-e-pasta-termica-cooler-master" text:style-name="Internet_20_link" text:visited-style-name="Visited_20_Internet_20_Link"><text:span text:style-name="T1">Core i5 10400F</text:span></text:a><text:a xlink:type="simple" xlink:href="https://www.alligatorshop.com.br/kit-processador-intel-core-i5-10400f-e-pasta-termica-cooler-master" text:style-name="Internet_20_link" text:visited-style-name="Visited_20_Internet_20_Link"> - Kit Processador Intel Core i5 10400F E Pasta Térmica Cooler Master</text:a></text:p>
          </table:table-cell>
          <table:table-cell table:style-name="Tabela1.B2" office:value-type="string">
            <text:p text:style-name="Table_20_Contents">R$ 759,80</text:p>
          </table:table-cell>
          <table:table-cell table:style-name="Tabela1.B2" office:value-type="string">
            <text:p text:style-name="Table_20_Contents">R$ 893,88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AMD-Ryzen-3600-Processador-desktop/dp/B0B4WLZ6Y4?&amp;linkCode=ll1&amp;tag=grafico01-20&amp;linkId=b924546ffd3f26b28fa0dca097ea583c&amp;language=pt_BR&amp;ref_=as_li_ss_tl" text:style-name="Internet_20_link" text:visited-style-name="Visited_20_Internet_20_Link"><text:span text:style-name="T1">Ryzen 5 3600</text:span></text:a><text:a xlink:type="simple" xlink:href="https://www.amazon.com.br/AMD-Ryzen-3600-Processador-desktop/dp/B0B4WLZ6Y4?&amp;linkCode=ll1&amp;tag=grafico01-20&amp;linkId=b924546ffd3f26b28fa0dca097ea583c&amp;language=pt_BR&amp;ref_=as_li_ss_tl" text:style-name="Internet_20_link" text:visited-style-name="Visited_20_Internet_20_Link"> - AMD Ryzen 5 3600 3.6GHz 6 Core AM4 Processador de desktop boxed</text:a></text:p>
          </table:table-cell>
          <table:table-cell table:style-name="Tabela1.B2" office:value-type="string">
            <text:p text:style-name="Table_20_Contents">R$ 771,00</text:p>
          </table:table-cell>
          <table:table-cell table:style-name="Tabela1.B2" office:value-type="string">
            <text:p text:style-name="Table_20_Contents">R$ 772,4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3-13100f-34ghz-45ghz-turbo-13a-geracao-lga-1700-bx8071513100f" text:style-name="Internet_20_link" text:visited-style-name="Visited_20_Internet_20_Link"><text:span text:style-name="T1">Core i3 13100F</text:span></text:a><text:a xlink:type="simple" xlink:href="https://www.itxgamer.com.br/processador-intel-core-i3-13100f-34ghz-45ghz-turbo-13a-geracao-lga-1700-bx8071513100f" text:style-name="Internet_20_link" text:visited-style-name="Visited_20_Internet_20_Link"> - Processador Intel Core i3 13100F 3.4GHz (4.5GHz Turbo), 13ª Geração, LGA 1700, BX8071513100F</text:a></text:p>
          </table:table-cell>
          <table:table-cell table:style-name="Tabela1.B2" office:value-type="string">
            <text:p text:style-name="Table_20_Contents">R$ 772,73</text:p>
          </table:table-cell>
          <table:table-cell table:style-name="Tabela1.B2" office:value-type="string">
            <text:p text:style-name="Table_20_Contents">R$ 909,09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5-5600-cache-35mb-3-7ghz-4-4ghz-max-turbo-am4-sem-video-100-100000927mkp-sem-caixa-comercial-sem-cooler/" text:style-name="Internet_20_link" text:visited-style-name="Visited_20_Internet_20_Link"><text:span text:style-name="T1">Ryzen 5 5600</text:span></text:a><text:a xlink:type="simple" xlink:href="https://www.guerradigital.com.br/produtos/amd-ryzen-5-5600-cache-35mb-3-7ghz-4-4ghz-max-turbo-am4-sem-video-100-100000927mkp-sem-caixa-comercial-sem-cooler/" text:style-name="Internet_20_link" text:visited-style-name="Visited_20_Internet_20_Link"> - AMD Ryzen 5 5600, Cache 35MB, 3.7GHz (4.4GHz Max Turbo), AM4, Sem Vídeo (100-100000927MKP) (Sem caixa comercial / Sem cooler)</text:a></text:p>
          </table:table-cell>
          <table:table-cell table:style-name="Tabela1.B2" office:value-type="string">
            <text:p text:style-name="Table_20_Contents">R$ 773,14</text:p>
          </table:table-cell>
          <table:table-cell table:style-name="Tabela1.B2" office:value-type="string">
            <text:p text:style-name="Table_20_Contents">R$ 899,04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5-10400f-29ghz-cache-12mb-6-nucleos-12-threads-10a-geracao-lga-1200-bx8070110400f" text:style-name="Internet_20_link" text:visited-style-name="Visited_20_Internet_20_Link"><text:span text:style-name="T1">Core i5 10400F</text:span></text:a><text:a xlink:type="simple" xlink:href="https://www.processadores.app.br/processador-intel-core-i5-10400f-29ghz-cache-12mb-6-nucleos-12-threads-10a-geracao-lga-1200-bx8070110400f" text:style-name="Internet_20_link" text:visited-style-name="Visited_20_Internet_20_Link"> - Processador Intel Core I5-10400F 2.9Ghz Cache 12Mb 6 Nucleos 12 Threads 10ª Geração Lga 1200 Bx8070110400F</text:a></text:p>
          </table:table-cell>
          <table:table-cell table:style-name="Tabela1.B2" office:value-type="string">
            <text:p text:style-name="Table_20_Contents">R$ 778,43</text:p>
          </table:table-cell>
          <table:table-cell table:style-name="Tabela1.B2" office:value-type="string">
            <text:p text:style-name="Table_20_Contents">R$ 915,80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57990?awc=17729_1662751524_6df251c06c7f23694f0b7dae4d7eb8a5&amp;utm_source=AWIN&amp;utm_medium=AFILIADOS&amp;utm_term=935027" text:style-name="Internet_20_link" text:visited-style-name="Visited_20_Internet_20_Link"><text:span text:style-name="T1">Ryzen 5 4600G</text:span></text:a><text:a xlink:type="simple" xlink:href="https://www.kabum.com.br/produto/357990?awc=17729_1662751524_6df251c06c7f23694f0b7dae4d7eb8a5&amp;utm_source=AWIN&amp;utm_medium=AFILIADOS&amp;utm_term=935027" text:style-name="Internet_20_link" text:visited-style-name="Visited_20_Internet_20_Link"> - Processador AMD Ryzen 5 4600G Box, 1900MHz, Cache 3MB, Hexa Core, 12 Threads - 100-100000147BOX</text:a></text:p>
          </table:table-cell>
          <table:table-cell table:style-name="Tabela1.B2" office:value-type="string">
            <text:p text:style-name="Table_20_Contents">R$ 779,35</text:p>
          </table:table-cell>
          <table:table-cell table:style-name="Tabela1.B2" office:value-type="string">
            <text:p text:style-name="Table_20_Contents">R$ 779,3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15021?awc=17729_1662751524_6df251c06c7f23694f0b7dae4d7eb8a5&amp;utm_source=AWIN&amp;utm_medium=AFILIADOS&amp;utm_term=935027" text:style-name="Internet_20_link" text:visited-style-name="Visited_20_Internet_20_Link"><text:span text:style-name="T1">Core i3 12100F</text:span></text:a><text:a xlink:type="simple" xlink:href="https://www.kabum.com.br/produto/315021?awc=17729_1662751524_6df251c06c7f23694f0b7dae4d7eb8a5&amp;utm_source=AWIN&amp;utm_medium=AFILIADOS&amp;utm_term=935027" text:style-name="Internet_20_link" text:visited-style-name="Visited_20_Internet_20_Link"> - Processador Intel Core I3-12100F 2.9, LGA 1700 - BX8071512100Fi</text:a></text:p>
          </table:table-cell>
          <table:table-cell table:style-name="Tabela1.B2" office:value-type="string">
            <text:p text:style-name="Table_20_Contents">R$ 786,10</text:p>
          </table:table-cell>
          <table:table-cell table:style-name="Tabela1.B2" office:value-type="string">
            <text:p text:style-name="Table_20_Contents">R$ 873,4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kit-processador-amd-ryzen-3-3200g-e-pasta-termica-cooler-master" text:style-name="Internet_20_link" text:visited-style-name="Visited_20_Internet_20_Link"><text:span text:style-name="T1">Ryzen 3 3200G</text:span></text:a><text:a xlink:type="simple" xlink:href="https://www.alligatorshop.com.br/kit-processador-amd-ryzen-3-3200g-e-pasta-termica-cooler-master" text:style-name="Internet_20_link" text:visited-style-name="Visited_20_Internet_20_Link"> - Kit Processador AMD Ryzen 3 3200G E Pasta Térmica Cooler Master</text:a></text:p>
          </table:table-cell>
          <table:table-cell table:style-name="Tabela1.B2" office:value-type="string">
            <text:p text:style-name="Table_20_Contents">R$ 787,07</text:p>
          </table:table-cell>
          <table:table-cell table:style-name="Tabela1.B2" office:value-type="string">
            <text:p text:style-name="Table_20_Contents">R$ 925,96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3-12100f-33ghz-43ghz-turbo-12a-geracao-4-cores-8-threads-lga-1700-bx8071512100f" text:style-name="Internet_20_link" text:visited-style-name="Visited_20_Internet_20_Link"><text:span text:style-name="T1">Core i3 12100F</text:span></text:a><text:a xlink:type="simple" xlink:href="https://www.alligatorshop.com.br/processador-intel-core-i3-12100f-33ghz-43ghz-turbo-12a-geracao-4-cores-8-threads-lga-1700-bx8071512100f" text:style-name="Internet_20_link" text:visited-style-name="Visited_20_Internet_20_Link"> - Processador Intel Core i3 12100F 3.3GHz (4.3GHz Turbo) 12ª Geração 4-Cores 8-Threads LGA 1700 BX8071512100F</text:a></text:p>
          </table:table-cell>
          <table:table-cell table:style-name="Tabela1.B2" office:value-type="string">
            <text:p text:style-name="Table_20_Contents">R$ 788,19</text:p>
          </table:table-cell>
          <table:table-cell table:style-name="Tabela1.B2" office:value-type="string">
            <text:p text:style-name="Table_20_Contents">R$ 927,28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AMD-Processador-3600-núcleos-desbloqueado/dp/B0BL92CBWG?&amp;linkCode=ll1&amp;tag=grafico01-20&amp;linkId=b924546ffd3f26b28fa0dca097ea583c&amp;language=pt_BR&amp;ref_=as_li_ss_tl" text:style-name="Internet_20_link" text:visited-style-name="Visited_20_Internet_20_Link"><text:span text:style-name="T1">Ryzen 5 3600</text:span></text:a><text:a xlink:type="simple" xlink:href="https://www.amazon.com.br/AMD-Processador-3600-núcleos-desbloqueado/dp/B0BL92CBWG?&amp;linkCode=ll1&amp;tag=grafico01-20&amp;linkId=b924546ffd3f26b28fa0dca097ea583c&amp;language=pt_BR&amp;ref_=as_li_ss_tl" text:style-name="Internet_20_link" text:visited-style-name="Visited_20_Internet_20_Link"> - AMD Processador Ryzen 5 3600 de 6 núcleos, 12 fios desbloqueado com cooler Wraith Spire</text:a></text:p>
          </table:table-cell>
          <table:table-cell table:style-name="Tabela1.B2" office:value-type="string">
            <text:p text:style-name="Table_20_Contents">R$ 789,00</text:p>
          </table:table-cell>
          <table:table-cell table:style-name="Tabela1.B2" office:value-type="string">
            <text:p text:style-name="Table_20_Contents">R$ 78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5-11400f-26ghz-44ghz-turbo-11a-geracao-lga-1200-bx8070811400f" text:style-name="Internet_20_link" text:visited-style-name="Visited_20_Internet_20_Link"><text:span text:style-name="T1">Core i5 11400F</text:span></text:a><text:a xlink:type="simple" xlink:href="https://www.itxgamer.com.br/processador-intel-core-i5-11400f-26ghz-44ghz-turbo-11a-geracao-lga-1200-bx8070811400f" text:style-name="Internet_20_link" text:visited-style-name="Visited_20_Internet_20_Link"> - Processador Intel Core i5 11400F 2.6GHz (4.4GHz Turbo), 11ª Geração, LGA 1200, BX8070811400F</text:a></text:p>
          </table:table-cell>
          <table:table-cell table:style-name="Tabela1.B2" office:value-type="string">
            <text:p text:style-name="Table_20_Contents">R$ 789,00</text:p>
          </table:table-cell>
          <table:table-cell table:style-name="Tabela1.B2" office:value-type="string">
            <text:p text:style-name="Table_20_Contents">R$ 928,23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0400F-2-90Ghz-BX8070110400F/dp/B086MHSTWN?&amp;linkCode=ll1&amp;tag=grafico01-20&amp;linkId=b924546ffd3f26b28fa0dca097ea583c&amp;language=pt_BR&amp;ref_=as_li_ss_tl" text:style-name="Internet_20_link" text:visited-style-name="Visited_20_Internet_20_Link"><text:span text:style-name="T1">Core i5 10400F</text:span></text:a><text:a xlink:type="simple" xlink:href="https://www.amazon.com.br/Processador-Intel-i5-10400F-2-90Ghz-BX8070110400F/dp/B086MHSTWN?&amp;linkCode=ll1&amp;tag=grafico01-20&amp;linkId=b924546ffd3f26b28fa0dca097ea583c&amp;language=pt_BR&amp;ref_=as_li_ss_tl" text:style-name="Internet_20_link" text:visited-style-name="Visited_20_Internet_20_Link"> - PROCESSADOR INTEL CORE I5-10400F CACHE 12MB 2.90GHz (MAX TURBO 4.30GHz) LGA 1200 COMET LAKE</text:a></text:p>
          </table:table-cell>
          <table:table-cell table:style-name="Tabela1.B2" office:value-type="string">
            <text:p text:style-name="Table_20_Contents">R$ 794,00</text:p>
          </table:table-cell>
          <table:table-cell table:style-name="Tabela1.B2" office:value-type="string">
            <text:p text:style-name="Table_20_Contents">R$ 795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3-12100f-33ghz-43ghz-turbo-lga-1700-bx8071512100f" text:style-name="Internet_20_link" text:visited-style-name="Visited_20_Internet_20_Link"><text:span text:style-name="T1">Core i3 12100F</text:span></text:a><text:a xlink:type="simple" xlink:href="https://www.itxgamer.com.br/processador-intel-core-i3-12100f-33ghz-43ghz-turbo-lga-1700-bx8071512100f" text:style-name="Internet_20_link" text:visited-style-name="Visited_20_Internet_20_Link"> - Processador Intel Core i3 12100F, 3.3GHz (4.3GHz Turbo), LGA 1700, BX8071512100F</text:a></text:p>
          </table:table-cell>
          <table:table-cell table:style-name="Tabela1.B2" office:value-type="string">
            <text:p text:style-name="Table_20_Contents">R$ 796,50</text:p>
          </table:table-cell>
          <table:table-cell table:style-name="Tabela1.B2" office:value-type="string">
            <text:p text:style-name="Table_20_Contents">R$ 937,06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67/processador-intel-core-i5-11400f-26ghz-44ghz-turbo-11-geracao-6-cores-12-threads-lga-1200-bx8070811400f?p=1360309" text:style-name="Internet_20_link" text:visited-style-name="Visited_20_Internet_20_Link"><text:span text:style-name="T1">Core i5 11400F</text:span></text:a><text:a xlink:type="simple" xlink:href="https://www.terabyteshop.com.br/produto/17267/processador-intel-core-i5-11400f-26ghz-44ghz-turbo-11-geracao-6-cores-12-threads-lga-1200-bx8070811400f?p=1360309" text:style-name="Internet_20_link" text:visited-style-name="Visited_20_Internet_20_Link"> - Processador Intel Core I5 11400F 2.6GHz (4.4GHz Turbo), 11ª Geração, 6-Cores 12-Threads, LGA 1200, BX8070</text:a></text:p>
          </table:table-cell>
          <table:table-cell table:style-name="Tabela1.B2" office:value-type="string">
            <text:p text:style-name="Table_20_Contents">R$ 799,00</text:p>
          </table:table-cell>
          <table:table-cell table:style-name="Tabela1.B2" office:value-type="string">
            <text:p text:style-name="Table_20_Contents">R$ 93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219/processador-intel-core-i3-12100-33ghz-43ghz-turbo-12-geracao-4-cores-8-threads-lga-1700-bx8071512100?p=1360309" text:style-name="Internet_20_link" text:visited-style-name="Visited_20_Internet_20_Link"><text:span text:style-name="T1">Core i3 12100</text:span></text:a><text:a xlink:type="simple" xlink:href="https://www.terabyteshop.com.br/produto/20219/processador-intel-core-i3-12100-33ghz-43ghz-turbo-12-geracao-4-cores-8-threads-lga-1700-bx8071512100?p=1360309" text:style-name="Internet_20_link" text:visited-style-name="Visited_20_Internet_20_Link"> - Processador Intel Core I3 12100 3.3GHz (4.3GHz Turbo), 12ª Geração, 4-Cores 8-</text:a><text:soft-page-break/><text:a xlink:type="simple" xlink:href="https://www.terabyteshop.com.br/produto/20219/processador-intel-core-i3-12100-33ghz-43ghz-turbo-12-geracao-4-cores-8-threads-lga-1700-bx8071512100?p=1360309" text:style-name="Internet_20_link" text:visited-style-name="Visited_20_Internet_20_Link">Threads, LGA 1700, Com Cool</text:a></text:p>
          </table:table-cell>
          <table:table-cell table:style-name="Tabela1.B2" office:value-type="string">
            <text:p text:style-name="Table_20_Contents">R$ 799,00</text:p>
          </table:table-cell>
          <table:table-cell table:style-name="Tabela1.B2" office:value-type="string">
            <text:p text:style-name="Table_20_Contents">R$ 93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20798?awc=17729_1662751524_6df251c06c7f23694f0b7dae4d7eb8a5&amp;utm_source=AWIN&amp;utm_medium=AFILIADOS&amp;utm_term=935027" text:style-name="Internet_20_link" text:visited-style-name="Visited_20_Internet_20_Link"><text:span text:style-name="T1">Ryzen 5 5600</text:span></text:a><text:a xlink:type="simple" xlink:href="https://www.kabum.com.br/produto/320798?awc=17729_1662751524_6df251c06c7f23694f0b7dae4d7eb8a5&amp;utm_source=AWIN&amp;utm_medium=AFILIADOS&amp;utm_term=935027" text:style-name="Internet_20_link" text:visited-style-name="Visited_20_Internet_20_Link"> - Processador AMD Ryzen 5 5600, 3.5GHz (4.4GHz Max Turbo), Cache 35MB, AM4, Sem Vídeo - 100-100000927BOX</text:a></text:p>
          </table:table-cell>
          <table:table-cell table:style-name="Tabela1.B2" office:value-type="string">
            <text:p text:style-name="Table_20_Contents">R$ 805,09</text:p>
          </table:table-cell>
          <table:table-cell table:style-name="Tabela1.B2" office:value-type="string">
            <text:p text:style-name="Table_20_Contents">R$ 873,6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39271?awc=17729_1662751524_6df251c06c7f23694f0b7dae4d7eb8a5&amp;utm_source=AWIN&amp;utm_medium=AFILIADOS&amp;utm_term=935027" text:style-name="Internet_20_link" text:visited-style-name="Visited_20_Internet_20_Link"><text:span text:style-name="T1">Core i3 12100</text:span></text:a><text:a xlink:type="simple" xlink:href="https://www.kabum.com.br/produto/339271?awc=17729_1662751524_6df251c06c7f23694f0b7dae4d7eb8a5&amp;utm_source=AWIN&amp;utm_medium=AFILIADOS&amp;utm_term=935027" text:style-name="Internet_20_link" text:visited-style-name="Visited_20_Internet_20_Link"> - Processador Intel Core I3-12100, 3.30GHz, Cache 12MB, LGA 1700</text:a></text:p>
          </table:table-cell>
          <table:table-cell table:style-name="Tabela1.B2" office:value-type="string">
            <text:p text:style-name="Table_20_Contents">R$ 813,37</text:p>
          </table:table-cell>
          <table:table-cell table:style-name="Tabela1.B2" office:value-type="string">
            <text:p text:style-name="Table_20_Contents">R$ 956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2098?awc=17729_1662751524_6df251c06c7f23694f0b7dae4d7eb8a5&amp;utm_source=AWIN&amp;utm_medium=AFILIADOS&amp;utm_term=935027" text:style-name="Internet_20_link" text:visited-style-name="Visited_20_Internet_20_Link"><text:span text:style-name="T1">Core i5 10400</text:span></text:a><text:a xlink:type="simple" xlink:href="https://www.kabum.com.br/produto/162098?awc=17729_1662751524_6df251c06c7f23694f0b7dae4d7eb8a5&amp;utm_source=AWIN&amp;utm_medium=AFILIADOS&amp;utm_term=935027" text:style-name="Internet_20_link" text:visited-style-name="Visited_20_Internet_20_Link"> - Processador Intel Core I5-10400, 2.90GHz (4.3GHz Turbo), Hexa Core, Cache 12MB, LGA 1200 - BX8070110400</text:a></text:p>
          </table:table-cell>
          <table:table-cell table:style-name="Tabela1.B2" office:value-type="string">
            <text:p text:style-name="Table_20_Contents">R$ 820,00</text:p>
          </table:table-cell>
          <table:table-cell table:style-name="Tabela1.B2" office:value-type="string">
            <text:p text:style-name="Table_20_Contents">R$ 964,7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desktop-Intel-i3-10100-núcleos/dp/B086MMRW87?&amp;linkCode=ll1&amp;tag=grafico01-20&amp;linkId=b924546ffd3f26b28fa0dca097ea583c&amp;language=pt_BR&amp;ref_=as_li_ss_tl" text:style-name="Internet_20_link" text:visited-style-name="Visited_20_Internet_20_Link"><text:span text:style-name="T1">Core i3 10100</text:span></text:a><text:a xlink:type="simple" xlink:href="https://www.amazon.com.br/Processador-desktop-Intel-i3-10100-núcleos/dp/B086MMRW87?&amp;linkCode=ll1&amp;tag=grafico01-20&amp;linkId=b924546ffd3f26b28fa0dca097ea583c&amp;language=pt_BR&amp;ref_=as_li_ss_tl" text:style-name="Internet_20_link" text:visited-style-name="Visited_20_Internet_20_Link"> - Processador Intel Core i3-10100, BX8070110100</text:a></text:p>
          </table:table-cell>
          <table:table-cell table:style-name="Tabela1.B2" office:value-type="string">
            <text:p text:style-name="Table_20_Contents">R$ 824,00</text:p>
          </table:table-cell>
          <table:table-cell table:style-name="Tabela1.B2" office:value-type="string">
            <text:p text:style-name="Table_20_Contents">R$ 824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1583?awc=17729_1662751524_6df251c06c7f23694f0b7dae4d7eb8a5&amp;utm_source=AWIN&amp;utm_medium=AFILIADOS&amp;utm_term=935027" text:style-name="Internet_20_link" text:visited-style-name="Visited_20_Internet_20_Link"><text:span text:style-name="T1">Core i3 13100F</text:span></text:a><text:a xlink:type="simple" xlink:href="https://www.kabum.com.br/produto/421583?awc=17729_1662751524_6df251c06c7f23694f0b7dae4d7eb8a5&amp;utm_source=AWIN&amp;utm_medium=AFILIADOS&amp;utm_term=935027" text:style-name="Internet_20_link" text:visited-style-name="Visited_20_Internet_20_Link"> - Processador Intel Core I3 13100f Box LGA 1700 3.4GHZ 12MB Cache S/ Vídeo - Bx8071513100f</text:a></text:p>
          </table:table-cell>
          <table:table-cell table:style-name="Tabela1.B2" office:value-type="string">
            <text:p text:style-name="Table_20_Contents">R$ 825,13</text:p>
          </table:table-cell>
          <table:table-cell table:style-name="Tabela1.B2" office:value-type="string">
            <text:p text:style-name="Table_20_Contents">R$ 825,1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3-12100-33ghz-43ghz-turbo-lga-1700-bx8071512100" text:style-name="Internet_20_link" text:visited-style-name="Visited_20_Internet_20_Link"><text:span text:style-name="T1">Core i3 12100</text:span></text:a><text:a xlink:type="simple" xlink:href="https://www.itxgamer.com.br/processador-intel-core-i3-12100-33ghz-43ghz-turbo-lga-1700-bx8071512100" text:style-name="Internet_20_link" text:visited-style-name="Visited_20_Internet_20_Link"> - Processador Intel Core i3 12100, 3.3GHz (4.3GHz Turbo), LGA 1700, BX8071512100</text:a></text:p>
          </table:table-cell>
          <table:table-cell table:style-name="Tabela1.B2" office:value-type="string">
            <text:p text:style-name="Table_20_Contents">R$ 827,27</text:p>
          </table:table-cell>
          <table:table-cell table:style-name="Tabela1.B2" office:value-type="string">
            <text:p text:style-name="Table_20_Contents">R$ 973,26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5600G-Stealth/dp/B092L9GF5N?&amp;linkCode=ll1&amp;tag=grafico01-20&amp;linkId=b924546ffd3f26b28fa0dca097ea583c&amp;language=pt_BR&amp;ref_=as_li_ss_tl" text:style-name="Internet_20_link" text:visited-style-name="Visited_20_Internet_20_Link"><text:span text:style-name="T1">Ryzen 5 5600G</text:span></text:a><text:a xlink:type="simple" xlink:href="https://www.amazon.com.br/Processador-AMD-Ryzen-5600G-Stealth/dp/B092L9GF5N?&amp;linkCode=ll1&amp;tag=grafico01-20&amp;linkId=b924546ffd3f26b28fa0dca097ea583c&amp;language=pt_BR&amp;ref_=as_li_ss_tl" text:style-name="Internet_20_link" text:visited-style-name="Visited_20_Internet_20_Link"> - Processador AMD Ryzen 5 5600G, 3.9GHz (4.4GHz Max Turbo), AM4, Vídeo Integrado, 6 Núcleos</text:a></text:p>
          </table:table-cell>
          <table:table-cell table:style-name="Tabela1.B2" office:value-type="string">
            <text:p text:style-name="Table_20_Contents">R$ 829,00</text:p>
          </table:table-cell>
          <table:table-cell table:style-name="Tabela1.B2" office:value-type="string">
            <text:p text:style-name="Table_20_Contents">R$ 82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03464?awc=17729_1662751524_6df251c06c7f23694f0b7dae4d7eb8a5&amp;utm_source=AWIN&amp;utm_medium=AFILIADOS&amp;utm_term=935027" text:style-name="Internet_20_link" text:visited-style-name="Visited_20_Internet_20_Link"><text:span text:style-name="T1">Ryzen 5 5600G</text:span></text:a><text:a xlink:type="simple" xlink:href="https://www.kabum.com.br/produto/203464?awc=17729_1662751524_6df251c06c7f23694f0b7dae4d7eb8a5&amp;utm_source=AWIN&amp;utm_medium=AFILIADOS&amp;utm_term=935027" text:style-name="Internet_20_link" text:visited-style-name="Visited_20_Internet_20_Link"> - Processador AMD Ryzen 5 5600G, 3.9GHz, Cache 16MB, Hexa Core, 12 Threads, AM4, Ví­deo Integrado - 100-100000252BOX</text:a></text:p>
          </table:table-cell>
          <table:table-cell table:style-name="Tabela1.B2" office:value-type="string">
            <text:p text:style-name="Table_20_Contents">R$ 834,98</text:p>
          </table:table-cell>
          <table:table-cell table:style-name="Tabela1.B2" office:value-type="string">
            <text:p text:style-name="Table_20_Contents">R$ 927,7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82664?awc=17729_1662751524_6df251c06c7f23694f0b7dae4d7eb8a5&amp;utm_source=AWIN&amp;utm_medium=AFILIADOS&amp;utm_term=935027" text:style-name="Internet_20_link" text:visited-style-name="Visited_20_Internet_20_Link"><text:span text:style-name="T1">Ryzen 5 5600G</text:span></text:a><text:a xlink:type="simple" xlink:href="https://www.kabum.com.br/produto/482664?awc=17729_1662751524_6df251c06c7f23694f0b7dae4d7eb8a5&amp;utm_source=AWIN&amp;utm_medium=AFILIADOS&amp;utm_term=935027" text:style-name="Internet_20_link" text:visited-style-name="Visited_20_Internet_20_Link"> - Processador AMD Ryzen 5 5600G, 3.9GHz, Cache 16MB, Hexa Core, 12 Threads, AM4, Ví­deo Integrado - 100-100000252BOX</text:a></text:p>
          </table:table-cell>
          <table:table-cell table:style-name="Tabela1.B2" office:value-type="string">
            <text:p text:style-name="Table_20_Contents">R$ 836,91</text:p>
          </table:table-cell>
          <table:table-cell table:style-name="Tabela1.B2" office:value-type="string">
            <text:p text:style-name="Table_20_Contents">R$ 92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5600-100-100000927BOX-Cerâmica/dp/B09VCHR1VH?&amp;linkCode=ll1&amp;tag=grafico01-20&amp;linkId=b924546ffd3f26b28fa0dca097ea583c&amp;language=pt_BR&amp;ref_=as_li_ss_tl" text:style-name="Internet_20_link" text:visited-style-name="Visited_20_Internet_20_Link"><text:span text:style-name="T1">Ryzen 5 5600</text:span></text:a><text:a xlink:type="simple" xlink:href="https://www.amazon.com.br/PROCESSADOR-AMD-5600-100-100000927BOX-Cerâmica/dp/B09VCHR1VH?&amp;linkCode=ll1&amp;tag=grafico01-20&amp;linkId=b924546ffd3f26b28fa0dca097ea583c&amp;language=pt_BR&amp;ref_=as_li_ss_tl" text:style-name="Internet_20_link" text:visited-style-name="Visited_20_Internet_20_Link"> - PROCESSADOR AMD RYZEN 5 5600 3.5GHz (TURBO 4.4GHz) 32MB CACHE AM4 100-100000927BOX, Cerâmica cinza</text:a></text:p>
          </table:table-cell>
          <table:table-cell table:style-name="Tabela1.B2" office:value-type="string">
            <text:p text:style-name="Table_20_Contents">R$ 837,00</text:p>
          </table:table-cell>
          <table:table-cell table:style-name="Tabela1.B2" office:value-type="string">
            <text:p text:style-name="Table_20_Contents">R$ 837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0400-4-30GHz-BX8070110400/dp/B0883NPQST?&amp;linkCode=ll1&amp;tag=grafico01-20&amp;linkId=b924546ffd3f26b28fa0dca097ea583c&amp;language=pt_BR&amp;ref_=as_li_ss_tl" text:style-name="Internet_20_link" text:visited-style-name="Visited_20_Internet_20_Link"><text:span text:style-name="T1">Core i5 10400</text:span></text:a><text:a xlink:type="simple" xlink:href="https://www.amazon.com.br/Processador-Intel-I5-10400-4-30GHz-BX8070110400/dp/B0883NPQST?&amp;linkCode=ll1&amp;tag=grafico01-20&amp;linkId=b924546ffd3f26b28fa0dca097ea583c&amp;language=pt_BR&amp;ref_=as_li_ss_tl" text:style-name="Internet_20_link" text:visited-style-name="Visited_20_Internet_20_Link"> - Processador Intel Core I5-10400, 12MB 2.9GHz LGA 1200 BX8070110400 *</text:a></text:p>
          </table:table-cell>
          <table:table-cell table:style-name="Tabela1.B2" office:value-type="string">
            <text:p text:style-name="Table_20_Contents">R$ 839,00</text:p>
          </table:table-cell>
          <table:table-cell table:style-name="Tabela1.B2" office:value-type="string">
            <text:p text:style-name="Table_20_Contents">R$ 83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amd-ryzen-5-5600g-16mb-3-9ghz-4-4ghz-100-100000252box-p994681" text:style-name="Internet_20_link" text:visited-style-name="Visited_20_Internet_20_Link"><text:span text:style-name="T1">Ryzen 5 5600G</text:span></text:a><text:a xlink:type="simple" xlink:href="https://www.inpower.com.br/processador-amd-ryzen-5-5600g-16mb-3-9ghz-4-4ghz-100-100000252box-p994681" text:style-name="Internet_20_link" text:visited-style-name="Visited_20_Internet_20_Link"> - Processador AMD Ryzen 5 5600G 16MB 3.9Ghz - 4.4Ghz 100-10...</text:a></text:p>
          </table:table-cell>
          <table:table-cell table:style-name="Tabela1.B2" office:value-type="string">
            <text:p text:style-name="Table_20_Contents">R$ 844,38</text:p>
          </table:table-cell>
          <table:table-cell table:style-name="Tabela1.B2" office:value-type="string">
            <text:p text:style-name="Table_20_Contents">R$ 938,2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3-13100f-raptor-lake-34ghz-45ghz-12mb-cache-lga-1700-bx8071513100f" text:style-name="Internet_20_link" text:visited-style-name="Visited_20_Internet_20_Link"><text:span text:style-name="T1">Core i3 13100F</text:span></text:a><text:a xlink:type="simple" xlink:href="https://www.gkinfostore.com.br/processador-intel-core-i3-13100f-raptor-lake-34ghz-45ghz-12mb-cache-lga-1700-bx8071513100f" text:style-name="Internet_20_link" text:visited-style-name="Visited_20_Internet_20_Link"> - Processador Intel Core I3 13100f Raptor Lake 3.4Ghz / 4.5Ghz 12MB Cache LGA 1700 - BX8071513100F</text:a></text:p>
          </table:table-cell>
          <table:table-cell table:style-name="Tabela1.B2" office:value-type="string">
            <text:p text:style-name="Table_20_Contents">R$ 849,00</text:p>
          </table:table-cell>
          <table:table-cell table:style-name="Tabela1.B2" office:value-type="string">
            <text:p text:style-name="Table_20_Contents">R$ 998,82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3445/processador-intel-core-i5-10400-290ghz-430ghz-turbo-10-geracao-6-cores-12-threads-lga-1200-bx8070110400?p=1360309" text:style-name="Internet_20_link" text:visited-style-name="Visited_20_Internet_20_Link"><text:span text:style-name="T1">Core i5 10400</text:span></text:a><text:a xlink:type="simple" xlink:href="https://www.terabyteshop.com.br/produto/13445/processador-intel-core-i5-10400-290ghz-430ghz-turbo-10-geracao-6-cores-12-threads-lga-1200-bx8070110400?p=1360309" text:style-name="Internet_20_link" text:visited-style-name="Visited_20_Internet_20_Link"> - Processador Intel Core I5 10400, 2.90GHz, (4.30GHz Turbo), 10ª Geração, 6-Cores 12-Threads, LGA 1200, BX8</text:a></text:p>
          </table:table-cell>
          <table:table-cell table:style-name="Tabela1.B2" office:value-type="string">
            <text:p text:style-name="Table_20_Contents">R$ 849,00</text:p>
          </table:table-cell>
          <table:table-cell table:style-name="Tabela1.B2" office:value-type="string">
            <text:p text:style-name="Table_20_Contents">R$ 99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3-12100-33-ghz-44ghz-turbo-12mb-cache-lga1700" text:style-name="Internet_20_link" text:visited-style-name="Visited_20_Internet_20_Link"><text:span text:style-name="T1">Core i3 12100</text:span></text:a><text:a xlink:type="simple" xlink:href="https://www.fgtec.com.br/processador-intel-core-i3-12100-33-ghz-44ghz-turbo-12mb-cache-lga1700" text:style-name="Internet_20_link" text:visited-style-name="Visited_20_Internet_20_Link"> - Processador Intel Core i3-12100 3.3 GHz (4.4ghz Turbo) 12MB Cache - LGA1700</text:a></text:p>
          </table:table-cell>
          <table:table-cell table:style-name="Tabela1.B2" office:value-type="string">
            <text:p text:style-name="Table_20_Contents">R$ 849,15</text:p>
          </table:table-cell>
          <table:table-cell table:style-name="Tabela1.B2" office:value-type="string">
            <text:p text:style-name="Table_20_Contents">R$ 999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0400-6-core-12-threads-2-9ghz-4-3ghz-turbo-cache-12mb-lga1200-bx8070110400" text:style-name="Internet_20_link" text:visited-style-name="Visited_20_Internet_20_Link"><text:span text:style-name="T1">Core i5 10400</text:span></text:a><text:a xlink:type="simple" xlink:href="https://www.pichau.com.br/processador-intel-core-i5-10400-6-core-12-threads-2-9ghz-4-3ghz-turbo-cache-12mb-lga1200-bx8070110400" text:style-name="Internet_20_link" text:visited-style-name="Visited_20_Internet_20_Link"> - Processador Intel Core i5-10400, 6-Core, 12-Threads, 2.9Ghz (4.3Ghz Turbo), Cache 12MB, LGA1200, BX8070110400</text:a></text:p>
          </table:table-cell>
          <table:table-cell table:style-name="Tabela1.B2" office:value-type="string">
            <text:p text:style-name="Table_20_Contents">R$ 849,99</text:p>
          </table:table-cell>
          <table:table-cell table:style-name="Tabela1.B2" office:value-type="string">
            <text:p text:style-name="Table_20_Contents">R$ 999,99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45222?awc=17729_1662751524_6df251c06c7f23694f0b7dae4d7eb8a5&amp;utm_source=AWIN&amp;utm_medium=AFILIADOS&amp;utm_term=935027" text:style-name="Internet_20_link" text:visited-style-name="Visited_20_Internet_20_Link"><text:span text:style-name="T1">Core i5 10400</text:span></text:a><text:a xlink:type="simple" xlink:href="https://www.kabum.com.br/produto/345222?awc=17729_1662751524_6df251c06c7f23694f0b7dae4d7eb8a5&amp;utm_source=AWIN&amp;utm_medium=AFILIADOS&amp;utm_term=935027" text:style-name="Internet_20_link" text:visited-style-name="Visited_20_Internet_20_Link"> - Processador Intel Core I5-10400, 2.90GHz, LGA 1200, OEM</text:a></text:p>
          </table:table-cell>
          <table:table-cell table:style-name="Tabela1.B2" office:value-type="string">
            <text:p text:style-name="Table_20_Contents">R$ 858,93</text:p>
          </table:table-cell>
          <table:table-cell table:style-name="Tabela1.B2" office:value-type="string">
            <text:p text:style-name="Table_20_Contents">R$ 1.010,5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amd-ryzen-5-5600g-39ghz-44ghz-turbo-6-cores-12-threads-cooler-wraith-stealth-am4-100-100000252box" text:style-name="Internet_20_link" text:visited-style-name="Visited_20_Internet_20_Link"><text:span text:style-name="T1">Ryzen 5 5600G</text:span></text:a><text:a xlink:type="simple" xlink:href="https://www.alligatorshop.com.br/processador-amd-ryzen-5-5600g-39ghz-44ghz-turbo-6-cores-12-threads-cooler-wraith-stealth-am4-100-100000252box" text:style-name="Internet_20_link" text:visited-style-name="Visited_20_Internet_20_Link"> - Processador AMD Ryzen 5 5600G 3.9GHz (4.4GHz Turbo) 6-Cores 12-Threads Cooler Wraith Stealth AM4 100-100000252BOX</text:a></text:p>
          </table:table-cell>
          <table:table-cell table:style-name="Tabela1.B2" office:value-type="string">
            <text:p text:style-name="Table_20_Contents">R$ 859,90</text:p>
          </table:table-cell>
          <table:table-cell table:style-name="Tabela1.B2" office:value-type="string">
            <text:p text:style-name="Table_20_Contents">R$ 1.011,65</text:p>
          </table:table-cell>
          <table:table-cell table:style-name="Tabela1.B2" office:value-type="string">
            <text:p text:style-name="Table_20_Contents">AlligatorShop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itxgamer.com.br/processador-intel-core-i5-10400-290ghz-430ghz-turbo-10a-geracao-6-cores-12-threads-lga-1200-bx8070110400" text:style-name="Internet_20_link" text:visited-style-name="Visited_20_Internet_20_Link"><text:span text:style-name="T1">Core i5 10400</text:span></text:a><text:a xlink:type="simple" xlink:href="https://www.itxgamer.com.br/processador-intel-core-i5-10400-290ghz-430ghz-turbo-10a-geracao-6-cores-12-threads-lga-1200-bx8070110400" text:style-name="Internet_20_link" text:visited-style-name="Visited_20_Internet_20_Link"> - Processador Intel Core i5 10400, 2.90GHz, (4.30GHz Turbo), 10ª Geração, 6-Cores 12-Threads, LGA 1200, BX8070110400</text:a></text:p>
          </table:table-cell>
          <table:table-cell table:style-name="Tabela1.B2" office:value-type="string">
            <text:p text:style-name="Table_20_Contents">R$ 861,19</text:p>
          </table:table-cell>
          <table:table-cell table:style-name="Tabela1.B2" office:value-type="string">
            <text:p text:style-name="Table_20_Contents">R$ 1.013,17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98799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398799?awc=17729_1662751524_6df251c06c7f23694f0b7dae4d7eb8a5&amp;utm_source=AWIN&amp;utm_medium=AFILIADOS&amp;utm_term=935027" text:style-name="Internet_20_link" text:visited-style-name="Visited_20_Internet_20_Link"> - Processador AMD Ryzen 3 3200G, 3.6GHz - 4.0GHz Turbo, AM4, Quad Core, 4 Thread, Cooler Wraith Stealth - Yd3200c5fhbox</text:a></text:p>
          </table:table-cell>
          <table:table-cell table:style-name="Tabela1.B2" office:value-type="string">
            <text:p text:style-name="Table_20_Contents">R$ 864,78</text:p>
          </table:table-cell>
          <table:table-cell table:style-name="Tabela1.B2" office:value-type="string">
            <text:p text:style-name="Table_20_Contents">R$ 864,7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47670?awc=17729_1662751524_6df251c06c7f23694f0b7dae4d7eb8a5&amp;utm_source=AWIN&amp;utm_medium=AFILIADOS&amp;utm_term=935027" text:style-name="Internet_20_link" text:visited-style-name="Visited_20_Internet_20_Link"><text:span text:style-name="T1">Core i3 12100</text:span></text:a><text:a xlink:type="simple" xlink:href="https://www.kabum.com.br/produto/347670?awc=17729_1662751524_6df251c06c7f23694f0b7dae4d7eb8a5&amp;utm_source=AWIN&amp;utm_medium=AFILIADOS&amp;utm_term=935027" text:style-name="Internet_20_link" text:visited-style-name="Visited_20_Internet_20_Link"> - Processador Intel Core I3-12100, 3.3GHz - 4.3GHz, Cache 12MB, LGA 1700 - BX8071512100</text:a></text:p>
          </table:table-cell>
          <table:table-cell table:style-name="Tabela1.B2" office:value-type="string">
            <text:p text:style-name="Table_20_Contents">R$ 869,00</text:p>
          </table:table-cell>
          <table:table-cell table:style-name="Tabela1.B2" office:value-type="string">
            <text:p text:style-name="Table_20_Contents">R$ 86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8526?awc=17729_1662751524_6df251c06c7f23694f0b7dae4d7eb8a5&amp;utm_source=AWIN&amp;utm_medium=AFILIADOS&amp;utm_term=935027" text:style-name="Internet_20_link" text:visited-style-name="Visited_20_Internet_20_Link"><text:span text:style-name="T1">Core i3 13100F</text:span></text:a><text:a xlink:type="simple" xlink:href="https://www.kabum.com.br/produto/458526?awc=17729_1662751524_6df251c06c7f23694f0b7dae4d7eb8a5&amp;utm_source=AWIN&amp;utm_medium=AFILIADOS&amp;utm_term=935027" text:style-name="Internet_20_link" text:visited-style-name="Visited_20_Internet_20_Link"> - Processador Intel Core I3-13100f 3.4ghz,4.5ghz Max Turbo,Cache 12mb L1700 - BX8071513100F</text:a></text:p>
          </table:table-cell>
          <table:table-cell table:style-name="Tabela1.B2" office:value-type="string">
            <text:p text:style-name="Table_20_Contents">R$ 879,00</text:p>
          </table:table-cell>
          <table:table-cell table:style-name="Tabela1.B2" office:value-type="string">
            <text:p text:style-name="Table_20_Contents">R$ 87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3-13100F-Desktop-núcleos/dp/B0BQ6BCWC4?&amp;linkCode=ll1&amp;tag=grafico01-20&amp;linkId=b924546ffd3f26b28fa0dca097ea583c&amp;language=pt_BR&amp;ref_=as_li_ss_tl" text:style-name="Internet_20_link" text:visited-style-name="Visited_20_Internet_20_Link"><text:span text:style-name="T1">Core i3 13100F</text:span></text:a><text:a xlink:type="simple" xlink:href="https://www.amazon.com.br/Intel-Processador-i3-13100F-Desktop-núcleos/dp/B0BQ6BCWC4?&amp;linkCode=ll1&amp;tag=grafico01-20&amp;linkId=b924546ffd3f26b28fa0dca097ea583c&amp;language=pt_BR&amp;ref_=as_li_ss_tl" text:style-name="Internet_20_link" text:visited-style-name="Visited_20_Internet_20_Link"> - Intel Processador Core i3-13100F Desktop 4 núcleos (4 P-core + 0 E-cores) 12 MB de cache, até 4,5 GHz</text:a></text:p>
          </table:table-cell>
          <table:table-cell table:style-name="Tabela1.B2" office:value-type="string">
            <text:p text:style-name="Table_20_Contents">R$ 879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3-12100-3-30GHZ-LGA1700/dp/B09MDDX29R?&amp;linkCode=ll1&amp;tag=grafico01-20&amp;linkId=b924546ffd3f26b28fa0dca097ea583c&amp;language=pt_BR&amp;ref_=as_li_ss_tl" text:style-name="Internet_20_link" text:visited-style-name="Visited_20_Internet_20_Link"><text:span text:style-name="T1">Core i3 12100</text:span></text:a><text:a xlink:type="simple" xlink:href="https://www.amazon.com.br/Processador-Intel-i3-12100-3-30GHZ-LGA1700/dp/B09MDDX29R?&amp;linkCode=ll1&amp;tag=grafico01-20&amp;linkId=b924546ffd3f26b28fa0dca097ea583c&amp;language=pt_BR&amp;ref_=as_li_ss_tl" text:style-name="Internet_20_link" text:visited-style-name="Visited_20_Internet_20_Link"> - Processador Intel Core i3-12100 3.30GHZ 12MB LGA1700 - PN # BX8071512100, Preto</text:a></text:p>
          </table:table-cell>
          <table:table-cell table:style-name="Tabela1.B2" office:value-type="string">
            <text:p text:style-name="Table_20_Contents">R$ 883,00</text:p>
          </table:table-cell>
          <table:table-cell table:style-name="Tabela1.B2" office:value-type="string">
            <text:p text:style-name="Table_20_Contents">R$ 883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5-5600-cache-35mb-3-7ghz-4-4ghz-max-turbo-am4-sem-video-100-100000927box/" text:style-name="Internet_20_link" text:visited-style-name="Visited_20_Internet_20_Link"><text:span text:style-name="T1">Ryzen 5 5600</text:span></text:a><text:a xlink:type="simple" xlink:href="https://www.guerradigital.com.br/produtos/amd-ryzen-5-5600-cache-35mb-3-7ghz-4-4ghz-max-turbo-am4-sem-video-100-100000927box/" text:style-name="Internet_20_link" text:visited-style-name="Visited_20_Internet_20_Link"> - AMD Ryzen 5 5600, Cache 35MB, 3.7GHz (4.4GHz Max Turbo), AM4, Sem Vídeo (100-100000927BOX)</text:a></text:p>
          </table:table-cell>
          <table:table-cell table:style-name="Tabela1.B2" office:value-type="string">
            <text:p text:style-name="Table_20_Contents">R$ 885,80</text:p>
          </table:table-cell>
          <table:table-cell table:style-name="Tabela1.B2" office:value-type="string">
            <text:p text:style-name="Table_20_Contents">R$ 1.029,96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5-5600g-3-9ghz-4-4ghz-max-turbo-am4-video-integrado-6-cores-12-threads-cooler-wraith-stealth-100-100000252box/" text:style-name="Internet_20_link" text:visited-style-name="Visited_20_Internet_20_Link"><text:span text:style-name="T1">Ryzen 5 5600G</text:span></text:a><text:a xlink:type="simple" xlink:href="https://www.guerradigital.com.br/produtos/amd-ryzen-5-5600g-3-9ghz-4-4ghz-max-turbo-am4-video-integrado-6-cores-12-threads-cooler-wraith-stealth-100-100000252box/" text:style-name="Internet_20_link" text:visited-style-name="Visited_20_Internet_20_Link"> - AMD Ryzen 5 5600G, 3.9GHz (4.4GHz Max Turbo), AM4, Vídeo Integrado, 6 Cores 12 Threads Cooler Wraith Stealth (100-100000252BOX)</text:a></text:p>
          </table:table-cell>
          <table:table-cell table:style-name="Tabela1.B2" office:value-type="string">
            <text:p text:style-name="Table_20_Contents">R$ 885,80</text:p>
          </table:table-cell>
          <table:table-cell table:style-name="Tabela1.B2" office:value-type="string">
            <text:p text:style-name="Table_20_Contents">R$ 1.029,96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5-10400-cache-12mb-29ghz-43ghz-max-turbo-lga-1200-bx8070110400" text:style-name="Internet_20_link" text:visited-style-name="Visited_20_Internet_20_Link"><text:span text:style-name="T1">Core i5 10400</text:span></text:a><text:a xlink:type="simple" xlink:href="https://patoloco.com.br/processador-intel-core-i5-10400-cache-12mb-29ghz-43ghz-max-turbo-lga-1200-bx8070110400" text:style-name="Internet_20_link" text:visited-style-name="Visited_20_Internet_20_Link"> - Processador Intel Core i5-10400, Cache 12MB, 2.9GHz (4.3GHz Max Turbo), LGA 1200 - BX8070110400</text:a></text:p>
          </table:table-cell>
          <table:table-cell table:style-name="Tabela1.B2" office:value-type="string">
            <text:p text:style-name="Table_20_Contents">R$ 886,00</text:p>
          </table:table-cell>
          <table:table-cell table:style-name="Tabela1.B2" office:value-type="string">
            <text:p text:style-name="Table_20_Contents">R$ 1.042,32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788/processador-amd-ryzen-5-5600-35ghz-44ghz-turbo-6-cores-12-threads-cooler-wraith-stealth-am4-100-100000927box?p=1360309" text:style-name="Internet_20_link" text:visited-style-name="Visited_20_Internet_20_Link"><text:span text:style-name="T1">Ryzen 5 5600</text:span></text:a><text:a xlink:type="simple" xlink:href="https://www.terabyteshop.com.br/produto/20788/processador-amd-ryzen-5-5600-35ghz-44ghz-turbo-6-cores-12-threads-cooler-wraith-stealth-am4-100-100000927box?p=1360309" text:style-name="Internet_20_link" text:visited-style-name="Visited_20_Internet_20_Link"> - Processador AMD Ryzen 5 5600 3.5GHz (4.4GHz Turbo), 6-Cores 12-Threads, Cooler Wraith Stealth, AM4, 100-1</text:a></text:p>
          </table:table-cell>
          <table:table-cell table:style-name="Tabela1.B2" office:value-type="string">
            <text:p text:style-name="Table_20_Contents">R$ 889,00</text:p>
          </table:table-cell>
          <table:table-cell table:style-name="Tabela1.B2" office:value-type="string">
            <text:p text:style-name="Table_20_Contents">R$ 1.04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3691?awc=17729_1662751524_6df251c06c7f23694f0b7dae4d7eb8a5&amp;utm_source=AWIN&amp;utm_medium=AFILIADOS&amp;utm_term=935027" text:style-name="Internet_20_link" text:visited-style-name="Visited_20_Internet_20_Link"><text:span text:style-name="T1">Core i3 12100F</text:span></text:a><text:a xlink:type="simple" xlink:href="https://www.kabum.com.br/produto/463691?awc=17729_1662751524_6df251c06c7f23694f0b7dae4d7eb8a5&amp;utm_source=AWIN&amp;utm_medium=AFILIADOS&amp;utm_term=935027" text:style-name="Internet_20_link" text:visited-style-name="Visited_20_Internet_20_Link"> - Processador Intel Core I3 12100f 3.3ghz (4.3ghz Turbo), 12ª Geração, 4-cores 8-threads, Lga 1700</text:a></text:p>
          </table:table-cell>
          <table:table-cell table:style-name="Tabela1.B2" office:value-type="string">
            <text:p text:style-name="Table_20_Contents">R$ 892,99</text:p>
          </table:table-cell>
          <table:table-cell table:style-name="Tabela1.B2" office:value-type="string">
            <text:p text:style-name="Table_20_Contents">R$ 892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1400F-Geração-LGA1200/dp/B08TX4MCKC?&amp;linkCode=ll1&amp;tag=grafico01-20&amp;linkId=b924546ffd3f26b28fa0dca097ea583c&amp;language=pt_BR&amp;ref_=as_li_ss_tl" text:style-name="Internet_20_link" text:visited-style-name="Visited_20_Internet_20_Link"><text:span text:style-name="T1">Core i5 11400F</text:span></text:a><text:a xlink:type="simple" xlink:href="https://www.amazon.com.br/Processador-Intel-i5-11400F-Geração-LGA1200/dp/B08TX4MCKC?&amp;linkCode=ll1&amp;tag=grafico01-20&amp;linkId=b924546ffd3f26b28fa0dca097ea583c&amp;language=pt_BR&amp;ref_=as_li_ss_tl" text:style-name="Internet_20_link" text:visited-style-name="Visited_20_Internet_20_Link"> - Processador Intel Core I5-11400F 12MB 4.4GHz LGA 1200 - BX8070811400F*</text:a></text:p>
          </table:table-cell>
          <table:table-cell table:style-name="Tabela1.B2" office:value-type="string">
            <text:p text:style-name="Table_20_Contents">R$ 899,00</text:p>
          </table:table-cell>
          <table:table-cell table:style-name="Tabela1.B2" office:value-type="string">
            <text:p text:style-name="Table_20_Contents">R$ 89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5-5600g-39ghz-44ghz-max-turbo-am4-video-integrado-6-nucleos-100-100000252box" text:style-name="Internet_20_link" text:visited-style-name="Visited_20_Internet_20_Link"><text:span text:style-name="T1">Ryzen 5 5600G</text:span></text:a><text:a xlink:type="simple" xlink:href="https://www.processadores.app.br/processador-amd-ryzen-5-5600g-39ghz-44ghz-max-turbo-am4-video-integrado-6-nucleos-100-100000252box" text:style-name="Internet_20_link" text:visited-style-name="Visited_20_Internet_20_Link"> - Processador Amd Ryzen 5 5600G, 3.9Ghz (4.4Ghz Max Turbo), Am4, Video Integrado, 6 Nucleos - 100-100000252Box</text:a></text:p>
          </table:table-cell>
          <table:table-cell table:style-name="Tabela1.B2" office:value-type="string">
            <text:p text:style-name="Table_20_Contents">R$ 899,00</text:p>
          </table:table-cell>
          <table:table-cell table:style-name="Tabela1.B2" office:value-type="string">
            <text:p text:style-name="Table_20_Contents">R$ 1.057,65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4089/processador-intel-core-i3-13100-34ghz-45ghz-turbo-13-geracao-4-cores-8-threads-lga-1700-bx8071513100?p=1360309" text:style-name="Internet_20_link" text:visited-style-name="Visited_20_Internet_20_Link"><text:span text:style-name="T1">Core i1 13100</text:span></text:a><text:a xlink:type="simple" xlink:href="https://www.terabyteshop.com.br/produto/24089/processador-intel-core-i3-13100-34ghz-45ghz-turbo-13-geracao-4-cores-8-threads-lga-1700-bx8071513100?p=1360309" text:style-name="Internet_20_link" text:visited-style-name="Visited_20_Internet_20_Link"> - Processador Intel Core I3 13100 3.4GHz (4.5GHz Turbo), 13ª Geração, 4-Cores 8-Threads, LGA 1700, BX807151</text:a></text:p>
          </table:table-cell>
          <table:table-cell table:style-name="Tabela1.B2" office:value-type="string">
            <text:p text:style-name="Table_20_Contents">R$ 899,00</text:p>
          </table:table-cell>
          <table:table-cell table:style-name="Tabela1.B2" office:value-type="string">
            <text:p text:style-name="Table_20_Contents">R$ 1.05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3-13100-4-core-8-threads-3-4ghz-4-5ghz-turbo-cache-12mb-lga1700-bx8071513100" text:style-name="Internet_20_link" text:visited-style-name="Visited_20_Internet_20_Link"><text:span text:style-name="T1">Core i1 13100</text:span></text:a><text:a xlink:type="simple" xlink:href="https://www.pichau.com.br/processador-intel-core-i3-13100-4-core-8-threads-3-4ghz-4-5ghz-turbo-cache-12mb-lga1700-bx8071513100" text:style-name="Internet_20_link" text:visited-style-name="Visited_20_Internet_20_Link"> - Processador Intel Core I3-13100, 4-Core, 8-Threads, 3.4GHz (4.5GHz Turbo), Cache 12MB, LGA1700, BX8071513100</text:a></text:p>
          </table:table-cell>
          <table:table-cell table:style-name="Tabela1.B2" office:value-type="string">
            <text:p text:style-name="Table_20_Contents">R$ 899,00</text:p>
          </table:table-cell>
          <table:table-cell table:style-name="Tabela1.B2" office:value-type="string">
            <text:p text:style-name="Table_20_Contents">R$ 1.057,65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3-13100-340-ghz-450ghz-turbo-12mb-cache-lga1700" text:style-name="Internet_20_link" text:visited-style-name="Visited_20_Internet_20_Link"><text:span text:style-name="T1">Core i3 13100F</text:span></text:a><text:a xlink:type="simple" xlink:href="https://www.fgtec.com.br/processador-intel-core-i3-13100-340-ghz-450ghz-turbo-12mb-cache-lga1700" text:style-name="Internet_20_link" text:visited-style-name="Visited_20_Internet_20_Link"> - Processador Intel Core i3-13100F 3,40 GHz (4,50GHz Turbo) 12MB Cache - LGA1700</text:a></text:p>
          </table:table-cell>
          <table:table-cell table:style-name="Tabela1.B2" office:value-type="string">
            <text:p text:style-name="Table_20_Contents">R$ 899,30</text:p>
          </table:table-cell>
          <table:table-cell table:style-name="Tabela1.B2" office:value-type="string">
            <text:p text:style-name="Table_20_Contents">R$ 1.05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5-10400-29-ghz-12mb-cache-lga1200" text:style-name="Internet_20_link" text:visited-style-name="Visited_20_Internet_20_Link"><text:span text:style-name="T1">Core i5 10400</text:span></text:a><text:a xlink:type="simple" xlink:href="https://www.fgtec.com.br/processador-intel-core-i5-10400-29-ghz-12mb-cache-lga1200" text:style-name="Internet_20_link" text:visited-style-name="Visited_20_Internet_20_Link"> - Processador Intel Core i5-10400 2.9 GHz (4.3Ghz Turbo) 12MB Cache - LGA1200</text:a></text:p>
          </table:table-cell>
          <table:table-cell table:style-name="Tabela1.B2" office:value-type="string">
            <text:p text:style-name="Table_20_Contents">R$ 899,30</text:p>
          </table:table-cell>
          <table:table-cell table:style-name="Tabela1.B2" office:value-type="string">
            <text:p text:style-name="Table_20_Contents">R$ 1.058,00</text:p>
          </table:table-cell>
          <table:table-cell table:style-name="Tabela1.B2" office:value-type="string">
            <text:p text:style-name="Table_20_Contents">FGTec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fgtec.com.br/processador-amd-ryzen-5-5600g-39ghz-44ghz-max-turbo-am4" text:style-name="Internet_20_link" text:visited-style-name="Visited_20_Internet_20_Link"><text:span text:style-name="T1">Ryzen 5 5600G</text:span></text:a><text:a xlink:type="simple" xlink:href="https://www.fgtec.com.br/processador-amd-ryzen-5-5600g-39ghz-44ghz-max-turbo-am4" text:style-name="Internet_20_link" text:visited-style-name="Visited_20_Internet_20_Link"> - Processador AMD Ryzen 5 5600G, 3.9GHz (4.4GHz Max Turbo), AM4</text:a></text:p>
          </table:table-cell>
          <table:table-cell table:style-name="Tabela1.B2" office:value-type="string">
            <text:p text:style-name="Table_20_Contents">R$ 899,30</text:p>
          </table:table-cell>
          <table:table-cell table:style-name="Tabela1.B2" office:value-type="string">
            <text:p text:style-name="Table_20_Contents">R$ 1.05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5-4600g-box-amdd/p/eh01f0k95g/in/prsd/" text:style-name="Internet_20_link" text:visited-style-name="Visited_20_Internet_20_Link"><text:span text:style-name="T1">Ryzen 5 4600G</text:span></text:a><text:a xlink:type="simple" xlink:href="https://www.magazinevoce.com.br/magazinegpubrasil/processador-amd-ryzen-5-4600g-box-amdd/p/eh01f0k95g/in/prsd/" text:style-name="Internet_20_link" text:visited-style-name="Visited_20_Internet_20_Link"> - Processador AMD Ryzen 5 4600G Box - AMDD</text:a></text:p>
          </table:table-cell>
          <table:table-cell table:style-name="Tabela1.B2" office:value-type="string">
            <text:p text:style-name="Table_20_Contents">R$ 899,90</text:p>
          </table:table-cell>
          <table:table-cell table:style-name="Tabela1.B2" office:value-type="string">
            <text:p text:style-name="Table_20_Contents">R$ 899,90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8971/processador-amd-ryzen-5-5600g-39ghz-44ghz-turbo-6-cores-12-threads-cooler-wraith-stealth-am4-com-video-integrado-100-100000252box?p=1360309" text:style-name="Internet_20_link" text:visited-style-name="Visited_20_Internet_20_Link"><text:span text:style-name="T1">Ryzen 5 5600G</text:span></text:a><text:a xlink:type="simple" xlink:href="https://www.terabyteshop.com.br/produto/18971/processador-amd-ryzen-5-5600g-39ghz-44ghz-turbo-6-cores-12-threads-cooler-wraith-stealth-am4-com-video-integrado-100-100000252box?p=1360309" text:style-name="Internet_20_link" text:visited-style-name="Visited_20_Internet_20_Link"> - Processador AMD Ryzen 5 5600G 3.9GHz (4.4GHz Turbo), 6-Cores 12-Threads, Cooler Wraith Stealth, AM4, Com</text:a></text:p>
          </table:table-cell>
          <table:table-cell table:style-name="Tabela1.B2" office:value-type="string">
            <text:p text:style-name="Table_20_Contents">R$ 899,90</text:p>
          </table:table-cell>
          <table:table-cell table:style-name="Tabela1.B2" office:value-type="string">
            <text:p text:style-name="Table_20_Contents">R$ 1.05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3964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423964?awc=17729_1662751524_6df251c06c7f23694f0b7dae4d7eb8a5&amp;utm_source=AWIN&amp;utm_medium=AFILIADOS&amp;utm_term=935027" text:style-name="Internet_20_link" text:visited-style-name="Visited_20_Internet_20_Link"> - Processador Intel Core I3-10100f, 4.30 Ghz, Cache 6MB, QuadCore, Threads 8, LGA 1200</text:a></text:p>
          </table:table-cell>
          <table:table-cell table:style-name="Tabela1.B2" office:value-type="string">
            <text:p text:style-name="Table_20_Contents">R$ 902,50</text:p>
          </table:table-cell>
          <table:table-cell table:style-name="Tabela1.B2" office:value-type="string">
            <text:p text:style-name="Table_20_Contents">R$ 950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9444?awc=17729_1662751524_6df251c06c7f23694f0b7dae4d7eb8a5&amp;utm_source=AWIN&amp;utm_medium=AFILIADOS&amp;utm_term=935027" text:style-name="Internet_20_link" text:visited-style-name="Visited_20_Internet_20_Link"><text:span text:style-name="T1">Core i5 11400F</text:span></text:a><text:a xlink:type="simple" xlink:href="https://www.kabum.com.br/produto/169444?awc=17729_1662751524_6df251c06c7f23694f0b7dae4d7eb8a5&amp;utm_source=AWIN&amp;utm_medium=AFILIADOS&amp;utm_term=935027" text:style-name="Internet_20_link" text:visited-style-name="Visited_20_Internet_20_Link"> - Processador Intel I5-11400F, 2.6GHz, Cache 12MB, Hexa Core, 12 Threads, LGA 1200 - BX8070811400F</text:a></text:p>
          </table:table-cell>
          <table:table-cell table:style-name="Tabela1.B2" office:value-type="string">
            <text:p text:style-name="Table_20_Contents">R$ 905,59</text:p>
          </table:table-cell>
          <table:table-cell table:style-name="Tabela1.B2" office:value-type="string">
            <text:p text:style-name="Table_20_Contents">R$ 1.065,4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0196?awc=17729_1662751524_6df251c06c7f23694f0b7dae4d7eb8a5&amp;utm_source=AWIN&amp;utm_medium=AFILIADOS&amp;utm_term=935027" text:style-name="Internet_20_link" text:visited-style-name="Visited_20_Internet_20_Link"><text:span text:style-name="T1">Core i3 12100</text:span></text:a><text:a xlink:type="simple" xlink:href="https://www.kabum.com.br/produto/450196?awc=17729_1662751524_6df251c06c7f23694f0b7dae4d7eb8a5&amp;utm_source=AWIN&amp;utm_medium=AFILIADOS&amp;utm_term=935027" text:style-name="Internet_20_link" text:visited-style-name="Visited_20_Internet_20_Link"> - Processador Intel Core I3-12100, 3.3ghz (4.3ghz Turbo) Lga1700, 12MB Cache, 12ª Ger. - Bx8071512100</text:a></text:p>
          </table:table-cell>
          <table:table-cell table:style-name="Tabela1.B2" office:value-type="string">
            <text:p text:style-name="Table_20_Contents">R$ 906,87</text:p>
          </table:table-cell>
          <table:table-cell table:style-name="Tabela1.B2" office:value-type="string">
            <text:p text:style-name="Table_20_Contents">R$ 1.066,9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53989?awc=17729_1662751524_6df251c06c7f23694f0b7dae4d7eb8a5&amp;utm_source=AWIN&amp;utm_medium=AFILIADOS&amp;utm_term=935027" text:style-name="Internet_20_link" text:visited-style-name="Visited_20_Internet_20_Link"><text:span text:style-name="T1">Core i3 10100</text:span></text:a><text:a xlink:type="simple" xlink:href="https://www.kabum.com.br/produto/253989?awc=17729_1662751524_6df251c06c7f23694f0b7dae4d7eb8a5&amp;utm_source=AWIN&amp;utm_medium=AFILIADOS&amp;utm_term=935027" text:style-name="Internet_20_link" text:visited-style-name="Visited_20_Internet_20_Link"> - Processador Intel Core I3-10100 Comet Lake, 3.60GHz (4.30GHz), Cache 6MB, LGA 1200 - BX8070110100</text:a></text:p>
          </table:table-cell>
          <table:table-cell table:style-name="Tabela1.B2" office:value-type="string">
            <text:p text:style-name="Table_20_Contents">R$ 912,00</text:p>
          </table:table-cell>
          <table:table-cell table:style-name="Tabela1.B2" office:value-type="string">
            <text:p text:style-name="Table_20_Contents">R$ 960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83718?awc=17729_1662751524_6df251c06c7f23694f0b7dae4d7eb8a5&amp;utm_source=AWIN&amp;utm_medium=AFILIADOS&amp;utm_term=935027" text:style-name="Internet_20_link" text:visited-style-name="Visited_20_Internet_20_Link"><text:span text:style-name="T1">Core i5 12400F</text:span></text:a><text:a xlink:type="simple" xlink:href="https://www.kabum.com.br/produto/283718?awc=17729_1662751524_6df251c06c7f23694f0b7dae4d7eb8a5&amp;utm_source=AWIN&amp;utm_medium=AFILIADOS&amp;utm_term=935027" text:style-name="Internet_20_link" text:visited-style-name="Visited_20_Internet_20_Link"> - Processador Intel Core i5-12400F, 2.5GHz (4.4GHz Max Turbo), Cache 18MB, LGA 1700 - BX8071512400F</text:a></text:p>
          </table:table-cell>
          <table:table-cell table:style-name="Tabela1.B2" office:value-type="string">
            <text:p text:style-name="Table_20_Contents">R$ 912,00</text:p>
          </table:table-cell>
          <table:table-cell table:style-name="Tabela1.B2" office:value-type="string">
            <text:p text:style-name="Table_20_Contents">R$ 1.066,6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kit-processador-amd-ryzen-5-5600g-e-pasta-termica-cooler-master" text:style-name="Internet_20_link" text:visited-style-name="Visited_20_Internet_20_Link"><text:span text:style-name="T1">Ryzen 5 5600G</text:span></text:a><text:a xlink:type="simple" xlink:href="https://www.alligatorshop.com.br/kit-processador-amd-ryzen-5-5600g-e-pasta-termica-cooler-master" text:style-name="Internet_20_link" text:visited-style-name="Visited_20_Internet_20_Link"> - Kit Processador AMD Ryzen 5 5600G E Pasta Térmica Cooler Master</text:a></text:p>
          </table:table-cell>
          <table:table-cell table:style-name="Tabela1.B2" office:value-type="string">
            <text:p text:style-name="Table_20_Contents">R$ 919,80</text:p>
          </table:table-cell>
          <table:table-cell table:style-name="Tabela1.B2" office:value-type="string">
            <text:p text:style-name="Table_20_Contents">R$ 1.082,12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3-13100-34ghz-45ghz-turbo-13a-geracao-lga-1700-bx8071513100" text:style-name="Internet_20_link" text:visited-style-name="Visited_20_Internet_20_Link"><text:span text:style-name="T1">Core i1 13100</text:span></text:a><text:a xlink:type="simple" xlink:href="https://www.itxgamer.com.br/processador-intel-core-i3-13100-34ghz-45ghz-turbo-13a-geracao-lga-1700-bx8071513100" text:style-name="Internet_20_link" text:visited-style-name="Visited_20_Internet_20_Link"> - Processador Intel Core i3 13100 3.4GHz (4.5GHz Turbo), 13ª Geração, LGA 1700, BX8071513100</text:a></text:p>
          </table:table-cell>
          <table:table-cell table:style-name="Tabela1.B2" office:value-type="string">
            <text:p text:style-name="Table_20_Contents">R$ 925,00</text:p>
          </table:table-cell>
          <table:table-cell table:style-name="Tabela1.B2" office:value-type="string">
            <text:p text:style-name="Table_20_Contents">R$ 1.088,23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3-12100-4-core-8-threads-3-3ghz-4-3ghz-turbo-cache-12mb-lga1700-bx8071512100" text:style-name="Internet_20_link" text:visited-style-name="Visited_20_Internet_20_Link"><text:span text:style-name="T1">Core i3 12100</text:span></text:a><text:a xlink:type="simple" xlink:href="https://www.pichau.com.br/processador-intel-core-i3-12100-4-core-8-threads-3-3ghz-4-3ghz-turbo-cache-12mb-lga1700-bx8071512100" text:style-name="Internet_20_link" text:visited-style-name="Visited_20_Internet_20_Link"> - Processador Intel Core i3-12100, 4-Core, 8-Threads, 3.3GHz (4.3GHz Turbo), Cache 12MB, LGA1700, BX8071512100</text:a></text:p>
          </table:table-cell>
          <table:table-cell table:style-name="Tabela1.B2" office:value-type="string">
            <text:p text:style-name="Table_20_Contents">R$ 929,00</text:p>
          </table:table-cell>
          <table:table-cell table:style-name="Tabela1.B2" office:value-type="string">
            <text:p text:style-name="Table_20_Contents">R$ 1.092,94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0400-Cache-4-30GHz/dp/B086MN38Q2?&amp;linkCode=ll1&amp;tag=grafico01-20&amp;linkId=b924546ffd3f26b28fa0dca097ea583c&amp;language=pt_BR&amp;ref_=as_li_ss_tl" text:style-name="Internet_20_link" text:visited-style-name="Visited_20_Internet_20_Link"><text:span text:style-name="T1">Core i5 10400</text:span></text:a><text:a xlink:type="simple" xlink:href="https://www.amazon.com.br/Processador-Intel-I5-10400-Cache-4-30GHz/dp/B086MN38Q2?&amp;linkCode=ll1&amp;tag=grafico01-20&amp;linkId=b924546ffd3f26b28fa0dca097ea583c&amp;language=pt_BR&amp;ref_=as_li_ss_tl" text:style-name="Internet_20_link" text:visited-style-name="Visited_20_Internet_20_Link"> - PROCESSADOR INTEL CORE I5-10400 CACHE 12MB 2.90GHz (MAX TURBO 4.30GHz) 10° GERAÇÃO</text:a></text:p>
          </table:table-cell>
          <table:table-cell table:style-name="Tabela1.B2" office:value-type="string">
            <text:p text:style-name="Table_20_Contents">R$ 929,00</text:p>
          </table:table-cell>
          <table:table-cell table:style-name="Tabela1.B2" office:value-type="string">
            <text:p text:style-name="Table_20_Contents">R$ 92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geração-i3-12100-Quad-core/dp/B09NPHJLPT?&amp;linkCode=ll1&amp;tag=grafico01-20&amp;linkId=b924546ffd3f26b28fa0dca097ea583c&amp;language=pt_BR&amp;ref_=as_li_ss_tl" text:style-name="Internet_20_link" text:visited-style-name="Visited_20_Internet_20_Link"><text:span text:style-name="T1">Core i3 12100</text:span></text:a><text:a xlink:type="simple" xlink:href="https://www.amazon.com.br/Intel-Processador-geração-i3-12100-Quad-core/dp/B09NPHJLPT?&amp;linkCode=ll1&amp;tag=grafico01-20&amp;linkId=b924546ffd3f26b28fa0dca097ea583c&amp;language=pt_BR&amp;ref_=as_li_ss_tl" text:style-name="Internet_20_link" text:visited-style-name="Visited_20_Internet_20_Link"> - Intel Processador Core i3 (12ª geração) i3-12100 Quad-core (4 núcleos) 3,30 GHz – Pacote de varejo, 1.8"x1.8"</text:a></text:p>
          </table:table-cell>
          <table:table-cell table:style-name="Tabela1.B2" office:value-type="string">
            <text:p text:style-name="Table_20_Contents">R$ 931,00</text:p>
          </table:table-cell>
          <table:table-cell table:style-name="Tabela1.B2" office:value-type="string">
            <text:p text:style-name="Table_20_Contents">R$ 931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AMD-Ryzen-3-6GHz-Cache-Desktop/dp/B081TL8XTM?&amp;linkCode=ll1&amp;tag=grafico01-20&amp;linkId=b924546ffd3f26b28fa0dca097ea583c&amp;language=pt_BR&amp;ref_=as_li_ss_tl" text:style-name="Internet_20_link" text:visited-style-name="Visited_20_Internet_20_Link"><text:span text:style-name="T1">Ryzen 5 3600</text:span></text:a><text:a xlink:type="simple" xlink:href="https://www.amazon.com.br/AMD-Ryzen-3-6GHz-Cache-Desktop/dp/B081TL8XTM?&amp;linkCode=ll1&amp;tag=grafico01-20&amp;linkId=b924546ffd3f26b28fa0dca097ea583c&amp;language=pt_BR&amp;ref_=as_li_ss_tl" text:style-name="Internet_20_link" text:visited-style-name="Visited_20_Internet_20_Link"> - AMD Ryzen 5 3600 3.6GHz 32MB Cache AM4 L3 CPU Desktop em caixa</text:a></text:p>
          </table:table-cell>
          <table:table-cell table:style-name="Tabela1.B2" office:value-type="string">
            <text:p text:style-name="Table_20_Contents">R$ 945,00</text:p>
          </table:table-cell>
          <table:table-cell table:style-name="Tabela1.B2" office:value-type="string">
            <text:p text:style-name="Table_20_Contents">R$ 945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intel-core-i3-12100-cache-12mb-3-3ghz-4-3ghz-max-turbo-lga-1700-bx8071512100/" text:style-name="Internet_20_link" text:visited-style-name="Visited_20_Internet_20_Link"><text:span text:style-name="T1">Core i3 12100</text:span></text:a><text:a xlink:type="simple" xlink:href="https://www.guerradigital.com.br/produtos/intel-core-i3-12100-cache-12mb-3-3ghz-4-3ghz-max-turbo-lga-1700-bx8071512100/" text:style-name="Internet_20_link" text:visited-style-name="Visited_20_Internet_20_Link"> - Intel Core i3-12100, Cache 12MB, 3.3GHz (4.3GHz Max Turbo), LGA 1700 (BX8071512100)</text:a></text:p>
          </table:table-cell>
          <table:table-cell table:style-name="Tabela1.B2" office:value-type="string">
            <text:p text:style-name="Table_20_Contents">R$ 945,14</text:p>
          </table:table-cell>
          <table:table-cell table:style-name="Tabela1.B2" office:value-type="string">
            <text:p text:style-name="Table_20_Contents">R$ 1.098,96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2192?awc=17729_1662751524_6df251c06c7f23694f0b7dae4d7eb8a5&amp;utm_source=AWIN&amp;utm_medium=AFILIADOS&amp;utm_term=935027" text:style-name="Internet_20_link" text:visited-style-name="Visited_20_Internet_20_Link"><text:span text:style-name="T1">Core i1 13100</text:span></text:a><text:a xlink:type="simple" xlink:href="https://www.kabum.com.br/produto/462192?awc=17729_1662751524_6df251c06c7f23694f0b7dae4d7eb8a5&amp;utm_source=AWIN&amp;utm_medium=AFILIADOS&amp;utm_term=935027" text:style-name="Internet_20_link" text:visited-style-name="Visited_20_Internet_20_Link"> - Processador Intel Core I3 13100, 3.4GHz, 3MB, Sem cooler Tray 13G - Cm8071505092202</text:a></text:p>
          </table:table-cell>
          <table:table-cell table:style-name="Tabela1.B2" office:value-type="string">
            <text:p text:style-name="Table_20_Contents">R$ 948,37</text:p>
          </table:table-cell>
          <table:table-cell table:style-name="Tabela1.B2" office:value-type="string">
            <text:p text:style-name="Table_20_Contents">R$ 1.115,7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61/processador-intel-core-i5-11400-26ghz-44ghz-turbo-11-geracao-6-cores-12-threads-lga-1200-bx8070811400?p=1360309" text:style-name="Internet_20_link" text:visited-style-name="Visited_20_Internet_20_Link"><text:span text:style-name="T1">Core i5 11400</text:span></text:a><text:a xlink:type="simple" xlink:href="https://www.terabyteshop.com.br/produto/17261/processador-intel-core-i5-11400-26ghz-44ghz-turbo-11-geracao-6-cores-12-threads-lga-1200-bx8070811400?p=1360309" text:style-name="Internet_20_link" text:visited-style-name="Visited_20_Internet_20_Link"> - Processador Intel Core I5 11400 2.6GHz (4.4GHz Turbo), 11ª Geração, 6-Cores 12-Threads, LGA 1200, BX80708</text:a></text:p>
          </table:table-cell>
          <table:table-cell table:style-name="Tabela1.B2" office:value-type="string">
            <text:p text:style-name="Table_20_Contents">R$ 949,00</text:p>
          </table:table-cell>
          <table:table-cell table:style-name="Tabela1.B2" office:value-type="string">
            <text:p text:style-name="Table_20_Contents">R$ 1.11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1400-6-core-12-threads-2-6ghz-4-4ghz-turbo-cache-12mb-lga1200-bx8070811400-br" text:style-name="Internet_20_link" text:visited-style-name="Visited_20_Internet_20_Link"><text:span text:style-name="T1">Core i5 11400</text:span></text:a><text:a xlink:type="simple" xlink:href="https://www.pichau.com.br/processador-intel-core-i5-11400-6-core-12-threads-2-6ghz-4-4ghz-turbo-cache-12mb-lga1200-bx8070811400-br" text:style-name="Internet_20_link" text:visited-style-name="Visited_20_Internet_20_Link"> - Processador Intel Core i5-11400, 6-</text:a><text:soft-page-break/><text:a xlink:type="simple" xlink:href="https://www.pichau.com.br/processador-intel-core-i5-11400-6-core-12-threads-2-6ghz-4-4ghz-turbo-cache-12mb-lga1200-bx8070811400-br" text:style-name="Internet_20_link" text:visited-style-name="Visited_20_Internet_20_Link">Core, 12-Threads, 2.6GHz (4.4GHz Turbo), Cache 12MB, LGA1200, BX8070811400-BR</text:a></text:p>
          </table:table-cell>
          <table:table-cell table:style-name="Tabela1.B2" office:value-type="string">
            <text:p text:style-name="Table_20_Contents">R$ 949,00</text:p>
          </table:table-cell>
          <table:table-cell table:style-name="Tabela1.B2" office:value-type="string">
            <text:p text:style-name="Table_20_Contents">R$ 1.116,47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48914?awc=17729_1662751524_6df251c06c7f23694f0b7dae4d7eb8a5&amp;utm_source=AWIN&amp;utm_medium=AFILIADOS&amp;utm_term=935027" text:style-name="Internet_20_link" text:visited-style-name="Visited_20_Internet_20_Link"><text:span text:style-name="T1">Core i5 11600KF</text:span></text:a><text:a xlink:type="simple" xlink:href="https://www.kabum.com.br/produto/148914?awc=17729_1662751524_6df251c06c7f23694f0b7dae4d7eb8a5&amp;utm_source=AWIN&amp;utm_medium=AFILIADOS&amp;utm_term=935027" text:style-name="Internet_20_link" text:visited-style-name="Visited_20_Internet_20_Link"> - Processador Intel Core i5-11600KF 11ª Geração, 3.9 GHz (4.9GHz Turbo), Cache 12MB, Hexa Core, 16 Threads, LGA1200 - BX8070811600KF</text:a></text:p>
          </table:table-cell>
          <table:table-cell table:style-name="Tabela1.B2" office:value-type="string">
            <text:p text:style-name="Table_20_Contents">R$ 949,99</text:p>
          </table:table-cell>
          <table:table-cell table:style-name="Tabela1.B2" office:value-type="string">
            <text:p text:style-name="Table_20_Contents">R$ 1.176,4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072/processador-intel-core-i5-12400f-25ghz-44ghz-turbo-12-geracao-6-cores-12-threads-lga-1700-bx8071512400f?p=1360309" text:style-name="Internet_20_link" text:visited-style-name="Visited_20_Internet_20_Link"><text:span text:style-name="T1">Core i5 12400F</text:span></text:a><text:a xlink:type="simple" xlink:href="https://www.terabyteshop.com.br/produto/20072/processador-intel-core-i5-12400f-25ghz-44ghz-turbo-12-geracao-6-cores-12-threads-lga-1700-bx8071512400f?p=1360309" text:style-name="Internet_20_link" text:visited-style-name="Visited_20_Internet_20_Link"> - Processador Intel Core I5 12400F 2.5GHz (4.4GHz Turbo), 12ª Geração, 6-Cores 12-Threads, LGA 1700, Com Co</text:a></text:p>
          </table:table-cell>
          <table:table-cell table:style-name="Tabela1.B2" office:value-type="string">
            <text:p text:style-name="Table_20_Contents">R$ 959,00</text:p>
          </table:table-cell>
          <table:table-cell table:style-name="Tabela1.B2" office:value-type="string">
            <text:p text:style-name="Table_20_Contents">R$ 1.12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5-10400-12mb-2-9ghz-4-3ghz-lga-1200-bx8070110400-p989611" text:style-name="Internet_20_link" text:visited-style-name="Visited_20_Internet_20_Link"><text:span text:style-name="T1">Core i5 10400</text:span></text:a><text:a xlink:type="simple" xlink:href="https://www.inpower.com.br/processador-intel-core-i5-10400-12mb-2-9ghz-4-3ghz-lga-1200-bx8070110400-p989611" text:style-name="Internet_20_link" text:visited-style-name="Visited_20_Internet_20_Link"> - Processador Intel Core i5-10400 12MB 2.9Ghz - 4.3Ghz LGA ...</text:a></text:p>
          </table:table-cell>
          <table:table-cell table:style-name="Tabela1.B2" office:value-type="string">
            <text:p text:style-name="Table_20_Contents">R$ 961,11</text:p>
          </table:table-cell>
          <table:table-cell table:style-name="Tabela1.B2" office:value-type="string">
            <text:p text:style-name="Table_20_Contents">R$ 1.067,9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7946?awc=17729_1662751524_6df251c06c7f23694f0b7dae4d7eb8a5&amp;utm_source=AWIN&amp;utm_medium=AFILIADOS&amp;utm_term=935027" text:style-name="Internet_20_link" text:visited-style-name="Visited_20_Internet_20_Link"><text:span text:style-name="T1">Core i5 10400</text:span></text:a><text:a xlink:type="simple" xlink:href="https://www.kabum.com.br/produto/167946?awc=17729_1662751524_6df251c06c7f23694f0b7dae4d7eb8a5&amp;utm_source=AWIN&amp;utm_medium=AFILIADOS&amp;utm_term=935027" text:style-name="Internet_20_link" text:visited-style-name="Visited_20_Internet_20_Link"> - Processador Intel Core I5-10400, 2.9GHz, Cache 12MB, LGA 1200 - BX8070110400</text:a></text:p>
          </table:table-cell>
          <table:table-cell table:style-name="Tabela1.B2" office:value-type="string">
            <text:p text:style-name="Table_20_Contents">R$ 966,32</text:p>
          </table:table-cell>
          <table:table-cell table:style-name="Tabela1.B2" office:value-type="string">
            <text:p text:style-name="Table_20_Contents">R$ 1.017,1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11400-CORE-BX8070811400-11ºGER/dp/B08TX4T92W?&amp;linkCode=ll1&amp;tag=grafico01-20&amp;linkId=b924546ffd3f26b28fa0dca097ea583c&amp;language=pt_BR&amp;ref_=as_li_ss_tl" text:style-name="Internet_20_link" text:visited-style-name="Visited_20_Internet_20_Link"><text:span text:style-name="T1">Core i5 11400</text:span></text:a><text:a xlink:type="simple" xlink:href="https://www.amazon.com.br/processador-intel-11400-CORE-BX8070811400-11ºGER/dp/B08TX4T92W?&amp;linkCode=ll1&amp;tag=grafico01-20&amp;linkId=b924546ffd3f26b28fa0dca097ea583c&amp;language=pt_BR&amp;ref_=as_li_ss_tl" text:style-name="Internet_20_link" text:visited-style-name="Visited_20_Internet_20_Link"> - processador intel 11400 CORE I5 (1200) 2,60 GHZ BOX - BX8070811400-11ºGER</text:a></text:p>
          </table:table-cell>
          <table:table-cell table:style-name="Tabela1.B2" office:value-type="string">
            <text:p text:style-name="Table_20_Contents">R$ 969,00</text:p>
          </table:table-cell>
          <table:table-cell table:style-name="Tabela1.B2" office:value-type="string">
            <text:p text:style-name="Table_20_Contents">R$ 96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5-12400f-25ghz44ghz-6-core-alder-lake-18mb-cache-lga-1700-bx8071512400f.html" text:style-name="Internet_20_link" text:visited-style-name="Visited_20_Internet_20_Link"><text:span text:style-name="T1">Core i5 12400F</text:span></text:a><text:a xlink:type="simple" xlink:href="https://www.gkinfostore.com.br/processador-intel-core-i5-12400f-25ghz44ghz-6-core-alder-lake-18mb-cache-lga-1700-bx8071512400f.html" text:style-name="Internet_20_link" text:visited-style-name="Visited_20_Internet_20_Link"> - Processador Intel Core i5 12400F 2.5GHz/4.4Ghz 6-Core Alder Lake 18MB Cache LGA 1700 - BX8071512400F</text:a></text:p>
          </table:table-cell>
          <table:table-cell table:style-name="Tabela1.B2" office:value-type="string">
            <text:p text:style-name="Table_20_Contents">R$ 976,03</text:p>
          </table:table-cell>
          <table:table-cell table:style-name="Tabela1.B2" office:value-type="string">
            <text:p text:style-name="Table_20_Contents">R$ 1.148,27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81088?awc=17729_1662751524_6df251c06c7f23694f0b7dae4d7eb8a5&amp;utm_source=AWIN&amp;utm_medium=AFILIADOS&amp;utm_term=935027" text:style-name="Internet_20_link" text:visited-style-name="Visited_20_Internet_20_Link"><text:span text:style-name="T1">Ryzen 5 5600G</text:span></text:a><text:a xlink:type="simple" xlink:href="https://www.kabum.com.br/produto/181088?awc=17729_1662751524_6df251c06c7f23694f0b7dae4d7eb8a5&amp;utm_source=AWIN&amp;utm_medium=AFILIADOS&amp;utm_term=935027" text:style-name="Internet_20_link" text:visited-style-name="Visited_20_Internet_20_Link"> - Processador AMD Ryzen 5 5600G, 3.9GHz (4.4GHz Max Turbo), Cache 19MB, 6 Núcleos, 12 Threads, Vídeo Integrado, AM4 - 100-100000252BOX</text:a></text:p>
          </table:table-cell>
          <table:table-cell table:style-name="Tabela1.B2" office:value-type="string">
            <text:p text:style-name="Table_20_Contents">R$ 978,49</text:p>
          </table:table-cell>
          <table:table-cell table:style-name="Tabela1.B2" office:value-type="string">
            <text:p text:style-name="Table_20_Contents">R$ 1.084,2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8187/processador-intel-core-i5-10600kf-41ghz-48ghz-turbo-10-geracao-lga-1200-bx8070110600kf?p=1360309" text:style-name="Internet_20_link" text:visited-style-name="Visited_20_Internet_20_Link"><text:span text:style-name="T1">Core i5 10600KF</text:span></text:a><text:a xlink:type="simple" xlink:href="https://www.terabyteshop.com.br/produto/18187/processador-intel-core-i5-10600kf-41ghz-48ghz-turbo-10-geracao-lga-1200-bx8070110600kf?p=1360309" text:style-name="Internet_20_link" text:visited-style-name="Visited_20_Internet_20_Link"> - Processador Intel Core I5 10600KF 4.1GHz (4.8GHz Turbo), 10ª Geração, LGA 1200, BX8070110600KF</text:a></text:p>
          </table:table-cell>
          <table:table-cell table:style-name="Tabela1.B2" office:value-type="string">
            <text:p text:style-name="Table_20_Contents">R$ 989,00</text:p>
          </table:table-cell>
          <table:table-cell table:style-name="Tabela1.B2" office:value-type="string">
            <text:p text:style-name="Table_20_Contents">R$ 1.15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7498?awc=17729_1662751524_6df251c06c7f23694f0b7dae4d7eb8a5&amp;utm_source=AWIN&amp;utm_medium=AFILIADOS&amp;utm_term=935027" text:style-name="Internet_20_link" text:visited-style-name="Visited_20_Internet_20_Link"><text:span text:style-name="T1">Core i5 10600KF</text:span></text:a><text:a xlink:type="simple" xlink:href="https://www.kabum.com.br/produto/167498?awc=17729_1662751524_6df251c06c7f23694f0b7dae4d7eb8a5&amp;utm_source=AWIN&amp;utm_medium=AFILIADOS&amp;utm_term=935027" text:style-name="Internet_20_link" text:visited-style-name="Visited_20_Internet_20_Link"> - Processador Intel Core I5-10600KF, 4.1GHz, Cache 12MB, LGA 1200 - BX8070110600KF</text:a></text:p>
          </table:table-cell>
          <table:table-cell table:style-name="Tabela1.B2" office:value-type="string">
            <text:p text:style-name="Table_20_Contents">R$ 989,10</text:p>
          </table:table-cell>
          <table:table-cell table:style-name="Tabela1.B2" office:value-type="string">
            <text:p text:style-name="Table_20_Contents">R$ 1.09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9438?awc=17729_1662751524_6df251c06c7f23694f0b7dae4d7eb8a5&amp;utm_source=AWIN&amp;utm_medium=AFILIADOS&amp;utm_term=935027" text:style-name="Internet_20_link" text:visited-style-name="Visited_20_Internet_20_Link"><text:span text:style-name="T1">Core i5 11400</text:span></text:a><text:a xlink:type="simple" xlink:href="https://www.kabum.com.br/produto/169438?awc=17729_1662751524_6df251c06c7f23694f0b7dae4d7eb8a5&amp;utm_source=AWIN&amp;utm_medium=AFILIADOS&amp;utm_term=935027" text:style-name="Internet_20_link" text:visited-style-name="Visited_20_Internet_20_Link"> - Processador Intel Core I5-11400 11ª Geração, 2.6GHz (4.4GHz Turbo), Cache 12MB, LGA 1200 - BX8070811400</text:a></text:p>
          </table:table-cell>
          <table:table-cell table:style-name="Tabela1.B2" office:value-type="string">
            <text:p text:style-name="Table_20_Contents">R$ 990,75</text:p>
          </table:table-cell>
          <table:table-cell table:style-name="Tabela1.B2" office:value-type="string">
            <text:p text:style-name="Table_20_Contents">R$ 1.165,5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amd-ryzen-5-5600g-39ghz-44ghz-turbo-am4-16mb-cache-100-100000252box" text:style-name="Internet_20_link" text:visited-style-name="Visited_20_Internet_20_Link"><text:span text:style-name="T1">Ryzen 5 5600G</text:span></text:a><text:a xlink:type="simple" xlink:href="https://www.itxgamer.com.br/processador-amd-ryzen-5-5600g-39ghz-44ghz-turbo-am4-16mb-cache-100-100000252box" text:style-name="Internet_20_link" text:visited-style-name="Visited_20_Internet_20_Link"> - Processador AMD Ryzen 5 5600G, 3.9GHz (4.4GHz Turbo), AM4, 16MB Cache, 100-100000252BOX</text:a></text:p>
          </table:table-cell>
          <table:table-cell table:style-name="Tabela1.B2" office:value-type="string">
            <text:p text:style-name="Table_20_Contents">R$ 997,61</text:p>
          </table:table-cell>
          <table:table-cell table:style-name="Tabela1.B2" office:value-type="string">
            <text:p text:style-name="Table_20_Contents">R$ 1.173,66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5-11400f-26ghz44ghz-rocket-lake-12mb-cache-lga-1200-bx8070811400f.html" text:style-name="Internet_20_link" text:visited-style-name="Visited_20_Internet_20_Link"><text:span text:style-name="T1">Core i5 11400F</text:span></text:a><text:a xlink:type="simple" xlink:href="https://www.gkinfostore.com.br/processador-intel-core-i5-11400f-26ghz44ghz-rocket-lake-12mb-cache-lga-1200-bx8070811400f.html" text:style-name="Internet_20_link" text:visited-style-name="Visited_20_Internet_20_Link"> - Processador Intel Core I5 11400F 2.6Ghz@4.4Ghz Rocket Lake 12MB Cache LGA 1200 - BX8070811400F</text:a></text:p>
          </table:table-cell>
          <table:table-cell table:style-name="Tabela1.B2" office:value-type="string">
            <text:p text:style-name="Table_20_Contents">R$ 999,00</text:p>
          </table:table-cell>
          <table:table-cell table:style-name="Tabela1.B2" office:value-type="string">
            <text:p text:style-name="Table_20_Contents">R$ 1.175,29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64/processador-intel-core-i5-11600kf-39ghz-50ghz-turbo-11-geracao-6-cores-12-threads-lga-1200-bx8070811600kf?p=1360309" text:style-name="Internet_20_link" text:visited-style-name="Visited_20_Internet_20_Link"><text:span text:style-name="T1">Core i5 11600KF</text:span></text:a><text:a xlink:type="simple" xlink:href="https://www.terabyteshop.com.br/produto/17264/processador-intel-core-i5-11600kf-39ghz-50ghz-turbo-11-geracao-6-cores-12-threads-lga-1200-bx8070811600kf?p=1360309" text:style-name="Internet_20_link" text:visited-style-name="Visited_20_Internet_20_Link"> - Processador Intel Core I5 11600KF 3.9GHz (5.0GHz Turbo), 11ª Geração, 6-Cores 12-Threads, LGA 1200, BX807</text:a></text:p>
          </table:table-cell>
          <table:table-cell table:style-name="Tabela1.B2" office:value-type="string">
            <text:p text:style-name="Table_20_Contents">R$ 999,00</text:p>
          </table:table-cell>
          <table:table-cell table:style-name="Tabela1.B2" office:value-type="string">
            <text:p text:style-name="Table_20_Contents">R$ 1.16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0600kf-6-core-12-threads-4-1ghz-4-8ghz-turbo-cache-12mb-lga1200-bx8070110600kf" text:style-name="Internet_20_link" text:visited-style-name="Visited_20_Internet_20_Link"><text:span text:style-name="T1">Core i5 10600KF</text:span></text:a><text:a xlink:type="simple" xlink:href="https://www.pichau.com.br/processador-intel-core-i5-10600kf-6-core-12-threads-4-1ghz-4-8ghz-turbo-cache-12mb-lga1200-bx8070110600kf" text:style-name="Internet_20_link" text:visited-style-name="Visited_20_Internet_20_Link"> - Processador Intel Core i5-10600KF, 6-Core, 12-Threads, 4.1GHz (4.8GHz Turbo), Cache 12MB, LGA1200, BX8070110600KF</text:a></text:p>
          </table:table-cell>
          <table:table-cell table:style-name="Tabela1.B2" office:value-type="string">
            <text:p text:style-name="Table_20_Contents">R$ 999,99</text:p>
          </table:table-cell>
          <table:table-cell table:style-name="Tabela1.B2" office:value-type="string">
            <text:p text:style-name="Table_20_Contents">R$ 1.176,46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6930?awc=17729_1662751524_6df251c06c7f23694f0b7dae4d7eb8a5&amp;utm_source=AWIN&amp;utm_medium=AFILIADOS&amp;utm_term=935027" text:style-name="Internet_20_link" text:visited-style-name="Visited_20_Internet_20_Link"><text:span text:style-name="T1">Ryzen 5 4500</text:span></text:a><text:a xlink:type="simple" xlink:href="https://www.kabum.com.br/produto/366930?awc=17729_1662751524_6df251c06c7f23694f0b7dae4d7eb8a5&amp;utm_source=AWIN&amp;utm_medium=AFILIADOS&amp;utm_term=935027" text:style-name="Internet_20_link" text:visited-style-name="Visited_20_Internet_20_Link"> - Kit Upgrade, AMD Ryzen 5 4500, Placa Mãe A320m Prime Asus, Neologic - NLI84049</text:a></text:p>
          </table:table-cell>
          <table:table-cell table:style-name="Tabela1.B2" office:value-type="string">
            <text:p text:style-name="Table_20_Contents">R$ 1.015,22</text:p>
          </table:table-cell>
          <table:table-cell table:style-name="Tabela1.B2" office:value-type="string">
            <text:p text:style-name="Table_20_Contents">R$ 1.153,6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15050?awc=17729_1662751524_6df251c06c7f23694f0b7dae4d7eb8a5&amp;utm_source=AWIN&amp;utm_medium=AFILIADOS&amp;utm_term=935027" text:style-name="Internet_20_link" text:visited-style-name="Visited_20_Internet_20_Link"><text:span text:style-name="T1">Core i5 12400F</text:span></text:a><text:a xlink:type="simple" xlink:href="https://www.kabum.com.br/produto/315050?awc=17729_1662751524_6df251c06c7f23694f0b7dae4d7eb8a5&amp;utm_source=AWIN&amp;utm_medium=AFILIADOS&amp;utm_term=935027" text:style-name="Internet_20_link" text:visited-style-name="Visited_20_Internet_20_Link"> - Processador Intel Core I5 12400F 12ª Geração, 2.5GHz (4.4GHz Turbo), Hexa Core, 12 Threads, LGA 1700 - BX8071512400F</text:a></text:p>
          </table:table-cell>
          <table:table-cell table:style-name="Tabela1.B2" office:value-type="string">
            <text:p text:style-name="Table_20_Contents">R$ 1.016,52</text:p>
          </table:table-cell>
          <table:table-cell table:style-name="Tabela1.B2" office:value-type="string">
            <text:p text:style-name="Table_20_Contents">R$ 1.195,90</text:p>
          </table:table-cell>
          <table:table-cell table:style-name="Tabela1.B2" office:value-type="string">
            <text:p text:style-name="Table_20_Contents">Kabum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5-5600g/p/cg33kejg6c/in/prsd/" text:style-name="Internet_20_link" text:visited-style-name="Visited_20_Internet_20_Link"><text:span text:style-name="T1">Ryzen 5 5600G</text:span></text:a><text:a xlink:type="simple" xlink:href="https://www.magazinevoce.com.br/magazinegpubrasil/processador-amd-ryzen-5-5600g/p/cg33kejg6c/in/prsd/" text:style-name="Internet_20_link" text:visited-style-name="Visited_20_Internet_20_Link"> - Processador amd ryzen 5 5600g</text:a></text:p>
          </table:table-cell>
          <table:table-cell table:style-name="Tabela1.B2" office:value-type="string">
            <text:p text:style-name="Table_20_Contents">R$ 1.016,75</text:p>
          </table:table-cell>
          <table:table-cell table:style-name="Tabela1.B2" office:value-type="string">
            <text:p text:style-name="Table_20_Contents">R$ 1.016,75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55263?awc=17729_1662751524_6df251c06c7f23694f0b7dae4d7eb8a5&amp;utm_source=AWIN&amp;utm_medium=AFILIADOS&amp;utm_term=935027" text:style-name="Internet_20_link" text:visited-style-name="Visited_20_Internet_20_Link"><text:span text:style-name="T1">Ryzen 5 5600</text:span></text:a><text:a xlink:type="simple" xlink:href="https://www.kabum.com.br/produto/355263?awc=17729_1662751524_6df251c06c7f23694f0b7dae4d7eb8a5&amp;utm_source=AWIN&amp;utm_medium=AFILIADOS&amp;utm_term=935027" text:style-name="Internet_20_link" text:visited-style-name="Visited_20_Internet_20_Link"> - Processador AMD Ryzen 5 5600, 3.5GHz (4.4GHz Turbo), AM4 - 100-100000927BOX</text:a></text:p>
          </table:table-cell>
          <table:table-cell table:style-name="Tabela1.B2" office:value-type="string">
            <text:p text:style-name="Table_20_Contents">R$ 1.020,08</text:p>
          </table:table-cell>
          <table:table-cell table:style-name="Tabela1.B2" office:value-type="string">
            <text:p text:style-name="Table_20_Contents">R$ 1.200,0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5-5600g-6-core-12-threads-3-9ghz-4-4ghz-turbo-cache-19mb-am4-100-100000252box" text:style-name="Internet_20_link" text:visited-style-name="Visited_20_Internet_20_Link"><text:span text:style-name="T1">Ryzen 5 5600G</text:span></text:a><text:a xlink:type="simple" xlink:href="https://www.pichau.com.br/processador-amd-ryzen-5-5600g-6-core-12-threads-3-9ghz-4-4ghz-turbo-cache-19mb-am4-100-100000252box" text:style-name="Internet_20_link" text:visited-style-name="Visited_20_Internet_20_Link"> - Processador AMD Ryzen 5 5600G, 6-Core, 12-Threads, 3.9GHz (4.4GHz Turbo), Cache 19MB, AM4, 100-100000252BOX</text:a></text:p>
          </table:table-cell>
          <table:table-cell table:style-name="Tabela1.B2" office:value-type="string">
            <text:p text:style-name="Table_20_Contents">R$ 1.029,00</text:p>
          </table:table-cell>
          <table:table-cell table:style-name="Tabela1.B2" office:value-type="string">
            <text:p text:style-name="Table_20_Contents">R$ 1.210,59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amd-ryzen-5-5600-35ghz-44ghz-turbo-6-cores-12-threads-cooler-wraith-stealth-am4-100-100000927box" text:style-name="Internet_20_link" text:visited-style-name="Visited_20_Internet_20_Link"><text:span text:style-name="T1">Ryzen 5 5600</text:span></text:a><text:a xlink:type="simple" xlink:href="https://www.alligatorshop.com.br/processador-amd-ryzen-5-5600-35ghz-44ghz-turbo-6-cores-12-threads-cooler-wraith-stealth-am4-100-100000927box" text:style-name="Internet_20_link" text:visited-style-name="Visited_20_Internet_20_Link"> - Processador AMD Ryzen 5 5600 3.5GHz (4.4GHz Turbo) 6-Cores 12-Threads Cooler Wraith Stealth AM4 100-100000927BOX</text:a></text:p>
          </table:table-cell>
          <table:table-cell table:style-name="Tabela1.B2" office:value-type="string">
            <text:p text:style-name="Table_20_Contents">R$ 1.029,90</text:p>
          </table:table-cell>
          <table:table-cell table:style-name="Tabela1.B2" office:value-type="string">
            <text:p text:style-name="Table_20_Contents">R$ 1.211,65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5-12400f-cache-18mb-25ghz-44ghz-max-turbo-lga-1700-bx8071512400f" text:style-name="Internet_20_link" text:visited-style-name="Visited_20_Internet_20_Link"><text:span text:style-name="T1">Core i5 12400F</text:span></text:a><text:a xlink:type="simple" xlink:href="https://patoloco.com.br/processador-intel-core-i5-12400f-cache-18mb-25ghz-44ghz-max-turbo-lga-1700-bx8071512400f" text:style-name="Internet_20_link" text:visited-style-name="Visited_20_Internet_20_Link"> - Processador Intel Core i5-12400F, Cache 18MB, 2.5GHz (4.4GHz Max Turbo), LGA 1700 - BX8071512400F</text:a></text:p>
          </table:table-cell>
          <table:table-cell table:style-name="Tabela1.B2" office:value-type="string">
            <text:p text:style-name="Table_20_Contents">R$ 1.045,07</text:p>
          </table:table-cell>
          <table:table-cell table:style-name="Tabela1.B2" office:value-type="string">
            <text:p text:style-name="Table_20_Contents">R$ 1.229,52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74665?awc=17729_1662751524_6df251c06c7f23694f0b7dae4d7eb8a5&amp;utm_source=AWIN&amp;utm_medium=AFILIADOS&amp;utm_term=935027" text:style-name="Internet_20_link" text:visited-style-name="Visited_20_Internet_20_Link"><text:span text:style-name="T1">Ryzen 5 5600G</text:span></text:a><text:a xlink:type="simple" xlink:href="https://www.kabum.com.br/produto/474665?awc=17729_1662751524_6df251c06c7f23694f0b7dae4d7eb8a5&amp;utm_source=AWIN&amp;utm_medium=AFILIADOS&amp;utm_term=935027" text:style-name="Internet_20_link" text:visited-style-name="Visited_20_Internet_20_Link"> - Processador AMD Ryzen 5 5600g 4.4ghz Video Radeon Integrado</text:a></text:p>
          </table:table-cell>
          <table:table-cell table:style-name="Tabela1.B2" office:value-type="string">
            <text:p text:style-name="Table_20_Contents">R$ 1.049,00</text:p>
          </table:table-cell>
          <table:table-cell table:style-name="Tabela1.B2" office:value-type="string">
            <text:p text:style-name="Table_20_Contents">R$ 1.04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3-13100-3-4GHz-Processador-Desktop/dp/B0BN5Z8MDR?&amp;linkCode=ll1&amp;tag=grafico01-20&amp;linkId=b924546ffd3f26b28fa0dca097ea583c&amp;language=pt_BR&amp;ref_=as_li_ss_tl" text:style-name="Internet_20_link" text:visited-style-name="Visited_20_Internet_20_Link"><text:span text:style-name="T1">Core i1 13100</text:span></text:a><text:a xlink:type="simple" xlink:href="https://www.amazon.com.br/Intel-i3-13100-3-4GHz-Processador-Desktop/dp/B0BN5Z8MDR?&amp;linkCode=ll1&amp;tag=grafico01-20&amp;linkId=b924546ffd3f26b28fa0dca097ea583c&amp;language=pt_BR&amp;ref_=as_li_ss_tl" text:style-name="Internet_20_link" text:visited-style-name="Visited_20_Internet_20_Link"> - Processador Intel Core I3-13100 4.5GHz. LGA 1700 BX8071513100 *</text:a></text:p>
          </table:table-cell>
          <table:table-cell table:style-name="Tabela1.B2" office:value-type="string">
            <text:p text:style-name="Table_20_Contents">R$ 1.049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3-13100f-34ghz-45ghz-turbo-13a-geracao-4-cores-8-threads-lga-1700-bx8071513100f" text:style-name="Internet_20_link" text:visited-style-name="Visited_20_Internet_20_Link"><text:span text:style-name="T1">Core i3 13100F</text:span></text:a><text:a xlink:type="simple" xlink:href="https://www.alligatorshop.com.br/processador-intel-core-i3-13100f-34ghz-45ghz-turbo-13a-geracao-4-cores-8-threads-lga-1700-bx8071513100f" text:style-name="Internet_20_link" text:visited-style-name="Visited_20_Internet_20_Link"> - Processador Intel Core i3 13100F 3.4GHz (4.5GHz Turbo) 13ª Geração 4-Cores 8-Threads LGA 1700 BX8071513100F</text:a></text:p>
          </table:table-cell>
          <table:table-cell table:style-name="Tabela1.B2" office:value-type="string">
            <text:p text:style-name="Table_20_Contents">R$ 1.049,89</text:p>
          </table:table-cell>
          <table:table-cell table:style-name="Tabela1.B2" office:value-type="string">
            <text:p text:style-name="Table_20_Contents">R$ 1.235,17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5-5600g/p/fbab4eejdk/in/prsd/" text:style-name="Internet_20_link" text:visited-style-name="Visited_20_Internet_20_Link"><text:span text:style-name="T1">Ryzen 5 5600G</text:span></text:a><text:a xlink:type="simple" xlink:href="https://www.magazinevoce.com.br/magazinegpubrasil/processador-amd-ryzen-5-5600g/p/fbab4eejdk/in/prsd/" text:style-name="Internet_20_link" text:visited-style-name="Visited_20_Internet_20_Link"> - Processador AMD Ryzen 5 5600G</text:a></text:p>
          </table:table-cell>
          <table:table-cell table:style-name="Tabela1.B2" office:value-type="string">
            <text:p text:style-name="Table_20_Contents">R$ 1.053,11</text:p>
          </table:table-cell>
          <table:table-cell table:style-name="Tabela1.B2" office:value-type="string">
            <text:p text:style-name="Table_20_Contents">R$ 1.120,33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3-13100-340-ghz-450ghz-turbo-12mb-cache-lga1700-1" text:style-name="Internet_20_link" text:visited-style-name="Visited_20_Internet_20_Link"><text:span text:style-name="T1">Core i1 13100</text:span></text:a><text:a xlink:type="simple" xlink:href="https://www.fgtec.com.br/processador-intel-core-i3-13100-340-ghz-450ghz-turbo-12mb-cache-lga1700-1" text:style-name="Internet_20_link" text:visited-style-name="Visited_20_Internet_20_Link"> - Processador Intel Core i3-13100 3,40 GHz (4,50GHz Turbo) 12MB Cache - LGA1700</text:a></text:p>
          </table:table-cell>
          <table:table-cell table:style-name="Tabela1.B2" office:value-type="string">
            <text:p text:style-name="Table_20_Contents">R$ 1.059,95</text:p>
          </table:table-cell>
          <table:table-cell table:style-name="Tabela1.B2" office:value-type="string">
            <text:p text:style-name="Table_20_Contents">R$ 1.247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intel-core-i3-12100-3-3ghz-lga-1700/p/bbdfe8f0b6/in/prsd/" text:style-name="Internet_20_link" text:visited-style-name="Visited_20_Internet_20_Link"><text:span text:style-name="T1">Core i3 12100</text:span></text:a><text:a xlink:type="simple" xlink:href="https://www.magazinevoce.com.br/magazinegpubrasil/processador-intel-core-i3-12100-3-3ghz-lga-1700/p/bbdfe8f0b6/in/prsd/" text:style-name="Internet_20_link" text:visited-style-name="Visited_20_Internet_20_Link"> - Processador Intel Core i3-12100 3.3Ghz LGA 1700</text:a></text:p>
          </table:table-cell>
          <table:table-cell table:style-name="Tabela1.B2" office:value-type="string">
            <text:p text:style-name="Table_20_Contents">R$ 1.064,90</text:p>
          </table:table-cell>
          <table:table-cell table:style-name="Tabela1.B2" office:value-type="string">
            <text:p text:style-name="Table_20_Contents">R$ 1.064,90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83713?awc=17729_1662751524_6df251c06c7f23694f0b7dae4d7eb8a5&amp;utm_source=AWIN&amp;utm_medium=AFILIADOS&amp;utm_term=935027" text:style-name="Internet_20_link" text:visited-style-name="Visited_20_Internet_20_Link"><text:span text:style-name="T1">Core i5 12400</text:span></text:a><text:a xlink:type="simple" xlink:href="https://www.kabum.com.br/produto/283713?awc=17729_1662751524_6df251c06c7f23694f0b7dae4d7eb8a5&amp;utm_source=AWIN&amp;utm_medium=AFILIADOS&amp;utm_term=935027" text:style-name="Internet_20_link" text:visited-style-name="Visited_20_Internet_20_Link"> - Processador Intel Core i5-12400, 2.5GHz (4.4GHz Max Turbo), Cache 18MB, LGA 1700 - BX8071512400</text:a></text:p>
          </table:table-cell>
          <table:table-cell table:style-name="Tabela1.B2" office:value-type="string">
            <text:p text:style-name="Table_20_Contents">R$ 1.066,99</text:p>
          </table:table-cell>
          <table:table-cell table:style-name="Tabela1.B2" office:value-type="string">
            <text:p text:style-name="Table_20_Contents">R$ 1.222,2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0586?awc=17729_1662751524_6df251c06c7f23694f0b7dae4d7eb8a5&amp;utm_source=AWIN&amp;utm_medium=AFILIADOS&amp;utm_term=935027" text:style-name="Internet_20_link" text:visited-style-name="Visited_20_Internet_20_Link"><text:span text:style-name="T1">Ryzen 5 3600</text:span></text:a><text:a xlink:type="simple" xlink:href="https://www.kabum.com.br/produto/400586?awc=17729_1662751524_6df251c06c7f23694f0b7dae4d7eb8a5&amp;utm_source=AWIN&amp;utm_medium=AFILIADOS&amp;utm_term=935027" text:style-name="Internet_20_link" text:visited-style-name="Visited_20_Internet_20_Link"> - Processador AMD Ryzen 5 3600, 3.6GHz (4.2GHz Max Boost), Cache 32MB, AM4, DDR4</text:a></text:p>
          </table:table-cell>
          <table:table-cell table:style-name="Tabela1.B2" office:value-type="string">
            <text:p text:style-name="Table_20_Contents">R$ 1.068,89</text:p>
          </table:table-cell>
          <table:table-cell table:style-name="Tabela1.B2" office:value-type="string">
            <text:p text:style-name="Table_20_Contents">R$ 1.257,52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5-12400f-25-ghz-44ghz-turbo-18mb-cache-lga1700" text:style-name="Internet_20_link" text:visited-style-name="Visited_20_Internet_20_Link"><text:span text:style-name="T1">Core i5 12400F</text:span></text:a><text:a xlink:type="simple" xlink:href="https://www.fgtec.com.br/processador-intel-core-i5-12400f-25-ghz-44ghz-turbo-18mb-cache-lga1700" text:style-name="Internet_20_link" text:visited-style-name="Visited_20_Internet_20_Link"> - Processador Intel Core i5-12400F 2.5 GHz (4.4Ghz Turbo) 18MB Cache - LGA1700</text:a></text:p>
          </table:table-cell>
          <table:table-cell table:style-name="Tabela1.B2" office:value-type="string">
            <text:p text:style-name="Table_20_Contents">R$ 1.069,30</text:p>
          </table:table-cell>
          <table:table-cell table:style-name="Tabela1.B2" office:value-type="string">
            <text:p text:style-name="Table_20_Contents">R$ 1.25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97686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397686?awc=17729_1662751524_6df251c06c7f23694f0b7dae4d7eb8a5&amp;utm_source=AWIN&amp;utm_medium=AFILIADOS&amp;utm_term=935027" text:style-name="Internet_20_link" text:visited-style-name="Visited_20_Internet_20_Link"> - Processador AMD Ryzen 3 3200G, 3.6GHz (4GHz Max Turbo), Cache 4MB, Quad Core, 4 Threads, AM4, Radeon Vega 8 Integrado - YD320GC5FIBOX</text:a></text:p>
          </table:table-cell>
          <table:table-cell table:style-name="Tabela1.B2" office:value-type="string">
            <text:p text:style-name="Table_20_Contents">R$ 1.069,90</text:p>
          </table:table-cell>
          <table:table-cell table:style-name="Tabela1.B2" office:value-type="string">
            <text:p text:style-name="Table_20_Contents">R$ 1.06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29451?awc=17729_1662751524_6df251c06c7f23694f0b7dae4d7eb8a5&amp;utm_source=AWIN&amp;utm_medium=AFILIADOS&amp;utm_term=935027" text:style-name="Internet_20_link" text:visited-style-name="Visited_20_Internet_20_Link"><text:span text:style-name="T1">Ryzen 5 5600X</text:span></text:a><text:a xlink:type="simple" xlink:href="https://www.kabum.com.br/produto/129451?awc=17729_1662751524_6df251c06c7f23694f0b7dae4d7eb8a5&amp;utm_source=AWIN&amp;utm_medium=AFILIADOS&amp;utm_term=935027" text:style-name="Internet_20_link" text:visited-style-name="Visited_20_Internet_20_Link"> - Processador AMD Ryzen 5 5600X, 3.7GHz (4.6GHz Max Turbo), Cache 35MB, 6 Núcleos, 12 Threads, AM4 - 100-100000065BOX</text:a></text:p>
          </table:table-cell>
          <table:table-cell table:style-name="Tabela1.B2" office:value-type="string">
            <text:p text:style-name="Table_20_Contents">R$ 1.073,49</text:p>
          </table:table-cell>
          <table:table-cell table:style-name="Tabela1.B2" office:value-type="string">
            <text:p text:style-name="Table_20_Contents">R$ 1.189,4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7-5700x-cache-36mb-3-4ghz-4-6ghz-max-turbo-am4-sem-video-100-100000926oem-sem-caixa-comercial/" text:style-name="Internet_20_link" text:visited-style-name="Visited_20_Internet_20_Link"><text:span text:style-name="T1">Ryzen 7 5700X</text:span></text:a><text:a xlink:type="simple" xlink:href="https://www.guerradigital.com.br/produtos/amd-ryzen-7-5700x-cache-36mb-3-4ghz-4-6ghz-max-turbo-am4-sem-video-100-100000926oem-sem-caixa-comercial/" text:style-name="Internet_20_link" text:visited-style-name="Visited_20_Internet_20_Link"> - AMD Ryzen 7 5700X, Cache 36MB, 3.4GHz (4.6GHz Max Turbo), AM4, Sem Vídeo (100-100000926OEM) (Sem caixa Comercial)</text:a></text:p>
          </table:table-cell>
          <table:table-cell table:style-name="Tabela1.B2" office:value-type="string">
            <text:p text:style-name="Table_20_Contents">R$ 1.075,00</text:p>
          </table:table-cell>
          <table:table-cell table:style-name="Tabela1.B2" office:value-type="string">
            <text:p text:style-name="Table_20_Contents">R$ 1.250,04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5-5600-350ghz-turbo-440ghz-5000-series-am4-100-100000927box" text:style-name="Internet_20_link" text:visited-style-name="Visited_20_Internet_20_Link"><text:span text:style-name="T1">Ryzen 5 5600</text:span></text:a><text:a xlink:type="simple" xlink:href="https://www.processadores.app.br/processador-amd-ryzen-5-5600-350ghz-turbo-440ghz-5000-series-am4-100-100000927box" text:style-name="Internet_20_link" text:visited-style-name="Visited_20_Internet_20_Link"> - Processador AMD Ryzen 5 5600 3.50GHz (Turbo 4.40GHz) - 5000 Series, AM4 - 100-100000927BOX</text:a></text:p>
          </table:table-cell>
          <table:table-cell table:style-name="Tabela1.B2" office:value-type="string">
            <text:p text:style-name="Table_20_Contents">R$ 1.076,27</text:p>
          </table:table-cell>
          <table:table-cell table:style-name="Tabela1.B2" office:value-type="string">
            <text:p text:style-name="Table_20_Contents">R$ 1.266,20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3-13100-340-ghz-turbo-450-ghz-13a-geracao-lga-1700-bx8071513100" text:style-name="Internet_20_link" text:visited-style-name="Visited_20_Internet_20_Link"><text:span text:style-name="T1">Core i1 13100</text:span></text:a><text:a xlink:type="simple" xlink:href="https://www.processadores.app.br/processador-intel-core-i3-13100-340-ghz-turbo-450-ghz-13a-geracao-lga-1700-bx8071513100" text:style-name="Internet_20_link" text:visited-style-name="Visited_20_Internet_20_Link"> - Processador Intel Core i3-13100 3.40 GHz (Turbo 4.50 GHz) - 13ª Geração, LGA 1700 - BX8071513100</text:a></text:p>
          </table:table-cell>
          <table:table-cell table:style-name="Tabela1.B2" office:value-type="string">
            <text:p text:style-name="Table_20_Contents">R$ 1.076,27</text:p>
          </table:table-cell>
          <table:table-cell table:style-name="Tabela1.B2" office:value-type="string">
            <text:p text:style-name="Table_20_Contents">R$ 1.266,20</text:p>
          </table:table-cell>
          <table:table-cell table:style-name="Tabela1.B2" office:value-type="string">
            <text:p text:style-name="Table_20_Contents">Enifler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5-5600g-3-9ghz-100-100000252box/p/cac79j18e4/in/prsd/" text:style-name="Internet_20_link" text:visited-style-name="Visited_20_Internet_20_Link"><text:span text:style-name="T1">Ryzen 5 5600G</text:span></text:a><text:a xlink:type="simple" xlink:href="https://www.magazinevoce.com.br/magazinegpubrasil/processador-amd-ryzen-5-5600g-3-9ghz-100-100000252box/p/cac79j18e4/in/prsd/" text:style-name="Internet_20_link" text:visited-style-name="Visited_20_Internet_20_Link"> - Processador AMD Ryzen 5 5600G 3.9GHz 100-100000252BOX</text:a></text:p>
          </table:table-cell>
          <table:table-cell table:style-name="Tabela1.B2" office:value-type="string">
            <text:p text:style-name="Table_20_Contents">R$ 1.080,39</text:p>
          </table:table-cell>
          <table:table-cell table:style-name="Tabela1.B2" office:value-type="string">
            <text:p text:style-name="Table_20_Contents">R$ 1.080,39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0194?awc=17729_1662751524_6df251c06c7f23694f0b7dae4d7eb8a5&amp;utm_source=AWIN&amp;utm_medium=AFILIADOS&amp;utm_term=935027" text:style-name="Internet_20_link" text:visited-style-name="Visited_20_Internet_20_Link"><text:span text:style-name="T1">Core i1 13100</text:span></text:a><text:a xlink:type="simple" xlink:href="https://www.kabum.com.br/produto/450194?awc=17729_1662751524_6df251c06c7f23694f0b7dae4d7eb8a5&amp;utm_source=AWIN&amp;utm_medium=AFILIADOS&amp;utm_term=935027" text:style-name="Internet_20_link" text:visited-style-name="Visited_20_Internet_20_Link"> - Processador Intel Core I3-13100, 3.4ghz (4.5ghz Turbo), Lga1700, 12MB Cache, 13ª Geração</text:a></text:p>
          </table:table-cell>
          <table:table-cell table:style-name="Tabela1.B2" office:value-type="string">
            <text:p text:style-name="Table_20_Contents">R$ 1.083,31</text:p>
          </table:table-cell>
          <table:table-cell table:style-name="Tabela1.B2" office:value-type="string">
            <text:p text:style-name="Table_20_Contents">R$ 1.274,4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5-11400-2-6GHZ-LGA1200-12MB/dp/B08X6JPK4K?&amp;linkCode=ll1&amp;tag=grafico01-20&amp;linkId=b924546ffd3f26b28fa0dca097ea583c&amp;language=pt_BR&amp;ref_=as_li_ss_tl" text:style-name="Internet_20_link" text:visited-style-name="Visited_20_Internet_20_Link"><text:span text:style-name="T1">Core i5 11400</text:span></text:a><text:a xlink:type="simple" xlink:href="https://www.amazon.com.br/INTEL-I5-11400-2-6GHZ-LGA1200-12MB/dp/B08X6JPK4K?&amp;linkCode=ll1&amp;tag=grafico01-20&amp;linkId=b924546ffd3f26b28fa0dca097ea583c&amp;language=pt_BR&amp;ref_=as_li_ss_tl" text:style-name="Internet_20_link" text:visited-style-name="Visited_20_Internet_20_Link"> - CPU INTEL I5-11400 2.6GHZ LGA1200 12MB</text:a></text:p>
          </table:table-cell>
          <table:table-cell table:style-name="Tabela1.B2" office:value-type="string">
            <text:p text:style-name="Table_20_Contents">R$ 1.095,00</text:p>
          </table:table-cell>
          <table:table-cell table:style-name="Tabela1.B2" office:value-type="string">
            <text:p text:style-name="Table_20_Contents">R$ 1.095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073/processador-intel-core-i5-12400-25ghz-44ghz-turbo-12-geracao-6-cores-12-threads-lga-1700-bx8071512400?p=1360309" text:style-name="Internet_20_link" text:visited-style-name="Visited_20_Internet_20_Link"><text:span text:style-name="T1">Core i5 12400</text:span></text:a><text:a xlink:type="simple" xlink:href="https://www.terabyteshop.com.br/produto/20073/processador-intel-core-i5-12400-25ghz-44ghz-turbo-12-geracao-6-cores-12-threads-lga-1700-bx8071512400?p=1360309" text:style-name="Internet_20_link" text:visited-style-name="Visited_20_Internet_20_Link"> - Processador Intel Core I5 12400 2.5GHz (4.4GHz Turbo), 12ª Geração, 6-Cores 12-Threads, LGA 1700, Com Coo</text:a></text:p>
          </table:table-cell>
          <table:table-cell table:style-name="Tabela1.B2" office:value-type="string">
            <text:p text:style-name="Table_20_Contents">R$ 1.099,00</text:p>
          </table:table-cell>
          <table:table-cell table:style-name="Tabela1.B2" office:value-type="string">
            <text:p text:style-name="Table_20_Contents">R$ 1.28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2400-6-core-12-threads-2-5ghz-4-4ghz-turbo-cache-18mb-lga1700-bx8071512400" text:style-name="Internet_20_link" text:visited-style-name="Visited_20_Internet_20_Link"><text:span text:style-name="T1">Core i5 12400</text:span></text:a><text:a xlink:type="simple" xlink:href="https://www.pichau.com.br/processador-intel-core-i5-12400-6-core-12-threads-2-5ghz-4-4ghz-turbo-cache-18mb-lga1700-bx8071512400" text:style-name="Internet_20_link" text:visited-style-name="Visited_20_Internet_20_Link"> - Processador Intel Core i5-12400, 6-Core, 12-Threads, 2.5GHz (4.4GHz Turbo), Cache 18MB, LGA1700, BX8071512400</text:a></text:p>
          </table:table-cell>
          <table:table-cell table:style-name="Tabela1.B2" office:value-type="string">
            <text:p text:style-name="Table_20_Contents">R$ 1.099,00</text:p>
          </table:table-cell>
          <table:table-cell table:style-name="Tabela1.B2" office:value-type="string">
            <text:p text:style-name="Table_20_Contents">R$ 1.292,94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5-10600kf-41-ghz-48ghz-turbo-12mb-cache-lga1200" text:style-name="Internet_20_link" text:visited-style-name="Visited_20_Internet_20_Link"><text:span text:style-name="T1">Core i5 10600KF</text:span></text:a><text:a xlink:type="simple" xlink:href="https://www.fgtec.com.br/processador-intel-core-i5-10600kf-41-ghz-48ghz-turbo-12mb-cache-lga1200" text:style-name="Internet_20_link" text:visited-style-name="Visited_20_Internet_20_Link"> - Processador Intel Core i5-10600KF 4.1 GHz (4.8GHZ TURBO) 12MB Cache - LGA1200</text:a></text:p>
          </table:table-cell>
          <table:table-cell table:style-name="Tabela1.B2" office:value-type="string">
            <text:p text:style-name="Table_20_Contents">R$ 1.099,90</text:p>
          </table:table-cell>
          <table:table-cell table:style-name="Tabela1.B2" office:value-type="string">
            <text:p text:style-name="Table_20_Contents">R$ 1.294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5-11400F-2-6GHZ-LGA1200-BX8070811400F-COOLER/dp/B08X6SZ184?&amp;linkCode=ll1&amp;tag=grafico01-20&amp;linkId=b924546ffd3f26b28fa0dca097ea583c&amp;language=pt_BR&amp;ref_=as_li_ss_tl" text:style-name="Internet_20_link" text:visited-style-name="Visited_20_Internet_20_Link"><text:span text:style-name="T1">Core i5 11400F</text:span></text:a><text:a xlink:type="simple" xlink:href="https://www.amazon.com.br/I5-11400F-2-6GHZ-LGA1200-BX8070811400F-COOLER/dp/B08X6SZ184?&amp;linkCode=ll1&amp;tag=grafico01-20&amp;linkId=b924546ffd3f26b28fa0dca097ea583c&amp;language=pt_BR&amp;ref_=as_li_ss_tl" text:style-name="Internet_20_link" text:visited-style-name="Visited_20_Internet_20_Link"> - CPU INTEL I5-11400F 2.6GHZ/12MB LGA1200 BX8070811400F C/COOLER</text:a></text:p>
          </table:table-cell>
          <table:table-cell table:style-name="Tabela1.B2" office:value-type="string">
            <text:p text:style-name="Table_20_Contents">R$ 1.110,00</text:p>
          </table:table-cell>
          <table:table-cell table:style-name="Tabela1.B2" office:value-type="string">
            <text:p text:style-name="Table_20_Contents">R$ 1.11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5-12400f-cache-18mb-25ghz-44ghz-max-turbo-lga-1700-bx8071512400f" text:style-name="Internet_20_link" text:visited-style-name="Visited_20_Internet_20_Link"><text:span text:style-name="T1">Core i5 12400F</text:span></text:a><text:a xlink:type="simple" xlink:href="https://www.itxgamer.com.br/processador-intel-core-i5-12400f-cache-18mb-25ghz-44ghz-max-turbo-lga-1700-bx8071512400f" text:style-name="Internet_20_link" text:visited-style-name="Visited_20_Internet_20_Link"> - Processador Intel Core i5-12400F, Cache 18MB, 2.5GHz, 4.4GHz Max Turbo, LGA 1700, BX8071512400F</text:a></text:p>
          </table:table-cell>
          <table:table-cell table:style-name="Tabela1.B2" office:value-type="string">
            <text:p text:style-name="Table_20_Contents">R$ 1.115,51</text:p>
          </table:table-cell>
          <table:table-cell table:style-name="Tabela1.B2" office:value-type="string">
            <text:p text:style-name="Table_20_Contents">R$ 1.312,37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1618?awc=17729_1662751524_6df251c06c7f23694f0b7dae4d7eb8a5&amp;utm_source=AWIN&amp;utm_medium=AFILIADOS&amp;utm_term=935027" text:style-name="Internet_20_link" text:visited-style-name="Visited_20_Internet_20_Link"><text:span text:style-name="T1">Ryzen 5 5600X</text:span></text:a><text:a xlink:type="simple" xlink:href="https://www.kabum.com.br/produto/161618?awc=17729_1662751524_6df251c06c7f23694f0b7dae4d7eb8a5&amp;utm_source=AWIN&amp;utm_medium=AFILIADOS&amp;utm_term=935027" text:style-name="Internet_20_link" text:visited-style-name="Visited_20_Internet_20_Link"> - Processador AMD Ryzen 5 5600X, 3.7GHz, Cache 32MB, Hexa Core, 12 Threads, AM4 - 100-100000065BOX</text:a></text:p>
          </table:table-cell>
          <table:table-cell table:style-name="Tabela1.B2" office:value-type="string">
            <text:p text:style-name="Table_20_Contents">R$ 1.117,67</text:p>
          </table:table-cell>
          <table:table-cell table:style-name="Tabela1.B2" office:value-type="string">
            <text:p text:style-name="Table_20_Contents">R$ 1.314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amd-ryzen-5-5600x-37ghz-46ghz-hexa-core-35mb.html" text:style-name="Internet_20_link" text:visited-style-name="Visited_20_Internet_20_Link"><text:span text:style-name="T1">Ryzen 5 5600X</text:span></text:a><text:a xlink:type="simple" xlink:href="https://www.gkinfostore.com.br/processador-amd-ryzen-5-5600x-37ghz-46ghz-hexa-core-35mb.html" text:style-name="Internet_20_link" text:visited-style-name="Visited_20_Internet_20_Link"> - Processador AMD Ryzen 5 5600X 3.7GHz/ 4.6GHz Hexa-Core 35MB AM4</text:a></text:p>
          </table:table-cell>
          <table:table-cell table:style-name="Tabela1.B2" office:value-type="string">
            <text:p text:style-name="Table_20_Contents">R$ 1.119,99</text:p>
          </table:table-cell>
          <table:table-cell table:style-name="Tabela1.B2" office:value-type="string">
            <text:p text:style-name="Table_20_Contents">R$ 1.317,63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5692/processador-amd-ryzen-5-5600x-37ghz-46ghz-turbo-6-cores-12-threads-cooler-wraith-stealth-am4?p=1360309" text:style-name="Internet_20_link" text:visited-style-name="Visited_20_Internet_20_Link"><text:span text:style-name="T1">Ryzen 5 5600X</text:span></text:a><text:a xlink:type="simple" xlink:href="https://www.terabyteshop.com.br/produto/15692/processador-amd-ryzen-5-5600x-37ghz-46ghz-turbo-6-cores-12-threads-cooler-wraith-stealth-am4?p=1360309" text:style-name="Internet_20_link" text:visited-style-name="Visited_20_Internet_20_Link"> - Processador AMD Ryzen 5 5600X 3.7GHz (4.6GHz Turbo), 6-Cores 12-Threads, Cooler Wraith Stealth, AM4, 100-</text:a></text:p>
          </table:table-cell>
          <table:table-cell table:style-name="Tabela1.B2" office:value-type="string">
            <text:p text:style-name="Table_20_Contents">R$ 1.129,00</text:p>
          </table:table-cell>
          <table:table-cell table:style-name="Tabela1.B2" office:value-type="string">
            <text:p text:style-name="Table_20_Contents">R$ 1.32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5-5600x-6-core-12-threads-3-7ghz-4-6ghz-turbo-cache-35mb-am4-100-100000065box" text:style-name="Internet_20_link" text:visited-style-name="Visited_20_Internet_20_Link"><text:span text:style-name="T1">Ryzen 5 5600X</text:span></text:a><text:a xlink:type="simple" xlink:href="https://www.pichau.com.br/processador-amd-ryzen-5-5600x-6-core-12-threads-3-7ghz-4-6ghz-turbo-cache-35mb-am4-100-100000065box" text:style-name="Internet_20_link" text:visited-style-name="Visited_20_Internet_20_Link"> - Processador AMD Ryzen 5 5600X, 6-Core, 12-Threads, 3.7GHz (4.6GHz Turbo), Cache 35MB, AM4, 100-100000065BOX</text:a></text:p>
          </table:table-cell>
          <table:table-cell table:style-name="Tabela1.B2" office:value-type="string">
            <text:p text:style-name="Table_20_Contents">R$ 1.129,99</text:p>
          </table:table-cell>
          <table:table-cell table:style-name="Tabela1.B2" office:value-type="string">
            <text:p text:style-name="Table_20_Contents">R$ 1.329,40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amd-ryzen-5-5600x-37ghz-46ghz-turbo-6-cores-12-threads-cooler-wraith-stealth-am4-100-100000065box" text:style-name="Internet_20_link" text:visited-style-name="Visited_20_Internet_20_Link"><text:span text:style-name="T1">Ryzen 5 5600X</text:span></text:a><text:a xlink:type="simple" xlink:href="https://www.itxgamer.com.br/processador-amd-ryzen-5-5600x-37ghz-46ghz-turbo-6-cores-12-threads-cooler-wraith-stealth-am4-100-100000065box" text:style-name="Internet_20_link" text:visited-style-name="Visited_20_Internet_20_Link"> - Processador AMD Ryzen 5 5600X 3.7GHz (4.6GHz Turbo), 6-Cores 12-Threads, Cooler Wraith Stealth, AM4, 100-100000065BOX</text:a></text:p>
          </table:table-cell>
          <table:table-cell table:style-name="Tabela1.B2" office:value-type="string">
            <text:p text:style-name="Table_20_Contents">R$ 1.137,05</text:p>
          </table:table-cell>
          <table:table-cell table:style-name="Tabela1.B2" office:value-type="string">
            <text:p text:style-name="Table_20_Contents">R$ 1.337,70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5-12400f-18mb-2-5ghz-4-4ghz-lga-1700-bx8071512400f-p997493" text:style-name="Internet_20_link" text:visited-style-name="Visited_20_Internet_20_Link"><text:span text:style-name="T1">Core i5 12400F</text:span></text:a><text:a xlink:type="simple" xlink:href="https://www.inpower.com.br/processador-intel-core-i5-12400f-18mb-2-5ghz-4-4ghz-lga-1700-bx8071512400f-p997493" text:style-name="Internet_20_link" text:visited-style-name="Visited_20_Internet_20_Link"> - Processador Intel Core i5-12400F 18MB 2.5GHz - 4.4GHz LGA...</text:a></text:p>
          </table:table-cell>
          <table:table-cell table:style-name="Tabela1.B2" office:value-type="string">
            <text:p text:style-name="Table_20_Contents">R$ 1.151,10</text:p>
          </table:table-cell>
          <table:table-cell table:style-name="Tabela1.B2" office:value-type="string">
            <text:p text:style-name="Table_20_Contents">R$ 1.279,0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3-13100-Desktop-núcleos/dp/B0BQ6CTTMK?&amp;linkCode=ll1&amp;tag=grafico01-20&amp;linkId=b924546ffd3f26b28fa0dca097ea583c&amp;language=pt_BR&amp;ref_=as_li_ss_tl" text:style-name="Internet_20_link" text:visited-style-name="Visited_20_Internet_20_Link"><text:span text:style-name="T1">Core i1 13100</text:span></text:a><text:a xlink:type="simple" xlink:href="https://www.amazon.com.br/Intel-Processador-i3-13100-Desktop-núcleos/dp/B0BQ6CTTMK?&amp;linkCode=ll1&amp;tag=grafico01-20&amp;linkId=b924546ffd3f26b28fa0dca097ea583c&amp;language=pt_BR&amp;ref_=as_li_ss_tl" text:style-name="Internet_20_link" text:visited-style-name="Visited_20_Internet_20_Link"> - Intel Processador Core i3-13100 Desktop 4 núcleos (4 P-core + 0 E-cores) 12 MB de cache, até 4,5 GHz</text:a></text:p>
          </table:table-cell>
          <table:table-cell table:style-name="Tabela1.B2" office:value-type="string">
            <text:p text:style-name="Table_20_Contents">R$ 1.157,00</text:p>
          </table:table-cell>
          <table:table-cell table:style-name="Tabela1.B2" office:value-type="string">
            <text:p text:style-name="Table_20_Contents">R$ 1.157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0600k-6-core-12-threads-4-1ghz-4-8ghz-turbo-cache-12mb-lga1200-bx8070110600k" text:style-name="Internet_20_link" text:visited-style-name="Visited_20_Internet_20_Link"><text:span text:style-name="T1">Core i5 10600K</text:span></text:a><text:a xlink:type="simple" xlink:href="https://www.pichau.com.br/processador-intel-core-i5-10600k-6-core-12-threads-4-1ghz-4-8ghz-turbo-cache-12mb-lga1200-bx8070110600k" text:style-name="Internet_20_link" text:visited-style-name="Visited_20_Internet_20_Link"> - Processador Intel Core i5-10600K, 6-Core, 12-Threads, 4.1GHz (4.8GHz Turbo), Cache 12MB, LGA1200, BX8070110600K</text:a></text:p>
          </table:table-cell>
          <table:table-cell table:style-name="Tabela1.B2" office:value-type="string">
            <text:p text:style-name="Table_20_Contents">R$ 1.160,00</text:p>
          </table:table-cell>
          <table:table-cell table:style-name="Tabela1.B2" office:value-type="string">
            <text:p text:style-name="Table_20_Contents">R$ 1.364,70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6915?awc=17729_1662751524_6df251c06c7f23694f0b7dae4d7eb8a5&amp;utm_source=AWIN&amp;utm_medium=AFILIADOS&amp;utm_term=935027" text:style-name="Internet_20_link" text:visited-style-name="Visited_20_Internet_20_Link"><text:span text:style-name="T1">Ryzen 5 4500</text:span></text:a><text:a xlink:type="simple" xlink:href="https://www.kabum.com.br/produto/366915?awc=17729_1662751524_6df251c06c7f23694f0b7dae4d7eb8a5&amp;utm_source=AWIN&amp;utm_medium=AFILIADOS&amp;utm_term=935027" text:style-name="Internet_20_link" text:visited-style-name="Visited_20_Internet_20_Link"> - Kit Upgrade, AMD Ryzen 5 4500, Placa Mãe A320m Prime Asus, 8GB DDR4, Neologic - NLI84047</text:a></text:p>
          </table:table-cell>
          <table:table-cell table:style-name="Tabela1.B2" office:value-type="string">
            <text:p text:style-name="Table_20_Contents">R$ 1.168,99</text:p>
          </table:table-cell>
          <table:table-cell table:style-name="Tabela1.B2" office:value-type="string">
            <text:p text:style-name="Table_20_Contents">R$ 1.328,4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5-5600x-37ghz-cache-35mb-cache-am4-100-100000065box" text:style-name="Internet_20_link" text:visited-style-name="Visited_20_Internet_20_Link"><text:span text:style-name="T1">Ryzen 5 5600X</text:span></text:a><text:a xlink:type="simple" xlink:href="https://www.fgtec.com.br/processador-amd-ryzen-5-5600x-37ghz-cache-35mb-cache-am4-100-100000065box" text:style-name="Internet_20_link" text:visited-style-name="Visited_20_Internet_20_Link"> - Processador AMD Ryzen 5 5600X </text:a><text:soft-page-break/><text:a xlink:type="simple" xlink:href="https://www.fgtec.com.br/processador-amd-ryzen-5-5600x-37ghz-cache-35mb-cache-am4-100-100000065box" text:style-name="Internet_20_link" text:visited-style-name="Visited_20_Internet_20_Link">3.7GHz Cache 35MB Cache AM4 - 100-100000065BOX</text:a></text:p>
          </table:table-cell>
          <table:table-cell table:style-name="Tabela1.B2" office:value-type="string">
            <text:p text:style-name="Table_20_Contents">R$ 1.179,80</text:p>
          </table:table-cell>
          <table:table-cell table:style-name="Tabela1.B2" office:value-type="string">
            <text:p text:style-name="Table_20_Contents">R$ 1.38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81089?awc=17729_1662751524_6df251c06c7f23694f0b7dae4d7eb8a5&amp;utm_source=AWIN&amp;utm_medium=AFILIADOS&amp;utm_term=935027" text:style-name="Internet_20_link" text:visited-style-name="Visited_20_Internet_20_Link"><text:span text:style-name="T1">Ryzen 7 5700G</text:span></text:a><text:a xlink:type="simple" xlink:href="https://www.kabum.com.br/produto/181089?awc=17729_1662751524_6df251c06c7f23694f0b7dae4d7eb8a5&amp;utm_source=AWIN&amp;utm_medium=AFILIADOS&amp;utm_term=935027" text:style-name="Internet_20_link" text:visited-style-name="Visited_20_Internet_20_Link"> - Processador AMD Ryzen 7 5700G, 3.8GHz (4.6GHz Max Turbo), Cache 20MB, 8 Núcleos, 16 Threads, Vídeo Integrado, AM4 - 100-100000263BOX</text:a></text:p>
          </table:table-cell>
          <table:table-cell table:style-name="Tabela1.B2" office:value-type="string">
            <text:p text:style-name="Table_20_Contents">R$ 1.183,69</text:p>
          </table:table-cell>
          <table:table-cell table:style-name="Tabela1.B2" office:value-type="string">
            <text:p text:style-name="Table_20_Contents">R$ 1.384,4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3400G-YD3400C5FHBOX/dp/B07SXNDKNM?&amp;linkCode=ll1&amp;tag=grafico01-20&amp;linkId=b924546ffd3f26b28fa0dca097ea583c&amp;language=pt_BR&amp;ref_=as_li_ss_tl" text:style-name="Internet_20_link" text:visited-style-name="Visited_20_Internet_20_Link"><text:span text:style-name="T1">Ryzen 5 3400G</text:span></text:a><text:a xlink:type="simple" xlink:href="https://www.amazon.com.br/Processador-AMD-Ryzen-3400G-YD3400C5FHBOX/dp/B07SXNDKNM?&amp;linkCode=ll1&amp;tag=grafico01-20&amp;linkId=b924546ffd3f26b28fa0dca097ea583c&amp;language=pt_BR&amp;ref_=as_li_ss_tl" text:style-name="Internet_20_link" text:visited-style-name="Visited_20_Internet_20_Link"> - Processador AMD Ryzen 5 3400G Wraith Spire, AMD, YD3400C5FHBOX</text:a></text:p>
          </table:table-cell>
          <table:table-cell table:style-name="Tabela1.B2" office:value-type="string">
            <text:p text:style-name="Table_20_Contents">R$ 1.187,00</text:p>
          </table:table-cell>
          <table:table-cell table:style-name="Tabela1.B2" office:value-type="string">
            <text:p text:style-name="Table_20_Contents">R$ 1.187,4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5-12400-25-ghz-44ghz-max-turbo-18mb-cache-lga1700" text:style-name="Internet_20_link" text:visited-style-name="Visited_20_Internet_20_Link"><text:span text:style-name="T1">Core i5 12400</text:span></text:a><text:a xlink:type="simple" xlink:href="https://www.fgtec.com.br/processador-intel-core-i5-12400-25-ghz-44ghz-max-turbo-18mb-cache-lga1700" text:style-name="Internet_20_link" text:visited-style-name="Visited_20_Internet_20_Link"> - Processador Intel Core i5-12400 2.5 GHz (4.4Ghz Max Turbo) 18MB Cache - LGA1700</text:a></text:p>
          </table:table-cell>
          <table:table-cell table:style-name="Tabela1.B2" office:value-type="string">
            <text:p text:style-name="Table_20_Contents">R$ 1.189,15</text:p>
          </table:table-cell>
          <table:table-cell table:style-name="Tabela1.B2" office:value-type="string">
            <text:p text:style-name="Table_20_Contents">R$ 1.399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2672?awc=17729_1662751524_6df251c06c7f23694f0b7dae4d7eb8a5&amp;utm_source=AWIN&amp;utm_medium=AFILIADOS&amp;utm_term=935027" text:style-name="Internet_20_link" text:visited-style-name="Visited_20_Internet_20_Link"><text:span text:style-name="T1">Core i5 12400F</text:span></text:a><text:a xlink:type="simple" xlink:href="https://www.kabum.com.br/produto/422672?awc=17729_1662751524_6df251c06c7f23694f0b7dae4d7eb8a5&amp;utm_source=AWIN&amp;utm_medium=AFILIADOS&amp;utm_term=935027" text:style-name="Internet_20_link" text:visited-style-name="Visited_20_Internet_20_Link"> - Processador Intel Core I5-12400f 12ª geração, 2.50GHz, LGA 1700 Oem</text:a></text:p>
          </table:table-cell>
          <table:table-cell table:style-name="Tabela1.B2" office:value-type="string">
            <text:p text:style-name="Table_20_Contents">R$ 1.192,69</text:p>
          </table:table-cell>
          <table:table-cell table:style-name="Tabela1.B2" office:value-type="string">
            <text:p text:style-name="Table_20_Contents">R$ 1.355,3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9410?awc=17729_1662751524_6df251c06c7f23694f0b7dae4d7eb8a5&amp;utm_source=AWIN&amp;utm_medium=AFILIADOS&amp;utm_term=935027" text:style-name="Internet_20_link" text:visited-style-name="Visited_20_Internet_20_Link"><text:span text:style-name="T1">Ryzen 3 4100</text:span></text:a><text:a xlink:type="simple" xlink:href="https://www.kabum.com.br/produto/469410?awc=17729_1662751524_6df251c06c7f23694f0b7dae4d7eb8a5&amp;utm_source=AWIN&amp;utm_medium=AFILIADOS&amp;utm_term=935027" text:style-name="Internet_20_link" text:visited-style-name="Visited_20_Internet_20_Link"> - Kit Upgrade Neologic - Nli84717, AMD Ryzen 3 4100, Placa Mãe A320m, 8GB DDR4</text:a></text:p>
          </table:table-cell>
          <table:table-cell table:style-name="Tabela1.B2" office:value-type="string">
            <text:p text:style-name="Table_20_Contents">R$ 1.194,38</text:p>
          </table:table-cell>
          <table:table-cell table:style-name="Tabela1.B2" office:value-type="string">
            <text:p text:style-name="Table_20_Contents">R$ 1.312,5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5-5600x-cache-35mb-37ghz-46ghz-max-turbo-am4-100-100000065box" text:style-name="Internet_20_link" text:visited-style-name="Visited_20_Internet_20_Link"><text:span text:style-name="T1">Ryzen 5 5600X</text:span></text:a><text:a xlink:type="simple" xlink:href="https://www.processadores.app.br/processador-amd-ryzen-5-5600x-cache-35mb-37ghz-46ghz-max-turbo-am4-100-100000065box" text:style-name="Internet_20_link" text:visited-style-name="Visited_20_Internet_20_Link"> - Processador Amd Ryzen 5 5600X, Cache 35Mb, 3.7Ghz (4.6Ghz Max Turbo), Am4 - 100-100000065Box</text:a></text:p>
          </table:table-cell>
          <table:table-cell table:style-name="Tabela1.B2" office:value-type="string">
            <text:p text:style-name="Table_20_Contents">R$ 1.199,00</text:p>
          </table:table-cell>
          <table:table-cell table:style-name="Tabela1.B2" office:value-type="string">
            <text:p text:style-name="Table_20_Contents">R$ 1.410,59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intel-core-i5-12400-cache-18mb-2-5ghz-4-4ghz-max-turbo-lga-1700-bx8071512400/" text:style-name="Internet_20_link" text:visited-style-name="Visited_20_Internet_20_Link"><text:span text:style-name="T1">Core i5 12400</text:span></text:a><text:a xlink:type="simple" xlink:href="https://www.guerradigital.com.br/produtos/intel-core-i5-12400-cache-18mb-2-5ghz-4-4ghz-max-turbo-lga-1700-bx8071512400/" text:style-name="Internet_20_link" text:visited-style-name="Visited_20_Internet_20_Link"> - Intel Core i5-12400, Cache 18MB, 2.5GHz (4.4GHz Max Turbo), LGA 1700 (BX8071512400)</text:a></text:p>
          </table:table-cell>
          <table:table-cell table:style-name="Tabela1.B2" office:value-type="string">
            <text:p text:style-name="Table_20_Contents">R$ 1.203,14</text:p>
          </table:table-cell>
          <table:table-cell table:style-name="Tabela1.B2" office:value-type="string">
            <text:p text:style-name="Table_20_Contents">R$ 1.398,96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7-5700x-cache-36mb-3-4ghz-4-6ghz-max-turbo-am4-sem-video-100-100000926wof/" text:style-name="Internet_20_link" text:visited-style-name="Visited_20_Internet_20_Link"><text:span text:style-name="T1">Ryzen 7 5700X</text:span></text:a><text:a xlink:type="simple" xlink:href="https://www.guerradigital.com.br/produtos/amd-ryzen-7-5700x-cache-36mb-3-4ghz-4-6ghz-max-turbo-am4-sem-video-100-100000926wof/" text:style-name="Internet_20_link" text:visited-style-name="Visited_20_Internet_20_Link"> - AMD Ryzen 7 5700X, Cache 36MB, 3.4GHz (4.6GHz Max Turbo), AM4, Sem Vídeo (100-100000926WOF)</text:a></text:p>
          </table:table-cell>
          <table:table-cell table:style-name="Tabela1.B2" office:value-type="string">
            <text:p text:style-name="Table_20_Contents">R$ 1.203,14</text:p>
          </table:table-cell>
          <table:table-cell table:style-name="Tabela1.B2" office:value-type="string">
            <text:p text:style-name="Table_20_Contents">R$ 1.398,96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19330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419330?awc=17729_1662751524_6df251c06c7f23694f0b7dae4d7eb8a5&amp;utm_source=AWIN&amp;utm_medium=AFILIADOS&amp;utm_term=935027" text:style-name="Internet_20_link" text:visited-style-name="Visited_20_Internet_20_Link"> - Kit com Processador AMD Ryzen 3 3200g + Pasta Térmica Cooler Master</text:a></text:p>
          </table:table-cell>
          <table:table-cell table:style-name="Tabela1.B2" office:value-type="string">
            <text:p text:style-name="Table_20_Contents">R$ 1.212,42</text:p>
          </table:table-cell>
          <table:table-cell table:style-name="Tabela1.B2" office:value-type="string">
            <text:p text:style-name="Table_20_Contents">R$ 1.212,42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20797?awc=17729_1662751524_6df251c06c7f23694f0b7dae4d7eb8a5&amp;utm_source=AWIN&amp;utm_medium=AFILIADOS&amp;utm_term=935027" text:style-name="Internet_20_link" text:visited-style-name="Visited_20_Internet_20_Link"><text:span text:style-name="T1">Ryzen 7 5700X</text:span></text:a><text:a xlink:type="simple" xlink:href="https://www.kabum.com.br/produto/320797?awc=17729_1662751524_6df251c06c7f23694f0b7dae4d7eb8a5&amp;utm_source=AWIN&amp;utm_medium=AFILIADOS&amp;utm_term=935027" text:style-name="Internet_20_link" text:visited-style-name="Visited_20_Internet_20_Link"> - Processador AMD Ryzen 7 5700X, 3.4GHz (4.6GHz Max Turbo), Cache 36MB, AM4, Sem Vídeo - 100-100000926WOF</text:a></text:p>
          </table:table-cell>
          <table:table-cell table:style-name="Tabela1.B2" office:value-type="string">
            <text:p text:style-name="Table_20_Contents">R$ 1.212,49</text:p>
          </table:table-cell>
          <table:table-cell table:style-name="Tabela1.B2" office:value-type="string">
            <text:p text:style-name="Table_20_Contents">R$ 1.315,7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Core-i3-12100F-BX8071512100FI/dp/B0B4V1Q5XK?&amp;linkCode=ll1&amp;tag=grafico01-20&amp;linkId=b924546ffd3f26b28fa0dca097ea583c&amp;language=pt_BR&amp;ref_=as_li_ss_tl" text:style-name="Internet_20_link" text:visited-style-name="Visited_20_Internet_20_Link"><text:span text:style-name="T1">Core i3 12100F</text:span></text:a><text:a xlink:type="simple" xlink:href="https://www.amazon.com.br/Processador-Intel-Core-i3-12100F-BX8071512100FI/dp/B0B4V1Q5XK?&amp;linkCode=ll1&amp;tag=grafico01-20&amp;linkId=b924546ffd3f26b28fa0dca097ea583c&amp;language=pt_BR&amp;ref_=as_li_ss_tl" text:style-name="Internet_20_link" text:visited-style-name="Visited_20_Internet_20_Link"> - Processador Intel Core i3-12100F 2.9 LGA 1700 BX8071512100FI</text:a></text:p>
          </table:table-cell>
          <table:table-cell table:style-name="Tabela1.B2" office:value-type="string">
            <text:p text:style-name="Table_20_Contents">R$ 1.215,00</text:p>
          </table:table-cell>
          <table:table-cell table:style-name="Tabela1.B2" office:value-type="string">
            <text:p text:style-name="Table_20_Contents">R$ 1.216,1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5700X-100-100000926WOF-Cerâmica/dp/B09VCHQHZ6?&amp;linkCode=ll1&amp;tag=grafico01-20&amp;linkId=b924546ffd3f26b28fa0dca097ea583c&amp;language=pt_BR&amp;ref_=as_li_ss_tl" text:style-name="Internet_20_link" text:visited-style-name="Visited_20_Internet_20_Link"><text:span text:style-name="T1">Ryzen 7 5700X</text:span></text:a><text:a xlink:type="simple" xlink:href="https://www.amazon.com.br/PROCESSADOR-AMD-5700X-100-100000926WOF-Cerâmica/dp/B09VCHQHZ6?&amp;linkCode=ll1&amp;tag=grafico01-20&amp;linkId=b924546ffd3f26b28fa0dca097ea583c&amp;language=pt_BR&amp;ref_=as_li_ss_tl" text:style-name="Internet_20_link" text:visited-style-name="Visited_20_Internet_20_Link"> - PROCESSADOR AMD RYZEN 7 5700X 3.4GHz (TURBO 4.6GHz) 32MB CACHE AM4 100-100000926WOF, Cerâmica cinza</text:a></text:p>
          </table:table-cell>
          <table:table-cell table:style-name="Tabela1.B2" office:value-type="string">
            <text:p text:style-name="Table_20_Contents">R$ 1.216,00</text:p>
          </table:table-cell>
          <table:table-cell table:style-name="Tabela1.B2" office:value-type="string">
            <text:p text:style-name="Table_20_Contents">R$ 1.216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7-5700g-38ghz-46ghz-max-turbo-am4-video-integrado-8-nucleos-100-100000263box-1" text:style-name="Internet_20_link" text:visited-style-name="Visited_20_Internet_20_Link"><text:span text:style-name="T1">Ryzen 7 5700G</text:span></text:a><text:a xlink:type="simple" xlink:href="https://www.processadores.app.br/processador-amd-ryzen-7-5700g-38ghz-46ghz-max-turbo-am4-video-integrado-8-nucleos-100-100000263box-1" text:style-name="Internet_20_link" text:visited-style-name="Visited_20_Internet_20_Link"> - Processador Amd Ryzen 7 5700G, 3.8Ghz (4.6Ghz Max Turbo), Am4, Vídeo Integrado, 8 Núcleos - 100-100000263Box</text:a></text:p>
          </table:table-cell>
          <table:table-cell table:style-name="Tabela1.B2" office:value-type="string">
            <text:p text:style-name="Table_20_Contents">R$ 1.216,34</text:p>
          </table:table-cell>
          <table:table-cell table:style-name="Tabela1.B2" office:value-type="string">
            <text:p text:style-name="Table_20_Contents">R$ 1.430,99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9413?awc=17729_1662751524_6df251c06c7f23694f0b7dae4d7eb8a5&amp;utm_source=AWIN&amp;utm_medium=AFILIADOS&amp;utm_term=935027" text:style-name="Internet_20_link" text:visited-style-name="Visited_20_Internet_20_Link"><text:span text:style-name="T1">Ryzen 3 4100</text:span></text:a><text:a xlink:type="simple" xlink:href="https://www.kabum.com.br/produto/469413?awc=17729_1662751524_6df251c06c7f23694f0b7dae4d7eb8a5&amp;utm_source=AWIN&amp;utm_medium=AFILIADOS&amp;utm_term=935027" text:style-name="Internet_20_link" text:visited-style-name="Visited_20_Internet_20_Link"> - Kit Upgrade Neologic - Nli84719, AMD Ryzen 3 4100, Placa Mãe A520m, 8GB DDR4</text:a></text:p>
          </table:table-cell>
          <table:table-cell table:style-name="Tabela1.B2" office:value-type="string">
            <text:p text:style-name="Table_20_Contents">R$ 1.220,77</text:p>
          </table:table-cell>
          <table:table-cell table:style-name="Tabela1.B2" office:value-type="string">
            <text:p text:style-name="Table_20_Contents">R$ 1.341,5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6891?awc=17729_1662751524_6df251c06c7f23694f0b7dae4d7eb8a5&amp;utm_source=AWIN&amp;utm_medium=AFILIADOS&amp;utm_term=935027" text:style-name="Internet_20_link" text:visited-style-name="Visited_20_Internet_20_Link"><text:span text:style-name="T1">Ryzen 5 4600G</text:span></text:a><text:a xlink:type="simple" xlink:href="https://www.kabum.com.br/produto/366891?awc=17729_1662751524_6df251c06c7f23694f0b7dae4d7eb8a5&amp;utm_source=AWIN&amp;utm_medium=AFILIADOS&amp;utm_term=935027" text:style-name="Internet_20_link" text:visited-style-name="Visited_20_Internet_20_Link"> - Kit Upgrade AMD Ryzen 5 4600G, 12 Threads, AM4 + Placa Mãe A320m, Prime Asus, Socket AM4</text:a></text:p>
          </table:table-cell>
          <table:table-cell table:style-name="Tabela1.B2" office:value-type="string">
            <text:p text:style-name="Table_20_Contents">R$ 1.229,98</text:p>
          </table:table-cell>
          <table:table-cell table:style-name="Tabela1.B2" office:value-type="string">
            <text:p text:style-name="Table_20_Contents">R$ 1.397,7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12990?awc=17729_1662751524_6df251c06c7f23694f0b7dae4d7eb8a5&amp;utm_source=AWIN&amp;utm_medium=AFILIADOS&amp;utm_term=935027" text:style-name="Internet_20_link" text:visited-style-name="Visited_20_Internet_20_Link"><text:span text:style-name="T1">Core i5 10400</text:span></text:a><text:a xlink:type="simple" xlink:href="https://www.kabum.com.br/produto/112990?awc=17729_1662751524_6df251c06c7f23694f0b7dae4d7eb8a5&amp;utm_source=AWIN&amp;utm_medium=AFILIADOS&amp;utm_term=935027" text:style-name="Internet_20_link" text:visited-style-name="Visited_20_Internet_20_Link"> - Processador Intel Core i5-10400, 2.9GHz (4.3GHz Max Turbo), Cache 12MB, LGA 1200 - BX8070110400</text:a></text:p>
          </table:table-cell>
          <table:table-cell table:style-name="Tabela1.B2" office:value-type="string">
            <text:p text:style-name="Table_20_Contents">R$ 1.234,99</text:p>
          </table:table-cell>
          <table:table-cell table:style-name="Tabela1.B2" office:value-type="string">
            <text:p text:style-name="Table_20_Contents">R$ 1.444,4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48903?awc=17729_1662751524_6df251c06c7f23694f0b7dae4d7eb8a5&amp;utm_source=AWIN&amp;utm_medium=AFILIADOS&amp;utm_term=935027" text:style-name="Internet_20_link" text:visited-style-name="Visited_20_Internet_20_Link"><text:span text:style-name="T1">Core i5 11600K</text:span></text:a><text:a xlink:type="simple" xlink:href="https://www.kabum.com.br/produto/148903?awc=17729_1662751524_6df251c06c7f23694f0b7dae4d7eb8a5&amp;utm_source=AWIN&amp;utm_medium=AFILIADOS&amp;utm_term=935027" text:style-name="Internet_20_link" text:visited-style-name="Visited_20_Internet_20_Link"> - Processador Intel Core i5-11600K 11ª Geração, 3.9 GHz (4.9GHz Turbo), Cache 12MB, 6 Núcleos, LGA 1200, Vídeo Integrado - BX8070811600K</text:a></text:p>
          </table:table-cell>
          <table:table-cell table:style-name="Tabela1.B2" office:value-type="string">
            <text:p text:style-name="Table_20_Contents">R$ 1.234,99</text:p>
          </table:table-cell>
          <table:table-cell table:style-name="Tabela1.B2" office:value-type="string">
            <text:p text:style-name="Table_20_Contents">R$ 1.529,40</text:p>
          </table:table-cell>
          <table:table-cell table:style-name="Tabela1.B2" office:value-type="string">
            <text:p text:style-name="Table_20_Contents">Kabum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amazon.com.br/PROCESSADOR-I5-10600KF-LGA1200-10°GERACAO-BX8070110600KF/dp/B086M8441R?&amp;linkCode=ll1&amp;tag=grafico01-20&amp;linkId=b924546ffd3f26b28fa0dca097ea583c&amp;language=pt_BR&amp;ref_=as_li_ss_tl" text:style-name="Internet_20_link" text:visited-style-name="Visited_20_Internet_20_Link"><text:span text:style-name="T1">Core i5 10600KF</text:span></text:a><text:a xlink:type="simple" xlink:href="https://www.amazon.com.br/PROCESSADOR-I5-10600KF-LGA1200-10°GERACAO-BX8070110600KF/dp/B086M8441R?&amp;linkCode=ll1&amp;tag=grafico01-20&amp;linkId=b924546ffd3f26b28fa0dca097ea583c&amp;language=pt_BR&amp;ref_=as_li_ss_tl" text:style-name="Internet_20_link" text:visited-style-name="Visited_20_Internet_20_Link"> - PROCESSADOR INTEL CORE I5-10600KF 4.1GHz (TURBO 4.8GHz) 12MB CACHE LGA1200 10°GERACAO BX8070110600KF</text:a></text:p>
          </table:table-cell>
          <table:table-cell table:style-name="Tabela1.B2" office:value-type="string">
            <text:p text:style-name="Table_20_Contents">R$ 1.236,00</text:p>
          </table:table-cell>
          <table:table-cell table:style-name="Tabela1.B2" office:value-type="string">
            <text:p text:style-name="Table_20_Contents">R$ 1.236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7-5700g-38ghz-max-turbo-46ghz-16mb-cache-am4" text:style-name="Internet_20_link" text:visited-style-name="Visited_20_Internet_20_Link"><text:span text:style-name="T1">Ryzen 7 5700G</text:span></text:a><text:a xlink:type="simple" xlink:href="https://www.fgtec.com.br/processador-amd-ryzen-7-5700g-38ghz-max-turbo-46ghz-16mb-cache-am4" text:style-name="Internet_20_link" text:visited-style-name="Visited_20_Internet_20_Link"> - Processador AMD Ryzen 7 5700G 3.8GHz (MAX TURBO 4.6GHz) 16MB CACHE AM4</text:a></text:p>
          </table:table-cell>
          <table:table-cell table:style-name="Tabela1.B2" office:value-type="string">
            <text:p text:style-name="Table_20_Contents">R$ 1.243,55</text:p>
          </table:table-cell>
          <table:table-cell table:style-name="Tabela1.B2" office:value-type="string">
            <text:p text:style-name="Table_20_Contents">R$ 1.463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2400-Núcleos-BX8071512400/dp/B09MDH6B1P?&amp;linkCode=ll1&amp;tag=grafico01-20&amp;linkId=b924546ffd3f26b28fa0dca097ea583c&amp;language=pt_BR&amp;ref_=as_li_ss_tl" text:style-name="Internet_20_link" text:visited-style-name="Visited_20_Internet_20_Link"><text:span text:style-name="T1">Core i5 12400</text:span></text:a><text:a xlink:type="simple" xlink:href="https://www.amazon.com.br/Processador-Intel-i5-12400-Núcleos-BX8071512400/dp/B09MDH6B1P?&amp;linkCode=ll1&amp;tag=grafico01-20&amp;linkId=b924546ffd3f26b28fa0dca097ea583c&amp;language=pt_BR&amp;ref_=as_li_ss_tl" text:style-name="Internet_20_link" text:visited-style-name="Visited_20_Internet_20_Link"> - Processador Intel Core i5-12400 2.5 GHz (Turbo 4.4 GHZ) Cache 18MB 6 Núcleos 12 Threads 12ª GER LGA 1700 BX8071512400 - Intel</text:a></text:p>
          </table:table-cell>
          <table:table-cell table:style-name="Tabela1.B2" office:value-type="string">
            <text:p text:style-name="Table_20_Contents">R$ 1.249,00</text:p>
          </table:table-cell>
          <table:table-cell table:style-name="Tabela1.B2" office:value-type="string">
            <text:p text:style-name="Table_20_Contents">R$ 1.24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813/processador-amd-ryzen-7-5700x-34ghz-46ghz-turbo-8-cores-16-threads-am4-sem-cooler-100-100000926wof?p=1360309" text:style-name="Internet_20_link" text:visited-style-name="Visited_20_Internet_20_Link"><text:span text:style-name="T1">Ryzen 7 5700X</text:span></text:a><text:a xlink:type="simple" xlink:href="https://www.terabyteshop.com.br/produto/20813/processador-amd-ryzen-7-5700x-34ghz-46ghz-turbo-8-cores-16-threads-am4-sem-cooler-100-100000926wof?p=1360309" text:style-name="Internet_20_link" text:visited-style-name="Visited_20_Internet_20_Link"> - Processador AMD Ryzen 7 5700X 3.4GHz (4.6GHz Turbo), 8-Cores 16-Threads, AM4, Sem Cooler, 100-100000926WO</text:a></text:p>
          </table:table-cell>
          <table:table-cell table:style-name="Tabela1.B2" office:value-type="string">
            <text:p text:style-name="Table_20_Contents">R$ 1.249,00</text:p>
          </table:table-cell>
          <table:table-cell table:style-name="Tabela1.B2" office:value-type="string">
            <text:p text:style-name="Table_20_Contents">R$ 1.46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7-5700x-8-core-16-threads-3-4ghz-4-6ghz-turbo-cache-36mb-am4-100-100000926wof-br" text:style-name="Internet_20_link" text:visited-style-name="Visited_20_Internet_20_Link"><text:span text:style-name="T1">Ryzen 7 5700X</text:span></text:a><text:a xlink:type="simple" xlink:href="https://www.pichau.com.br/processador-amd-ryzen-7-5700x-8-core-16-threads-3-4ghz-4-6ghz-turbo-cache-36mb-am4-100-100000926wof-br" text:style-name="Internet_20_link" text:visited-style-name="Visited_20_Internet_20_Link"> - Processador AMD Ryzen 7 5700X, 8-Core, 16-Threads, 3.4GHz (4.6GHz Turbo), Cache 36MB, AM4, 100-100000926WOF-BR</text:a></text:p>
          </table:table-cell>
          <table:table-cell table:style-name="Tabela1.B2" office:value-type="string">
            <text:p text:style-name="Table_20_Contents">R$ 1.249,00</text:p>
          </table:table-cell>
          <table:table-cell table:style-name="Tabela1.B2" office:value-type="string">
            <text:p text:style-name="Table_20_Contents">R$ 1.469,41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8973/processador-amd-ryzen-7-5700g-38ghz-46ghz-turbo-8-cores-16-threads-cooler-wraith-stealth-am4-com-video-integrado-100-100000263box?p=1360309" text:style-name="Internet_20_link" text:visited-style-name="Visited_20_Internet_20_Link"><text:span text:style-name="T1">Ryzen 7 5700G</text:span></text:a><text:a xlink:type="simple" xlink:href="https://www.terabyteshop.com.br/produto/18973/processador-amd-ryzen-7-5700g-38ghz-46ghz-turbo-8-cores-16-threads-cooler-wraith-stealth-am4-com-video-integrado-100-100000263box?p=1360309" text:style-name="Internet_20_link" text:visited-style-name="Visited_20_Internet_20_Link"> - Processador AMD Ryzen 7 5700G 3.8GHz (4.6GHz Turbo), 8-Cores 16-Threads, Cooler Wraith Stealth, AM4, Com</text:a></text:p>
          </table:table-cell>
          <table:table-cell table:style-name="Tabela1.B2" office:value-type="string">
            <text:p text:style-name="Table_20_Contents">R$ 1.249,00</text:p>
          </table:table-cell>
          <table:table-cell table:style-name="Tabela1.B2" office:value-type="string">
            <text:p text:style-name="Table_20_Contents">R$ 1.46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7-5700g-8-core-16-threads-3-8ghz-4-6ghz-turbo-cache-20mb-am4-100-100000263box-br" text:style-name="Internet_20_link" text:visited-style-name="Visited_20_Internet_20_Link"><text:span text:style-name="T1">Ryzen 7 5700G</text:span></text:a><text:a xlink:type="simple" xlink:href="https://www.pichau.com.br/processador-amd-ryzen-7-5700g-8-core-16-threads-3-8ghz-4-6ghz-turbo-cache-20mb-am4-100-100000263box-br" text:style-name="Internet_20_link" text:visited-style-name="Visited_20_Internet_20_Link"> - Processador AMD Ryzen 7 5700G, 8-Core, 16-Threads, 3.8GHz (4.6GHz Turbo), Cache 20MB, AM4, 100-100000263BOX-BR</text:a></text:p>
          </table:table-cell>
          <table:table-cell table:style-name="Tabela1.B2" office:value-type="string">
            <text:p text:style-name="Table_20_Contents">R$ 1.249,00</text:p>
          </table:table-cell>
          <table:table-cell table:style-name="Tabela1.B2" office:value-type="string">
            <text:p text:style-name="Table_20_Contents">R$ 1.469,41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Upgrade-Gamer-Intel-10100F-H510M/dp/B0BJQV1NYZ?&amp;linkCode=ll1&amp;tag=grafico01-20&amp;linkId=b924546ffd3f26b28fa0dca097ea583c&amp;language=pt_BR&amp;ref_=as_li_ss_tl" text:style-name="Internet_20_link" text:visited-style-name="Visited_20_Internet_20_Link"><text:span text:style-name="T1">Core i3 10100F</text:span></text:a><text:a xlink:type="simple" xlink:href="https://www.amazon.com.br/Upgrade-Gamer-Intel-10100F-H510M/dp/B0BJQV1NYZ?&amp;linkCode=ll1&amp;tag=grafico01-20&amp;linkId=b924546ffd3f26b28fa0dca097ea583c&amp;language=pt_BR&amp;ref_=as_li_ss_tl" text:style-name="Internet_20_link" text:visited-style-name="Visited_20_Internet_20_Link"> - Kit Upgrade Intel i3-10100F + H510M + 8GB DDR4</text:a></text:p>
          </table:table-cell>
          <table:table-cell table:style-name="Tabela1.B2" office:value-type="string">
            <text:p text:style-name="Table_20_Contents">R$ 1.259,00</text:p>
          </table:table-cell>
          <table:table-cell table:style-name="Tabela1.B2" office:value-type="string">
            <text:p text:style-name="Table_20_Contents">R$ 1.259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Upgrade-Gamer-Processador-Ryzen-4600g/dp/B0B9YJCLSM?&amp;linkCode=ll1&amp;tag=grafico01-20&amp;linkId=b924546ffd3f26b28fa0dca097ea583c&amp;language=pt_BR&amp;ref_=as_li_ss_tl" text:style-name="Internet_20_link" text:visited-style-name="Visited_20_Internet_20_Link"><text:span text:style-name="T1">Ryzen 5 4600G</text:span></text:a><text:a xlink:type="simple" xlink:href="https://www.amazon.com.br/Upgrade-Gamer-Processador-Ryzen-4600g/dp/B0B9YJCLSM?&amp;linkCode=ll1&amp;tag=grafico01-20&amp;linkId=b924546ffd3f26b28fa0dca097ea583c&amp;language=pt_BR&amp;ref_=as_li_ss_tl" text:style-name="Internet_20_link" text:visited-style-name="Visited_20_Internet_20_Link"> - Kit Upgrade AMD Ryzen 5 4600G + A320M + 8GB DDR4</text:a></text:p>
          </table:table-cell>
          <table:table-cell table:style-name="Tabela1.B2" office:value-type="string">
            <text:p text:style-name="Table_20_Contents">R$ 1.259,00</text:p>
          </table:table-cell>
          <table:table-cell table:style-name="Tabela1.B2" office:value-type="string">
            <text:p text:style-name="Table_20_Contents">R$ 1.259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amd-ryzen-5-5600x-32mb-3-7-4-6ghz-am4-100-100000065boxi-p991164" text:style-name="Internet_20_link" text:visited-style-name="Visited_20_Internet_20_Link"><text:span text:style-name="T1">Ryzen 5 5600X</text:span></text:a><text:a xlink:type="simple" xlink:href="https://www.inpower.com.br/processador-amd-ryzen-5-5600x-32mb-3-7-4-6ghz-am4-100-100000065boxi-p991164" text:style-name="Internet_20_link" text:visited-style-name="Visited_20_Internet_20_Link"> - Processador AMD Ryzen 5 5600X 32MB 3.7 - 4.6GHz AM4 100-1...</text:a></text:p>
          </table:table-cell>
          <table:table-cell table:style-name="Tabela1.B2" office:value-type="string">
            <text:p text:style-name="Table_20_Contents">R$ 1.259,10</text:p>
          </table:table-cell>
          <table:table-cell table:style-name="Tabela1.B2" office:value-type="string">
            <text:p text:style-name="Table_20_Contents">R$ 1.399,0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03463?awc=17729_1662751524_6df251c06c7f23694f0b7dae4d7eb8a5&amp;utm_source=AWIN&amp;utm_medium=AFILIADOS&amp;utm_term=935027" text:style-name="Internet_20_link" text:visited-style-name="Visited_20_Internet_20_Link"><text:span text:style-name="T1">Ryzen 7 5700G</text:span></text:a><text:a xlink:type="simple" xlink:href="https://www.kabum.com.br/produto/203463?awc=17729_1662751524_6df251c06c7f23694f0b7dae4d7eb8a5&amp;utm_source=AWIN&amp;utm_medium=AFILIADOS&amp;utm_term=935027" text:style-name="Internet_20_link" text:visited-style-name="Visited_20_Internet_20_Link"> - Processador AMD Ryzen 7 5700G, 4.6GHz Max Turbo, Cache 20MB, Octa Core, AM4, Ví­deo Integrado - 100-100000263BOX</text:a></text:p>
          </table:table-cell>
          <table:table-cell table:style-name="Tabela1.B2" office:value-type="string">
            <text:p text:style-name="Table_20_Contents">R$ 1.272,37</text:p>
          </table:table-cell>
          <table:table-cell table:style-name="Tabela1.B2" office:value-type="string">
            <text:p text:style-name="Table_20_Contents">R$ 1.496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5700G-Stealth/dp/B091J3NYVF?&amp;linkCode=ll1&amp;tag=grafico01-20&amp;linkId=b924546ffd3f26b28fa0dca097ea583c&amp;language=pt_BR&amp;ref_=as_li_ss_tl" text:style-name="Internet_20_link" text:visited-style-name="Visited_20_Internet_20_Link"><text:span text:style-name="T1">Ryzen 7 5700G</text:span></text:a><text:a xlink:type="simple" xlink:href="https://www.amazon.com.br/Processador-AMD-Ryzen-5700G-Stealth/dp/B091J3NYVF?&amp;linkCode=ll1&amp;tag=grafico01-20&amp;linkId=b924546ffd3f26b28fa0dca097ea583c&amp;language=pt_BR&amp;ref_=as_li_ss_tl" text:style-name="Internet_20_link" text:visited-style-name="Visited_20_Internet_20_Link"> - Processador AMD Ryzen 7 5700G, 3.8GHz (4.6GHz Max Turbo), AM4, Vídeo Integrado, 8 Núcleos</text:a></text:p>
          </table:table-cell>
          <table:table-cell table:style-name="Tabela1.B2" office:value-type="string">
            <text:p text:style-name="Table_20_Contents">R$ 1.275,00</text:p>
          </table:table-cell>
          <table:table-cell table:style-name="Tabela1.B2" office:value-type="string">
            <text:p text:style-name="Table_20_Contents">R$ 1.275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6827?awc=17729_1662751524_6df251c06c7f23694f0b7dae4d7eb8a5&amp;utm_source=AWIN&amp;utm_medium=AFILIADOS&amp;utm_term=935027" text:style-name="Internet_20_link" text:visited-style-name="Visited_20_Internet_20_Link"><text:span text:style-name="T1">Ryzen 7 5700X</text:span></text:a><text:a xlink:type="simple" xlink:href="https://www.kabum.com.br/produto/366827?awc=17729_1662751524_6df251c06c7f23694f0b7dae4d7eb8a5&amp;utm_source=AWIN&amp;utm_medium=AFILIADOS&amp;utm_term=935027" text:style-name="Internet_20_link" text:visited-style-name="Visited_20_Internet_20_Link"> - Processador AMD Ryzen 7 5700X, 3.4GHz, Cache 32MB, Octa Core, 16 Threads, AM4 - 100-100000926WOF</text:a></text:p>
          </table:table-cell>
          <table:table-cell table:style-name="Tabela1.B2" office:value-type="string">
            <text:p text:style-name="Table_20_Contents">R$ 1.280,87</text:p>
          </table:table-cell>
          <table:table-cell table:style-name="Tabela1.B2" office:value-type="string">
            <text:p text:style-name="Table_20_Contents">R$ 1.506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766?awc=17729_1662751524_6df251c06c7f23694f0b7dae4d7eb8a5&amp;utm_source=AWIN&amp;utm_medium=AFILIADOS&amp;utm_term=935027" text:style-name="Internet_20_link" text:visited-style-name="Visited_20_Internet_20_Link"><text:span text:style-name="T1">Core i5 13400F</text:span></text:a><text:a xlink:type="simple" xlink:href="https://www.kabum.com.br/produto/405766?awc=17729_1662751524_6df251c06c7f23694f0b7dae4d7eb8a5&amp;utm_source=AWIN&amp;utm_medium=AFILIADOS&amp;utm_term=935027" text:style-name="Internet_20_link" text:visited-style-name="Visited_20_Internet_20_Link"> - Processador Intel Core i5-13400F, 4.6GHz Max Turbo, Cache 20MB, 10 Núcleos, 16 Threads, LGA 1700 - BX8071513400F</text:a></text:p>
          </table:table-cell>
          <table:table-cell table:style-name="Tabela1.B2" office:value-type="string">
            <text:p text:style-name="Table_20_Contents">R$ 1.282,49</text:p>
          </table:table-cell>
          <table:table-cell table:style-name="Tabela1.B2" office:value-type="string">
            <text:p text:style-name="Table_20_Contents">R$ 1.588,22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intel-core-i5-11400-11-geracao-cache-12mb-2-6-ghz-4-4ghz-turbo-lga1200-bx8070811400/" text:style-name="Internet_20_link" text:visited-style-name="Visited_20_Internet_20_Link"><text:span text:style-name="T1">Core i5 11400</text:span></text:a><text:a xlink:type="simple" xlink:href="https://www.guerradigital.com.br/produtos/intel-core-i5-11400-11-geracao-cache-12mb-2-6-ghz-4-4ghz-turbo-lga1200-bx8070811400/" text:style-name="Internet_20_link" text:visited-style-name="Visited_20_Internet_20_Link"> - Intel Core i5-11400 11ª Geração Cache 12MB 2.6 GHz (4.4GHz Turbo) LGA1200 (BX8070811400)</text:a></text:p>
          </table:table-cell>
          <table:table-cell table:style-name="Tabela1.B2" office:value-type="string">
            <text:p text:style-name="Table_20_Contents">R$ 1.289,14</text:p>
          </table:table-cell>
          <table:table-cell table:style-name="Tabela1.B2" office:value-type="string">
            <text:p text:style-name="Table_20_Contents">R$ 1.499,04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5-13400f-25ghz46ghz-10-core-rocket-lake-s-20mb-cache-lga-1700-bx8071513400f" text:style-name="Internet_20_link" text:visited-style-name="Visited_20_Internet_20_Link"><text:span text:style-name="T1">Core i5 13400F</text:span></text:a><text:a xlink:type="simple" xlink:href="https://www.gkinfostore.com.br/processador-intel-core-i5-13400f-25ghz46ghz-10-core-rocket-lake-s-20mb-cache-lga-1700-bx8071513400f" text:style-name="Internet_20_link" text:visited-style-name="Visited_20_Internet_20_Link"> - Processador Intel Core i5 13400F 2.5GHz/4.6Ghz 10-Core Rocket Lake-S 20MB Cache LGA 1700 - BX8071513400F</text:a></text:p>
          </table:table-cell>
          <table:table-cell table:style-name="Tabela1.B2" office:value-type="string">
            <text:p text:style-name="Table_20_Contents">R$ 1.298,97</text:p>
          </table:table-cell>
          <table:table-cell table:style-name="Tabela1.B2" office:value-type="string">
            <text:p text:style-name="Table_20_Contents">R$ 1.528,20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56/processador-intel-core-i5-11600k-39ghz-50ghz-turbo-11-geracao-6-cores-12-threads-lga-1200-bx8070811600k?p=1360309" text:style-name="Internet_20_link" text:visited-style-name="Visited_20_Internet_20_Link"><text:span text:style-name="T1">Core i5 11600K</text:span></text:a><text:a xlink:type="simple" xlink:href="https://www.terabyteshop.com.br/produto/17256/processador-intel-core-i5-11600k-39ghz-50ghz-turbo-11-geracao-6-cores-12-threads-lga-1200-bx8070811600k?p=1360309" text:style-name="Internet_20_link" text:visited-style-name="Visited_20_Internet_20_Link"> - Processador Intel Core I5 11600K 3.9GHz (5.0GHz Turbo), 11ª Geração, 6-Cores 12-Threads, LGA 1200, BX8070</text:a></text:p>
          </table:table-cell>
          <table:table-cell table:style-name="Tabela1.B2" office:value-type="string">
            <text:p text:style-name="Table_20_Contents">R$ 1.299,00</text:p>
          </table:table-cell>
          <table:table-cell table:style-name="Tabela1.B2" office:value-type="string">
            <text:p text:style-name="Table_20_Contents">R$ 1.524,00</text:p>
          </table:table-cell>
          <table:table-cell table:style-name="Tabela1.B2" office:value-type="string">
            <text:p text:style-name="Table_20_Contents">Terabyte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pichau.com.br/processador-intel-core-i5-11600k-6-core-12-threads-3-9ghz-4-9ghz-turbo-cache-12mb-lga1200-bx8070811600k" text:style-name="Internet_20_link" text:visited-style-name="Visited_20_Internet_20_Link"><text:span text:style-name="T1">Core i5 11600K</text:span></text:a><text:a xlink:type="simple" xlink:href="https://www.pichau.com.br/processador-intel-core-i5-11600k-6-core-12-threads-3-9ghz-4-9ghz-turbo-cache-12mb-lga1200-bx8070811600k" text:style-name="Internet_20_link" text:visited-style-name="Visited_20_Internet_20_Link"> - Processador Intel Core i5-11600K, 6-Core, 12-Threads, 3.9GHz (4.9GHz Turbo), Cache 12MB, LGA1200, BX8070811600K</text:a></text:p>
          </table:table-cell>
          <table:table-cell table:style-name="Tabela1.B2" office:value-type="string">
            <text:p text:style-name="Table_20_Contents">R$ 1.299,00</text:p>
          </table:table-cell>
          <table:table-cell table:style-name="Tabela1.B2" office:value-type="string">
            <text:p text:style-name="Table_20_Contents">R$ 1.528,24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7-5700x-34ghz-max-turbo-46ghz-16mb-cache-am4" text:style-name="Internet_20_link" text:visited-style-name="Visited_20_Internet_20_Link"><text:span text:style-name="T1">Ryzen 7 5700X</text:span></text:a><text:a xlink:type="simple" xlink:href="https://www.fgtec.com.br/processador-amd-ryzen-7-5700x-34ghz-max-turbo-46ghz-16mb-cache-am4" text:style-name="Internet_20_link" text:visited-style-name="Visited_20_Internet_20_Link"> - Processador AMD Ryzen 7 5700X 3.4GHz (MAX TURBO 4.6GHz) 16MB CACHE AM4</text:a></text:p>
          </table:table-cell>
          <table:table-cell table:style-name="Tabela1.B2" office:value-type="string">
            <text:p text:style-name="Table_20_Contents">R$ 1.299,65</text:p>
          </table:table-cell>
          <table:table-cell table:style-name="Tabela1.B2" office:value-type="string">
            <text:p text:style-name="Table_20_Contents">R$ 1.529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1600kf-6-core-12-threads-3-9ghz-4-9ghz-turbo-cache-12mb-lga1200-bx8070811600kf" text:style-name="Internet_20_link" text:visited-style-name="Visited_20_Internet_20_Link"><text:span text:style-name="T1">Core i5 11600KF</text:span></text:a><text:a xlink:type="simple" xlink:href="https://www.pichau.com.br/processador-intel-core-i5-11600kf-6-core-12-threads-3-9ghz-4-9ghz-turbo-cache-12mb-lga1200-bx8070811600kf" text:style-name="Internet_20_link" text:visited-style-name="Visited_20_Internet_20_Link"> - Processador Intel Core i5-11600KF, 6-Core, 12-Threads, 3.9GHz (4.9GHz Turbo), Cache 12MB, LGA1200, BX8070811600KF</text:a></text:p>
          </table:table-cell>
          <table:table-cell table:style-name="Tabela1.B2" office:value-type="string">
            <text:p text:style-name="Table_20_Contents">R$ 1.299,99</text:p>
          </table:table-cell>
          <table:table-cell table:style-name="Tabela1.B2" office:value-type="string">
            <text:p text:style-name="Table_20_Contents">R$ 1.529,40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5-12400f-25ghz-44ghz-turbo-12a-geracao-6-cores-12-threads-lga-1700-bx8071512400f" text:style-name="Internet_20_link" text:visited-style-name="Visited_20_Internet_20_Link"><text:span text:style-name="T1">Core i5 12400F</text:span></text:a><text:a xlink:type="simple" xlink:href="https://www.alligatorshop.com.br/processador-intel-core-i5-12400f-25ghz-44ghz-turbo-12a-geracao-6-cores-12-threads-lga-1700-bx8071512400f" text:style-name="Internet_20_link" text:visited-style-name="Visited_20_Internet_20_Link"> - Processador Intel Core i5 12400F 2.5GHz (4.4GHz Turbo) 12ª Geração 6-Cores 12-Threads LGA 1700 BX8071512400F</text:a></text:p>
          </table:table-cell>
          <table:table-cell table:style-name="Tabela1.B2" office:value-type="string">
            <text:p text:style-name="Table_20_Contents">R$ 1.319,90</text:p>
          </table:table-cell>
          <table:table-cell table:style-name="Tabela1.B2" office:value-type="string">
            <text:p text:style-name="Table_20_Contents">R$ 1.552,82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5-10600KF-NUCLEOS-THREADS-BX8070110600KF/dp/B0883MCYX4?&amp;linkCode=ll1&amp;tag=grafico01-20&amp;linkId=b924546ffd3f26b28fa0dca097ea583c&amp;language=pt_BR&amp;ref_=as_li_ss_tl" text:style-name="Internet_20_link" text:visited-style-name="Visited_20_Internet_20_Link"><text:span text:style-name="T1">Core i5 10600KF</text:span></text:a><text:a xlink:type="simple" xlink:href="https://www.amazon.com.br/PROCESSADOR-I5-10600KF-NUCLEOS-THREADS-BX8070110600KF/dp/B0883MCYX4?&amp;linkCode=ll1&amp;tag=grafico01-20&amp;linkId=b924546ffd3f26b28fa0dca097ea583c&amp;language=pt_BR&amp;ref_=as_li_ss_tl" text:style-name="Internet_20_link" text:visited-style-name="Visited_20_Internet_20_Link"> - Intel PROCESSADOR CORE I5-10600KF 4.1GHZ CACHE 12MB 6 NUCLEOS 12 THREADS 10ª GERACAO LGA 1200 BX8070110600KF -</text:a></text:p>
          </table:table-cell>
          <table:table-cell table:style-name="Tabela1.B2" office:value-type="string">
            <text:p text:style-name="Table_20_Contents">R$ 1.326,00</text:p>
          </table:table-cell>
          <table:table-cell table:style-name="Tabela1.B2" office:value-type="string">
            <text:p text:style-name="Table_20_Contents">R$ 1.327,3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5-12400-cache-18mb-25ghz-44ghz-max-turbo-lga-1700-bx8071512400" text:style-name="Internet_20_link" text:visited-style-name="Visited_20_Internet_20_Link"><text:span text:style-name="T1">Core i5 12400</text:span></text:a><text:a xlink:type="simple" xlink:href="https://patoloco.com.br/processador-intel-core-i5-12400-cache-18mb-25ghz-44ghz-max-turbo-lga-1700-bx8071512400" text:style-name="Internet_20_link" text:visited-style-name="Visited_20_Internet_20_Link"> - Processador Intel Core i5-12400, Cache 18MB, 2.5GHz (4.4GHz Max Turbo), LGA 1700 - BX8071512400</text:a></text:p>
          </table:table-cell>
          <table:table-cell table:style-name="Tabela1.B2" office:value-type="string">
            <text:p text:style-name="Table_20_Contents">R$ 1.329,05</text:p>
          </table:table-cell>
          <table:table-cell table:style-name="Tabela1.B2" office:value-type="string">
            <text:p text:style-name="Table_20_Contents">R$ 1.563,60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799?awc=17729_1662751524_6df251c06c7f23694f0b7dae4d7eb8a5&amp;utm_source=AWIN&amp;utm_medium=AFILIADOS&amp;utm_term=935027" text:style-name="Internet_20_link" text:visited-style-name="Visited_20_Internet_20_Link"><text:span text:style-name="T1">Ryzen 5 7600</text:span></text:a><text:a xlink:type="simple" xlink:href="https://www.kabum.com.br/produto/405799?awc=17729_1662751524_6df251c06c7f23694f0b7dae4d7eb8a5&amp;utm_source=AWIN&amp;utm_medium=AFILIADOS&amp;utm_term=935027" text:style-name="Internet_20_link" text:visited-style-name="Visited_20_Internet_20_Link"> - Processador AMD Ryzen 5 7600, 5.1GHz Max Turbo, Cache 38MB, AM5, 6 Núcleos, Vídeo Integrado - 100-100001015BOX</text:a></text:p>
          </table:table-cell>
          <table:table-cell table:style-name="Tabela1.B2" office:value-type="string">
            <text:p text:style-name="Table_20_Contents">R$ 1.329,98</text:p>
          </table:table-cell>
          <table:table-cell table:style-name="Tabela1.B2" office:value-type="string">
            <text:p text:style-name="Table_20_Contents">R$ 1.555,5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12995?awc=17729_1662751524_6df251c06c7f23694f0b7dae4d7eb8a5&amp;utm_source=AWIN&amp;utm_medium=AFILIADOS&amp;utm_term=935027" text:style-name="Internet_20_link" text:visited-style-name="Visited_20_Internet_20_Link"><text:span text:style-name="T1">Core i7 10700F</text:span></text:a><text:a xlink:type="simple" xlink:href="https://www.kabum.com.br/produto/112995?awc=17729_1662751524_6df251c06c7f23694f0b7dae4d7eb8a5&amp;utm_source=AWIN&amp;utm_medium=AFILIADOS&amp;utm_term=935027" text:style-name="Internet_20_link" text:visited-style-name="Visited_20_Internet_20_Link"> - Processador Intel Core i7-10700F, 2.9GHz (4.8GHz Max Turbo), Cache 16MB, LGA 1200 - BX8070110700F</text:a></text:p>
          </table:table-cell>
          <table:table-cell table:style-name="Tabela1.B2" office:value-type="string">
            <text:p text:style-name="Table_20_Contents">R$ 1.330,00</text:p>
          </table:table-cell>
          <table:table-cell table:style-name="Tabela1.B2" office:value-type="string">
            <text:p text:style-name="Table_20_Contents">R$ 1.647,0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3970?awc=17729_1662751524_6df251c06c7f23694f0b7dae4d7eb8a5&amp;utm_source=AWIN&amp;utm_medium=AFILIADOS&amp;utm_term=935027" text:style-name="Internet_20_link" text:visited-style-name="Visited_20_Internet_20_Link"><text:span text:style-name="T1">Ryzen 5 4500</text:span></text:a><text:a xlink:type="simple" xlink:href="https://www.kabum.com.br/produto/363970?awc=17729_1662751524_6df251c06c7f23694f0b7dae4d7eb8a5&amp;utm_source=AWIN&amp;utm_medium=AFILIADOS&amp;utm_term=935027" text:style-name="Internet_20_link" text:visited-style-name="Visited_20_Internet_20_Link"> - Kit Upgrade, Processador, AMD Ryzen 5 4500, Placa-Mãe A320m AM4, DDR4</text:a></text:p>
          </table:table-cell>
          <table:table-cell table:style-name="Tabela1.B2" office:value-type="string">
            <text:p text:style-name="Table_20_Contents">R$ 1.330,25</text:p>
          </table:table-cell>
          <table:table-cell table:style-name="Tabela1.B2" office:value-type="string">
            <text:p text:style-name="Table_20_Contents">R$ 1.565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9412?awc=17729_1662751524_6df251c06c7f23694f0b7dae4d7eb8a5&amp;utm_source=AWIN&amp;utm_medium=AFILIADOS&amp;utm_term=935027" text:style-name="Internet_20_link" text:visited-style-name="Visited_20_Internet_20_Link"><text:span text:style-name="T1">Ryzen 3 4100</text:span></text:a><text:a xlink:type="simple" xlink:href="https://www.kabum.com.br/produto/469412?awc=17729_1662751524_6df251c06c7f23694f0b7dae4d7eb8a5&amp;utm_source=AWIN&amp;utm_medium=AFILIADOS&amp;utm_term=935027" text:style-name="Internet_20_link" text:visited-style-name="Visited_20_Internet_20_Link"> - Kit Upgrade Neologic - Nli84718, AMD Ryzen 3 4100, Placa Mãe A320m, 16GB DDR4</text:a></text:p>
          </table:table-cell>
          <table:table-cell table:style-name="Tabela1.B2" office:value-type="string">
            <text:p text:style-name="Table_20_Contents">R$ 1.333,26</text:p>
          </table:table-cell>
          <table:table-cell table:style-name="Tabela1.B2" office:value-type="string">
            <text:p text:style-name="Table_20_Contents">R$ 1.465,12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8559?awc=17729_1662751524_6df251c06c7f23694f0b7dae4d7eb8a5&amp;utm_source=AWIN&amp;utm_medium=AFILIADOS&amp;utm_term=935027" text:style-name="Internet_20_link" text:visited-style-name="Visited_20_Internet_20_Link"><text:span text:style-name="T1">Ryzen 5 4600G</text:span></text:a><text:a xlink:type="simple" xlink:href="https://www.kabum.com.br/produto/368559?awc=17729_1662751524_6df251c06c7f23694f0b7dae4d7eb8a5&amp;utm_source=AWIN&amp;utm_medium=AFILIADOS&amp;utm_term=935027" text:style-name="Internet_20_link" text:visited-style-name="Visited_20_Internet_20_Link"> - Processador AMD Ryzen 5 4600G, 3.7GHz (4.2GHz), Cache 11MB, Hexa Core 11MB, AM4</text:a></text:p>
          </table:table-cell>
          <table:table-cell table:style-name="Tabela1.B2" office:value-type="string">
            <text:p text:style-name="Table_20_Contents">R$ 1.335,90</text:p>
          </table:table-cell>
          <table:table-cell table:style-name="Tabela1.B2" office:value-type="string">
            <text:p text:style-name="Table_20_Contents">R$ 1.335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7-10700f-290-ghz-16mb-cache-lga1200-bx8070110700f" text:style-name="Internet_20_link" text:visited-style-name="Visited_20_Internet_20_Link"><text:span text:style-name="T1">Core i7 10700F</text:span></text:a><text:a xlink:type="simple" xlink:href="https://www.fgtec.com.br/processador-intel-core-i7-10700f-290-ghz-16mb-cache-lga1200-bx8070110700f" text:style-name="Internet_20_link" text:visited-style-name="Visited_20_Internet_20_Link"> - Processador Intel Core i7-10700F 2.90 GHz 16MB Cache LGA1200 - BX8070110700F</text:a></text:p>
          </table:table-cell>
          <table:table-cell table:style-name="Tabela1.B2" office:value-type="string">
            <text:p text:style-name="Table_20_Contents">R$ 1.340,45</text:p>
          </table:table-cell>
          <table:table-cell table:style-name="Tabela1.B2" office:value-type="string">
            <text:p text:style-name="Table_20_Contents">R$ 1.577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BX8071512400-Processador-Intel®-i5-12400/dp/B09NMPD8V2?&amp;linkCode=ll1&amp;tag=grafico01-20&amp;linkId=b924546ffd3f26b28fa0dca097ea583c&amp;language=pt_BR&amp;ref_=as_li_ss_tl" text:style-name="Internet_20_link" text:visited-style-name="Visited_20_Internet_20_Link"><text:span text:style-name="T1">Core i5 12400</text:span></text:a><text:a xlink:type="simple" xlink:href="https://www.amazon.com.br/Intel-BX8071512400-Processador-Intel®-i5-12400/dp/B09NMPD8V2?&amp;linkCode=ll1&amp;tag=grafico01-20&amp;linkId=b924546ffd3f26b28fa0dca097ea583c&amp;language=pt_BR&amp;ref_=as_li_ss_tl" text:style-name="Internet_20_link" text:visited-style-name="Visited_20_Internet_20_Link"> - Processador Intel® Core™ i5-12400</text:a></text:p>
          </table:table-cell>
          <table:table-cell table:style-name="Tabela1.B2" office:value-type="string">
            <text:p text:style-name="Table_20_Contents">R$ 1.342,00</text:p>
          </table:table-cell>
          <table:table-cell table:style-name="Tabela1.B2" office:value-type="string">
            <text:p text:style-name="Table_20_Contents">R$ 1.343,6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7-10700f-29ghz-48ghz-max-turbo-cache-16mb-lga-1200-bx8070110700f" text:style-name="Internet_20_link" text:visited-style-name="Visited_20_Internet_20_Link"><text:span text:style-name="T1">Core i7 10700F</text:span></text:a><text:a xlink:type="simple" xlink:href="https://www.processadores.app.br/processador-intel-core-i7-10700f-29ghz-48ghz-max-turbo-cache-16mb-lga-1200-bx8070110700f" text:style-name="Internet_20_link" text:visited-style-name="Visited_20_Internet_20_Link"> - Processador Intel Core i7-10700F, 2.9GHz (4.8GHz Max Turbo), Cache 16MB, LGA 1200 - BX8070110700F</text:a></text:p>
          </table:table-cell>
          <table:table-cell table:style-name="Tabela1.B2" office:value-type="string">
            <text:p text:style-name="Table_20_Contents">R$ 1.344,00</text:p>
          </table:table-cell>
          <table:table-cell table:style-name="Tabela1.B2" office:value-type="string">
            <text:p text:style-name="Table_20_Contents">R$ 1.581,18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74996?awc=17729_1662751524_6df251c06c7f23694f0b7dae4d7eb8a5&amp;utm_source=AWIN&amp;utm_medium=AFILIADOS&amp;utm_term=935027" text:style-name="Internet_20_link" text:visited-style-name="Visited_20_Internet_20_Link"><text:span text:style-name="T1">Core i5 12400F</text:span></text:a><text:a xlink:type="simple" xlink:href="https://www.kabum.com.br/produto/474996?awc=17729_1662751524_6df251c06c7f23694f0b7dae4d7eb8a5&amp;utm_source=AWIN&amp;utm_medium=AFILIADOS&amp;utm_term=935027" text:style-name="Internet_20_link" text:visited-style-name="Visited_20_Internet_20_Link"> - Processador Intel Core I5-12400f 2.5GHz (4.4GHz Turbo), 12ª Geração, 6 Cores 12 Threads, LGA 1700 - Oem</text:a></text:p>
          </table:table-cell>
          <table:table-cell table:style-name="Tabela1.B2" office:value-type="string">
            <text:p text:style-name="Table_20_Contents">R$ 1.344,24</text:p>
          </table:table-cell>
          <table:table-cell table:style-name="Tabela1.B2" office:value-type="string">
            <text:p text:style-name="Table_20_Contents">R$ 1.414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42580?awc=17729_1662751524_6df251c06c7f23694f0b7dae4d7eb8a5&amp;utm_source=AWIN&amp;utm_medium=AFILIADOS&amp;utm_term=935027" text:style-name="Internet_20_link" text:visited-style-name="Visited_20_Internet_20_Link"><text:span text:style-name="T1">Core i1 13100</text:span></text:a><text:a xlink:type="simple" xlink:href="https://www.kabum.com.br/produto/442580?awc=17729_1662751524_6df251c06c7f23694f0b7dae4d7eb8a5&amp;utm_source=AWIN&amp;utm_medium=AFILIADOS&amp;utm_term=935027" text:style-name="Internet_20_link" text:visited-style-name="Visited_20_Internet_20_Link"> - Processador Intel Core I3 13100, 3.40ghz, Quad-core, LGA 1700</text:a></text:p>
          </table:table-cell>
          <table:table-cell table:style-name="Tabela1.B2" office:value-type="string">
            <text:p text:style-name="Table_20_Contents">R$ 1.347,90</text:p>
          </table:table-cell>
          <table:table-cell table:style-name="Tabela1.B2" office:value-type="string">
            <text:p text:style-name="Table_20_Contents">R$ 1.347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29802?awc=17729_1662751524_6df251c06c7f23694f0b7dae4d7eb8a5&amp;utm_source=AWIN&amp;utm_medium=AFILIADOS&amp;utm_term=935027" text:style-name="Internet_20_link" text:visited-style-name="Visited_20_Internet_20_Link"><text:span text:style-name="T1">Core i5 12400</text:span></text:a><text:a xlink:type="simple" xlink:href="https://www.kabum.com.br/produto/329802?awc=17729_1662751524_6df251c06c7f23694f0b7dae4d7eb8a5&amp;utm_source=AWIN&amp;utm_medium=AFILIADOS&amp;utm_term=935027" text:style-name="Internet_20_link" text:visited-style-name="Visited_20_Internet_20_Link"> - Processador Intel I5-12400, 2.5GHz, Cache 18MB, Hexa Core, 12 Threads, LGA 1700 - BX8071512400</text:a></text:p>
          </table:table-cell>
          <table:table-cell table:style-name="Tabela1.B2" office:value-type="string">
            <text:p text:style-name="Table_20_Contents">R$ 1.349,00</text:p>
          </table:table-cell>
          <table:table-cell table:style-name="Tabela1.B2" office:value-type="string">
            <text:p text:style-name="Table_20_Contents">R$ 1.34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7-5700x-34ghz-46ghz-max-turbo-cache-36mb-am4-sem-video-100-100000926wof" text:style-name="Internet_20_link" text:visited-style-name="Visited_20_Internet_20_Link"><text:span text:style-name="T1">Ryzen 7 5700X</text:span></text:a><text:a xlink:type="simple" xlink:href="https://www.processadores.app.br/processador-amd-ryzen-7-5700x-34ghz-46ghz-max-turbo-cache-36mb-am4-sem-video-100-100000926wof" text:style-name="Internet_20_link" text:visited-style-name="Visited_20_Internet_20_Link"> - Processador AMD Ryzen 7 5700X, 3.4GHz (4.6GHz Max Turbo), Cache 36MB, AM4, </text:a><text:soft-page-break/><text:a xlink:type="simple" xlink:href="https://www.processadores.app.br/processador-amd-ryzen-7-5700x-34ghz-46ghz-max-turbo-cache-36mb-am4-sem-video-100-100000926wof" text:style-name="Internet_20_link" text:visited-style-name="Visited_20_Internet_20_Link">Sem Vídeo - 100-100000926WOF</text:a></text:p>
          </table:table-cell>
          <table:table-cell table:style-name="Tabela1.B2" office:value-type="string">
            <text:p text:style-name="Table_20_Contents">R$ 1.349,00</text:p>
          </table:table-cell>
          <table:table-cell table:style-name="Tabela1.B2" office:value-type="string">
            <text:p text:style-name="Table_20_Contents">R$ 1.587,06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3460/processador-intel-core-i5-13400f-25ghz-46ghz-turbo-13-geracao-10-cores-16-threads-lga-1700-bx8071513400f?p=1360309" text:style-name="Internet_20_link" text:visited-style-name="Visited_20_Internet_20_Link"><text:span text:style-name="T1">Core i5 13400F</text:span></text:a><text:a xlink:type="simple" xlink:href="https://www.terabyteshop.com.br/produto/23460/processador-intel-core-i5-13400f-25ghz-46ghz-turbo-13-geracao-10-cores-16-threads-lga-1700-bx8071513400f?p=1360309" text:style-name="Internet_20_link" text:visited-style-name="Visited_20_Internet_20_Link"> - Processador Intel Core I5 13400F 2.5GHz (4.6GHz Turbo), 13ª Geração, 10-Cores 16-Threads, LGA 1700, BX807</text:a></text:p>
          </table:table-cell>
          <table:table-cell table:style-name="Tabela1.B2" office:value-type="string">
            <text:p text:style-name="Table_20_Contents">R$ 1.349,00</text:p>
          </table:table-cell>
          <table:table-cell table:style-name="Tabela1.B2" office:value-type="string">
            <text:p text:style-name="Table_20_Contents">R$ 1.58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1023?awc=17729_1662751524_6df251c06c7f23694f0b7dae4d7eb8a5&amp;utm_source=AWIN&amp;utm_medium=AFILIADOS&amp;utm_term=935027" text:style-name="Internet_20_link" text:visited-style-name="Visited_20_Internet_20_Link"><text:span text:style-name="T1">Core i5 13400F</text:span></text:a><text:a xlink:type="simple" xlink:href="https://www.kabum.com.br/produto/421023?awc=17729_1662751524_6df251c06c7f23694f0b7dae4d7eb8a5&amp;utm_source=AWIN&amp;utm_medium=AFILIADOS&amp;utm_term=935027" text:style-name="Internet_20_link" text:visited-style-name="Visited_20_Internet_20_Link"> - Processador Intel Core I5 13400f, 2.5GHz (4.6GHz Turbo), Cache 20MB, 10 Núcleos, 16 Threads, LGA 1700, Sem Vídeo - Bx8071513400f</text:a></text:p>
          </table:table-cell>
          <table:table-cell table:style-name="Tabela1.B2" office:value-type="string">
            <text:p text:style-name="Table_20_Contents">R$ 1.349,90</text:p>
          </table:table-cell>
          <table:table-cell table:style-name="Tabela1.B2" office:value-type="string">
            <text:p text:style-name="Table_20_Contents">R$ 1.499,8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3400f-10-core-16-threads-2-5ghz-4-6ghz-turbo-cache-20mb-lga1700-bx8071513400f-br" text:style-name="Internet_20_link" text:visited-style-name="Visited_20_Internet_20_Link"><text:span text:style-name="T1">Core i5 13400F</text:span></text:a><text:a xlink:type="simple" xlink:href="https://www.pichau.com.br/processador-intel-core-i5-13400f-10-core-16-threads-2-5ghz-4-6ghz-turbo-cache-20mb-lga1700-bx8071513400f-br" text:style-name="Internet_20_link" text:visited-style-name="Visited_20_Internet_20_Link"> - Processador Intel Core I5-13400F, 10-Core, 16-Threads, 2.5GHz (4.6GHz Turbo), Cache 20MB, LGA1700, BX8071513400F-BR</text:a></text:p>
          </table:table-cell>
          <table:table-cell table:style-name="Tabela1.B2" office:value-type="string">
            <text:p text:style-name="Table_20_Contents">R$ 1.350,00</text:p>
          </table:table-cell>
          <table:table-cell table:style-name="Tabela1.B2" office:value-type="string">
            <text:p text:style-name="Table_20_Contents">R$ 1.588,2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3967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363967?awc=17729_1662751524_6df251c06c7f23694f0b7dae4d7eb8a5&amp;utm_source=AWIN&amp;utm_medium=AFILIADOS&amp;utm_term=935027" text:style-name="Internet_20_link" text:visited-style-name="Visited_20_Internet_20_Link"> - Kit Upgrade - Processador Intel Core I3 10100F + Placa-Mãe Asrock H510m-Hvs</text:a></text:p>
          </table:table-cell>
          <table:table-cell table:style-name="Tabela1.B2" office:value-type="string">
            <text:p text:style-name="Table_20_Contents">R$ 1.351,50</text:p>
          </table:table-cell>
          <table:table-cell table:style-name="Tabela1.B2" office:value-type="string">
            <text:p text:style-name="Table_20_Contents">R$ 1.590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29918?awc=17729_1662751524_6df251c06c7f23694f0b7dae4d7eb8a5&amp;utm_source=AWIN&amp;utm_medium=AFILIADOS&amp;utm_term=935027" text:style-name="Internet_20_link" text:visited-style-name="Visited_20_Internet_20_Link"><text:span text:style-name="T1">Core i5 11600K</text:span></text:a><text:a xlink:type="simple" xlink:href="https://www.kabum.com.br/produto/229918?awc=17729_1662751524_6df251c06c7f23694f0b7dae4d7eb8a5&amp;utm_source=AWIN&amp;utm_medium=AFILIADOS&amp;utm_term=935027" text:style-name="Internet_20_link" text:visited-style-name="Visited_20_Internet_20_Link"> - Processador Intel Core I5 11600K 11ª Geração, 3.90GHz, Cache 12MB, Hexa Core, 12 Threads, LGA 1200, Intel UHD Graphics 750 - BX8070811600K</text:a></text:p>
          </table:table-cell>
          <table:table-cell table:style-name="Tabela1.B2" office:value-type="string">
            <text:p text:style-name="Table_20_Contents">R$ 1.355,67</text:p>
          </table:table-cell>
          <table:table-cell table:style-name="Tabela1.B2" office:value-type="string">
            <text:p text:style-name="Table_20_Contents">R$ 1.594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58272?awc=17729_1662751524_6df251c06c7f23694f0b7dae4d7eb8a5&amp;utm_source=AWIN&amp;utm_medium=AFILIADOS&amp;utm_term=935027" text:style-name="Internet_20_link" text:visited-style-name="Visited_20_Internet_20_Link"><text:span text:style-name="T1">Core i7 10700F</text:span></text:a><text:a xlink:type="simple" xlink:href="https://www.kabum.com.br/produto/158272?awc=17729_1662751524_6df251c06c7f23694f0b7dae4d7eb8a5&amp;utm_source=AWIN&amp;utm_medium=AFILIADOS&amp;utm_term=935027" text:style-name="Internet_20_link" text:visited-style-name="Visited_20_Internet_20_Link"> - Processador Intel Core I7-10700F 10ª Geração, 2.9GHz (4.8GHz Turbo), Cache 16MB, LGA 1200 - BX8070110700F</text:a></text:p>
          </table:table-cell>
          <table:table-cell table:style-name="Tabela1.B2" office:value-type="string">
            <text:p text:style-name="Table_20_Contents">R$ 1.355,67</text:p>
          </table:table-cell>
          <table:table-cell table:style-name="Tabela1.B2" office:value-type="string">
            <text:p text:style-name="Table_20_Contents">R$ 1.594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9409?awc=17729_1662751524_6df251c06c7f23694f0b7dae4d7eb8a5&amp;utm_source=AWIN&amp;utm_medium=AFILIADOS&amp;utm_term=935027" text:style-name="Internet_20_link" text:visited-style-name="Visited_20_Internet_20_Link"><text:span text:style-name="T1">Ryzen 3 4100</text:span></text:a><text:a xlink:type="simple" xlink:href="https://www.kabum.com.br/produto/469409?awc=17729_1662751524_6df251c06c7f23694f0b7dae4d7eb8a5&amp;utm_source=AWIN&amp;utm_medium=AFILIADOS&amp;utm_term=935027" text:style-name="Internet_20_link" text:visited-style-name="Visited_20_Internet_20_Link"> - Kit Upgrade Neologic - Nli84720, AMD Ryzen 3 4100, Placa Mãe A520m, 16GB DDR4</text:a></text:p>
          </table:table-cell>
          <table:table-cell table:style-name="Tabela1.B2" office:value-type="string">
            <text:p text:style-name="Table_20_Contents">R$ 1.359,65</text:p>
          </table:table-cell>
          <table:table-cell table:style-name="Tabela1.B2" office:value-type="string">
            <text:p text:style-name="Table_20_Contents">R$ 1.494,12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7-10700f-290ghz-480ghz-turbo-10a-geracao-8-cores-16-threads-lga-1200-bx8070110700f" text:style-name="Internet_20_link" text:visited-style-name="Visited_20_Internet_20_Link"><text:span text:style-name="T1">Core i7 10700F</text:span></text:a><text:a xlink:type="simple" xlink:href="https://www.alligatorshop.com.br/processador-intel-core-i7-10700f-290ghz-480ghz-turbo-10a-geracao-8-cores-16-threads-lga-1200-bx8070110700f" text:style-name="Internet_20_link" text:visited-style-name="Visited_20_Internet_20_Link"> - Processador Intel Core i7 10700F 2.90GHz (4.80GHz Turbo) 10ª Geração 8-Cores 16-Threads LGA 1200 BX8070110700F</text:a></text:p>
          </table:table-cell>
          <table:table-cell table:style-name="Tabela1.B2" office:value-type="string">
            <text:p text:style-name="Table_20_Contents">R$ 1.359,90</text:p>
          </table:table-cell>
          <table:table-cell table:style-name="Tabela1.B2" office:value-type="string">
            <text:p text:style-name="Table_20_Contents">R$ 1.599,88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4468/processador-intel-core-i5-10600k-38ghz-12mb-10-geracao-lga-1200-bx8070110600k?p=1360309" text:style-name="Internet_20_link" text:visited-style-name="Visited_20_Internet_20_Link"><text:span text:style-name="T1">Core i5 10600K</text:span></text:a><text:a xlink:type="simple" xlink:href="https://www.terabyteshop.com.br/produto/14468/processador-intel-core-i5-10600k-38ghz-12mb-10-geracao-lga-1200-bx8070110600k?p=1360309" text:style-name="Internet_20_link" text:visited-style-name="Visited_20_Internet_20_Link"> - Processador Intel Core I5-10600K 4.8GHz 12MB, 10ª Geração, LGA 1200, BX8070110600K</text:a></text:p>
          </table:table-cell>
          <table:table-cell table:style-name="Tabela1.B2" office:value-type="string">
            <text:p text:style-name="Table_20_Contents">R$ 1.369,00</text:p>
          </table:table-cell>
          <table:table-cell table:style-name="Tabela1.B2" office:value-type="string">
            <text:p text:style-name="Table_20_Contents">R$ 1.60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5-10500-310ghz-450ghz-turbo-10a-geracao-lga-1200-bx8070110500" text:style-name="Internet_20_link" text:visited-style-name="Visited_20_Internet_20_Link"><text:span text:style-name="T1">Core i5 10500</text:span></text:a><text:a xlink:type="simple" xlink:href="https://www.itxgamer.com.br/processador-intel-core-i5-10500-310ghz-450ghz-turbo-10a-geracao-lga-1200-bx8070110500" text:style-name="Internet_20_link" text:visited-style-name="Visited_20_Internet_20_Link"> - Processador Intel Core i5 10500, 3.10GHz (4.50GHz Turbo), 10ª Geração, LGA 1200 - BX8070110500</text:a></text:p>
          </table:table-cell>
          <table:table-cell table:style-name="Tabela1.B2" office:value-type="string">
            <text:p text:style-name="Table_20_Contents">R$ 1.377,03</text:p>
          </table:table-cell>
          <table:table-cell table:style-name="Tabela1.B2" office:value-type="string">
            <text:p text:style-name="Table_20_Contents">R$ 1.620,03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amd-ryzen-7-5700g-38ghz-46ghz-turbo-am4-16mb-cache-100-100000263box" text:style-name="Internet_20_link" text:visited-style-name="Visited_20_Internet_20_Link"><text:span text:style-name="T1">Ryzen 7 5700G</text:span></text:a><text:a xlink:type="simple" xlink:href="https://www.itxgamer.com.br/processador-amd-ryzen-7-5700g-38ghz-46ghz-turbo-am4-16mb-cache-100-100000263box" text:style-name="Internet_20_link" text:visited-style-name="Visited_20_Internet_20_Link"> - Processador AMD Ryzen 7 5700G, 3.8GHz (4.6GHz Turbo), AM4, 16MB Cache, 100-100000263BOX</text:a></text:p>
          </table:table-cell>
          <table:table-cell table:style-name="Tabela1.B2" office:value-type="string">
            <text:p text:style-name="Table_20_Contents">R$ 1.378,85</text:p>
          </table:table-cell>
          <table:table-cell table:style-name="Tabela1.B2" office:value-type="string">
            <text:p text:style-name="Table_20_Contents">R$ 1.622,18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9963?awc=17729_1662751524_6df251c06c7f23694f0b7dae4d7eb8a5&amp;utm_source=AWIN&amp;utm_medium=AFILIADOS&amp;utm_term=935027" text:style-name="Internet_20_link" text:visited-style-name="Visited_20_Internet_20_Link"><text:span text:style-name="T1">Ryzen 5 4500</text:span></text:a><text:a xlink:type="simple" xlink:href="https://www.kabum.com.br/produto/459963?awc=17729_1662751524_6df251c06c7f23694f0b7dae4d7eb8a5&amp;utm_source=AWIN&amp;utm_medium=AFILIADOS&amp;utm_term=935027" text:style-name="Internet_20_link" text:visited-style-name="Visited_20_Internet_20_Link"> - Kit Upgrade - Ark AMD Ryzen 5 4500 + Placa-Mãe A320 Prime Asus + 8GB DDR4</text:a></text:p>
          </table:table-cell>
          <table:table-cell table:style-name="Tabela1.B2" office:value-type="string">
            <text:p text:style-name="Table_20_Contents">R$ 1.381,21</text:p>
          </table:table-cell>
          <table:table-cell table:style-name="Tabela1.B2" office:value-type="string">
            <text:p text:style-name="Table_20_Contents">R$ 1.624,9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3415/processador-amd-ryzen-5-7600-38ghz-51ghz-turbo-6-cores-12-threads-am5-com-cooler-amd-wraith-stealth-100-100001015box?p=1360309" text:style-name="Internet_20_link" text:visited-style-name="Visited_20_Internet_20_Link"><text:span text:style-name="T1">Ryzen 5 7600</text:span></text:a><text:a xlink:type="simple" xlink:href="https://www.terabyteshop.com.br/produto/23415/processador-amd-ryzen-5-7600-38ghz-51ghz-turbo-6-cores-12-threads-am5-com-cooler-amd-wraith-stealth-100-100001015box?p=1360309" text:style-name="Internet_20_link" text:visited-style-name="Visited_20_Internet_20_Link"> - Processador AMD Ryzen 5 7600 3.8GHz (5.1GHz Turbo), 6-Cores 12-Threads, AM5, Com Cooler AMD Wraith Stealt</text:a></text:p>
          </table:table-cell>
          <table:table-cell table:style-name="Tabela1.B2" office:value-type="string">
            <text:p text:style-name="Table_20_Contents">R$ 1.399,00</text:p>
          </table:table-cell>
          <table:table-cell table:style-name="Tabela1.B2" office:value-type="string">
            <text:p text:style-name="Table_20_Contents">R$ 1.64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6126/processador-intel-core-i7-10700f-290ghz-480ghz-turbo-10-geracao-8-cores-16-threads-lga-1200-bx8070110700f?p=1360309" text:style-name="Internet_20_link" text:visited-style-name="Visited_20_Internet_20_Link"><text:span text:style-name="T1">Core i7 10700F</text:span></text:a><text:a xlink:type="simple" xlink:href="https://www.terabyteshop.com.br/produto/16126/processador-intel-core-i7-10700f-290ghz-480ghz-turbo-10-geracao-8-cores-16-threads-lga-1200-bx8070110700f?p=1360309" text:style-name="Internet_20_link" text:visited-style-name="Visited_20_Internet_20_Link"> - Processador Intel Core I7 10700F, 2.90GHz (4.80GHz Turbo), 10ª Geração, 8-Cores 16-Threads, LGA 1200, BX8</text:a></text:p>
          </table:table-cell>
          <table:table-cell table:style-name="Tabela1.B2" office:value-type="string">
            <text:p text:style-name="Table_20_Contents">R$ 1.399,00</text:p>
          </table:table-cell>
          <table:table-cell table:style-name="Tabela1.B2" office:value-type="string">
            <text:p text:style-name="Table_20_Contents">R$ 1.64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10700F-FREQUENCIA-FC-LGA1200-GERACAO/dp/B086MN2XYL?&amp;linkCode=ll1&amp;tag=grafico01-20&amp;linkId=b924546ffd3f26b28fa0dca097ea583c&amp;language=pt_BR&amp;ref_=as_li_ss_tl" text:style-name="Internet_20_link" text:visited-style-name="Visited_20_Internet_20_Link"><text:span text:style-name="T1">Core i7 10700F</text:span></text:a><text:a xlink:type="simple" xlink:href="https://www.amazon.com.br/PROCESSADOR-10700F-FREQUENCIA-FC-LGA1200-GERACAO/dp/B086MN2XYL?&amp;linkCode=ll1&amp;tag=grafico01-20&amp;linkId=b924546ffd3f26b28fa0dca097ea583c&amp;language=pt_BR&amp;ref_=as_li_ss_tl" text:style-name="Internet_20_link" text:visited-style-name="Visited_20_Internet_20_Link"> - PROCESSADOR INTEL CORE I7 10700F  2.90 GHZ (FREQUENCIA MAXIMA 4.80 GHZ), 16 MB CACHE FC-LGA1200  10º GERACAO - MARCA INTEL</text:a></text:p>
          </table:table-cell>
          <table:table-cell table:style-name="Tabela1.B2" office:value-type="string">
            <text:p text:style-name="Table_20_Contents">R$ 1.399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0700f-8-core-16-threads-2-9ghz-4-8ghz-turbo-cache-16mb-lga1200-bx8070110700f-br" text:style-name="Internet_20_link" text:visited-style-name="Visited_20_Internet_20_Link"><text:span text:style-name="T1">Core i7 10700F</text:span></text:a><text:a xlink:type="simple" xlink:href="https://www.pichau.com.br/processador-intel-core-i7-10700f-8-core-16-threads-2-9ghz-4-8ghz-turbo-cache-16mb-lga1200-bx8070110700f-br" text:style-name="Internet_20_link" text:visited-style-name="Visited_20_Internet_20_Link"> - Processador Intel Core i7-10700F, 8-Core, 16-Threads, 2.9GHz (4.8GHz Turbo), Cache 16MB, LGA1200, BX8070110700F-BR</text:a></text:p>
          </table:table-cell>
          <table:table-cell table:style-name="Tabela1.B2" office:value-type="string">
            <text:p text:style-name="Table_20_Contents">R$ 1.399,99</text:p>
          </table:table-cell>
          <table:table-cell table:style-name="Tabela1.B2" office:value-type="string">
            <text:p text:style-name="Table_20_Contents">R$ 1.647,05</text:p>
          </table:table-cell>
          <table:table-cell table:style-name="Tabela1.B2" office:value-type="string">
            <text:p text:style-name="Table_20_Contents">Pichau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amazon.com.br/i3-10320-Processador-W126171743-geração-soquete/dp/B0883MT6Z8?&amp;linkCode=ll1&amp;tag=grafico01-20&amp;linkId=b924546ffd3f26b28fa0dca097ea583c&amp;language=pt_BR&amp;ref_=as_li_ss_tl" text:style-name="Internet_20_link" text:visited-style-name="Visited_20_Internet_20_Link"><text:span text:style-name="T1">Core i3 10320</text:span></text:a><text:a xlink:type="simple" xlink:href="https://www.amazon.com.br/i3-10320-Processador-W126171743-geração-soquete/dp/B0883MT6Z8?&amp;linkCode=ll1&amp;tag=grafico01-20&amp;linkId=b924546ffd3f26b28fa0dca097ea583c&amp;language=pt_BR&amp;ref_=as_li_ss_tl" text:style-name="Internet_20_link" text:visited-style-name="Visited_20_Internet_20_Link"> - Intel Core i3-10320 Processador 3,8 GHz 8 MB CACE DE CACHE SMART CORE, W126171743 (GHZ 8 MB CACHE SMART CACE CORE i3-10320, 10ª geração Intel Coret i3, LGA 1200 (soquete H5), PC, 14 nm, Intel, 3,8)</text:a></text:p>
          </table:table-cell>
          <table:table-cell table:style-name="Tabela1.B2" office:value-type="string">
            <text:p text:style-name="Table_20_Contents">R$ 1.400,00</text:p>
          </table:table-cell>
          <table:table-cell table:style-name="Tabela1.B2" office:value-type="string">
            <text:p text:style-name="Table_20_Contents">R$ 1.40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5-12400-18mb-2-5ghz-4-4ghz-lga-1700-bx8071512400-p997495" text:style-name="Internet_20_link" text:visited-style-name="Visited_20_Internet_20_Link"><text:span text:style-name="T1">Core i5 12400</text:span></text:a><text:a xlink:type="simple" xlink:href="https://www.inpower.com.br/processador-intel-core-i5-12400-18mb-2-5ghz-4-4ghz-lga-1700-bx8071512400-p997495" text:style-name="Internet_20_link" text:visited-style-name="Visited_20_Internet_20_Link"> - Processador Intel Core i5-12400 18MB 2.5GHz - 4.4Ghz LGA ...</text:a></text:p>
          </table:table-cell>
          <table:table-cell table:style-name="Tabela1.B2" office:value-type="string">
            <text:p text:style-name="Table_20_Contents">R$ 1.412,10</text:p>
          </table:table-cell>
          <table:table-cell table:style-name="Tabela1.B2" office:value-type="string">
            <text:p text:style-name="Table_20_Contents">R$ 1.569,0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91167?awc=17729_1662751524_6df251c06c7f23694f0b7dae4d7eb8a5&amp;utm_source=AWIN&amp;utm_medium=AFILIADOS&amp;utm_term=935027" text:style-name="Internet_20_link" text:visited-style-name="Visited_20_Internet_20_Link"><text:span text:style-name="T1">Core i5 11500</text:span></text:a><text:a xlink:type="simple" xlink:href="https://www.kabum.com.br/produto/391167?awc=17729_1662751524_6df251c06c7f23694f0b7dae4d7eb8a5&amp;utm_source=AWIN&amp;utm_medium=AFILIADOS&amp;utm_term=935027" text:style-name="Internet_20_link" text:visited-style-name="Visited_20_Internet_20_Link"> - Processador Intel Core I5-11500 11ª Geração, 2.7GHz, Cache 12MB, Hexa Core, 4 Threads, LGA 1200 - BX8070811500</text:a></text:p>
          </table:table-cell>
          <table:table-cell table:style-name="Tabela1.B2" office:value-type="string">
            <text:p text:style-name="Table_20_Contents">R$ 1.412,62</text:p>
          </table:table-cell>
          <table:table-cell table:style-name="Tabela1.B2" office:value-type="string">
            <text:p text:style-name="Table_20_Contents">R$ 1.661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0600K-Threads-4-1GHz/dp/B0883NTLXM?&amp;linkCode=ll1&amp;tag=grafico01-20&amp;linkId=b924546ffd3f26b28fa0dca097ea583c&amp;language=pt_BR&amp;ref_=as_li_ss_tl" text:style-name="Internet_20_link" text:visited-style-name="Visited_20_Internet_20_Link"><text:span text:style-name="T1">Core i5 10600K</text:span></text:a><text:a xlink:type="simple" xlink:href="https://www.amazon.com.br/Processador-Intel-i5-10600K-Threads-4-1GHz/dp/B0883NTLXM?&amp;linkCode=ll1&amp;tag=grafico01-20&amp;linkId=b924546ffd3f26b28fa0dca097ea583c&amp;language=pt_BR&amp;ref_=as_li_ss_tl" text:style-name="Internet_20_link" text:visited-style-name="Visited_20_Internet_20_Link"> - Processador Intel Core I5-10600K 12MB LGA 1200 BX8070110600K</text:a></text:p>
          </table:table-cell>
          <table:table-cell table:style-name="Tabela1.B2" office:value-type="string">
            <text:p text:style-name="Table_20_Contents">R$ 1.415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29459?awc=17729_1662751524_6df251c06c7f23694f0b7dae4d7eb8a5&amp;utm_source=AWIN&amp;utm_medium=AFILIADOS&amp;utm_term=935027" text:style-name="Internet_20_link" text:visited-style-name="Visited_20_Internet_20_Link"><text:span text:style-name="T1">Ryzen 7 5800X</text:span></text:a><text:a xlink:type="simple" xlink:href="https://www.kabum.com.br/produto/129459?awc=17729_1662751524_6df251c06c7f23694f0b7dae4d7eb8a5&amp;utm_source=AWIN&amp;utm_medium=AFILIADOS&amp;utm_term=935027" text:style-name="Internet_20_link" text:visited-style-name="Visited_20_Internet_20_Link"> - Processador AMD Ryzen 7 5800X, 3.8GHz (4.7GHz Max Turbo), Cache 36MB, Octa Core, 16 Threads, AM4 - 100-100000063WOF</text:a></text:p>
          </table:table-cell>
          <table:table-cell table:style-name="Tabela1.B2" office:value-type="string">
            <text:p text:style-name="Table_20_Contents">R$ 1.415,49</text:p>
          </table:table-cell>
          <table:table-cell table:style-name="Tabela1.B2" office:value-type="string">
            <text:p text:style-name="Table_20_Contents">R$ 1.568,4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5-11400-26ghz-44ghz-turbo-11a-geracao-lga-1200-bx8070811400" text:style-name="Internet_20_link" text:visited-style-name="Visited_20_Internet_20_Link"><text:span text:style-name="T1">Core i5 11400</text:span></text:a><text:a xlink:type="simple" xlink:href="https://www.itxgamer.com.br/processador-intel-core-i5-11400-26ghz-44ghz-turbo-11a-geracao-lga-1200-bx8070811400" text:style-name="Internet_20_link" text:visited-style-name="Visited_20_Internet_20_Link"> - Processador Intel Core i5 11400 2.6GHz (4.4GHz Turbo), 11ª Geração, LGA 1200, BX8070811400</text:a></text:p>
          </table:table-cell>
          <table:table-cell table:style-name="Tabela1.B2" office:value-type="string">
            <text:p text:style-name="Table_20_Contents">R$ 1.416,56</text:p>
          </table:table-cell>
          <table:table-cell table:style-name="Tabela1.B2" office:value-type="string">
            <text:p text:style-name="Table_20_Contents">R$ 1.666,54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kit-processador-intel-core-i7-10700f-e-pasta-termica-cooler-master" text:style-name="Internet_20_link" text:visited-style-name="Visited_20_Internet_20_Link"><text:span text:style-name="T1">Core i7 10700F</text:span></text:a><text:a xlink:type="simple" xlink:href="https://www.alligatorshop.com.br/kit-processador-intel-core-i7-10700f-e-pasta-termica-cooler-master" text:style-name="Internet_20_link" text:visited-style-name="Visited_20_Internet_20_Link"> - Kit Processador Intel Core i7 10700F E Pasta Térmica Cooler Master</text:a></text:p>
          </table:table-cell>
          <table:table-cell table:style-name="Tabela1.B2" office:value-type="string">
            <text:p text:style-name="Table_20_Contents">R$ 1.419,80</text:p>
          </table:table-cell>
          <table:table-cell table:style-name="Tabela1.B2" office:value-type="string">
            <text:p text:style-name="Table_20_Contents">R$ 1.670,35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12994?awc=17729_1662751524_6df251c06c7f23694f0b7dae4d7eb8a5&amp;utm_source=AWIN&amp;utm_medium=AFILIADOS&amp;utm_term=935027" text:style-name="Internet_20_link" text:visited-style-name="Visited_20_Internet_20_Link"><text:span text:style-name="T1">Core i7 10700</text:span></text:a><text:a xlink:type="simple" xlink:href="https://www.kabum.com.br/produto/112994?awc=17729_1662751524_6df251c06c7f23694f0b7dae4d7eb8a5&amp;utm_source=AWIN&amp;utm_medium=AFILIADOS&amp;utm_term=935027" text:style-name="Internet_20_link" text:visited-style-name="Visited_20_Internet_20_Link"> - Processador Intel Core i7-10700, 2.9GHz (4.8GHz Max Turbo), Cache 16MB, LGA 1200 - BX8070110700</text:a></text:p>
          </table:table-cell>
          <table:table-cell table:style-name="Tabela1.B2" office:value-type="string">
            <text:p text:style-name="Table_20_Contents">R$ 1.424,04</text:p>
          </table:table-cell>
          <table:table-cell table:style-name="Tabela1.B2" office:value-type="string">
            <text:p text:style-name="Table_20_Contents">R$ 1.763,52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765?awc=17729_1662751524_6df251c06c7f23694f0b7dae4d7eb8a5&amp;utm_source=AWIN&amp;utm_medium=AFILIADOS&amp;utm_term=935027" text:style-name="Internet_20_link" text:visited-style-name="Visited_20_Internet_20_Link"><text:span text:style-name="T1">Core i5 13400</text:span></text:a><text:a xlink:type="simple" xlink:href="https://www.kabum.com.br/produto/405765?awc=17729_1662751524_6df251c06c7f23694f0b7dae4d7eb8a5&amp;utm_source=AWIN&amp;utm_medium=AFILIADOS&amp;utm_term=935027" text:style-name="Internet_20_link" text:visited-style-name="Visited_20_Internet_20_Link"> - Processador Intel Core i5-13400, 4.6GHz Max Turbo, Cache 20MB, 10 Núcleos, 16 Threads, LGA 1700, Vídeo Integrado - BX8071513400</text:a></text:p>
          </table:table-cell>
          <table:table-cell table:style-name="Tabela1.B2" office:value-type="string">
            <text:p text:style-name="Table_20_Contents">R$ 1.424,99</text:p>
          </table:table-cell>
          <table:table-cell table:style-name="Tabela1.B2" office:value-type="string">
            <text:p text:style-name="Table_20_Contents">R$ 1.764,6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5-13400f-25ghz-46ghz-turbo-13a-geracao-lga-1700-bx8071513400f" text:style-name="Internet_20_link" text:visited-style-name="Visited_20_Internet_20_Link"><text:span text:style-name="T1">Core i5 13400F</text:span></text:a><text:a xlink:type="simple" xlink:href="https://www.itxgamer.com.br/processador-intel-core-i5-13400f-25ghz-46ghz-turbo-13a-geracao-lga-1700-bx8071513400f" text:style-name="Internet_20_link" text:visited-style-name="Visited_20_Internet_20_Link"> - Processador Intel Core i5 13400F 2.5GHz (4.6GHz Turbo), 13ª Geração, LGA 1700, BX8071513400F</text:a></text:p>
          </table:table-cell>
          <table:table-cell table:style-name="Tabela1.B2" office:value-type="string">
            <text:p text:style-name="Table_20_Contents">R$ 1.426,28</text:p>
          </table:table-cell>
          <table:table-cell table:style-name="Tabela1.B2" office:value-type="string">
            <text:p text:style-name="Table_20_Contents">R$ 1.677,98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10700F-CORE-BX8070110700F/dp/B08CBJ7CWF?&amp;linkCode=ll1&amp;tag=grafico01-20&amp;linkId=b924546ffd3f26b28fa0dca097ea583c&amp;language=pt_BR&amp;ref_=as_li_ss_tl" text:style-name="Internet_20_link" text:visited-style-name="Visited_20_Internet_20_Link"><text:span text:style-name="T1">Core i7 10700F</text:span></text:a><text:a xlink:type="simple" xlink:href="https://www.amazon.com.br/Intel-PROCESSADOR-10700F-CORE-BX8070110700F/dp/B08CBJ7CWF?&amp;linkCode=ll1&amp;tag=grafico01-20&amp;linkId=b924546ffd3f26b28fa0dca097ea583c&amp;language=pt_BR&amp;ref_=as_li_ss_tl" text:style-name="Internet_20_link" text:visited-style-name="Visited_20_Internet_20_Link"> - Intel PROCESSADOR CORE I7-10700F CACHE 16MB, 2.9GHZ (4.8GHZ MAX TURBO), LGA 1200 - BX8070110700F</text:a></text:p>
          </table:table-cell>
          <table:table-cell table:style-name="Tabela1.B2" office:value-type="string">
            <text:p text:style-name="Table_20_Contents">R$ 1.428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35014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435014?awc=17729_1662751524_6df251c06c7f23694f0b7dae4d7eb8a5&amp;utm_source=AWIN&amp;utm_medium=AFILIADOS&amp;utm_term=935027" text:style-name="Internet_20_link" text:visited-style-name="Visited_20_Internet_20_Link"> - Kit Upgrade, Intel Core I3 10100f, Placa Mae Gigabyte H410m H Ddr4</text:a></text:p>
          </table:table-cell>
          <table:table-cell table:style-name="Tabela1.B2" office:value-type="string">
            <text:p text:style-name="Table_20_Contents">R$ 1.429,90</text:p>
          </table:table-cell>
          <table:table-cell table:style-name="Tabela1.B2" office:value-type="string">
            <text:p text:style-name="Table_20_Contents">R$ 1.42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5-12400F-2-5GHZ-LGA1700-COOLER/dp/B09NPJRDGD?&amp;linkCode=ll1&amp;tag=grafico01-20&amp;linkId=b924546ffd3f26b28fa0dca097ea583c&amp;language=pt_BR&amp;ref_=as_li_ss_tl" text:style-name="Internet_20_link" text:visited-style-name="Visited_20_Internet_20_Link"><text:span text:style-name="T1">Core i5 12400F</text:span></text:a><text:a xlink:type="simple" xlink:href="https://www.amazon.com.br/INTEL-I5-12400F-2-5GHZ-LGA1700-COOLER/dp/B09NPJRDGD?&amp;linkCode=ll1&amp;tag=grafico01-20&amp;linkId=b924546ffd3f26b28fa0dca097ea583c&amp;language=pt_BR&amp;ref_=as_li_ss_tl" text:style-name="Internet_20_link" text:visited-style-name="Visited_20_Internet_20_Link"> - CPU INTEL I5-12400F 2.5GHZ LGA1700 18MB C/COOLER</text:a></text:p>
          </table:table-cell>
          <table:table-cell table:style-name="Tabela1.B2" office:value-type="string">
            <text:p text:style-name="Table_20_Contents">R$ 1.448,00</text:p>
          </table:table-cell>
          <table:table-cell table:style-name="Tabela1.B2" office:value-type="string">
            <text:p text:style-name="Table_20_Contents">R$ 1.448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5-11600K-NUCLEOS-THREADS-BX8070811600K/dp/B08TX3M96F?&amp;linkCode=ll1&amp;tag=grafico01-20&amp;linkId=b924546ffd3f26b28fa0dca097ea583c&amp;language=pt_BR&amp;ref_=as_li_ss_tl" text:style-name="Internet_20_link" text:visited-style-name="Visited_20_Internet_20_Link"><text:span text:style-name="T1">Core i5 11600K</text:span></text:a><text:a xlink:type="simple" xlink:href="https://www.amazon.com.br/PROCESSADOR-I5-11600K-NUCLEOS-THREADS-BX8070811600K/dp/B08TX3M96F?&amp;linkCode=ll1&amp;tag=grafico01-20&amp;linkId=b924546ffd3f26b28fa0dca097ea583c&amp;language=pt_BR&amp;ref_=as_li_ss_tl" text:style-name="Internet_20_link" text:visited-style-name="Visited_20_Internet_20_Link"> - Intel PROCESSADOR CORE I5-11600K 3.9GHZ (TURBO 4,90GHZ) CACHE 12MB 6 NUCLEOS 12 THREADS 11ª GER LGA 1200 BX8070811600K</text:a></text:p>
          </table:table-cell>
          <table:table-cell table:style-name="Tabela1.B2" office:value-type="string">
            <text:p text:style-name="Table_20_Contents">R$ 1.453,00</text:p>
          </table:table-cell>
          <table:table-cell table:style-name="Tabela1.B2" office:value-type="string">
            <text:p text:style-name="Table_20_Contents">R$ 1.453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19950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419950?awc=17729_1662751524_6df251c06c7f23694f0b7dae4d7eb8a5&amp;utm_source=AWIN&amp;utm_medium=AFILIADOS&amp;utm_term=935027" text:style-name="Internet_20_link" text:visited-style-name="Visited_20_Internet_20_Link"> - Kit Upgrade, Intel Core I3-10100f, Asus H510m-e Prime, 8GB Ram Ddr4</text:a></text:p>
          </table:table-cell>
          <table:table-cell table:style-name="Tabela1.B2" office:value-type="string">
            <text:p text:style-name="Table_20_Contents">R$ 1.457,70</text:p>
          </table:table-cell>
          <table:table-cell table:style-name="Tabela1.B2" office:value-type="string">
            <text:p text:style-name="Table_20_Contents">R$ 1.457,7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3985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363985?awc=17729_1662751524_6df251c06c7f23694f0b7dae4d7eb8a5&amp;utm_source=AWIN&amp;utm_medium=AFILIADOS&amp;utm_term=935027" text:style-name="Internet_20_link" text:visited-style-name="Visited_20_Internet_20_Link"> - Kit Upgrade Intel I3 10100f + Asrock H510m-hvs + Memoria 8GB</text:a></text:p>
          </table:table-cell>
          <table:table-cell table:style-name="Tabela1.B2" office:value-type="string">
            <text:p text:style-name="Table_20_Contents">R$ 1.467,95</text:p>
          </table:table-cell>
          <table:table-cell table:style-name="Tabela1.B2" office:value-type="string">
            <text:p text:style-name="Table_20_Contents">R$ 1.727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8466/processador-intel-core-i5-10500-310ghz-430ghz-turbo-10-geracao-6-cores-12-threads-lga-1200-bx8070110500?p=1360309" text:style-name="Internet_20_link" text:visited-style-name="Visited_20_Internet_20_Link"><text:span text:style-name="T1">Core i5 10500</text:span></text:a><text:a xlink:type="simple" xlink:href="https://www.terabyteshop.com.br/produto/18466/processador-intel-core-i5-10500-310ghz-430ghz-turbo-10-geracao-6-cores-12-threads-lga-1200-bx8070110500?p=1360309" text:style-name="Internet_20_link" text:visited-style-name="Visited_20_Internet_20_Link"> - Processador Intel Core I5 10500, 3.10GHz, (4.50GHz Turbo), 10ª Geração, 6-Cores 12-Threads, LGA 1200, BX8</text:a></text:p>
          </table:table-cell>
          <table:table-cell table:style-name="Tabela1.B2" office:value-type="string">
            <text:p text:style-name="Table_20_Contents">R$ 1.479,00</text:p>
          </table:table-cell>
          <table:table-cell table:style-name="Tabela1.B2" office:value-type="string">
            <text:p text:style-name="Table_20_Contents">R$ 1.740,00</text:p>
          </table:table-cell>
          <table:table-cell table:style-name="Tabela1.B2" office:value-type="string">
            <text:p text:style-name="Table_20_Contents">Terabyte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itxgamer.com.br/processador-intel-core-i5-12400-cache-18mb-25ghz-44ghz-max-turbo-lga-1700-bx8071512400" text:style-name="Internet_20_link" text:visited-style-name="Visited_20_Internet_20_Link"><text:span text:style-name="T1">Core i5 12400</text:span></text:a><text:a xlink:type="simple" xlink:href="https://www.itxgamer.com.br/processador-intel-core-i5-12400-cache-18mb-25ghz-44ghz-max-turbo-lga-1700-bx8071512400" text:style-name="Internet_20_link" text:visited-style-name="Visited_20_Internet_20_Link"> - Processador Intel Core i5-12400, Cache 18MB, 2.5GHz, 4.4GHz Max Turbo, LGA 1700, BX8071512400</text:a></text:p>
          </table:table-cell>
          <table:table-cell table:style-name="Tabela1.B2" office:value-type="string">
            <text:p text:style-name="Table_20_Contents">R$ 1.492,12</text:p>
          </table:table-cell>
          <table:table-cell table:style-name="Tabela1.B2" office:value-type="string">
            <text:p text:style-name="Table_20_Contents">R$ 1.755,44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5-12400-cache-18mb-25ghz-44ghz-max-turbo-lga-1700-bx8071512400-1" text:style-name="Internet_20_link" text:visited-style-name="Visited_20_Internet_20_Link"><text:span text:style-name="T1">Core i5 12400</text:span></text:a><text:a xlink:type="simple" xlink:href="https://www.itxgamer.com.br/processador-intel-core-i5-12400-cache-18mb-25ghz-44ghz-max-turbo-lga-1700-bx8071512400-1" text:style-name="Internet_20_link" text:visited-style-name="Visited_20_Internet_20_Link"> - Processador Intel Core i5-12400, Cache 18MB, 2.5GHz, 4.4GHz Max Turbo, LGA 1700, BX8071512400.</text:a></text:p>
          </table:table-cell>
          <table:table-cell table:style-name="Tabela1.B2" office:value-type="string">
            <text:p text:style-name="Table_20_Contents">R$ 1.492,12</text:p>
          </table:table-cell>
          <table:table-cell table:style-name="Tabela1.B2" office:value-type="string">
            <text:p text:style-name="Table_20_Contents">R$ 1.755,44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5-13400-20mb-3-5ghz-4-6ghz-lga-1700-bx8071513400-p1002995" text:style-name="Internet_20_link" text:visited-style-name="Visited_20_Internet_20_Link"><text:span text:style-name="T1">Core i5 13400</text:span></text:a><text:a xlink:type="simple" xlink:href="https://www.inpower.com.br/processador-intel-core-i5-13400-20mb-3-5ghz-4-6ghz-lga-1700-bx8071513400-p1002995" text:style-name="Internet_20_link" text:visited-style-name="Visited_20_Internet_20_Link"> - Processador Intel Core I5-13400 20MB 3.5GHz - 4.6GHz LGA ...</text:a></text:p>
          </table:table-cell>
          <table:table-cell table:style-name="Tabela1.B2" office:value-type="string">
            <text:p text:style-name="Table_20_Contents">R$ 1.497,00</text:p>
          </table:table-cell>
          <table:table-cell table:style-name="Tabela1.B2" office:value-type="string">
            <text:p text:style-name="Table_20_Contents">R$ 1.663,33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3442/processador-intel-core-i7-10700-290ghz-470ghz-turbo-10-geracao-8-cores-16-thread-lga-1200-bx8070110700?p=1360309" text:style-name="Internet_20_link" text:visited-style-name="Visited_20_Internet_20_Link"><text:span text:style-name="T1">Core i7 10700</text:span></text:a><text:a xlink:type="simple" xlink:href="https://www.terabyteshop.com.br/produto/13442/processador-intel-core-i7-10700-290ghz-470ghz-turbo-10-geracao-8-cores-16-thread-lga-1200-bx8070110700?p=1360309" text:style-name="Internet_20_link" text:visited-style-name="Visited_20_Internet_20_Link"> - Processador Intel Core I7 10700, 2.90GHz (4.70GHz Turbo), 10ª Geração, 8-Cores 16-Threads, LGA 1200, BX80</text:a></text:p>
          </table:table-cell>
          <table:table-cell table:style-name="Tabela1.B2" office:value-type="string">
            <text:p text:style-name="Table_20_Contents">R$ 1.498,00</text:p>
          </table:table-cell>
          <table:table-cell table:style-name="Tabela1.B2" office:value-type="string">
            <text:p text:style-name="Table_20_Contents">R$ 1.75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7-5800x-8-core-16-threads-3-8ghz-4-7ghz-turbo-cache-36mb-am4-100-100000063wof-br" text:style-name="Internet_20_link" text:visited-style-name="Visited_20_Internet_20_Link"><text:span text:style-name="T1">Ryzen 7 5800X</text:span></text:a><text:a xlink:type="simple" xlink:href="https://www.pichau.com.br/processador-amd-ryzen-7-5800x-8-core-16-threads-3-8ghz-4-7ghz-turbo-cache-36mb-am4-100-100000063wof-br" text:style-name="Internet_20_link" text:visited-style-name="Visited_20_Internet_20_Link"> - Processador AMD Ryzen 7 5800X, 8-Core, 16-Threads, 3.8GHz (4.7GHz Turbo), Cache 36MB, AM4, 100-100000063WOF-BR</text:a></text:p>
          </table:table-cell>
          <table:table-cell table:style-name="Tabela1.B2" office:value-type="string">
            <text:p text:style-name="Table_20_Contents">R$ 1.499,00</text:p>
          </table:table-cell>
          <table:table-cell table:style-name="Tabela1.B2" office:value-type="string">
            <text:p text:style-name="Table_20_Contents">R$ 1.763,5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0700-8-core-16-threads-2-9ghz-4-8ghz-turbo-cache-16mb-lga1200-bx8070110700" text:style-name="Internet_20_link" text:visited-style-name="Visited_20_Internet_20_Link"><text:span text:style-name="T1">Core i7 10700</text:span></text:a><text:a xlink:type="simple" xlink:href="https://www.pichau.com.br/processador-intel-core-i7-10700-8-core-16-threads-2-9ghz-4-8ghz-turbo-cache-16mb-lga1200-bx8070110700" text:style-name="Internet_20_link" text:visited-style-name="Visited_20_Internet_20_Link"> - Processador Intel Core i7-10700, 8-Core, 16-Threads, 2.9GHz (4.8GHz Turbo), Cache 16MB, LGA1200, BX8070110700</text:a></text:p>
          </table:table-cell>
          <table:table-cell table:style-name="Tabela1.B2" office:value-type="string">
            <text:p text:style-name="Table_20_Contents">R$ 1.499,00</text:p>
          </table:table-cell>
          <table:table-cell table:style-name="Tabela1.B2" office:value-type="string">
            <text:p text:style-name="Table_20_Contents">R$ 1.763,5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3462/processador-intel-core-i5-13400-25ghz-46ghz-turbo-13-geracao-10-cores-16-threads-lga-1700-bx8071513400?p=1360309" text:style-name="Internet_20_link" text:visited-style-name="Visited_20_Internet_20_Link"><text:span text:style-name="T1">Core i5 13400</text:span></text:a><text:a xlink:type="simple" xlink:href="https://www.terabyteshop.com.br/produto/23462/processador-intel-core-i5-13400-25ghz-46ghz-turbo-13-geracao-10-cores-16-threads-lga-1700-bx8071513400?p=1360309" text:style-name="Internet_20_link" text:visited-style-name="Visited_20_Internet_20_Link"> - Processador Intel Core I5 13400 2.5GHz (4.6GHz Turbo), 13ª Geração, 10-Cores 16-Threads, LGA 1700, BX8071</text:a></text:p>
          </table:table-cell>
          <table:table-cell table:style-name="Tabela1.B2" office:value-type="string">
            <text:p text:style-name="Table_20_Contents">R$ 1.499,00</text:p>
          </table:table-cell>
          <table:table-cell table:style-name="Tabela1.B2" office:value-type="string">
            <text:p text:style-name="Table_20_Contents">R$ 1.75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5-13400f-20mb-2-5ghz-4-6ghz-lga-1700-bx8071513400f-p1002749" text:style-name="Internet_20_link" text:visited-style-name="Visited_20_Internet_20_Link"><text:span text:style-name="T1">Core i5 13400F</text:span></text:a><text:a xlink:type="simple" xlink:href="https://www.inpower.com.br/processador-intel-core-i5-13400f-20mb-2-5ghz-4-6ghz-lga-1700-bx8071513400f-p1002749" text:style-name="Internet_20_link" text:visited-style-name="Visited_20_Internet_20_Link"> - Processador Intel Core I5-13400F 20MB 2.5GHz - 4.6GHz LGA...</text:a></text:p>
          </table:table-cell>
          <table:table-cell table:style-name="Tabela1.B2" office:value-type="string">
            <text:p text:style-name="Table_20_Contents">R$ 1.499,40</text:p>
          </table:table-cell>
          <table:table-cell table:style-name="Tabela1.B2" office:value-type="string">
            <text:p text:style-name="Table_20_Contents">R$ 1.666,0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7-5800x-38ghz-cache-36mb-cache-am4-100-100000063wof" text:style-name="Internet_20_link" text:visited-style-name="Visited_20_Internet_20_Link"><text:span text:style-name="T1">Ryzen 7 5800X</text:span></text:a><text:a xlink:type="simple" xlink:href="https://www.fgtec.com.br/processador-amd-ryzen-7-5800x-38ghz-cache-36mb-cache-am4-100-100000063wof" text:style-name="Internet_20_link" text:visited-style-name="Visited_20_Internet_20_Link"> - Processador AMD Ryzen 7 5800X 3.8GHz Cache 36MB Cache AM4 - 100-100000063WOF</text:a></text:p>
          </table:table-cell>
          <table:table-cell table:style-name="Tabela1.B2" office:value-type="string">
            <text:p text:style-name="Table_20_Contents">R$ 1.499,40</text:p>
          </table:table-cell>
          <table:table-cell table:style-name="Tabela1.B2" office:value-type="string">
            <text:p text:style-name="Table_20_Contents">R$ 1.764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60/processador-intel-core-i5-11500-27ghz-46ghz-turbo-11-geracao-6-cores-12-threads-lga-1200-bx8070811500?p=1360309" text:style-name="Internet_20_link" text:visited-style-name="Visited_20_Internet_20_Link"><text:span text:style-name="T1">Core i5 11500</text:span></text:a><text:a xlink:type="simple" xlink:href="https://www.terabyteshop.com.br/produto/17260/processador-intel-core-i5-11500-27ghz-46ghz-turbo-11-geracao-6-cores-12-threads-lga-1200-bx8070811500?p=1360309" text:style-name="Internet_20_link" text:visited-style-name="Visited_20_Internet_20_Link"> - Processador Intel Core I5 11500 2.7GHz (4.6GHz Turbo), 11ª Geração, 6-Cores 12-Threads, LGA 1200, BX80708</text:a></text:p>
          </table:table-cell>
          <table:table-cell table:style-name="Tabela1.B2" office:value-type="string">
            <text:p text:style-name="Table_20_Contents">R$ 1.499,90</text:p>
          </table:table-cell>
          <table:table-cell table:style-name="Tabela1.B2" office:value-type="string">
            <text:p text:style-name="Table_20_Contents">R$ 1.76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59198?awc=17729_1662751524_6df251c06c7f23694f0b7dae4d7eb8a5&amp;utm_source=AWIN&amp;utm_medium=AFILIADOS&amp;utm_term=935027" text:style-name="Internet_20_link" text:visited-style-name="Visited_20_Internet_20_Link"><text:span text:style-name="T1">Core i5 10600K</text:span></text:a><text:a xlink:type="simple" xlink:href="https://www.kabum.com.br/produto/159198?awc=17729_1662751524_6df251c06c7f23694f0b7dae4d7eb8a5&amp;utm_source=AWIN&amp;utm_medium=AFILIADOS&amp;utm_term=935027" text:style-name="Internet_20_link" text:visited-style-name="Visited_20_Internet_20_Link"> - Processador Intel Core I5-10600K, 4.1GHz (4.8GHz Max Turbo), Cache 12MB, LGA 1200 - BX8070110600K</text:a></text:p>
          </table:table-cell>
          <table:table-cell table:style-name="Tabela1.B2" office:value-type="string">
            <text:p text:style-name="Table_20_Contents">R$ 1.506,74</text:p>
          </table:table-cell>
          <table:table-cell table:style-name="Tabela1.B2" office:value-type="string">
            <text:p text:style-name="Table_20_Contents">R$ 1.674,1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3676?awc=17729_1662751524_6df251c06c7f23694f0b7dae4d7eb8a5&amp;utm_source=AWIN&amp;utm_medium=AFILIADOS&amp;utm_term=935027" text:style-name="Internet_20_link" text:visited-style-name="Visited_20_Internet_20_Link"><text:span text:style-name="T1">Core i5 11400</text:span></text:a><text:a xlink:type="simple" xlink:href="https://www.kabum.com.br/produto/463676?awc=17729_1662751524_6df251c06c7f23694f0b7dae4d7eb8a5&amp;utm_source=AWIN&amp;utm_medium=AFILIADOS&amp;utm_term=935027" text:style-name="Internet_20_link" text:visited-style-name="Visited_20_Internet_20_Link"> - Processador Intel Core I5 11400, 2.6ghz, (4.4ghz Turbo), 11ª Geração, 6-cores 12-threads, Lga 1200 - Box</text:a></text:p>
          </table:table-cell>
          <table:table-cell table:style-name="Tabela1.B2" office:value-type="string">
            <text:p text:style-name="Table_20_Contents">R$ 1.507,64</text:p>
          </table:table-cell>
          <table:table-cell table:style-name="Tabela1.B2" office:value-type="string">
            <text:p text:style-name="Table_20_Contents">R$ 1.586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35015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435015?awc=17729_1662751524_6df251c06c7f23694f0b7dae4d7eb8a5&amp;utm_source=AWIN&amp;utm_medium=AFILIADOS&amp;utm_term=935027" text:style-name="Internet_20_link" text:visited-style-name="Visited_20_Internet_20_Link"> - Kit Upgrade, Intel Core I3 10100f, Placa Mae Gigabyte H410m H, Memória 8GB Ddr4</text:a></text:p>
          </table:table-cell>
          <table:table-cell table:style-name="Tabela1.B2" office:value-type="string">
            <text:p text:style-name="Table_20_Contents">R$ 1.509,24</text:p>
          </table:table-cell>
          <table:table-cell table:style-name="Tabela1.B2" office:value-type="string">
            <text:p text:style-name="Table_20_Contents">R$ 1.509,2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7059?awc=17729_1662751524_6df251c06c7f23694f0b7dae4d7eb8a5&amp;utm_source=AWIN&amp;utm_medium=AFILIADOS&amp;utm_term=935027" text:style-name="Internet_20_link" text:visited-style-name="Visited_20_Internet_20_Link"><text:span text:style-name="T1">Core i5 13400</text:span></text:a><text:a xlink:type="simple" xlink:href="https://www.kabum.com.br/produto/427059?awc=17729_1662751524_6df251c06c7f23694f0b7dae4d7eb8a5&amp;utm_source=AWIN&amp;utm_medium=AFILIADOS&amp;utm_term=935027" text:style-name="Internet_20_link" text:visited-style-name="Visited_20_Internet_20_Link"> - Processador Intel Core I5 13400 Box Lga 1700 10 Cores 16 Threads 20MB Cache - BX8071513400</text:a></text:p>
          </table:table-cell>
          <table:table-cell table:style-name="Tabela1.B2" office:value-type="string">
            <text:p text:style-name="Table_20_Contents">R$ 1.509,90</text:p>
          </table:table-cell>
          <table:table-cell table:style-name="Tabela1.B2" office:value-type="string">
            <text:p text:style-name="Table_20_Contents">R$ 1.677,6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12997?awc=17729_1662751524_6df251c06c7f23694f0b7dae4d7eb8a5&amp;utm_source=AWIN&amp;utm_medium=AFILIADOS&amp;utm_term=935027" text:style-name="Internet_20_link" text:visited-style-name="Visited_20_Internet_20_Link"><text:span text:style-name="T1">Core i7 10700KF</text:span></text:a><text:a xlink:type="simple" xlink:href="https://www.kabum.com.br/produto/112997?awc=17729_1662751524_6df251c06c7f23694f0b7dae4d7eb8a5&amp;utm_source=AWIN&amp;utm_medium=AFILIADOS&amp;utm_term=935027" text:style-name="Internet_20_link" text:visited-style-name="Visited_20_Internet_20_Link"> - Processador Intel Core i7-10700KF, 3.8GHz (5.1GHz Max Turbo), Cache 16MB, LGA 1200 - BX8070110700KF</text:a></text:p>
          </table:table-cell>
          <table:table-cell table:style-name="Tabela1.B2" office:value-type="string">
            <text:p text:style-name="Table_20_Contents">R$ 1.510,49</text:p>
          </table:table-cell>
          <table:table-cell table:style-name="Tabela1.B2" office:value-type="string">
            <text:p text:style-name="Table_20_Contents">R$ 1.870,5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7078?awc=17729_1662751524_6df251c06c7f23694f0b7dae4d7eb8a5&amp;utm_source=AWIN&amp;utm_medium=AFILIADOS&amp;utm_term=935027" text:style-name="Internet_20_link" text:visited-style-name="Visited_20_Internet_20_Link"><text:span text:style-name="T1">Ryzen 5 4600G</text:span></text:a><text:a xlink:type="simple" xlink:href="https://www.kabum.com.br/produto/367078?awc=17729_1662751524_6df251c06c7f23694f0b7dae4d7eb8a5&amp;utm_source=AWIN&amp;utm_medium=AFILIADOS&amp;utm_term=935027" text:style-name="Internet_20_link" text:visited-style-name="Visited_20_Internet_20_Link"> - Kit Upgrade Processador AMD Ryzen 5 4600G 8MB 12 Threads, Placa Mãe A320m Prime Asus A320M-K/BR DDR4, Memória NEOLOGIC NL-8GB 8GB DDR4</text:a></text:p>
          </table:table-cell>
          <table:table-cell table:style-name="Tabela1.B2" office:value-type="string">
            <text:p text:style-name="Table_20_Contents">R$ 1.513,66</text:p>
          </table:table-cell>
          <table:table-cell table:style-name="Tabela1.B2" office:value-type="string">
            <text:p text:style-name="Table_20_Contents">R$ 1.681,8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74980?awc=17729_1662751524_6df251c06c7f23694f0b7dae4d7eb8a5&amp;utm_source=AWIN&amp;utm_medium=AFILIADOS&amp;utm_term=935027" text:style-name="Internet_20_link" text:visited-style-name="Visited_20_Internet_20_Link"><text:span text:style-name="T1">Core i5 12400</text:span></text:a><text:a xlink:type="simple" xlink:href="https://www.kabum.com.br/produto/474980?awc=17729_1662751524_6df251c06c7f23694f0b7dae4d7eb8a5&amp;utm_source=AWIN&amp;utm_medium=AFILIADOS&amp;utm_term=935027" text:style-name="Internet_20_link" text:visited-style-name="Visited_20_Internet_20_Link"> - Processador Intel Core I5-12400, 2.5GHz (4.4GHz Turbo), 12ª Geração, 6 Cores 12 Threads, LGA 1700 - Oem</text:a></text:p>
          </table:table-cell>
          <table:table-cell table:style-name="Tabela1.B2" office:value-type="string">
            <text:p text:style-name="Table_20_Contents">R$ 1.515,24</text:p>
          </table:table-cell>
          <table:table-cell table:style-name="Tabela1.B2" office:value-type="string">
            <text:p text:style-name="Table_20_Contents">R$ 1.594,99</text:p>
          </table:table-cell>
          <table:table-cell table:style-name="Tabela1.B2" office:value-type="string">
            <text:p text:style-name="Table_20_Contents">Kabum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gkinfostore.com.br/processador-intel-core-i5-12400-25ghz44ghz-6-core-alder-lake-18mb-cache-lga-1700-bx8071512400.html" text:style-name="Internet_20_link" text:visited-style-name="Visited_20_Internet_20_Link"><text:span text:style-name="T1">Core i5 12400</text:span></text:a><text:a xlink:type="simple" xlink:href="https://www.gkinfostore.com.br/processador-intel-core-i5-12400-25ghz44ghz-6-core-alder-lake-18mb-cache-lga-1700-bx8071512400.html" text:style-name="Internet_20_link" text:visited-style-name="Visited_20_Internet_20_Link"> - Processador Intel Core i5 12400 2.5GHz/4.4Ghz 6-Core Alder Lake 18MB Cache LGA 1700 - BX8071512400</text:a></text:p>
          </table:table-cell>
          <table:table-cell table:style-name="Tabela1.B2" office:value-type="string">
            <text:p text:style-name="Table_20_Contents">R$ 1.517,15</text:p>
          </table:table-cell>
          <table:table-cell table:style-name="Tabela1.B2" office:value-type="string">
            <text:p text:style-name="Table_20_Contents">R$ 1.784,88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41047?awc=17729_1662751524_6df251c06c7f23694f0b7dae4d7eb8a5&amp;utm_source=AWIN&amp;utm_medium=AFILIADOS&amp;utm_term=935027" text:style-name="Internet_20_link" text:visited-style-name="Visited_20_Internet_20_Link"><text:span text:style-name="T1">Core i5 12600KF</text:span></text:a><text:a xlink:type="simple" xlink:href="https://www.kabum.com.br/produto/241047?awc=17729_1662751524_6df251c06c7f23694f0b7dae4d7eb8a5&amp;utm_source=AWIN&amp;utm_medium=AFILIADOS&amp;utm_term=935027" text:style-name="Internet_20_link" text:visited-style-name="Visited_20_Internet_20_Link"> - Processador Intel Core i5-12600KF, 3.7GHz (4.9Ghz Max Turbo), Cache 20MB, Quad Core, 8 Threads, LGA 1700 - BX8071512600KF</text:a></text:p>
          </table:table-cell>
          <table:table-cell table:style-name="Tabela1.B2" office:value-type="string">
            <text:p text:style-name="Table_20_Contents">R$ 1.519,99</text:p>
          </table:table-cell>
          <table:table-cell table:style-name="Tabela1.B2" office:value-type="string">
            <text:p text:style-name="Table_20_Contents">R$ 1.882,3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48916?awc=17729_1662751524_6df251c06c7f23694f0b7dae4d7eb8a5&amp;utm_source=AWIN&amp;utm_medium=AFILIADOS&amp;utm_term=935027" text:style-name="Internet_20_link" text:visited-style-name="Visited_20_Internet_20_Link"><text:span text:style-name="T1">Core i7 11700F</text:span></text:a><text:a xlink:type="simple" xlink:href="https://www.kabum.com.br/produto/148916?awc=17729_1662751524_6df251c06c7f23694f0b7dae4d7eb8a5&amp;utm_source=AWIN&amp;utm_medium=AFILIADOS&amp;utm_term=935027" text:style-name="Internet_20_link" text:visited-style-name="Visited_20_Internet_20_Link"> - Processador Intel Core i7-11700F 11ª Geração, 2.5 GHz (4.8GHz Turbo), Cache 16MB, Octa Core, 16 Threads, LGA1200 - BX8070811700F</text:a></text:p>
          </table:table-cell>
          <table:table-cell table:style-name="Tabela1.B2" office:value-type="string">
            <text:p text:style-name="Table_20_Contents">R$ 1.519,99</text:p>
          </table:table-cell>
          <table:table-cell table:style-name="Tabela1.B2" office:value-type="string">
            <text:p text:style-name="Table_20_Contents">R$ 1.882,3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7-10700F-2-9GHZ-4-8GHZ/dp/B0883MBXZ7?&amp;linkCode=ll1&amp;tag=grafico01-20&amp;linkId=b924546ffd3f26b28fa0dca097ea583c&amp;language=pt_BR&amp;ref_=as_li_ss_tl" text:style-name="Internet_20_link" text:visited-style-name="Visited_20_Internet_20_Link"><text:span text:style-name="T1">Core i7 10700F</text:span></text:a><text:a xlink:type="simple" xlink:href="https://www.amazon.com.br/PROCESSADOR-INTEL-I7-10700F-2-9GHZ-4-8GHZ/dp/B0883MBXZ7?&amp;linkCode=ll1&amp;tag=grafico01-20&amp;linkId=b924546ffd3f26b28fa0dca097ea583c&amp;language=pt_BR&amp;ref_=as_li_ss_tl" text:style-name="Internet_20_link" text:visited-style-name="Visited_20_Internet_20_Link"> - Intel PROCESSADOR CORE I7-10700F CACHE 16MB, 2.9GHZ (4.8GHZ MAX TURBO), LGA 1200 - BX8070110700F</text:a></text:p>
          </table:table-cell>
          <table:table-cell table:style-name="Tabela1.B2" office:value-type="string">
            <text:p text:style-name="Table_20_Contents">R$ 1.520,00</text:p>
          </table:table-cell>
          <table:table-cell table:style-name="Tabela1.B2" office:value-type="string">
            <text:p text:style-name="Table_20_Contents">R$ 1.52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6936?awc=17729_1662751524_6df251c06c7f23694f0b7dae4d7eb8a5&amp;utm_source=AWIN&amp;utm_medium=AFILIADOS&amp;utm_term=935027" text:style-name="Internet_20_link" text:visited-style-name="Visited_20_Internet_20_Link"><text:span text:style-name="T1">Ryzen 5 4600G</text:span></text:a><text:a xlink:type="simple" xlink:href="https://www.kabum.com.br/produto/366936?awc=17729_1662751524_6df251c06c7f23694f0b7dae4d7eb8a5&amp;utm_source=AWIN&amp;utm_medium=AFILIADOS&amp;utm_term=935027" text:style-name="Internet_20_link" text:visited-style-name="Visited_20_Internet_20_Link"> - Kit Upgrade, AMD Ryzen 5 4600G, Placa Mãe A320m Prime Asus, 16GB DDR4, Neologic - NLI84045</text:a></text:p>
          </table:table-cell>
          <table:table-cell table:style-name="Tabela1.B2" office:value-type="string">
            <text:p text:style-name="Table_20_Contents">R$ 1.521,02</text:p>
          </table:table-cell>
          <table:table-cell table:style-name="Tabela1.B2" office:value-type="string">
            <text:p text:style-name="Table_20_Contents">R$ 1.728,4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6270?awc=17729_1662751524_6df251c06c7f23694f0b7dae4d7eb8a5&amp;utm_source=AWIN&amp;utm_medium=AFILIADOS&amp;utm_term=935027" text:style-name="Internet_20_link" text:visited-style-name="Visited_20_Internet_20_Link"><text:span text:style-name="T1">Core i7 10700F</text:span></text:a><text:a xlink:type="simple" xlink:href="https://www.kabum.com.br/produto/466270?awc=17729_1662751524_6df251c06c7f23694f0b7dae4d7eb8a5&amp;utm_source=AWIN&amp;utm_medium=AFILIADOS&amp;utm_term=935027" text:style-name="Internet_20_link" text:visited-style-name="Visited_20_Internet_20_Link"> - Processador Intel Core I7-10700f, Cache 16MB, 2.9ghz, 4.8ghz Max Turbo, LGA 1200</text:a></text:p>
          </table:table-cell>
          <table:table-cell table:style-name="Tabela1.B2" office:value-type="string">
            <text:p text:style-name="Table_20_Contents">R$ 1.524,74</text:p>
          </table:table-cell>
          <table:table-cell table:style-name="Tabela1.B2" office:value-type="string">
            <text:p text:style-name="Table_20_Contents">R$ 1.604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9601?awc=17729_1662751524_6df251c06c7f23694f0b7dae4d7eb8a5&amp;utm_source=AWIN&amp;utm_medium=AFILIADOS&amp;utm_term=935027" text:style-name="Internet_20_link" text:visited-style-name="Visited_20_Internet_20_Link"><text:span text:style-name="T1">Core i7 11700F</text:span></text:a><text:a xlink:type="simple" xlink:href="https://www.kabum.com.br/produto/169601?awc=17729_1662751524_6df251c06c7f23694f0b7dae4d7eb8a5&amp;utm_source=AWIN&amp;utm_medium=AFILIADOS&amp;utm_term=935027" text:style-name="Internet_20_link" text:visited-style-name="Visited_20_Internet_20_Link"> - Processador Intel 11700F Core I7 11ª Geração, 2.50GHz, Box - BX8070811700F</text:a></text:p>
          </table:table-cell>
          <table:table-cell table:style-name="Tabela1.B2" office:value-type="string">
            <text:p text:style-name="Table_20_Contents">R$ 1.525,73</text:p>
          </table:table-cell>
          <table:table-cell table:style-name="Tabela1.B2" office:value-type="string">
            <text:p text:style-name="Table_20_Contents">R$ 1.794,9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5-13400-25ghz-46ghz-turbo-13a-geracao-lga-1700-bx8071513400" text:style-name="Internet_20_link" text:visited-style-name="Visited_20_Internet_20_Link"><text:span text:style-name="T1">Core i5 13400</text:span></text:a><text:a xlink:type="simple" xlink:href="https://www.itxgamer.com.br/processador-intel-core-i5-13400-25ghz-46ghz-turbo-13a-geracao-lga-1700-bx8071513400" text:style-name="Internet_20_link" text:visited-style-name="Visited_20_Internet_20_Link"> - Processador Intel Core i5 13400 2.5GHz (4.6GHz Turbo), 13ª Geração, LGA 1700, BX8071513400</text:a></text:p>
          </table:table-cell>
          <table:table-cell table:style-name="Tabela1.B2" office:value-type="string">
            <text:p text:style-name="Table_20_Contents">R$ 1.532,77</text:p>
          </table:table-cell>
          <table:table-cell table:style-name="Tabela1.B2" office:value-type="string">
            <text:p text:style-name="Table_20_Contents">R$ 1.803,26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3677?awc=17729_1662751524_6df251c06c7f23694f0b7dae4d7eb8a5&amp;utm_source=AWIN&amp;utm_medium=AFILIADOS&amp;utm_term=935027" text:style-name="Internet_20_link" text:visited-style-name="Visited_20_Internet_20_Link"><text:span text:style-name="T1">Ryzen 5 5600X</text:span></text:a><text:a xlink:type="simple" xlink:href="https://www.kabum.com.br/produto/463677?awc=17729_1662751524_6df251c06c7f23694f0b7dae4d7eb8a5&amp;utm_source=AWIN&amp;utm_medium=AFILIADOS&amp;utm_term=935027" text:style-name="Internet_20_link" text:visited-style-name="Visited_20_Internet_20_Link"> - Processador Amd Ryzen 5 5600x, 6-core, 12-threads, 3.7ghz (4.6ghz Turbo), Cache 35mb, Am4</text:a></text:p>
          </table:table-cell>
          <table:table-cell table:style-name="Tabela1.B2" office:value-type="string">
            <text:p text:style-name="Table_20_Contents">R$ 1.535,19</text:p>
          </table:table-cell>
          <table:table-cell table:style-name="Tabela1.B2" office:value-type="string">
            <text:p text:style-name="Table_20_Contents">R$ 1.615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1605?awc=17729_1662751524_6df251c06c7f23694f0b7dae4d7eb8a5&amp;utm_source=AWIN&amp;utm_medium=AFILIADOS&amp;utm_term=935027" text:style-name="Internet_20_link" text:visited-style-name="Visited_20_Internet_20_Link"><text:span text:style-name="T1">Ryzen 5 3400G</text:span></text:a><text:a xlink:type="simple" xlink:href="https://www.kabum.com.br/produto/161605?awc=17729_1662751524_6df251c06c7f23694f0b7dae4d7eb8a5&amp;utm_source=AWIN&amp;utm_medium=AFILIADOS&amp;utm_term=935027" text:style-name="Internet_20_link" text:visited-style-name="Visited_20_Internet_20_Link"> - Processador AMD Ryzen 5 3400G, 3.7GHz (4.2GHz Max Turbo), Cache 6MB, AM4 - YD3400C5FHBOX</text:a></text:p>
          </table:table-cell>
          <table:table-cell table:style-name="Tabela1.B2" office:value-type="string">
            <text:p text:style-name="Table_20_Contents">R$ 1.546,59</text:p>
          </table:table-cell>
          <table:table-cell table:style-name="Tabela1.B2" office:value-type="string">
            <text:p text:style-name="Table_20_Contents">R$ 1.627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intel-core-i5-13400-13-geracao-4-6ghz-max-turbo-cache-20mb-10-nucleos-16-threads-lga-1700-video-integrado-bx8071513400/" text:style-name="Internet_20_link" text:visited-style-name="Visited_20_Internet_20_Link"><text:span text:style-name="T1">Core i5 13400</text:span></text:a><text:a xlink:type="simple" xlink:href="https://www.guerradigital.com.br/produtos/intel-core-i5-13400-13-geracao-4-6ghz-max-turbo-cache-20mb-10-nucleos-16-threads-lga-1700-video-integrado-bx8071513400/" text:style-name="Internet_20_link" text:visited-style-name="Visited_20_Internet_20_Link"> - Intel Core i5-13400, 13ª Geração, 4.6GHz Max Turbo, Cache 20MB, 10 Núcleos, 16 Threads, LGA 1700, Vídeo Integrado (BX8071513400)</text:a></text:p>
          </table:table-cell>
          <table:table-cell table:style-name="Tabela1.B2" office:value-type="string">
            <text:p text:style-name="Table_20_Contents">R$ 1.547,14</text:p>
          </table:table-cell>
          <table:table-cell table:style-name="Tabela1.B2" office:value-type="string">
            <text:p text:style-name="Table_20_Contents">R$ 1.799,04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7-5700g/p/he114gb9ha/in/prsd/" text:style-name="Internet_20_link" text:visited-style-name="Visited_20_Internet_20_Link"><text:span text:style-name="T1">Ryzen 7 5700G</text:span></text:a><text:a xlink:type="simple" xlink:href="https://www.magazinevoce.com.br/magazinegpubrasil/processador-amd-ryzen-7-5700g/p/he114gb9ha/in/prsd/" text:style-name="Internet_20_link" text:visited-style-name="Visited_20_Internet_20_Link"> - Processador Amd Ryzen 7 5700G</text:a></text:p>
          </table:table-cell>
          <table:table-cell table:style-name="Tabela1.B2" office:value-type="string">
            <text:p text:style-name="Table_20_Contents">R$ 1.549,01</text:p>
          </table:table-cell>
          <table:table-cell table:style-name="Tabela1.B2" office:value-type="string">
            <text:p text:style-name="Table_20_Contents">R$ 1.647,88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7-10700f-cache-16mb-29ghz-48ghz-max-turbo-lga-1200-bx8070110700f" text:style-name="Internet_20_link" text:visited-style-name="Visited_20_Internet_20_Link"><text:span text:style-name="T1">Core i7 10700F</text:span></text:a><text:a xlink:type="simple" xlink:href="https://patoloco.com.br/processador-intel-core-i7-10700f-cache-16mb-29ghz-48ghz-max-turbo-lga-1200-bx8070110700f" text:style-name="Internet_20_link" text:visited-style-name="Visited_20_Internet_20_Link"> - Processador Intel Core i7-10700F, Cache 16MB, 2.9GHz (4.8GHz Max Turbo), LGA 1200 - BX8070110700F</text:a></text:p>
          </table:table-cell>
          <table:table-cell table:style-name="Tabela1.B2" office:value-type="string">
            <text:p text:style-name="Table_20_Contents">R$ 1.550,58</text:p>
          </table:table-cell>
          <table:table-cell table:style-name="Tabela1.B2" office:value-type="string">
            <text:p text:style-name="Table_20_Contents">R$ 1.824,24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71227?awc=17729_1662751524_6df251c06c7f23694f0b7dae4d7eb8a5&amp;utm_source=AWIN&amp;utm_medium=AFILIADOS&amp;utm_term=935027" text:style-name="Internet_20_link" text:visited-style-name="Visited_20_Internet_20_Link"><text:span text:style-name="T1">Ryzen 5 4500</text:span></text:a><text:a xlink:type="simple" xlink:href="https://www.kabum.com.br/produto/471227?awc=17729_1662751524_6df251c06c7f23694f0b7dae4d7eb8a5&amp;utm_source=AWIN&amp;utm_medium=AFILIADOS&amp;utm_term=935027" text:style-name="Internet_20_link" text:visited-style-name="Visited_20_Internet_20_Link"> - Kit Upgrade Verdant AMD Ryzen 5 4500, Placa Mãe A320m, 16GB DDR4</text:a></text:p>
          </table:table-cell>
          <table:table-cell table:style-name="Tabela1.B2" office:value-type="string">
            <text:p text:style-name="Table_20_Contents">R$ 1.554,86</text:p>
          </table:table-cell>
          <table:table-cell table:style-name="Tabela1.B2" office:value-type="string">
            <text:p text:style-name="Table_20_Contents">R$ 1.554,8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cpu-amd-am4-ryzen-r5-3600-3-6ghz/p/gcf06a34jc/in/prsd/" text:style-name="Internet_20_link" text:visited-style-name="Visited_20_Internet_20_Link"><text:span text:style-name="T1">Ryzen 5 3600</text:span></text:a><text:a xlink:type="simple" xlink:href="https://www.magazinevoce.com.br/magazinegpubrasil/processador-cpu-amd-am4-ryzen-r5-3600-3-6ghz/p/gcf06a34jc/in/prsd/" text:style-name="Internet_20_link" text:visited-style-name="Visited_20_Internet_20_Link"> - Processador Cpu Amd Am4 Ryzen R5 3600 3.6Ghz</text:a></text:p>
          </table:table-cell>
          <table:table-cell table:style-name="Tabela1.B2" office:value-type="string">
            <text:p text:style-name="Table_20_Contents">R$ 1.563,22</text:p>
          </table:table-cell>
          <table:table-cell table:style-name="Tabela1.B2" office:value-type="string">
            <text:p text:style-name="Table_20_Contents">R$ 1.663,00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9551?awc=17729_1662751524_6df251c06c7f23694f0b7dae4d7eb8a5&amp;utm_source=AWIN&amp;utm_medium=AFILIADOS&amp;utm_term=935027" text:style-name="Internet_20_link" text:visited-style-name="Visited_20_Internet_20_Link"><text:span text:style-name="T1">Ryzen 7 5800X</text:span></text:a><text:a xlink:type="simple" xlink:href="https://www.kabum.com.br/produto/169551?awc=17729_1662751524_6df251c06c7f23694f0b7dae4d7eb8a5&amp;utm_source=AWIN&amp;utm_medium=AFILIADOS&amp;utm_term=935027" text:style-name="Internet_20_link" text:visited-style-name="Visited_20_Internet_20_Link"> - Processador AMD Ryzen 7 5800X, 3.8GHz, Cache 32MB, Octa Core, 16 Threads, AM4 - 100-100000063WOF</text:a></text:p>
          </table:table-cell>
          <table:table-cell table:style-name="Tabela1.B2" office:value-type="string">
            <text:p text:style-name="Table_20_Contents">R$ 1.563,92</text:p>
          </table:table-cell>
          <table:table-cell table:style-name="Tabela1.B2" office:value-type="string">
            <text:p text:style-name="Table_20_Contents">R$ 1.83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9982?awc=17729_1662751524_6df251c06c7f23694f0b7dae4d7eb8a5&amp;utm_source=AWIN&amp;utm_medium=AFILIADOS&amp;utm_term=935027" text:style-name="Internet_20_link" text:visited-style-name="Visited_20_Internet_20_Link"><text:span text:style-name="T1">Ryzen 5 4500</text:span></text:a><text:a xlink:type="simple" xlink:href="https://www.kabum.com.br/produto/459982?awc=17729_1662751524_6df251c06c7f23694f0b7dae4d7eb8a5&amp;utm_source=AWIN&amp;utm_medium=AFILIADOS&amp;utm_term=935027" text:style-name="Internet_20_link" text:visited-style-name="Visited_20_Internet_20_Link"> - Kit Upgrade - Ark AMD Ryzen 5 4500 + Placa Mãe A320m Prime Asus + 16GB DDR4</text:a></text:p>
          </table:table-cell>
          <table:table-cell table:style-name="Tabela1.B2" office:value-type="string">
            <text:p text:style-name="Table_20_Contents">R$ 1.586,35</text:p>
          </table:table-cell>
          <table:table-cell table:style-name="Tabela1.B2" office:value-type="string">
            <text:p text:style-name="Table_20_Contents">R$ 1.866,2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3966?awc=17729_1662751524_6df251c06c7f23694f0b7dae4d7eb8a5&amp;utm_source=AWIN&amp;utm_medium=AFILIADOS&amp;utm_term=935027" text:style-name="Internet_20_link" text:visited-style-name="Visited_20_Internet_20_Link"><text:span text:style-name="T1">Ryzen 3 4100</text:span></text:a><text:a xlink:type="simple" xlink:href="https://www.kabum.com.br/produto/363966?awc=17729_1662751524_6df251c06c7f23694f0b7dae4d7eb8a5&amp;utm_source=AWIN&amp;utm_medium=AFILIADOS&amp;utm_term=935027" text:style-name="Internet_20_link" text:visited-style-name="Visited_20_Internet_20_Link"> - Kit Upgrade - Processador AMD Ryzen 3 4100 + Placa-Mãe A320m, AM4, DDR4</text:a></text:p>
          </table:table-cell>
          <table:table-cell table:style-name="Tabela1.B2" office:value-type="string">
            <text:p text:style-name="Table_20_Contents">R$ 1.591,20</text:p>
          </table:table-cell>
          <table:table-cell table:style-name="Tabela1.B2" office:value-type="string">
            <text:p text:style-name="Table_20_Contents">R$ 1.872,00</text:p>
          </table:table-cell>
          <table:table-cell table:style-name="Tabela1.B2" office:value-type="string">
            <text:p text:style-name="Table_20_Contents">Kabum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kabum.com.br/produto/241046?awc=17729_1662751524_6df251c06c7f23694f0b7dae4d7eb8a5&amp;utm_source=AWIN&amp;utm_medium=AFILIADOS&amp;utm_term=935027" text:style-name="Internet_20_link" text:visited-style-name="Visited_20_Internet_20_Link"><text:span text:style-name="T1">Core i5 12600K</text:span></text:a><text:a xlink:type="simple" xlink:href="https://www.kabum.com.br/produto/241046?awc=17729_1662751524_6df251c06c7f23694f0b7dae4d7eb8a5&amp;utm_source=AWIN&amp;utm_medium=AFILIADOS&amp;utm_term=935027" text:style-name="Internet_20_link" text:visited-style-name="Visited_20_Internet_20_Link"> - Processador Intel Core i5-12600K, 3.7GHz (4.9GHz Max Turbo), Cache 20MB, 10 Núcleos, 16 Threads, LGA 1700, Vídeo Integrado - BX8071512600K</text:a></text:p>
          </table:table-cell>
          <table:table-cell table:style-name="Tabela1.B2" office:value-type="string">
            <text:p text:style-name="Table_20_Contents">R$ 1.595,99</text:p>
          </table:table-cell>
          <table:table-cell table:style-name="Tabela1.B2" office:value-type="string">
            <text:p text:style-name="Table_20_Contents">R$ 1.976,4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5-13400-2-5GHz-Processador-Desktop/dp/B0BN68JXR2?&amp;linkCode=ll1&amp;tag=grafico01-20&amp;linkId=b924546ffd3f26b28fa0dca097ea583c&amp;language=pt_BR&amp;ref_=as_li_ss_tl" text:style-name="Internet_20_link" text:visited-style-name="Visited_20_Internet_20_Link"><text:span text:style-name="T1">Core i5 13400</text:span></text:a><text:a xlink:type="simple" xlink:href="https://www.amazon.com.br/Intel-i5-13400-2-5GHz-Processador-Desktop/dp/B0BN68JXR2?&amp;linkCode=ll1&amp;tag=grafico01-20&amp;linkId=b924546ffd3f26b28fa0dca097ea583c&amp;language=pt_BR&amp;ref_=as_li_ss_tl" text:style-name="Internet_20_link" text:visited-style-name="Visited_20_Internet_20_Link"> - Processador Intel Core I5-13400, 4.6GHz, LGA 1700, BX8071513400 *</text:a></text:p>
          </table:table-cell>
          <table:table-cell table:style-name="Tabela1.B2" office:value-type="string">
            <text:p text:style-name="Table_20_Contents">R$ 1.599,00</text:p>
          </table:table-cell>
          <table:table-cell table:style-name="Tabela1.B2" office:value-type="string">
            <text:p text:style-name="Table_20_Contents">R$ 1.59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6463/processador-intel-core-i7-10700kf-380ghz-510ghz-turbo-10-geracao-8-cores-16-threads-lga-1200-svideo-bx8070110700kf?p=1360309" text:style-name="Internet_20_link" text:visited-style-name="Visited_20_Internet_20_Link"><text:span text:style-name="T1">Core i7 10700KF</text:span></text:a><text:a xlink:type="simple" xlink:href="https://www.terabyteshop.com.br/produto/16463/processador-intel-core-i7-10700kf-380ghz-510ghz-turbo-10-geracao-8-cores-16-threads-lga-1200-svideo-bx8070110700kf?p=1360309" text:style-name="Internet_20_link" text:visited-style-name="Visited_20_Internet_20_Link"> - Processador Intel Core I7 10700KF, 3.80GHz (5.10GHz Turbo), 10ª Geração, 8-Cores 16-Threads, LGA 1200, S/</text:a></text:p>
          </table:table-cell>
          <table:table-cell table:style-name="Tabela1.B2" office:value-type="string">
            <text:p text:style-name="Table_20_Contents">R$ 1.599,00</text:p>
          </table:table-cell>
          <table:table-cell table:style-name="Tabela1.B2" office:value-type="string">
            <text:p text:style-name="Table_20_Contents">R$ 1.87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9624/processador-intel-core-i5-12600kf-37ghz-49ghz-turbo-12-geracao-10-cores-16-threads-lga-1700-bx8071512600kf?p=1360309" text:style-name="Internet_20_link" text:visited-style-name="Visited_20_Internet_20_Link"><text:span text:style-name="T1">Core i5 12600KF</text:span></text:a><text:a xlink:type="simple" xlink:href="https://www.terabyteshop.com.br/produto/19624/processador-intel-core-i5-12600kf-37ghz-49ghz-turbo-12-geracao-10-cores-16-threads-lga-1700-bx8071512600kf?p=1360309" text:style-name="Internet_20_link" text:visited-style-name="Visited_20_Internet_20_Link"> - Processador Intel Core I5 12600KF 3.7GHz (4.9GHz Turbo), 12ª Geração, 10-Cores 16-Threads, LGA 1700, Sem</text:a></text:p>
          </table:table-cell>
          <table:table-cell table:style-name="Tabela1.B2" office:value-type="string">
            <text:p text:style-name="Table_20_Contents">R$ 1.599,00</text:p>
          </table:table-cell>
          <table:table-cell table:style-name="Tabela1.B2" office:value-type="string">
            <text:p text:style-name="Table_20_Contents">R$ 1.87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59/processador-intel-core-i5-11600-28ghz-48ghz-turbo-11-geracao-6-cores-12-threads-lga-1200-bx8070811600?p=1360309" text:style-name="Internet_20_link" text:visited-style-name="Visited_20_Internet_20_Link"><text:span text:style-name="T1">Core i5 11600</text:span></text:a><text:a xlink:type="simple" xlink:href="https://www.terabyteshop.com.br/produto/17259/processador-intel-core-i5-11600-28ghz-48ghz-turbo-11-geracao-6-cores-12-threads-lga-1200-bx8070811600?p=1360309" text:style-name="Internet_20_link" text:visited-style-name="Visited_20_Internet_20_Link"> - Processador Intel Core I5 11600 2.8GHz (4.8GHz Turbo), 11ª Geração, 6-Cores 12-Threads, LGA 1200, BX80708</text:a></text:p>
          </table:table-cell>
          <table:table-cell table:style-name="Tabela1.B2" office:value-type="string">
            <text:p text:style-name="Table_20_Contents">R$ 1.599,00</text:p>
          </table:table-cell>
          <table:table-cell table:style-name="Tabela1.B2" office:value-type="string">
            <text:p text:style-name="Table_20_Contents">R$ 1.87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5-13400-250-ghz-460ghz-turbo-20mb-cache-lga1700" text:style-name="Internet_20_link" text:visited-style-name="Visited_20_Internet_20_Link"><text:span text:style-name="T1">Core i5 13400</text:span></text:a><text:a xlink:type="simple" xlink:href="https://www.fgtec.com.br/processador-intel-core-i5-13400-250-ghz-460ghz-turbo-20mb-cache-lga1700" text:style-name="Internet_20_link" text:visited-style-name="Visited_20_Internet_20_Link"> - Processador Intel Core i5-13400 2.50 GHz (4.60GHz Turbo) 20MB Cache - LGA1700</text:a></text:p>
          </table:table-cell>
          <table:table-cell table:style-name="Tabela1.B2" office:value-type="string">
            <text:p text:style-name="Table_20_Contents">R$ 1.599,70</text:p>
          </table:table-cell>
          <table:table-cell table:style-name="Tabela1.B2" office:value-type="string">
            <text:p text:style-name="Table_20_Contents">R$ 1.882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1700f-8-core-16-threads-2-5ghz-4-9ghz-turbo-cache-16mb-lga1200-bx8070811700f" text:style-name="Internet_20_link" text:visited-style-name="Visited_20_Internet_20_Link"><text:span text:style-name="T1">Core i7 11700F</text:span></text:a><text:a xlink:type="simple" xlink:href="https://www.pichau.com.br/processador-intel-core-i7-11700f-8-core-16-threads-2-5ghz-4-9ghz-turbo-cache-16mb-lga1200-bx8070811700f" text:style-name="Internet_20_link" text:visited-style-name="Visited_20_Internet_20_Link"> - Processador Intel Core i7-11700F, 8-Core, 16-Threads, 2.5GHz (4.9GHz Turbo), Cache 16MB, LGA1200, BX8070811700F</text:a></text:p>
          </table:table-cell>
          <table:table-cell table:style-name="Tabela1.B2" office:value-type="string">
            <text:p text:style-name="Table_20_Contents">R$ 1.599,99</text:p>
          </table:table-cell>
          <table:table-cell table:style-name="Tabela1.B2" office:value-type="string">
            <text:p text:style-name="Table_20_Contents">R$ 1.882,34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0277?awc=17729_1662751524_6df251c06c7f23694f0b7dae4d7eb8a5&amp;utm_source=AWIN&amp;utm_medium=AFILIADOS&amp;utm_term=935027" text:style-name="Internet_20_link" text:visited-style-name="Visited_20_Internet_20_Link"><text:span text:style-name="T1">Ryzen 5 7600</text:span></text:a><text:a xlink:type="simple" xlink:href="https://www.kabum.com.br/produto/420277?awc=17729_1662751524_6df251c06c7f23694f0b7dae4d7eb8a5&amp;utm_source=AWIN&amp;utm_medium=AFILIADOS&amp;utm_term=935027" text:style-name="Internet_20_link" text:visited-style-name="Visited_20_Internet_20_Link"> - Processador AMD Ryzen 5 7600, 3.8GHz (5.1GHz Turbo), Cache 32MB, Hexa Core, 12 Threads, AM5, Wraith Stealth - 100-100001015BOX</text:a></text:p>
          </table:table-cell>
          <table:table-cell table:style-name="Tabela1.B2" office:value-type="string">
            <text:p text:style-name="Table_20_Contents">R$ 1.603,87</text:p>
          </table:table-cell>
          <table:table-cell table:style-name="Tabela1.B2" office:value-type="string">
            <text:p text:style-name="Table_20_Contents">R$ 1.886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17202?awc=17729_1662751524_6df251c06c7f23694f0b7dae4d7eb8a5&amp;utm_source=AWIN&amp;utm_medium=AFILIADOS&amp;utm_term=935027" text:style-name="Internet_20_link" text:visited-style-name="Visited_20_Internet_20_Link"><text:span text:style-name="T1">Core i5 12600KF</text:span></text:a><text:a xlink:type="simple" xlink:href="https://www.kabum.com.br/produto/317202?awc=17729_1662751524_6df251c06c7f23694f0b7dae4d7eb8a5&amp;utm_source=AWIN&amp;utm_medium=AFILIADOS&amp;utm_term=935027" text:style-name="Internet_20_link" text:visited-style-name="Visited_20_Internet_20_Link"> - Processador Intel Core I5-12600KF 12ª Geração, 3.7GHz, Cache 20MB, 10 Núcleos, 16 Threads, LGA 1700 - BX8071512600KF</text:a></text:p>
          </table:table-cell>
          <table:table-cell table:style-name="Tabela1.B2" office:value-type="string">
            <text:p text:style-name="Table_20_Contents">R$ 1.603,87</text:p>
          </table:table-cell>
          <table:table-cell table:style-name="Tabela1.B2" office:value-type="string">
            <text:p text:style-name="Table_20_Contents">R$ 1.886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7-10700-2-90GHz-4-80GHz/dp/B086MG1C7C?&amp;linkCode=ll1&amp;tag=grafico01-20&amp;linkId=b924546ffd3f26b28fa0dca097ea583c&amp;language=pt_BR&amp;ref_=as_li_ss_tl" text:style-name="Internet_20_link" text:visited-style-name="Visited_20_Internet_20_Link"><text:span text:style-name="T1">Core i7 10700</text:span></text:a><text:a xlink:type="simple" xlink:href="https://www.amazon.com.br/PROCESSADOR-INTEL-I7-10700-2-90GHz-4-80GHz/dp/B086MG1C7C?&amp;linkCode=ll1&amp;tag=grafico01-20&amp;linkId=b924546ffd3f26b28fa0dca097ea583c&amp;language=pt_BR&amp;ref_=as_li_ss_tl" text:style-name="Internet_20_link" text:visited-style-name="Visited_20_Internet_20_Link"> - PROCESSADOR INTEL CORE I7-10700 CACHE 16MB 2.90GHz (MAX TURBO 4.80GHz) LGA 1200 COMET LAKE</text:a></text:p>
          </table:table-cell>
          <table:table-cell table:style-name="Tabela1.B2" office:value-type="string">
            <text:p text:style-name="Table_20_Contents">R$ 1.608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7-10700-NUCLEOS-THREADS-BX8070110700/dp/B0883NPRL9?&amp;linkCode=ll1&amp;tag=grafico01-20&amp;linkId=b924546ffd3f26b28fa0dca097ea583c&amp;language=pt_BR&amp;ref_=as_li_ss_tl" text:style-name="Internet_20_link" text:visited-style-name="Visited_20_Internet_20_Link"><text:span text:style-name="T1">Core i7 10700</text:span></text:a><text:a xlink:type="simple" xlink:href="https://www.amazon.com.br/PROCESSADOR-I7-10700-NUCLEOS-THREADS-BX8070110700/dp/B0883NPRL9?&amp;linkCode=ll1&amp;tag=grafico01-20&amp;linkId=b924546ffd3f26b28fa0dca097ea583c&amp;language=pt_BR&amp;ref_=as_li_ss_tl" text:style-name="Internet_20_link" text:visited-style-name="Visited_20_Internet_20_Link"> - PROCESSADOR INTEL CORE I7-10700 2.9GHZ CACHE 16MB 8 NUCLEOS 16 THREADS 10ª GERAÇÃO LGA 1200 BX8070110700</text:a></text:p>
          </table:table-cell>
          <table:table-cell table:style-name="Tabela1.B2" office:value-type="string">
            <text:p text:style-name="Table_20_Contents">R$ 1.612,00</text:p>
          </table:table-cell>
          <table:table-cell table:style-name="Tabela1.B2" office:value-type="string">
            <text:p text:style-name="Table_20_Contents">R$ 1.612,2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78414?awc=17729_1662751524_6df251c06c7f23694f0b7dae4d7eb8a5&amp;utm_source=AWIN&amp;utm_medium=AFILIADOS&amp;utm_term=935027" text:style-name="Internet_20_link" text:visited-style-name="Visited_20_Internet_20_Link"><text:span text:style-name="T1">Ryzen 5 7600X</text:span></text:a><text:a xlink:type="simple" xlink:href="https://www.kabum.com.br/produto/378414?awc=17729_1662751524_6df251c06c7f23694f0b7dae4d7eb8a5&amp;utm_source=AWIN&amp;utm_medium=AFILIADOS&amp;utm_term=935027" text:style-name="Internet_20_link" text:visited-style-name="Visited_20_Internet_20_Link"> - Processador AMD Ryzen 5 7600X, 5.3GHz Max Turbo, Cache 38MB, AM5, 6 Núcleos, Vídeo Integrado - 100-100000593WOF</text:a></text:p>
          </table:table-cell>
          <table:table-cell table:style-name="Tabela1.B2" office:value-type="string">
            <text:p text:style-name="Table_20_Contents">R$ 1.614,04</text:p>
          </table:table-cell>
          <table:table-cell table:style-name="Tabela1.B2" office:value-type="string">
            <text:p text:style-name="Table_20_Contents">R$ 1.998,8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48913?awc=17729_1662751524_6df251c06c7f23694f0b7dae4d7eb8a5&amp;utm_source=AWIN&amp;utm_medium=AFILIADOS&amp;utm_term=935027" text:style-name="Internet_20_link" text:visited-style-name="Visited_20_Internet_20_Link"><text:span text:style-name="T1">Core i7 11700KF</text:span></text:a><text:a xlink:type="simple" xlink:href="https://www.kabum.com.br/produto/148913?awc=17729_1662751524_6df251c06c7f23694f0b7dae4d7eb8a5&amp;utm_source=AWIN&amp;utm_medium=AFILIADOS&amp;utm_term=935027" text:style-name="Internet_20_link" text:visited-style-name="Visited_20_Internet_20_Link"> - Processador Intel Core i7-11700KF 11ª Geração, 3.6 GHz (4.9GHz Turbo), Cache 16MB, Octa Core, 16 Threads, LGA1200 - BX8070811700KF</text:a></text:p>
          </table:table-cell>
          <table:table-cell table:style-name="Tabela1.B2" office:value-type="string">
            <text:p text:style-name="Table_20_Contents">R$ 1.614,99</text:p>
          </table:table-cell>
          <table:table-cell table:style-name="Tabela1.B2" office:value-type="string">
            <text:p text:style-name="Table_20_Contents">R$ 1.99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5-13400-25ghz46ghz-10-core-rocket-lake-s-20mb-cache-lga-1700-bx8071513400" text:style-name="Internet_20_link" text:visited-style-name="Visited_20_Internet_20_Link"><text:span text:style-name="T1">Core i5 13400</text:span></text:a><text:a xlink:type="simple" xlink:href="https://www.gkinfostore.com.br/processador-intel-core-i5-13400-25ghz46ghz-10-core-rocket-lake-s-20mb-cache-lga-1700-bx8071513400" text:style-name="Internet_20_link" text:visited-style-name="Visited_20_Internet_20_Link"> - Processador Intel Core i5 13400 2.5GHz/4.6Ghz 10-Core Rocket Lake-S 20MB Cache LGA 1700 - BX8071513400</text:a></text:p>
          </table:table-cell>
          <table:table-cell table:style-name="Tabela1.B2" office:value-type="string">
            <text:p text:style-name="Table_20_Contents">R$ 1.615,99</text:p>
          </table:table-cell>
          <table:table-cell table:style-name="Tabela1.B2" office:value-type="string">
            <text:p text:style-name="Table_20_Contents">R$ 1.901,16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amd-ryzen-5-7600-38ghz-51ghz-turbo-6-core-12-threads-am5-com-cooler-amd-wraith-stealth-100-1000010" text:style-name="Internet_20_link" text:visited-style-name="Visited_20_Internet_20_Link"><text:span text:style-name="T1">Ryzen 5 7600</text:span></text:a><text:a xlink:type="simple" xlink:href="https://www.itxgamer.com.br/processador-amd-ryzen-5-7600-38ghz-51ghz-turbo-6-core-12-threads-am5-com-cooler-amd-wraith-stealth-100-1000010" text:style-name="Internet_20_link" text:visited-style-name="Visited_20_Internet_20_Link"> - Processador AMD Ryzen 5 7600, 3.8GHz (5.1GHz Turbo), 6-Core 12-Threads, AM5, com cooler AMD Wraith Stealth - 100-1000010</text:a></text:p>
          </table:table-cell>
          <table:table-cell table:style-name="Tabela1.B2" office:value-type="string">
            <text:p text:style-name="Table_20_Contents">R$ 1.623,10</text:p>
          </table:table-cell>
          <table:table-cell table:style-name="Tabela1.B2" office:value-type="string">
            <text:p text:style-name="Table_20_Contents">R$ 1.909,53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5-13400f-250-ghz-turbo-460-ghz-13a-geracao-lga-1700-bx8071513400f" text:style-name="Internet_20_link" text:visited-style-name="Visited_20_Internet_20_Link"><text:span text:style-name="T1">Core i5 13400F</text:span></text:a><text:a xlink:type="simple" xlink:href="https://www.processadores.app.br/processador-intel-core-i5-13400f-250-ghz-turbo-460-ghz-13a-geracao-lga-1700-bx8071513400f" text:style-name="Internet_20_link" text:visited-style-name="Visited_20_Internet_20_Link"> - Processador Intel Core i5-13400F 2.50 GHz (Turbo 4.60 GHz) - 13ª Geração, LGA </text:a><text:soft-page-break/><text:a xlink:type="simple" xlink:href="https://www.processadores.app.br/processador-intel-core-i5-13400f-250-ghz-turbo-460-ghz-13a-geracao-lga-1700-bx8071513400f" text:style-name="Internet_20_link" text:visited-style-name="Visited_20_Internet_20_Link">1700 - BX8071513400F</text:a></text:p>
          </table:table-cell>
          <table:table-cell table:style-name="Tabela1.B2" office:value-type="string">
            <text:p text:style-name="Table_20_Contents">R$ 1.626,97</text:p>
          </table:table-cell>
          <table:table-cell table:style-name="Tabela1.B2" office:value-type="string">
            <text:p text:style-name="Table_20_Contents">R$ 1.914,08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7-11700F-2-50GHz-11°GERAÇÃO-BX8070811700F/dp/B08TX3MXV5?&amp;linkCode=ll1&amp;tag=grafico01-20&amp;linkId=b924546ffd3f26b28fa0dca097ea583c&amp;language=pt_BR&amp;ref_=as_li_ss_tl" text:style-name="Internet_20_link" text:visited-style-name="Visited_20_Internet_20_Link"><text:span text:style-name="T1">Core i7 11700F</text:span></text:a><text:a xlink:type="simple" xlink:href="https://www.amazon.com.br/PROCESSADOR-I7-11700F-2-50GHz-11°GERAÇÃO-BX8070811700F/dp/B08TX3MXV5?&amp;linkCode=ll1&amp;tag=grafico01-20&amp;linkId=b924546ffd3f26b28fa0dca097ea583c&amp;language=pt_BR&amp;ref_=as_li_ss_tl" text:style-name="Internet_20_link" text:visited-style-name="Visited_20_Internet_20_Link"> - PROCESSADOR INTEL CORE I7-11700F 2.50GHz (TURBO 4.90GHz) 16MB CACHE LGA1200 11°GERAÇÃO BX8070811700F</text:a></text:p>
          </table:table-cell>
          <table:table-cell table:style-name="Tabela1.B2" office:value-type="string">
            <text:p text:style-name="Table_20_Contents">R$ 1.630,00</text:p>
          </table:table-cell>
          <table:table-cell table:style-name="Tabela1.B2" office:value-type="string">
            <text:p text:style-name="Table_20_Contents">R$ 1.63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5-11600KF-Desktop-Desbloqueado/dp/B08X62BTJD?&amp;linkCode=ll1&amp;tag=grafico01-20&amp;linkId=b924546ffd3f26b28fa0dca097ea583c&amp;language=pt_BR&amp;ref_=as_li_ss_tl" text:style-name="Internet_20_link" text:visited-style-name="Visited_20_Internet_20_Link"><text:span text:style-name="T1">Core i5 11600KF</text:span></text:a><text:a xlink:type="simple" xlink:href="https://www.amazon.com.br/Intel-Processador-i5-11600KF-Desktop-Desbloqueado/dp/B08X62BTJD?&amp;linkCode=ll1&amp;tag=grafico01-20&amp;linkId=b924546ffd3f26b28fa0dca097ea583c&amp;language=pt_BR&amp;ref_=as_li_ss_tl" text:style-name="Internet_20_link" text:visited-style-name="Visited_20_Internet_20_Link"> - Intel® Processador Desktop Core™ i5-11600KF 6 núcleos de até 4,9 GHz desbloqueado LGA1200 (Intel® 500 Series &amp; Select 400 Series Chipset 125W</text:a></text:p>
          </table:table-cell>
          <table:table-cell table:style-name="Tabela1.B2" office:value-type="string">
            <text:p text:style-name="Table_20_Contents">R$ 1.648,00</text:p>
          </table:table-cell>
          <table:table-cell table:style-name="Tabela1.B2" office:value-type="string">
            <text:p text:style-name="Table_20_Contents">R$ 1.648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4855?awc=17729_1662751524_6df251c06c7f23694f0b7dae4d7eb8a5&amp;utm_source=AWIN&amp;utm_medium=AFILIADOS&amp;utm_term=935027" text:style-name="Internet_20_link" text:visited-style-name="Visited_20_Internet_20_Link"><text:span text:style-name="T1">Core i5 10600</text:span></text:a><text:a xlink:type="simple" xlink:href="https://www.kabum.com.br/produto/364855?awc=17729_1662751524_6df251c06c7f23694f0b7dae4d7eb8a5&amp;utm_source=AWIN&amp;utm_medium=AFILIADOS&amp;utm_term=935027" text:style-name="Internet_20_link" text:visited-style-name="Visited_20_Internet_20_Link"> - Processador Intel Core I5-10600 10ª Geração, 3.3GHz (4.8GHz Max Turbo), Cache 12MB, LGA 1200 - BX8070110600</text:a></text:p>
          </table:table-cell>
          <table:table-cell table:style-name="Tabela1.B2" office:value-type="string">
            <text:p text:style-name="Table_20_Contents">R$ 1.649,77</text:p>
          </table:table-cell>
          <table:table-cell table:style-name="Tabela1.B2" office:value-type="string">
            <text:p text:style-name="Table_20_Contents">R$ 1.940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6783?awc=17729_1662751524_6df251c06c7f23694f0b7dae4d7eb8a5&amp;utm_source=AWIN&amp;utm_medium=AFILIADOS&amp;utm_term=935027" text:style-name="Internet_20_link" text:visited-style-name="Visited_20_Internet_20_Link"><text:span text:style-name="T1">Ryzen 5 4500</text:span></text:a><text:a xlink:type="simple" xlink:href="https://www.kabum.com.br/produto/456783?awc=17729_1662751524_6df251c06c7f23694f0b7dae4d7eb8a5&amp;utm_source=AWIN&amp;utm_medium=AFILIADOS&amp;utm_term=935027" text:style-name="Internet_20_link" text:visited-style-name="Visited_20_Internet_20_Link"> - Kit Upgrade AMD Ryzen 5 4500, Placa Mãe A320m, 32GB, DDR4, Neologic - NLI84628</text:a></text:p>
          </table:table-cell>
          <table:table-cell table:style-name="Tabela1.B2" office:value-type="string">
            <text:p text:style-name="Table_20_Contents">R$ 1.673,52</text:p>
          </table:table-cell>
          <table:table-cell table:style-name="Tabela1.B2" office:value-type="string">
            <text:p text:style-name="Table_20_Contents">R$ 1.839,0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4-Ryzen-5800X-100-100000063WOF/dp/B0815XFSGK?&amp;linkCode=ll1&amp;tag=grafico01-20&amp;linkId=b924546ffd3f26b28fa0dca097ea583c&amp;language=pt_BR&amp;ref_=as_li_ss_tl" text:style-name="Internet_20_link" text:visited-style-name="Visited_20_Internet_20_Link"><text:span text:style-name="T1">Ryzen 7 5800X</text:span></text:a><text:a xlink:type="simple" xlink:href="https://www.amazon.com.br/Processador-AM4-Ryzen-5800X-100-100000063WOF/dp/B0815XFSGK?&amp;linkCode=ll1&amp;tag=grafico01-20&amp;linkId=b924546ffd3f26b28fa0dca097ea583c&amp;language=pt_BR&amp;ref_=as_li_ss_tl" text:style-name="Internet_20_link" text:visited-style-name="Visited_20_Internet_20_Link"> - Processador AMD Ryzen 7 5800X, Cache 36MB, 3.8GHz (4.7GHz Max Turbo), AM4</text:a></text:p>
          </table:table-cell>
          <table:table-cell table:style-name="Tabela1.B2" office:value-type="string">
            <text:p text:style-name="Table_20_Contents">R$ 1.675,00</text:p>
          </table:table-cell>
          <table:table-cell table:style-name="Tabela1.B2" office:value-type="string">
            <text:p text:style-name="Table_20_Contents">R$ 1.675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2600k-10-core-16-threads-3-7ghz-4-9ghz-turbo-cache-20mb-lga1700-bx8071512600k" text:style-name="Internet_20_link" text:visited-style-name="Visited_20_Internet_20_Link"><text:span text:style-name="T1">Core i5 12600K</text:span></text:a><text:a xlink:type="simple" xlink:href="https://www.pichau.com.br/processador-intel-core-i5-12600k-10-core-16-threads-3-7ghz-4-9ghz-turbo-cache-20mb-lga1700-bx8071512600k" text:style-name="Internet_20_link" text:visited-style-name="Visited_20_Internet_20_Link"> - Processador Intel Core i5-12600K, 10-Core, 16-Threads, 3.7GHz (4.9GHz Turbo), Cache 20MB, LGA1700, BX8071512600K</text:a></text:p>
          </table:table-cell>
          <table:table-cell table:style-name="Tabela1.B2" office:value-type="string">
            <text:p text:style-name="Table_20_Contents">R$ 1.679,01</text:p>
          </table:table-cell>
          <table:table-cell table:style-name="Tabela1.B2" office:value-type="string">
            <text:p text:style-name="Table_20_Contents">R$ 1.975,30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6774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456774?awc=17729_1662751524_6df251c06c7f23694f0b7dae4d7eb8a5&amp;utm_source=AWIN&amp;utm_medium=AFILIADOS&amp;utm_term=935027" text:style-name="Internet_20_link" text:visited-style-name="Visited_20_Internet_20_Link"> - Kit Upgrade AMD Ryzen 3 3200g, Placa Mãe A320m, 32GB, DDR4, Neologic - NLI84640</text:a></text:p>
          </table:table-cell>
          <table:table-cell table:style-name="Tabela1.B2" office:value-type="string">
            <text:p text:style-name="Table_20_Contents">R$ 1.680,47</text:p>
          </table:table-cell>
          <table:table-cell table:style-name="Tabela1.B2" office:value-type="string">
            <text:p text:style-name="Table_20_Contents">R$ 1.846,6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5-7600x-6-core-12-threads-4-7ghz-5-3ghz-turbo-cache-38mb-am5-100-100000593wof" text:style-name="Internet_20_link" text:visited-style-name="Visited_20_Internet_20_Link"><text:span text:style-name="T1">Ryzen 5 7600X</text:span></text:a><text:a xlink:type="simple" xlink:href="https://www.pichau.com.br/processador-amd-ryzen-5-7600x-6-core-12-threads-4-7ghz-5-3ghz-turbo-cache-38mb-am5-100-100000593wof" text:style-name="Internet_20_link" text:visited-style-name="Visited_20_Internet_20_Link"> - Processador AMD Ryzen 5 7600X, 6-Core, 12-Threads, 4.7GHz (5.3GHz Turbo), Cache 38MB, AM5, 100-100000593WOF</text:a></text:p>
          </table:table-cell>
          <table:table-cell table:style-name="Tabela1.B2" office:value-type="string">
            <text:p text:style-name="Table_20_Contents">R$ 1.698,00</text:p>
          </table:table-cell>
          <table:table-cell table:style-name="Tabela1.B2" office:value-type="string">
            <text:p text:style-name="Table_20_Contents">R$ 1.997,65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2262/processador-amd-ryzen-5-7600x-47ghz-53ghz-turbo-6-cores-12-threads-am5-100-100000593wof?p=1360309" text:style-name="Internet_20_link" text:visited-style-name="Visited_20_Internet_20_Link"><text:span text:style-name="T1">Ryzen 5 7600X</text:span></text:a><text:a xlink:type="simple" xlink:href="https://www.terabyteshop.com.br/produto/22262/processador-amd-ryzen-5-7600x-47ghz-53ghz-turbo-6-cores-12-threads-am5-100-100000593wof?p=1360309" text:style-name="Internet_20_link" text:visited-style-name="Visited_20_Internet_20_Link"> - Processador AMD Ryzen 5 7600X 4.7GHz (5.3GHz Turbo), 6-Cores 12-Threads, AM5, Sem Cooler, 100-100000593WO</text:a></text:p>
          </table:table-cell>
          <table:table-cell table:style-name="Tabela1.B2" office:value-type="string">
            <text:p text:style-name="Table_20_Contents">R$ 1.698,90</text:p>
          </table:table-cell>
          <table:table-cell table:style-name="Tabela1.B2" office:value-type="string">
            <text:p text:style-name="Table_20_Contents">R$ 1.99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9622/processador-intel-core-i5-12600k-37ghz-49ghz-turbo-12-geracao-10-cores-16-threads-lga-1700-bx8071512600k?p=1360309" text:style-name="Internet_20_link" text:visited-style-name="Visited_20_Internet_20_Link"><text:span text:style-name="T1">Core i5 12600K</text:span></text:a><text:a xlink:type="simple" xlink:href="https://www.terabyteshop.com.br/produto/19622/processador-intel-core-i5-12600k-37ghz-49ghz-turbo-12-geracao-10-cores-16-threads-lga-1700-bx8071512600k?p=1360309" text:style-name="Internet_20_link" text:visited-style-name="Visited_20_Internet_20_Link"> - Processador Intel Core I5 12600K 3.7GHz (4.9GHz Turbo), 12ª Geração, 10-Cores 16-Threads, LGA 1700, Sem C</text:a></text:p>
          </table:table-cell>
          <table:table-cell table:style-name="Tabela1.B2" office:value-type="string">
            <text:p text:style-name="Table_20_Contents">R$ 1.699,00</text:p>
          </table:table-cell>
          <table:table-cell table:style-name="Tabela1.B2" office:value-type="string">
            <text:p text:style-name="Table_20_Contents">R$ 1.99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63/processador-intel-core-i7-11700kf-36ghz-50ghz-turbo-11-geracao-8-cores-16-threads-lga-1200-bx8070811700kf?p=1360309" text:style-name="Internet_20_link" text:visited-style-name="Visited_20_Internet_20_Link"><text:span text:style-name="T1">Core i7 11700KF</text:span></text:a><text:a xlink:type="simple" xlink:href="https://www.terabyteshop.com.br/produto/17263/processador-intel-core-i7-11700kf-36ghz-50ghz-turbo-11-geracao-8-cores-16-threads-lga-1200-bx8070811700kf?p=1360309" text:style-name="Internet_20_link" text:visited-style-name="Visited_20_Internet_20_Link"> - Processador Intel Core I7 11700KF 3.6GHz (5.0GHz Turbo), 11ª Geração, 8-Cores 16-Threads, LGA 1200, BX807</text:a></text:p>
          </table:table-cell>
          <table:table-cell table:style-name="Tabela1.B2" office:value-type="string">
            <text:p text:style-name="Table_20_Contents">R$ 1.699,00</text:p>
          </table:table-cell>
          <table:table-cell table:style-name="Tabela1.B2" office:value-type="string">
            <text:p text:style-name="Table_20_Contents">R$ 1.99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Threads-3-6GHz/dp/B0876Y2TMZ?&amp;linkCode=ll1&amp;tag=grafico01-20&amp;linkId=b924546ffd3f26b28fa0dca097ea583c&amp;language=pt_BR&amp;ref_=as_li_ss_tl" text:style-name="Internet_20_link" text:visited-style-name="Visited_20_Internet_20_Link"><text:span text:style-name="T1">Ryzen 3 3100</text:span></text:a><text:a xlink:type="simple" xlink:href="https://www.amazon.com.br/Processador-AMD-Ryzen-Threads-3-6GHz/dp/B0876Y2TMZ?&amp;linkCode=ll1&amp;tag=grafico01-20&amp;linkId=b924546ffd3f26b28fa0dca097ea583c&amp;language=pt_BR&amp;ref_=as_li_ss_tl" text:style-name="Internet_20_link" text:visited-style-name="Visited_20_Internet_20_Link"> - Processador AMD Ryzen 3 3100 Box (AM4 / 4 Cores / 8 Threads / 3.6GHz / 18MB Cache) - *S/Video Integrado*</text:a></text:p>
          </table:table-cell>
          <table:table-cell table:style-name="Tabela1.B2" office:value-type="string">
            <text:p text:style-name="Table_20_Contents">R$ 1.699,00</text:p>
          </table:table-cell>
          <table:table-cell table:style-name="Tabela1.B2" office:value-type="string">
            <text:p text:style-name="Table_20_Contents">R$ 1.700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2600kf-10-core-16-threads-3-7ghz-4-9ghz-turbo-cache-20mb-lga1700-bx8071512600kf" text:style-name="Internet_20_link" text:visited-style-name="Visited_20_Internet_20_Link"><text:span text:style-name="T1">Core i5 12600KF</text:span></text:a><text:a xlink:type="simple" xlink:href="https://www.pichau.com.br/processador-intel-core-i5-12600kf-10-core-16-threads-3-7ghz-4-9ghz-turbo-cache-20mb-lga1700-bx8071512600kf" text:style-name="Internet_20_link" text:visited-style-name="Visited_20_Internet_20_Link"> - Processador Intel Core i5-12600KF, 10-Core, 16-Threads, 3.7GHz (4.9GHz Turbo), Cache 20MB, LGA1700, BX8071512600KF</text:a></text:p>
          </table:table-cell>
          <table:table-cell table:style-name="Tabela1.B2" office:value-type="string">
            <text:p text:style-name="Table_20_Contents">R$ 1.699,01</text:p>
          </table:table-cell>
          <table:table-cell table:style-name="Tabela1.B2" office:value-type="string">
            <text:p text:style-name="Table_20_Contents">R$ 1.998,8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7600-4-0GHz-100-100001015BOX/dp/B0BMQJWBDM?&amp;linkCode=ll1&amp;tag=grafico01-20&amp;linkId=b924546ffd3f26b28fa0dca097ea583c&amp;language=pt_BR&amp;ref_=as_li_ss_tl" text:style-name="Internet_20_link" text:visited-style-name="Visited_20_Internet_20_Link"><text:span text:style-name="T1">Ryzen 5 7600</text:span></text:a><text:a xlink:type="simple" xlink:href="https://www.amazon.com.br/PROCESSADOR-AMD-7600-4-0GHz-100-100001015BOX/dp/B0BMQJWBDM?&amp;linkCode=ll1&amp;tag=grafico01-20&amp;linkId=b924546ffd3f26b28fa0dca097ea583c&amp;language=pt_BR&amp;ref_=as_li_ss_tl" text:style-name="Internet_20_link" text:visited-style-name="Visited_20_Internet_20_Link"> - PROCESSADOR AMD RYZEN 5 7600 4.0GHz (TURBO 5.2GHz) 38MB CACHE AM5 100-100001015BOX</text:a></text:p>
          </table:table-cell>
          <table:table-cell table:style-name="Tabela1.B2" office:value-type="string">
            <text:p text:style-name="Table_20_Contents">R$ 1.700,00</text:p>
          </table:table-cell>
          <table:table-cell table:style-name="Tabela1.B2" office:value-type="string">
            <text:p text:style-name="Table_20_Contents">R$ 1.70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7-11700-2-5GHZ-LGA1200-16MB/dp/B08X6QHYDL?&amp;linkCode=ll1&amp;tag=grafico01-20&amp;linkId=b924546ffd3f26b28fa0dca097ea583c&amp;language=pt_BR&amp;ref_=as_li_ss_tl" text:style-name="Internet_20_link" text:visited-style-name="Visited_20_Internet_20_Link"><text:span text:style-name="T1">Core i7 11700</text:span></text:a><text:a xlink:type="simple" xlink:href="https://www.amazon.com.br/INTEL-I7-11700-2-5GHZ-LGA1200-16MB/dp/B08X6QHYDL?&amp;linkCode=ll1&amp;tag=grafico01-20&amp;linkId=b924546ffd3f26b28fa0dca097ea583c&amp;language=pt_BR&amp;ref_=as_li_ss_tl" text:style-name="Internet_20_link" text:visited-style-name="Visited_20_Internet_20_Link"> - CPU INTEL I7-11700 2.5GHZ LGA1200 16MB</text:a></text:p>
          </table:table-cell>
          <table:table-cell table:style-name="Tabela1.B2" office:value-type="string">
            <text:p text:style-name="Table_20_Contents">R$ 1.716,00</text:p>
          </table:table-cell>
          <table:table-cell table:style-name="Tabela1.B2" office:value-type="string">
            <text:p text:style-name="Table_20_Contents">R$ 1.716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58285?awc=17729_1662751524_6df251c06c7f23694f0b7dae4d7eb8a5&amp;utm_source=AWIN&amp;utm_medium=AFILIADOS&amp;utm_term=935027" text:style-name="Internet_20_link" text:visited-style-name="Visited_20_Internet_20_Link"><text:span text:style-name="T1">Core i7 10700</text:span></text:a><text:a xlink:type="simple" xlink:href="https://www.kabum.com.br/produto/158285?awc=17729_1662751524_6df251c06c7f23694f0b7dae4d7eb8a5&amp;utm_source=AWIN&amp;utm_medium=AFILIADOS&amp;utm_term=935027" text:style-name="Internet_20_link" text:visited-style-name="Visited_20_Internet_20_Link"> - Processador Intel Core I7-10700, 2.90GHz (4.8GHz Turbo), Cache 16MB, LGA 1200 - BX8070110700</text:a></text:p>
          </table:table-cell>
          <table:table-cell table:style-name="Tabela1.B2" office:value-type="string">
            <text:p text:style-name="Table_20_Contents">R$ 1.718,06</text:p>
          </table:table-cell>
          <table:table-cell table:style-name="Tabela1.B2" office:value-type="string">
            <text:p text:style-name="Table_20_Contents">R$ 2.021,25</text:p>
          </table:table-cell>
          <table:table-cell table:style-name="Tabela1.B2" office:value-type="string">
            <text:p text:style-name="Table_20_Contents">Kabum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kabum.com.br/produto/264415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264415?awc=17729_1662751524_6df251c06c7f23694f0b7dae4d7eb8a5&amp;utm_source=AWIN&amp;utm_medium=AFILIADOS&amp;utm_term=935027" text:style-name="Internet_20_link" text:visited-style-name="Visited_20_Internet_20_Link"> - Kit Upgrade Oficina Dos Bits Processador Intel Core I3 10100f + Placa Mãe Gigabyte H510m-h + Memória 8GB DDR4</text:a></text:p>
          </table:table-cell>
          <table:table-cell table:style-name="Tabela1.B2" office:value-type="string">
            <text:p text:style-name="Table_20_Contents">R$ 1.725,49</text:p>
          </table:table-cell>
          <table:table-cell table:style-name="Tabela1.B2" office:value-type="string">
            <text:p text:style-name="Table_20_Contents">R$ 2.02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6782?awc=17729_1662751524_6df251c06c7f23694f0b7dae4d7eb8a5&amp;utm_source=AWIN&amp;utm_medium=AFILIADOS&amp;utm_term=935027" text:style-name="Internet_20_link" text:visited-style-name="Visited_20_Internet_20_Link"><text:span text:style-name="T1">Ryzen 5 4500</text:span></text:a><text:a xlink:type="simple" xlink:href="https://www.kabum.com.br/produto/456782?awc=17729_1662751524_6df251c06c7f23694f0b7dae4d7eb8a5&amp;utm_source=AWIN&amp;utm_medium=AFILIADOS&amp;utm_term=935027" text:style-name="Internet_20_link" text:visited-style-name="Visited_20_Internet_20_Link"> - Kit Upgrade AMD Ryzen 5 4500, Placa Mãe A520m, 32GB, DDR4, Neologic - NLI84629</text:a></text:p>
          </table:table-cell>
          <table:table-cell table:style-name="Tabela1.B2" office:value-type="string">
            <text:p text:style-name="Table_20_Contents">R$ 1.727,69</text:p>
          </table:table-cell>
          <table:table-cell table:style-name="Tabela1.B2" office:value-type="string">
            <text:p text:style-name="Table_20_Contents">R$ 1.898,5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9031?awc=17729_1662751524_6df251c06c7f23694f0b7dae4d7eb8a5&amp;utm_source=AWIN&amp;utm_medium=AFILIADOS&amp;utm_term=935027" text:style-name="Internet_20_link" text:visited-style-name="Visited_20_Internet_20_Link"><text:span text:style-name="T1">Ryzen 5 3600</text:span></text:a><text:a xlink:type="simple" xlink:href="https://www.kabum.com.br/produto/469031?awc=17729_1662751524_6df251c06c7f23694f0b7dae4d7eb8a5&amp;utm_source=AWIN&amp;utm_medium=AFILIADOS&amp;utm_term=935027" text:style-name="Internet_20_link" text:visited-style-name="Visited_20_Internet_20_Link"> - Kit Upgrade Inpower Placa Mãe A520m + Processador Ryzen 5 3600 + 16GB, 3200mhz</text:a></text:p>
          </table:table-cell>
          <table:table-cell table:style-name="Tabela1.B2" office:value-type="string">
            <text:p text:style-name="Table_20_Contents">R$ 1.732,60</text:p>
          </table:table-cell>
          <table:table-cell table:style-name="Tabela1.B2" office:value-type="string">
            <text:p text:style-name="Table_20_Contents">R$ 1.732,6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90987?awc=17729_1662751524_6df251c06c7f23694f0b7dae4d7eb8a5&amp;utm_source=AWIN&amp;utm_medium=AFILIADOS&amp;utm_term=935027" text:style-name="Internet_20_link" text:visited-style-name="Visited_20_Internet_20_Link"><text:span text:style-name="T1">Ryzen 5 7600X</text:span></text:a><text:a xlink:type="simple" xlink:href="https://www.kabum.com.br/produto/390987?awc=17729_1662751524_6df251c06c7f23694f0b7dae4d7eb8a5&amp;utm_source=AWIN&amp;utm_medium=AFILIADOS&amp;utm_term=935027" text:style-name="Internet_20_link" text:visited-style-name="Visited_20_Internet_20_Link"> - Processador AMD Ryzen 5 7600X, 5.3GHz, Cache 38MB, AM5, Radeon Graphics - 100-100000593WOF</text:a></text:p>
          </table:table-cell>
          <table:table-cell table:style-name="Tabela1.B2" office:value-type="string">
            <text:p text:style-name="Table_20_Contents">R$ 1.735,62</text:p>
          </table:table-cell>
          <table:table-cell table:style-name="Tabela1.B2" office:value-type="string">
            <text:p text:style-name="Table_20_Contents">R$ 2.041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89544?awc=17729_1662751524_6df251c06c7f23694f0b7dae4d7eb8a5&amp;utm_source=AWIN&amp;utm_medium=AFILIADOS&amp;utm_term=935027" text:style-name="Internet_20_link" text:visited-style-name="Visited_20_Internet_20_Link"><text:span text:style-name="T1">Core i7 10700KF</text:span></text:a><text:a xlink:type="simple" xlink:href="https://www.kabum.com.br/produto/189544?awc=17729_1662751524_6df251c06c7f23694f0b7dae4d7eb8a5&amp;utm_source=AWIN&amp;utm_medium=AFILIADOS&amp;utm_term=935027" text:style-name="Internet_20_link" text:visited-style-name="Visited_20_Internet_20_Link"> - Processador Intel Core I7-10700KF, 3.8GHz (5.1GHz Max Turbo), Cache 16MB, LGA 1200 - BX8070110700KF</text:a></text:p>
          </table:table-cell>
          <table:table-cell table:style-name="Tabela1.B2" office:value-type="string">
            <text:p text:style-name="Table_20_Contents">R$ 1.739,87</text:p>
          </table:table-cell>
          <table:table-cell table:style-name="Tabela1.B2" office:value-type="string">
            <text:p text:style-name="Table_20_Contents">R$ 2.046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5-7600x-47-ghz-38mb-cache-am5-100-100000593wofi" text:style-name="Internet_20_link" text:visited-style-name="Visited_20_Internet_20_Link"><text:span text:style-name="T1">Ryzen 5 7600X</text:span></text:a><text:a xlink:type="simple" xlink:href="https://www.fgtec.com.br/processador-amd-ryzen-5-7600x-47-ghz-38mb-cache-am5-100-100000593wofi" text:style-name="Internet_20_link" text:visited-style-name="Visited_20_Internet_20_Link"> - Processador AMD Ryzen 5 7600X 4.7 GHz 38MB Cache AM5 - 100-100000593WOFI</text:a></text:p>
          </table:table-cell>
          <table:table-cell table:style-name="Tabela1.B2" office:value-type="string">
            <text:p text:style-name="Table_20_Contents">R$ 1.739,95</text:p>
          </table:table-cell>
          <table:table-cell table:style-name="Tabela1.B2" office:value-type="string">
            <text:p text:style-name="Table_20_Contents">R$ 2.047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2600KF-3-7GHz-LGA1700/dp/B09GYKK56H?&amp;linkCode=ll1&amp;tag=grafico01-20&amp;linkId=b924546ffd3f26b28fa0dca097ea583c&amp;language=pt_BR&amp;ref_=as_li_ss_tl" text:style-name="Internet_20_link" text:visited-style-name="Visited_20_Internet_20_Link"><text:span text:style-name="T1">Core i5 12600KF</text:span></text:a><text:a xlink:type="simple" xlink:href="https://www.amazon.com.br/Processador-Intel-i5-12600KF-3-7GHz-LGA1700/dp/B09GYKK56H?&amp;linkCode=ll1&amp;tag=grafico01-20&amp;linkId=b924546ffd3f26b28fa0dca097ea583c&amp;language=pt_BR&amp;ref_=as_li_ss_tl" text:style-name="Internet_20_link" text:visited-style-name="Visited_20_Internet_20_Link"> - Processador Intel Core I5-12600KF 4.9GHz LGA 1700 BX8071512600KF *</text:a></text:p>
          </table:table-cell>
          <table:table-cell table:style-name="Tabela1.B2" office:value-type="string">
            <text:p text:style-name="Table_20_Contents">R$ 1.741,00</text:p>
          </table:table-cell>
          <table:table-cell table:style-name="Tabela1.B2" office:value-type="string">
            <text:p text:style-name="Table_20_Contents">R$ 1.741,7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AMD-100-10000158BOX-Processador-desktop-soquete/dp/B08Q841H8P?&amp;linkCode=ll1&amp;tag=grafico01-20&amp;linkId=b924546ffd3f26b28fa0dca097ea583c&amp;language=pt_BR&amp;ref_=as_li_ss_tl" text:style-name="Internet_20_link" text:visited-style-name="Visited_20_Internet_20_Link"><text:span text:style-name="T1">Ryzen 5 3500X</text:span></text:a><text:a xlink:type="simple" xlink:href="https://www.amazon.com.br/AMD-100-10000158BOX-Processador-desktop-soquete/dp/B08Q841H8P?&amp;linkCode=ll1&amp;tag=grafico01-20&amp;linkId=b924546ffd3f26b28fa0dca097ea583c&amp;language=pt_BR&amp;ref_=as_li_ss_tl" text:style-name="Internet_20_link" text:visited-style-name="Visited_20_Internet_20_Link"> - AMD 100-10000158BOX RYZEN 5 3500X Processador de desktop 6-core 3,6 GHz (4,1 GHz Turbo), soquete AM4, 65W</text:a></text:p>
          </table:table-cell>
          <table:table-cell table:style-name="Tabela1.B2" office:value-type="string">
            <text:p text:style-name="Table_20_Contents">R$ 1.747,00</text:p>
          </table:table-cell>
          <table:table-cell table:style-name="Tabela1.B2" office:value-type="string">
            <text:p text:style-name="Table_20_Contents">R$ 1.747,1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300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405300?awc=17729_1662751524_6df251c06c7f23694f0b7dae4d7eb8a5&amp;utm_source=AWIN&amp;utm_medium=AFILIADOS&amp;utm_term=935027" text:style-name="Internet_20_link" text:visited-style-name="Visited_20_Internet_20_Link"> - Kit Upgrade Amd Ryzen 3 3200g / Placa Mãe Msi A320m-a Pro</text:a></text:p>
          </table:table-cell>
          <table:table-cell table:style-name="Tabela1.B2" office:value-type="string">
            <text:p text:style-name="Table_20_Contents">R$ 1.747,67</text:p>
          </table:table-cell>
          <table:table-cell table:style-name="Tabela1.B2" office:value-type="string">
            <text:p text:style-name="Table_20_Contents">R$ 1.747,6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5-13400f-25ghz-13a-geracao-10-cores-16-threads-lga-1700-bx8071513400f" text:style-name="Internet_20_link" text:visited-style-name="Visited_20_Internet_20_Link"><text:span text:style-name="T1">Core i5 13400F</text:span></text:a><text:a xlink:type="simple" xlink:href="https://www.alligatorshop.com.br/processador-intel-core-i5-13400f-25ghz-13a-geracao-10-cores-16-threads-lga-1700-bx8071513400f" text:style-name="Internet_20_link" text:visited-style-name="Visited_20_Internet_20_Link"> - Processador Intel Core i5 13400F 2.5GHz 13ª Geração 10-Cores 16-Threads LGA 1700 BX8071513400F</text:a></text:p>
          </table:table-cell>
          <table:table-cell table:style-name="Tabela1.B2" office:value-type="string">
            <text:p text:style-name="Table_20_Contents">R$ 1.749,90</text:p>
          </table:table-cell>
          <table:table-cell table:style-name="Tabela1.B2" office:value-type="string">
            <text:p text:style-name="Table_20_Contents">R$ 2.058,70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9445?awc=17729_1662751524_6df251c06c7f23694f0b7dae4d7eb8a5&amp;utm_source=AWIN&amp;utm_medium=AFILIADOS&amp;utm_term=935027" text:style-name="Internet_20_link" text:visited-style-name="Visited_20_Internet_20_Link"><text:span text:style-name="T1">Core i7 11700KF</text:span></text:a><text:a xlink:type="simple" xlink:href="https://www.kabum.com.br/produto/169445?awc=17729_1662751524_6df251c06c7f23694f0b7dae4d7eb8a5&amp;utm_source=AWIN&amp;utm_medium=AFILIADOS&amp;utm_term=935027" text:style-name="Internet_20_link" text:visited-style-name="Visited_20_Internet_20_Link"> - Processador Intel Core I7-11700KF 11ª Geração, 3.6GHz (4.9GHz Turbo), Cache 16MB, LGA 1200 - BX8070811700KF</text:a></text:p>
          </table:table-cell>
          <table:table-cell table:style-name="Tabela1.B2" office:value-type="string">
            <text:p text:style-name="Table_20_Contents">R$ 1.750,92</text:p>
          </table:table-cell>
          <table:table-cell table:style-name="Tabela1.B2" office:value-type="string">
            <text:p text:style-name="Table_20_Contents">R$ 2.05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77256?awc=17729_1662751524_6df251c06c7f23694f0b7dae4d7eb8a5&amp;utm_source=AWIN&amp;utm_medium=AFILIADOS&amp;utm_term=935027" text:style-name="Internet_20_link" text:visited-style-name="Visited_20_Internet_20_Link"><text:span text:style-name="T1">Core i5 12600K</text:span></text:a><text:a xlink:type="simple" xlink:href="https://www.kabum.com.br/produto/277256?awc=17729_1662751524_6df251c06c7f23694f0b7dae4d7eb8a5&amp;utm_source=AWIN&amp;utm_medium=AFILIADOS&amp;utm_term=935027" text:style-name="Internet_20_link" text:visited-style-name="Visited_20_Internet_20_Link"> - Processador Intel Core I5-12600K, 3.7GHz, Cache 20MB, LGA 1700</text:a></text:p>
          </table:table-cell>
          <table:table-cell table:style-name="Tabela1.B2" office:value-type="string">
            <text:p text:style-name="Table_20_Contents">R$ 1.752,43</text:p>
          </table:table-cell>
          <table:table-cell table:style-name="Tabela1.B2" office:value-type="string">
            <text:p text:style-name="Table_20_Contents">R$ 2.061,6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amd-ryzen-5-7600x-38mb-4-7-5-3ghz-100100000593wof-p1002103" text:style-name="Internet_20_link" text:visited-style-name="Visited_20_Internet_20_Link"><text:span text:style-name="T1">Ryzen 5 7600X</text:span></text:a><text:a xlink:type="simple" xlink:href="https://www.inpower.com.br/processador-amd-ryzen-5-7600x-38mb-4-7-5-3ghz-100100000593wof-p1002103" text:style-name="Internet_20_link" text:visited-style-name="Visited_20_Internet_20_Link"> - Processador AMD Ryzen 5 7600X 38MB 4.7 - 5.3GHz - 1001000...</text:a></text:p>
          </table:table-cell>
          <table:table-cell table:style-name="Tabela1.B2" office:value-type="string">
            <text:p text:style-name="Table_20_Contents">R$ 1.769,40</text:p>
          </table:table-cell>
          <table:table-cell table:style-name="Tabela1.B2" office:value-type="string">
            <text:p text:style-name="Table_20_Contents">R$ 1.966,0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83717?awc=17729_1662751524_6df251c06c7f23694f0b7dae4d7eb8a5&amp;utm_source=AWIN&amp;utm_medium=AFILIADOS&amp;utm_term=935027" text:style-name="Internet_20_link" text:visited-style-name="Visited_20_Internet_20_Link"><text:span text:style-name="T1">Core i7 12700F</text:span></text:a><text:a xlink:type="simple" xlink:href="https://www.kabum.com.br/produto/283717?awc=17729_1662751524_6df251c06c7f23694f0b7dae4d7eb8a5&amp;utm_source=AWIN&amp;utm_medium=AFILIADOS&amp;utm_term=935027" text:style-name="Internet_20_link" text:visited-style-name="Visited_20_Internet_20_Link"> - Processador Intel Core i7-12700F, 2.1GHz (4.9GHz Max Turbo), Cache 25MB, LGA 1700 - BX8071512700F</text:a></text:p>
          </table:table-cell>
          <table:table-cell table:style-name="Tabela1.B2" office:value-type="string">
            <text:p text:style-name="Table_20_Contents">R$ 1.775,09</text:p>
          </table:table-cell>
          <table:table-cell table:style-name="Tabela1.B2" office:value-type="string">
            <text:p text:style-name="Table_20_Contents">R$ 2.152,9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3-6GHz-Stealth-Integrado/dp/B09BJZXFPS?&amp;linkCode=ll1&amp;tag=grafico01-20&amp;linkId=b924546ffd3f26b28fa0dca097ea583c&amp;language=pt_BR&amp;ref_=as_li_ss_tl" text:style-name="Internet_20_link" text:visited-style-name="Visited_20_Internet_20_Link"><text:span text:style-name="T1">Ryzen 3 3100</text:span></text:a><text:a xlink:type="simple" xlink:href="https://www.amazon.com.br/Processador-AMD-3-6GHz-Stealth-Integrado/dp/B09BJZXFPS?&amp;linkCode=ll1&amp;tag=grafico01-20&amp;linkId=b924546ffd3f26b28fa0dca097ea583c&amp;language=pt_BR&amp;ref_=as_li_ss_tl" text:style-name="Internet_20_link" text:visited-style-name="Visited_20_Internet_20_Link"> - Processador AMD Ryzen 3 3100 Box AM4 3.6GHz (3.9GHz Max Turbo) Cooler Wraith Stealth (Sem Vídeo Integrado) - 100-100000284BOX</text:a></text:p>
          </table:table-cell>
          <table:table-cell table:style-name="Tabela1.B2" office:value-type="string">
            <text:p text:style-name="Table_20_Contents">R$ 1.784,00</text:p>
          </table:table-cell>
          <table:table-cell table:style-name="Tabela1.B2" office:value-type="string">
            <text:p text:style-name="Table_20_Contents">R$ 1.785,2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amd-ryzen-5-7600x-47ghz-53ghz-turbo-6-cores-12-threads-am5-sem-cooler-100-100000593wof" text:style-name="Internet_20_link" text:visited-style-name="Visited_20_Internet_20_Link"><text:span text:style-name="T1">Ryzen 5 7600X</text:span></text:a><text:a xlink:type="simple" xlink:href="https://www.alligatorshop.com.br/processador-amd-ryzen-5-7600x-47ghz-53ghz-turbo-6-cores-12-threads-am5-sem-cooler-100-100000593wof" text:style-name="Internet_20_link" text:visited-style-name="Visited_20_Internet_20_Link"> - Processador AMD Ryzen 5 7600X 4.7GHz (5.3GHz Turbo) 6-Cores 12-Threads AM5 Sem Cooler 100-100000593WOF</text:a></text:p>
          </table:table-cell>
          <table:table-cell table:style-name="Tabela1.B2" office:value-type="string">
            <text:p text:style-name="Table_20_Contents">R$ 1.789,90</text:p>
          </table:table-cell>
          <table:table-cell table:style-name="Tabela1.B2" office:value-type="string">
            <text:p text:style-name="Table_20_Contents">R$ 2.105,76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13001?awc=17729_1662751524_6df251c06c7f23694f0b7dae4d7eb8a5&amp;utm_source=AWIN&amp;utm_medium=AFILIADOS&amp;utm_term=935027" text:style-name="Internet_20_link" text:visited-style-name="Visited_20_Internet_20_Link"><text:span text:style-name="T1">Core i9 10900KF</text:span></text:a><text:a xlink:type="simple" xlink:href="https://www.kabum.com.br/produto/113001?awc=17729_1662751524_6df251c06c7f23694f0b7dae4d7eb8a5&amp;utm_source=AWIN&amp;utm_medium=AFILIADOS&amp;utm_term=935027" text:style-name="Internet_20_link" text:visited-style-name="Visited_20_Internet_20_Link"> - Processador Intel Core i9-10900KF, 3.7GHz (5.3GHz Max Turbo), Cache 20MB, LGA 1200 - BX8070110900KF</text:a></text:p>
          </table:table-cell>
          <table:table-cell table:style-name="Tabela1.B2" office:value-type="string">
            <text:p text:style-name="Table_20_Contents">R$ 1.795,49</text:p>
          </table:table-cell>
          <table:table-cell table:style-name="Tabela1.B2" office:value-type="string">
            <text:p text:style-name="Table_20_Contents">R$ 2.09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5-7600-380ghz-turbo-510ghz-7000-series-am5-100-100001015box" text:style-name="Internet_20_link" text:visited-style-name="Visited_20_Internet_20_Link"><text:span text:style-name="T1">Ryzen 5 7600</text:span></text:a><text:a xlink:type="simple" xlink:href="https://www.processadores.app.br/processador-amd-ryzen-5-7600-380ghz-turbo-510ghz-7000-series-am5-100-100001015box" text:style-name="Internet_20_link" text:visited-style-name="Visited_20_Internet_20_Link"> - Processador AMD Ryzen 5 7600 3.80GHz (Turbo 5.10GHz) - 7000 Series, AM5 - 100-</text:a><text:soft-page-break/><text:a xlink:type="simple" xlink:href="https://www.processadores.app.br/processador-amd-ryzen-5-7600-380ghz-turbo-510ghz-7000-series-am5-100-100001015box" text:style-name="Internet_20_link" text:visited-style-name="Visited_20_Internet_20_Link">100001015BOX</text:a></text:p>
          </table:table-cell>
          <table:table-cell table:style-name="Tabela1.B2" office:value-type="string">
            <text:p text:style-name="Table_20_Contents">R$ 1.795,78</text:p>
          </table:table-cell>
          <table:table-cell table:style-name="Tabela1.B2" office:value-type="string">
            <text:p text:style-name="Table_20_Contents">R$ 2.112,68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7-5800x-380ghz-turbo-470ghz-5000-series-am4-100-100000063wof" text:style-name="Internet_20_link" text:visited-style-name="Visited_20_Internet_20_Link"><text:span text:style-name="T1">Ryzen 7 5800X</text:span></text:a><text:a xlink:type="simple" xlink:href="https://www.processadores.app.br/processador-amd-ryzen-7-5800x-380ghz-turbo-470ghz-5000-series-am4-100-100000063wof" text:style-name="Internet_20_link" text:visited-style-name="Visited_20_Internet_20_Link"> - Processador AMD Ryzen 7 5800X 3.80GHz (Turbo 4.70GHz) - 5000 Series, AM4 - 100-100000063WOF</text:a></text:p>
          </table:table-cell>
          <table:table-cell table:style-name="Tabela1.B2" office:value-type="string">
            <text:p text:style-name="Table_20_Contents">R$ 1.795,78</text:p>
          </table:table-cell>
          <table:table-cell table:style-name="Tabela1.B2" office:value-type="string">
            <text:p text:style-name="Table_20_Contents">R$ 2.112,68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5-13400-250-ghz-turbo-460-ghz-13a-geracao-lga-1700-bx8071513400" text:style-name="Internet_20_link" text:visited-style-name="Visited_20_Internet_20_Link"><text:span text:style-name="T1">Core i5 13400</text:span></text:a><text:a xlink:type="simple" xlink:href="https://www.processadores.app.br/processador-intel-core-i5-13400-250-ghz-turbo-460-ghz-13a-geracao-lga-1700-bx8071513400" text:style-name="Internet_20_link" text:visited-style-name="Visited_20_Internet_20_Link"> - Processador Intel Core i5-13400 2.50 GHz (Turbo 4.60 GHz) - 13ª Geração, LGA 1700 - BX8071513400</text:a></text:p>
          </table:table-cell>
          <table:table-cell table:style-name="Tabela1.B2" office:value-type="string">
            <text:p text:style-name="Table_20_Contents">R$ 1.795,78</text:p>
          </table:table-cell>
          <table:table-cell table:style-name="Tabela1.B2" office:value-type="string">
            <text:p text:style-name="Table_20_Contents">R$ 2.112,68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3724/processador-intel-core-i7-10700k-380ghz-470ghz-turbo-10-geracao-8-cores-16-threads-lga-1200-bx8070110700k?p=1360309" text:style-name="Internet_20_link" text:visited-style-name="Visited_20_Internet_20_Link"><text:span text:style-name="T1">Core i7 10700K</text:span></text:a><text:a xlink:type="simple" xlink:href="https://www.terabyteshop.com.br/produto/13724/processador-intel-core-i7-10700k-380ghz-470ghz-turbo-10-geracao-8-cores-16-threads-lga-1200-bx8070110700k?p=1360309" text:style-name="Internet_20_link" text:visited-style-name="Visited_20_Internet_20_Link"> - Processador Intel Core I7 10700K, 3.80GHz (5.10GHz Turbo), 10ª Geração, 8-Cores 16-Threads, LGA 1200, BX8</text:a></text:p>
          </table:table-cell>
          <table:table-cell table:style-name="Tabela1.B2" office:value-type="string">
            <text:p text:style-name="Table_20_Contents">R$ 1.799,00</text:p>
          </table:table-cell>
          <table:table-cell table:style-name="Tabela1.B2" office:value-type="string">
            <text:p text:style-name="Table_20_Contents">R$ 2.11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Core-I5-10600-Curso-Base/dp/B0883PYCB7?&amp;linkCode=ll1&amp;tag=grafico01-20&amp;linkId=b924546ffd3f26b28fa0dca097ea583c&amp;language=pt_BR&amp;ref_=as_li_ss_tl" text:style-name="Internet_20_link" text:visited-style-name="Visited_20_Internet_20_Link"><text:span text:style-name="T1">Core i5 10600</text:span></text:a><text:a xlink:type="simple" xlink:href="https://www.amazon.com.br/Intel-Core-I5-10600-Curso-Base/dp/B0883PYCB7?&amp;linkCode=ll1&amp;tag=grafico01-20&amp;linkId=b924546ffd3f26b28fa0dca097ea583c&amp;language=pt_BR&amp;ref_=as_li_ss_tl" text:style-name="Internet_20_link" text:visited-style-name="Visited_20_Internet_20_Link"> - Processador Intel Core I5-10600 Comet Lake 3.30 GHZ 12mb - Bx8070110600</text:a></text:p>
          </table:table-cell>
          <table:table-cell table:style-name="Tabela1.B2" office:value-type="string">
            <text:p text:style-name="Table_20_Contents">R$ 1.800,00</text:p>
          </table:table-cell>
          <table:table-cell table:style-name="Tabela1.B2" office:value-type="string">
            <text:p text:style-name="Table_20_Contents">R$ 1.800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41423?awc=17729_1662751524_6df251c06c7f23694f0b7dae4d7eb8a5&amp;utm_source=AWIN&amp;utm_medium=AFILIADOS&amp;utm_term=935027" text:style-name="Internet_20_link" text:visited-style-name="Visited_20_Internet_20_Link"><text:span text:style-name="T1">Core i5 10400</text:span></text:a><text:a xlink:type="simple" xlink:href="https://www.kabum.com.br/produto/241423?awc=17729_1662751524_6df251c06c7f23694f0b7dae4d7eb8a5&amp;utm_source=AWIN&amp;utm_medium=AFILIADOS&amp;utm_term=935027" text:style-name="Internet_20_link" text:visited-style-name="Visited_20_Internet_20_Link"> - Kit Upgrade Intel Core I5-10400, Asus Prime, 2xddr4 - H510m-e</text:a></text:p>
          </table:table-cell>
          <table:table-cell table:style-name="Tabela1.B2" office:value-type="string">
            <text:p text:style-name="Table_20_Contents">R$ 1.802,80</text:p>
          </table:table-cell>
          <table:table-cell table:style-name="Tabela1.B2" office:value-type="string">
            <text:p text:style-name="Table_20_Contents">R$ 1.802,8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41049?awc=17729_1662751524_6df251c06c7f23694f0b7dae4d7eb8a5&amp;utm_source=AWIN&amp;utm_medium=AFILIADOS&amp;utm_term=935027" text:style-name="Internet_20_link" text:visited-style-name="Visited_20_Internet_20_Link"><text:span text:style-name="T1">Core i7 12700KF</text:span></text:a><text:a xlink:type="simple" xlink:href="https://www.kabum.com.br/produto/241049?awc=17729_1662751524_6df251c06c7f23694f0b7dae4d7eb8a5&amp;utm_source=AWIN&amp;utm_medium=AFILIADOS&amp;utm_term=935027" text:style-name="Internet_20_link" text:visited-style-name="Visited_20_Internet_20_Link"> - Processador Intel Core i7-12700KF, 3.6GHz (5.0GHz Max Turbo), Cache 25MB, 12 Núcleos, 20 Threads, LGA 1700 - BX8071512700KF</text:a></text:p>
          </table:table-cell>
          <table:table-cell table:style-name="Tabela1.B2" office:value-type="string">
            <text:p text:style-name="Table_20_Contents">R$ 1.804,99</text:p>
          </table:table-cell>
          <table:table-cell table:style-name="Tabela1.B2" office:value-type="string">
            <text:p text:style-name="Table_20_Contents">R$ 2.111,1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83710?awc=17729_1662751524_6df251c06c7f23694f0b7dae4d7eb8a5&amp;utm_source=AWIN&amp;utm_medium=AFILIADOS&amp;utm_term=935027" text:style-name="Internet_20_link" text:visited-style-name="Visited_20_Internet_20_Link"><text:span text:style-name="T1">Core i7 12700</text:span></text:a><text:a xlink:type="simple" xlink:href="https://www.kabum.com.br/produto/283710?awc=17729_1662751524_6df251c06c7f23694f0b7dae4d7eb8a5&amp;utm_source=AWIN&amp;utm_medium=AFILIADOS&amp;utm_term=935027" text:style-name="Internet_20_link" text:visited-style-name="Visited_20_Internet_20_Link"> - Processador Intel Core i7-12700, Cache 25MB, 2.1GHz (4.9GHz Max Turbo), LGA 1700 - BX8071512700</text:a></text:p>
          </table:table-cell>
          <table:table-cell table:style-name="Tabela1.B2" office:value-type="string">
            <text:p text:style-name="Table_20_Contents">R$ 1.804,99</text:p>
          </table:table-cell>
          <table:table-cell table:style-name="Tabela1.B2" office:value-type="string">
            <text:p text:style-name="Table_20_Contents">R$ 2.111,1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2164?awc=17729_1662751524_6df251c06c7f23694f0b7dae4d7eb8a5&amp;utm_source=AWIN&amp;utm_medium=AFILIADOS&amp;utm_term=935027" text:style-name="Internet_20_link" text:visited-style-name="Visited_20_Internet_20_Link"><text:span text:style-name="T1">Ryzen 5 7600</text:span></text:a><text:a xlink:type="simple" xlink:href="https://www.kabum.com.br/produto/422164?awc=17729_1662751524_6df251c06c7f23694f0b7dae4d7eb8a5&amp;utm_source=AWIN&amp;utm_medium=AFILIADOS&amp;utm_term=935027" text:style-name="Internet_20_link" text:visited-style-name="Visited_20_Internet_20_Link"> - Processador AMD Ryzen 5 7600 4,00ghz, 6-core, 38MB, Am5</text:a></text:p>
          </table:table-cell>
          <table:table-cell table:style-name="Tabela1.B2" office:value-type="string">
            <text:p text:style-name="Table_20_Contents">R$ 1.806,13</text:p>
          </table:table-cell>
          <table:table-cell table:style-name="Tabela1.B2" office:value-type="string">
            <text:p text:style-name="Table_20_Contents">R$ 1.806,1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2167?awc=17729_1662751524_6df251c06c7f23694f0b7dae4d7eb8a5&amp;utm_source=AWIN&amp;utm_medium=AFILIADOS&amp;utm_term=935027" text:style-name="Internet_20_link" text:visited-style-name="Visited_20_Internet_20_Link"><text:span text:style-name="T1">Core i5 13400</text:span></text:a><text:a xlink:type="simple" xlink:href="https://www.kabum.com.br/produto/422167?awc=17729_1662751524_6df251c06c7f23694f0b7dae4d7eb8a5&amp;utm_source=AWIN&amp;utm_medium=AFILIADOS&amp;utm_term=935027" text:style-name="Internet_20_link" text:visited-style-name="Visited_20_Internet_20_Link"> - Processador Intel Core I5 13400, 2.50ghz, 10-core, LGA1700</text:a></text:p>
          </table:table-cell>
          <table:table-cell table:style-name="Tabela1.B2" office:value-type="string">
            <text:p text:style-name="Table_20_Contents">R$ 1.806,24</text:p>
          </table:table-cell>
          <table:table-cell table:style-name="Tabela1.B2" office:value-type="string">
            <text:p text:style-name="Table_20_Contents">R$ 1.806,2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1400f-6-core-12-threads-2-6ghz-4-4ghz-turbo-cache-12mb-lga1200-bx8070811400f-br" text:style-name="Internet_20_link" text:visited-style-name="Visited_20_Internet_20_Link"><text:span text:style-name="T1">Core i5 11400F</text:span></text:a><text:a xlink:type="simple" xlink:href="https://www.pichau.com.br/processador-intel-core-i5-11400f-6-core-12-threads-2-6ghz-4-4ghz-turbo-cache-12mb-lga1200-bx8070811400f-br" text:style-name="Internet_20_link" text:visited-style-name="Visited_20_Internet_20_Link"> - Processador Intel Core i5-11400F, 6-Core, 12-Threads, 2.6GHz (4.4GHz Turbo), Cache 12MB, LGA1200, BX8070811400F-BR</text:a></text:p>
          </table:table-cell>
          <table:table-cell table:style-name="Tabela1.B2" office:value-type="string">
            <text:p text:style-name="Table_20_Contents">R$ 1.818,07</text:p>
          </table:table-cell>
          <table:table-cell table:style-name="Tabela1.B2" office:value-type="string">
            <text:p text:style-name="Table_20_Contents">R$ 1.818,07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30008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430008?awc=17729_1662751524_6df251c06c7f23694f0b7dae4d7eb8a5&amp;utm_source=AWIN&amp;utm_medium=AFILIADOS&amp;utm_term=935027" text:style-name="Internet_20_link" text:visited-style-name="Visited_20_Internet_20_Link"> - Kit Upgrade Processador Intel Core I3 10100f + Placa Mãe Gigabyte H410m-h V3 + Mémoria 8GB DDR4</text:a></text:p>
          </table:table-cell>
          <table:table-cell table:style-name="Tabela1.B2" office:value-type="string">
            <text:p text:style-name="Table_20_Contents">R$ 1.819,99</text:p>
          </table:table-cell>
          <table:table-cell table:style-name="Tabela1.B2" office:value-type="string">
            <text:p text:style-name="Table_20_Contents">R$ 1.81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216/processador-intel-core-i7-12700f-21ghz-49ghz-turbo-12-geracao-12-cores-20-threads-lga-1700-bx8071512700f?p=1360309" text:style-name="Internet_20_link" text:visited-style-name="Visited_20_Internet_20_Link"><text:span text:style-name="T1">Core i7 12700F</text:span></text:a><text:a xlink:type="simple" xlink:href="https://www.terabyteshop.com.br/produto/20216/processador-intel-core-i7-12700f-21ghz-49ghz-turbo-12-geracao-12-cores-20-threads-lga-1700-bx8071512700f?p=1360309" text:style-name="Internet_20_link" text:visited-style-name="Visited_20_Internet_20_Link"> - Processador Intel Core I7 12700F 2,1GHz (4.9GHz Turbo), 12ª Geração, 12-Cores 20-Threads, LGA 1700, Com C</text:a></text:p>
          </table:table-cell>
          <table:table-cell table:style-name="Tabela1.B2" office:value-type="string">
            <text:p text:style-name="Table_20_Contents">R$ 1.829,00</text:p>
          </table:table-cell>
          <table:table-cell table:style-name="Tabela1.B2" office:value-type="string">
            <text:p text:style-name="Table_20_Contents">R$ 2.14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2700f-12-core-20-threads-2-1ghz-4-9ghz-turbo-cache-25mb-lga1700-bx8071512700f" text:style-name="Internet_20_link" text:visited-style-name="Visited_20_Internet_20_Link"><text:span text:style-name="T1">Core i7 12700F</text:span></text:a><text:a xlink:type="simple" xlink:href="https://www.pichau.com.br/processador-intel-core-i7-12700f-12-core-20-threads-2-1ghz-4-9ghz-turbo-cache-25mb-lga1700-bx8071512700f" text:style-name="Internet_20_link" text:visited-style-name="Visited_20_Internet_20_Link"> - Processador Intel Core i7-12700F, 12-Core, 20-Threads, 2.1GHz (4.9GHz Turbo), Cache 25MB, LGA1700, BX8071512700F</text:a></text:p>
          </table:table-cell>
          <table:table-cell table:style-name="Tabela1.B2" office:value-type="string">
            <text:p text:style-name="Table_20_Contents">R$ 1.829,99</text:p>
          </table:table-cell>
          <table:table-cell table:style-name="Tabela1.B2" office:value-type="string">
            <text:p text:style-name="Table_20_Contents">R$ 2.152,9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1700-8-core-16-threads-2-5ghz-4-9ghz-turbo-cache-16mb-lga1200-bx8070811700" text:style-name="Internet_20_link" text:visited-style-name="Visited_20_Internet_20_Link"><text:span text:style-name="T1">Core i7 11700</text:span></text:a><text:a xlink:type="simple" xlink:href="https://www.pichau.com.br/processador-intel-core-i7-11700-8-core-16-threads-2-5ghz-4-9ghz-turbo-cache-16mb-lga1200-bx8070811700" text:style-name="Internet_20_link" text:visited-style-name="Visited_20_Internet_20_Link"> - Processador Intel Core i7-11700, 8-Core, 16-Threads, 2.5GHz (4.9GHz Turbo), Cache 16MB, LGA1200, BX8070811700</text:a></text:p>
          </table:table-cell>
          <table:table-cell table:style-name="Tabela1.B2" office:value-type="string">
            <text:p text:style-name="Table_20_Contents">R$ 1.849,99</text:p>
          </table:table-cell>
          <table:table-cell table:style-name="Tabela1.B2" office:value-type="string">
            <text:p text:style-name="Table_20_Contents">R$ 2.176,46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55/processador-intel-core-i7-11700k-36ghz-50ghz-turbo-11-geracao-8-cores-16-threads-lga-1200-bx8070811700k?p=1360309" text:style-name="Internet_20_link" text:visited-style-name="Visited_20_Internet_20_Link"><text:span text:style-name="T1">Core i7 11700K</text:span></text:a><text:a xlink:type="simple" xlink:href="https://www.terabyteshop.com.br/produto/17255/processador-intel-core-i7-11700k-36ghz-50ghz-turbo-11-geracao-8-cores-16-threads-lga-1200-bx8070811700k?p=1360309" text:style-name="Internet_20_link" text:visited-style-name="Visited_20_Internet_20_Link"> - Processador Intel Core I7 11700K 3.6GHz (5.0GHz Turbo), 11ª Geração, 8-Cores 16-Threads, LGA 1200, BX8070</text:a></text:p>
          </table:table-cell>
          <table:table-cell table:style-name="Tabela1.B2" office:value-type="string">
            <text:p text:style-name="Table_20_Contents">R$ 1.859,00</text:p>
          </table:table-cell>
          <table:table-cell table:style-name="Tabela1.B2" office:value-type="string">
            <text:p text:style-name="Table_20_Contents">R$ 2.18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12998?awc=17729_1662751524_6df251c06c7f23694f0b7dae4d7eb8a5&amp;utm_source=AWIN&amp;utm_medium=AFILIADOS&amp;utm_term=935027" text:style-name="Internet_20_link" text:visited-style-name="Visited_20_Internet_20_Link"><text:span text:style-name="T1">Core i9 10900</text:span></text:a><text:a xlink:type="simple" xlink:href="https://www.kabum.com.br/produto/112998?awc=17729_1662751524_6df251c06c7f23694f0b7dae4d7eb8a5&amp;utm_source=AWIN&amp;utm_medium=AFILIADOS&amp;utm_term=935027" text:style-name="Internet_20_link" text:visited-style-name="Visited_20_Internet_20_Link"> - Processador Intel Core i9-10900, 2.8GHz, Cache 20MB, LGA 1200 - BX8070110900</text:a></text:p>
          </table:table-cell>
          <table:table-cell table:style-name="Tabela1.B2" office:value-type="string">
            <text:p text:style-name="Table_20_Contents">R$ 1.880,99</text:p>
          </table:table-cell>
          <table:table-cell table:style-name="Tabela1.B2" office:value-type="string">
            <text:p text:style-name="Table_20_Contents">R$ 2.329,4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3300X-4-3GHz/dp/B0876YS2T4?&amp;linkCode=ll1&amp;tag=grafico01-20&amp;linkId=b924546ffd3f26b28fa0dca097ea583c&amp;language=pt_BR&amp;ref_=as_li_ss_tl" text:style-name="Internet_20_link" text:visited-style-name="Visited_20_Internet_20_Link"><text:span text:style-name="T1">Ryzen 3 3300X</text:span></text:a><text:a xlink:type="simple" xlink:href="https://www.amazon.com.br/Processador-AMD-Ryzen-3300X-4-3GHz/dp/B0876YS2T4?&amp;linkCode=ll1&amp;tag=grafico01-20&amp;linkId=b924546ffd3f26b28fa0dca097ea583c&amp;language=pt_BR&amp;ref_=as_li_ss_tl" text:style-name="Internet_20_link" text:visited-style-name="Visited_20_Internet_20_Link"> - Processador AMD Ryzen 3 3300X 4 Cores Cache 18MB 4.3GHz AM4</text:a></text:p>
          </table:table-cell>
          <table:table-cell table:style-name="Tabela1.B2" office:value-type="string">
            <text:p text:style-name="Table_20_Contents">R$ 1.882,00</text:p>
          </table:table-cell>
          <table:table-cell table:style-name="Tabela1.B2" office:value-type="string">
            <text:p text:style-name="Table_20_Contents">R$ 1.882,7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9589?awc=17729_1662751524_6df251c06c7f23694f0b7dae4d7eb8a5&amp;utm_source=AWIN&amp;utm_medium=AFILIADOS&amp;utm_term=935027" text:style-name="Internet_20_link" text:visited-style-name="Visited_20_Internet_20_Link"><text:span text:style-name="T1">Core i7 11700</text:span></text:a><text:a xlink:type="simple" xlink:href="https://www.kabum.com.br/produto/169589?awc=17729_1662751524_6df251c06c7f23694f0b7dae4d7eb8a5&amp;utm_source=AWIN&amp;utm_medium=AFILIADOS&amp;utm_term=935027" text:style-name="Internet_20_link" text:visited-style-name="Visited_20_Internet_20_Link"> - Processador Intel Core I7-11700 11ª </text:a><text:soft-page-break/><text:a xlink:type="simple" xlink:href="https://www.kabum.com.br/produto/169589?awc=17729_1662751524_6df251c06c7f23694f0b7dae4d7eb8a5&amp;utm_source=AWIN&amp;utm_medium=AFILIADOS&amp;utm_term=935027" text:style-name="Internet_20_link" text:visited-style-name="Visited_20_Internet_20_Link">Geração, 2.5GHz (4.9GHz Turbo), Cachê 16MB, LGA 1200 - BX8070811700</text:a></text:p>
          </table:table-cell>
          <table:table-cell table:style-name="Tabela1.B2" office:value-type="string">
            <text:p text:style-name="Table_20_Contents">R$ 1.882,40</text:p>
          </table:table-cell>
          <table:table-cell table:style-name="Tabela1.B2" office:value-type="string">
            <text:p text:style-name="Table_20_Contents">R$ 2.091,5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7-11700f-11a-geracao-cache-16mb-25-ghz-48ghz-turbo-lga1200-bx8070811700f" text:style-name="Internet_20_link" text:visited-style-name="Visited_20_Internet_20_Link"><text:span text:style-name="T1">Core i7 11700F</text:span></text:a><text:a xlink:type="simple" xlink:href="https://patoloco.com.br/processador-intel-core-i7-11700f-11a-geracao-cache-16mb-25-ghz-48ghz-turbo-lga1200-bx8070811700f" text:style-name="Internet_20_link" text:visited-style-name="Visited_20_Internet_20_Link"> - Processador Intel Core i7-11700F 11ª Geração, Cache 16MB, 2.5 GHz (4.8GHz Turbo), LGA1200 - BX8070811700F</text:a></text:p>
          </table:table-cell>
          <table:table-cell table:style-name="Tabela1.B2" office:value-type="string">
            <text:p text:style-name="Table_20_Contents">R$ 1.883,47</text:p>
          </table:table-cell>
          <table:table-cell table:style-name="Tabela1.B2" office:value-type="string">
            <text:p text:style-name="Table_20_Contents">R$ 2.215,80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9620/processador-intel-core-i7-12700kf-30ghz-50ghz-turbo-12-geracao-12-cores-20-threads-lga-1700-bx8071512700kf?p=1360309" text:style-name="Internet_20_link" text:visited-style-name="Visited_20_Internet_20_Link"><text:span text:style-name="T1">Core i7 12700KF</text:span></text:a><text:a xlink:type="simple" xlink:href="https://www.terabyteshop.com.br/produto/19620/processador-intel-core-i7-12700kf-30ghz-50ghz-turbo-12-geracao-12-cores-20-threads-lga-1700-bx8071512700kf?p=1360309" text:style-name="Internet_20_link" text:visited-style-name="Visited_20_Internet_20_Link"> - Processador Intel Core I7 12700KF 3.6GHz (5.0GHz Turbo), 12ª Geração, 12-Cores 20-Threads, LGA 1700, Sem</text:a></text:p>
          </table:table-cell>
          <table:table-cell table:style-name="Tabela1.B2" office:value-type="string">
            <text:p text:style-name="Table_20_Contents">R$ 1.899,00</text:p>
          </table:table-cell>
          <table:table-cell table:style-name="Tabela1.B2" office:value-type="string">
            <text:p text:style-name="Table_20_Contents">R$ 2.23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212/processador-intel-core-i7-12700-21ghz-49ghz-turbo-12-geracao-12-cores-20-threads-lga-1700-bx8071512700?p=1360309" text:style-name="Internet_20_link" text:visited-style-name="Visited_20_Internet_20_Link"><text:span text:style-name="T1">Core i7 12700</text:span></text:a><text:a xlink:type="simple" xlink:href="https://www.terabyteshop.com.br/produto/20212/processador-intel-core-i7-12700-21ghz-49ghz-turbo-12-geracao-12-cores-20-threads-lga-1700-bx8071512700?p=1360309" text:style-name="Internet_20_link" text:visited-style-name="Visited_20_Internet_20_Link"> - Processador Intel Core I7 12700 2,1GHz (4.9GHz Turbo), 12ª Geração, 12-Cores 20-Threads, LGA 1700, Com Co</text:a></text:p>
          </table:table-cell>
          <table:table-cell table:style-name="Tabela1.B2" office:value-type="string">
            <text:p text:style-name="Table_20_Contents">R$ 1.899,00</text:p>
          </table:table-cell>
          <table:table-cell table:style-name="Tabela1.B2" office:value-type="string">
            <text:p text:style-name="Table_20_Contents">R$ 2.23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62/processador-intel-core-i9-11900kf-35ghz-53ghz-turbo-11-geracao-8-cores-16-threads-lga-1200-bx8070811900kf?p=1360309" text:style-name="Internet_20_link" text:visited-style-name="Visited_20_Internet_20_Link"><text:span text:style-name="T1">Core i9 11900KF</text:span></text:a><text:a xlink:type="simple" xlink:href="https://www.terabyteshop.com.br/produto/17262/processador-intel-core-i9-11900kf-35ghz-53ghz-turbo-11-geracao-8-cores-16-threads-lga-1200-bx8070811900kf?p=1360309" text:style-name="Internet_20_link" text:visited-style-name="Visited_20_Internet_20_Link"> - Processador Intel Core I9 11900KF 3.5GHz (5.3GHz Turbo), 11ª Geração, 8-Cores 16-Threads, LGA 1200, BX807</text:a></text:p>
          </table:table-cell>
          <table:table-cell table:style-name="Tabela1.B2" office:value-type="string">
            <text:p text:style-name="Table_20_Contents">R$ 1.899,00</text:p>
          </table:table-cell>
          <table:table-cell table:style-name="Tabela1.B2" office:value-type="string">
            <text:p text:style-name="Table_20_Contents">R$ 2.23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65/processador-intel-core-i9-11900f-25ghz-52ghz-turbo-11-geracao-8-cores-16-threads-lga-1200-bx8070811900f?p=1360309" text:style-name="Internet_20_link" text:visited-style-name="Visited_20_Internet_20_Link"><text:span text:style-name="T1">Core i9 11900F</text:span></text:a><text:a xlink:type="simple" xlink:href="https://www.terabyteshop.com.br/produto/17265/processador-intel-core-i9-11900f-25ghz-52ghz-turbo-11-geracao-8-cores-16-threads-lga-1200-bx8070811900f?p=1360309" text:style-name="Internet_20_link" text:visited-style-name="Visited_20_Internet_20_Link"> - Processador Intel Core I9 11900F 2.5GHz (5.2GHz Turbo), 11ª Geração, 8-Cores 16-Threads, LGA 1200, BX8070</text:a></text:p>
          </table:table-cell>
          <table:table-cell table:style-name="Tabela1.B2" office:value-type="string">
            <text:p text:style-name="Table_20_Contents">R$ 1.899,00</text:p>
          </table:table-cell>
          <table:table-cell table:style-name="Tabela1.B2" office:value-type="string">
            <text:p text:style-name="Table_20_Contents">R$ 2.23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19302?awc=17729_1662751524_6df251c06c7f23694f0b7dae4d7eb8a5&amp;utm_source=AWIN&amp;utm_medium=AFILIADOS&amp;utm_term=935027" text:style-name="Internet_20_link" text:visited-style-name="Visited_20_Internet_20_Link"><text:span text:style-name="T1">Core i3 12100F</text:span></text:a><text:a xlink:type="simple" xlink:href="https://www.kabum.com.br/produto/419302?awc=17729_1662751524_6df251c06c7f23694f0b7dae4d7eb8a5&amp;utm_source=AWIN&amp;utm_medium=AFILIADOS&amp;utm_term=935027" text:style-name="Internet_20_link" text:visited-style-name="Visited_20_Internet_20_Link"> - Kit Upgrade Alligator Gaming Intel I3 12100f + Placa Mãe Asus Prime H610m-e DDR4</text:a></text:p>
          </table:table-cell>
          <table:table-cell table:style-name="Tabela1.B2" office:value-type="string">
            <text:p text:style-name="Table_20_Contents">R$ 1.899,90</text:p>
          </table:table-cell>
          <table:table-cell table:style-name="Tabela1.B2" office:value-type="string">
            <text:p text:style-name="Table_20_Contents">R$ 1.89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86976?awc=17729_1662751524_6df251c06c7f23694f0b7dae4d7eb8a5&amp;utm_source=AWIN&amp;utm_medium=AFILIADOS&amp;utm_term=935027" text:style-name="Internet_20_link" text:visited-style-name="Visited_20_Internet_20_Link"><text:span text:style-name="T1">Core i5 13600KF</text:span></text:a><text:a xlink:type="simple" xlink:href="https://www.kabum.com.br/produto/386976?awc=17729_1662751524_6df251c06c7f23694f0b7dae4d7eb8a5&amp;utm_source=AWIN&amp;utm_medium=AFILIADOS&amp;utm_term=935027" text:style-name="Internet_20_link" text:visited-style-name="Visited_20_Internet_20_Link"> - Processador Intel Core i5-13600KF, 13ª Geração, 5.1GHz Max Turbo, Cache 24MB, 14 Núcleos, 20 Threads, LGA 1700 - BX8071513600KF</text:a></text:p>
          </table:table-cell>
          <table:table-cell table:style-name="Tabela1.B2" office:value-type="string">
            <text:p text:style-name="Table_20_Contents">R$ 1.899,99</text:p>
          </table:table-cell>
          <table:table-cell table:style-name="Tabela1.B2" office:value-type="string">
            <text:p text:style-name="Table_20_Contents">R$ 2.352,9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2700kf-12-core-20-threads-3-6ghz-5-0ghz-turbo-cache-25mb-lga1700-bx8071512700kf" text:style-name="Internet_20_link" text:visited-style-name="Visited_20_Internet_20_Link"><text:span text:style-name="T1">Core i7 12700KF</text:span></text:a><text:a xlink:type="simple" xlink:href="https://www.pichau.com.br/processador-intel-core-i7-12700kf-12-core-20-threads-3-6ghz-5-0ghz-turbo-cache-25mb-lga1700-bx8071512700kf" text:style-name="Internet_20_link" text:visited-style-name="Visited_20_Internet_20_Link"> - Processador Intel Core i7-12700KF, 12-Core, 20-Threads, 3.6GHz (5.0GHz Turbo), Cache 25MB, LGA1700, BX8071512700KF</text:a></text:p>
          </table:table-cell>
          <table:table-cell table:style-name="Tabela1.B2" office:value-type="string">
            <text:p text:style-name="Table_20_Contents">R$ 1.900,00</text:p>
          </table:table-cell>
          <table:table-cell table:style-name="Tabela1.B2" office:value-type="string">
            <text:p text:style-name="Table_20_Contents">R$ 2.235,29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9983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459983?awc=17729_1662751524_6df251c06c7f23694f0b7dae4d7eb8a5&amp;utm_source=AWIN&amp;utm_medium=AFILIADOS&amp;utm_term=935027" text:style-name="Internet_20_link" text:visited-style-name="Visited_20_Internet_20_Link"> - Kit Upgrade - Ark AMD Ryzen 3 3200g + Placa Mãe A320 + 16GB DDR4</text:a></text:p>
          </table:table-cell>
          <table:table-cell table:style-name="Tabela1.B2" office:value-type="string">
            <text:p text:style-name="Table_20_Contents">R$ 1.902,39</text:p>
          </table:table-cell>
          <table:table-cell table:style-name="Tabela1.B2" office:value-type="string">
            <text:p text:style-name="Table_20_Contents">R$ 1.902,3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5-13400F-Desktop-núcleos/dp/B0BQ6BRL4T?&amp;linkCode=ll1&amp;tag=grafico01-20&amp;linkId=b924546ffd3f26b28fa0dca097ea583c&amp;language=pt_BR&amp;ref_=as_li_ss_tl" text:style-name="Internet_20_link" text:visited-style-name="Visited_20_Internet_20_Link"><text:span text:style-name="T1">Core i5 13400F</text:span></text:a><text:a xlink:type="simple" xlink:href="https://www.amazon.com.br/Intel-Processador-i5-13400F-Desktop-núcleos/dp/B0BQ6BRL4T?&amp;linkCode=ll1&amp;tag=grafico01-20&amp;linkId=b924546ffd3f26b28fa0dca097ea583c&amp;language=pt_BR&amp;ref_=as_li_ss_tl" text:style-name="Internet_20_link" text:visited-style-name="Visited_20_Internet_20_Link"> - Intel Processador Core i5-13400F Desktop 10 núcleos (6 P-core + 4 E-cores) 20 MB de cache, até 4,6 GHz</text:a></text:p>
          </table:table-cell>
          <table:table-cell table:style-name="Tabela1.B2" office:value-type="string">
            <text:p text:style-name="Table_20_Contents">R$ 1.916,00</text:p>
          </table:table-cell>
          <table:table-cell table:style-name="Tabela1.B2" office:value-type="string">
            <text:p text:style-name="Table_20_Contents">R$ 1.916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Ryzen-Cache-3-6GHz-100-100000031CBX/dp/B0874QYJ8J?&amp;linkCode=ll1&amp;tag=grafico01-20&amp;linkId=b924546ffd3f26b28fa0dca097ea583c&amp;language=pt_BR&amp;ref_=as_li_ss_tl" text:style-name="Internet_20_link" text:visited-style-name="Visited_20_Internet_20_Link"><text:span text:style-name="T1">Ryzen 5 3600</text:span></text:a><text:a xlink:type="simple" xlink:href="https://www.amazon.com.br/Processador-Ryzen-Cache-3-6GHz-100-100000031CBX/dp/B0874QYJ8J?&amp;linkCode=ll1&amp;tag=grafico01-20&amp;linkId=b924546ffd3f26b28fa0dca097ea583c&amp;language=pt_BR&amp;ref_=as_li_ss_tl" text:style-name="Internet_20_link" text:visited-style-name="Visited_20_Internet_20_Link"> - Processador AMD Ryzen 5 3600 Cache 32MB 3.6GHz AM4 100-100000031CBX</text:a></text:p>
          </table:table-cell>
          <table:table-cell table:style-name="Tabela1.B2" office:value-type="string">
            <text:p text:style-name="Table_20_Contents">R$ 1.918,00</text:p>
          </table:table-cell>
          <table:table-cell table:style-name="Tabela1.B2" office:value-type="string">
            <text:p text:style-name="Table_20_Contents">R$ 1.918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20796?awc=17729_1662751524_6df251c06c7f23694f0b7dae4d7eb8a5&amp;utm_source=AWIN&amp;utm_medium=AFILIADOS&amp;utm_term=935027" text:style-name="Internet_20_link" text:visited-style-name="Visited_20_Internet_20_Link"><text:span text:style-name="T1">Ryzen 7 5800X3D</text:span></text:a><text:a xlink:type="simple" xlink:href="https://www.kabum.com.br/produto/320796?awc=17729_1662751524_6df251c06c7f23694f0b7dae4d7eb8a5&amp;utm_source=AWIN&amp;utm_medium=AFILIADOS&amp;utm_term=935027" text:style-name="Internet_20_link" text:visited-style-name="Visited_20_Internet_20_Link"> - Processador AMD Ryzen 7 5800X3D, 3.4GHz (4.5GHz Max Turbo), Cache 100MB, AM4, Sem Vídeo - 100-100000651WOF</text:a></text:p>
          </table:table-cell>
          <table:table-cell table:style-name="Tabela1.B2" office:value-type="string">
            <text:p text:style-name="Table_20_Contents">R$ 1.929,32</text:p>
          </table:table-cell>
          <table:table-cell table:style-name="Tabela1.B2" office:value-type="string">
            <text:p text:style-name="Table_20_Contents">R$ 2.093,6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75031?awc=17729_1662751524_6df251c06c7f23694f0b7dae4d7eb8a5&amp;utm_source=AWIN&amp;utm_medium=AFILIADOS&amp;utm_term=935027" text:style-name="Internet_20_link" text:visited-style-name="Visited_20_Internet_20_Link"><text:span text:style-name="T1">Ryzen 5 3600</text:span></text:a><text:a xlink:type="simple" xlink:href="https://www.kabum.com.br/produto/175031?awc=17729_1662751524_6df251c06c7f23694f0b7dae4d7eb8a5&amp;utm_source=AWIN&amp;utm_medium=AFILIADOS&amp;utm_term=935027" text:style-name="Internet_20_link" text:visited-style-name="Visited_20_Internet_20_Link"> - Processador AMD Ryzen 5 3600, 3.6GHz, Cache 36MB, AM4, Cooler Wraith Stealth</text:a></text:p>
          </table:table-cell>
          <table:table-cell table:style-name="Tabela1.B2" office:value-type="string">
            <text:p text:style-name="Table_20_Contents">R$ 1.929,90</text:p>
          </table:table-cell>
          <table:table-cell table:style-name="Tabela1.B2" office:value-type="string">
            <text:p text:style-name="Table_20_Contents">R$ 1.92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AMD-Processador-Sinteen-Thread-núcleos-100-00000071/dp/B07VFT5SJY?&amp;linkCode=ll1&amp;tag=grafico01-20&amp;linkId=b924546ffd3f26b28fa0dca097ea583c&amp;language=pt_BR&amp;ref_=as_li_ss_tl" text:style-name="Internet_20_link" text:visited-style-name="Visited_20_Internet_20_Link"><text:span text:style-name="T1">Ryzen 7 3700X</text:span></text:a><text:a xlink:type="simple" xlink:href="https://www.amazon.com.br/AMD-Processador-Sinteen-Thread-núcleos-100-00000071/dp/B07VFT5SJY?&amp;linkCode=ll1&amp;tag=grafico01-20&amp;linkId=b924546ffd3f26b28fa0dca097ea583c&amp;language=pt_BR&amp;ref_=as_li_ss_tl" text:style-name="Internet_20_link" text:visited-style-name="Visited_20_Internet_20_Link"> - AMD Ryzen 7 3700X R7 3700X 3,6 GHz Processador de CPU Sinteen-Thread de oito núcleos 65W 7NM L3=32M 100-00000071 Soquete AM4</text:a></text:p>
          </table:table-cell>
          <table:table-cell table:style-name="Tabela1.B2" office:value-type="string">
            <text:p text:style-name="Table_20_Contents">R$ 1.930,00</text:p>
          </table:table-cell>
          <table:table-cell table:style-name="Tabela1.B2" office:value-type="string">
            <text:p text:style-name="Table_20_Contents">R$ 1.930,3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5-12600KF-2-80GHZ-LGA1700-BX8071512600KF/dp/B09FXFJW2F?&amp;linkCode=ll1&amp;tag=grafico01-20&amp;linkId=b924546ffd3f26b28fa0dca097ea583c&amp;language=pt_BR&amp;ref_=as_li_ss_tl" text:style-name="Internet_20_link" text:visited-style-name="Visited_20_Internet_20_Link"><text:span text:style-name="T1">Core i5 12600KF</text:span></text:a><text:a xlink:type="simple" xlink:href="https://www.amazon.com.br/INTEL-I5-12600KF-2-80GHZ-LGA1700-BX8071512600KF/dp/B09FXFJW2F?&amp;linkCode=ll1&amp;tag=grafico01-20&amp;linkId=b924546ffd3f26b28fa0dca097ea583c&amp;language=pt_BR&amp;ref_=as_li_ss_tl" text:style-name="Internet_20_link" text:visited-style-name="Visited_20_Internet_20_Link"> - CPU INTEL I5-12600KF 2.80GHZ LGA1700 20MB (BX8071512600KF)</text:a></text:p>
          </table:table-cell>
          <table:table-cell table:style-name="Tabela1.B2" office:value-type="string">
            <text:p text:style-name="Table_20_Contents">R$ 1.934,00</text:p>
          </table:table-cell>
          <table:table-cell table:style-name="Tabela1.B2" office:value-type="string">
            <text:p text:style-name="Table_20_Contents">R$ 1.934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12704?awc=17729_1662751524_6df251c06c7f23694f0b7dae4d7eb8a5&amp;utm_source=AWIN&amp;utm_medium=AFILIADOS&amp;utm_term=935027" text:style-name="Internet_20_link" text:visited-style-name="Visited_20_Internet_20_Link"><text:span text:style-name="T1">Core i5 11400F</text:span></text:a><text:a xlink:type="simple" xlink:href="https://www.kabum.com.br/produto/212704?awc=17729_1662751524_6df251c06c7f23694f0b7dae4d7eb8a5&amp;utm_source=AWIN&amp;utm_medium=AFILIADOS&amp;utm_term=935027" text:style-name="Internet_20_link" text:visited-style-name="Visited_20_Internet_20_Link"> - Kit Upgrade Kaikora, Intel 11ª Geração I5 11400F + Asus H510</text:a></text:p>
          </table:table-cell>
          <table:table-cell table:style-name="Tabela1.B2" office:value-type="string">
            <text:p text:style-name="Table_20_Contents">R$ 1.938,00</text:p>
          </table:table-cell>
          <table:table-cell table:style-name="Tabela1.B2" office:value-type="string">
            <text:p text:style-name="Table_20_Contents">R$ 2.040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Upgrade-Gamer-Intel-i5-10400-B560M/dp/B0C8V614WL?&amp;linkCode=ll1&amp;tag=grafico01-20&amp;linkId=b924546ffd3f26b28fa0dca097ea583c&amp;language=pt_BR&amp;ref_=as_li_ss_tl" text:style-name="Internet_20_link" text:visited-style-name="Visited_20_Internet_20_Link"><text:span text:style-name="T1">Core i5 10400</text:span></text:a><text:a xlink:type="simple" xlink:href="https://www.amazon.com.br/Upgrade-Gamer-Intel-i5-10400-B560M/dp/B0C8V614WL?&amp;linkCode=ll1&amp;tag=grafico01-20&amp;linkId=b924546ffd3f26b28fa0dca097ea583c&amp;language=pt_BR&amp;ref_=as_li_ss_tl" text:style-name="Internet_20_link" text:visited-style-name="Visited_20_Internet_20_Link"> - Kit Upgrade Gamer Intel Core i5-10400 + B560M + 8GB DDR4</text:a></text:p>
          </table:table-cell>
          <table:table-cell table:style-name="Tabela1.B2" office:value-type="string">
            <text:p text:style-name="Table_20_Contents">R$ 1.938,00</text:p>
          </table:table-cell>
          <table:table-cell table:style-name="Tabela1.B2" office:value-type="string">
            <text:p text:style-name="Table_20_Contents">R$ 1.938,90</text:p>
          </table:table-cell>
          <table:table-cell table:style-name="Tabela1.B2" office:value-type="string">
            <text:p text:style-name="Table_20_Contents">Amazon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gkinfostore.com.br/processador-intel-core-i5-13600kf-26ghz51ghz-14-core-rocket-lake-s-24mb-cache-lga-1700-bx8071513600kf.html" text:style-name="Internet_20_link" text:visited-style-name="Visited_20_Internet_20_Link"><text:span text:style-name="T1">Core i5 13600KF</text:span></text:a><text:a xlink:type="simple" xlink:href="https://www.gkinfostore.com.br/processador-intel-core-i5-13600kf-26ghz51ghz-14-core-rocket-lake-s-24mb-cache-lga-1700-bx8071513600kf.html" text:style-name="Internet_20_link" text:visited-style-name="Visited_20_Internet_20_Link"> - Processador Intel Core i5 13600KF 2.6GHz/5.1Ghz 14-Core Rocket Lake-S 24MB Cache LGA 1700 - BX8071513600KF</text:a></text:p>
          </table:table-cell>
          <table:table-cell table:style-name="Tabela1.B2" office:value-type="string">
            <text:p text:style-name="Table_20_Contents">R$ 1.945,00</text:p>
          </table:table-cell>
          <table:table-cell table:style-name="Tabela1.B2" office:value-type="string">
            <text:p text:style-name="Table_20_Contents">R$ 2.288,23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2165?awc=17729_1662751524_6df251c06c7f23694f0b7dae4d7eb8a5&amp;utm_source=AWIN&amp;utm_medium=AFILIADOS&amp;utm_term=935027" text:style-name="Internet_20_link" text:visited-style-name="Visited_20_Internet_20_Link"><text:span text:style-name="T1">Core i5 13400F</text:span></text:a><text:a xlink:type="simple" xlink:href="https://www.kabum.com.br/produto/422165?awc=17729_1662751524_6df251c06c7f23694f0b7dae4d7eb8a5&amp;utm_source=AWIN&amp;utm_medium=AFILIADOS&amp;utm_term=935027" text:style-name="Internet_20_link" text:visited-style-name="Visited_20_Internet_20_Link"> - Processador Intel Core I5 13400f, 2.50ghz, 10-core, LGA1700</text:a></text:p>
          </table:table-cell>
          <table:table-cell table:style-name="Tabela1.B2" office:value-type="string">
            <text:p text:style-name="Table_20_Contents">R$ 1.946,90</text:p>
          </table:table-cell>
          <table:table-cell table:style-name="Tabela1.B2" office:value-type="string">
            <text:p text:style-name="Table_20_Contents">R$ 1.946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6779?awc=17729_1662751524_6df251c06c7f23694f0b7dae4d7eb8a5&amp;utm_source=AWIN&amp;utm_medium=AFILIADOS&amp;utm_term=935027" text:style-name="Internet_20_link" text:visited-style-name="Visited_20_Internet_20_Link"><text:span text:style-name="T1">Ryzen 5 4600G</text:span></text:a><text:a xlink:type="simple" xlink:href="https://www.kabum.com.br/produto/456779?awc=17729_1662751524_6df251c06c7f23694f0b7dae4d7eb8a5&amp;utm_source=AWIN&amp;utm_medium=AFILIADOS&amp;utm_term=935027" text:style-name="Internet_20_link" text:visited-style-name="Visited_20_Internet_20_Link"> - Kit Upgrade AMD Ryzen 5 4600g, Placa Mãe A320m, 32GB, DDR4, Neologic - NLI84634</text:a></text:p>
          </table:table-cell>
          <table:table-cell table:style-name="Tabela1.B2" office:value-type="string">
            <text:p text:style-name="Table_20_Contents">R$ 1.947,12</text:p>
          </table:table-cell>
          <table:table-cell table:style-name="Tabela1.B2" office:value-type="string">
            <text:p text:style-name="Table_20_Contents">R$ 2.139,6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5-11600k-39ghz-49ghz-turbo-lga1200-bx8070811600k" text:style-name="Internet_20_link" text:visited-style-name="Visited_20_Internet_20_Link"><text:span text:style-name="T1">Core i5 11600K</text:span></text:a><text:a xlink:type="simple" xlink:href="https://www.itxgamer.com.br/processador-intel-core-i5-11600k-39ghz-49ghz-turbo-lga1200-bx8070811600k" text:style-name="Internet_20_link" text:visited-style-name="Visited_20_Internet_20_Link"> - Processador Intel Core i5 11600K, 3.9GHz (4.9GHz Turbo), LGA1200, BX8070811600K</text:a></text:p>
          </table:table-cell>
          <table:table-cell table:style-name="Tabela1.B2" office:value-type="string">
            <text:p text:style-name="Table_20_Contents">R$ 1.947,71</text:p>
          </table:table-cell>
          <table:table-cell table:style-name="Tabela1.B2" office:value-type="string">
            <text:p text:style-name="Table_20_Contents">R$ 2.291,42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0700k-8-core-16-threads-3-8ghz-5-1ghz-turbo-cache-16mb-lga1200-bx8070110700k" text:style-name="Internet_20_link" text:visited-style-name="Visited_20_Internet_20_Link"><text:span text:style-name="T1">Core i7 10700K</text:span></text:a><text:a xlink:type="simple" xlink:href="https://www.pichau.com.br/processador-intel-core-i7-10700k-8-core-16-threads-3-8ghz-5-1ghz-turbo-cache-16mb-lga1200-bx8070110700k" text:style-name="Internet_20_link" text:visited-style-name="Visited_20_Internet_20_Link"> - Processador Intel Core i7-10700K, 8-Core, 16-Threads, 3.8GHz (5.1GHz Turbo), Cache 16MB, LGA1200, BX8070110700K</text:a></text:p>
          </table:table-cell>
          <table:table-cell table:style-name="Tabela1.B2" office:value-type="string">
            <text:p text:style-name="Table_20_Contents">R$ 1.949,00</text:p>
          </table:table-cell>
          <table:table-cell table:style-name="Tabela1.B2" office:value-type="string">
            <text:p text:style-name="Table_20_Contents">R$ 2.292,94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3-6GHz-4-1GHz/dp/B084GX1F2K?&amp;linkCode=ll1&amp;tag=grafico01-20&amp;linkId=b924546ffd3f26b28fa0dca097ea583c&amp;language=pt_BR&amp;ref_=as_li_ss_tl" text:style-name="Internet_20_link" text:visited-style-name="Visited_20_Internet_20_Link"><text:span text:style-name="T1">Ryzen 5 3500</text:span></text:a><text:a xlink:type="simple" xlink:href="https://www.amazon.com.br/Processador-AMD-Ryzen-3-6GHz-4-1GHz/dp/B084GX1F2K?&amp;linkCode=ll1&amp;tag=grafico01-20&amp;linkId=b924546ffd3f26b28fa0dca097ea583c&amp;language=pt_BR&amp;ref_=as_li_ss_tl" text:style-name="Internet_20_link" text:visited-style-name="Visited_20_Internet_20_Link"> - Processador AMD Ryzen 5 3500 3.6GHz (4.1GHz Turbo) 6-Cores 6-Threads Cooler Wraith Stealth AM4, Sem Video, Sem Caixa Comercial-100-100000050MPK</text:a></text:p>
          </table:table-cell>
          <table:table-cell table:style-name="Tabela1.B2" office:value-type="string">
            <text:p text:style-name="Table_20_Contents">R$ 1.951,00</text:p>
          </table:table-cell>
          <table:table-cell table:style-name="Tabela1.B2" office:value-type="string">
            <text:p text:style-name="Table_20_Contents">R$ 1.952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6778?awc=17729_1662751524_6df251c06c7f23694f0b7dae4d7eb8a5&amp;utm_source=AWIN&amp;utm_medium=AFILIADOS&amp;utm_term=935027" text:style-name="Internet_20_link" text:visited-style-name="Visited_20_Internet_20_Link"><text:span text:style-name="T1">Ryzen 5 4600G</text:span></text:a><text:a xlink:type="simple" xlink:href="https://www.kabum.com.br/produto/456778?awc=17729_1662751524_6df251c06c7f23694f0b7dae4d7eb8a5&amp;utm_source=AWIN&amp;utm_medium=AFILIADOS&amp;utm_term=935027" text:style-name="Internet_20_link" text:visited-style-name="Visited_20_Internet_20_Link"> - Kit Upgrade AMD Ryzen 5 4600g, Placa Mãe A520m, 32GB, DDR4, Neologic - NLI84635</text:a></text:p>
          </table:table-cell>
          <table:table-cell table:style-name="Tabela1.B2" office:value-type="string">
            <text:p text:style-name="Table_20_Contents">R$ 1.956,84</text:p>
          </table:table-cell>
          <table:table-cell table:style-name="Tabela1.B2" office:value-type="string">
            <text:p text:style-name="Table_20_Contents">R$ 2.150,3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2635/processador-intel-core-i5-13600kf-35ghz-51ghz-turbo-13-geracao-14-core-20-threads-lga-1700-bx8071513600kf?p=1360309" text:style-name="Internet_20_link" text:visited-style-name="Visited_20_Internet_20_Link"><text:span text:style-name="T1">Core i5 13600KF</text:span></text:a><text:a xlink:type="simple" xlink:href="https://www.terabyteshop.com.br/produto/22635/processador-intel-core-i5-13600kf-35ghz-51ghz-turbo-13-geracao-14-core-20-threads-lga-1700-bx8071513600kf?p=1360309" text:style-name="Internet_20_link" text:visited-style-name="Visited_20_Internet_20_Link"> - Processador Intel Core I5 13600KF 3.5GHz (5.1GHz Turbo), 13ª Geração, 14-Core 20-Threads, LGA 1700, BX807</text:a></text:p>
          </table:table-cell>
          <table:table-cell table:style-name="Tabela1.B2" office:value-type="string">
            <text:p text:style-name="Table_20_Contents">R$ 1.959,00</text:p>
          </table:table-cell>
          <table:table-cell table:style-name="Tabela1.B2" office:value-type="string">
            <text:p text:style-name="Table_20_Contents">R$ 2.30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7600X-Threads-Graphics/dp/B0BBJDS62N?&amp;linkCode=ll1&amp;tag=grafico01-20&amp;linkId=b924546ffd3f26b28fa0dca097ea583c&amp;language=pt_BR&amp;ref_=as_li_ss_tl" text:style-name="Internet_20_link" text:visited-style-name="Visited_20_Internet_20_Link"><text:span text:style-name="T1">Ryzen 5 7600X</text:span></text:a><text:a xlink:type="simple" xlink:href="https://www.amazon.com.br/Processador-AMD-7600X-Threads-Graphics/dp/B0BBJDS62N?&amp;linkCode=ll1&amp;tag=grafico01-20&amp;linkId=b924546ffd3f26b28fa0dca097ea583c&amp;language=pt_BR&amp;ref_=as_li_ss_tl" text:style-name="Internet_20_link" text:visited-style-name="Visited_20_Internet_20_Link"> - Processador AMD Ryzen 5 7600X Box (AM5/6 Cores/12 Threads/5.3GHz/38MB Cache/Radeon Graphics) Com Vídeo/Sem Cooler</text:a></text:p>
          </table:table-cell>
          <table:table-cell table:style-name="Tabela1.B2" office:value-type="string">
            <text:p text:style-name="Table_20_Contents">R$ 1.961,00</text:p>
          </table:table-cell>
          <table:table-cell table:style-name="Tabela1.B2" office:value-type="string">
            <text:p text:style-name="Table_20_Contents">R$ 1.961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93246?awc=17729_1662751524_6df251c06c7f23694f0b7dae4d7eb8a5&amp;utm_source=AWIN&amp;utm_medium=AFILIADOS&amp;utm_term=935027" text:style-name="Internet_20_link" text:visited-style-name="Visited_20_Internet_20_Link"><text:span text:style-name="T1">Ryzen 7 5700X</text:span></text:a><text:a xlink:type="simple" xlink:href="https://www.kabum.com.br/produto/393246?awc=17729_1662751524_6df251c06c7f23694f0b7dae4d7eb8a5&amp;utm_source=AWIN&amp;utm_medium=AFILIADOS&amp;utm_term=935027" text:style-name="Internet_20_link" text:visited-style-name="Visited_20_Internet_20_Link"> - Processador AMD Ryzen 7 5700X, Cache 36MB, AM4, Redeon Graphics</text:a></text:p>
          </table:table-cell>
          <table:table-cell table:style-name="Tabela1.B2" office:value-type="string">
            <text:p text:style-name="Table_20_Contents">R$ 1.963,40</text:p>
          </table:table-cell>
          <table:table-cell table:style-name="Tabela1.B2" office:value-type="string">
            <text:p text:style-name="Table_20_Contents">R$ 1.963,4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7-11700-NUCLEOS-THREADS-BX8070811700/dp/B08TX3VLVQ?&amp;linkCode=ll1&amp;tag=grafico01-20&amp;linkId=b924546ffd3f26b28fa0dca097ea583c&amp;language=pt_BR&amp;ref_=as_li_ss_tl" text:style-name="Internet_20_link" text:visited-style-name="Visited_20_Internet_20_Link"><text:span text:style-name="T1">Core i7 11700</text:span></text:a><text:a xlink:type="simple" xlink:href="https://www.amazon.com.br/PROCESSADOR-I7-11700-NUCLEOS-THREADS-BX8070811700/dp/B08TX3VLVQ?&amp;linkCode=ll1&amp;tag=grafico01-20&amp;linkId=b924546ffd3f26b28fa0dca097ea583c&amp;language=pt_BR&amp;ref_=as_li_ss_tl" text:style-name="Internet_20_link" text:visited-style-name="Visited_20_Internet_20_Link"> - Processador Intel Core I7-11700 16MB 4.8GHz LGA 1200 - BX8070811700 *</text:a></text:p>
          </table:table-cell>
          <table:table-cell table:style-name="Tabela1.B2" office:value-type="string">
            <text:p text:style-name="Table_20_Contents">R$ 1.970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7-11700F-2-5GHZ-LGA1200-16MB/dp/B08X6V4WTF?&amp;linkCode=ll1&amp;tag=grafico01-20&amp;linkId=b924546ffd3f26b28fa0dca097ea583c&amp;language=pt_BR&amp;ref_=as_li_ss_tl" text:style-name="Internet_20_link" text:visited-style-name="Visited_20_Internet_20_Link"><text:span text:style-name="T1">Core i7 11700F</text:span></text:a><text:a xlink:type="simple" xlink:href="https://www.amazon.com.br/INTEL-I7-11700F-2-5GHZ-LGA1200-16MB/dp/B08X6V4WTF?&amp;linkCode=ll1&amp;tag=grafico01-20&amp;linkId=b924546ffd3f26b28fa0dca097ea583c&amp;language=pt_BR&amp;ref_=as_li_ss_tl" text:style-name="Internet_20_link" text:visited-style-name="Visited_20_Internet_20_Link"> - CPU INTEL I7-11700F 2.5GHZ LGA1200 16MB</text:a></text:p>
          </table:table-cell>
          <table:table-cell table:style-name="Tabela1.B2" office:value-type="string">
            <text:p text:style-name="Table_20_Contents">R$ 1.973,00</text:p>
          </table:table-cell>
          <table:table-cell table:style-name="Tabela1.B2" office:value-type="string">
            <text:p text:style-name="Table_20_Contents">R$ 1.973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4086/processador-intel-core-i9-10900f-280ghz-520ghz-turbo-10-geracao-10-cores-20-threads-lga-1200-bx8070110900f?p=1360309" text:style-name="Internet_20_link" text:visited-style-name="Visited_20_Internet_20_Link"><text:span text:style-name="T1">Core i9 10900F</text:span></text:a><text:a xlink:type="simple" xlink:href="https://www.terabyteshop.com.br/produto/14086/processador-intel-core-i9-10900f-280ghz-520ghz-turbo-10-geracao-10-cores-20-threads-lga-1200-bx8070110900f?p=1360309" text:style-name="Internet_20_link" text:visited-style-name="Visited_20_Internet_20_Link"> - Processador Intel Core I9 10900F, 2.80GHz (5.20GHz Turbo), 10ª Geração, 10-Cores 20-Threads, LGA 1200, BX</text:a></text:p>
          </table:table-cell>
          <table:table-cell table:style-name="Tabela1.B2" office:value-type="string">
            <text:p text:style-name="Table_20_Contents">R$ 1.979,00</text:p>
          </table:table-cell>
          <table:table-cell table:style-name="Tabela1.B2" office:value-type="string">
            <text:p text:style-name="Table_20_Contents">R$ 2.32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29956?awc=17729_1662751524_6df251c06c7f23694f0b7dae4d7eb8a5&amp;utm_source=AWIN&amp;utm_medium=AFILIADOS&amp;utm_term=935027" text:style-name="Internet_20_link" text:visited-style-name="Visited_20_Internet_20_Link"><text:span text:style-name="T1">Core i9 10900F</text:span></text:a><text:a xlink:type="simple" xlink:href="https://www.kabum.com.br/produto/229956?awc=17729_1662751524_6df251c06c7f23694f0b7dae4d7eb8a5&amp;utm_source=AWIN&amp;utm_medium=AFILIADOS&amp;utm_term=935027" text:style-name="Internet_20_link" text:visited-style-name="Visited_20_Internet_20_Link"> - Processador Intel Core I9-10900F, 2.80GHz, Cache 20MB, 10 Núcleos, 20 Threads, FCLGA 1200, Intel UHD Graphics 630</text:a></text:p>
          </table:table-cell>
          <table:table-cell table:style-name="Tabela1.B2" office:value-type="string">
            <text:p text:style-name="Table_20_Contents">R$ 1.979,10</text:p>
          </table:table-cell>
          <table:table-cell table:style-name="Tabela1.B2" office:value-type="string">
            <text:p text:style-name="Table_20_Contents">R$ 2.19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5-13400-25ghz-46ghz-turbo-13a-geracao-10-cores-16-threads-lga-1700-bx8071513400" text:style-name="Internet_20_link" text:visited-style-name="Visited_20_Internet_20_Link"><text:span text:style-name="T1">Core i5 13400</text:span></text:a><text:a xlink:type="simple" xlink:href="https://www.alligatorshop.com.br/processador-intel-core-i5-13400-25ghz-46ghz-turbo-13a-geracao-10-cores-16-threads-lga-1700-bx8071513400" text:style-name="Internet_20_link" text:visited-style-name="Visited_20_Internet_20_Link"> - Processador Intel Core i5 13400 2.5GHz (4.6GHz Turbo) 13ª Geração 10-Cores 16-Threads LGA 1700 BX8071513400</text:a></text:p>
          </table:table-cell>
          <table:table-cell table:style-name="Tabela1.B2" office:value-type="string">
            <text:p text:style-name="Table_20_Contents">R$ 1.979,90</text:p>
          </table:table-cell>
          <table:table-cell table:style-name="Tabela1.B2" office:value-type="string">
            <text:p text:style-name="Table_20_Contents">R$ 2.329,29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amd-ryzen-7-5800x3d-34ghz-45ghz-octa-core-36mb-am4-100-100000651wof" text:style-name="Internet_20_link" text:visited-style-name="Visited_20_Internet_20_Link"><text:span text:style-name="T1">Ryzen 7 5800X3D</text:span></text:a><text:a xlink:type="simple" xlink:href="https://www.gkinfostore.com.br/processador-amd-ryzen-7-5800x3d-34ghz-45ghz-octa-core-36mb-am4-100-100000651wof" text:style-name="Internet_20_link" text:visited-style-name="Visited_20_Internet_20_Link"> - Processador AMD Ryzen 7 5800X3D 3.4GHz/ 4.5GHz Octa-Core 36MB AM4 - 100-100000651WOF</text:a></text:p>
          </table:table-cell>
          <table:table-cell table:style-name="Tabela1.B2" office:value-type="string">
            <text:p text:style-name="Table_20_Contents">R$ 1.980,00</text:p>
          </table:table-cell>
          <table:table-cell table:style-name="Tabela1.B2" office:value-type="string">
            <text:p text:style-name="Table_20_Contents">R$ 2.329,41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801?awc=17729_1662751524_6df251c06c7f23694f0b7dae4d7eb8a5&amp;utm_source=AWIN&amp;utm_medium=AFILIADOS&amp;utm_term=935027" text:style-name="Internet_20_link" text:visited-style-name="Visited_20_Internet_20_Link"><text:span text:style-name="T1">Ryzen 7 7700</text:span></text:a><text:a xlink:type="simple" xlink:href="https://www.kabum.com.br/produto/405801?awc=17729_1662751524_6df251c06c7f23694f0b7dae4d7eb8a5&amp;utm_source=AWIN&amp;utm_medium=AFILIADOS&amp;utm_term=935027" text:style-name="Internet_20_link" text:visited-style-name="Visited_20_Internet_20_Link"> - Processador AMD Ryzen 7 7700, 5.3GHz Max Turbo, Cache 40MB, AM5, 8 Núcleos, Vídeo Integrado - 100-100000592BOX</text:a></text:p>
          </table:table-cell>
          <table:table-cell table:style-name="Tabela1.B2" office:value-type="string">
            <text:p text:style-name="Table_20_Contents">R$ 1.985,49</text:p>
          </table:table-cell>
          <table:table-cell table:style-name="Tabela1.B2" office:value-type="string">
            <text:p text:style-name="Table_20_Contents">R$ 2.322,21</text:p>
          </table:table-cell>
          <table:table-cell table:style-name="Tabela1.B2" office:value-type="string">
            <text:p text:style-name="Table_20_Contents">Kabum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kabum.com.br/produto/457004?awc=17729_1662751524_6df251c06c7f23694f0b7dae4d7eb8a5&amp;utm_source=AWIN&amp;utm_medium=AFILIADOS&amp;utm_term=935027" text:style-name="Internet_20_link" text:visited-style-name="Visited_20_Internet_20_Link"><text:span text:style-name="T1">Ryzen 5 7600X</text:span></text:a><text:a xlink:type="simple" xlink:href="https://www.kabum.com.br/produto/457004?awc=17729_1662751524_6df251c06c7f23694f0b7dae4d7eb8a5&amp;utm_source=AWIN&amp;utm_medium=AFILIADOS&amp;utm_term=935027" text:style-name="Internet_20_link" text:visited-style-name="Visited_20_Internet_20_Link"> - Processador AMD Ryzen 5 7600x 38mb 5.3ghz 100-100000593wof</text:a></text:p>
          </table:table-cell>
          <table:table-cell table:style-name="Tabela1.B2" office:value-type="string">
            <text:p text:style-name="Table_20_Contents">R$ 1.988,30</text:p>
          </table:table-cell>
          <table:table-cell table:style-name="Tabela1.B2" office:value-type="string">
            <text:p text:style-name="Table_20_Contents">R$ 1.988,3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792/processador-amd-ryzen-7-5800x3d-34ghz-45ghz-turbo-8-cores-16-threads-am4-sem-cooler-sem-video?p=1360309" text:style-name="Internet_20_link" text:visited-style-name="Visited_20_Internet_20_Link"><text:span text:style-name="T1">Ryzen 7 5800X3D</text:span></text:a><text:a xlink:type="simple" xlink:href="https://www.terabyteshop.com.br/produto/20792/processador-amd-ryzen-7-5800x3d-34ghz-45ghz-turbo-8-cores-16-threads-am4-sem-cooler-sem-video?p=1360309" text:style-name="Internet_20_link" text:visited-style-name="Visited_20_Internet_20_Link"> - Processador AMD Ryzen 7 5800X3D 3.4GHz (4.5GHz Turbo), 8-Cores 16-Threads, AM4, Sem Cooler, Sem Vídeo</text:a></text:p>
          </table:table-cell>
          <table:table-cell table:style-name="Tabela1.B2" office:value-type="string">
            <text:p text:style-name="Table_20_Contents">R$ 1.989,00</text:p>
          </table:table-cell>
          <table:table-cell table:style-name="Tabela1.B2" office:value-type="string">
            <text:p text:style-name="Table_20_Contents">R$ 2.34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2600k-4-9GHz-BX8071512600K/dp/B09FX4D72T?&amp;linkCode=ll1&amp;tag=grafico01-20&amp;linkId=b924546ffd3f26b28fa0dca097ea583c&amp;language=pt_BR&amp;ref_=as_li_ss_tl" text:style-name="Internet_20_link" text:visited-style-name="Visited_20_Internet_20_Link"><text:span text:style-name="T1">Core i5 12600K</text:span></text:a><text:a xlink:type="simple" xlink:href="https://www.amazon.com.br/Processador-Intel-I5-12600k-4-9GHz-BX8071512600K/dp/B09FX4D72T?&amp;linkCode=ll1&amp;tag=grafico01-20&amp;linkId=b924546ffd3f26b28fa0dca097ea583c&amp;language=pt_BR&amp;ref_=as_li_ss_tl" text:style-name="Internet_20_link" text:visited-style-name="Visited_20_Internet_20_Link"> - Processador Intel Core I5-12600k 20MB 4.9GHz LGA 1700 BX8071512600K *</text:a></text:p>
          </table:table-cell>
          <table:table-cell table:style-name="Tabela1.B2" office:value-type="string">
            <text:p text:style-name="Table_20_Contents">R$ 1.999,00</text:p>
          </table:table-cell>
          <table:table-cell table:style-name="Tabela1.B2" office:value-type="string">
            <text:p text:style-name="Table_20_Contents">R$ 1.99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3896/processador-intel-core-i9-10900kf-370ghz-530ghz-turbo-10-geracao-10-cores-20-threads-lga-1200-bx8070110900kf?p=1360309" text:style-name="Internet_20_link" text:visited-style-name="Visited_20_Internet_20_Link"><text:span text:style-name="T1">Core i9 10900KF</text:span></text:a><text:a xlink:type="simple" xlink:href="https://www.terabyteshop.com.br/produto/13896/processador-intel-core-i9-10900kf-370ghz-530ghz-turbo-10-geracao-10-cores-20-threads-lga-1200-bx8070110900kf?p=1360309" text:style-name="Internet_20_link" text:visited-style-name="Visited_20_Internet_20_Link"> - Processador Intel Core I9 10900KF, 3.70GHz (5.30GHz Turbo), 10ª Geração, 10-Cores 20-Threads, LGA 1200, B</text:a></text:p>
          </table:table-cell>
          <table:table-cell table:style-name="Tabela1.B2" office:value-type="string">
            <text:p text:style-name="Table_20_Contents">R$ 1.999,00</text:p>
          </table:table-cell>
          <table:table-cell table:style-name="Tabela1.B2" office:value-type="string">
            <text:p text:style-name="Table_20_Contents">R$ 2.34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0900kf-10-core-20-threads-3-7ghz-5-3ghz-turbo-cache-20mb-lga1200-bx8070110900kf" text:style-name="Internet_20_link" text:visited-style-name="Visited_20_Internet_20_Link"><text:span text:style-name="T1">Core i9 10900KF</text:span></text:a><text:a xlink:type="simple" xlink:href="https://www.pichau.com.br/processador-intel-core-i9-10900kf-10-core-20-threads-3-7ghz-5-3ghz-turbo-cache-20mb-lga1200-bx8070110900kf" text:style-name="Internet_20_link" text:visited-style-name="Visited_20_Internet_20_Link"> - Processador Intel Core i9-10900KF, 10-Core, 20-Threads, 3.7GHz (5.3GHz Turbo), Cache 20MB, LGA1200, BX8070110900KF</text:a></text:p>
          </table:table-cell>
          <table:table-cell table:style-name="Tabela1.B2" office:value-type="string">
            <text:p text:style-name="Table_20_Contents">R$ 1.999,00</text:p>
          </table:table-cell>
          <table:table-cell table:style-name="Tabela1.B2" office:value-type="string">
            <text:p text:style-name="Table_20_Contents">R$ 2.351,77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1700k-8-core-16-threads-3-6ghz-5-0ghz-turbo-cache-16mb-lga1200-bx8070811700k" text:style-name="Internet_20_link" text:visited-style-name="Visited_20_Internet_20_Link"><text:span text:style-name="T1">Core i7 11700K</text:span></text:a><text:a xlink:type="simple" xlink:href="https://www.pichau.com.br/processador-intel-core-i7-11700k-8-core-16-threads-3-6ghz-5-0ghz-turbo-cache-16mb-lga1200-bx8070811700k" text:style-name="Internet_20_link" text:visited-style-name="Visited_20_Internet_20_Link"> - Processador Intel Core i7-11700K, 8-Core, 16-Threads, 3.6GHz (5.0GHz Turbo), Cache 16MB, LGA1200, BX8070811700K</text:a></text:p>
          </table:table-cell>
          <table:table-cell table:style-name="Tabela1.B2" office:value-type="string">
            <text:p text:style-name="Table_20_Contents">R$ 1.999,00</text:p>
          </table:table-cell>
          <table:table-cell table:style-name="Tabela1.B2" office:value-type="string">
            <text:p text:style-name="Table_20_Contents">R$ 2.351,77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2636/processador-intel-core-i5-13600k-35ghz-51ghz-turbo-13-geracao-14-core-20-threads-lga-1700-bx8071513600k?p=1360309" text:style-name="Internet_20_link" text:visited-style-name="Visited_20_Internet_20_Link"><text:span text:style-name="T1">Core i5 13600K</text:span></text:a><text:a xlink:type="simple" xlink:href="https://www.terabyteshop.com.br/produto/22636/processador-intel-core-i5-13600k-35ghz-51ghz-turbo-13-geracao-14-core-20-threads-lga-1700-bx8071513600k?p=1360309" text:style-name="Internet_20_link" text:visited-style-name="Visited_20_Internet_20_Link"> - Processador Intel Core I5 13600K 3.5GHz (5.1GHz Turbo), 13ª Geração, 14-Core 20-Threads, LGA 1700, BX8071</text:a></text:p>
          </table:table-cell>
          <table:table-cell table:style-name="Tabela1.B2" office:value-type="string">
            <text:p text:style-name="Table_20_Contents">R$ 1.999,00</text:p>
          </table:table-cell>
          <table:table-cell table:style-name="Tabela1.B2" office:value-type="string">
            <text:p text:style-name="Table_20_Contents">R$ 2.34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5-13600k-26ghz51ghz-14-core-rocket-lake-s-24mb-cache-lga-1700-bx8071513600k.html" text:style-name="Internet_20_link" text:visited-style-name="Visited_20_Internet_20_Link"><text:span text:style-name="T1">Core i5 13600K</text:span></text:a><text:a xlink:type="simple" xlink:href="https://www.gkinfostore.com.br/processador-intel-core-i5-13600k-26ghz51ghz-14-core-rocket-lake-s-24mb-cache-lga-1700-bx8071513600k.html" text:style-name="Internet_20_link" text:visited-style-name="Visited_20_Internet_20_Link"> - Processador Intel Core i5 13600K 2.6GHz/5.1Ghz 14-Core Rocket Lake-S 24MB Cache LGA 1700 - BX8071513600K</text:a></text:p>
          </table:table-cell>
          <table:table-cell table:style-name="Tabela1.B2" office:value-type="string">
            <text:p text:style-name="Table_20_Contents">R$ 1.999,00</text:p>
          </table:table-cell>
          <table:table-cell table:style-name="Tabela1.B2" office:value-type="string">
            <text:p text:style-name="Table_20_Contents">R$ 2.351,76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86975?awc=17729_1662751524_6df251c06c7f23694f0b7dae4d7eb8a5&amp;utm_source=AWIN&amp;utm_medium=AFILIADOS&amp;utm_term=935027" text:style-name="Internet_20_link" text:visited-style-name="Visited_20_Internet_20_Link"><text:span text:style-name="T1">Core i5 13600K</text:span></text:a><text:a xlink:type="simple" xlink:href="https://www.kabum.com.br/produto/386975?awc=17729_1662751524_6df251c06c7f23694f0b7dae4d7eb8a5&amp;utm_source=AWIN&amp;utm_medium=AFILIADOS&amp;utm_term=935027" text:style-name="Internet_20_link" text:visited-style-name="Visited_20_Internet_20_Link"> - Processador Intel Core i5-13600K, 13ª Geração, 5.1GHz Max Turbo, Cache 24MB, 14 Núcleos, LGA 1700, Vídeo Integrado - BX8071513600K</text:a></text:p>
          </table:table-cell>
          <table:table-cell table:style-name="Tabela1.B2" office:value-type="string">
            <text:p text:style-name="Table_20_Contents">R$ 1.999,00</text:p>
          </table:table-cell>
          <table:table-cell table:style-name="Tabela1.B2" office:value-type="string">
            <text:p text:style-name="Table_20_Contents">R$ 2.221,1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3600K-Performance-cores-Efficent-Cores/dp/B0BG63WLG3?&amp;linkCode=ll1&amp;tag=grafico01-20&amp;linkId=b924546ffd3f26b28fa0dca097ea583c&amp;language=pt_BR&amp;ref_=as_li_ss_tl" text:style-name="Internet_20_link" text:visited-style-name="Visited_20_Internet_20_Link"><text:span text:style-name="T1">Core i5 13600K</text:span></text:a><text:a xlink:type="simple" xlink:href="https://www.amazon.com.br/Processador-Intel-i5-13600K-Performance-cores-Efficent-Cores/dp/B0BG63WLG3?&amp;linkCode=ll1&amp;tag=grafico01-20&amp;linkId=b924546ffd3f26b28fa0dca097ea583c&amp;language=pt_BR&amp;ref_=as_li_ss_tl" text:style-name="Internet_20_link" text:visited-style-name="Visited_20_Internet_20_Link"> - Processador Intel Core i5-13600K Box (LGA 1700/14 Cores (6 Performance-cores 3.5GHz / 8 Efficent-Cores 2.6GHz/ 20 Threads / 24MB Cache) *S/Cooler</text:a></text:p>
          </table:table-cell>
          <table:table-cell table:style-name="Tabela1.B2" office:value-type="string">
            <text:p text:style-name="Table_20_Contents">R$ 1.999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54/processador-intel-core-i9-11900k-35ghz-53ghz-turbo-11-geracao-8-cores-16-threads-lga-1200-bx8070811900k?p=1360309" text:style-name="Internet_20_link" text:visited-style-name="Visited_20_Internet_20_Link"><text:span text:style-name="T1">Core i9 11900K</text:span></text:a><text:a xlink:type="simple" xlink:href="https://www.terabyteshop.com.br/produto/17254/processador-intel-core-i9-11900k-35ghz-53ghz-turbo-11-geracao-8-cores-16-threads-lga-1200-bx8070811900k?p=1360309" text:style-name="Internet_20_link" text:visited-style-name="Visited_20_Internet_20_Link"> - Processador Intel Core I9 11900K 3.5GHz (5.3GHz Turbo), 11ª Geração, 8-Cores 16-Threads, LGA 1200, BX8070</text:a></text:p>
          </table:table-cell>
          <table:table-cell table:style-name="Tabela1.B2" office:value-type="string">
            <text:p text:style-name="Table_20_Contents">R$ 1.999,00</text:p>
          </table:table-cell>
          <table:table-cell table:style-name="Tabela1.B2" office:value-type="string">
            <text:p text:style-name="Table_20_Contents">R$ 2.34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7-11700-25-ghz-16mb-cache-lga1200-bx8070811700" text:style-name="Internet_20_link" text:visited-style-name="Visited_20_Internet_20_Link"><text:span text:style-name="T1">Core i7 11700</text:span></text:a><text:a xlink:type="simple" xlink:href="https://www.fgtec.com.br/processador-intel-core-i7-11700-25-ghz-16mb-cache-lga1200-bx8070811700" text:style-name="Internet_20_link" text:visited-style-name="Visited_20_Internet_20_Link"> - Processador Intel Core i7-11700 2.5 GHz 16MB Cache LGA1200 - BX8070811700</text:a></text:p>
          </table:table-cell>
          <table:table-cell table:style-name="Tabela1.B2" office:value-type="string">
            <text:p text:style-name="Table_20_Contents">R$ 1.999,20</text:p>
          </table:table-cell>
          <table:table-cell table:style-name="Tabela1.B2" office:value-type="string">
            <text:p text:style-name="Table_20_Contents">R$ 2.352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1700kf-8-core-16-threads-3-6ghz-5-0ghz-turbo-cache-16mb-lga1200-bx8070811700kf" text:style-name="Internet_20_link" text:visited-style-name="Visited_20_Internet_20_Link"><text:span text:style-name="T1">Core i7 11700KF</text:span></text:a><text:a xlink:type="simple" xlink:href="https://www.pichau.com.br/processador-intel-core-i7-11700kf-8-core-16-threads-3-6ghz-5-0ghz-turbo-cache-16mb-lga1200-bx8070811700kf" text:style-name="Internet_20_link" text:visited-style-name="Visited_20_Internet_20_Link"> - Processador Intel Core i7-11700KF, 8-Core, 16-Threads, 3.6GHz (5.0GHz Turbo), Cache 16MB, LGA1200, BX8070811700KF</text:a></text:p>
          </table:table-cell>
          <table:table-cell table:style-name="Tabela1.B2" office:value-type="string">
            <text:p text:style-name="Table_20_Contents">R$ 1.999,99</text:p>
          </table:table-cell>
          <table:table-cell table:style-name="Tabela1.B2" office:value-type="string">
            <text:p text:style-name="Table_20_Contents">R$ 2.352,9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3600kf-14-core-20-threads-3-5ghz-5-1ghz-turbo-cache-24mb-lga1700-bx8071513600kf" text:style-name="Internet_20_link" text:visited-style-name="Visited_20_Internet_20_Link"><text:span text:style-name="T1">Core i5 13600KF</text:span></text:a><text:a xlink:type="simple" xlink:href="https://www.pichau.com.br/processador-intel-core-i5-13600kf-14-core-20-threads-3-5ghz-5-1ghz-turbo-cache-24mb-lga1700-bx8071513600kf" text:style-name="Internet_20_link" text:visited-style-name="Visited_20_Internet_20_Link"> - Processador Intel Core i5-13600KF, 14-Core, 20-Threads, 3.5GHz (5.1GHz Turbo), Cache 24MB, LGA1700, BX8071513600KF</text:a></text:p>
          </table:table-cell>
          <table:table-cell table:style-name="Tabela1.B2" office:value-type="string">
            <text:p text:style-name="Table_20_Contents">R$ 1.999,99</text:p>
          </table:table-cell>
          <table:table-cell table:style-name="Tabela1.B2" office:value-type="string">
            <text:p text:style-name="Table_20_Contents">R$ 2.352,9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7-5800x3d-8-core-16-threads-3-4ghz-4-5ghz-turbo-cache-100mb-am4-100-100000651wof" text:style-name="Internet_20_link" text:visited-style-name="Visited_20_Internet_20_Link"><text:span text:style-name="T1">Ryzen 7 5800X3D</text:span></text:a><text:a xlink:type="simple" xlink:href="https://www.pichau.com.br/processador-amd-ryzen-7-5800x3d-8-core-16-threads-3-4ghz-4-5ghz-turbo-cache-100mb-am4-100-100000651wof" text:style-name="Internet_20_link" text:visited-style-name="Visited_20_Internet_20_Link"> - Processador AMD Ryzen 7 5800X3D, 8-Core, 16-Threads, 3.4GHz (4.5GHz Turbo), Cache 100MB, AM4, 100-100000651WOF</text:a></text:p>
          </table:table-cell>
          <table:table-cell table:style-name="Tabela1.B2" office:value-type="string">
            <text:p text:style-name="Table_20_Contents">R$ 1.999,99</text:p>
          </table:table-cell>
          <table:table-cell table:style-name="Tabela1.B2" office:value-type="string">
            <text:p text:style-name="Table_20_Contents">R$ 2.352,9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7-7700-8-core-16-threads-3-8ghz-5-3ghz-turbo-cache-40mb-am5-100-100000592box-br" text:style-name="Internet_20_link" text:visited-style-name="Visited_20_Internet_20_Link"><text:span text:style-name="T1">Ryzen 7 7700</text:span></text:a><text:a xlink:type="simple" xlink:href="https://www.pichau.com.br/processador-amd-ryzen-7-7700-8-core-16-threads-3-8ghz-5-3ghz-turbo-cache-40mb-am5-100-100000592box-br" text:style-name="Internet_20_link" text:visited-style-name="Visited_20_Internet_20_Link"> - Processador AMD Ryzen 7 7700, 8-Core, 16-Threads, 3.8GHz (5.3GHz Turbo), Cache 40MB, AM5, 100-100000592BOX-BR</text:a></text:p>
          </table:table-cell>
          <table:table-cell table:style-name="Tabela1.B2" office:value-type="string">
            <text:p text:style-name="Table_20_Contents">R$ 1.999,99</text:p>
          </table:table-cell>
          <table:table-cell table:style-name="Tabela1.B2" office:value-type="string">
            <text:p text:style-name="Table_20_Contents">R$ 2.352,9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29460?awc=17729_1662751524_6df251c06c7f23694f0b7dae4d7eb8a5&amp;utm_source=AWIN&amp;utm_medium=AFILIADOS&amp;utm_term=935027" text:style-name="Internet_20_link" text:visited-style-name="Visited_20_Internet_20_Link"><text:span text:style-name="T1">Ryzen 9 5900X</text:span></text:a><text:a xlink:type="simple" xlink:href="https://www.kabum.com.br/produto/129460?awc=17729_1662751524_6df251c06c7f23694f0b7dae4d7eb8a5&amp;utm_source=AWIN&amp;utm_medium=AFILIADOS&amp;utm_term=935027" text:style-name="Internet_20_link" text:visited-style-name="Visited_20_Internet_20_Link"> - Processador AMD Ryzen 9 5900X, 3.7GHz (4.8GHz Max Turbo), Cache 70MB, 12 </text:a><text:soft-page-break/><text:a xlink:type="simple" xlink:href="https://www.kabum.com.br/produto/129460?awc=17729_1662751524_6df251c06c7f23694f0b7dae4d7eb8a5&amp;utm_source=AWIN&amp;utm_medium=AFILIADOS&amp;utm_term=935027" text:style-name="Internet_20_link" text:visited-style-name="Visited_20_Internet_20_Link">Núcleos, 24 Threads, AM4 - 100-100000061WOF</text:a></text:p>
          </table:table-cell>
          <table:table-cell table:style-name="Tabela1.B2" office:value-type="string">
            <text:p text:style-name="Table_20_Contents">R$ 2.023,49</text:p>
          </table:table-cell>
          <table:table-cell table:style-name="Tabela1.B2" office:value-type="string">
            <text:p text:style-name="Table_20_Contents">R$ 2.242,0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40357?awc=17729_1662751524_6df251c06c7f23694f0b7dae4d7eb8a5&amp;utm_source=AWIN&amp;utm_medium=AFILIADOS&amp;utm_term=935027" text:style-name="Internet_20_link" text:visited-style-name="Visited_20_Internet_20_Link"><text:span text:style-name="T1">Core i5 11400F</text:span></text:a><text:a xlink:type="simple" xlink:href="https://www.kabum.com.br/produto/340357?awc=17729_1662751524_6df251c06c7f23694f0b7dae4d7eb8a5&amp;utm_source=AWIN&amp;utm_medium=AFILIADOS&amp;utm_term=935027" text:style-name="Internet_20_link" text:visited-style-name="Visited_20_Internet_20_Link"> - Kit Upgrade Kaikora, Intel I5 11400F 11ª Geração + Memória 16GB DDR4</text:a></text:p>
          </table:table-cell>
          <table:table-cell table:style-name="Tabela1.B2" office:value-type="string">
            <text:p text:style-name="Table_20_Contents">R$ 2.023,50</text:p>
          </table:table-cell>
          <table:table-cell table:style-name="Tabela1.B2" office:value-type="string">
            <text:p text:style-name="Table_20_Contents">R$ 2.130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52516?awc=17729_1662751524_6df251c06c7f23694f0b7dae4d7eb8a5&amp;utm_source=AWIN&amp;utm_medium=AFILIADOS&amp;utm_term=935027" text:style-name="Internet_20_link" text:visited-style-name="Visited_20_Internet_20_Link"><text:span text:style-name="T1">Core i7 12700F</text:span></text:a><text:a xlink:type="simple" xlink:href="https://www.kabum.com.br/produto/352516?awc=17729_1662751524_6df251c06c7f23694f0b7dae4d7eb8a5&amp;utm_source=AWIN&amp;utm_medium=AFILIADOS&amp;utm_term=935027" text:style-name="Internet_20_link" text:visited-style-name="Visited_20_Internet_20_Link"> - Processador Intel I7-12700F 12ª Geração, 2.1GHz Turbo, Cache 25MB, Dual Core, 20 Threads, LGA 1700 - BX8071512700F</text:a></text:p>
          </table:table-cell>
          <table:table-cell table:style-name="Tabela1.B2" office:value-type="string">
            <text:p text:style-name="Table_20_Contents">R$ 2.033,12</text:p>
          </table:table-cell>
          <table:table-cell table:style-name="Tabela1.B2" office:value-type="string">
            <text:p text:style-name="Table_20_Contents">R$ 2.391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70887?awc=17729_1662751524_6df251c06c7f23694f0b7dae4d7eb8a5&amp;utm_source=AWIN&amp;utm_medium=AFILIADOS&amp;utm_term=935027" text:style-name="Internet_20_link" text:visited-style-name="Visited_20_Internet_20_Link"><text:span text:style-name="T1">Core i7 12700KF</text:span></text:a><text:a xlink:type="simple" xlink:href="https://www.kabum.com.br/produto/270887?awc=17729_1662751524_6df251c06c7f23694f0b7dae4d7eb8a5&amp;utm_source=AWIN&amp;utm_medium=AFILIADOS&amp;utm_term=935027" text:style-name="Internet_20_link" text:visited-style-name="Visited_20_Internet_20_Link"> - Processador Intel I7-12700KF, 3.6GHz (5.0GHz Max Turbo), Cache 25MB, Dual Core, 20 Threads, LGA 1700 - BX8071512700KF</text:a></text:p>
          </table:table-cell>
          <table:table-cell table:style-name="Tabela1.B2" office:value-type="string">
            <text:p text:style-name="Table_20_Contents">R$ 2.033,12</text:p>
          </table:table-cell>
          <table:table-cell table:style-name="Tabela1.B2" office:value-type="string">
            <text:p text:style-name="Table_20_Contents">R$ 2.391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5-7600x-470ghz-turbo-530ghz-7000-series-am5-100-100000593wof" text:style-name="Internet_20_link" text:visited-style-name="Visited_20_Internet_20_Link"><text:span text:style-name="T1">Ryzen 5 7600X</text:span></text:a><text:a xlink:type="simple" xlink:href="https://www.processadores.app.br/processador-amd-ryzen-5-7600x-470ghz-turbo-530ghz-7000-series-am5-100-100000593wof" text:style-name="Internet_20_link" text:visited-style-name="Visited_20_Internet_20_Link"> - Processador AMD Ryzen 5 7600X 4.70GHz (Turbo 5.30GHz) - 7000 Series, AM5 - 100-100000593WOF</text:a></text:p>
          </table:table-cell>
          <table:table-cell table:style-name="Tabela1.B2" office:value-type="string">
            <text:p text:style-name="Table_20_Contents">R$ 2.035,21</text:p>
          </table:table-cell>
          <table:table-cell table:style-name="Tabela1.B2" office:value-type="string">
            <text:p text:style-name="Table_20_Contents">R$ 2.394,37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41048?awc=17729_1662751524_6df251c06c7f23694f0b7dae4d7eb8a5&amp;utm_source=AWIN&amp;utm_medium=AFILIADOS&amp;utm_term=935027" text:style-name="Internet_20_link" text:visited-style-name="Visited_20_Internet_20_Link"><text:span text:style-name="T1">Core i7 12700K</text:span></text:a><text:a xlink:type="simple" xlink:href="https://www.kabum.com.br/produto/241048?awc=17729_1662751524_6df251c06c7f23694f0b7dae4d7eb8a5&amp;utm_source=AWIN&amp;utm_medium=AFILIADOS&amp;utm_term=935027" text:style-name="Internet_20_link" text:visited-style-name="Visited_20_Internet_20_Link"> - Processador Intel Core i7-12700K, 3.6GHz (5.0GHz Max Turbo), 12 Núcleos, 20 Threads, LGA 1700, Vídeo Integrado - BX8071512700K</text:a></text:p>
          </table:table-cell>
          <table:table-cell table:style-name="Tabela1.B2" office:value-type="string">
            <text:p text:style-name="Table_20_Contents">R$ 2.051,05</text:p>
          </table:table-cell>
          <table:table-cell table:style-name="Tabela1.B2" office:value-type="string">
            <text:p text:style-name="Table_20_Contents">R$ 2.398,8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5-11600k-12mb-3-9ghz-4-9ghz-lga-1200-bx8070811600k-p994553" text:style-name="Internet_20_link" text:visited-style-name="Visited_20_Internet_20_Link"><text:span text:style-name="T1">Core i5 11600K</text:span></text:a><text:a xlink:type="simple" xlink:href="https://www.inpower.com.br/processador-intel-core-i5-11600k-12mb-3-9ghz-4-9ghz-lga-1200-bx8070811600k-p994553" text:style-name="Internet_20_link" text:visited-style-name="Visited_20_Internet_20_Link"> - Processador Intel Core i5-11600K 12MB 3.9GHz - 4.9GHz LG...</text:a></text:p>
          </table:table-cell>
          <table:table-cell table:style-name="Tabela1.B2" office:value-type="string">
            <text:p text:style-name="Table_20_Contents">R$ 2.059,00</text:p>
          </table:table-cell>
          <table:table-cell table:style-name="Tabela1.B2" office:value-type="string">
            <text:p text:style-name="Table_20_Contents">R$ 2.287,78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71807?awc=17729_1662751524_6df251c06c7f23694f0b7dae4d7eb8a5&amp;utm_source=AWIN&amp;utm_medium=AFILIADOS&amp;utm_term=935027" text:style-name="Internet_20_link" text:visited-style-name="Visited_20_Internet_20_Link"><text:span text:style-name="T1">Ryzen 7 5700G</text:span></text:a><text:a xlink:type="simple" xlink:href="https://www.kabum.com.br/produto/371807?awc=17729_1662751524_6df251c06c7f23694f0b7dae4d7eb8a5&amp;utm_source=AWIN&amp;utm_medium=AFILIADOS&amp;utm_term=935027" text:style-name="Internet_20_link" text:visited-style-name="Visited_20_Internet_20_Link"> - Kit Upgrade Amd Ryzen 7 5700g, Placa Mãe A520m-e Prime Asus, Neologic - Nli84114</text:a></text:p>
          </table:table-cell>
          <table:table-cell table:style-name="Tabela1.B2" office:value-type="string">
            <text:p text:style-name="Table_20_Contents">R$ 2.070,98</text:p>
          </table:table-cell>
          <table:table-cell table:style-name="Tabela1.B2" office:value-type="string">
            <text:p text:style-name="Table_20_Contents">R$ 2.353,3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12735?awc=17729_1662751524_6df251c06c7f23694f0b7dae4d7eb8a5&amp;utm_source=AWIN&amp;utm_medium=AFILIADOS&amp;utm_term=935027" text:style-name="Internet_20_link" text:visited-style-name="Visited_20_Internet_20_Link"><text:span text:style-name="T1">Core i5 11400F</text:span></text:a><text:a xlink:type="simple" xlink:href="https://www.kabum.com.br/produto/212735?awc=17729_1662751524_6df251c06c7f23694f0b7dae4d7eb8a5&amp;utm_source=AWIN&amp;utm_medium=AFILIADOS&amp;utm_term=935027" text:style-name="Internet_20_link" text:visited-style-name="Visited_20_Internet_20_Link"> - Kit Upgrade Kaikora, Processador Intel I5 11400F 11ª Geração + Placa-Mãe Asus H510 + Memória 8GB DDR4</text:a></text:p>
          </table:table-cell>
          <table:table-cell table:style-name="Tabela1.B2" office:value-type="string">
            <text:p text:style-name="Table_20_Contents">R$ 2.089,05</text:p>
          </table:table-cell>
          <table:table-cell table:style-name="Tabela1.B2" office:value-type="string">
            <text:p text:style-name="Table_20_Contents">R$ 2.19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78413?awc=17729_1662751524_6df251c06c7f23694f0b7dae4d7eb8a5&amp;utm_source=AWIN&amp;utm_medium=AFILIADOS&amp;utm_term=935027" text:style-name="Internet_20_link" text:visited-style-name="Visited_20_Internet_20_Link"><text:span text:style-name="T1">Ryzen 7 7700X</text:span></text:a><text:a xlink:type="simple" xlink:href="https://www.kabum.com.br/produto/378413?awc=17729_1662751524_6df251c06c7f23694f0b7dae4d7eb8a5&amp;utm_source=AWIN&amp;utm_medium=AFILIADOS&amp;utm_term=935027" text:style-name="Internet_20_link" text:visited-style-name="Visited_20_Internet_20_Link"> - Processador AMD Ryzen 7 7700X, 5.4GHz Max Turbo, Cache 40MB, AM5, 8 Núcleos, Vídeo Integrado - 100-100000591WOF</text:a></text:p>
          </table:table-cell>
          <table:table-cell table:style-name="Tabela1.B2" office:value-type="string">
            <text:p text:style-name="Table_20_Contents">R$ 2.089,99</text:p>
          </table:table-cell>
          <table:table-cell table:style-name="Tabela1.B2" office:value-type="string">
            <text:p text:style-name="Table_20_Contents">R$ 2.588,22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3600XT-100-100000281BOX/dp/B089WC4VWF?&amp;linkCode=ll1&amp;tag=grafico01-20&amp;linkId=b924546ffd3f26b28fa0dca097ea583c&amp;language=pt_BR&amp;ref_=as_li_ss_tl" text:style-name="Internet_20_link" text:visited-style-name="Visited_20_Internet_20_Link"><text:span text:style-name="T1">Ryzen 5 3600XT</text:span></text:a><text:a xlink:type="simple" xlink:href="https://www.amazon.com.br/PROCESSADOR-AMD-RYZEN-3600XT-100-100000281BOX/dp/B089WC4VWF?&amp;linkCode=ll1&amp;tag=grafico01-20&amp;linkId=b924546ffd3f26b28fa0dca097ea583c&amp;language=pt_BR&amp;ref_=as_li_ss_tl" text:style-name="Internet_20_link" text:visited-style-name="Visited_20_Internet_20_Link"> - Processador AMD Ryzen 5 3600XT Box (AM4 / 6 Cores / 12 Threads / 3.8GHz / 35MB Cache/Cooler Wraith Spire) - *S/Video Integrado*</text:a></text:p>
          </table:table-cell>
          <table:table-cell table:style-name="Tabela1.B2" office:value-type="string">
            <text:p text:style-name="Table_20_Contents">R$ 2.096,00</text:p>
          </table:table-cell>
          <table:table-cell table:style-name="Tabela1.B2" office:value-type="string">
            <text:p text:style-name="Table_20_Contents">R$ 2.097,3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5-13600kf-35ghz-51ghz-turbo-24mb-lga1700-bx8071513600kf" text:style-name="Internet_20_link" text:visited-style-name="Visited_20_Internet_20_Link"><text:span text:style-name="T1">Core i5 13600KF</text:span></text:a><text:a xlink:type="simple" xlink:href="https://www.fgtec.com.br/processador-intel-core-i5-13600kf-35ghz-51ghz-turbo-24mb-lga1700-bx8071513600kf" text:style-name="Internet_20_link" text:visited-style-name="Visited_20_Internet_20_Link"> - Processador Intel Core i5-13600KF 3.5GHz (5.1Ghz Turbo) 24MB LGA1700 BX8071513600KF</text:a></text:p>
          </table:table-cell>
          <table:table-cell table:style-name="Tabela1.B2" office:value-type="string">
            <text:p text:style-name="Table_20_Contents">R$ 2.099,50</text:p>
          </table:table-cell>
          <table:table-cell table:style-name="Tabela1.B2" office:value-type="string">
            <text:p text:style-name="Table_20_Contents">R$ 2.470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601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405601?awc=17729_1662751524_6df251c06c7f23694f0b7dae4d7eb8a5&amp;utm_source=AWIN&amp;utm_medium=AFILIADOS&amp;utm_term=935027" text:style-name="Internet_20_link" text:visited-style-name="Visited_20_Internet_20_Link"> - Kit Upgrade Amd Ryzen 3 3200g, Placa Mãe Msi A320m-a Pro, Memoria Ram 8GB Ddr4</text:a></text:p>
          </table:table-cell>
          <table:table-cell table:style-name="Tabela1.B2" office:value-type="string">
            <text:p text:style-name="Table_20_Contents">R$ 2.099,67</text:p>
          </table:table-cell>
          <table:table-cell table:style-name="Tabela1.B2" office:value-type="string">
            <text:p text:style-name="Table_20_Contents">R$ 2.099,6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97448?awc=17729_1662751524_6df251c06c7f23694f0b7dae4d7eb8a5&amp;utm_source=AWIN&amp;utm_medium=AFILIADOS&amp;utm_term=935027" text:style-name="Internet_20_link" text:visited-style-name="Visited_20_Internet_20_Link"><text:span text:style-name="T1">Core i5 10400</text:span></text:a><text:a xlink:type="simple" xlink:href="https://www.kabum.com.br/produto/397448?awc=17729_1662751524_6df251c06c7f23694f0b7dae4d7eb8a5&amp;utm_source=AWIN&amp;utm_medium=AFILIADOS&amp;utm_term=935027" text:style-name="Internet_20_link" text:visited-style-name="Visited_20_Internet_20_Link"> - Kit Upgrade - Intel Core I5 10400 + Placa Mãe Asus Prime H510M-E, DDR4</text:a></text:p>
          </table:table-cell>
          <table:table-cell table:style-name="Tabela1.B2" office:value-type="string">
            <text:p text:style-name="Table_20_Contents">R$ 2.099,90</text:p>
          </table:table-cell>
          <table:table-cell table:style-name="Tabela1.B2" office:value-type="string">
            <text:p text:style-name="Table_20_Contents">R$ 2.09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7948?awc=17729_1662751524_6df251c06c7f23694f0b7dae4d7eb8a5&amp;utm_source=AWIN&amp;utm_medium=AFILIADOS&amp;utm_term=935027" text:style-name="Internet_20_link" text:visited-style-name="Visited_20_Internet_20_Link"><text:span text:style-name="T1">Core i7 10700</text:span></text:a><text:a xlink:type="simple" xlink:href="https://www.kabum.com.br/produto/167948?awc=17729_1662751524_6df251c06c7f23694f0b7dae4d7eb8a5&amp;utm_source=AWIN&amp;utm_medium=AFILIADOS&amp;utm_term=935027" text:style-name="Internet_20_link" text:visited-style-name="Visited_20_Internet_20_Link"> - Processador Intel Core I7 10700 10ª Geração, 2.90GHz, Cachê 16MB, LGA 1200, Box</text:a></text:p>
          </table:table-cell>
          <table:table-cell table:style-name="Tabela1.B2" office:value-type="string">
            <text:p text:style-name="Table_20_Contents">R$ 2.099,90</text:p>
          </table:table-cell>
          <table:table-cell table:style-name="Tabela1.B2" office:value-type="string">
            <text:p text:style-name="Table_20_Contents">R$ 2.333,22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57283?awc=17729_1662751524_6df251c06c7f23694f0b7dae4d7eb8a5&amp;utm_source=AWIN&amp;utm_medium=AFILIADOS&amp;utm_term=935027" text:style-name="Internet_20_link" text:visited-style-name="Visited_20_Internet_20_Link"><text:span text:style-name="T1">Core i3 10100F</text:span></text:a><text:a xlink:type="simple" xlink:href="https://www.kabum.com.br/produto/357283?awc=17729_1662751524_6df251c06c7f23694f0b7dae4d7eb8a5&amp;utm_source=AWIN&amp;utm_medium=AFILIADOS&amp;utm_term=935027" text:style-name="Internet_20_link" text:visited-style-name="Visited_20_Internet_20_Link"> - Kit Upgrade Intel Core I3 10100F 10a Geração H510M, 16GB, Dual Channel</text:a></text:p>
          </table:table-cell>
          <table:table-cell table:style-name="Tabela1.B2" office:value-type="string">
            <text:p text:style-name="Table_20_Contents">R$ 2.100,00</text:p>
          </table:table-cell>
          <table:table-cell table:style-name="Tabela1.B2" office:value-type="string">
            <text:p text:style-name="Table_20_Contents">R$ 2.100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8GHZ-100-100000022BOX-AMD-Ryzen-3600X/dp/B07SQBFN2D?&amp;linkCode=ll1&amp;tag=grafico01-20&amp;linkId=b924546ffd3f26b28fa0dca097ea583c&amp;language=pt_BR&amp;ref_=as_li_ss_tl" text:style-name="Internet_20_link" text:visited-style-name="Visited_20_Internet_20_Link"><text:span text:style-name="T1">Ryzen 5 3600X</text:span></text:a><text:a xlink:type="simple" xlink:href="https://www.amazon.com.br/8GHZ-100-100000022BOX-AMD-Ryzen-3600X/dp/B07SQBFN2D?&amp;linkCode=ll1&amp;tag=grafico01-20&amp;linkId=b924546ffd3f26b28fa0dca097ea583c&amp;language=pt_BR&amp;ref_=as_li_ss_tl" text:style-name="Internet_20_link" text:visited-style-name="Visited_20_Internet_20_Link"> - CPU AMD Ryzen 5 3600X, 3.8GHz (4.4GHz Max) AM4 95W 100-100000022BOX</text:a></text:p>
          </table:table-cell>
          <table:table-cell table:style-name="Tabela1.B2" office:value-type="string">
            <text:p text:style-name="Table_20_Contents">R$ 2.108,00</text:p>
          </table:table-cell>
          <table:table-cell table:style-name="Tabela1.B2" office:value-type="string">
            <text:p text:style-name="Table_20_Contents">R$ 2.108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Kit-Upgrade-Ryzen-5600x-B450m/dp/B09SHWFYTL?&amp;linkCode=ll1&amp;tag=grafico01-20&amp;linkId=b924546ffd3f26b28fa0dca097ea583c&amp;language=pt_BR&amp;ref_=as_li_ss_tl" text:style-name="Internet_20_link" text:visited-style-name="Visited_20_Internet_20_Link"><text:span text:style-name="T1">Ryzen 5 5600X</text:span></text:a><text:a xlink:type="simple" xlink:href="https://www.amazon.com.br/Kit-Upgrade-Ryzen-5600x-B450m/dp/B09SHWFYTL?&amp;linkCode=ll1&amp;tag=grafico01-20&amp;linkId=b924546ffd3f26b28fa0dca097ea583c&amp;language=pt_BR&amp;ref_=as_li_ss_tl" text:style-name="Internet_20_link" text:visited-style-name="Visited_20_Internet_20_Link"> - Kit Upgrade AMD Ryzen 5 5600X + B450M + 8GB DDR4</text:a></text:p>
          </table:table-cell>
          <table:table-cell table:style-name="Tabela1.B2" office:value-type="string">
            <text:p text:style-name="Table_20_Contents">R$ 2.123,00</text:p>
          </table:table-cell>
          <table:table-cell table:style-name="Tabela1.B2" office:value-type="string">
            <text:p text:style-name="Table_20_Contents">R$ 2.123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5-12600k-37ghz49ghz-10-core-alder-lake-20mb-cache-lga-1700-bx8071512600k.html" text:style-name="Internet_20_link" text:visited-style-name="Visited_20_Internet_20_Link"><text:span text:style-name="T1">Core i5 12600K</text:span></text:a><text:a xlink:type="simple" xlink:href="https://www.gkinfostore.com.br/processador-intel-core-i5-12600k-37ghz49ghz-10-core-alder-lake-20mb-cache-lga-1700-bx8071512600k.html" text:style-name="Internet_20_link" text:visited-style-name="Visited_20_Internet_20_Link"> - Processador Intel Core i5 12600K </text:a><text:soft-page-break/><text:a xlink:type="simple" xlink:href="https://www.gkinfostore.com.br/processador-intel-core-i5-12600k-37ghz49ghz-10-core-alder-lake-20mb-cache-lga-1700-bx8071512600k.html" text:style-name="Internet_20_link" text:visited-style-name="Visited_20_Internet_20_Link">3.7GHz/4.9Ghz 10-Core Alder Lake 20MB Cache LGA 1700 - BX8071512600K</text:a></text:p>
          </table:table-cell>
          <table:table-cell table:style-name="Tabela1.B2" office:value-type="string">
            <text:p text:style-name="Table_20_Contents">R$ 2.129,00</text:p>
          </table:table-cell>
          <table:table-cell table:style-name="Tabela1.B2" office:value-type="string">
            <text:p text:style-name="Table_20_Contents">R$ 2.504,70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5696/processador-amd-ryzen-9-5900x-37ghz-48ghz-turbo-12-cores-24-threads-am4-sem-cooler?p=1360309" text:style-name="Internet_20_link" text:visited-style-name="Visited_20_Internet_20_Link"><text:span text:style-name="T1">Ryzen 9 5900X</text:span></text:a><text:a xlink:type="simple" xlink:href="https://www.terabyteshop.com.br/produto/15696/processador-amd-ryzen-9-5900x-37ghz-48ghz-turbo-12-cores-24-threads-am4-sem-cooler?p=1360309" text:style-name="Internet_20_link" text:visited-style-name="Visited_20_Internet_20_Link"> - Processador AMD Ryzen 9 5900X 3.7GHz (4.8GHz Turbo), 12-Cores 24-Threads, AM4, Sem Cooler</text:a></text:p>
          </table:table-cell>
          <table:table-cell table:style-name="Tabela1.B2" office:value-type="string">
            <text:p text:style-name="Table_20_Contents">R$ 2.129,00</text:p>
          </table:table-cell>
          <table:table-cell table:style-name="Tabela1.B2" office:value-type="string">
            <text:p text:style-name="Table_20_Contents">R$ 2.49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8328?awc=17729_1662751524_6df251c06c7f23694f0b7dae4d7eb8a5&amp;utm_source=AWIN&amp;utm_medium=AFILIADOS&amp;utm_term=935027" text:style-name="Internet_20_link" text:visited-style-name="Visited_20_Internet_20_Link"><text:span text:style-name="T1">Core i3 13100F</text:span></text:a><text:a xlink:type="simple" xlink:href="https://www.kabum.com.br/produto/428328?awc=17729_1662751524_6df251c06c7f23694f0b7dae4d7eb8a5&amp;utm_source=AWIN&amp;utm_medium=AFILIADOS&amp;utm_term=935027" text:style-name="Internet_20_link" text:visited-style-name="Visited_20_Internet_20_Link"> - Kit Upgrade, Intel I3 13100f, Placa Mãe Asus Prime - H610m-e</text:a></text:p>
          </table:table-cell>
          <table:table-cell table:style-name="Tabela1.B2" office:value-type="string">
            <text:p text:style-name="Table_20_Contents">R$ 2.129,90</text:p>
          </table:table-cell>
          <table:table-cell table:style-name="Tabela1.B2" office:value-type="string">
            <text:p text:style-name="Table_20_Contents">R$ 2.12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9-5900x-12-core-24-threads-3-7ghz-4-8ghz-turbo-cache-70mb-am4-100-100000061wof" text:style-name="Internet_20_link" text:visited-style-name="Visited_20_Internet_20_Link"><text:span text:style-name="T1">Ryzen 9 5900X</text:span></text:a><text:a xlink:type="simple" xlink:href="https://www.pichau.com.br/processador-amd-ryzen-9-5900x-12-core-24-threads-3-7ghz-4-8ghz-turbo-cache-70mb-am4-100-100000061wof" text:style-name="Internet_20_link" text:visited-style-name="Visited_20_Internet_20_Link"> - Processador AMD Ryzen 9 5900X, 12-Core, 24-Threads, 3.7GHz (4.8GHz Turbo), Cache 70MB, AM4, 100-100000061WOF</text:a></text:p>
          </table:table-cell>
          <table:table-cell table:style-name="Tabela1.B2" office:value-type="string">
            <text:p text:style-name="Table_20_Contents">R$ 2.129,99</text:p>
          </table:table-cell>
          <table:table-cell table:style-name="Tabela1.B2" office:value-type="string">
            <text:p text:style-name="Table_20_Contents">R$ 2.505,87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intel-core-i5-13600kf-13-geracao-5-1ghz-max-turbo-cache-24mb-14-nucleos-20-threads-lga-1700-bx8071513600kf/" text:style-name="Internet_20_link" text:visited-style-name="Visited_20_Internet_20_Link"><text:span text:style-name="T1">Core i5 13600KF</text:span></text:a><text:a xlink:type="simple" xlink:href="https://www.guerradigital.com.br/produtos/intel-core-i5-13600kf-13-geracao-5-1ghz-max-turbo-cache-24mb-14-nucleos-20-threads-lga-1700-bx8071513600kf/" text:style-name="Internet_20_link" text:visited-style-name="Visited_20_Internet_20_Link"> - Intel Core i5-13600KF, 13ª Geração, 5.1GHz Max Turbo, Cache 24MB, 14 Núcleos, 20 Threads, LGA 1700 (BX8071513600KF)</text:a></text:p>
          </table:table-cell>
          <table:table-cell table:style-name="Tabela1.B2" office:value-type="string">
            <text:p text:style-name="Table_20_Contents">R$ 2.149,14</text:p>
          </table:table-cell>
          <table:table-cell table:style-name="Tabela1.B2" office:value-type="string">
            <text:p text:style-name="Table_20_Contents">R$ 2.499,00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intel-core-i7-12700k-cache-25mb-3-6ghz-5-0ghz-max-turbo-lga-1700-bx8071512700k/" text:style-name="Internet_20_link" text:visited-style-name="Visited_20_Internet_20_Link"><text:span text:style-name="T1">Core i7 12700K</text:span></text:a><text:a xlink:type="simple" xlink:href="https://www.guerradigital.com.br/produtos/intel-core-i7-12700k-cache-25mb-3-6ghz-5-0ghz-max-turbo-lga-1700-bx8071512700k/" text:style-name="Internet_20_link" text:visited-style-name="Visited_20_Internet_20_Link"> - Intel Core i7-12700K, Cache 25MB, 3.6GHz (5.0GHz Max Turbo), LGA 1700 (BX8071512700K)</text:a></text:p>
          </table:table-cell>
          <table:table-cell table:style-name="Tabela1.B2" office:value-type="string">
            <text:p text:style-name="Table_20_Contents">R$ 2.149,14</text:p>
          </table:table-cell>
          <table:table-cell table:style-name="Tabela1.B2" office:value-type="string">
            <text:p text:style-name="Table_20_Contents">R$ 2.499,00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9619/processador-intel-core-i7-12700k-36ghz-50ghz-turbo-12-geracao-12-cores-20-threads-lga-1700-bx8071512700k?p=1360309" text:style-name="Internet_20_link" text:visited-style-name="Visited_20_Internet_20_Link"><text:span text:style-name="T1">Core i7 12700K</text:span></text:a><text:a xlink:type="simple" xlink:href="https://www.terabyteshop.com.br/produto/19619/processador-intel-core-i7-12700k-36ghz-50ghz-turbo-12-geracao-12-cores-20-threads-lga-1700-bx8071512700k?p=1360309" text:style-name="Internet_20_link" text:visited-style-name="Visited_20_Internet_20_Link"> - Processador Intel Core I7 12700K 3.6GHz (5.0GHz Turbo), 12ª Geração, 12-Cores 20-Threads, LGA 1700, Sem C</text:a></text:p>
          </table:table-cell>
          <table:table-cell table:style-name="Tabela1.B2" office:value-type="string">
            <text:p text:style-name="Table_20_Contents">R$ 2.159,00</text:p>
          </table:table-cell>
          <table:table-cell table:style-name="Tabela1.B2" office:value-type="string">
            <text:p text:style-name="Table_20_Contents">R$ 2.53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Core-i7-12700K-BX8071512700K/dp/B09GYJ5P98?&amp;linkCode=ll1&amp;tag=grafico01-20&amp;linkId=b924546ffd3f26b28fa0dca097ea583c&amp;language=pt_BR&amp;ref_=as_li_ss_tl" text:style-name="Internet_20_link" text:visited-style-name="Visited_20_Internet_20_Link"><text:span text:style-name="T1">Core i7 12700K</text:span></text:a><text:a xlink:type="simple" xlink:href="https://www.amazon.com.br/Processador-Intel-Core-i7-12700K-BX8071512700K/dp/B09GYJ5P98?&amp;linkCode=ll1&amp;tag=grafico01-20&amp;linkId=b924546ffd3f26b28fa0dca097ea583c&amp;language=pt_BR&amp;ref_=as_li_ss_tl" text:style-name="Internet_20_link" text:visited-style-name="Visited_20_Internet_20_Link"> - Processador Intel Core I7-12700K 12ª Geração LGA 1700 BX8071512700K *</text:a></text:p>
          </table:table-cell>
          <table:table-cell table:style-name="Tabela1.B2" office:value-type="string">
            <text:p text:style-name="Table_20_Contents">R$ 2.159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amd-ryzen-7-5800x-38ghz-turbo-47ghz-cash-32mb-soquete-am4-s-coole-100100000063wof" text:style-name="Internet_20_link" text:visited-style-name="Visited_20_Internet_20_Link"><text:span text:style-name="T1">Ryzen 7 5800X</text:span></text:a><text:a xlink:type="simple" xlink:href="https://www.itxgamer.com.br/processador-amd-ryzen-7-5800x-38ghz-turbo-47ghz-cash-32mb-soquete-am4-s-coole-100100000063wof" text:style-name="Internet_20_link" text:visited-style-name="Visited_20_Internet_20_Link"> - Processador AMD Ryzen 7 5800X 3.8GHz (Turbo 4.7GHz) Cash 32MB, Soquete AM4, s/ coole, 100100000063WOF</text:a></text:p>
          </table:table-cell>
          <table:table-cell table:style-name="Tabela1.B2" office:value-type="string">
            <text:p text:style-name="Table_20_Contents">R$ 2.161,41</text:p>
          </table:table-cell>
          <table:table-cell table:style-name="Tabela1.B2" office:value-type="string">
            <text:p text:style-name="Table_20_Contents">R$ 2.542,84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5-13600k-35ghz-51ghz-turbo-13a-geracao-lga-1700-bx8071513600k" text:style-name="Internet_20_link" text:visited-style-name="Visited_20_Internet_20_Link"><text:span text:style-name="T1">Core i5 13600K</text:span></text:a><text:a xlink:type="simple" xlink:href="https://www.itxgamer.com.br/processador-intel-core-i5-13600k-35ghz-51ghz-turbo-13a-geracao-lga-1700-bx8071513600k" text:style-name="Internet_20_link" text:visited-style-name="Visited_20_Internet_20_Link"> - Processador Intel Core i5 13600K 3.5GHz (5.1GHz Turbo), 13ª Geração, LGA 1700, BX8071513600K</text:a></text:p>
          </table:table-cell>
          <table:table-cell table:style-name="Tabela1.B2" office:value-type="string">
            <text:p text:style-name="Table_20_Contents">R$ 2.176,66</text:p>
          </table:table-cell>
          <table:table-cell table:style-name="Tabela1.B2" office:value-type="string">
            <text:p text:style-name="Table_20_Contents">R$ 2.560,78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7-12700KF-Video-Integrado/dp/B09GYJJ1PT?&amp;linkCode=ll1&amp;tag=grafico01-20&amp;linkId=b924546ffd3f26b28fa0dca097ea583c&amp;language=pt_BR&amp;ref_=as_li_ss_tl" text:style-name="Internet_20_link" text:visited-style-name="Visited_20_Internet_20_Link"><text:span text:style-name="T1">Core i7 12700KF</text:span></text:a><text:a xlink:type="simple" xlink:href="https://www.amazon.com.br/Processador-Intel-i7-12700KF-Video-Integrado/dp/B09GYJJ1PT?&amp;linkCode=ll1&amp;tag=grafico01-20&amp;linkId=b924546ffd3f26b28fa0dca097ea583c&amp;language=pt_BR&amp;ref_=as_li_ss_tl" text:style-name="Internet_20_link" text:visited-style-name="Visited_20_Internet_20_Link"> - Processador Intel Core i7-12700KF Box, S/Video Integrado* - BX8071512700KF</text:a></text:p>
          </table:table-cell>
          <table:table-cell table:style-name="Tabela1.B2" office:value-type="string">
            <text:p text:style-name="Table_20_Contents">R$ 2.188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39790?awc=17729_1662751524_6df251c06c7f23694f0b7dae4d7eb8a5&amp;utm_source=AWIN&amp;utm_medium=AFILIADOS&amp;utm_term=935027" text:style-name="Internet_20_link" text:visited-style-name="Visited_20_Internet_20_Link"><text:span text:style-name="T1">Core i7 12700</text:span></text:a><text:a xlink:type="simple" xlink:href="https://www.kabum.com.br/produto/339790?awc=17729_1662751524_6df251c06c7f23694f0b7dae4d7eb8a5&amp;utm_source=AWIN&amp;utm_medium=AFILIADOS&amp;utm_term=935027" text:style-name="Internet_20_link" text:visited-style-name="Visited_20_Internet_20_Link"> - Processador Intel I7 12700 12ª Geração, 2.1GHz, Cache 25MB, Dual Core, 20 Threads, LGA 1700 - BX8071512700</text:a></text:p>
          </table:table-cell>
          <table:table-cell table:style-name="Tabela1.B2" office:value-type="string">
            <text:p text:style-name="Table_20_Contents">R$ 2.192,07</text:p>
          </table:table-cell>
          <table:table-cell table:style-name="Tabela1.B2" office:value-type="string">
            <text:p text:style-name="Table_20_Contents">R$ 2.578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9889?awc=17729_1662751524_6df251c06c7f23694f0b7dae4d7eb8a5&amp;utm_source=AWIN&amp;utm_medium=AFILIADOS&amp;utm_term=935027" text:style-name="Internet_20_link" text:visited-style-name="Visited_20_Internet_20_Link"><text:span text:style-name="T1">Ryzen 7 5800X3D</text:span></text:a><text:a xlink:type="simple" xlink:href="https://www.kabum.com.br/produto/409889?awc=17729_1662751524_6df251c06c7f23694f0b7dae4d7eb8a5&amp;utm_source=AWIN&amp;utm_medium=AFILIADOS&amp;utm_term=935027" text:style-name="Internet_20_link" text:visited-style-name="Visited_20_Internet_20_Link"> - Processador AMD Ryzen 7 5800X3D, 3.4GHz - 100100000651WOFI</text:a></text:p>
          </table:table-cell>
          <table:table-cell table:style-name="Tabela1.B2" office:value-type="string">
            <text:p text:style-name="Table_20_Contents">R$ 2.192,92</text:p>
          </table:table-cell>
          <table:table-cell table:style-name="Tabela1.B2" office:value-type="string">
            <text:p text:style-name="Table_20_Contents">R$ 2.57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Core-I7-10700KF-16MB/dp/B0883NG13L?&amp;linkCode=ll1&amp;tag=grafico01-20&amp;linkId=b924546ffd3f26b28fa0dca097ea583c&amp;language=pt_BR&amp;ref_=as_li_ss_tl" text:style-name="Internet_20_link" text:visited-style-name="Visited_20_Internet_20_Link"><text:span text:style-name="T1">Core i7 10700KF</text:span></text:a><text:a xlink:type="simple" xlink:href="https://www.amazon.com.br/Processador-Intel-Core-I7-10700KF-16MB/dp/B0883NG13L?&amp;linkCode=ll1&amp;tag=grafico01-20&amp;linkId=b924546ffd3f26b28fa0dca097ea583c&amp;language=pt_BR&amp;ref_=as_li_ss_tl" text:style-name="Internet_20_link" text:visited-style-name="Visited_20_Internet_20_Link"> - Processador Intel Core I7-10700KF 16MB LGA 1200 - BX8070110700KF *</text:a></text:p>
          </table:table-cell>
          <table:table-cell table:style-name="Tabela1.B2" office:value-type="string">
            <text:p text:style-name="Table_20_Contents">R$ 2.196,00</text:p>
          </table:table-cell>
          <table:table-cell table:style-name="Tabela1.B2" office:value-type="string">
            <text:p text:style-name="Table_20_Contents">R$ 2.196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Bx8071512700f-I7-12700f-Cooler/dp/B09MDHZ2YQ?&amp;linkCode=ll1&amp;tag=grafico01-20&amp;linkId=b924546ffd3f26b28fa0dca097ea583c&amp;language=pt_BR&amp;ref_=as_li_ss_tl" text:style-name="Internet_20_link" text:visited-style-name="Visited_20_Internet_20_Link"><text:span text:style-name="T1">Core i7 12700F</text:span></text:a><text:a xlink:type="simple" xlink:href="https://www.amazon.com.br/Intel-Processador-Bx8071512700f-I7-12700f-Cooler/dp/B09MDHZ2YQ?&amp;linkCode=ll1&amp;tag=grafico01-20&amp;linkId=b924546ffd3f26b28fa0dca097ea583c&amp;language=pt_BR&amp;ref_=as_li_ss_tl" text:style-name="Internet_20_link" text:visited-style-name="Visited_20_Internet_20_Link"> - Processador Intel Core I7-12700F, 12ª Geração LGA 1700 BX8071512700F *</text:a></text:p>
          </table:table-cell>
          <table:table-cell table:style-name="Tabela1.B2" office:value-type="string">
            <text:p text:style-name="Table_20_Contents">R$ 2.199,00</text:p>
          </table:table-cell>
          <table:table-cell table:style-name="Tabela1.B2" office:value-type="string">
            <text:p text:style-name="Table_20_Contents">R$ 2.19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2264/processador-amd-ryzen-7-7700x-45ghz-54ghz-turbo-8-cores-16-threads-am5-100-100000591wof?p=1360309" text:style-name="Internet_20_link" text:visited-style-name="Visited_20_Internet_20_Link"><text:span text:style-name="T1">Ryzen 7 7700X</text:span></text:a><text:a xlink:type="simple" xlink:href="https://www.terabyteshop.com.br/produto/22264/processador-amd-ryzen-7-7700x-45ghz-54ghz-turbo-8-cores-16-threads-am5-100-100000591wof?p=1360309" text:style-name="Internet_20_link" text:visited-style-name="Visited_20_Internet_20_Link"> - Processador AMD Ryzen 7 7700X 4.5GHz (5.4GHz Turbo), 8-Cores 16-Threads, AM5, Sem Cooler, 100-100000591WO</text:a></text:p>
          </table:table-cell>
          <table:table-cell table:style-name="Tabela1.B2" office:value-type="string">
            <text:p text:style-name="Table_20_Contents">R$ 2.199,00</text:p>
          </table:table-cell>
          <table:table-cell table:style-name="Tabela1.B2" office:value-type="string">
            <text:p text:style-name="Table_20_Contents">R$ 2.58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7-7700x-45-ghz-40mb-cache-am5-100-100000591wofi" text:style-name="Internet_20_link" text:visited-style-name="Visited_20_Internet_20_Link"><text:span text:style-name="T1">Ryzen 7 7700X</text:span></text:a><text:a xlink:type="simple" xlink:href="https://www.fgtec.com.br/processador-amd-ryzen-7-7700x-45-ghz-40mb-cache-am5-100-100000591wofi" text:style-name="Internet_20_link" text:visited-style-name="Visited_20_Internet_20_Link"> - Processador AMD Ryzen 7 7700X 4.5 GHz 40MB Cache AM5 - 100-100000591WOFI</text:a></text:p>
          </table:table-cell>
          <table:table-cell table:style-name="Tabela1.B2" office:value-type="string">
            <text:p text:style-name="Table_20_Contents">R$ 2.199,80</text:p>
          </table:table-cell>
          <table:table-cell table:style-name="Tabela1.B2" office:value-type="string">
            <text:p text:style-name="Table_20_Contents">R$ 2.58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5-12600k-37ghz-49ghz-turbo-10-cores-16-threads-lga-1700-sem-cooler-bx8071512600k" text:style-name="Internet_20_link" text:visited-style-name="Visited_20_Internet_20_Link"><text:span text:style-name="T1">Core i5 12600K</text:span></text:a><text:a xlink:type="simple" xlink:href="https://www.alligatorshop.com.br/processador-intel-core-i5-12600k-37ghz-49ghz-turbo-10-cores-16-threads-lga-1700-sem-cooler-bx8071512600k" text:style-name="Internet_20_link" text:visited-style-name="Visited_20_Internet_20_Link"> - Processador Intel Core i5 12600K 3.7GHz (4.9GHz Turbo) 10-Cores 16-Threads LGA 1700 Sem Cooler BX8071512600K</text:a></text:p>
          </table:table-cell>
          <table:table-cell table:style-name="Tabela1.B2" office:value-type="string">
            <text:p text:style-name="Table_20_Contents">R$ 2.199,90</text:p>
          </table:table-cell>
          <table:table-cell table:style-name="Tabela1.B2" office:value-type="string">
            <text:p text:style-name="Table_20_Contents">R$ 2.588,12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9-10900-Cache-3-7GHz/dp/B0883P56BM?&amp;linkCode=ll1&amp;tag=grafico01-20&amp;linkId=b924546ffd3f26b28fa0dca097ea583c&amp;language=pt_BR&amp;ref_=as_li_ss_tl" text:style-name="Internet_20_link" text:visited-style-name="Visited_20_Internet_20_Link"><text:span text:style-name="T1">Core i9 10900</text:span></text:a><text:a xlink:type="simple" xlink:href="https://www.amazon.com.br/Processador-Intel-I9-10900-Cache-3-7GHz/dp/B0883P56BM?&amp;linkCode=ll1&amp;tag=grafico01-20&amp;linkId=b924546ffd3f26b28fa0dca097ea583c&amp;language=pt_BR&amp;ref_=as_li_ss_tl" text:style-name="Internet_20_link" text:visited-style-name="Visited_20_Internet_20_Link"> - Processador Intel Core I9-10900 </text:a><text:soft-page-break/><text:a xlink:type="simple" xlink:href="https://www.amazon.com.br/Processador-Intel-I9-10900-Cache-3-7GHz/dp/B0883P56BM?&amp;linkCode=ll1&amp;tag=grafico01-20&amp;linkId=b924546ffd3f26b28fa0dca097ea583c&amp;language=pt_BR&amp;ref_=as_li_ss_tl" text:style-name="Internet_20_link" text:visited-style-name="Visited_20_Internet_20_Link">Cache 20MB 3.7GHz LGA 1200</text:a></text:p>
          </table:table-cell>
          <table:table-cell table:style-name="Tabela1.B2" office:value-type="string">
            <text:p text:style-name="Table_20_Contents">R$ 2.200,00</text:p>
          </table:table-cell>
          <table:table-cell table:style-name="Tabela1.B2" office:value-type="string">
            <text:p text:style-name="Table_20_Contents">R$ 2.20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7-11700-25ghz-49ghz-turbo-11a-geracao-lga-1200-bx8070811700" text:style-name="Internet_20_link" text:visited-style-name="Visited_20_Internet_20_Link"><text:span text:style-name="T1">Core i7 11700</text:span></text:a><text:a xlink:type="simple" xlink:href="https://www.itxgamer.com.br/processador-intel-core-i7-11700-25ghz-49ghz-turbo-11a-geracao-lga-1200-bx8070811700" text:style-name="Internet_20_link" text:visited-style-name="Visited_20_Internet_20_Link"> - Processador Intel Core i7 11700 2.5GHz (4.9GHz Turbo), 11ª Geração, LGA 1200, BX8070811700</text:a></text:p>
          </table:table-cell>
          <table:table-cell table:style-name="Tabela1.B2" office:value-type="string">
            <text:p text:style-name="Table_20_Contents">R$ 2.218,63</text:p>
          </table:table-cell>
          <table:table-cell table:style-name="Tabela1.B2" office:value-type="string">
            <text:p text:style-name="Table_20_Contents">R$ 2.610,15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69573?awc=17729_1662751524_6df251c06c7f23694f0b7dae4d7eb8a5&amp;utm_source=AWIN&amp;utm_medium=AFILIADOS&amp;utm_term=935027" text:style-name="Internet_20_link" text:visited-style-name="Visited_20_Internet_20_Link"><text:span text:style-name="T1">Core i7 10700K</text:span></text:a><text:a xlink:type="simple" xlink:href="https://www.kabum.com.br/produto/169573?awc=17729_1662751524_6df251c06c7f23694f0b7dae4d7eb8a5&amp;utm_source=AWIN&amp;utm_medium=AFILIADOS&amp;utm_term=935027" text:style-name="Internet_20_link" text:visited-style-name="Visited_20_Internet_20_Link"> - Processador Intel Core I7 10700K 10ª Geração, 3.80GHz, Cache 16MB, Octa Core, 16 Threads, LGA 1200 - BX8070110700K</text:a></text:p>
          </table:table-cell>
          <table:table-cell table:style-name="Tabela1.B2" office:value-type="string">
            <text:p text:style-name="Table_20_Contents">R$ 2.226,87</text:p>
          </table:table-cell>
          <table:table-cell table:style-name="Tabela1.B2" office:value-type="string">
            <text:p text:style-name="Table_20_Contents">R$ 2.226,8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5-12600K-Intel-12600K-BX8071512600K/dp/B09GYHXDHH?&amp;linkCode=ll1&amp;tag=grafico01-20&amp;linkId=b924546ffd3f26b28fa0dca097ea583c&amp;language=pt_BR&amp;ref_=as_li_ss_tl" text:style-name="Internet_20_link" text:visited-style-name="Visited_20_Internet_20_Link"><text:span text:style-name="T1">Core i5 12600K</text:span></text:a><text:a xlink:type="simple" xlink:href="https://www.amazon.com.br/Processador-i5-12600K-Intel-12600K-BX8071512600K/dp/B09GYHXDHH?&amp;linkCode=ll1&amp;tag=grafico01-20&amp;linkId=b924546ffd3f26b28fa0dca097ea583c&amp;language=pt_BR&amp;ref_=as_li_ss_tl" text:style-name="Internet_20_link" text:visited-style-name="Visited_20_Internet_20_Link"> - Processador Core i5-12600K 3.7 Ghz / 4.9 Ghz Processador Intel Core i5 12600K Box, DDR5 BX8071512600K INTEL</text:a></text:p>
          </table:table-cell>
          <table:table-cell table:style-name="Tabela1.B2" office:value-type="string">
            <text:p text:style-name="Table_20_Contents">R$ 2.227,00</text:p>
          </table:table-cell>
          <table:table-cell table:style-name="Tabela1.B2" office:value-type="string">
            <text:p text:style-name="Table_20_Contents">R$ 2.228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71815?awc=17729_1662751524_6df251c06c7f23694f0b7dae4d7eb8a5&amp;utm_source=AWIN&amp;utm_medium=AFILIADOS&amp;utm_term=935027" text:style-name="Internet_20_link" text:visited-style-name="Visited_20_Internet_20_Link"><text:span text:style-name="T1">Ryzen 7 5700G</text:span></text:a><text:a xlink:type="simple" xlink:href="https://www.kabum.com.br/produto/371815?awc=17729_1662751524_6df251c06c7f23694f0b7dae4d7eb8a5&amp;utm_source=AWIN&amp;utm_medium=AFILIADOS&amp;utm_term=935027" text:style-name="Internet_20_link" text:visited-style-name="Visited_20_Internet_20_Link"> - Kit Upgrade Amd Ryzen 7 5700g, Placa Mãe A520m-e Prime Asus, 8gb Ddr4, Neologic - Nli84112</text:a></text:p>
          </table:table-cell>
          <table:table-cell table:style-name="Tabela1.B2" office:value-type="string">
            <text:p text:style-name="Table_20_Contents">R$ 2.234,61</text:p>
          </table:table-cell>
          <table:table-cell table:style-name="Tabela1.B2" office:value-type="string">
            <text:p text:style-name="Table_20_Contents">R$ 2.455,6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5-13600KF-Desktop-núcleos/dp/B0BCF5CZ16?&amp;linkCode=ll1&amp;tag=grafico01-20&amp;linkId=b924546ffd3f26b28fa0dca097ea583c&amp;language=pt_BR&amp;ref_=as_li_ss_tl" text:style-name="Internet_20_link" text:visited-style-name="Visited_20_Internet_20_Link"><text:span text:style-name="T1">Core i5 13600KF</text:span></text:a><text:a xlink:type="simple" xlink:href="https://www.amazon.com.br/Intel-Processador-i5-13600KF-Desktop-núcleos/dp/B0BCF5CZ16?&amp;linkCode=ll1&amp;tag=grafico01-20&amp;linkId=b924546ffd3f26b28fa0dca097ea583c&amp;language=pt_BR&amp;ref_=as_li_ss_tl" text:style-name="Internet_20_link" text:visited-style-name="Visited_20_Internet_20_Link"> - Intel Processador Core i5-13600KF Desktop 14 núcleos (6 P-core + 8 E-cores) 24 M Cache, até 5,1 GHz</text:a></text:p>
          </table:table-cell>
          <table:table-cell table:style-name="Tabela1.B2" office:value-type="string">
            <text:p text:style-name="Table_20_Contents">R$ 2.248,00</text:p>
          </table:table-cell>
          <table:table-cell table:style-name="Tabela1.B2" office:value-type="string">
            <text:p text:style-name="Table_20_Contents">R$ 2.248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62086?awc=17729_1662751524_6df251c06c7f23694f0b7dae4d7eb8a5&amp;utm_source=AWIN&amp;utm_medium=AFILIADOS&amp;utm_term=935027" text:style-name="Internet_20_link" text:visited-style-name="Visited_20_Internet_20_Link"><text:span text:style-name="T1">Core i5 11400F</text:span></text:a><text:a xlink:type="simple" xlink:href="https://www.kabum.com.br/produto/262086?awc=17729_1662751524_6df251c06c7f23694f0b7dae4d7eb8a5&amp;utm_source=AWIN&amp;utm_medium=AFILIADOS&amp;utm_term=935027" text:style-name="Internet_20_link" text:visited-style-name="Visited_20_Internet_20_Link"> - Kit Upgrade Processador Intel Core I5 11400F + Placa-Mãe Gigabyte H510M-H + Memória 8GB DDR4</text:a></text:p>
          </table:table-cell>
          <table:table-cell table:style-name="Tabela1.B2" office:value-type="string">
            <text:p text:style-name="Table_20_Contents">R$ 2.252,49</text:p>
          </table:table-cell>
          <table:table-cell table:style-name="Tabela1.B2" office:value-type="string">
            <text:p text:style-name="Table_20_Contents">R$ 2.64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5-13400-Desktop-núcleos/dp/B0BQ68QB6R?&amp;linkCode=ll1&amp;tag=grafico01-20&amp;linkId=b924546ffd3f26b28fa0dca097ea583c&amp;language=pt_BR&amp;ref_=as_li_ss_tl" text:style-name="Internet_20_link" text:visited-style-name="Visited_20_Internet_20_Link"><text:span text:style-name="T1">Core i5 13400</text:span></text:a><text:a xlink:type="simple" xlink:href="https://www.amazon.com.br/Intel-Processador-i5-13400-Desktop-núcleos/dp/B0BQ68QB6R?&amp;linkCode=ll1&amp;tag=grafico01-20&amp;linkId=b924546ffd3f26b28fa0dca097ea583c&amp;language=pt_BR&amp;ref_=as_li_ss_tl" text:style-name="Internet_20_link" text:visited-style-name="Visited_20_Internet_20_Link"> - Intel Processador Core i5-13400 Desktop 10 núcleos (6 P-core + 4 E-cores) 20 MB de cache, até 4,6 GHz</text:a></text:p>
          </table:table-cell>
          <table:table-cell table:style-name="Tabela1.B2" office:value-type="string">
            <text:p text:style-name="Table_20_Contents">R$ 2.254,00</text:p>
          </table:table-cell>
          <table:table-cell table:style-name="Tabela1.B2" office:value-type="string">
            <text:p text:style-name="Table_20_Contents">R$ 2.254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7700X-Threads-Graphics/dp/B0BBHHT8LY?&amp;linkCode=ll1&amp;tag=grafico01-20&amp;linkId=b924546ffd3f26b28fa0dca097ea583c&amp;language=pt_BR&amp;ref_=as_li_ss_tl" text:style-name="Internet_20_link" text:visited-style-name="Visited_20_Internet_20_Link"><text:span text:style-name="T1">Ryzen 7 7700X</text:span></text:a><text:a xlink:type="simple" xlink:href="https://www.amazon.com.br/Processador-AMD-7700X-Threads-Graphics/dp/B0BBHHT8LY?&amp;linkCode=ll1&amp;tag=grafico01-20&amp;linkId=b924546ffd3f26b28fa0dca097ea583c&amp;language=pt_BR&amp;ref_=as_li_ss_tl" text:style-name="Internet_20_link" text:visited-style-name="Visited_20_Internet_20_Link"> - Processador AMD Ryzen 7 7700X Box (AM5/8 Cores/16 Threads/5.4GHz/40MB Cache/Radeon Graphics) Com Vídeo/Sem Cooler</text:a></text:p>
          </table:table-cell>
          <table:table-cell table:style-name="Tabela1.B2" office:value-type="string">
            <text:p text:style-name="Table_20_Contents">R$ 2.255,00</text:p>
          </table:table-cell>
          <table:table-cell table:style-name="Tabela1.B2" office:value-type="string">
            <text:p text:style-name="Table_20_Contents">R$ 2.255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81842?awc=17729_1662751524_6df251c06c7f23694f0b7dae4d7eb8a5&amp;utm_source=AWIN&amp;utm_medium=AFILIADOS&amp;utm_term=935027" text:style-name="Internet_20_link" text:visited-style-name="Visited_20_Internet_20_Link"><text:span text:style-name="T1">Ryzen 9 5900X</text:span></text:a><text:a xlink:type="simple" xlink:href="https://www.kabum.com.br/produto/181842?awc=17729_1662751524_6df251c06c7f23694f0b7dae4d7eb8a5&amp;utm_source=AWIN&amp;utm_medium=AFILIADOS&amp;utm_term=935027" text:style-name="Internet_20_link" text:visited-style-name="Visited_20_Internet_20_Link"> - Processador AMD Ryzen 9 5900X, 3.7GHz, Cache 70MB, AM4, 105W</text:a></text:p>
          </table:table-cell>
          <table:table-cell table:style-name="Tabela1.B2" office:value-type="string">
            <text:p text:style-name="Table_20_Contents">R$ 2.256,39</text:p>
          </table:table-cell>
          <table:table-cell table:style-name="Tabela1.B2" office:value-type="string">
            <text:p text:style-name="Table_20_Contents">R$ 2.654,5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Bx8070110600ka-I5-10600k-4-1ghz/dp/B08DRNZPVH?&amp;linkCode=ll1&amp;tag=grafico01-20&amp;linkId=b924546ffd3f26b28fa0dca097ea583c&amp;language=pt_BR&amp;ref_=as_li_ss_tl" text:style-name="Internet_20_link" text:visited-style-name="Visited_20_Internet_20_Link"><text:span text:style-name="T1">Core i5 10600K</text:span></text:a><text:a xlink:type="simple" xlink:href="https://www.amazon.com.br/Processador-Intel-Bx8070110600ka-I5-10600k-4-1ghz/dp/B08DRNZPVH?&amp;linkCode=ll1&amp;tag=grafico01-20&amp;linkId=b924546ffd3f26b28fa0dca097ea583c&amp;language=pt_BR&amp;ref_=as_li_ss_tl" text:style-name="Internet_20_link" text:visited-style-name="Visited_20_Internet_20_Link"> - Processador Intel Core i5-10600KA Avengers (LGA 1200/4.80GHz Max Turbo / 12MB Cache/UHD Intel 630) - *S/Cooler e S/Video Integrado* - BX8070110600KA</text:a></text:p>
          </table:table-cell>
          <table:table-cell table:style-name="Tabela1.B2" office:value-type="string">
            <text:p text:style-name="Table_20_Contents">R$ 2.258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22287?awc=17729_1662751524_6df251c06c7f23694f0b7dae4d7eb8a5&amp;utm_source=AWIN&amp;utm_medium=AFILIADOS&amp;utm_term=935027" text:style-name="Internet_20_link" text:visited-style-name="Visited_20_Internet_20_Link"><text:span text:style-name="T1">Core i5 10600K</text:span></text:a><text:a xlink:type="simple" xlink:href="https://www.kabum.com.br/produto/222287?awc=17729_1662751524_6df251c06c7f23694f0b7dae4d7eb8a5&amp;utm_source=AWIN&amp;utm_medium=AFILIADOS&amp;utm_term=935027" text:style-name="Internet_20_link" text:visited-style-name="Visited_20_Internet_20_Link"> - Processador Intel I5-10600K Marvel's Avengers Collector's Edition Packaging, Cache 12MB, 4.10GHz (4.80GHz) - BX8070110600KA</text:a></text:p>
          </table:table-cell>
          <table:table-cell table:style-name="Tabela1.B2" office:value-type="string">
            <text:p text:style-name="Table_20_Contents">R$ 2.258,10</text:p>
          </table:table-cell>
          <table:table-cell table:style-name="Tabela1.B2" office:value-type="string">
            <text:p text:style-name="Table_20_Contents">R$ 2.50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6913?awc=17729_1662751524_6df251c06c7f23694f0b7dae4d7eb8a5&amp;utm_source=AWIN&amp;utm_medium=AFILIADOS&amp;utm_term=935027" text:style-name="Internet_20_link" text:visited-style-name="Visited_20_Internet_20_Link"><text:span text:style-name="T1">Core i5 13600K</text:span></text:a><text:a xlink:type="simple" xlink:href="https://www.kabum.com.br/produto/406913?awc=17729_1662751524_6df251c06c7f23694f0b7dae4d7eb8a5&amp;utm_source=AWIN&amp;utm_medium=AFILIADOS&amp;utm_term=935027" text:style-name="Internet_20_link" text:visited-style-name="Visited_20_Internet_20_Link"> - Processador Intel Core I5-13600K, 3.5GHz, Cache 24MB, Quad Core, 20 Threads, LGA 1700 - BX8071513600KI</text:a></text:p>
          </table:table-cell>
          <table:table-cell table:style-name="Tabela1.B2" office:value-type="string">
            <text:p text:style-name="Table_20_Contents">R$ 2.259,22</text:p>
          </table:table-cell>
          <table:table-cell table:style-name="Tabela1.B2" office:value-type="string">
            <text:p text:style-name="Table_20_Contents">R$ 2.657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7-10700K-NUCLEOS-THREADS-BX8070110700K/dp/B0883P8CNM?&amp;linkCode=ll1&amp;tag=grafico01-20&amp;linkId=b924546ffd3f26b28fa0dca097ea583c&amp;language=pt_BR&amp;ref_=as_li_ss_tl" text:style-name="Internet_20_link" text:visited-style-name="Visited_20_Internet_20_Link"><text:span text:style-name="T1">Core i7 10700K</text:span></text:a><text:a xlink:type="simple" xlink:href="https://www.amazon.com.br/PROCESSADOR-I7-10700K-NUCLEOS-THREADS-BX8070110700K/dp/B0883P8CNM?&amp;linkCode=ll1&amp;tag=grafico01-20&amp;linkId=b924546ffd3f26b28fa0dca097ea583c&amp;language=pt_BR&amp;ref_=as_li_ss_tl" text:style-name="Internet_20_link" text:visited-style-name="Visited_20_Internet_20_Link"> - Processador Intel Core I7-10700K 16MB 5.1GHz LGA 1200 BX8070110700K *</text:a></text:p>
          </table:table-cell>
          <table:table-cell table:style-name="Tabela1.B2" office:value-type="string">
            <text:p text:style-name="Table_20_Contents">R$ 2.270,00</text:p>
          </table:table-cell>
          <table:table-cell table:style-name="Tabela1.B2" office:value-type="string">
            <text:p text:style-name="Table_20_Contents">R$ 2.27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90988?awc=17729_1662751524_6df251c06c7f23694f0b7dae4d7eb8a5&amp;utm_source=AWIN&amp;utm_medium=AFILIADOS&amp;utm_term=935027" text:style-name="Internet_20_link" text:visited-style-name="Visited_20_Internet_20_Link"><text:span text:style-name="T1">Ryzen 7 7700X</text:span></text:a><text:a xlink:type="simple" xlink:href="https://www.kabum.com.br/produto/390988?awc=17729_1662751524_6df251c06c7f23694f0b7dae4d7eb8a5&amp;utm_source=AWIN&amp;utm_medium=AFILIADOS&amp;utm_term=935027" text:style-name="Internet_20_link" text:visited-style-name="Visited_20_Internet_20_Link"> - Processador AMD Ryzen 7 7700X, 5.4GHz, Cache 40MB, AM5, Radeon Graphics Com Vídeo - 100-100000591WOF</text:a></text:p>
          </table:table-cell>
          <table:table-cell table:style-name="Tabela1.B2" office:value-type="string">
            <text:p text:style-name="Table_20_Contents">R$ 2.277,92</text:p>
          </table:table-cell>
          <table:table-cell table:style-name="Tabela1.B2" office:value-type="string">
            <text:p text:style-name="Table_20_Contents">R$ 2.67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0943?awc=17729_1662751524_6df251c06c7f23694f0b7dae4d7eb8a5&amp;utm_source=AWIN&amp;utm_medium=AFILIADOS&amp;utm_term=935027" text:style-name="Internet_20_link" text:visited-style-name="Visited_20_Internet_20_Link"><text:span text:style-name="T1">Core i5 12600K</text:span></text:a><text:a xlink:type="simple" xlink:href="https://www.kabum.com.br/produto/460943?awc=17729_1662751524_6df251c06c7f23694f0b7dae4d7eb8a5&amp;utm_source=AWIN&amp;utm_medium=AFILIADOS&amp;utm_term=935027" text:style-name="Internet_20_link" text:visited-style-name="Visited_20_Internet_20_Link"> - Processador Intel Core I5,12600k, 3.7ghz 4.9ghz Max Turbo Cache 20mb LGA1700 - BX8071512600K</text:a></text:p>
          </table:table-cell>
          <table:table-cell table:style-name="Tabela1.B2" office:value-type="string">
            <text:p text:style-name="Table_20_Contents">R$ 2.279,00</text:p>
          </table:table-cell>
          <table:table-cell table:style-name="Tabela1.B2" office:value-type="string">
            <text:p text:style-name="Table_20_Contents">R$ 2.27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7-7700x-5-4ghz-max-turbo-cache-40mb-am5-8-nucleos-video-integrado-100-100000591wof/" text:style-name="Internet_20_link" text:visited-style-name="Visited_20_Internet_20_Link"><text:span text:style-name="T1">Ryzen 7 7700X</text:span></text:a><text:a xlink:type="simple" xlink:href="https://www.guerradigital.com.br/produtos/amd-ryzen-7-7700x-5-4ghz-max-turbo-cache-40mb-am5-8-nucleos-video-integrado-100-100000591wof/" text:style-name="Internet_20_link" text:visited-style-name="Visited_20_Internet_20_Link"> - AMD Ryzen 7 7700X, 5.4GHz Max Turbo, Cache 40MB, AM5, 8 Núcleos, Vídeo Integrado (100-100000591WOF)</text:a></text:p>
          </table:table-cell>
          <table:table-cell table:style-name="Tabela1.B2" office:value-type="string">
            <text:p text:style-name="Table_20_Contents">R$ 2.279,00</text:p>
          </table:table-cell>
          <table:table-cell table:style-name="Tabela1.B2" office:value-type="string">
            <text:p text:style-name="Table_20_Contents">R$ 2.649,96</text:p>
          </table:table-cell>
          <table:table-cell table:style-name="Tabela1.B2" office:value-type="string">
            <text:p text:style-name="Table_20_Contents">GuerraDigital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kabum.com.br/produto/113000?awc=17729_1662751524_6df251c06c7f23694f0b7dae4d7eb8a5&amp;utm_source=AWIN&amp;utm_medium=AFILIADOS&amp;utm_term=935027" text:style-name="Internet_20_link" text:visited-style-name="Visited_20_Internet_20_Link"><text:span text:style-name="T1">Core i9 10900K</text:span></text:a><text:a xlink:type="simple" xlink:href="https://www.kabum.com.br/produto/113000?awc=17729_1662751524_6df251c06c7f23694f0b7dae4d7eb8a5&amp;utm_source=AWIN&amp;utm_medium=AFILIADOS&amp;utm_term=935027" text:style-name="Internet_20_link" text:visited-style-name="Visited_20_Internet_20_Link"> - Processador Intel Core i9-10900K, 3.7GHz (5.3GHz Max Turbo), Cache 20MB, LGA 1200 - BX8070110900K</text:a></text:p>
          </table:table-cell>
          <table:table-cell table:style-name="Tabela1.B2" office:value-type="string">
            <text:p text:style-name="Table_20_Contents">R$ 2.280,00</text:p>
          </table:table-cell>
          <table:table-cell table:style-name="Tabela1.B2" office:value-type="string">
            <text:p text:style-name="Table_20_Contents">R$ 2.666,6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0719?awc=17729_1662751524_6df251c06c7f23694f0b7dae4d7eb8a5&amp;utm_source=AWIN&amp;utm_medium=AFILIADOS&amp;utm_term=935027" text:style-name="Internet_20_link" text:visited-style-name="Visited_20_Internet_20_Link"><text:span text:style-name="T1">Core i5 13600KF</text:span></text:a><text:a xlink:type="simple" xlink:href="https://www.kabum.com.br/produto/400719?awc=17729_1662751524_6df251c06c7f23694f0b7dae4d7eb8a5&amp;utm_source=AWIN&amp;utm_medium=AFILIADOS&amp;utm_term=935027" text:style-name="Internet_20_link" text:visited-style-name="Visited_20_Internet_20_Link"> - Processador Intel Core I5 13600kf, 5.10ghz Max Turbo, 14-core, Lga1700</text:a></text:p>
          </table:table-cell>
          <table:table-cell table:style-name="Tabela1.B2" office:value-type="string">
            <text:p text:style-name="Table_20_Contents">R$ 2.281,09</text:p>
          </table:table-cell>
          <table:table-cell table:style-name="Tabela1.B2" office:value-type="string">
            <text:p text:style-name="Table_20_Contents">R$ 2.401,1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45599?awc=17729_1662751524_6df251c06c7f23694f0b7dae4d7eb8a5&amp;utm_source=AWIN&amp;utm_medium=AFILIADOS&amp;utm_term=935027" text:style-name="Internet_20_link" text:visited-style-name="Visited_20_Internet_20_Link"><text:span text:style-name="T1">Core i5 12400F</text:span></text:a><text:a xlink:type="simple" xlink:href="https://www.kabum.com.br/produto/345599?awc=17729_1662751524_6df251c06c7f23694f0b7dae4d7eb8a5&amp;utm_source=AWIN&amp;utm_medium=AFILIADOS&amp;utm_term=935027" text:style-name="Internet_20_link" text:visited-style-name="Visited_20_Internet_20_Link"> - Kit Upgrade Intel Core I5-12400f, Asus H610-e Prime 2xddr4, Ssd Kingston A400 2.5 240gb</text:a></text:p>
          </table:table-cell>
          <table:table-cell table:style-name="Tabela1.B2" office:value-type="string">
            <text:p text:style-name="Table_20_Contents">R$ 2.283,01</text:p>
          </table:table-cell>
          <table:table-cell table:style-name="Tabela1.B2" office:value-type="string">
            <text:p text:style-name="Table_20_Contents">R$ 2.283,0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7-12700KF-processador-desktop-desbloqueado/dp/B09FXKHN7M?&amp;linkCode=ll1&amp;tag=grafico01-20&amp;linkId=b924546ffd3f26b28fa0dca097ea583c&amp;language=pt_BR&amp;ref_=as_li_ss_tl" text:style-name="Internet_20_link" text:visited-style-name="Visited_20_Internet_20_Link"><text:span text:style-name="T1">Core i7 12700KF</text:span></text:a><text:a xlink:type="simple" xlink:href="https://www.amazon.com.br/Intel-i7-12700KF-processador-desktop-desbloqueado/dp/B09FXKHN7M?&amp;linkCode=ll1&amp;tag=grafico01-20&amp;linkId=b924546ffd3f26b28fa0dca097ea583c&amp;language=pt_BR&amp;ref_=as_li_ss_tl" text:style-name="Internet_20_link" text:visited-style-name="Visited_20_Internet_20_Link"> - Intel Processador Core i7-12700KF Gaming Desktop 12 (8P+4E) núcleos até 5,0 GHz Desbloqueado LGA1700 Série 600 Chipset 125W</text:a></text:p>
          </table:table-cell>
          <table:table-cell table:style-name="Tabela1.B2" office:value-type="string">
            <text:p text:style-name="Table_20_Contents">R$ 2.285,00</text:p>
          </table:table-cell>
          <table:table-cell table:style-name="Tabela1.B2" office:value-type="string">
            <text:p text:style-name="Table_20_Contents">R$ 2.285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7-12700-NUCLEOS-BX8071512700/dp/B09MDJDSGH?&amp;linkCode=ll1&amp;tag=grafico01-20&amp;linkId=b924546ffd3f26b28fa0dca097ea583c&amp;language=pt_BR&amp;ref_=as_li_ss_tl" text:style-name="Internet_20_link" text:visited-style-name="Visited_20_Internet_20_Link"><text:span text:style-name="T1">Core i7 12700</text:span></text:a><text:a xlink:type="simple" xlink:href="https://www.amazon.com.br/Intel-PROCESSADOR-I7-12700-NUCLEOS-BX8071512700/dp/B09MDJDSGH?&amp;linkCode=ll1&amp;tag=grafico01-20&amp;linkId=b924546ffd3f26b28fa0dca097ea583c&amp;language=pt_BR&amp;ref_=as_li_ss_tl" text:style-name="Internet_20_link" text:visited-style-name="Visited_20_Internet_20_Link"> - Intel PROCESSADOR CORE I7-12700 2.1GHZ (TURBO 4,90GHZ) CACHE 25MB 12 NUCLEOS 20 THREADS 12ª GER LGA 1700 BX8071512700 –</text:a></text:p>
          </table:table-cell>
          <table:table-cell table:style-name="Tabela1.B2" office:value-type="string">
            <text:p text:style-name="Table_20_Contents">R$ 2.290,00</text:p>
          </table:table-cell>
          <table:table-cell table:style-name="Tabela1.B2" office:value-type="string">
            <text:p text:style-name="Table_20_Contents">R$ 2.290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1576?awc=17729_1662751524_6df251c06c7f23694f0b7dae4d7eb8a5&amp;utm_source=AWIN&amp;utm_medium=AFILIADOS&amp;utm_term=935027" text:style-name="Internet_20_link" text:visited-style-name="Visited_20_Internet_20_Link"><text:span text:style-name="T1">Core i9 11900F</text:span></text:a><text:a xlink:type="simple" xlink:href="https://www.kabum.com.br/produto/421576?awc=17729_1662751524_6df251c06c7f23694f0b7dae4d7eb8a5&amp;utm_source=AWIN&amp;utm_medium=AFILIADOS&amp;utm_term=935027" text:style-name="Internet_20_link" text:visited-style-name="Visited_20_Internet_20_Link"> - Processador Intel Core I9 11900f Box LGA 1200 16MB Cache S/ Vídeo - Bx8070811900f</text:a></text:p>
          </table:table-cell>
          <table:table-cell table:style-name="Tabela1.B2" office:value-type="string">
            <text:p text:style-name="Table_20_Contents">R$ 2.299,90</text:p>
          </table:table-cell>
          <table:table-cell table:style-name="Tabela1.B2" office:value-type="string">
            <text:p text:style-name="Table_20_Contents">R$ 2.29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5-13600k-35ghz-51ghz-turbo-13a-geracao-14-core-20-threads-lga-1700-bx8071513600k" text:style-name="Internet_20_link" text:visited-style-name="Visited_20_Internet_20_Link"><text:span text:style-name="T1">Core i5 13600K</text:span></text:a><text:a xlink:type="simple" xlink:href="https://www.alligatorshop.com.br/processador-intel-core-i5-13600k-35ghz-51ghz-turbo-13a-geracao-14-core-20-threads-lga-1700-bx8071513600k" text:style-name="Internet_20_link" text:visited-style-name="Visited_20_Internet_20_Link"> - Processador Intel Core i5 13600K 3.5GHz (5.1GHz Turbo) 13ª Geração 14-Core 20-Threads LGA 1700 BX8071513600K</text:a></text:p>
          </table:table-cell>
          <table:table-cell table:style-name="Tabela1.B2" office:value-type="string">
            <text:p text:style-name="Table_20_Contents">R$ 2.299,90</text:p>
          </table:table-cell>
          <table:table-cell table:style-name="Tabela1.B2" office:value-type="string">
            <text:p text:style-name="Table_20_Contents">R$ 2.705,76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9-11900F-geração-LGA1200-BX8070811900F/dp/B08TX47C97?&amp;linkCode=ll1&amp;tag=grafico01-20&amp;linkId=b924546ffd3f26b28fa0dca097ea583c&amp;language=pt_BR&amp;ref_=as_li_ss_tl" text:style-name="Internet_20_link" text:visited-style-name="Visited_20_Internet_20_Link"><text:span text:style-name="T1">Core i9 11900F</text:span></text:a><text:a xlink:type="simple" xlink:href="https://www.amazon.com.br/Intel-i9-11900F-geração-LGA1200-BX8070811900F/dp/B08TX47C97?&amp;linkCode=ll1&amp;tag=grafico01-20&amp;linkId=b924546ffd3f26b28fa0dca097ea583c&amp;language=pt_BR&amp;ref_=as_li_ss_tl" text:style-name="Internet_20_link" text:visited-style-name="Visited_20_Internet_20_Link"> - Processador Intel Core i9-11900F Box (LGA 1200/8 cores / 16 threads / 2.5GHz / 16MB Cache) S/Vídeo Integrado</text:a></text:p>
          </table:table-cell>
          <table:table-cell table:style-name="Tabela1.B2" office:value-type="string">
            <text:p text:style-name="Table_20_Contents">R$ 2.300,00</text:p>
          </table:table-cell>
          <table:table-cell table:style-name="Tabela1.B2" office:value-type="string">
            <text:p text:style-name="Table_20_Contents">R$ 2.30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3983?awc=17729_1662751524_6df251c06c7f23694f0b7dae4d7eb8a5&amp;utm_source=AWIN&amp;utm_medium=AFILIADOS&amp;utm_term=935027" text:style-name="Internet_20_link" text:visited-style-name="Visited_20_Internet_20_Link"><text:span text:style-name="T1">Core i5 10400</text:span></text:a><text:a xlink:type="simple" xlink:href="https://www.kabum.com.br/produto/363983?awc=17729_1662751524_6df251c06c7f23694f0b7dae4d7eb8a5&amp;utm_source=AWIN&amp;utm_medium=AFILIADOS&amp;utm_term=935027" text:style-name="Internet_20_link" text:visited-style-name="Visited_20_Internet_20_Link"> - Kit Upgrade - Processador Intel Core I5 10400 + Placa-Mãe Asrock H510m-Hvs + Memória RAM 16GB, 2666GHz, DDR4</text:a></text:p>
          </table:table-cell>
          <table:table-cell table:style-name="Tabela1.B2" office:value-type="string">
            <text:p text:style-name="Table_20_Contents">R$ 2.305,20</text:p>
          </table:table-cell>
          <table:table-cell table:style-name="Tabela1.B2" office:value-type="string">
            <text:p text:style-name="Table_20_Contents">R$ 2.712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9-10900F-gráficos-processador/dp/B086MHTK5C?&amp;linkCode=ll1&amp;tag=grafico01-20&amp;linkId=b924546ffd3f26b28fa0dca097ea583c&amp;language=pt_BR&amp;ref_=as_li_ss_tl" text:style-name="Internet_20_link" text:visited-style-name="Visited_20_Internet_20_Link"><text:span text:style-name="T1">Core i9 10900F</text:span></text:a><text:a xlink:type="simple" xlink:href="https://www.amazon.com.br/Processador-Intel-i9-10900F-gráficos-processador/dp/B086MHTK5C?&amp;linkCode=ll1&amp;tag=grafico01-20&amp;linkId=b924546ffd3f26b28fa0dca097ea583c&amp;language=pt_BR&amp;ref_=as_li_ss_tl" text:style-name="Internet_20_link" text:visited-style-name="Visited_20_Internet_20_Link"> - Intel Processador Core i9-10900F Desktop 10 núcleos até 5,2 GHz sem processador gráfico LGA 1200 (chipset Intel 400) 65W</text:a></text:p>
          </table:table-cell>
          <table:table-cell table:style-name="Tabela1.B2" office:value-type="string">
            <text:p text:style-name="Table_20_Contents">R$ 2.325,00</text:p>
          </table:table-cell>
          <table:table-cell table:style-name="Tabela1.B2" office:value-type="string">
            <text:p text:style-name="Table_20_Contents">R$ 2.325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amd-ryzen-7-7700-38ghz-53ghz-octa-core-40mb-am5-100-100000592box" text:style-name="Internet_20_link" text:visited-style-name="Visited_20_Internet_20_Link"><text:span text:style-name="T1">Ryzen 7 7700</text:span></text:a><text:a xlink:type="simple" xlink:href="https://www.gkinfostore.com.br/processador-amd-ryzen-7-7700-38ghz-53ghz-octa-core-40mb-am5-100-100000592box" text:style-name="Internet_20_link" text:visited-style-name="Visited_20_Internet_20_Link"> - Processador AMD Ryzen 7 7700 3.8GHz/ 5.3GHz Octa-Core 40MB AM5 - 100-100000592BOX</text:a></text:p>
          </table:table-cell>
          <table:table-cell table:style-name="Tabela1.B2" office:value-type="string">
            <text:p text:style-name="Table_20_Contents">R$ 2.329,00</text:p>
          </table:table-cell>
          <table:table-cell table:style-name="Tabela1.B2" office:value-type="string">
            <text:p text:style-name="Table_20_Contents">R$ 2.740,00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45579?awc=17729_1662751524_6df251c06c7f23694f0b7dae4d7eb8a5&amp;utm_source=AWIN&amp;utm_medium=AFILIADOS&amp;utm_term=935027" text:style-name="Internet_20_link" text:visited-style-name="Visited_20_Internet_20_Link"><text:span text:style-name="T1">Core i5 12400F</text:span></text:a><text:a xlink:type="simple" xlink:href="https://www.kabum.com.br/produto/345579?awc=17729_1662751524_6df251c06c7f23694f0b7dae4d7eb8a5&amp;utm_source=AWIN&amp;utm_medium=AFILIADOS&amp;utm_term=935027" text:style-name="Internet_20_link" text:visited-style-name="Visited_20_Internet_20_Link"> - Kit Upgrade Intel Core I5-12400f, ASUS H610-e Prime 2xDRR4, SSD M.2 WDSn350 240GB</text:a></text:p>
          </table:table-cell>
          <table:table-cell table:style-name="Tabela1.B2" office:value-type="string">
            <text:p text:style-name="Table_20_Contents">R$ 2.333,91</text:p>
          </table:table-cell>
          <table:table-cell table:style-name="Tabela1.B2" office:value-type="string">
            <text:p text:style-name="Table_20_Contents">R$ 2.333,9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58261?awc=17729_1662751524_6df251c06c7f23694f0b7dae4d7eb8a5&amp;utm_source=AWIN&amp;utm_medium=AFILIADOS&amp;utm_term=935027" text:style-name="Internet_20_link" text:visited-style-name="Visited_20_Internet_20_Link"><text:span text:style-name="T1">Core i9 10900F</text:span></text:a><text:a xlink:type="simple" xlink:href="https://www.kabum.com.br/produto/158261?awc=17729_1662751524_6df251c06c7f23694f0b7dae4d7eb8a5&amp;utm_source=AWIN&amp;utm_medium=AFILIADOS&amp;utm_term=935027" text:style-name="Internet_20_link" text:visited-style-name="Visited_20_Internet_20_Link"> - Processador Intel Core I9-10900F, 10ª Geração, 2.8GHz (5.2GHz Turbo), Cache 20MB, LGA 1200 - BX8070110900F</text:a></text:p>
          </table:table-cell>
          <table:table-cell table:style-name="Tabela1.B2" office:value-type="string">
            <text:p text:style-name="Table_20_Contents">R$ 2.334,01</text:p>
          </table:table-cell>
          <table:table-cell table:style-name="Tabela1.B2" office:value-type="string">
            <text:p text:style-name="Table_20_Contents">R$ 2.745,8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42572?awc=17729_1662751524_6df251c06c7f23694f0b7dae4d7eb8a5&amp;utm_source=AWIN&amp;utm_medium=AFILIADOS&amp;utm_term=935027" text:style-name="Internet_20_link" text:visited-style-name="Visited_20_Internet_20_Link"><text:span text:style-name="T1">Core i7 11700K</text:span></text:a><text:a xlink:type="simple" xlink:href="https://www.kabum.com.br/produto/442572?awc=17729_1662751524_6df251c06c7f23694f0b7dae4d7eb8a5&amp;utm_source=AWIN&amp;utm_medium=AFILIADOS&amp;utm_term=935027" text:style-name="Internet_20_link" text:visited-style-name="Visited_20_Internet_20_Link"> - Processador Intel Core I7-11700k, 3.6ghz (5ghz Turbo) LGA1200, 16MB Cache, 11ª Ger, Bx8070811700k</text:a></text:p>
          </table:table-cell>
          <table:table-cell table:style-name="Tabela1.B2" office:value-type="string">
            <text:p text:style-name="Table_20_Contents">R$ 2.334,60</text:p>
          </table:table-cell>
          <table:table-cell table:style-name="Tabela1.B2" office:value-type="string">
            <text:p text:style-name="Table_20_Contents">R$ 2.746,5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AMD-Ryzen-4500-MPK-Unidades/dp/B09XN6XJ27?&amp;linkCode=ll1&amp;tag=grafico01-20&amp;linkId=b924546ffd3f26b28fa0dca097ea583c&amp;language=pt_BR&amp;ref_=as_li_ss_tl" text:style-name="Internet_20_link" text:visited-style-name="Visited_20_Internet_20_Link"><text:span text:style-name="T1">Ryzen 5 4500</text:span></text:a><text:a xlink:type="simple" xlink:href="https://www.amazon.com.br/AMD-Ryzen-4500-MPK-Unidades/dp/B09XN6XJ27?&amp;linkCode=ll1&amp;tag=grafico01-20&amp;linkId=b924546ffd3f26b28fa0dca097ea583c&amp;language=pt_BR&amp;ref_=as_li_ss_tl" text:style-name="Internet_20_link" text:visited-style-name="Visited_20_Internet_20_Link"> - AMD Ryzen 5 4500 MPK 12 Unidades</text:a></text:p>
          </table:table-cell>
          <table:table-cell table:style-name="Tabela1.B2" office:value-type="string">
            <text:p text:style-name="Table_20_Contents">R$ 2.336,00</text:p>
          </table:table-cell>
          <table:table-cell table:style-name="Tabela1.B2" office:value-type="string">
            <text:p text:style-name="Table_20_Contents">R$ 2.336,3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71776?awc=17729_1662751524_6df251c06c7f23694f0b7dae4d7eb8a5&amp;utm_source=AWIN&amp;utm_medium=AFILIADOS&amp;utm_term=935027" text:style-name="Internet_20_link" text:visited-style-name="Visited_20_Internet_20_Link"><text:span text:style-name="T1">Ryzen 7 5700G</text:span></text:a><text:a xlink:type="simple" xlink:href="https://www.kabum.com.br/produto/371776?awc=17729_1662751524_6df251c06c7f23694f0b7dae4d7eb8a5&amp;utm_source=AWIN&amp;utm_medium=AFILIADOS&amp;utm_term=935027" text:style-name="Internet_20_link" text:visited-style-name="Visited_20_Internet_20_Link"> - Kit Upgrade Neologic Placa Mãe Asus A520m-e Prime, Processador AMD Ryzen 7 5700G, Memoria Gamer 16GB U-DIMM Com Dissipador</text:a></text:p>
          </table:table-cell>
          <table:table-cell table:style-name="Tabela1.B2" office:value-type="string">
            <text:p text:style-name="Table_20_Contents">R$ 2.336,66</text:p>
          </table:table-cell>
          <table:table-cell table:style-name="Tabela1.B2" office:value-type="string">
            <text:p text:style-name="Table_20_Contents">R$ 2.655,30</text:p>
          </table:table-cell>
          <table:table-cell table:style-name="Tabela1.B2" office:value-type="string">
            <text:p text:style-name="Table_20_Contents">Kabum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amazon.com.br/Processador-AMD-Ryzen-3700X-AM4/dp/B07SXMZLPK?&amp;linkCode=ll1&amp;tag=grafico01-20&amp;linkId=b924546ffd3f26b28fa0dca097ea583c&amp;language=pt_BR&amp;ref_=as_li_ss_tl" text:style-name="Internet_20_link" text:visited-style-name="Visited_20_Internet_20_Link"><text:span text:style-name="T1">Ryzen 7 3700X</text:span></text:a><text:a xlink:type="simple" xlink:href="https://www.amazon.com.br/Processador-AMD-Ryzen-3700X-AM4/dp/B07SXMZLPK?&amp;linkCode=ll1&amp;tag=grafico01-20&amp;linkId=b924546ffd3f26b28fa0dca097ea583c&amp;language=pt_BR&amp;ref_=as_li_ss_tl" text:style-name="Internet_20_link" text:visited-style-name="Visited_20_Internet_20_Link"> - Processador AMD Ryzen 7 3700X Box (AM4 / 8 Cores / 16 Threads / 3.6GHz / 36MB Cache/Cooler Wraith Prism RGB) - *S/Video Integrado*</text:a></text:p>
          </table:table-cell>
          <table:table-cell table:style-name="Tabela1.B2" office:value-type="string">
            <text:p text:style-name="Table_20_Contents">R$ 2.338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3700X-AM4/dp/B07SXMZLPK?&amp;linkCode=ll1&amp;tag=grafico01-20&amp;linkId=b924546ffd3f26b28fa0dca097ea583c&amp;language=pt_BR&amp;ref_=as_li_ss_tl" text:style-name="Internet_20_link" text:visited-style-name="Visited_20_Internet_20_Link"><text:span text:style-name="T1">Ryzen 7 3700X</text:span></text:a><text:a xlink:type="simple" xlink:href="https://www.amazon.com.br/Processador-AMD-Ryzen-3700X-AM4/dp/B07SXMZLPK?&amp;linkCode=ll1&amp;tag=grafico01-20&amp;linkId=b924546ffd3f26b28fa0dca097ea583c&amp;language=pt_BR&amp;ref_=as_li_ss_tl" text:style-name="Internet_20_link" text:visited-style-name="Visited_20_Internet_20_Link"> - Processador AMD Ryzen 7 3700X Box (AM4 / 8 Cores / 16 Threads / 3.6GHz / 36MB Cache/Cooler Wraith Prism RGB) - *S/Video Integrado*</text:a></text:p>
          </table:table-cell>
          <table:table-cell table:style-name="Tabela1.B2" office:value-type="string">
            <text:p text:style-name="Table_20_Contents">R$ 2.338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0278?awc=17729_1662751524_6df251c06c7f23694f0b7dae4d7eb8a5&amp;utm_source=AWIN&amp;utm_medium=AFILIADOS&amp;utm_term=935027" text:style-name="Internet_20_link" text:visited-style-name="Visited_20_Internet_20_Link"><text:span text:style-name="T1">Ryzen 7 7700</text:span></text:a><text:a xlink:type="simple" xlink:href="https://www.kabum.com.br/produto/420278?awc=17729_1662751524_6df251c06c7f23694f0b7dae4d7eb8a5&amp;utm_source=AWIN&amp;utm_medium=AFILIADOS&amp;utm_term=935027" text:style-name="Internet_20_link" text:visited-style-name="Visited_20_Internet_20_Link"> - Processador AMD Ryzen 7 7700, 3.8GHz (5.3GHz Max Turbo), Cache 32MB, 8 Cores, 16 Threads, AM5, Wraith Prism - 100-100000592BOX</text:a></text:p>
          </table:table-cell>
          <table:table-cell table:style-name="Tabela1.B2" office:value-type="string">
            <text:p text:style-name="Table_20_Contents">R$ 2.340,82</text:p>
          </table:table-cell>
          <table:table-cell table:style-name="Tabela1.B2" office:value-type="string">
            <text:p text:style-name="Table_20_Contents">R$ 2.753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7-11700kf-36-ghz-49ghz-turbo-11a-geracao-lga-1200-bx8070811700kf" text:style-name="Internet_20_link" text:visited-style-name="Visited_20_Internet_20_Link"><text:span text:style-name="T1">Core i7 11700KF</text:span></text:a><text:a xlink:type="simple" xlink:href="https://www.itxgamer.com.br/processador-intel-core-i7-11700kf-36-ghz-49ghz-turbo-11a-geracao-lga-1200-bx8070811700kf" text:style-name="Internet_20_link" text:visited-style-name="Visited_20_Internet_20_Link"> - Processador Intel Core i7 11700KF 3.6 GHz (4.9GHz Turbo), 11ª Geração, LGA 1200, BX8070811700KF</text:a></text:p>
          </table:table-cell>
          <table:table-cell table:style-name="Tabela1.B2" office:value-type="string">
            <text:p text:style-name="Table_20_Contents">R$ 2.344,85</text:p>
          </table:table-cell>
          <table:table-cell table:style-name="Tabela1.B2" office:value-type="string">
            <text:p text:style-name="Table_20_Contents">R$ 2.758,65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5800X3D-Threads/dp/B09VCJ2SHD?&amp;linkCode=ll1&amp;tag=grafico01-20&amp;linkId=b924546ffd3f26b28fa0dca097ea583c&amp;language=pt_BR&amp;ref_=as_li_ss_tl" text:style-name="Internet_20_link" text:visited-style-name="Visited_20_Internet_20_Link"><text:span text:style-name="T1">Ryzen 7 5800X3D</text:span></text:a><text:a xlink:type="simple" xlink:href="https://www.amazon.com.br/Processador-AMD-Ryzen-5800X3D-Threads/dp/B09VCJ2SHD?&amp;linkCode=ll1&amp;tag=grafico01-20&amp;linkId=b924546ffd3f26b28fa0dca097ea583c&amp;language=pt_BR&amp;ref_=as_li_ss_tl" text:style-name="Internet_20_link" text:visited-style-name="Visited_20_Internet_20_Link"> - Processador AMD Ryzen 7 5800X3D Box (AM4/8 Cores/16 Threads/4.5GHz/100MB Cache) - S/Cooler S/Video</text:a></text:p>
          </table:table-cell>
          <table:table-cell table:style-name="Tabela1.B2" office:value-type="string">
            <text:p text:style-name="Table_20_Contents">R$ 2.352,00</text:p>
          </table:table-cell>
          <table:table-cell table:style-name="Tabela1.B2" office:value-type="string">
            <text:p text:style-name="Table_20_Contents">R$ 2.352,7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3509?awc=17729_1662751524_6df251c06c7f23694f0b7dae4d7eb8a5&amp;utm_source=AWIN&amp;utm_medium=AFILIADOS&amp;utm_term=935027" text:style-name="Internet_20_link" text:visited-style-name="Visited_20_Internet_20_Link"><text:span text:style-name="T1">Core i5 10400</text:span></text:a><text:a xlink:type="simple" xlink:href="https://www.kabum.com.br/produto/403509?awc=17729_1662751524_6df251c06c7f23694f0b7dae4d7eb8a5&amp;utm_source=AWIN&amp;utm_medium=AFILIADOS&amp;utm_term=935027" text:style-name="Internet_20_link" text:visited-style-name="Visited_20_Internet_20_Link"> - Kit Intel Pl Mãe Gigabyte H410 + Proc I5-10400 + 16GB DDDR 4+cooler</text:a></text:p>
          </table:table-cell>
          <table:table-cell table:style-name="Tabela1.B2" office:value-type="string">
            <text:p text:style-name="Table_20_Contents">R$ 2.361,27</text:p>
          </table:table-cell>
          <table:table-cell table:style-name="Tabela1.B2" office:value-type="string">
            <text:p text:style-name="Table_20_Contents">R$ 2.361,2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5-13500-2-50GHz-núcleos-processador/dp/B0BN5YLBRG?&amp;linkCode=ll1&amp;tag=grafico01-20&amp;linkId=b924546ffd3f26b28fa0dca097ea583c&amp;language=pt_BR&amp;ref_=as_li_ss_tl" text:style-name="Internet_20_link" text:visited-style-name="Visited_20_Internet_20_Link"><text:span text:style-name="T1">Core i5 13500</text:span></text:a><text:a xlink:type="simple" xlink:href="https://www.amazon.com.br/Intel-i5-13500-2-50GHz-núcleos-processador/dp/B0BN5YLBRG?&amp;linkCode=ll1&amp;tag=grafico01-20&amp;linkId=b924546ffd3f26b28fa0dca097ea583c&amp;language=pt_BR&amp;ref_=as_li_ss_tl" text:style-name="Internet_20_link" text:visited-style-name="Visited_20_Internet_20_Link"> - Intel Core i5-13500 2.50GHz 14 núcleos LGA1700 processador para desktop in a box (Raptor Lake)</text:a></text:p>
          </table:table-cell>
          <table:table-cell table:style-name="Tabela1.B2" office:value-type="string">
            <text:p text:style-name="Table_20_Contents">R$ 2.368,00</text:p>
          </table:table-cell>
          <table:table-cell table:style-name="Tabela1.B2" office:value-type="string">
            <text:p text:style-name="Table_20_Contents">R$ 2.369,1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7257/processador-intel-core-i9-11900-25ghz-52ghz-turbo-11-geracao-8-cores-16-threads-lga-1200-bx8070811900?p=1360309" text:style-name="Internet_20_link" text:visited-style-name="Visited_20_Internet_20_Link"><text:span text:style-name="T1">Core i9 11900</text:span></text:a><text:a xlink:type="simple" xlink:href="https://www.terabyteshop.com.br/produto/17257/processador-intel-core-i9-11900-25ghz-52ghz-turbo-11-geracao-8-cores-16-threads-lga-1200-bx8070811900?p=1360309" text:style-name="Internet_20_link" text:visited-style-name="Visited_20_Internet_20_Link"> - Processador Intel Core I9 11900 2.5GHz (5.2GHz Turbo), 11ª Geração, 8-Cores 16-Threads, LGA 1200, BX80708</text:a></text:p>
          </table:table-cell>
          <table:table-cell table:style-name="Tabela1.B2" office:value-type="string">
            <text:p text:style-name="Table_20_Contents">R$ 2.370,00</text:p>
          </table:table-cell>
          <table:table-cell table:style-name="Tabela1.B2" office:value-type="string">
            <text:p text:style-name="Table_20_Contents">R$ 2.78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99643?awc=17729_1662751524_6df251c06c7f23694f0b7dae4d7eb8a5&amp;utm_source=AWIN&amp;utm_medium=AFILIADOS&amp;utm_term=935027" text:style-name="Internet_20_link" text:visited-style-name="Visited_20_Internet_20_Link"><text:span text:style-name="T1">Core i9 11900K</text:span></text:a><text:a xlink:type="simple" xlink:href="https://www.kabum.com.br/produto/199643?awc=17729_1662751524_6df251c06c7f23694f0b7dae4d7eb8a5&amp;utm_source=AWIN&amp;utm_medium=AFILIADOS&amp;utm_term=935027" text:style-name="Internet_20_link" text:visited-style-name="Visited_20_Internet_20_Link"> - Processador Intel Core I9 11900K 11ª Geração, 3.5GHz, Cache 16MB, Octa Core, 16 Threads, LGA 1200 - BX8070811900K</text:a></text:p>
          </table:table-cell>
          <table:table-cell table:style-name="Tabela1.B2" office:value-type="string">
            <text:p text:style-name="Table_20_Contents">R$ 2.372,27</text:p>
          </table:table-cell>
          <table:table-cell table:style-name="Tabela1.B2" office:value-type="string">
            <text:p text:style-name="Table_20_Contents">R$ 2.790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763?awc=17729_1662751524_6df251c06c7f23694f0b7dae4d7eb8a5&amp;utm_source=AWIN&amp;utm_medium=AFILIADOS&amp;utm_term=935027" text:style-name="Internet_20_link" text:visited-style-name="Visited_20_Internet_20_Link"><text:span text:style-name="T1">Core i7 13700F</text:span></text:a><text:a xlink:type="simple" xlink:href="https://www.kabum.com.br/produto/405763?awc=17729_1662751524_6df251c06c7f23694f0b7dae4d7eb8a5&amp;utm_source=AWIN&amp;utm_medium=AFILIADOS&amp;utm_term=935027" text:style-name="Internet_20_link" text:visited-style-name="Visited_20_Internet_20_Link"> - Processador Intel Core i7-13700F, 5.2GHz Max Turbo, Cache 30MB, 16 Núcleos, 24 Threads, LGA 1700 - BX8071513700F</text:a></text:p>
          </table:table-cell>
          <table:table-cell table:style-name="Tabela1.B2" office:value-type="string">
            <text:p text:style-name="Table_20_Contents">R$ 2.374,98</text:p>
          </table:table-cell>
          <table:table-cell table:style-name="Tabela1.B2" office:value-type="string">
            <text:p text:style-name="Table_20_Contents">R$ 2.941,1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7-11700K-3-6GHZ-LGA1200-16MB/dp/B08X6ND3WP?&amp;linkCode=ll1&amp;tag=grafico01-20&amp;linkId=b924546ffd3f26b28fa0dca097ea583c&amp;language=pt_BR&amp;ref_=as_li_ss_tl" text:style-name="Internet_20_link" text:visited-style-name="Visited_20_Internet_20_Link"><text:span text:style-name="T1">Core i7 11700K</text:span></text:a><text:a xlink:type="simple" xlink:href="https://www.amazon.com.br/INTEL-I7-11700K-3-6GHZ-LGA1200-16MB/dp/B08X6ND3WP?&amp;linkCode=ll1&amp;tag=grafico01-20&amp;linkId=b924546ffd3f26b28fa0dca097ea583c&amp;language=pt_BR&amp;ref_=as_li_ss_tl" text:style-name="Internet_20_link" text:visited-style-name="Visited_20_Internet_20_Link"> - CPU INTEL I7-11700K 3.6GHZ LGA1200 16MB</text:a></text:p>
          </table:table-cell>
          <table:table-cell table:style-name="Tabela1.B2" office:value-type="string">
            <text:p text:style-name="Table_20_Contents">R$ 2.388,00</text:p>
          </table:table-cell>
          <table:table-cell table:style-name="Tabela1.B2" office:value-type="string">
            <text:p text:style-name="Table_20_Contents">R$ 2.388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85448?awc=17729_1662751524_6df251c06c7f23694f0b7dae4d7eb8a5&amp;utm_source=AWIN&amp;utm_medium=AFILIADOS&amp;utm_term=935027" text:style-name="Internet_20_link" text:visited-style-name="Visited_20_Internet_20_Link"><text:span text:style-name="T1">Core i5 12400F</text:span></text:a><text:a xlink:type="simple" xlink:href="https://www.kabum.com.br/produto/385448?awc=17729_1662751524_6df251c06c7f23694f0b7dae4d7eb8a5&amp;utm_source=AWIN&amp;utm_medium=AFILIADOS&amp;utm_term=935027" text:style-name="Internet_20_link" text:visited-style-name="Visited_20_Internet_20_Link"> - Kit Upgrade Processador Intel I5, 12400F, LGA 1700, 12 Threads + Placa Mãe Asus Prime, H610m-e D4, mATX</text:a></text:p>
          </table:table-cell>
          <table:table-cell table:style-name="Tabela1.B2" office:value-type="string">
            <text:p text:style-name="Table_20_Contents">R$ 2.389,90</text:p>
          </table:table-cell>
          <table:table-cell table:style-name="Tabela1.B2" office:value-type="string">
            <text:p text:style-name="Table_20_Contents">R$ 2.38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5-13600kf-350-ghz-turbo-510-ghz-13a-geracao-lga-1700-bx8071513600kf" text:style-name="Internet_20_link" text:visited-style-name="Visited_20_Internet_20_Link"><text:span text:style-name="T1">Core i5 13600KF</text:span></text:a><text:a xlink:type="simple" xlink:href="https://www.processadores.app.br/processador-intel-core-i5-13600kf-350-ghz-turbo-510-ghz-13a-geracao-lga-1700-bx8071513600kf" text:style-name="Internet_20_link" text:visited-style-name="Visited_20_Internet_20_Link"> - Processador Intel Core i5-13600KF 3.50 GHz (Turbo 5.10 GHz) - 13ª Geração, LGA 1700 - BX8071513600KF</text:a></text:p>
          </table:table-cell>
          <table:table-cell table:style-name="Tabela1.B2" office:value-type="string">
            <text:p text:style-name="Table_20_Contents">R$ 2.393,17</text:p>
          </table:table-cell>
          <table:table-cell table:style-name="Tabela1.B2" office:value-type="string">
            <text:p text:style-name="Table_20_Contents">R$ 2.815,49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7-5800x3d-340ghz-turbo-450ghz-5000-series-am4-100-100000651wof" text:style-name="Internet_20_link" text:visited-style-name="Visited_20_Internet_20_Link"><text:span text:style-name="T1">Ryzen 7 5800X3D</text:span></text:a><text:a xlink:type="simple" xlink:href="https://www.processadores.app.br/processador-amd-ryzen-7-5800x3d-340ghz-turbo-450ghz-5000-series-am4-100-100000651wof" text:style-name="Internet_20_link" text:visited-style-name="Visited_20_Internet_20_Link"> - Processador AMD Ryzen 7 5800X3D 3.40GHz (Turbo 4.50GHz) - 5000 Series, AM4 - 100-100000651WOF</text:a></text:p>
          </table:table-cell>
          <table:table-cell table:style-name="Tabela1.B2" office:value-type="string">
            <text:p text:style-name="Table_20_Contents">R$ 2.394,37</text:p>
          </table:table-cell>
          <table:table-cell table:style-name="Tabela1.B2" office:value-type="string">
            <text:p text:style-name="Table_20_Contents">R$ 2.816,90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7-7700-380ghz-turbo-530ghz-7000-series-am5-100-100000592box" text:style-name="Internet_20_link" text:visited-style-name="Visited_20_Internet_20_Link"><text:span text:style-name="T1">Ryzen 7 7700</text:span></text:a><text:a xlink:type="simple" xlink:href="https://www.processadores.app.br/processador-amd-ryzen-7-7700-380ghz-turbo-530ghz-7000-series-am5-100-100000592box" text:style-name="Internet_20_link" text:visited-style-name="Visited_20_Internet_20_Link"> - Processador AMD Ryzen 7 7700 3.80GHz (Turbo 5.30GHz) - 7000 Series, AM5 - 100-100000592BOX</text:a></text:p>
          </table:table-cell>
          <table:table-cell table:style-name="Tabela1.B2" office:value-type="string">
            <text:p text:style-name="Table_20_Contents">R$ 2.394,37</text:p>
          </table:table-cell>
          <table:table-cell table:style-name="Tabela1.B2" office:value-type="string">
            <text:p text:style-name="Table_20_Contents">R$ 2.816,90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3700/processador-intel-core-i9-10900k-370ghz-530ghz-turbo-10-geracao-10-cores-20-threads-lga-1200-bx8070110900k?p=1360309" text:style-name="Internet_20_link" text:visited-style-name="Visited_20_Internet_20_Link"><text:span text:style-name="T1">Core i9 10900K</text:span></text:a><text:a xlink:type="simple" xlink:href="https://www.terabyteshop.com.br/produto/13700/processador-intel-core-i9-10900k-370ghz-530ghz-turbo-10-geracao-10-cores-20-threads-lga-1200-bx8070110900k?p=1360309" text:style-name="Internet_20_link" text:visited-style-name="Visited_20_Internet_20_Link"> - Processador Intel Core I9 10900K, 3.70GHz (5.30GHz Turbo), 10ª Geração, 10-Cores 20-Threads, LGA 1200, BX</text:a></text:p>
          </table:table-cell>
          <table:table-cell table:style-name="Tabela1.B2" office:value-type="string">
            <text:p text:style-name="Table_20_Contents">R$ 2.399,00</text:p>
          </table:table-cell>
          <table:table-cell table:style-name="Tabela1.B2" office:value-type="string">
            <text:p text:style-name="Table_20_Contents">R$ 2.820,00</text:p>
          </table:table-cell>
          <table:table-cell table:style-name="Tabela1.B2" office:value-type="string">
            <text:p text:style-name="Table_20_Contents">Terabyte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amazon.com.br/Intel-BX8070811900-COREI9-11900-LGA1200-5XXCHIPET/dp/B08TX4VNPK?&amp;linkCode=ll1&amp;tag=grafico01-20&amp;linkId=b924546ffd3f26b28fa0dca097ea583c&amp;language=pt_BR&amp;ref_=as_li_ss_tl" text:style-name="Internet_20_link" text:visited-style-name="Visited_20_Internet_20_Link"><text:span text:style-name="T1">Core i9 11900</text:span></text:a><text:a xlink:type="simple" xlink:href="https://www.amazon.com.br/Intel-BX8070811900-COREI9-11900-LGA1200-5XXCHIPET/dp/B08TX4VNPK?&amp;linkCode=ll1&amp;tag=grafico01-20&amp;linkId=b924546ffd3f26b28fa0dca097ea583c&amp;language=pt_BR&amp;ref_=as_li_ss_tl" text:style-name="Internet_20_link" text:visited-style-name="Visited_20_Internet_20_Link"> - Intel, Processador Core i9-11900 Box (LGA 1200/8 cores / 16 Threads / 2.5GHz - 5.2Ghz / 16MB Cache)</text:a></text:p>
          </table:table-cell>
          <table:table-cell table:style-name="Tabela1.B2" office:value-type="string">
            <text:p text:style-name="Table_20_Contents">R$ 2.399,00</text:p>
          </table:table-cell>
          <table:table-cell table:style-name="Tabela1.B2" office:value-type="string">
            <text:p text:style-name="Table_20_Contents">R$ 2.39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7-12700kf-25mb-3-6ghz-5-0ghz-lga-1700-bx8071512700kf-p995561" text:style-name="Internet_20_link" text:visited-style-name="Visited_20_Internet_20_Link"><text:span text:style-name="T1">Core i7 12700KF</text:span></text:a><text:a xlink:type="simple" xlink:href="https://www.inpower.com.br/processador-intel-core-i7-12700kf-25mb-3-6ghz-5-0ghz-lga-1700-bx8071512700kf-p995561" text:style-name="Internet_20_link" text:visited-style-name="Visited_20_Internet_20_Link"> - Processador Intel Core i7-12700KF 25MB 3.6Ghz - 5.0Ghz LG...</text:a></text:p>
          </table:table-cell>
          <table:table-cell table:style-name="Tabela1.B2" office:value-type="string">
            <text:p text:style-name="Table_20_Contents">R$ 2.399,40</text:p>
          </table:table-cell>
          <table:table-cell table:style-name="Tabela1.B2" office:value-type="string">
            <text:p text:style-name="Table_20_Contents">R$ 2.666,0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9-11900kf-35-ghz-53ghz-turbo-16mb-cache-lga1200" text:style-name="Internet_20_link" text:visited-style-name="Visited_20_Internet_20_Link"><text:span text:style-name="T1">Core i9 11900KF</text:span></text:a><text:a xlink:type="simple" xlink:href="https://www.fgtec.com.br/processador-intel-core-i9-11900kf-35-ghz-53ghz-turbo-16mb-cache-lga1200" text:style-name="Internet_20_link" text:visited-style-name="Visited_20_Internet_20_Link"> - Processador Intel Core i9-11900KF 3.5 GHz (5.3GHz Turbo) 16MB Cache - LGA1200</text:a></text:p>
          </table:table-cell>
          <table:table-cell table:style-name="Tabela1.B2" office:value-type="string">
            <text:p text:style-name="Table_20_Contents">R$ 2.399,55</text:p>
          </table:table-cell>
          <table:table-cell table:style-name="Tabela1.B2" office:value-type="string">
            <text:p text:style-name="Table_20_Contents">R$ 2.823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7-11700KF-NUCLEOS-THREADS-BX8070811700KF/dp/B08TX5HWL2?&amp;linkCode=ll1&amp;tag=grafico01-20&amp;linkId=b924546ffd3f26b28fa0dca097ea583c&amp;language=pt_BR&amp;ref_=as_li_ss_tl" text:style-name="Internet_20_link" text:visited-style-name="Visited_20_Internet_20_Link"><text:span text:style-name="T1">Core i7 11700KF</text:span></text:a><text:a xlink:type="simple" xlink:href="https://www.amazon.com.br/PROCESSADOR-I7-11700KF-NUCLEOS-THREADS-BX8070811700KF/dp/B08TX5HWL2?&amp;linkCode=ll1&amp;tag=grafico01-20&amp;linkId=b924546ffd3f26b28fa0dca097ea583c&amp;language=pt_BR&amp;ref_=as_li_ss_tl" text:style-name="Internet_20_link" text:visited-style-name="Visited_20_Internet_20_Link"> - Intel PROCESSADOR CORE I7-11700KF 3.6GHZ (TURBO 5,00GHZ) CACHE 16MB 8 NUCLEOS 16 THREADS 11ª GER LGA 1200 BX8070811700KF</text:a></text:p>
          </table:table-cell>
          <table:table-cell table:style-name="Tabela1.B2" office:value-type="string">
            <text:p text:style-name="Table_20_Contents">R$ 2.400,00</text:p>
          </table:table-cell>
          <table:table-cell table:style-name="Tabela1.B2" office:value-type="string">
            <text:p text:style-name="Table_20_Contents">R$ 2.40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7-10700KF-desbloqueado-processador/dp/B086MMS6FV?&amp;linkCode=ll1&amp;tag=grafico01-20&amp;linkId=b924546ffd3f26b28fa0dca097ea583c&amp;language=pt_BR&amp;ref_=as_li_ss_tl" text:style-name="Internet_20_link" text:visited-style-name="Visited_20_Internet_20_Link"><text:span text:style-name="T1">Core i7 10700KF</text:span></text:a><text:a xlink:type="simple" xlink:href="https://www.amazon.com.br/Processador-Intel-i7-10700KF-desbloqueado-processador/dp/B086MMS6FV?&amp;linkCode=ll1&amp;tag=grafico01-20&amp;linkId=b924546ffd3f26b28fa0dca097ea583c&amp;language=pt_BR&amp;ref_=as_li_ss_tl" text:style-name="Internet_20_link" text:visited-style-name="Visited_20_Internet_20_Link"> - Intel Processador de desktop Core i7-10700KF 8 núcleos até 5,1 GHz desbloqueado sem gráficos de processador LGA1200 (chipset Intel 400 Series) 125W</text:a></text:p>
          </table:table-cell>
          <table:table-cell table:style-name="Tabela1.B2" office:value-type="string">
            <text:p text:style-name="Table_20_Contents">R$ 2.404,00</text:p>
          </table:table-cell>
          <table:table-cell table:style-name="Tabela1.B2" office:value-type="string">
            <text:p text:style-name="Table_20_Contents">R$ 2.404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02052?awc=17729_1662751524_6df251c06c7f23694f0b7dae4d7eb8a5&amp;utm_source=AWIN&amp;utm_medium=AFILIADOS&amp;utm_term=935027" text:style-name="Internet_20_link" text:visited-style-name="Visited_20_Internet_20_Link"><text:span text:style-name="T1">Core i9 10900K</text:span></text:a><text:a xlink:type="simple" xlink:href="https://www.kabum.com.br/produto/202052?awc=17729_1662751524_6df251c06c7f23694f0b7dae4d7eb8a5&amp;utm_source=AWIN&amp;utm_medium=AFILIADOS&amp;utm_term=935027" text:style-name="Internet_20_link" text:visited-style-name="Visited_20_Internet_20_Link"> - Processador Intel Core I9 10900K, 3.7GHz (5.3GHz Max Turbo), Cache 20MB, LGA 1200, Sem Cooler - BX8070110900K</text:a></text:p>
          </table:table-cell>
          <table:table-cell table:style-name="Tabela1.B2" office:value-type="string">
            <text:p text:style-name="Table_20_Contents">R$ 2.406,27</text:p>
          </table:table-cell>
          <table:table-cell table:style-name="Tabela1.B2" office:value-type="string">
            <text:p text:style-name="Table_20_Contents">R$ 2.830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10900F-Cache-2-8GHz/dp/B0883M26Z1?&amp;linkCode=ll1&amp;tag=grafico01-20&amp;linkId=b924546ffd3f26b28fa0dca097ea583c&amp;language=pt_BR&amp;ref_=as_li_ss_tl" text:style-name="Internet_20_link" text:visited-style-name="Visited_20_Internet_20_Link"><text:span text:style-name="T1">Core i9 10900F</text:span></text:a><text:a xlink:type="simple" xlink:href="https://www.amazon.com.br/Processador-Intel-10900F-Cache-2-8GHz/dp/B0883M26Z1?&amp;linkCode=ll1&amp;tag=grafico01-20&amp;linkId=b924546ffd3f26b28fa0dca097ea583c&amp;language=pt_BR&amp;ref_=as_li_ss_tl" text:style-name="Internet_20_link" text:visited-style-name="Visited_20_Internet_20_Link"> - Processador Intel Core i9-10900F Box (LGA 1200/10 Cores / 20 Threads / 2.8GHz / 20MB Cache) - *S/Video Integrado* - BX8070110900F</text:a></text:p>
          </table:table-cell>
          <table:table-cell table:style-name="Tabela1.B2" office:value-type="string">
            <text:p text:style-name="Table_20_Contents">R$ 2.408,00</text:p>
          </table:table-cell>
          <table:table-cell table:style-name="Tabela1.B2" office:value-type="string">
            <text:p text:style-name="Table_20_Contents">R$ 2.409,4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4853?awc=17729_1662751524_6df251c06c7f23694f0b7dae4d7eb8a5&amp;utm_source=AWIN&amp;utm_medium=AFILIADOS&amp;utm_term=935027" text:style-name="Internet_20_link" text:visited-style-name="Visited_20_Internet_20_Link"><text:span text:style-name="T1">Core i9 11900</text:span></text:a><text:a xlink:type="simple" xlink:href="https://www.kabum.com.br/produto/364853?awc=17729_1662751524_6df251c06c7f23694f0b7dae4d7eb8a5&amp;utm_source=AWIN&amp;utm_medium=AFILIADOS&amp;utm_term=935027" text:style-name="Internet_20_link" text:visited-style-name="Visited_20_Internet_20_Link"> - Processador Intel Core I9-11900 11ª Geração, 2.50GHz, Cache 16MB, 16 Threads, LGA 1200 - BX8070811900</text:a></text:p>
          </table:table-cell>
          <table:table-cell table:style-name="Tabela1.B2" office:value-type="string">
            <text:p text:style-name="Table_20_Contents">R$ 2.418,79</text:p>
          </table:table-cell>
          <table:table-cell table:style-name="Tabela1.B2" office:value-type="string">
            <text:p text:style-name="Table_20_Contents">R$ 2.687,5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70886?awc=17729_1662751524_6df251c06c7f23694f0b7dae4d7eb8a5&amp;utm_source=AWIN&amp;utm_medium=AFILIADOS&amp;utm_term=935027" text:style-name="Internet_20_link" text:visited-style-name="Visited_20_Internet_20_Link"><text:span text:style-name="T1">Core i7 12700K</text:span></text:a><text:a xlink:type="simple" xlink:href="https://www.kabum.com.br/produto/270886?awc=17729_1662751524_6df251c06c7f23694f0b7dae4d7eb8a5&amp;utm_source=AWIN&amp;utm_medium=AFILIADOS&amp;utm_term=935027" text:style-name="Internet_20_link" text:visited-style-name="Visited_20_Internet_20_Link"> - Processador Intel Core I7-12700K, 3.6GHz (5.0GHz Max Turbo), Cache 25MB, LGA 1700 - BX8071512700K</text:a></text:p>
          </table:table-cell>
          <table:table-cell table:style-name="Tabela1.B2" office:value-type="string">
            <text:p text:style-name="Table_20_Contents">R$ 2.420,00</text:p>
          </table:table-cell>
          <table:table-cell table:style-name="Tabela1.B2" office:value-type="string">
            <text:p text:style-name="Table_20_Contents">R$ 2.420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5-13600KF-Performance-cores-Efficent-Cores/dp/B0BG64N549?&amp;linkCode=ll1&amp;tag=grafico01-20&amp;linkId=b924546ffd3f26b28fa0dca097ea583c&amp;language=pt_BR&amp;ref_=as_li_ss_tl" text:style-name="Internet_20_link" text:visited-style-name="Visited_20_Internet_20_Link"><text:span text:style-name="T1">Core i5 13600KF</text:span></text:a><text:a xlink:type="simple" xlink:href="https://www.amazon.com.br/Processador-Intel-i5-13600KF-Performance-cores-Efficent-Cores/dp/B0BG64N549?&amp;linkCode=ll1&amp;tag=grafico01-20&amp;linkId=b924546ffd3f26b28fa0dca097ea583c&amp;language=pt_BR&amp;ref_=as_li_ss_tl" text:style-name="Internet_20_link" text:visited-style-name="Visited_20_Internet_20_Link"> - Processador Intel Core i5-13600KF (LGA 1700/14 Cores (6 Performance-cores 3.5GHz / 8 Efficent-Cores 2.6GHz/ 20 Threads / 24MB Cache) * S/Cooler S/Vídeo Integrado*</text:a></text:p>
          </table:table-cell>
          <table:table-cell table:style-name="Tabela1.B2" office:value-type="string">
            <text:p text:style-name="Table_20_Contents">R$ 2.430,00</text:p>
          </table:table-cell>
          <table:table-cell table:style-name="Tabela1.B2" office:value-type="string">
            <text:p text:style-name="Table_20_Contents">R$ 2.430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7-13700f-2.1ghz/5.2ghz-16-core-rocket-lake-s-30mb-cache-lga-1700-bx8071513700f" text:style-name="Internet_20_link" text:visited-style-name="Visited_20_Internet_20_Link"><text:span text:style-name="T1">Core i7 13700F</text:span></text:a><text:a xlink:type="simple" xlink:href="https://www.gkinfostore.com.br/processador-intel-core-i7-13700f-2.1ghz/5.2ghz-16-core-rocket-lake-s-30mb-cache-lga-1700-bx8071513700f" text:style-name="Internet_20_link" text:visited-style-name="Visited_20_Internet_20_Link"> - Processador Intel Core i7 13700F 2.1GHz/5.2Ghz 16-Core Rocket Lake-S 30MB Cache LGA 1700 - BX8071513700F</text:a></text:p>
          </table:table-cell>
          <table:table-cell table:style-name="Tabela1.B2" office:value-type="string">
            <text:p text:style-name="Table_20_Contents">R$ 2.448,99</text:p>
          </table:table-cell>
          <table:table-cell table:style-name="Tabela1.B2" office:value-type="string">
            <text:p text:style-name="Table_20_Contents">R$ 2.881,17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581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405581?awc=17729_1662751524_6df251c06c7f23694f0b7dae4d7eb8a5&amp;utm_source=AWIN&amp;utm_medium=AFILIADOS&amp;utm_term=935027" text:style-name="Internet_20_link" text:visited-style-name="Visited_20_Internet_20_Link"> - Kit Upgrade Amd Ryzen 3 3200g, Placa Mãe Msi A320m-a Pro, Memoria Ram 16GB Ddr4</text:a></text:p>
          </table:table-cell>
          <table:table-cell table:style-name="Tabela1.B2" office:value-type="string">
            <text:p text:style-name="Table_20_Contents">R$ 2.451,67</text:p>
          </table:table-cell>
          <table:table-cell table:style-name="Tabela1.B2" office:value-type="string">
            <text:p text:style-name="Table_20_Contents">R$ 2.451,6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8525?awc=17729_1662751524_6df251c06c7f23694f0b7dae4d7eb8a5&amp;utm_source=AWIN&amp;utm_medium=AFILIADOS&amp;utm_term=935027" text:style-name="Internet_20_link" text:visited-style-name="Visited_20_Internet_20_Link"><text:span text:style-name="T1">Core i7 12700</text:span></text:a><text:a xlink:type="simple" xlink:href="https://www.kabum.com.br/produto/458525?awc=17729_1662751524_6df251c06c7f23694f0b7dae4d7eb8a5&amp;utm_source=AWIN&amp;utm_medium=AFILIADOS&amp;utm_term=935027" text:style-name="Internet_20_link" text:visited-style-name="Visited_20_Internet_20_Link"> - Processador Intel Core I7-12700 2.1ghz,4.9ghz Max Turbo,Cache 25mb LGA1700 - BX8071512700</text:a></text:p>
          </table:table-cell>
          <table:table-cell table:style-name="Tabela1.B2" office:value-type="string">
            <text:p text:style-name="Table_20_Contents">R$ 2.464,50</text:p>
          </table:table-cell>
          <table:table-cell table:style-name="Tabela1.B2" office:value-type="string">
            <text:p text:style-name="Table_20_Contents">R$ 2.464,5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802?awc=17729_1662751524_6df251c06c7f23694f0b7dae4d7eb8a5&amp;utm_source=AWIN&amp;utm_medium=AFILIADOS&amp;utm_term=935027" text:style-name="Internet_20_link" text:visited-style-name="Visited_20_Internet_20_Link"><text:span text:style-name="T1">Ryzen 9 7900</text:span></text:a><text:a xlink:type="simple" xlink:href="https://www.kabum.com.br/produto/405802?awc=17729_1662751524_6df251c06c7f23694f0b7dae4d7eb8a5&amp;utm_source=AWIN&amp;utm_medium=AFILIADOS&amp;utm_term=935027" text:style-name="Internet_20_link" text:visited-style-name="Visited_20_Internet_20_Link"> - Processador AMD Ryzen 9 7900, 5.4GHz Max Turbo, Cache 76MB, AM5, 12 Núcleos, Vídeo Integrado - 100-100000590BOX</text:a></text:p>
          </table:table-cell>
          <table:table-cell table:style-name="Tabela1.B2" office:value-type="string">
            <text:p text:style-name="Table_20_Contents">R$ 2.469,99</text:p>
          </table:table-cell>
          <table:table-cell table:style-name="Tabela1.B2" office:value-type="string">
            <text:p text:style-name="Table_20_Contents">R$ 3.058,8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29973?awc=17729_1662751524_6df251c06c7f23694f0b7dae4d7eb8a5&amp;utm_source=AWIN&amp;utm_medium=AFILIADOS&amp;utm_term=935027" text:style-name="Internet_20_link" text:visited-style-name="Visited_20_Internet_20_Link"><text:span text:style-name="T1">Core i7 11700K</text:span></text:a><text:a xlink:type="simple" xlink:href="https://www.kabum.com.br/produto/229973?awc=17729_1662751524_6df251c06c7f23694f0b7dae4d7eb8a5&amp;utm_source=AWIN&amp;utm_medium=AFILIADOS&amp;utm_term=935027" text:style-name="Internet_20_link" text:visited-style-name="Visited_20_Internet_20_Link"> - Processador Intel Core I7-11700K 11ª Geração, 3.6GHz (4.9GHz Turbo), Cache 16MB, LGA 1200 - BX8070811700K</text:a></text:p>
          </table:table-cell>
          <table:table-cell table:style-name="Tabela1.B2" office:value-type="string">
            <text:p text:style-name="Table_20_Contents">R$ 2.474,30</text:p>
          </table:table-cell>
          <table:table-cell table:style-name="Tabela1.B2" office:value-type="string">
            <text:p text:style-name="Table_20_Contents">R$ 2.474,3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2365?awc=17729_1662751524_6df251c06c7f23694f0b7dae4d7eb8a5&amp;utm_source=AWIN&amp;utm_medium=AFILIADOS&amp;utm_term=935027" text:style-name="Internet_20_link" text:visited-style-name="Visited_20_Internet_20_Link"><text:span text:style-name="T1">Ryzen 5 5600X</text:span></text:a><text:a xlink:type="simple" xlink:href="https://www.kabum.com.br/produto/462365?awc=17729_1662751524_6df251c06c7f23694f0b7dae4d7eb8a5&amp;utm_source=AWIN&amp;utm_medium=AFILIADOS&amp;utm_term=935027" text:style-name="Internet_20_link" text:visited-style-name="Visited_20_Internet_20_Link"> - Processador AMD Ryzen 5 5600x, </text:a><text:soft-page-break/><text:a xlink:type="simple" xlink:href="https://www.kabum.com.br/produto/462365?awc=17729_1662751524_6df251c06c7f23694f0b7dae4d7eb8a5&amp;utm_source=AWIN&amp;utm_medium=AFILIADOS&amp;utm_term=935027" text:style-name="Internet_20_link" text:visited-style-name="Visited_20_Internet_20_Link">Cache 35mb 3.7ghz 4.6ghz Max Turbo Am4</text:a></text:p>
          </table:table-cell>
          <table:table-cell table:style-name="Tabela1.B2" office:value-type="string">
            <text:p text:style-name="Table_20_Contents">R$ 2.476,22</text:p>
          </table:table-cell>
          <table:table-cell table:style-name="Tabela1.B2" office:value-type="string">
            <text:p text:style-name="Table_20_Contents">R$ 2.606,5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6115?awc=17729_1662751524_6df251c06c7f23694f0b7dae4d7eb8a5&amp;utm_source=AWIN&amp;utm_medium=AFILIADOS&amp;utm_term=935027" text:style-name="Internet_20_link" text:visited-style-name="Visited_20_Internet_20_Link"><text:span text:style-name="T1">Ryzen 3 3200G</text:span></text:a><text:a xlink:type="simple" xlink:href="https://www.kabum.com.br/produto/466115?awc=17729_1662751524_6df251c06c7f23694f0b7dae4d7eb8a5&amp;utm_source=AWIN&amp;utm_medium=AFILIADOS&amp;utm_term=935027" text:style-name="Internet_20_link" text:visited-style-name="Visited_20_Internet_20_Link"> - Kit Upgrade com Processador AMD Ryzen R3 3200g + Placa Mãe Asus A320m-k/br + Cooler</text:a></text:p>
          </table:table-cell>
          <table:table-cell table:style-name="Tabela1.B2" office:value-type="string">
            <text:p text:style-name="Table_20_Contents">R$ 2.477,69</text:p>
          </table:table-cell>
          <table:table-cell table:style-name="Tabela1.B2" office:value-type="string">
            <text:p text:style-name="Table_20_Contents">R$ 2.608,1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7-12700-2-1GHZ-LGA1700-COOLER/dp/B09NPHHSZ1?&amp;linkCode=ll1&amp;tag=grafico01-20&amp;linkId=b924546ffd3f26b28fa0dca097ea583c&amp;language=pt_BR&amp;ref_=as_li_ss_tl" text:style-name="Internet_20_link" text:visited-style-name="Visited_20_Internet_20_Link"><text:span text:style-name="T1">Core i7 12700</text:span></text:a><text:a xlink:type="simple" xlink:href="https://www.amazon.com.br/INTEL-I7-12700-2-1GHZ-LGA1700-COOLER/dp/B09NPHHSZ1?&amp;linkCode=ll1&amp;tag=grafico01-20&amp;linkId=b924546ffd3f26b28fa0dca097ea583c&amp;language=pt_BR&amp;ref_=as_li_ss_tl" text:style-name="Internet_20_link" text:visited-style-name="Visited_20_Internet_20_Link"> - Intel CPU I7-12700 2.1GHZ LGA1700 25MB C/COOLER, PRETO, 1.8"x1.8", BX8071512700</text:a></text:p>
          </table:table-cell>
          <table:table-cell table:style-name="Tabela1.B2" office:value-type="string">
            <text:p text:style-name="Table_20_Contents">R$ 2.489,00</text:p>
          </table:table-cell>
          <table:table-cell table:style-name="Tabela1.B2" office:value-type="string">
            <text:p text:style-name="Table_20_Contents">R$ 2.49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5900X-3-7Ghz/dp/B08164VTWH?&amp;linkCode=ll1&amp;tag=grafico01-20&amp;linkId=b924546ffd3f26b28fa0dca097ea583c&amp;language=pt_BR&amp;ref_=as_li_ss_tl" text:style-name="Internet_20_link" text:visited-style-name="Visited_20_Internet_20_Link"><text:span text:style-name="T1">Ryzen 9 5900X</text:span></text:a><text:a xlink:type="simple" xlink:href="https://www.amazon.com.br/Processador-AMD-Ryzen-5900X-3-7Ghz/dp/B08164VTWH?&amp;linkCode=ll1&amp;tag=grafico01-20&amp;linkId=b924546ffd3f26b28fa0dca097ea583c&amp;language=pt_BR&amp;ref_=as_li_ss_tl" text:style-name="Internet_20_link" text:visited-style-name="Visited_20_Internet_20_Link"> - Processador AMD Ryzen 9 5900X, Cache 70MB, 3.7GHz (4.8GHz Max Turbo), AM4</text:a></text:p>
          </table:table-cell>
          <table:table-cell table:style-name="Tabela1.B2" office:value-type="string">
            <text:p text:style-name="Table_20_Contents">R$ 2.489,00</text:p>
          </table:table-cell>
          <table:table-cell table:style-name="Tabela1.B2" office:value-type="string">
            <text:p text:style-name="Table_20_Contents">R$ 2.48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7700-100100000592BOX/dp/B0BMQHSCVF?&amp;linkCode=ll1&amp;tag=grafico01-20&amp;linkId=b924546ffd3f26b28fa0dca097ea583c&amp;language=pt_BR&amp;ref_=as_li_ss_tl" text:style-name="Internet_20_link" text:visited-style-name="Visited_20_Internet_20_Link"><text:span text:style-name="T1">Ryzen 7 7700</text:span></text:a><text:a xlink:type="simple" xlink:href="https://www.amazon.com.br/Processador-AMD-Ryzen-7700-100100000592BOX/dp/B0BMQHSCVF?&amp;linkCode=ll1&amp;tag=grafico01-20&amp;linkId=b924546ffd3f26b28fa0dca097ea583c&amp;language=pt_BR&amp;ref_=as_li_ss_tl" text:style-name="Internet_20_link" text:visited-style-name="Visited_20_Internet_20_Link"> - Processador AMD Ryzen 7 7700 AM5 100100000592BOX</text:a></text:p>
          </table:table-cell>
          <table:table-cell table:style-name="Tabela1.B2" office:value-type="string">
            <text:p text:style-name="Table_20_Contents">R$ 2.498,00</text:p>
          </table:table-cell>
          <table:table-cell table:style-name="Tabela1.B2" office:value-type="string">
            <text:p text:style-name="Table_20_Contents">R$ 2.499,4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5695/processador-amd-ryzen-7-5800x-38ghz-47ghz-turbo-8-cores-16-threads-am4-sem-cooler?p=1360309" text:style-name="Internet_20_link" text:visited-style-name="Visited_20_Internet_20_Link"><text:span text:style-name="T1">Ryzen 7 5800X</text:span></text:a><text:a xlink:type="simple" xlink:href="https://www.terabyteshop.com.br/produto/15695/processador-amd-ryzen-7-5800x-38ghz-47ghz-turbo-8-cores-16-threads-am4-sem-cooler?p=1360309" text:style-name="Internet_20_link" text:visited-style-name="Visited_20_Internet_20_Link"> - Processador AMD Ryzen 7 5800X 3.8GHz (4.7GHz Turbo), 8-Cores 16-Threads, AM4, Sem Cooler</text:a></text:p>
          </table:table-cell>
          <table:table-cell table:style-name="Tabela1.B2" office:value-type="string">
            <text:p text:style-name="Table_20_Contents">R$ 2.499,00</text:p>
          </table:table-cell>
          <table:table-cell table:style-name="Tabela1.B2" office:value-type="string">
            <text:p text:style-name="Table_20_Contents">R$ 2.94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7-10700K-Cache-3-8GHz/dp/B089DQ5X1B?&amp;linkCode=ll1&amp;tag=grafico01-20&amp;linkId=b924546ffd3f26b28fa0dca097ea583c&amp;language=pt_BR&amp;ref_=as_li_ss_tl" text:style-name="Internet_20_link" text:visited-style-name="Visited_20_Internet_20_Link"><text:span text:style-name="T1">Core i7 10700K</text:span></text:a><text:a xlink:type="simple" xlink:href="https://www.amazon.com.br/Processador-Intel-I7-10700K-Cache-3-8GHz/dp/B089DQ5X1B?&amp;linkCode=ll1&amp;tag=grafico01-20&amp;linkId=b924546ffd3f26b28fa0dca097ea583c&amp;language=pt_BR&amp;ref_=as_li_ss_tl" text:style-name="Internet_20_link" text:visited-style-name="Visited_20_Internet_20_Link"> - Processador Intel Core I7-10700K Cache 16MB 3.8GHz LGA 1200</text:a></text:p>
          </table:table-cell>
          <table:table-cell table:style-name="Tabela1.B2" office:value-type="string">
            <text:p text:style-name="Table_20_Contents">R$ 2.499,00</text:p>
          </table:table-cell>
          <table:table-cell table:style-name="Tabela1.B2" office:value-type="string">
            <text:p text:style-name="Table_20_Contents">R$ 2.499,2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amd-ryzen-7-7700x-45ghz-54ghz-octa-core-40mb-am5-100-100000591wof.html" text:style-name="Internet_20_link" text:visited-style-name="Visited_20_Internet_20_Link"><text:span text:style-name="T1">Ryzen 7 7700X</text:span></text:a><text:a xlink:type="simple" xlink:href="https://www.gkinfostore.com.br/processador-amd-ryzen-7-7700x-45ghz-54ghz-octa-core-40mb-am5-100-100000591wof.html" text:style-name="Internet_20_link" text:visited-style-name="Visited_20_Internet_20_Link"> - Processador AMD Ryzen 7 7700X 4.5GHz/ 5.4GHz Octa-Core 40MB AM5 - 100-100000591WOF</text:a></text:p>
          </table:table-cell>
          <table:table-cell table:style-name="Tabela1.B2" office:value-type="string">
            <text:p text:style-name="Table_20_Contents">R$ 2.499,00</text:p>
          </table:table-cell>
          <table:table-cell table:style-name="Tabela1.B2" office:value-type="string">
            <text:p text:style-name="Table_20_Contents">R$ 2.940,00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3461/processador-intel-core-i7-13700f-21ghz-52ghz-turbo-13-geracao-16-cores-24-threads-lga-1700-bx8071513700f?p=1360309" text:style-name="Internet_20_link" text:visited-style-name="Visited_20_Internet_20_Link"><text:span text:style-name="T1">Core i7 13700F</text:span></text:a><text:a xlink:type="simple" xlink:href="https://www.terabyteshop.com.br/produto/23461/processador-intel-core-i7-13700f-21ghz-52ghz-turbo-13-geracao-16-cores-24-threads-lga-1700-bx8071513700f?p=1360309" text:style-name="Internet_20_link" text:visited-style-name="Visited_20_Internet_20_Link"> - Processador Intel Core I7 13700F 2.1GHz (5.2GHz Turbo), 13ª Geração, 16-Cores 24-Threads, LGA 1700, BX807</text:a></text:p>
          </table:table-cell>
          <table:table-cell table:style-name="Tabela1.B2" office:value-type="string">
            <text:p text:style-name="Table_20_Contents">R$ 2.499,00</text:p>
          </table:table-cell>
          <table:table-cell table:style-name="Tabela1.B2" office:value-type="string">
            <text:p text:style-name="Table_20_Contents">R$ 2.94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9-10900f-280-ghz-20mb-cache-lga1200-bx8070110900f" text:style-name="Internet_20_link" text:visited-style-name="Visited_20_Internet_20_Link"><text:span text:style-name="T1">Core i9 10900F</text:span></text:a><text:a xlink:type="simple" xlink:href="https://www.fgtec.com.br/processador-intel-core-i9-10900f-280-ghz-20mb-cache-lga1200-bx8070110900f" text:style-name="Internet_20_link" text:visited-style-name="Visited_20_Internet_20_Link"> - Processador Intel Core i9-10900F 2.80 GHz 20MB Cache LGA1200 - BX8070110900F</text:a></text:p>
          </table:table-cell>
          <table:table-cell table:style-name="Tabela1.B2" office:value-type="string">
            <text:p text:style-name="Table_20_Contents">R$ 2.499,85</text:p>
          </table:table-cell>
          <table:table-cell table:style-name="Tabela1.B2" office:value-type="string">
            <text:p text:style-name="Table_20_Contents">R$ 2.941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9-10900-28ghz-52ghz-comet-lake-20mb-cache-lga-1200-bx8070110900.html" text:style-name="Internet_20_link" text:visited-style-name="Visited_20_Internet_20_Link"><text:span text:style-name="T1">Core i9 10900</text:span></text:a><text:a xlink:type="simple" xlink:href="https://www.gkinfostore.com.br/processador-intel-core-i9-10900-28ghz-52ghz-comet-lake-20mb-cache-lga-1200-bx8070110900.html" text:style-name="Internet_20_link" text:visited-style-name="Visited_20_Internet_20_Link"> - Processador Intel Core i9 10900 2.8GHz/ 5.2GHz Comet Lake 20MB Cache LGA 1200 - BX8070110900</text:a></text:p>
          </table:table-cell>
          <table:table-cell table:style-name="Tabela1.B2" office:value-type="string">
            <text:p text:style-name="Table_20_Contents">R$ 2.499,99</text:p>
          </table:table-cell>
          <table:table-cell table:style-name="Tabela1.B2" office:value-type="string">
            <text:p text:style-name="Table_20_Contents">R$ 2.941,16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7-12700K-3-6GHZ-LGA1700-BX8071512700K/dp/B09FXNVDBJ?&amp;linkCode=ll1&amp;tag=grafico01-20&amp;linkId=b924546ffd3f26b28fa0dca097ea583c&amp;language=pt_BR&amp;ref_=as_li_ss_tl" text:style-name="Internet_20_link" text:visited-style-name="Visited_20_Internet_20_Link"><text:span text:style-name="T1">Core i7 12700K</text:span></text:a><text:a xlink:type="simple" xlink:href="https://www.amazon.com.br/INTEL-I7-12700K-3-6GHZ-LGA1700-BX8071512700K/dp/B09FXNVDBJ?&amp;linkCode=ll1&amp;tag=grafico01-20&amp;linkId=b924546ffd3f26b28fa0dca097ea583c&amp;language=pt_BR&amp;ref_=as_li_ss_tl" text:style-name="Internet_20_link" text:visited-style-name="Visited_20_Internet_20_Link"> - PROCESSADOR INTEL CORE I7-12700K 3.6GHZ (TURBO 5.0GHZ) CACHE 25MB 12 NÚCLEOS 20 THREADS 12ª GER LGA 1700 BX8071512700K</text:a></text:p>
          </table:table-cell>
          <table:table-cell table:style-name="Tabela1.B2" office:value-type="string">
            <text:p text:style-name="Table_20_Contents">R$ 2.500,00</text:p>
          </table:table-cell>
          <table:table-cell table:style-name="Tabela1.B2" office:value-type="string">
            <text:p text:style-name="Table_20_Contents">R$ 2.50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9-11900KF-processador-desbloqueado-BX8070811900KF/dp/B08X6KQSZ1?&amp;linkCode=ll1&amp;tag=grafico01-20&amp;linkId=b924546ffd3f26b28fa0dca097ea583c&amp;language=pt_BR&amp;ref_=as_li_ss_tl" text:style-name="Internet_20_link" text:visited-style-name="Visited_20_Internet_20_Link"><text:span text:style-name="T1">Core i9 11900KF</text:span></text:a><text:a xlink:type="simple" xlink:href="https://www.amazon.com.br/Intel-i9-11900KF-processador-desbloqueado-BX8070811900KF/dp/B08X6KQSZ1?&amp;linkCode=ll1&amp;tag=grafico01-20&amp;linkId=b924546ffd3f26b28fa0dca097ea583c&amp;language=pt_BR&amp;ref_=as_li_ss_tl" text:style-name="Internet_20_link" text:visited-style-name="Visited_20_Internet_20_Link"> - Intel Core i9-11900KF processador desktop 8 núcleos até 5,3 GHz desbloqueado LGA1200, 125W, BX8070811900KF</text:a></text:p>
          </table:table-cell>
          <table:table-cell table:style-name="Tabela1.B2" office:value-type="string">
            <text:p text:style-name="Table_20_Contents">R$ 2.502,00</text:p>
          </table:table-cell>
          <table:table-cell table:style-name="Tabela1.B2" office:value-type="string">
            <text:p text:style-name="Table_20_Contents">R$ 2.503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AMD-Bandeja-compatível-Ryzen-8xCore/dp/B09YNK6X74?&amp;linkCode=ll1&amp;tag=grafico01-20&amp;linkId=b924546ffd3f26b28fa0dca097ea583c&amp;language=pt_BR&amp;ref_=as_li_ss_tl" text:style-name="Internet_20_link" text:visited-style-name="Visited_20_Internet_20_Link"><text:span text:style-name="T1">Ryzen 7 5700G</text:span></text:a><text:a xlink:type="simple" xlink:href="https://www.amazon.com.br/AMD-Bandeja-compatível-Ryzen-8xCore/dp/B09YNK6X74?&amp;linkCode=ll1&amp;tag=grafico01-20&amp;linkId=b924546ffd3f26b28fa0dca097ea583c&amp;language=pt_BR&amp;ref_=as_li_ss_tl" text:style-name="Internet_20_link" text:visited-style-name="Visited_20_Internet_20_Link"> - AMD Bandeja compatível AM4 Ryzen 7 5700G 3,8GHz MAX 4,6GHz 8xCore 16MB 65W</text:a></text:p>
          </table:table-cell>
          <table:table-cell table:style-name="Tabela1.B2" office:value-type="string">
            <text:p text:style-name="Table_20_Contents">R$ 2.509,00</text:p>
          </table:table-cell>
          <table:table-cell table:style-name="Tabela1.B2" office:value-type="string">
            <text:p text:style-name="Table_20_Contents">R$ 2.510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5-13600k-350-ghz-turbo-510-ghz-13a-geracao-lga-1700-bx8071513600k" text:style-name="Internet_20_link" text:visited-style-name="Visited_20_Internet_20_Link"><text:span text:style-name="T1">Core i5 13600K</text:span></text:a><text:a xlink:type="simple" xlink:href="https://www.processadores.app.br/processador-intel-core-i5-13600k-350-ghz-turbo-510-ghz-13a-geracao-lga-1700-bx8071513600k" text:style-name="Internet_20_link" text:visited-style-name="Visited_20_Internet_20_Link"> - Processador Intel Core i5-13600K 3.50 GHz (Turbo 5.10 GHz) - 13ª Geração, LGA 1700 - BX8071513600K</text:a></text:p>
          </table:table-cell>
          <table:table-cell table:style-name="Tabela1.B2" office:value-type="string">
            <text:p text:style-name="Table_20_Contents">R$ 2.514,09</text:p>
          </table:table-cell>
          <table:table-cell table:style-name="Tabela1.B2" office:value-type="string">
            <text:p text:style-name="Table_20_Contents">R$ 2.957,75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762?awc=17729_1662751524_6df251c06c7f23694f0b7dae4d7eb8a5&amp;utm_source=AWIN&amp;utm_medium=AFILIADOS&amp;utm_term=935027" text:style-name="Internet_20_link" text:visited-style-name="Visited_20_Internet_20_Link"><text:span text:style-name="T1">Core i7 13700</text:span></text:a><text:a xlink:type="simple" xlink:href="https://www.kabum.com.br/produto/405762?awc=17729_1662751524_6df251c06c7f23694f0b7dae4d7eb8a5&amp;utm_source=AWIN&amp;utm_medium=AFILIADOS&amp;utm_term=935027" text:style-name="Internet_20_link" text:visited-style-name="Visited_20_Internet_20_Link"> - Processador Intel Core i7-13700, 5.2GHz Max Turbo, Cache 30MB, 16 Núcleos, 24 Threads, LGA 1700, Vídeo Integrado - BX8071513700</text:a></text:p>
          </table:table-cell>
          <table:table-cell table:style-name="Tabela1.B2" office:value-type="string">
            <text:p text:style-name="Table_20_Contents">R$ 2.517,50</text:p>
          </table:table-cell>
          <table:table-cell table:style-name="Tabela1.B2" office:value-type="string">
            <text:p text:style-name="Table_20_Contents">R$ 3.117,6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7-12700F-2-1GHz-6xxChipset-BX8071512700F/dp/B09NPJDPVG?&amp;linkCode=ll1&amp;tag=grafico01-20&amp;linkId=b924546ffd3f26b28fa0dca097ea583c&amp;language=pt_BR&amp;ref_=as_li_ss_tl" text:style-name="Internet_20_link" text:visited-style-name="Visited_20_Internet_20_Link"><text:span text:style-name="T1">Core i7 12700F</text:span></text:a><text:a xlink:type="simple" xlink:href="https://www.amazon.com.br/Intel-i7-12700F-2-1GHz-6xxChipset-BX8071512700F/dp/B09NPJDPVG?&amp;linkCode=ll1&amp;tag=grafico01-20&amp;linkId=b924546ffd3f26b28fa0dca097ea583c&amp;language=pt_BR&amp;ref_=as_li_ss_tl" text:style-name="Internet_20_link" text:visited-style-name="Visited_20_Internet_20_Link"> - Intel CPU Core i7-12700F / 12/20 / 2.1GHz / 6xxChipset / BX8071512700F</text:a></text:p>
          </table:table-cell>
          <table:table-cell table:style-name="Tabela1.B2" office:value-type="string">
            <text:p text:style-name="Table_20_Contents">R$ 2.520,00</text:p>
          </table:table-cell>
          <table:table-cell table:style-name="Tabela1.B2" office:value-type="string">
            <text:p text:style-name="Table_20_Contents">R$ 2.520,7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5-13600K-Desktop-núcleos/dp/B0BCDR9M33?&amp;linkCode=ll1&amp;tag=grafico01-20&amp;linkId=b924546ffd3f26b28fa0dca097ea583c&amp;language=pt_BR&amp;ref_=as_li_ss_tl" text:style-name="Internet_20_link" text:visited-style-name="Visited_20_Internet_20_Link"><text:span text:style-name="T1">Core i5 13600K</text:span></text:a><text:a xlink:type="simple" xlink:href="https://www.amazon.com.br/Intel-Processador-i5-13600K-Desktop-núcleos/dp/B0BCDR9M33?&amp;linkCode=ll1&amp;tag=grafico01-20&amp;linkId=b924546ffd3f26b28fa0dca097ea583c&amp;language=pt_BR&amp;ref_=as_li_ss_tl" text:style-name="Internet_20_link" text:visited-style-name="Visited_20_Internet_20_Link"> - Intel Processador de desktop Core i5-13600K (última geração) 14 núcleos (6 núcleos P + </text:a><text:soft-page-break/><text:a xlink:type="simple" xlink:href="https://www.amazon.com.br/Intel-Processador-i5-13600K-Desktop-núcleos/dp/B0BCDR9M33?&amp;linkCode=ll1&amp;tag=grafico01-20&amp;linkId=b924546ffd3f26b28fa0dca097ea583c&amp;language=pt_BR&amp;ref_=as_li_ss_tl" text:style-name="Internet_20_link" text:visited-style-name="Visited_20_Internet_20_Link">8 núcleos E) com gráficos integrados - Desbloqueado</text:a></text:p>
          </table:table-cell>
          <table:table-cell table:style-name="Tabela1.B2" office:value-type="string">
            <text:p text:style-name="Table_20_Contents">R$ 2.520,00</text:p>
          </table:table-cell>
          <table:table-cell table:style-name="Tabela1.B2" office:value-type="string">
            <text:p text:style-name="Table_20_Contents">R$ 2.520,7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40106?awc=17729_1662751524_6df251c06c7f23694f0b7dae4d7eb8a5&amp;utm_source=AWIN&amp;utm_medium=AFILIADOS&amp;utm_term=935027" text:style-name="Internet_20_link" text:visited-style-name="Visited_20_Internet_20_Link"><text:span text:style-name="T1">Core i9 11900K</text:span></text:a><text:a xlink:type="simple" xlink:href="https://www.kabum.com.br/produto/240106?awc=17729_1662751524_6df251c06c7f23694f0b7dae4d7eb8a5&amp;utm_source=AWIN&amp;utm_medium=AFILIADOS&amp;utm_term=935027" text:style-name="Internet_20_link" text:visited-style-name="Visited_20_Internet_20_Link"> - Processador Intel Core I9 11900K 11ª Geração, 3.50GHz, LGA 1200, Box - BX8070811900K</text:a></text:p>
          </table:table-cell>
          <table:table-cell table:style-name="Tabela1.B2" office:value-type="string">
            <text:p text:style-name="Table_20_Contents">R$ 2.526,94</text:p>
          </table:table-cell>
          <table:table-cell table:style-name="Tabela1.B2" office:value-type="string">
            <text:p text:style-name="Table_20_Contents">R$ 2.807,7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86974?awc=17729_1662751524_6df251c06c7f23694f0b7dae4d7eb8a5&amp;utm_source=AWIN&amp;utm_medium=AFILIADOS&amp;utm_term=935027" text:style-name="Internet_20_link" text:visited-style-name="Visited_20_Internet_20_Link"><text:span text:style-name="T1">Core i7 13700KF</text:span></text:a><text:a xlink:type="simple" xlink:href="https://www.kabum.com.br/produto/386974?awc=17729_1662751524_6df251c06c7f23694f0b7dae4d7eb8a5&amp;utm_source=AWIN&amp;utm_medium=AFILIADOS&amp;utm_term=935027" text:style-name="Internet_20_link" text:visited-style-name="Visited_20_Internet_20_Link"> - Processador Intel Core i7-13700KF, 13ª Geração, 5.4GHz Max Turbo, Cache 30MB, 16 Núcleos, 24 Threads, LGA 1700 - BX8071513700KF</text:a></text:p>
          </table:table-cell>
          <table:table-cell table:style-name="Tabela1.B2" office:value-type="string">
            <text:p text:style-name="Table_20_Contents">R$ 2.564,99</text:p>
          </table:table-cell>
          <table:table-cell table:style-name="Tabela1.B2" office:value-type="string">
            <text:p text:style-name="Table_20_Contents">R$ 3.176,4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59193?awc=17729_1662751524_6df251c06c7f23694f0b7dae4d7eb8a5&amp;utm_source=AWIN&amp;utm_medium=AFILIADOS&amp;utm_term=935027" text:style-name="Internet_20_link" text:visited-style-name="Visited_20_Internet_20_Link"><text:span text:style-name="T1">Core i9 10900KF</text:span></text:a><text:a xlink:type="simple" xlink:href="https://www.kabum.com.br/produto/159193?awc=17729_1662751524_6df251c06c7f23694f0b7dae4d7eb8a5&amp;utm_source=AWIN&amp;utm_medium=AFILIADOS&amp;utm_term=935027" text:style-name="Internet_20_link" text:visited-style-name="Visited_20_Internet_20_Link"> - Processador Intel Core I9 10900KF, 5.30GHz, Box - BX8070110900KF</text:a></text:p>
          </table:table-cell>
          <table:table-cell table:style-name="Tabela1.B2" office:value-type="string">
            <text:p text:style-name="Table_20_Contents">R$ 2.582,22</text:p>
          </table:table-cell>
          <table:table-cell table:style-name="Tabela1.B2" office:value-type="string">
            <text:p text:style-name="Table_20_Contents">R$ 3.037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9405?awc=17729_1662751524_6df251c06c7f23694f0b7dae4d7eb8a5&amp;utm_source=AWIN&amp;utm_medium=AFILIADOS&amp;utm_term=935027" text:style-name="Internet_20_link" text:visited-style-name="Visited_20_Internet_20_Link"><text:span text:style-name="T1">Core i5 13400F</text:span></text:a><text:a xlink:type="simple" xlink:href="https://www.kabum.com.br/produto/469405?awc=17729_1662751524_6df251c06c7f23694f0b7dae4d7eb8a5&amp;utm_source=AWIN&amp;utm_medium=AFILIADOS&amp;utm_term=935027" text:style-name="Internet_20_link" text:visited-style-name="Visited_20_Internet_20_Link"> - Kit Upgrade Neologic - Nli84723, Intel I5 13400f, Placa Mãe H610, 8GB DDR4</text:a></text:p>
          </table:table-cell>
          <table:table-cell table:style-name="Tabela1.B2" office:value-type="string">
            <text:p text:style-name="Table_20_Contents">R$ 2.583,20</text:p>
          </table:table-cell>
          <table:table-cell table:style-name="Tabela1.B2" office:value-type="string">
            <text:p text:style-name="Table_20_Contents">R$ 2.838,6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6889?awc=17729_1662751524_6df251c06c7f23694f0b7dae4d7eb8a5&amp;utm_source=AWIN&amp;utm_medium=AFILIADOS&amp;utm_term=935027" text:style-name="Internet_20_link" text:visited-style-name="Visited_20_Internet_20_Link"><text:span text:style-name="T1">Core i9 11900KF</text:span></text:a><text:a xlink:type="simple" xlink:href="https://www.kabum.com.br/produto/366889?awc=17729_1662751524_6df251c06c7f23694f0b7dae4d7eb8a5&amp;utm_source=AWIN&amp;utm_medium=AFILIADOS&amp;utm_term=935027" text:style-name="Internet_20_link" text:visited-style-name="Visited_20_Internet_20_Link"> - Processador Intel Core I9-11900KF, 3.5GHz, Cachê 16MB, LGA 1200 - BX8070811900KF</text:a></text:p>
          </table:table-cell>
          <table:table-cell table:style-name="Tabela1.B2" office:value-type="string">
            <text:p text:style-name="Table_20_Contents">R$ 2.585,48</text:p>
          </table:table-cell>
          <table:table-cell table:style-name="Tabela1.B2" office:value-type="string">
            <text:p text:style-name="Table_20_Contents">R$ 2.585,4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42570?awc=17729_1662751524_6df251c06c7f23694f0b7dae4d7eb8a5&amp;utm_source=AWIN&amp;utm_medium=AFILIADOS&amp;utm_term=935027" text:style-name="Internet_20_link" text:visited-style-name="Visited_20_Internet_20_Link"><text:span text:style-name="T1">Ryzen 7 7700</text:span></text:a><text:a xlink:type="simple" xlink:href="https://www.kabum.com.br/produto/442570?awc=17729_1662751524_6df251c06c7f23694f0b7dae4d7eb8a5&amp;utm_source=AWIN&amp;utm_medium=AFILIADOS&amp;utm_term=935027" text:style-name="Internet_20_link" text:visited-style-name="Visited_20_Internet_20_Link"> - Processador AMD Ryzen 7 7700 3.80ghz, 8-core, 40MB, Am5</text:a></text:p>
          </table:table-cell>
          <table:table-cell table:style-name="Tabela1.B2" office:value-type="string">
            <text:p text:style-name="Table_20_Contents">R$ 2.597,47</text:p>
          </table:table-cell>
          <table:table-cell table:style-name="Tabela1.B2" office:value-type="string">
            <text:p text:style-name="Table_20_Contents">R$ 2.597,4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7-13700-21ghz52ghz-16-core-rocket-lake-s-30mb-cache-lga-1700-bx8071513700" text:style-name="Internet_20_link" text:visited-style-name="Visited_20_Internet_20_Link"><text:span text:style-name="T1">Core i7 13700</text:span></text:a><text:a xlink:type="simple" xlink:href="https://www.gkinfostore.com.br/processador-intel-core-i7-13700-21ghz52ghz-16-core-rocket-lake-s-30mb-cache-lga-1700-bx8071513700" text:style-name="Internet_20_link" text:visited-style-name="Visited_20_Internet_20_Link"> - Processador Intel Core i7 13700 2.1GHz/5.2Ghz 16-Core Rocket Lake-S 30MB Cache LGA 1700 - BX8071513700</text:a></text:p>
          </table:table-cell>
          <table:table-cell table:style-name="Tabela1.B2" office:value-type="string">
            <text:p text:style-name="Table_20_Contents">R$ 2.598,99</text:p>
          </table:table-cell>
          <table:table-cell table:style-name="Tabela1.B2" office:value-type="string">
            <text:p text:style-name="Table_20_Contents">R$ 3.057,64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7-13700kf-25ghz54ghz-16-core-rocket-lake-s-30mb-cache-lga-1700-bx8071513700kf.html" text:style-name="Internet_20_link" text:visited-style-name="Visited_20_Internet_20_Link"><text:span text:style-name="T1">Core i7 13700KF</text:span></text:a><text:a xlink:type="simple" xlink:href="https://www.gkinfostore.com.br/processador-intel-core-i7-13700kf-25ghz54ghz-16-core-rocket-lake-s-30mb-cache-lga-1700-bx8071513700kf.html" text:style-name="Internet_20_link" text:visited-style-name="Visited_20_Internet_20_Link"> - Processador Intel Core i7 13700KF 2.5GHz/5.4Ghz 16-Core Rocket Lake-S 30MB Cache LGA 1700 - BX8071513700KF</text:a></text:p>
          </table:table-cell>
          <table:table-cell table:style-name="Tabela1.B2" office:value-type="string">
            <text:p text:style-name="Table_20_Contents">R$ 2.598,99</text:p>
          </table:table-cell>
          <table:table-cell table:style-name="Tabela1.B2" office:value-type="string">
            <text:p text:style-name="Table_20_Contents">R$ 3.057,64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9-10900KF-3-7GHZ-5-3GHZ/dp/B0883PZ2KR?&amp;linkCode=ll1&amp;tag=grafico01-20&amp;linkId=b924546ffd3f26b28fa0dca097ea583c&amp;language=pt_BR&amp;ref_=as_li_ss_tl" text:style-name="Internet_20_link" text:visited-style-name="Visited_20_Internet_20_Link"><text:span text:style-name="T1">Core i9 10900KF</text:span></text:a><text:a xlink:type="simple" xlink:href="https://www.amazon.com.br/PROCESSADOR-INTEL-I9-10900KF-3-7GHZ-5-3GHZ/dp/B0883PZ2KR?&amp;linkCode=ll1&amp;tag=grafico01-20&amp;linkId=b924546ffd3f26b28fa0dca097ea583c&amp;language=pt_BR&amp;ref_=as_li_ss_tl" text:style-name="Internet_20_link" text:visited-style-name="Visited_20_Internet_20_Link"> - PROCESSADOR INTEL CORE I9-10900KF, CACHE 20MB, 3.7GHZ (5.3GHZ MAX TURBO), LGA 1200 – BX8070110900KF – INTEL</text:a></text:p>
          </table:table-cell>
          <table:table-cell table:style-name="Tabela1.B2" office:value-type="string">
            <text:p text:style-name="Table_20_Contents">R$ 2.599,00</text:p>
          </table:table-cell>
          <table:table-cell table:style-name="Tabela1.B2" office:value-type="string">
            <text:p text:style-name="Table_20_Contents">R$ 2.59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7-13700f-21ghz-52ghz-turbo-13a-geracao-16-cores-24-threads-lga-1700-bx8071513700f" text:style-name="Internet_20_link" text:visited-style-name="Visited_20_Internet_20_Link"><text:span text:style-name="T1">Core i7 13700F</text:span></text:a><text:a xlink:type="simple" xlink:href="https://www.alligatorshop.com.br/processador-intel-core-i7-13700f-21ghz-52ghz-turbo-13a-geracao-16-cores-24-threads-lga-1700-bx8071513700f" text:style-name="Internet_20_link" text:visited-style-name="Visited_20_Internet_20_Link"> - Processador Intel Core i7 13700F 2.1GHz (5.2GHz Turbo) 13ª Geração 16-Cores 24-Threads LGA 1700 BX8071513700F</text:a></text:p>
          </table:table-cell>
          <table:table-cell table:style-name="Tabela1.B2" office:value-type="string">
            <text:p text:style-name="Table_20_Contents">R$ 2.599,90</text:p>
          </table:table-cell>
          <table:table-cell table:style-name="Tabela1.B2" office:value-type="string">
            <text:p text:style-name="Table_20_Contents">R$ 3.058,70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56394?awc=17729_1662751524_6df251c06c7f23694f0b7dae4d7eb8a5&amp;utm_source=AWIN&amp;utm_medium=AFILIADOS&amp;utm_term=935027" text:style-name="Internet_20_link" text:visited-style-name="Visited_20_Internet_20_Link"><text:span text:style-name="T1">Core i5 11400F</text:span></text:a><text:a xlink:type="simple" xlink:href="https://www.kabum.com.br/produto/356394?awc=17729_1662751524_6df251c06c7f23694f0b7dae4d7eb8a5&amp;utm_source=AWIN&amp;utm_medium=AFILIADOS&amp;utm_term=935027" text:style-name="Internet_20_link" text:visited-style-name="Visited_20_Internet_20_Link"> - Kit Upgrade Kaikora, Intel Processador I5 11400F + Memória 16GB DDR4, Dual-channel</text:a></text:p>
          </table:table-cell>
          <table:table-cell table:style-name="Tabela1.B2" office:value-type="string">
            <text:p text:style-name="Table_20_Contents">R$ 2.600,00</text:p>
          </table:table-cell>
          <table:table-cell table:style-name="Tabela1.B2" office:value-type="string">
            <text:p text:style-name="Table_20_Contents">R$ 2.600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65592?awc=17729_1662751524_6df251c06c7f23694f0b7dae4d7eb8a5&amp;utm_source=AWIN&amp;utm_medium=AFILIADOS&amp;utm_term=935027" text:style-name="Internet_20_link" text:visited-style-name="Visited_20_Internet_20_Link"><text:span text:style-name="T1">Ryzen 7 5700G</text:span></text:a><text:a xlink:type="simple" xlink:href="https://www.kabum.com.br/produto/365592?awc=17729_1662751524_6df251c06c7f23694f0b7dae4d7eb8a5&amp;utm_source=AWIN&amp;utm_medium=AFILIADOS&amp;utm_term=935027" text:style-name="Internet_20_link" text:visited-style-name="Visited_20_Internet_20_Link"> - Kit Upgrade Processador Amd Ryzen™ 7 5700g + Placa Mãe Gigabyte A520m S2h + Memória 8gb Ddr4</text:a></text:p>
          </table:table-cell>
          <table:table-cell table:style-name="Tabela1.B2" office:value-type="string">
            <text:p text:style-name="Table_20_Contents">R$ 2.600,99</text:p>
          </table:table-cell>
          <table:table-cell table:style-name="Tabela1.B2" office:value-type="string">
            <text:p text:style-name="Table_20_Contents">R$ 3.05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6790?awc=17729_1662751524_6df251c06c7f23694f0b7dae4d7eb8a5&amp;utm_source=AWIN&amp;utm_medium=AFILIADOS&amp;utm_term=935027" text:style-name="Internet_20_link" text:visited-style-name="Visited_20_Internet_20_Link"><text:span text:style-name="T1">Ryzen 7 5700G</text:span></text:a><text:a xlink:type="simple" xlink:href="https://www.kabum.com.br/produto/456790?awc=17729_1662751524_6df251c06c7f23694f0b7dae4d7eb8a5&amp;utm_source=AWIN&amp;utm_medium=AFILIADOS&amp;utm_term=935027" text:style-name="Internet_20_link" text:visited-style-name="Visited_20_Internet_20_Link"> - Kit Upgrade AMD Ryzen 7 5700g, Placa Mae A320m, 32GB, DDR4, Neologic - NLI84632</text:a></text:p>
          </table:table-cell>
          <table:table-cell table:style-name="Tabela1.B2" office:value-type="string">
            <text:p text:style-name="Table_20_Contents">R$ 2.624,86</text:p>
          </table:table-cell>
          <table:table-cell table:style-name="Tabela1.B2" office:value-type="string">
            <text:p text:style-name="Table_20_Contents">R$ 2.884,4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9-5900x-370ghz-turbo-480ghz-5000-series-am4-100-100000061wof" text:style-name="Internet_20_link" text:visited-style-name="Visited_20_Internet_20_Link"><text:span text:style-name="T1">Ryzen 9 5900X</text:span></text:a><text:a xlink:type="simple" xlink:href="https://www.processadores.app.br/processador-amd-ryzen-9-5900x-370ghz-turbo-480ghz-5000-series-am4-100-100000061wof" text:style-name="Internet_20_link" text:visited-style-name="Visited_20_Internet_20_Link"> - Processador AMD Ryzen 9 5900X 3.70GHz (Turbo 4.80GHz) - 5000 Series, AM4 - 100-100000061WOF</text:a></text:p>
          </table:table-cell>
          <table:table-cell table:style-name="Tabela1.B2" office:value-type="string">
            <text:p text:style-name="Table_20_Contents">R$ 2.633,80</text:p>
          </table:table-cell>
          <table:table-cell table:style-name="Tabela1.B2" office:value-type="string">
            <text:p text:style-name="Table_20_Contents">R$ 3.098,59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7-7700x-450ghz-turbo-540ghz-7000-series-am5-100-100000591wof" text:style-name="Internet_20_link" text:visited-style-name="Visited_20_Internet_20_Link"><text:span text:style-name="T1">Ryzen 7 7700X</text:span></text:a><text:a xlink:type="simple" xlink:href="https://www.processadores.app.br/processador-amd-ryzen-7-7700x-450ghz-turbo-540ghz-7000-series-am5-100-100000591wof" text:style-name="Internet_20_link" text:visited-style-name="Visited_20_Internet_20_Link"> - Processador AMD Ryzen 7 7700X 4.50GHz (Turbo 5.40GHz) - 7000 Series, AM5 - 100-100000591WOF</text:a></text:p>
          </table:table-cell>
          <table:table-cell table:style-name="Tabela1.B2" office:value-type="string">
            <text:p text:style-name="Table_20_Contents">R$ 2.633,80</text:p>
          </table:table-cell>
          <table:table-cell table:style-name="Tabela1.B2" office:value-type="string">
            <text:p text:style-name="Table_20_Contents">R$ 3.098,59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8524?awc=17729_1662751524_6df251c06c7f23694f0b7dae4d7eb8a5&amp;utm_source=AWIN&amp;utm_medium=AFILIADOS&amp;utm_term=935027" text:style-name="Internet_20_link" text:visited-style-name="Visited_20_Internet_20_Link"><text:span text:style-name="T1">Core i7 12700KF</text:span></text:a><text:a xlink:type="simple" xlink:href="https://www.kabum.com.br/produto/458524?awc=17729_1662751524_6df251c06c7f23694f0b7dae4d7eb8a5&amp;utm_source=AWIN&amp;utm_medium=AFILIADOS&amp;utm_term=935027" text:style-name="Internet_20_link" text:visited-style-name="Visited_20_Internet_20_Link"> - Processador Intel Core I7-12700kf 3.6ghz,5.0ghz Max Turbo,Cache 25mb LGA1700 - BX8071512700KF</text:a></text:p>
          </table:table-cell>
          <table:table-cell table:style-name="Tabela1.B2" office:value-type="string">
            <text:p text:style-name="Table_20_Contents">R$ 2.648,92</text:p>
          </table:table-cell>
          <table:table-cell table:style-name="Tabela1.B2" office:value-type="string">
            <text:p text:style-name="Table_20_Contents">R$ 2.648,92</text:p>
          </table:table-cell>
          <table:table-cell table:style-name="Tabela1.B2" office:value-type="string">
            <text:p text:style-name="Table_20_Contents">Kabum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amazon.com.br/PROCESSOR-I9-11900K-3-50GHZ-FCLGA1200-BX8070811900K/dp/B08TX48X3N?&amp;linkCode=ll1&amp;tag=grafico01-20&amp;linkId=b924546ffd3f26b28fa0dca097ea583c&amp;language=pt_BR&amp;ref_=as_li_ss_tl" text:style-name="Internet_20_link" text:visited-style-name="Visited_20_Internet_20_Link"><text:span text:style-name="T1">Core i9 11900K</text:span></text:a><text:a xlink:type="simple" xlink:href="https://www.amazon.com.br/PROCESSOR-I9-11900K-3-50GHZ-FCLGA1200-BX8070811900K/dp/B08TX48X3N?&amp;linkCode=ll1&amp;tag=grafico01-20&amp;linkId=b924546ffd3f26b28fa0dca097ea583c&amp;language=pt_BR&amp;ref_=as_li_ss_tl" text:style-name="Internet_20_link" text:visited-style-name="Visited_20_Internet_20_Link"> - PROCESSOR INTEL CORE I9-11900K 3.50GHZ (TURBO 5.3GHZ) 16MB CACHE, 8 NUCLEOS, 16 THREADS FCLGA1200 BX8070811900K – INTEL</text:a></text:p>
          </table:table-cell>
          <table:table-cell table:style-name="Tabela1.B2" office:value-type="string">
            <text:p text:style-name="Table_20_Contents">R$ 2.650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41051?awc=17729_1662751524_6df251c06c7f23694f0b7dae4d7eb8a5&amp;utm_source=AWIN&amp;utm_medium=AFILIADOS&amp;utm_term=935027" text:style-name="Internet_20_link" text:visited-style-name="Visited_20_Internet_20_Link"><text:span text:style-name="T1">Core i9 12900KF</text:span></text:a><text:a xlink:type="simple" xlink:href="https://www.kabum.com.br/produto/241051?awc=17729_1662751524_6df251c06c7f23694f0b7dae4d7eb8a5&amp;utm_source=AWIN&amp;utm_medium=AFILIADOS&amp;utm_term=935027" text:style-name="Internet_20_link" text:visited-style-name="Visited_20_Internet_20_Link"> - Processador Intel Core i9-12900KF, 3.2GHz (5.2GHz Max Turbo), Cache 30MB, 16 Núcleos, 24 Threads, LGA 1700 - BX8071512900KF</text:a></text:p>
          </table:table-cell>
          <table:table-cell table:style-name="Tabela1.B2" office:value-type="string">
            <text:p text:style-name="Table_20_Contents">R$ 2.650,49</text:p>
          </table:table-cell>
          <table:table-cell table:style-name="Tabela1.B2" office:value-type="string">
            <text:p text:style-name="Table_20_Contents">R$ 3.09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9-10900K-Cache-3-7GHz/dp/B0883NZC43?&amp;linkCode=ll1&amp;tag=grafico01-20&amp;linkId=b924546ffd3f26b28fa0dca097ea583c&amp;language=pt_BR&amp;ref_=as_li_ss_tl" text:style-name="Internet_20_link" text:visited-style-name="Visited_20_Internet_20_Link"><text:span text:style-name="T1">Core i9 10900K</text:span></text:a><text:a xlink:type="simple" xlink:href="https://www.amazon.com.br/Processador-Intel-I9-10900K-Cache-3-7GHz/dp/B0883NZC43?&amp;linkCode=ll1&amp;tag=grafico01-20&amp;linkId=b924546ffd3f26b28fa0dca097ea583c&amp;language=pt_BR&amp;ref_=as_li_ss_tl" text:style-name="Internet_20_link" text:visited-style-name="Visited_20_Internet_20_Link"> - PROCESSADOR INTEL CORE I9-10900K, CACHE 20MB, 3.7GHZ (5.3GHZ MAX TURBO), LGA 1200 - BX8070110900K – INTEL</text:a></text:p>
          </table:table-cell>
          <table:table-cell table:style-name="Tabela1.B2" office:value-type="string">
            <text:p text:style-name="Table_20_Contents">R$ 2.655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Caixa-cache-INTEL-I7-13700-30M/dp/B0BQ6BNY56?&amp;linkCode=ll1&amp;tag=grafico01-20&amp;linkId=b924546ffd3f26b28fa0dca097ea583c&amp;language=pt_BR&amp;ref_=as_li_ss_tl" text:style-name="Internet_20_link" text:visited-style-name="Visited_20_Internet_20_Link"><text:span text:style-name="T1">Core i7 13700</text:span></text:a><text:a xlink:type="simple" xlink:href="https://www.amazon.com.br/Caixa-cache-INTEL-I7-13700-30M/dp/B0BQ6BNY56?&amp;linkCode=ll1&amp;tag=grafico01-20&amp;linkId=b924546ffd3f26b28fa0dca097ea583c&amp;language=pt_BR&amp;ref_=as_li_ss_tl" text:style-name="Internet_20_link" text:visited-style-name="Visited_20_Internet_20_Link"> - Caixa de cache INTEL I7-13700 30M, até 5,20 GHZ</text:a></text:p>
          </table:table-cell>
          <table:table-cell table:style-name="Tabela1.B2" office:value-type="string">
            <text:p text:style-name="Table_20_Contents">R$ 2.658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4091/processador-intel-core-i7-13700-21ghz-52ghz-turbo-13-geracao-16-cores-24-threads-lga-1700-bx8071513700?p=1360309" text:style-name="Internet_20_link" text:visited-style-name="Visited_20_Internet_20_Link"><text:span text:style-name="T1">Core i7 13700</text:span></text:a><text:a xlink:type="simple" xlink:href="https://www.terabyteshop.com.br/produto/24091/processador-intel-core-i7-13700-21ghz-52ghz-turbo-13-geracao-16-cores-24-threads-lga-1700-bx8071513700?p=1360309" text:style-name="Internet_20_link" text:visited-style-name="Visited_20_Internet_20_Link"> - Processador Intel Core I7 13700 2.1GHz (5.2GHz Turbo), 13ª Geração, 16-Cores 24-Threads, LGA 1700, BX8071</text:a></text:p>
          </table:table-cell>
          <table:table-cell table:style-name="Tabela1.B2" office:value-type="string">
            <text:p text:style-name="Table_20_Contents">R$ 2.659,00</text:p>
          </table:table-cell>
          <table:table-cell table:style-name="Tabela1.B2" office:value-type="string">
            <text:p text:style-name="Table_20_Contents">R$ 3.12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83716?awc=17729_1662751524_6df251c06c7f23694f0b7dae4d7eb8a5&amp;utm_source=AWIN&amp;utm_medium=AFILIADOS&amp;utm_term=935027" text:style-name="Internet_20_link" text:visited-style-name="Visited_20_Internet_20_Link"><text:span text:style-name="T1">Core i9 12900F</text:span></text:a><text:a xlink:type="simple" xlink:href="https://www.kabum.com.br/produto/283716?awc=17729_1662751524_6df251c06c7f23694f0b7dae4d7eb8a5&amp;utm_source=AWIN&amp;utm_medium=AFILIADOS&amp;utm_term=935027" text:style-name="Internet_20_link" text:visited-style-name="Visited_20_Internet_20_Link"> - Processador Intel Core i9-12900F, Cache 30MB, 2.4GHz (5.1GHz Max Turbo), LGA 1700 - BX8071512900F</text:a></text:p>
          </table:table-cell>
          <table:table-cell table:style-name="Tabela1.B2" office:value-type="string">
            <text:p text:style-name="Table_20_Contents">R$ 2.659,99</text:p>
          </table:table-cell>
          <table:table-cell table:style-name="Tabela1.B2" office:value-type="string">
            <text:p text:style-name="Table_20_Contents">R$ 3.294,1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intel-core-i7-13700kf-13-geracao-5-4ghz-max-turbo-cache-30mb-16-nucleos-24-threads-lga-1700-bx8071513700kf/" text:style-name="Internet_20_link" text:visited-style-name="Visited_20_Internet_20_Link"><text:span text:style-name="T1">Core i7 13700KF</text:span></text:a><text:a xlink:type="simple" xlink:href="https://www.guerradigital.com.br/produtos/intel-core-i7-13700kf-13-geracao-5-4ghz-max-turbo-cache-30mb-16-nucleos-24-threads-lga-1700-bx8071513700kf/" text:style-name="Internet_20_link" text:visited-style-name="Visited_20_Internet_20_Link"> - Intel Core i7-13700KF, 13ª Geração, 5.4GHz Max Turbo, Cache 30MB, 16 Núcleos, 24 Threads, LGA 1700 (BX8071513700KF)</text:a></text:p>
          </table:table-cell>
          <table:table-cell table:style-name="Tabela1.B2" office:value-type="string">
            <text:p text:style-name="Table_20_Contents">R$ 2.665,14</text:p>
          </table:table-cell>
          <table:table-cell table:style-name="Tabela1.B2" office:value-type="string">
            <text:p text:style-name="Table_20_Contents">R$ 3.099,00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7-10700kf-16mb-3-8ghz-5-1ghz-lga-1200-bx8070110700kf-p992123" text:style-name="Internet_20_link" text:visited-style-name="Visited_20_Internet_20_Link"><text:span text:style-name="T1">Core i7 10700KF</text:span></text:a><text:a xlink:type="simple" xlink:href="https://www.inpower.com.br/processador-intel-core-i7-10700kf-16mb-3-8ghz-5-1ghz-lga-1200-bx8070110700kf-p992123" text:style-name="Internet_20_link" text:visited-style-name="Visited_20_Internet_20_Link"> - Processador Intel Core i7-10700KF 16MB 3.8GHz - 5.1Ghz LG...</text:a></text:p>
          </table:table-cell>
          <table:table-cell table:style-name="Tabela1.B2" office:value-type="string">
            <text:p text:style-name="Table_20_Contents">R$ 2.672,86</text:p>
          </table:table-cell>
          <table:table-cell table:style-name="Tabela1.B2" office:value-type="string">
            <text:p text:style-name="Table_20_Contents">R$ 2.969,85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7-11700k-11a-geracao-cache-16mb-36-ghz-49ghz-turbo-lga1200-bx8070811700k" text:style-name="Internet_20_link" text:visited-style-name="Visited_20_Internet_20_Link"><text:span text:style-name="T1">Core i7 11700K</text:span></text:a><text:a xlink:type="simple" xlink:href="https://patoloco.com.br/processador-intel-core-i7-11700k-11a-geracao-cache-16mb-36-ghz-49ghz-turbo-lga1200-bx8070811700k" text:style-name="Internet_20_link" text:visited-style-name="Visited_20_Internet_20_Link"> - Processador Intel Core i7-11700K 11ª Geração, Cache 16MB, 3.6 GHz (4.9GHz Turbo), LGA1200 - BX8070811700K</text:a></text:p>
          </table:table-cell>
          <table:table-cell table:style-name="Tabela1.B2" office:value-type="string">
            <text:p text:style-name="Table_20_Contents">R$ 2.689,51</text:p>
          </table:table-cell>
          <table:table-cell table:style-name="Tabela1.B2" office:value-type="string">
            <text:p text:style-name="Table_20_Contents">R$ 3.164,16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7-13700kf-30mb-2-5ghz-5-4ghz-lga-1700-bx8071513700kf-p1005243" text:style-name="Internet_20_link" text:visited-style-name="Visited_20_Internet_20_Link"><text:span text:style-name="T1">Core i7 13700KF</text:span></text:a><text:a xlink:type="simple" xlink:href="https://www.inpower.com.br/processador-intel-core-i7-13700kf-30mb-2-5ghz-5-4ghz-lga-1700-bx8071513700kf-p1005243" text:style-name="Internet_20_link" text:visited-style-name="Visited_20_Internet_20_Link"> - Processador Intel Core I7-13700KF 30MB 2.5GHz - 5.4GHz LG...</text:a></text:p>
          </table:table-cell>
          <table:table-cell table:style-name="Tabela1.B2" office:value-type="string">
            <text:p text:style-name="Table_20_Contents">R$ 2.695,99</text:p>
          </table:table-cell>
          <table:table-cell table:style-name="Tabela1.B2" office:value-type="string">
            <text:p text:style-name="Table_20_Contents">R$ 2.995,54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41050?awc=17729_1662751524_6df251c06c7f23694f0b7dae4d7eb8a5&amp;utm_source=AWIN&amp;utm_medium=AFILIADOS&amp;utm_term=935027" text:style-name="Internet_20_link" text:visited-style-name="Visited_20_Internet_20_Link"><text:span text:style-name="T1">Core i9 12900K</text:span></text:a><text:a xlink:type="simple" xlink:href="https://www.kabum.com.br/produto/241050?awc=17729_1662751524_6df251c06c7f23694f0b7dae4d7eb8a5&amp;utm_source=AWIN&amp;utm_medium=AFILIADOS&amp;utm_term=935027" text:style-name="Internet_20_link" text:visited-style-name="Visited_20_Internet_20_Link"> - Processador Intel Core i9-12900K, 3.2GHz (5.2GHz Max Turbo), Cache 30MB, 16 Núcleos, 24 Threads, LGA 1700, Vídeo Integrado - BX8071512900K</text:a></text:p>
          </table:table-cell>
          <table:table-cell table:style-name="Tabela1.B2" office:value-type="string">
            <text:p text:style-name="Table_20_Contents">R$ 2.697,98</text:p>
          </table:table-cell>
          <table:table-cell table:style-name="Tabela1.B2" office:value-type="string">
            <text:p text:style-name="Table_20_Contents">R$ 3.341,1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9-11900kf-35ghz-53ghz-rocket-lake-16mb-cache-lga-1200-bx8070811900kf.html" text:style-name="Internet_20_link" text:visited-style-name="Visited_20_Internet_20_Link"><text:span text:style-name="T1">Core i9 11900KF</text:span></text:a><text:a xlink:type="simple" xlink:href="https://www.gkinfostore.com.br/processador-intel-core-i9-11900kf-35ghz-53ghz-rocket-lake-16mb-cache-lga-1200-bx8070811900kf.html" text:style-name="Internet_20_link" text:visited-style-name="Visited_20_Internet_20_Link"> - Processador Intel Core i9 11900KF 3.5GHz/ 5.3GHz Rocket Lake 16MB Cache LGA 1200 - BX8070811900KF</text:a></text:p>
          </table:table-cell>
          <table:table-cell table:style-name="Tabela1.B2" office:value-type="string">
            <text:p text:style-name="Table_20_Contents">R$ 2.699,00</text:p>
          </table:table-cell>
          <table:table-cell table:style-name="Tabela1.B2" office:value-type="string">
            <text:p text:style-name="Table_20_Contents">R$ 3.175,30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3409/processador-amd-ryzen-9-7900-37ghz-54ghz-turbo-12-cores-24-threads-am5-com-cooler-wraith-prism-100-100000590box?p=1360309" text:style-name="Internet_20_link" text:visited-style-name="Visited_20_Internet_20_Link"><text:span text:style-name="T1">Ryzen 9 7900</text:span></text:a><text:a xlink:type="simple" xlink:href="https://www.terabyteshop.com.br/produto/23409/processador-amd-ryzen-9-7900-37ghz-54ghz-turbo-12-cores-24-threads-am5-com-cooler-wraith-prism-100-100000590box?p=1360309" text:style-name="Internet_20_link" text:visited-style-name="Visited_20_Internet_20_Link"> - Processador AMD Ryzen 9 7900 3.7GHz (5.4GHz Turbo), 12-Cores 24-Threads, AM5, Com Cooler Wraith Prism, 10</text:a></text:p>
          </table:table-cell>
          <table:table-cell table:style-name="Tabela1.B2" office:value-type="string">
            <text:p text:style-name="Table_20_Contents">R$ 2.699,00</text:p>
          </table:table-cell>
          <table:table-cell table:style-name="Tabela1.B2" office:value-type="string">
            <text:p text:style-name="Table_20_Contents">R$ 3.16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2634/processador-intel-core-i7-13700kf-34ghz-54ghz-turbo-13-geracao-16-core-24-threads-lga-1700-bx8071513700kf?p=1360309" text:style-name="Internet_20_link" text:visited-style-name="Visited_20_Internet_20_Link"><text:span text:style-name="T1">Core i7 13700KF</text:span></text:a><text:a xlink:type="simple" xlink:href="https://www.terabyteshop.com.br/produto/22634/processador-intel-core-i7-13700kf-34ghz-54ghz-turbo-13-geracao-16-core-24-threads-lga-1700-bx8071513700kf?p=1360309" text:style-name="Internet_20_link" text:visited-style-name="Visited_20_Internet_20_Link"> - Processador Intel Core I7 13700KF 3.4GHz (5.4GHz Turbo), 13ª Geração, 16-Core 24-Threads, LGA 1700, BX807</text:a></text:p>
          </table:table-cell>
          <table:table-cell table:style-name="Tabela1.B2" office:value-type="string">
            <text:p text:style-name="Table_20_Contents">R$ 2.699,00</text:p>
          </table:table-cell>
          <table:table-cell table:style-name="Tabela1.B2" office:value-type="string">
            <text:p text:style-name="Table_20_Contents">R$ 3.16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7-13700KF-Performance-cores-Efficent-Cores/dp/B0BG65D6Z2?&amp;linkCode=ll1&amp;tag=grafico01-20&amp;linkId=b924546ffd3f26b28fa0dca097ea583c&amp;language=pt_BR&amp;ref_=as_li_ss_tl" text:style-name="Internet_20_link" text:visited-style-name="Visited_20_Internet_20_Link"><text:span text:style-name="T1">Core i7 13700KF</text:span></text:a><text:a xlink:type="simple" xlink:href="https://www.amazon.com.br/Processador-Intel-i7-13700KF-Performance-cores-Efficent-Cores/dp/B0BG65D6Z2?&amp;linkCode=ll1&amp;tag=grafico01-20&amp;linkId=b924546ffd3f26b28fa0dca097ea583c&amp;language=pt_BR&amp;ref_=as_li_ss_tl" text:style-name="Internet_20_link" text:visited-style-name="Visited_20_Internet_20_Link"> - Processador Intel Core i7-13700KF Box (LGA 1700/16 Cores (8 Performance-cores 3.4GHz / 8 Efficent-Cores 2.5GHz/ 24 Threads / 30MB Cache) * S/Cooler S/Vídeo Integrado*</text:a></text:p>
          </table:table-cell>
          <table:table-cell table:style-name="Tabela1.B2" office:value-type="string">
            <text:p text:style-name="Table_20_Contents">R$ 2.699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7-13700k-25ghz54ghz-16-core-rocket-lake-s-30mb-cache-lga-1700-bx8071513700k.html" text:style-name="Internet_20_link" text:visited-style-name="Visited_20_Internet_20_Link"><text:span text:style-name="T1">Core i7 13700K</text:span></text:a><text:a xlink:type="simple" xlink:href="https://www.gkinfostore.com.br/processador-intel-core-i7-13700k-25ghz54ghz-16-core-rocket-lake-s-30mb-cache-lga-1700-bx8071513700k.html" text:style-name="Internet_20_link" text:visited-style-name="Visited_20_Internet_20_Link"> - Processador Intel Core i7 13700K 2.5GHz/5.4Ghz 16-Core Rocket Lake-S 30MB Cache </text:a><text:soft-page-break/><text:a xlink:type="simple" xlink:href="https://www.gkinfostore.com.br/processador-intel-core-i7-13700k-25ghz54ghz-16-core-rocket-lake-s-30mb-cache-lga-1700-bx8071513700k.html" text:style-name="Internet_20_link" text:visited-style-name="Visited_20_Internet_20_Link">LGA 1700 - BX8071513700K</text:a></text:p>
          </table:table-cell>
          <table:table-cell table:style-name="Tabela1.B2" office:value-type="string">
            <text:p text:style-name="Table_20_Contents">R$ 2.699,00</text:p>
          </table:table-cell>
          <table:table-cell table:style-name="Tabela1.B2" office:value-type="string">
            <text:p text:style-name="Table_20_Contents">R$ 3.175,29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2900kf-16-core-24-threads-3-2ghz-5-2ghz-turbo-cache-30mb-lga1700-bx8071512900kf" text:style-name="Internet_20_link" text:visited-style-name="Visited_20_Internet_20_Link"><text:span text:style-name="T1">Core i9 12900KF</text:span></text:a><text:a xlink:type="simple" xlink:href="https://www.pichau.com.br/processador-intel-core-i9-12900kf-16-core-24-threads-3-2ghz-5-2ghz-turbo-cache-30mb-lga1700-bx8071512900kf" text:style-name="Internet_20_link" text:visited-style-name="Visited_20_Internet_20_Link"> - Processador Intel Core i9-12900KF, 16-Core, 24-Threads, 3.2GHz (5.2GHz Turbo), Cache 30MB, LGA1700, BX8071512900KF</text:a></text:p>
          </table:table-cell>
          <table:table-cell table:style-name="Tabela1.B2" office:value-type="string">
            <text:p text:style-name="Table_20_Contents">R$ 2.699,01</text:p>
          </table:table-cell>
          <table:table-cell table:style-name="Tabela1.B2" office:value-type="string">
            <text:p text:style-name="Table_20_Contents">R$ 3.175,30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3700k-16-core-24-threads-3-4ghz-5-4ghz-turbo-cache-30mb-lga1700-bx8071513700k" text:style-name="Internet_20_link" text:visited-style-name="Visited_20_Internet_20_Link"><text:span text:style-name="T1">Core i7 13700K</text:span></text:a><text:a xlink:type="simple" xlink:href="https://www.pichau.com.br/processador-intel-core-i7-13700k-16-core-24-threads-3-4ghz-5-4ghz-turbo-cache-30mb-lga1700-bx8071513700k" text:style-name="Internet_20_link" text:visited-style-name="Visited_20_Internet_20_Link"> - Processador Intel Core i7-13700K, 16-Core, 24-Threads, 3.4GHz (5.4GHz Turbo), Cache 30MB, LGA1700, BX8071513700K</text:a></text:p>
          </table:table-cell>
          <table:table-cell table:style-name="Tabela1.B2" office:value-type="string">
            <text:p text:style-name="Table_20_Contents">R$ 2.699,99</text:p>
          </table:table-cell>
          <table:table-cell table:style-name="Tabela1.B2" office:value-type="string">
            <text:p text:style-name="Table_20_Contents">R$ 3.176,46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6789?awc=17729_1662751524_6df251c06c7f23694f0b7dae4d7eb8a5&amp;utm_source=AWIN&amp;utm_medium=AFILIADOS&amp;utm_term=935027" text:style-name="Internet_20_link" text:visited-style-name="Visited_20_Internet_20_Link"><text:span text:style-name="T1">Ryzen 7 5700G</text:span></text:a><text:a xlink:type="simple" xlink:href="https://www.kabum.com.br/produto/456789?awc=17729_1662751524_6df251c06c7f23694f0b7dae4d7eb8a5&amp;utm_source=AWIN&amp;utm_medium=AFILIADOS&amp;utm_term=935027" text:style-name="Internet_20_link" text:visited-style-name="Visited_20_Internet_20_Link"> - Kit Upgrade AMD Ryzen 7 5700g, Placa Mãe A520m, 32GB, DDR4, Neologic - NLI84633</text:a></text:p>
          </table:table-cell>
          <table:table-cell table:style-name="Tabela1.B2" office:value-type="string">
            <text:p text:style-name="Table_20_Contents">R$ 2.720,68</text:p>
          </table:table-cell>
          <table:table-cell table:style-name="Tabela1.B2" office:value-type="string">
            <text:p text:style-name="Table_20_Contents">R$ 2.989,7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9408?awc=17729_1662751524_6df251c06c7f23694f0b7dae4d7eb8a5&amp;utm_source=AWIN&amp;utm_medium=AFILIADOS&amp;utm_term=935027" text:style-name="Internet_20_link" text:visited-style-name="Visited_20_Internet_20_Link"><text:span text:style-name="T1">Core i5 13400F</text:span></text:a><text:a xlink:type="simple" xlink:href="https://www.kabum.com.br/produto/469408?awc=17729_1662751524_6df251c06c7f23694f0b7dae4d7eb8a5&amp;utm_source=AWIN&amp;utm_medium=AFILIADOS&amp;utm_term=935027" text:style-name="Internet_20_link" text:visited-style-name="Visited_20_Internet_20_Link"> - Kit Upgrade Neologic - Nli84724, Intel I5 13400f, Placa Mãe H610, 16GB DDR4</text:a></text:p>
          </table:table-cell>
          <table:table-cell table:style-name="Tabela1.B2" office:value-type="string">
            <text:p text:style-name="Table_20_Contents">R$ 2.722,07</text:p>
          </table:table-cell>
          <table:table-cell table:style-name="Tabela1.B2" office:value-type="string">
            <text:p text:style-name="Table_20_Contents">R$ 2.991,2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6262?awc=17729_1662751524_6df251c06c7f23694f0b7dae4d7eb8a5&amp;utm_source=AWIN&amp;utm_medium=AFILIADOS&amp;utm_term=935027" text:style-name="Internet_20_link" text:visited-style-name="Visited_20_Internet_20_Link"><text:span text:style-name="T1">Ryzen 7 7800X3D</text:span></text:a><text:a xlink:type="simple" xlink:href="https://www.kabum.com.br/produto/426262?awc=17729_1662751524_6df251c06c7f23694f0b7dae4d7eb8a5&amp;utm_source=AWIN&amp;utm_medium=AFILIADOS&amp;utm_term=935027" text:style-name="Internet_20_link" text:visited-style-name="Visited_20_Internet_20_Link"> - Processador AMD Ryzen 7 7800X3D, 5.0GHz Max Turbo, Cache 104MB, AM5, 8 Núcleos, Vídeo Integrado - 100-100000910WOF</text:a></text:p>
          </table:table-cell>
          <table:table-cell table:style-name="Tabela1.B2" office:value-type="string">
            <text:p text:style-name="Table_20_Contents">R$ 2.754,99</text:p>
          </table:table-cell>
          <table:table-cell table:style-name="Tabela1.B2" office:value-type="string">
            <text:p text:style-name="Table_20_Contents">R$ 3.411,7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5-13700f-210-ghz-520ghz-turbo-30mb-cache-lga1700" text:style-name="Internet_20_link" text:visited-style-name="Visited_20_Internet_20_Link"><text:span text:style-name="T1">Core i7 13700F</text:span></text:a><text:a xlink:type="simple" xlink:href="https://www.fgtec.com.br/processador-intel-core-i5-13700f-210-ghz-520ghz-turbo-30mb-cache-lga1700" text:style-name="Internet_20_link" text:visited-style-name="Visited_20_Internet_20_Link"> - Processador Intel Core i7-13700F 2.10 GHz (5,20GHz Turbo) 30MB Cache - LGA1700</text:a></text:p>
          </table:table-cell>
          <table:table-cell table:style-name="Tabela1.B2" office:value-type="string">
            <text:p text:style-name="Table_20_Contents">R$ 2.759,95</text:p>
          </table:table-cell>
          <table:table-cell table:style-name="Tabela1.B2" office:value-type="string">
            <text:p text:style-name="Table_20_Contents">R$ 3.247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7-13700-30mb-2-5ghz-5-2ghz-lga-1700-bx8071513700-p1005251" text:style-name="Internet_20_link" text:visited-style-name="Visited_20_Internet_20_Link"><text:span text:style-name="T1">Core i7 13700</text:span></text:a><text:a xlink:type="simple" xlink:href="https://www.inpower.com.br/processador-intel-core-i7-13700-30mb-2-5ghz-5-2ghz-lga-1700-bx8071513700-p1005251" text:style-name="Internet_20_link" text:visited-style-name="Visited_20_Internet_20_Link"> - Processador Intel Core I7-13700 30MB 2.5GHz - 5.2GHz LGA ...</text:a></text:p>
          </table:table-cell>
          <table:table-cell table:style-name="Tabela1.B2" office:value-type="string">
            <text:p text:style-name="Table_20_Contents">R$ 2.759,99</text:p>
          </table:table-cell>
          <table:table-cell table:style-name="Tabela1.B2" office:value-type="string">
            <text:p text:style-name="Table_20_Contents">R$ 3.066,66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7-12700k-36ghz50ghz-12-core-alder-lake-25mb-cache-lga-1700-bx8071512700k.html" text:style-name="Internet_20_link" text:visited-style-name="Visited_20_Internet_20_Link"><text:span text:style-name="T1">Core i7 12700K</text:span></text:a><text:a xlink:type="simple" xlink:href="https://www.gkinfostore.com.br/processador-intel-core-i7-12700k-36ghz50ghz-12-core-alder-lake-25mb-cache-lga-1700-bx8071512700k.html" text:style-name="Internet_20_link" text:visited-style-name="Visited_20_Internet_20_Link"> - Processador Intel Core i7 12700K 3.6GHz/5.0Ghz 12-Core Alder Lake 25MB Cache LGA 1700 - BX8071512700K</text:a></text:p>
          </table:table-cell>
          <table:table-cell table:style-name="Tabela1.B2" office:value-type="string">
            <text:p text:style-name="Table_20_Contents">R$ 2.766,10</text:p>
          </table:table-cell>
          <table:table-cell table:style-name="Tabela1.B2" office:value-type="string">
            <text:p text:style-name="Table_20_Contents">R$ 3.254,24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7-13700f-52ghz-max-turbo-cache-30mb-16-nucleos-24-threads-lga-1700-bx8071513700f" text:style-name="Internet_20_link" text:visited-style-name="Visited_20_Internet_20_Link"><text:span text:style-name="T1">Core i7 13700F</text:span></text:a><text:a xlink:type="simple" xlink:href="https://patoloco.com.br/processador-intel-core-i7-13700f-52ghz-max-turbo-cache-30mb-16-nucleos-24-threads-lga-1700-bx8071513700f" text:style-name="Internet_20_link" text:visited-style-name="Visited_20_Internet_20_Link"> - Processador Intel Core i7-13700F, 5.2GHz Max Turbo, Cache 30MB, 16 Núcleos, 24 Threads, LGA 1700 - BX8071513700F</text:a></text:p>
          </table:table-cell>
          <table:table-cell table:style-name="Tabela1.B2" office:value-type="string">
            <text:p text:style-name="Table_20_Contents">R$ 2.771,25</text:p>
          </table:table-cell>
          <table:table-cell table:style-name="Tabela1.B2" office:value-type="string">
            <text:p text:style-name="Table_20_Contents">R$ 3.260,28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7-13700F-Geração-BX8071513700F/dp/B0BN5XPHWW?&amp;linkCode=ll1&amp;tag=grafico01-20&amp;linkId=b924546ffd3f26b28fa0dca097ea583c&amp;language=pt_BR&amp;ref_=as_li_ss_tl" text:style-name="Internet_20_link" text:visited-style-name="Visited_20_Internet_20_Link"><text:span text:style-name="T1">Core i7 13700F</text:span></text:a><text:a xlink:type="simple" xlink:href="https://www.amazon.com.br/Processador-Intel-I7-13700F-Geração-BX8071513700F/dp/B0BN5XPHWW?&amp;linkCode=ll1&amp;tag=grafico01-20&amp;linkId=b924546ffd3f26b28fa0dca097ea583c&amp;language=pt_BR&amp;ref_=as_li_ss_tl" text:style-name="Internet_20_link" text:visited-style-name="Visited_20_Internet_20_Link"> - Processador Intel Core I7-13700F 13ª Geração LGA 1700 BX8071513700F *</text:a></text:p>
          </table:table-cell>
          <table:table-cell table:style-name="Tabela1.B2" office:value-type="string">
            <text:p text:style-name="Table_20_Contents">R$ 2.775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9616/processador-intel-core-i9-12900kf-32ghz-52ghz-turbo-12-geracao-16-cores-24-threads-lga-1700-bx8071512900kf?p=1360309" text:style-name="Internet_20_link" text:visited-style-name="Visited_20_Internet_20_Link"><text:span text:style-name="T1">Core i9 12900KF</text:span></text:a><text:a xlink:type="simple" xlink:href="https://www.terabyteshop.com.br/produto/19616/processador-intel-core-i9-12900kf-32ghz-52ghz-turbo-12-geracao-16-cores-24-threads-lga-1700-bx8071512900kf?p=1360309" text:style-name="Internet_20_link" text:visited-style-name="Visited_20_Internet_20_Link"> - Processador Intel Core I9 12900KF 3.2GHz (5.2GHz Turbo), 12ª Geração, 16-Cores 24-Threads, LGA 1700, Sem</text:a></text:p>
          </table:table-cell>
          <table:table-cell table:style-name="Tabela1.B2" office:value-type="string">
            <text:p text:style-name="Table_20_Contents">R$ 2.799,00</text:p>
          </table:table-cell>
          <table:table-cell table:style-name="Tabela1.B2" office:value-type="string">
            <text:p text:style-name="Table_20_Contents">R$ 3.28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211/processador-intel-core-i9-12900f-24ghz-51ghz-turbo-12-geracao-16-cores-24-threads-lga-1700-bx8071512900f?p=1360309" text:style-name="Internet_20_link" text:visited-style-name="Visited_20_Internet_20_Link"><text:span text:style-name="T1">Core i9 12900F</text:span></text:a><text:a xlink:type="simple" xlink:href="https://www.terabyteshop.com.br/produto/20211/processador-intel-core-i9-12900f-24ghz-51ghz-turbo-12-geracao-16-cores-24-threads-lga-1700-bx8071512900f?p=1360309" text:style-name="Internet_20_link" text:visited-style-name="Visited_20_Internet_20_Link"> - Processador Intel Core I9 12900F 2.4GHz (5.1GHz Turbo), 12ª Geração, 16-Cores 24-Threads, LGA 1700, Com C</text:a></text:p>
          </table:table-cell>
          <table:table-cell table:style-name="Tabela1.B2" office:value-type="string">
            <text:p text:style-name="Table_20_Contents">R$ 2.799,00</text:p>
          </table:table-cell>
          <table:table-cell table:style-name="Tabela1.B2" office:value-type="string">
            <text:p text:style-name="Table_20_Contents">R$ 3.28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9-12900F-2-40GHZ-BX8071512900F/dp/B09MDG28WP?&amp;linkCode=ll1&amp;tag=grafico01-20&amp;linkId=b924546ffd3f26b28fa0dca097ea583c&amp;language=pt_BR&amp;ref_=as_li_ss_tl" text:style-name="Internet_20_link" text:visited-style-name="Visited_20_Internet_20_Link"><text:span text:style-name="T1">Core i9 12900F</text:span></text:a><text:a xlink:type="simple" xlink:href="https://www.amazon.com.br/Intel-PROCESSADOR-I9-12900F-2-40GHZ-BX8071512900F/dp/B09MDG28WP?&amp;linkCode=ll1&amp;tag=grafico01-20&amp;linkId=b924546ffd3f26b28fa0dca097ea583c&amp;language=pt_BR&amp;ref_=as_li_ss_tl" text:style-name="Internet_20_link" text:visited-style-name="Visited_20_Internet_20_Link"> - Intel PROCESSADOR CORE I9-12900F 2.40GHZ (TURBO 5.1GHZ) 30MB CACHE, 16 NUCLEOS, 24 THREADS LGA1700 BX8071512900F –</text:a></text:p>
          </table:table-cell>
          <table:table-cell table:style-name="Tabela1.B2" office:value-type="string">
            <text:p text:style-name="Table_20_Contents">R$ 2.799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2633/processador-intel-core-i7-13700k-34ghz-54ghz-turbo-13-geracao-16-core-24-threads-lga-1700-bx8071513700k?p=1360309" text:style-name="Internet_20_link" text:visited-style-name="Visited_20_Internet_20_Link"><text:span text:style-name="T1">Core i7 13700K</text:span></text:a><text:a xlink:type="simple" xlink:href="https://www.terabyteshop.com.br/produto/22633/processador-intel-core-i7-13700k-34ghz-54ghz-turbo-13-geracao-16-core-24-threads-lga-1700-bx8071513700k?p=1360309" text:style-name="Internet_20_link" text:visited-style-name="Visited_20_Internet_20_Link"> - Processador Intel Core I7 13700K 3.4GHz (5.4GHz Turbo), 13ª Geração, 16-Core 24-Threads, LGA 1700, BX8071</text:a></text:p>
          </table:table-cell>
          <table:table-cell table:style-name="Tabela1.B2" office:value-type="string">
            <text:p text:style-name="Table_20_Contents">R$ 2.799,00</text:p>
          </table:table-cell>
          <table:table-cell table:style-name="Tabela1.B2" office:value-type="string">
            <text:p text:style-name="Table_20_Contents">R$ 3.28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2900f-16-core-24-threads-2-4ghz-5-1ghz-turbo-cache-30mb-lga1700-bx8071512900f" text:style-name="Internet_20_link" text:visited-style-name="Visited_20_Internet_20_Link"><text:span text:style-name="T1">Core i9 12900F</text:span></text:a><text:a xlink:type="simple" xlink:href="https://www.pichau.com.br/processador-intel-core-i9-12900f-16-core-24-threads-2-4ghz-5-1ghz-turbo-cache-30mb-lga1700-bx8071512900f" text:style-name="Internet_20_link" text:visited-style-name="Visited_20_Internet_20_Link"> - Processador Intel Core i9-12900F, 16-Core, 24-Threads, 2.4GHz (5.1GHz Turbo), Cache 30MB, LGA1700, BX8071512900F</text:a></text:p>
          </table:table-cell>
          <table:table-cell table:style-name="Tabela1.B2" office:value-type="string">
            <text:p text:style-name="Table_20_Contents">R$ 2.799,99</text:p>
          </table:table-cell>
          <table:table-cell table:style-name="Tabela1.B2" office:value-type="string">
            <text:p text:style-name="Table_20_Contents">R$ 3.294,11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9-10900kf-20mb-3-7ghz-5-3ghz-lga-1200-bx8070110900kf-p998369" text:style-name="Internet_20_link" text:visited-style-name="Visited_20_Internet_20_Link"><text:span text:style-name="T1">Core i9 10900KF</text:span></text:a><text:a xlink:type="simple" xlink:href="https://www.inpower.com.br/processador-intel-core-i9-10900kf-20mb-3-7ghz-5-3ghz-lga-1200-bx8070110900kf-p998369" text:style-name="Internet_20_link" text:visited-style-name="Visited_20_Internet_20_Link"> - Processador Intel Core i9-10900KF 20MB 3.7GHz - 5.3GHz LG...</text:a></text:p>
          </table:table-cell>
          <table:table-cell table:style-name="Tabela1.B2" office:value-type="string">
            <text:p text:style-name="Table_20_Contents">R$ 2.807,10</text:p>
          </table:table-cell>
          <table:table-cell table:style-name="Tabela1.B2" office:value-type="string">
            <text:p text:style-name="Table_20_Contents">R$ 3.119,0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6114?awc=17729_1662751524_6df251c06c7f23694f0b7dae4d7eb8a5&amp;utm_source=AWIN&amp;utm_medium=AFILIADOS&amp;utm_term=935027" text:style-name="Internet_20_link" text:visited-style-name="Visited_20_Internet_20_Link"><text:span text:style-name="T1">Ryzen 5 3400G</text:span></text:a><text:a xlink:type="simple" xlink:href="https://www.kabum.com.br/produto/466114?awc=17729_1662751524_6df251c06c7f23694f0b7dae4d7eb8a5&amp;utm_source=AWIN&amp;utm_medium=AFILIADOS&amp;utm_term=935027" text:style-name="Internet_20_link" text:visited-style-name="Visited_20_Internet_20_Link"> - Kit Upgrade com Processador AMD Ryzen R5 3400g + Placa Mãe Asus A320m-k/br + Cooler</text:a></text:p>
          </table:table-cell>
          <table:table-cell table:style-name="Tabela1.B2" office:value-type="string">
            <text:p text:style-name="Table_20_Contents">R$ 2.820,55</text:p>
          </table:table-cell>
          <table:table-cell table:style-name="Tabela1.B2" office:value-type="string">
            <text:p text:style-name="Table_20_Contents">R$ 2.969,00</text:p>
          </table:table-cell>
          <table:table-cell table:style-name="Tabela1.B2" office:value-type="string">
            <text:p text:style-name="Table_20_Contents">Kabum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kabum.com.br/produto/262389?awc=17729_1662751524_6df251c06c7f23694f0b7dae4d7eb8a5&amp;utm_source=AWIN&amp;utm_medium=AFILIADOS&amp;utm_term=935027" text:style-name="Internet_20_link" text:visited-style-name="Visited_20_Internet_20_Link"><text:span text:style-name="T1">Ryzen 5 5600X</text:span></text:a><text:a xlink:type="simple" xlink:href="https://www.kabum.com.br/produto/262389?awc=17729_1662751524_6df251c06c7f23694f0b7dae4d7eb8a5&amp;utm_source=AWIN&amp;utm_medium=AFILIADOS&amp;utm_term=935027" text:style-name="Internet_20_link" text:visited-style-name="Visited_20_Internet_20_Link"> - Kit Upgrade AMD Ryzen 5 5600X + Placa-Mãe Gigabyte A520M S2H + Memória 8GB DDR4</text:a></text:p>
          </table:table-cell>
          <table:table-cell table:style-name="Tabela1.B2" office:value-type="string">
            <text:p text:style-name="Table_20_Contents">R$ 2.821,99</text:p>
          </table:table-cell>
          <table:table-cell table:style-name="Tabela1.B2" office:value-type="string">
            <text:p text:style-name="Table_20_Contents">R$ 3.31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5-13600k-14-core-20-threads-3-5ghz-5-1ghz-turbo-cache-24mb-lga1700-bx8071513600k" text:style-name="Internet_20_link" text:visited-style-name="Visited_20_Internet_20_Link"><text:span text:style-name="T1">Core i5 13600K</text:span></text:a><text:a xlink:type="simple" xlink:href="https://www.pichau.com.br/processador-intel-core-i5-13600k-14-core-20-threads-3-5ghz-5-1ghz-turbo-cache-24mb-lga1700-bx8071513600k" text:style-name="Internet_20_link" text:visited-style-name="Visited_20_Internet_20_Link"> - Processador Intel Core i5-13600K, 14-Core, 20-Threads, 3.5GHz (5.1GHz Turbo), Cache 24MB, LGA1700, BX8071513600K</text:a></text:p>
          </table:table-cell>
          <table:table-cell table:style-name="Tabela1.B2" office:value-type="string">
            <text:p text:style-name="Table_20_Contents">R$ 2.823,52</text:p>
          </table:table-cell>
          <table:table-cell table:style-name="Tabela1.B2" office:value-type="string">
            <text:p text:style-name="Table_20_Contents">R$ 2.823,52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15286?awc=17729_1662751524_6df251c06c7f23694f0b7dae4d7eb8a5&amp;utm_source=AWIN&amp;utm_medium=AFILIADOS&amp;utm_term=935027" text:style-name="Internet_20_link" text:visited-style-name="Visited_20_Internet_20_Link"><text:span text:style-name="T1">Core i9 12900KS</text:span></text:a><text:a xlink:type="simple" xlink:href="https://www.kabum.com.br/produto/315286?awc=17729_1662751524_6df251c06c7f23694f0b7dae4d7eb8a5&amp;utm_source=AWIN&amp;utm_medium=AFILIADOS&amp;utm_term=935027" text:style-name="Internet_20_link" text:visited-style-name="Visited_20_Internet_20_Link"> - Processador Intel Core i9-12900KS, 3.4GHz (5.5GHz Max Turbo), Cache 30MB, LGA 1700, Vídeo Integrado - BX8071512900KS</text:a></text:p>
          </table:table-cell>
          <table:table-cell table:style-name="Tabela1.B2" office:value-type="string">
            <text:p text:style-name="Table_20_Contents">R$ 2.849,99</text:p>
          </table:table-cell>
          <table:table-cell table:style-name="Tabela1.B2" office:value-type="string">
            <text:p text:style-name="Table_20_Contents">R$ 3.529,4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desktop-Intel-i9-10900-núcleos/dp/B086ML4XSD?&amp;linkCode=ll1&amp;tag=grafico01-20&amp;linkId=b924546ffd3f26b28fa0dca097ea583c&amp;language=pt_BR&amp;ref_=as_li_ss_tl" text:style-name="Internet_20_link" text:visited-style-name="Visited_20_Internet_20_Link"><text:span text:style-name="T1">Core i9 10900</text:span></text:a><text:a xlink:type="simple" xlink:href="https://www.amazon.com.br/Processador-desktop-Intel-i9-10900-núcleos/dp/B086ML4XSD?&amp;linkCode=ll1&amp;tag=grafico01-20&amp;linkId=b924546ffd3f26b28fa0dca097ea583c&amp;language=pt_BR&amp;ref_=as_li_ss_tl" text:style-name="Internet_20_link" text:visited-style-name="Visited_20_Internet_20_Link"> - Intel Processador Core i9-10900 Desktop 10 núcleos até 5,2 GHz LGA 1200 (Chipset Intel 400) 65W</text:a></text:p>
          </table:table-cell>
          <table:table-cell table:style-name="Tabela1.B2" office:value-type="string">
            <text:p text:style-name="Table_20_Contents">R$ 2.853,00</text:p>
          </table:table-cell>
          <table:table-cell table:style-name="Tabela1.B2" office:value-type="string">
            <text:p text:style-name="Table_20_Contents">R$ 2.853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Firewall-Appliance-HUNSN-Barebone-Storage/dp/B0BJ22S7D1?&amp;linkCode=ll1&amp;tag=grafico01-20&amp;linkId=b924546ffd3f26b28fa0dca097ea583c&amp;language=pt_BR&amp;ref_=as_li_ss_tl" text:style-name="Internet_20_link" text:visited-style-name="Visited_20_Internet_20_Link"><text:span text:style-name="T1">Ryzen 5 5600</text:span></text:a><text:a xlink:type="simple" xlink:href="https://www.amazon.com.br/Firewall-Appliance-HUNSN-Barebone-Storage/dp/B0BJ22S7D1?&amp;linkCode=ll1&amp;tag=grafico01-20&amp;linkId=b924546ffd3f26b28fa0dca097ea583c&amp;language=pt_BR&amp;ref_=as_li_ss_tl" text:style-name="Internet_20_link" text:visited-style-name="Visited_20_Internet_20_Link"> - Micro Firewall Appliance, Mini PC, VPN, Router PC, AMD Ryzen 5 5600U, HUNSN RJ11, 4 x Intel 2.5GbE I226-V LAN, Type-C, TF, HDMI, DP, Barebone, NO RAM, NO Storage, NO System</text:a></text:p>
          </table:table-cell>
          <table:table-cell table:style-name="Tabela1.B2" office:value-type="string">
            <text:p text:style-name="Table_20_Contents">R$ 2.873,00</text:p>
          </table:table-cell>
          <table:table-cell table:style-name="Tabela1.B2" office:value-type="string">
            <text:p text:style-name="Table_20_Contents">R$ 2.873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amd-ryzen-7-7800x3d-4.2ghz/-5.0ghz-8-core-96mb-am5-100-100000910wof" text:style-name="Internet_20_link" text:visited-style-name="Visited_20_Internet_20_Link"><text:span text:style-name="T1">Ryzen 7 7800X3D</text:span></text:a><text:a xlink:type="simple" xlink:href="https://www.gkinfostore.com.br/processador-amd-ryzen-7-7800x3d-4.2ghz/-5.0ghz-8-core-96mb-am5-100-100000910wof" text:style-name="Internet_20_link" text:visited-style-name="Visited_20_Internet_20_Link"> - Processador AMD Ryzen 7 7800X3D 4.2GHz/ 5.0GHz 8-Core 96MB AM5 - 100-100000910WOF</text:a></text:p>
          </table:table-cell>
          <table:table-cell table:style-name="Tabela1.B2" office:value-type="string">
            <text:p text:style-name="Table_20_Contents">R$ 2.898,99</text:p>
          </table:table-cell>
          <table:table-cell table:style-name="Tabela1.B2" office:value-type="string">
            <text:p text:style-name="Table_20_Contents">R$ 3.410,58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7-13700-210-ghz-520ghz-turbo-30mb-cache-lga1700" text:style-name="Internet_20_link" text:visited-style-name="Visited_20_Internet_20_Link"><text:span text:style-name="T1">Core i7 13700</text:span></text:a><text:a xlink:type="simple" xlink:href="https://www.fgtec.com.br/processador-intel-core-i7-13700-210-ghz-520ghz-turbo-30mb-cache-lga1700" text:style-name="Internet_20_link" text:visited-style-name="Visited_20_Internet_20_Link"> - Processador Intel Core i7-13700 2.10 GHz (5,20GHz Turbo) 30MB Cache - LGA1700</text:a></text:p>
          </table:table-cell>
          <table:table-cell table:style-name="Tabela1.B2" office:value-type="string">
            <text:p text:style-name="Table_20_Contents">R$ 2.899,35</text:p>
          </table:table-cell>
          <table:table-cell table:style-name="Tabela1.B2" office:value-type="string">
            <text:p text:style-name="Table_20_Contents">R$ 3.411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7-13700f-21ghz-52ghz-turbo-13a-16-cores-24-threads-lga-1700-bx8071513700f-sem-cooler" text:style-name="Internet_20_link" text:visited-style-name="Visited_20_Internet_20_Link"><text:span text:style-name="T1">Core i7 13700K</text:span></text:a><text:a xlink:type="simple" xlink:href="https://www.alligatorshop.com.br/processador-intel-core-i7-13700f-21ghz-52ghz-turbo-13a-16-cores-24-threads-lga-1700-bx8071513700f-sem-cooler" text:style-name="Internet_20_link" text:visited-style-name="Visited_20_Internet_20_Link"> - Processador Intel Core i7 13700K 2.1GHz (5.2GHz Turbo) 13ª 16-Cores 24-Threads LGA 1700 Sem Cooler BX8071513700K</text:a></text:p>
          </table:table-cell>
          <table:table-cell table:style-name="Tabela1.B2" office:value-type="string">
            <text:p text:style-name="Table_20_Contents">R$ 2.899,90</text:p>
          </table:table-cell>
          <table:table-cell table:style-name="Tabela1.B2" office:value-type="string">
            <text:p text:style-name="Table_20_Contents">R$ 3.411,65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1577?awc=17729_1662751524_6df251c06c7f23694f0b7dae4d7eb8a5&amp;utm_source=AWIN&amp;utm_medium=AFILIADOS&amp;utm_term=935027" text:style-name="Internet_20_link" text:visited-style-name="Visited_20_Internet_20_Link"><text:span text:style-name="T1">Core i7 13700F</text:span></text:a><text:a xlink:type="simple" xlink:href="https://www.kabum.com.br/produto/421577?awc=17729_1662751524_6df251c06c7f23694f0b7dae4d7eb8a5&amp;utm_source=AWIN&amp;utm_medium=AFILIADOS&amp;utm_term=935027" text:style-name="Internet_20_link" text:visited-style-name="Visited_20_Internet_20_Link"> - Processador Intel Core I7-13700f Box LGA 1700 30MB Cache) Sem Vídeo Integrado - Bx8071513700f</text:a></text:p>
          </table:table-cell>
          <table:table-cell table:style-name="Tabela1.B2" office:value-type="string">
            <text:p text:style-name="Table_20_Contents">R$ 2.901,80</text:p>
          </table:table-cell>
          <table:table-cell table:style-name="Tabela1.B2" office:value-type="string">
            <text:p text:style-name="Table_20_Contents">R$ 3.054,5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3800X-4-7GHz/dp/B089WCXZJC?&amp;linkCode=ll1&amp;tag=grafico01-20&amp;linkId=b924546ffd3f26b28fa0dca097ea583c&amp;language=pt_BR&amp;ref_=as_li_ss_tl" text:style-name="Internet_20_link" text:visited-style-name="Visited_20_Internet_20_Link"><text:span text:style-name="T1">Ryzen 7 3800XT</text:span></text:a><text:a xlink:type="simple" xlink:href="https://www.amazon.com.br/Processador-AMD-Ryzen-3800X-4-7GHz/dp/B089WCXZJC?&amp;linkCode=ll1&amp;tag=grafico01-20&amp;linkId=b924546ffd3f26b28fa0dca097ea583c&amp;language=pt_BR&amp;ref_=as_li_ss_tl" text:style-name="Internet_20_link" text:visited-style-name="Visited_20_Internet_20_Link"> - Processador AMD Ryzen 7 3800XT Box (AM4/ 8 Cores / 16 Threads / 3.8GHz / Cache 36MB) *S/Vídeo e S/Cooler* - 100-100000279WOF</text:a></text:p>
          </table:table-cell>
          <table:table-cell table:style-name="Tabela1.B2" office:value-type="string">
            <text:p text:style-name="Table_20_Contents">R$ 2.912,00</text:p>
          </table:table-cell>
          <table:table-cell table:style-name="Tabela1.B2" office:value-type="string">
            <text:p text:style-name="Table_20_Contents">R$ 2.912,7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7-13700kf-34ghz-54ghz-turbo-13a-geracao-sem-video-lga-1700-bx8071513700kf" text:style-name="Internet_20_link" text:visited-style-name="Visited_20_Internet_20_Link"><text:span text:style-name="T1">Core i7 13700KF</text:span></text:a><text:a xlink:type="simple" xlink:href="https://www.itxgamer.com.br/processador-intel-core-i7-13700kf-34ghz-54ghz-turbo-13a-geracao-sem-video-lga-1700-bx8071513700kf" text:style-name="Internet_20_link" text:visited-style-name="Visited_20_Internet_20_Link"> - Processador Intel Core i7 13700KF 3.4GHz (5.4GHz Turbo), 13ª Geração, Sem Vídeo, LGA 1700, BX8071513700KF</text:a></text:p>
          </table:table-cell>
          <table:table-cell table:style-name="Tabela1.B2" office:value-type="string">
            <text:p text:style-name="Table_20_Contents">R$ 2.921,76</text:p>
          </table:table-cell>
          <table:table-cell table:style-name="Tabela1.B2" office:value-type="string">
            <text:p text:style-name="Table_20_Contents">R$ 3.437,37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5-13600k-24mb-3-5ghz-5-1ghz-lga-1700-bx8071513600k-p1000944" text:style-name="Internet_20_link" text:visited-style-name="Visited_20_Internet_20_Link"><text:span text:style-name="T1">Core i5 13600K</text:span></text:a><text:a xlink:type="simple" xlink:href="https://www.inpower.com.br/processador-intel-core-i5-13600k-24mb-3-5ghz-5-1ghz-lga-1700-bx8071513600k-p1000944" text:style-name="Internet_20_link" text:visited-style-name="Visited_20_Internet_20_Link"> - Processador Intel Core I5-13600K 24MB 3.5GHz - 5.1GHz LGA...</text:a></text:p>
          </table:table-cell>
          <table:table-cell table:style-name="Tabela1.B2" office:value-type="string">
            <text:p text:style-name="Table_20_Contents">R$ 2.933,10</text:p>
          </table:table-cell>
          <table:table-cell table:style-name="Tabela1.B2" office:value-type="string">
            <text:p text:style-name="Table_20_Contents">R$ 3.259,00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7-13700-Geração-BX8071513700/dp/B0BJ92P6NP?&amp;linkCode=ll1&amp;tag=grafico01-20&amp;linkId=b924546ffd3f26b28fa0dca097ea583c&amp;language=pt_BR&amp;ref_=as_li_ss_tl" text:style-name="Internet_20_link" text:visited-style-name="Visited_20_Internet_20_Link"><text:span text:style-name="T1">Core i7 13700</text:span></text:a><text:a xlink:type="simple" xlink:href="https://www.amazon.com.br/Processador-Intel-I7-13700-Geração-BX8071513700/dp/B0BJ92P6NP?&amp;linkCode=ll1&amp;tag=grafico01-20&amp;linkId=b924546ffd3f26b28fa0dca097ea583c&amp;language=pt_BR&amp;ref_=as_li_ss_tl" text:style-name="Internet_20_link" text:visited-style-name="Visited_20_Internet_20_Link"> - Processador Intel Core I7-13700 13ª Geração LGA 1700 BX8071513700 *</text:a></text:p>
          </table:table-cell>
          <table:table-cell table:style-name="Tabela1.B2" office:value-type="string">
            <text:p text:style-name="Table_20_Contents">R$ 2.939,00</text:p>
          </table:table-cell>
          <table:table-cell table:style-name="Tabela1.B2" office:value-type="string">
            <text:p text:style-name="Table_20_Contents">R$ 2.939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9957?awc=17729_1662751524_6df251c06c7f23694f0b7dae4d7eb8a5&amp;utm_source=AWIN&amp;utm_medium=AFILIADOS&amp;utm_term=935027" text:style-name="Internet_20_link" text:visited-style-name="Visited_20_Internet_20_Link"><text:span text:style-name="T1">Ryzen 7 5700G</text:span></text:a><text:a xlink:type="simple" xlink:href="https://www.kabum.com.br/produto/459957?awc=17729_1662751524_6df251c06c7f23694f0b7dae4d7eb8a5&amp;utm_source=AWIN&amp;utm_medium=AFILIADOS&amp;utm_term=935027" text:style-name="Internet_20_link" text:visited-style-name="Visited_20_Internet_20_Link"> - Kit Upgrade - Ark AMD Ryzen 7 5700g + Placa-Mãe A520m-E Prime Asus + 8GB, DDR4</text:a></text:p>
          </table:table-cell>
          <table:table-cell table:style-name="Tabela1.B2" office:value-type="string">
            <text:p text:style-name="Table_20_Contents">R$ 2.940,20</text:p>
          </table:table-cell>
          <table:table-cell table:style-name="Tabela1.B2" office:value-type="string">
            <text:p text:style-name="Table_20_Contents">R$ 2.940,2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90993?awc=17729_1662751524_6df251c06c7f23694f0b7dae4d7eb8a5&amp;utm_source=AWIN&amp;utm_medium=AFILIADOS&amp;utm_term=935027" text:style-name="Internet_20_link" text:visited-style-name="Visited_20_Internet_20_Link"><text:span text:style-name="T1">Ryzen 9 7900X</text:span></text:a><text:a xlink:type="simple" xlink:href="https://www.kabum.com.br/produto/390993?awc=17729_1662751524_6df251c06c7f23694f0b7dae4d7eb8a5&amp;utm_source=AWIN&amp;utm_medium=AFILIADOS&amp;utm_term=935027" text:style-name="Internet_20_link" text:visited-style-name="Visited_20_Internet_20_Link"> - Processador AMD Ryzen 9 7900X, 5.6GHz, Cache 76MB, AM5, Radeon Graphics Com Ví­deo - 100-100000589WOF</text:a></text:p>
          </table:table-cell>
          <table:table-cell table:style-name="Tabela1.B2" office:value-type="string">
            <text:p text:style-name="Table_20_Contents">R$ 2.955,37</text:p>
          </table:table-cell>
          <table:table-cell table:style-name="Tabela1.B2" office:value-type="string">
            <text:p text:style-name="Table_20_Contents">R$ 3.476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7-13700kf-34ghz-turbo-54ghz-30mb-cache-lga1700" text:style-name="Internet_20_link" text:visited-style-name="Visited_20_Internet_20_Link"><text:span text:style-name="T1">Core i7 13700KF</text:span></text:a><text:a xlink:type="simple" xlink:href="https://www.fgtec.com.br/processador-intel-core-i7-13700kf-34ghz-turbo-54ghz-30mb-cache-lga1700" text:style-name="Internet_20_link" text:visited-style-name="Visited_20_Internet_20_Link"> - Processador Intel Core I7-13700KF 3.4GHz Turbo 5.4GHZ 30MB Cache LGA1700</text:a></text:p>
          </table:table-cell>
          <table:table-cell table:style-name="Tabela1.B2" office:value-type="string">
            <text:p text:style-name="Table_20_Contents">R$ 2.959,70</text:p>
          </table:table-cell>
          <table:table-cell table:style-name="Tabela1.B2" office:value-type="string">
            <text:p text:style-name="Table_20_Contents">R$ 3.482,00</text:p>
          </table:table-cell>
          <table:table-cell table:style-name="Tabela1.B2" office:value-type="string">
            <text:p text:style-name="Table_20_Contents">FGTec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kabum.com.br/produto/430126?awc=17729_1662751524_6df251c06c7f23694f0b7dae4d7eb8a5&amp;utm_source=AWIN&amp;utm_medium=AFILIADOS&amp;utm_term=935027" text:style-name="Internet_20_link" text:visited-style-name="Visited_20_Internet_20_Link"><text:span text:style-name="T1">Core i7 13700</text:span></text:a><text:a xlink:type="simple" xlink:href="https://www.kabum.com.br/produto/430126?awc=17729_1662751524_6df251c06c7f23694f0b7dae4d7eb8a5&amp;utm_source=AWIN&amp;utm_medium=AFILIADOS&amp;utm_term=935027" text:style-name="Internet_20_link" text:visited-style-name="Visited_20_Internet_20_Link"> - Processador Intel Core I7 13700, 2.10ghz, 16-core, LGA1700</text:a></text:p>
          </table:table-cell>
          <table:table-cell table:style-name="Tabela1.B2" office:value-type="string">
            <text:p text:style-name="Table_20_Contents">R$ 2.961,81</text:p>
          </table:table-cell>
          <table:table-cell table:style-name="Tabela1.B2" office:value-type="string">
            <text:p text:style-name="Table_20_Contents">R$ 3.290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7-7700-am5-100100000592boxi/p/bj1k869jk9/in/prsd/" text:style-name="Internet_20_link" text:visited-style-name="Visited_20_Internet_20_Link"><text:span text:style-name="T1">Ryzen 7 7700</text:span></text:a><text:a xlink:type="simple" xlink:href="https://www.magazinevoce.com.br/magazinegpubrasil/processador-amd-ryzen-7-7700-am5-100100000592boxi/p/bj1k869jk9/in/prsd/" text:style-name="Internet_20_link" text:visited-style-name="Visited_20_Internet_20_Link"> - Processador Amd Ryzen 7 7700 Am5 100100000592Boxi</text:a></text:p>
          </table:table-cell>
          <table:table-cell table:style-name="Tabela1.B2" office:value-type="string">
            <text:p text:style-name="Table_20_Contents">R$ 2.967,35</text:p>
          </table:table-cell>
          <table:table-cell table:style-name="Tabela1.B2" office:value-type="string">
            <text:p text:style-name="Table_20_Contents">R$ 3.123,53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7-12700kf-cache-25mb-36ghz-50ghz-max-turbo-lga-1700-bx8071512700kf" text:style-name="Internet_20_link" text:visited-style-name="Visited_20_Internet_20_Link"><text:span text:style-name="T1">Core i7 12700KF</text:span></text:a><text:a xlink:type="simple" xlink:href="https://www.itxgamer.com.br/processador-intel-core-i7-12700kf-cache-25mb-36ghz-50ghz-max-turbo-lga-1700-bx8071512700kf" text:style-name="Internet_20_link" text:visited-style-name="Visited_20_Internet_20_Link"> - Processador Intel Core i7-12700KF, Cache 25MB, 3.6GHz (5.0GHz Max Turbo), LGA 1700 - BX8071512700KF</text:a></text:p>
          </table:table-cell>
          <table:table-cell table:style-name="Tabela1.B2" office:value-type="string">
            <text:p text:style-name="Table_20_Contents">R$ 2.988,86</text:p>
          </table:table-cell>
          <table:table-cell table:style-name="Tabela1.B2" office:value-type="string">
            <text:p text:style-name="Table_20_Contents">R$ 3.516,30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7-13700f-210-ghz-turbo-520-ghz-13a-geracao-lga-1700-bx8071513700f" text:style-name="Internet_20_link" text:visited-style-name="Visited_20_Internet_20_Link"><text:span text:style-name="T1">Core i7 13700F</text:span></text:a><text:a xlink:type="simple" xlink:href="https://www.processadores.app.br/processador-intel-core-i7-13700f-210-ghz-turbo-520-ghz-13a-geracao-lga-1700-bx8071513700f" text:style-name="Internet_20_link" text:visited-style-name="Visited_20_Internet_20_Link"> - Processador Intel Core i7-13700F 2.10 GHz (Turbo 5.20 GHz) - 13ª Geração, LGA 1700 - BX8071513700F</text:a></text:p>
          </table:table-cell>
          <table:table-cell table:style-name="Tabela1.B2" office:value-type="string">
            <text:p text:style-name="Table_20_Contents">R$ 2.992,96</text:p>
          </table:table-cell>
          <table:table-cell table:style-name="Tabela1.B2" office:value-type="string">
            <text:p text:style-name="Table_20_Contents">R$ 3.521,13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7-11700K-3-60GHz-11°GERAÇÃO-BX8070811700K/dp/B08TX5KL5T?&amp;linkCode=ll1&amp;tag=grafico01-20&amp;linkId=b924546ffd3f26b28fa0dca097ea583c&amp;language=pt_BR&amp;ref_=as_li_ss_tl" text:style-name="Internet_20_link" text:visited-style-name="Visited_20_Internet_20_Link"><text:span text:style-name="T1">Core i7 11700K</text:span></text:a><text:a xlink:type="simple" xlink:href="https://www.amazon.com.br/PROCESSADOR-I7-11700K-3-60GHz-11°GERAÇÃO-BX8070811700K/dp/B08TX5KL5T?&amp;linkCode=ll1&amp;tag=grafico01-20&amp;linkId=b924546ffd3f26b28fa0dca097ea583c&amp;language=pt_BR&amp;ref_=as_li_ss_tl" text:style-name="Internet_20_link" text:visited-style-name="Visited_20_Internet_20_Link"> - Intel PROCESSADOR CORE I7-11700K 3.6GHZ (TURBO 5,00GHZ) CACHE 16MB 8 NUCLEOS 16 THREADS 11ª GER LGA 1200 BX8070811700K</text:a></text:p>
          </table:table-cell>
          <table:table-cell table:style-name="Tabela1.B2" office:value-type="string">
            <text:p text:style-name="Table_20_Contents">R$ 2.994,00</text:p>
          </table:table-cell>
          <table:table-cell table:style-name="Tabela1.B2" office:value-type="string">
            <text:p text:style-name="Table_20_Contents">R$ 2.994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6557?awc=17729_1662751524_6df251c06c7f23694f0b7dae4d7eb8a5&amp;utm_source=AWIN&amp;utm_medium=AFILIADOS&amp;utm_term=935027" text:style-name="Internet_20_link" text:visited-style-name="Visited_20_Internet_20_Link"><text:span text:style-name="T1">Ryzen 7 7800X3D</text:span></text:a><text:a xlink:type="simple" xlink:href="https://www.kabum.com.br/produto/466557?awc=17729_1662751524_6df251c06c7f23694f0b7dae4d7eb8a5&amp;utm_source=AWIN&amp;utm_medium=AFILIADOS&amp;utm_term=935027" text:style-name="Internet_20_link" text:visited-style-name="Visited_20_Internet_20_Link"> - Processador AMD Ryzen 7 7800x3d, Am5, 4.2GHz (5.0ghz Max Turbo), 104MB, C/ Vídeo E Sem Cooler - 100-100000910wof</text:a></text:p>
          </table:table-cell>
          <table:table-cell table:style-name="Tabela1.B2" office:value-type="string">
            <text:p text:style-name="Table_20_Contents">R$ 2.996,17</text:p>
          </table:table-cell>
          <table:table-cell table:style-name="Tabela1.B2" office:value-type="string">
            <text:p text:style-name="Table_20_Contents">R$ 3.524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9613/processador-intel-core-i9-12900k-32ghz-52ghz-turbo-12-geracao-16-cores-24-threads-lga-1700-bx8071512900k?p=1360309" text:style-name="Internet_20_link" text:visited-style-name="Visited_20_Internet_20_Link"><text:span text:style-name="T1">Core i9 12900K</text:span></text:a><text:a xlink:type="simple" xlink:href="https://www.terabyteshop.com.br/produto/19613/processador-intel-core-i9-12900k-32ghz-52ghz-turbo-12-geracao-16-cores-24-threads-lga-1700-bx8071512900k?p=1360309" text:style-name="Internet_20_link" text:visited-style-name="Visited_20_Internet_20_Link"> - Processador Intel Core I9 12900K 3.2GHz (5.2GHz Turbo), 12ª Geração, 16-Cores 24-Threads, LGA 1700, Sem C</text:a></text:p>
          </table:table-cell>
          <table:table-cell table:style-name="Tabela1.B2" office:value-type="string">
            <text:p text:style-name="Table_20_Contents">R$ 2.999,00</text:p>
          </table:table-cell>
          <table:table-cell table:style-name="Tabela1.B2" office:value-type="string">
            <text:p text:style-name="Table_20_Contents">R$ 3.528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8707?awc=17729_1662751524_6df251c06c7f23694f0b7dae4d7eb8a5&amp;utm_source=AWIN&amp;utm_medium=AFILIADOS&amp;utm_term=935027" text:style-name="Internet_20_link" text:visited-style-name="Visited_20_Internet_20_Link"><text:span text:style-name="T1">Core i7 13700</text:span></text:a><text:a xlink:type="simple" xlink:href="https://www.kabum.com.br/produto/458707?awc=17729_1662751524_6df251c06c7f23694f0b7dae4d7eb8a5&amp;utm_source=AWIN&amp;utm_medium=AFILIADOS&amp;utm_term=935027" text:style-name="Internet_20_link" text:visited-style-name="Visited_20_Internet_20_Link"> - Processador Intel Core I7-13700 2.1ghz,5-2ghz Max Turbo, Cache 25mb LGA1700 - BX8071513700</text:a></text:p>
          </table:table-cell>
          <table:table-cell table:style-name="Tabela1.B2" office:value-type="string">
            <text:p text:style-name="Table_20_Contents">R$ 2.999,90</text:p>
          </table:table-cell>
          <table:table-cell table:style-name="Tabela1.B2" office:value-type="string">
            <text:p text:style-name="Table_20_Contents">R$ 2.99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58037?awc=17729_1662751524_6df251c06c7f23694f0b7dae4d7eb8a5&amp;utm_source=AWIN&amp;utm_medium=AFILIADOS&amp;utm_term=935027" text:style-name="Internet_20_link" text:visited-style-name="Visited_20_Internet_20_Link"><text:span text:style-name="T1">Core i5 12600K</text:span></text:a><text:a xlink:type="simple" xlink:href="https://www.kabum.com.br/produto/358037?awc=17729_1662751524_6df251c06c7f23694f0b7dae4d7eb8a5&amp;utm_source=AWIN&amp;utm_medium=AFILIADOS&amp;utm_term=935027" text:style-name="Internet_20_link" text:visited-style-name="Visited_20_Internet_20_Link"> - Processador Intel Core I5-12600K, 3.7GHz (4.9GHz Max Turbo), Cache 20MB, LGA 1700 - BX8071512600K</text:a></text:p>
          </table:table-cell>
          <table:table-cell table:style-name="Tabela1.B2" office:value-type="string">
            <text:p text:style-name="Table_20_Contents">R$ 2.999,99</text:p>
          </table:table-cell>
          <table:table-cell table:style-name="Tabela1.B2" office:value-type="string">
            <text:p text:style-name="Table_20_Contents">R$ 2.99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2900k-16-core-24-threads-3-2ghz-5-2ghz-turbo-cache-30mb-lga1700-bx8071512900k" text:style-name="Internet_20_link" text:visited-style-name="Visited_20_Internet_20_Link"><text:span text:style-name="T1">Core i9 12900K</text:span></text:a><text:a xlink:type="simple" xlink:href="https://www.pichau.com.br/processador-intel-core-i9-12900k-16-core-24-threads-3-2ghz-5-2ghz-turbo-cache-30mb-lga1700-bx8071512900k" text:style-name="Internet_20_link" text:visited-style-name="Visited_20_Internet_20_Link"> - Processador Intel Core i9-12900K, 16-Core, 24-Threads, 3.2GHz (5.2GHz Turbo), Cache 30MB, LGA1700, BX8071512900K</text:a></text:p>
          </table:table-cell>
          <table:table-cell table:style-name="Tabela1.B2" office:value-type="string">
            <text:p text:style-name="Table_20_Contents">R$ 2.999,99</text:p>
          </table:table-cell>
          <table:table-cell table:style-name="Tabela1.B2" office:value-type="string">
            <text:p text:style-name="Table_20_Contents">R$ 3.529,40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intel-i5-13600k-bx8071513600k/p/akk2bc0d4c/in/prsd/" text:style-name="Internet_20_link" text:visited-style-name="Visited_20_Internet_20_Link"><text:span text:style-name="T1">Core i5 13600K</text:span></text:a><text:a xlink:type="simple" xlink:href="https://www.magazinevoce.com.br/magazinegpubrasil/processador-intel-i5-13600k-bx8071513600k/p/akk2bc0d4c/in/prsd/" text:style-name="Internet_20_link" text:visited-style-name="Visited_20_Internet_20_Link"> - Processador intel i5-13600k bx8071513600k</text:a></text:p>
          </table:table-cell>
          <table:table-cell table:style-name="Tabela1.B2" office:value-type="string">
            <text:p text:style-name="Table_20_Contents">R$ 3.003,10</text:p>
          </table:table-cell>
          <table:table-cell table:style-name="Tabela1.B2" office:value-type="string">
            <text:p text:style-name="Table_20_Contents">R$ 3.003,10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9-5900x-am4-3-7ghz/p/kj00gdhhhk/in/prsd/" text:style-name="Internet_20_link" text:visited-style-name="Visited_20_Internet_20_Link"><text:span text:style-name="T1">Ryzen 9 5900X</text:span></text:a><text:a xlink:type="simple" xlink:href="https://www.magazinevoce.com.br/magazinegpubrasil/processador-amd-ryzen-9-5900x-am4-3-7ghz/p/kj00gdhhhk/in/prsd/" text:style-name="Internet_20_link" text:visited-style-name="Visited_20_Internet_20_Link"> - Processador AMD Ryzen 9 5900X AM4 3.7GHz</text:a></text:p>
          </table:table-cell>
          <table:table-cell table:style-name="Tabela1.B2" office:value-type="string">
            <text:p text:style-name="Table_20_Contents">R$ 3.005,90</text:p>
          </table:table-cell>
          <table:table-cell table:style-name="Tabela1.B2" office:value-type="string">
            <text:p text:style-name="Table_20_Contents">R$ 3.005,90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AMD-Ryzen-3800X-núcleos-soquete/dp/B081TMPPP9?&amp;linkCode=ll1&amp;tag=grafico01-20&amp;linkId=b924546ffd3f26b28fa0dca097ea583c&amp;language=pt_BR&amp;ref_=as_li_ss_tl" text:style-name="Internet_20_link" text:visited-style-name="Visited_20_Internet_20_Link"><text:span text:style-name="T1">Ryzen 7 3800X</text:span></text:a><text:a xlink:type="simple" xlink:href="https://www.amazon.com.br/AMD-Ryzen-3800X-núcleos-soquete/dp/B081TMPPP9?&amp;linkCode=ll1&amp;tag=grafico01-20&amp;linkId=b924546ffd3f26b28fa0dca097ea583c&amp;language=pt_BR&amp;ref_=as_li_ss_tl" text:style-name="Internet_20_link" text:visited-style-name="Visited_20_Internet_20_Link"> - AMD Ryzen 7 3800X - 3,9 GHz - 8 núcleos - 16 roscas - 32 MB cache - soquete AM4 - caixa</text:a></text:p>
          </table:table-cell>
          <table:table-cell table:style-name="Tabela1.B2" office:value-type="string">
            <text:p text:style-name="Table_20_Contents">R$ 3.030,00</text:p>
          </table:table-cell>
          <table:table-cell table:style-name="Tabela1.B2" office:value-type="string">
            <text:p text:style-name="Table_20_Contents">R$ 3.031,1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0260?awc=17729_1662751524_6df251c06c7f23694f0b7dae4d7eb8a5&amp;utm_source=AWIN&amp;utm_medium=AFILIADOS&amp;utm_term=935027" text:style-name="Internet_20_link" text:visited-style-name="Visited_20_Internet_20_Link"><text:span text:style-name="T1">Ryzen 9 7900</text:span></text:a><text:a xlink:type="simple" xlink:href="https://www.kabum.com.br/produto/420260?awc=17729_1662751524_6df251c06c7f23694f0b7dae4d7eb8a5&amp;utm_source=AWIN&amp;utm_medium=AFILIADOS&amp;utm_term=935027" text:style-name="Internet_20_link" text:visited-style-name="Visited_20_Internet_20_Link"> - Processador AMD Ryzen 9 7900, 3.7GHz (5.4GHz Max Turbo), Cache 64MB, 12 Cores, 24 Threads, AM5, Wraith Prism - 100-100000590BOX</text:a></text:p>
          </table:table-cell>
          <table:table-cell table:style-name="Tabela1.B2" office:value-type="string">
            <text:p text:style-name="Table_20_Contents">R$ 3.047,17</text:p>
          </table:table-cell>
          <table:table-cell table:style-name="Tabela1.B2" office:value-type="string">
            <text:p text:style-name="Table_20_Contents">R$ 3.584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9-11900K-3-5GHZ-LGA1200-16MB/dp/B08X6PPTTH?&amp;linkCode=ll1&amp;tag=grafico01-20&amp;linkId=b924546ffd3f26b28fa0dca097ea583c&amp;language=pt_BR&amp;ref_=as_li_ss_tl" text:style-name="Internet_20_link" text:visited-style-name="Visited_20_Internet_20_Link"><text:span text:style-name="T1">Core i9 11900K</text:span></text:a><text:a xlink:type="simple" xlink:href="https://www.amazon.com.br/INTEL-I9-11900K-3-5GHZ-LGA1200-16MB/dp/B08X6PPTTH?&amp;linkCode=ll1&amp;tag=grafico01-20&amp;linkId=b924546ffd3f26b28fa0dca097ea583c&amp;language=pt_BR&amp;ref_=as_li_ss_tl" text:style-name="Internet_20_link" text:visited-style-name="Visited_20_Internet_20_Link"> - CPU INTEL I9-11900K 3.5GHZ LGA1200 16MB</text:a></text:p>
          </table:table-cell>
          <table:table-cell table:style-name="Tabela1.B2" office:value-type="string">
            <text:p text:style-name="Table_20_Contents">R$ 3.049,00</text:p>
          </table:table-cell>
          <table:table-cell table:style-name="Tabela1.B2" office:value-type="string">
            <text:p text:style-name="Table_20_Contents">R$ 3.049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09843?awc=17729_1662751524_6df251c06c7f23694f0b7dae4d7eb8a5&amp;utm_source=AWIN&amp;utm_medium=AFILIADOS&amp;utm_term=935027" text:style-name="Internet_20_link" text:visited-style-name="Visited_20_Internet_20_Link"><text:span text:style-name="T1">Core i9 12900KF</text:span></text:a><text:a xlink:type="simple" xlink:href="https://www.kabum.com.br/produto/309843?awc=17729_1662751524_6df251c06c7f23694f0b7dae4d7eb8a5&amp;utm_source=AWIN&amp;utm_medium=AFILIADOS&amp;utm_term=935027" text:style-name="Internet_20_link" text:visited-style-name="Visited_20_Internet_20_Link"> - Processador Intel Core I9-12900KF, 3.2GHz, Cache 30MB, Hexa Core, 24 Threads, LGA 1700 - BX8071512900KF</text:a></text:p>
          </table:table-cell>
          <table:table-cell table:style-name="Tabela1.B2" office:value-type="string">
            <text:p text:style-name="Table_20_Contents">R$ 3.050,57</text:p>
          </table:table-cell>
          <table:table-cell table:style-name="Tabela1.B2" office:value-type="string">
            <text:p text:style-name="Table_20_Contents">R$ 3.588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0720?awc=17729_1662751524_6df251c06c7f23694f0b7dae4d7eb8a5&amp;utm_source=AWIN&amp;utm_medium=AFILIADOS&amp;utm_term=935027" text:style-name="Internet_20_link" text:visited-style-name="Visited_20_Internet_20_Link"><text:span text:style-name="T1">Core i7 13700K</text:span></text:a><text:a xlink:type="simple" xlink:href="https://www.kabum.com.br/produto/400720?awc=17729_1662751524_6df251c06c7f23694f0b7dae4d7eb8a5&amp;utm_source=AWIN&amp;utm_medium=AFILIADOS&amp;utm_term=935027" text:style-name="Internet_20_link" text:visited-style-name="Visited_20_Internet_20_Link"> - Processador Intel Core I7 13700k, 5.40ghz Max Turbo, 16-core, Lga1700</text:a></text:p>
          </table:table-cell>
          <table:table-cell table:style-name="Tabela1.B2" office:value-type="string">
            <text:p text:style-name="Table_20_Contents">R$ 3.050,57</text:p>
          </table:table-cell>
          <table:table-cell table:style-name="Tabela1.B2" office:value-type="string">
            <text:p text:style-name="Table_20_Contents">R$ 3.588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7-13700KF-Desktop-núcleos/dp/B0BCDL7F5W?&amp;linkCode=ll1&amp;tag=grafico01-20&amp;linkId=b924546ffd3f26b28fa0dca097ea583c&amp;language=pt_BR&amp;ref_=as_li_ss_tl" text:style-name="Internet_20_link" text:visited-style-name="Visited_20_Internet_20_Link"><text:span text:style-name="T1">Core i7 13700KF</text:span></text:a><text:a xlink:type="simple" xlink:href="https://www.amazon.com.br/Intel-Processador-i7-13700KF-Desktop-núcleos/dp/B0BCDL7F5W?&amp;linkCode=ll1&amp;tag=grafico01-20&amp;linkId=b924546ffd3f26b28fa0dca097ea583c&amp;language=pt_BR&amp;ref_=as_li_ss_tl" text:style-name="Internet_20_link" text:visited-style-name="Visited_20_Internet_20_Link"> - Intel Core i7-13700KF (última </text:a><text:soft-page-break/><text:a xlink:type="simple" xlink:href="https://www.amazon.com.br/Intel-Processador-i7-13700KF-Desktop-núcleos/dp/B0BCDL7F5W?&amp;linkCode=ll1&amp;tag=grafico01-20&amp;linkId=b924546ffd3f26b28fa0dca097ea583c&amp;language=pt_BR&amp;ref_=as_li_ss_tl" text:style-name="Internet_20_link" text:visited-style-name="Visited_20_Internet_20_Link">geração) Processador de desktop para jogos 16 núcleos (8 P-cores + 8 núcleos E) - Desbloqueado</text:a></text:p>
          </table:table-cell>
          <table:table-cell table:style-name="Tabela1.B2" office:value-type="string">
            <text:p text:style-name="Table_20_Contents">R$ 3.065,00</text:p>
          </table:table-cell>
          <table:table-cell table:style-name="Tabela1.B2" office:value-type="string">
            <text:p text:style-name="Table_20_Contents">R$ 3.065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lligatorshop.com.br/processador-intel-core-i7-13700kf-13a-geracao-54ghz-max-turbo-cache-30mb-16-nucleos-lga-1700-bx8071513700kf-sem-cooler" text:style-name="Internet_20_link" text:visited-style-name="Visited_20_Internet_20_Link"><text:span text:style-name="T1">Core i7 13700KF</text:span></text:a><text:a xlink:type="simple" xlink:href="https://www.alligatorshop.com.br/processador-intel-core-i7-13700kf-13a-geracao-54ghz-max-turbo-cache-30mb-16-nucleos-lga-1700-bx8071513700kf-sem-cooler" text:style-name="Internet_20_link" text:visited-style-name="Visited_20_Internet_20_Link"> - Processador Intel Core i7-13700KF 13ª Geração 5.4GHz Max Turbo Cache 30MB 16 Núcleos LGA 1700 BX8071513700KF Sem Cooler</text:a></text:p>
          </table:table-cell>
          <table:table-cell table:style-name="Tabela1.B2" office:value-type="string">
            <text:p text:style-name="Table_20_Contents">R$ 3.066,54</text:p>
          </table:table-cell>
          <table:table-cell table:style-name="Tabela1.B2" office:value-type="string">
            <text:p text:style-name="Table_20_Contents">R$ 3.607,69</text:p>
          </table:table-cell>
          <table:table-cell table:style-name="Tabela1.B2" office:value-type="string">
            <text:p text:style-name="Table_20_Contents">AlligatorShop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52600?awc=17729_1662751524_6df251c06c7f23694f0b7dae4d7eb8a5&amp;utm_source=AWIN&amp;utm_medium=AFILIADOS&amp;utm_term=935027" text:style-name="Internet_20_link" text:visited-style-name="Visited_20_Internet_20_Link"><text:span text:style-name="T1">Core i9 10850K</text:span></text:a><text:a xlink:type="simple" xlink:href="https://www.kabum.com.br/produto/252600?awc=17729_1662751524_6df251c06c7f23694f0b7dae4d7eb8a5&amp;utm_source=AWIN&amp;utm_medium=AFILIADOS&amp;utm_term=935027" text:style-name="Internet_20_link" text:visited-style-name="Visited_20_Internet_20_Link"> - Processador Intel Core I9-10850K, 3.6GHz (5.2GHz), Cache 20MB, LGA 1200 - BX8070110850K</text:a></text:p>
          </table:table-cell>
          <table:table-cell table:style-name="Tabela1.B2" office:value-type="string">
            <text:p text:style-name="Table_20_Contents">R$ 3.086,99</text:p>
          </table:table-cell>
          <table:table-cell table:style-name="Tabela1.B2" office:value-type="string">
            <text:p text:style-name="Table_20_Contents">R$ 3.42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desktop-i9-11900F-núcleos/dp/B08X6KFM3N?&amp;linkCode=ll1&amp;tag=grafico01-20&amp;linkId=b924546ffd3f26b28fa0dca097ea583c&amp;language=pt_BR&amp;ref_=as_li_ss_tl" text:style-name="Internet_20_link" text:visited-style-name="Visited_20_Internet_20_Link"><text:span text:style-name="T1">Core i9 11900F</text:span></text:a><text:a xlink:type="simple" xlink:href="https://www.amazon.com.br/Intel-Processador-desktop-i9-11900F-núcleos/dp/B08X6KFM3N?&amp;linkCode=ll1&amp;tag=grafico01-20&amp;linkId=b924546ffd3f26b28fa0dca097ea583c&amp;language=pt_BR&amp;ref_=as_li_ss_tl" text:style-name="Internet_20_link" text:visited-style-name="Visited_20_Internet_20_Link"> - Intel Processador de desktop Core i9-11900F 8 núcleos até 5,2 GHz LGA1200 (Intel 500 Series &amp; Select 400 Series Chipset) 65W</text:a></text:p>
          </table:table-cell>
          <table:table-cell table:style-name="Tabela1.B2" office:value-type="string">
            <text:p text:style-name="Table_20_Contents">R$ 3.087,00</text:p>
          </table:table-cell>
          <table:table-cell table:style-name="Tabela1.B2" office:value-type="string">
            <text:p text:style-name="Table_20_Contents">R$ 3.088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7900X-Threads-Graphics/dp/B0BBJ59WJ4?&amp;linkCode=ll1&amp;tag=grafico01-20&amp;linkId=b924546ffd3f26b28fa0dca097ea583c&amp;language=pt_BR&amp;ref_=as_li_ss_tl" text:style-name="Internet_20_link" text:visited-style-name="Visited_20_Internet_20_Link"><text:span text:style-name="T1">Ryzen 9 7900X</text:span></text:a><text:a xlink:type="simple" xlink:href="https://www.amazon.com.br/Processador-AMD-7900X-Threads-Graphics/dp/B0BBJ59WJ4?&amp;linkCode=ll1&amp;tag=grafico01-20&amp;linkId=b924546ffd3f26b28fa0dca097ea583c&amp;language=pt_BR&amp;ref_=as_li_ss_tl" text:style-name="Internet_20_link" text:visited-style-name="Visited_20_Internet_20_Link"> - Processador AMD Ryzen 9 7900X Box (AM5/12 Cores/24 Threads/5.6GHz/76MB Cache/Radeon Graphics) Com Vídeo/Sem Cooler</text:a></text:p>
          </table:table-cell>
          <table:table-cell table:style-name="Tabela1.B2" office:value-type="string">
            <text:p text:style-name="Table_20_Contents">R$ 3.095,00</text:p>
          </table:table-cell>
          <table:table-cell table:style-name="Tabela1.B2" office:value-type="string">
            <text:p text:style-name="Table_20_Contents">R$ 3.096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0116/processador-intel-core-i9-12900-24ghz-51ghz-turbo-12-geracao-16-cores-24-threads-lga-1700?p=1360309" text:style-name="Internet_20_link" text:visited-style-name="Visited_20_Internet_20_Link"><text:span text:style-name="T1">Core i9 12900</text:span></text:a><text:a xlink:type="simple" xlink:href="https://www.terabyteshop.com.br/produto/20116/processador-intel-core-i9-12900-24ghz-51ghz-turbo-12-geracao-16-cores-24-threads-lga-1700?p=1360309" text:style-name="Internet_20_link" text:visited-style-name="Visited_20_Internet_20_Link"> - Processador Intel Core I9 12900 2.4GHz (5.1GHz Turbo), 12ª Geração, 16-Cores 24-Threads, LGA 1700, BX8071</text:a></text:p>
          </table:table-cell>
          <table:table-cell table:style-name="Tabela1.B2" office:value-type="string">
            <text:p text:style-name="Table_20_Contents">R$ 3.099,00</text:p>
          </table:table-cell>
          <table:table-cell table:style-name="Tabela1.B2" office:value-type="string">
            <text:p text:style-name="Table_20_Contents">R$ 3.63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9-7900-370ghz-turbo-540ghz-7000-series-am5-100-100000590box" text:style-name="Internet_20_link" text:visited-style-name="Visited_20_Internet_20_Link"><text:span text:style-name="T1">Ryzen 9 7900</text:span></text:a><text:a xlink:type="simple" xlink:href="https://www.processadores.app.br/processador-amd-ryzen-9-7900-370ghz-turbo-540ghz-7000-series-am5-100-100000590box" text:style-name="Internet_20_link" text:visited-style-name="Visited_20_Internet_20_Link"> - Processador AMD Ryzen 9 7900 3.70GHz (Turbo 5.40GHz) - 7000 Series, AM5 - 100-100000590BOX</text:a></text:p>
          </table:table-cell>
          <table:table-cell table:style-name="Tabela1.B2" office:value-type="string">
            <text:p text:style-name="Table_20_Contents">R$ 3.112,67</text:p>
          </table:table-cell>
          <table:table-cell table:style-name="Tabela1.B2" office:value-type="string">
            <text:p text:style-name="Table_20_Contents">R$ 3.661,97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64398?awc=17729_1662751524_6df251c06c7f23694f0b7dae4d7eb8a5&amp;utm_source=AWIN&amp;utm_medium=AFILIADOS&amp;utm_term=935027" text:style-name="Internet_20_link" text:visited-style-name="Visited_20_Internet_20_Link"><text:span text:style-name="T1">Ryzen 7 5800X</text:span></text:a><text:a xlink:type="simple" xlink:href="https://www.kabum.com.br/produto/264398?awc=17729_1662751524_6df251c06c7f23694f0b7dae4d7eb8a5&amp;utm_source=AWIN&amp;utm_medium=AFILIADOS&amp;utm_term=935027" text:style-name="Internet_20_link" text:visited-style-name="Visited_20_Internet_20_Link"> - Kit Upgrade Processador Amd Ryzen™ 7 5800x + Placa Mãe Gigabyte A520m S2h + Memória 8gb Ddr4</text:a></text:p>
          </table:table-cell>
          <table:table-cell table:style-name="Tabela1.B2" office:value-type="string">
            <text:p text:style-name="Table_20_Contents">R$ 3.119,49</text:p>
          </table:table-cell>
          <table:table-cell table:style-name="Tabela1.B2" office:value-type="string">
            <text:p text:style-name="Table_20_Contents">R$ 3.66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0251?awc=17729_1662751524_6df251c06c7f23694f0b7dae4d7eb8a5&amp;utm_source=AWIN&amp;utm_medium=AFILIADOS&amp;utm_term=935027" text:style-name="Internet_20_link" text:visited-style-name="Visited_20_Internet_20_Link"><text:span text:style-name="T1">Core i7 13700KF</text:span></text:a><text:a xlink:type="simple" xlink:href="https://www.kabum.com.br/produto/400251?awc=17729_1662751524_6df251c06c7f23694f0b7dae4d7eb8a5&amp;utm_source=AWIN&amp;utm_medium=AFILIADOS&amp;utm_term=935027" text:style-name="Internet_20_link" text:visited-style-name="Visited_20_Internet_20_Link"> - Processador Intel Core I7-13700KF, 2.5GHz, 1700 - BX8071513700KFI</text:a></text:p>
          </table:table-cell>
          <table:table-cell table:style-name="Tabela1.B2" office:value-type="string">
            <text:p text:style-name="Table_20_Contents">R$ 3.125,06</text:p>
          </table:table-cell>
          <table:table-cell table:style-name="Tabela1.B2" office:value-type="string">
            <text:p text:style-name="Table_20_Contents">R$ 3.125,0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7-5800x3d-34ghz-100100000651wofi/p/acgc3cj62a/in/prsd/" text:style-name="Internet_20_link" text:visited-style-name="Visited_20_Internet_20_Link"><text:span text:style-name="T1">Ryzen 7 5800X3D</text:span></text:a><text:a xlink:type="simple" xlink:href="https://www.magazinevoce.com.br/magazinegpubrasil/processador-amd-ryzen-7-5800x3d-34ghz-100100000651wofi/p/acgc3cj62a/in/prsd/" text:style-name="Internet_20_link" text:visited-style-name="Visited_20_Internet_20_Link"> - Processador AMD RYZEN 7 5800X3D 3,4GHZ 100100000651WOFI</text:a></text:p>
          </table:table-cell>
          <table:table-cell table:style-name="Tabela1.B2" office:value-type="string">
            <text:p text:style-name="Table_20_Contents">R$ 3.125,34</text:p>
          </table:table-cell>
          <table:table-cell table:style-name="Tabela1.B2" office:value-type="string">
            <text:p text:style-name="Table_20_Contents">R$ 3.125,34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3700-16-core-24-threads-2-1ghz-5-2ghz-turbo-cache-30mb-lga1700-bx8071513700" text:style-name="Internet_20_link" text:visited-style-name="Visited_20_Internet_20_Link"><text:span text:style-name="T1">Core i7 13700</text:span></text:a><text:a xlink:type="simple" xlink:href="https://www.pichau.com.br/processador-intel-core-i7-13700-16-core-24-threads-2-1ghz-5-2ghz-turbo-cache-30mb-lga1700-bx8071513700" text:style-name="Internet_20_link" text:visited-style-name="Visited_20_Internet_20_Link"> - Processador Intel Core I7-13700, 16-Core, 24-Threads, 2.1GHz (5.2GHz Turbo), Cache 30MB, LGA1700, BX8071513700</text:a></text:p>
          </table:table-cell>
          <table:table-cell table:style-name="Tabela1.B2" office:value-type="string">
            <text:p text:style-name="Table_20_Contents">R$ 3.128,24</text:p>
          </table:table-cell>
          <table:table-cell table:style-name="Tabela1.B2" office:value-type="string">
            <text:p text:style-name="Table_20_Contents">R$ 3.128,24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29461?awc=17729_1662751524_6df251c06c7f23694f0b7dae4d7eb8a5&amp;utm_source=AWIN&amp;utm_medium=AFILIADOS&amp;utm_term=935027" text:style-name="Internet_20_link" text:visited-style-name="Visited_20_Internet_20_Link"><text:span text:style-name="T1">Ryzen 9 5950X</text:span></text:a><text:a xlink:type="simple" xlink:href="https://www.kabum.com.br/produto/129461?awc=17729_1662751524_6df251c06c7f23694f0b7dae4d7eb8a5&amp;utm_source=AWIN&amp;utm_medium=AFILIADOS&amp;utm_term=935027" text:style-name="Internet_20_link" text:visited-style-name="Visited_20_Internet_20_Link"> - Processador AMD Ryzen 9 5950X, 3.4GHz (4.9GHz Max Turbo), Cache 72MB, 16 Núcleos, 32 Threads, AM4 - 100-100000059WOF</text:a></text:p>
          </table:table-cell>
          <table:table-cell table:style-name="Tabela1.B2" office:value-type="string">
            <text:p text:style-name="Table_20_Contents">R$ 3.134,99</text:p>
          </table:table-cell>
          <table:table-cell table:style-name="Tabela1.B2" office:value-type="string">
            <text:p text:style-name="Table_20_Contents">R$ 3.882,3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9-13900f-200-ghz-turbo-560-ghz-13a-geracao-lga-1700-bx8071513900f" text:style-name="Internet_20_link" text:visited-style-name="Visited_20_Internet_20_Link"><text:span text:style-name="T1">Core i9 13900F</text:span></text:a><text:a xlink:type="simple" xlink:href="https://www.processadores.app.br/processador-intel-core-i9-13900f-200-ghz-turbo-560-ghz-13a-geracao-lga-1700-bx8071513900f" text:style-name="Internet_20_link" text:visited-style-name="Visited_20_Internet_20_Link"> - Processador Intel Core i9-13900F 2.00 GHz (Turbo 5.60 GHz) - 13ª Geração, LGA 1700 - BX8071513900F</text:a></text:p>
          </table:table-cell>
          <table:table-cell table:style-name="Tabela1.B2" office:value-type="string">
            <text:p text:style-name="Table_20_Contents">R$ 3.145,00</text:p>
          </table:table-cell>
          <table:table-cell table:style-name="Tabela1.B2" office:value-type="string">
            <text:p text:style-name="Table_20_Contents">R$ 3.700,00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9-12900KF-Hexadeca-core-BX8071512900KF/dp/B09FWYK5M9?&amp;linkCode=ll1&amp;tag=grafico01-20&amp;linkId=b924546ffd3f26b28fa0dca097ea583c&amp;language=pt_BR&amp;ref_=as_li_ss_tl" text:style-name="Internet_20_link" text:visited-style-name="Visited_20_Internet_20_Link"><text:span text:style-name="T1">Core i9 12900KF</text:span></text:a><text:a xlink:type="simple" xlink:href="https://www.amazon.com.br/Intel-Processador-i9-12900KF-Hexadeca-core-BX8071512900KF/dp/B09FWYK5M9?&amp;linkCode=ll1&amp;tag=grafico01-20&amp;linkId=b924546ffd3f26b28fa0dca097ea583c&amp;language=pt_BR&amp;ref_=as_li_ss_tl" text:style-name="Internet_20_link" text:visited-style-name="Visited_20_Internet_20_Link"> - Intel Processador Core i9-12900KF Desktop 16 (8P+8E) Núcleos de até 5,2 GHz Desbloqueado Série LGA1700 600 Chipset 125W</text:a></text:p>
          </table:table-cell>
          <table:table-cell table:style-name="Tabela1.B2" office:value-type="string">
            <text:p text:style-name="Table_20_Contents">R$ 3.152,00</text:p>
          </table:table-cell>
          <table:table-cell table:style-name="Tabela1.B2" office:value-type="string">
            <text:p text:style-name="Table_20_Contents">R$ 3.152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7-13700k-34ghz-54ghz-turbo-13a-geracao-lga-1700-bx8071513700k" text:style-name="Internet_20_link" text:visited-style-name="Visited_20_Internet_20_Link"><text:span text:style-name="T1">Core i7 13700K</text:span></text:a><text:a xlink:type="simple" xlink:href="https://www.itxgamer.com.br/processador-intel-core-i7-13700k-34ghz-54ghz-turbo-13a-geracao-lga-1700-bx8071513700k" text:style-name="Internet_20_link" text:visited-style-name="Visited_20_Internet_20_Link"> - Processador Intel Core i7 13700K 3.4GHz (5.4GHz Turbo), 13ª Geração, LGA 1700, BX8071513700K</text:a></text:p>
          </table:table-cell>
          <table:table-cell table:style-name="Tabela1.B2" office:value-type="string">
            <text:p text:style-name="Table_20_Contents">R$ 3.153,50</text:p>
          </table:table-cell>
          <table:table-cell table:style-name="Tabela1.B2" office:value-type="string">
            <text:p text:style-name="Table_20_Contents">R$ 3.710,00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73180?awc=17729_1662751524_6df251c06c7f23694f0b7dae4d7eb8a5&amp;utm_source=AWIN&amp;utm_medium=AFILIADOS&amp;utm_term=935027" text:style-name="Internet_20_link" text:visited-style-name="Visited_20_Internet_20_Link"><text:span text:style-name="T1">Core i9 12900F</text:span></text:a><text:a xlink:type="simple" xlink:href="https://www.kabum.com.br/produto/373180?awc=17729_1662751524_6df251c06c7f23694f0b7dae4d7eb8a5&amp;utm_source=AWIN&amp;utm_medium=AFILIADOS&amp;utm_term=935027" text:style-name="Internet_20_link" text:visited-style-name="Visited_20_Internet_20_Link"> - Processador Intel Core I9 12900F, 3.80GHz, 16 Core, LGA 1700</text:a></text:p>
          </table:table-cell>
          <table:table-cell table:style-name="Tabela1.B2" office:value-type="string">
            <text:p text:style-name="Table_20_Contents">R$ 3.162,77</text:p>
          </table:table-cell>
          <table:table-cell table:style-name="Tabela1.B2" office:value-type="string">
            <text:p text:style-name="Table_20_Contents">R$ 3.720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7-13700kf-16-core-24-threads-3-4ghz-5-4ghz-turbo-cache-30mb-lga1700-bx8071513700kf" text:style-name="Internet_20_link" text:visited-style-name="Visited_20_Internet_20_Link"><text:span text:style-name="T1">Core i7 13700KF</text:span></text:a><text:a xlink:type="simple" xlink:href="https://www.pichau.com.br/processador-intel-core-i7-13700kf-16-core-24-threads-3-4ghz-5-4ghz-turbo-cache-30mb-lga1700-bx8071513700kf" text:style-name="Internet_20_link" text:visited-style-name="Visited_20_Internet_20_Link"> - Processador Intel Core i7-13700KF, 16-Core, 24-Threads, 3.4GHz (5.4GHz Turbo), Cache 30MB, LGA1700, BX8071513700KF</text:a></text:p>
          </table:table-cell>
          <table:table-cell table:style-name="Tabela1.B2" office:value-type="string">
            <text:p text:style-name="Table_20_Contents">R$ 3.176,46</text:p>
          </table:table-cell>
          <table:table-cell table:style-name="Tabela1.B2" office:value-type="string">
            <text:p text:style-name="Table_20_Contents">R$ 3.176,46</text:p>
          </table:table-cell>
          <table:table-cell table:style-name="Tabela1.B2" office:value-type="string">
            <text:p text:style-name="Table_20_Contents">Pichau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itxgamer.com.br/processador-intel-core-i9-12900k-cache-30mb-32ghz-52ghz-max-turbo-lga-1700-bx8071512900k" text:style-name="Internet_20_link" text:visited-style-name="Visited_20_Internet_20_Link"><text:span text:style-name="T1">Core i9 12900K</text:span></text:a><text:a xlink:type="simple" xlink:href="https://www.itxgamer.com.br/processador-intel-core-i9-12900k-cache-30mb-32ghz-52ghz-max-turbo-lga-1700-bx8071512900k" text:style-name="Internet_20_link" text:visited-style-name="Visited_20_Internet_20_Link"> - Processador Intel Core i9-12900K, Cache 30MB, 3.2GHz, 5.2GHz Max Turbo, LGA 1700, BX8071512900K</text:a></text:p>
          </table:table-cell>
          <table:table-cell table:style-name="Tabela1.B2" office:value-type="string">
            <text:p text:style-name="Table_20_Contents">R$ 3.198,99</text:p>
          </table:table-cell>
          <table:table-cell table:style-name="Tabela1.B2" office:value-type="string">
            <text:p text:style-name="Table_20_Contents">R$ 3.763,52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2900-16-core-24-threads-2-4ghz-5-1ghz-turbo-cache-30mb-lga1700-bx8071512900" text:style-name="Internet_20_link" text:visited-style-name="Visited_20_Internet_20_Link"><text:span text:style-name="T1">Core i9 12900</text:span></text:a><text:a xlink:type="simple" xlink:href="https://www.pichau.com.br/processador-intel-core-i9-12900-16-core-24-threads-2-4ghz-5-1ghz-turbo-cache-30mb-lga1700-bx8071512900" text:style-name="Internet_20_link" text:visited-style-name="Visited_20_Internet_20_Link"> - Processador Intel Core i9-12900, 16-Core, 24-Threads, 2.4GHz (5.1GHz Turbo), Cache 30MB, LGA1700, BX8071512900</text:a></text:p>
          </table:table-cell>
          <table:table-cell table:style-name="Tabela1.B2" office:value-type="string">
            <text:p text:style-name="Table_20_Contents">R$ 3.199,00</text:p>
          </table:table-cell>
          <table:table-cell table:style-name="Tabela1.B2" office:value-type="string">
            <text:p text:style-name="Table_20_Contents">R$ 3.763,5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7-13700K-Desktop-núcleos/dp/B0BCF57FL5?&amp;linkCode=ll1&amp;tag=grafico01-20&amp;linkId=b924546ffd3f26b28fa0dca097ea583c&amp;language=pt_BR&amp;ref_=as_li_ss_tl" text:style-name="Internet_20_link" text:visited-style-name="Visited_20_Internet_20_Link"><text:span text:style-name="T1">Core i7 13700K</text:span></text:a><text:a xlink:type="simple" xlink:href="https://www.amazon.com.br/Intel-Processador-i7-13700K-Desktop-núcleos/dp/B0BCF57FL5?&amp;linkCode=ll1&amp;tag=grafico01-20&amp;linkId=b924546ffd3f26b28fa0dca097ea583c&amp;language=pt_BR&amp;ref_=as_li_ss_tl" text:style-name="Internet_20_link" text:visited-style-name="Visited_20_Internet_20_Link"> - Intel Core i7-13700K (última geração) Processador de desktop para jogos 16 núcleos (8 P-cores + 8 núcleos E) com gráficos integrados - Desbloqueado</text:a></text:p>
          </table:table-cell>
          <table:table-cell table:style-name="Tabela1.B2" office:value-type="string">
            <text:p text:style-name="Table_20_Contents">R$ 3.214,00</text:p>
          </table:table-cell>
          <table:table-cell table:style-name="Tabela1.B2" office:value-type="string">
            <text:p text:style-name="Table_20_Contents">R$ 3.214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42569?awc=17729_1662751524_6df251c06c7f23694f0b7dae4d7eb8a5&amp;utm_source=AWIN&amp;utm_medium=AFILIADOS&amp;utm_term=935027" text:style-name="Internet_20_link" text:visited-style-name="Visited_20_Internet_20_Link"><text:span text:style-name="T1">Ryzen 9 7900</text:span></text:a><text:a xlink:type="simple" xlink:href="https://www.kabum.com.br/produto/442569?awc=17729_1662751524_6df251c06c7f23694f0b7dae4d7eb8a5&amp;utm_source=AWIN&amp;utm_medium=AFILIADOS&amp;utm_term=935027" text:style-name="Internet_20_link" text:visited-style-name="Visited_20_Internet_20_Link"> - Processador AMD Ryzen 9 7900 4.00ghz, 12-core, 76MB, Am5</text:a></text:p>
          </table:table-cell>
          <table:table-cell table:style-name="Tabela1.B2" office:value-type="string">
            <text:p text:style-name="Table_20_Contents">R$ 3.216,59</text:p>
          </table:table-cell>
          <table:table-cell table:style-name="Tabela1.B2" office:value-type="string">
            <text:p text:style-name="Table_20_Contents">R$ 3.216,5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amd-ryzen-9-5900x-clock-37ghz-64mb-am4-100100000061wof" text:style-name="Internet_20_link" text:visited-style-name="Visited_20_Internet_20_Link"><text:span text:style-name="T1">Ryzen 9 5900X</text:span></text:a><text:a xlink:type="simple" xlink:href="https://www.itxgamer.com.br/processador-amd-ryzen-9-5900x-clock-37ghz-64mb-am4-100100000061wof" text:style-name="Internet_20_link" text:visited-style-name="Visited_20_Internet_20_Link"> - Processador AMD Ryzen 9 5900X Clock 3.7GHz 64MB AM4 - 100100000061WOF</text:a></text:p>
          </table:table-cell>
          <table:table-cell table:style-name="Tabela1.B2" office:value-type="string">
            <text:p text:style-name="Table_20_Contents">R$ 3.218,85</text:p>
          </table:table-cell>
          <table:table-cell table:style-name="Tabela1.B2" office:value-type="string">
            <text:p text:style-name="Table_20_Contents">R$ 3.786,88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9-7900x-5-6ghz-max-turbo-cache-76mb-am5-12-nucleos-video-integrado-100-100000589wof/" text:style-name="Internet_20_link" text:visited-style-name="Visited_20_Internet_20_Link"><text:span text:style-name="T1">Ryzen 9 7900X</text:span></text:a><text:a xlink:type="simple" xlink:href="https://www.guerradigital.com.br/produtos/amd-ryzen-9-7900x-5-6ghz-max-turbo-cache-76mb-am5-12-nucleos-video-integrado-100-100000589wof/" text:style-name="Internet_20_link" text:visited-style-name="Visited_20_Internet_20_Link"> - AMD Ryzen 9 7900X, 5.6GHz Max Turbo, Cache 76MB, AM5, 12 Núcleos, Vídeo Integrado (100-100000589WOF)</text:a></text:p>
          </table:table-cell>
          <table:table-cell table:style-name="Tabela1.B2" office:value-type="string">
            <text:p text:style-name="Table_20_Contents">R$ 3.225,00</text:p>
          </table:table-cell>
          <table:table-cell table:style-name="Tabela1.B2" office:value-type="string">
            <text:p text:style-name="Table_20_Contents">R$ 3.750,00</text:p>
          </table:table-cell>
          <table:table-cell table:style-name="Tabela1.B2" office:value-type="string">
            <text:p text:style-name="Table_20_Contents">GuerraDigital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7-13700-210-ghz-turbo-520-ghz-13a-geracao-lga-1700-bx8071513700" text:style-name="Internet_20_link" text:visited-style-name="Visited_20_Internet_20_Link"><text:span text:style-name="T1">Core i7 13700</text:span></text:a><text:a xlink:type="simple" xlink:href="https://www.processadores.app.br/processador-intel-core-i7-13700-210-ghz-turbo-520-ghz-13a-geracao-lga-1700-bx8071513700" text:style-name="Internet_20_link" text:visited-style-name="Visited_20_Internet_20_Link"> - Processador Intel Core i7-13700 2.10 GHz (Turbo 5.20 GHz) - 13ª Geração, LGA 1700 - BX8071513700</text:a></text:p>
          </table:table-cell>
          <table:table-cell table:style-name="Tabela1.B2" office:value-type="string">
            <text:p text:style-name="Table_20_Contents">R$ 3.232,40</text:p>
          </table:table-cell>
          <table:table-cell table:style-name="Tabela1.B2" office:value-type="string">
            <text:p text:style-name="Table_20_Contents">R$ 3.802,82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7-13700kf-340-ghz-turbo-540-ghz-13a-geracao-lga-1700-bx8071513700kf" text:style-name="Internet_20_link" text:visited-style-name="Visited_20_Internet_20_Link"><text:span text:style-name="T1">Core i7 13700KF</text:span></text:a><text:a xlink:type="simple" xlink:href="https://www.processadores.app.br/processador-intel-core-i7-13700kf-340-ghz-turbo-540-ghz-13a-geracao-lga-1700-bx8071513700kf" text:style-name="Internet_20_link" text:visited-style-name="Visited_20_Internet_20_Link"> - Processador Intel Core i7-13700KF 3.40 GHz (Turbo 5.40 GHz) - 13ª Geração, LGA 1700 - BX8071513700KF</text:a></text:p>
          </table:table-cell>
          <table:table-cell table:style-name="Tabela1.B2" office:value-type="string">
            <text:p text:style-name="Table_20_Contents">R$ 3.232,40</text:p>
          </table:table-cell>
          <table:table-cell table:style-name="Tabela1.B2" office:value-type="string">
            <text:p text:style-name="Table_20_Contents">R$ 3.802,82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9-12900kf-32ghz-52ghz-max-turbo-cache-30mb-16-nucleos-24-threads-lga-1700-bx8071512900kf" text:style-name="Internet_20_link" text:visited-style-name="Visited_20_Internet_20_Link"><text:span text:style-name="T1">Core i9 12900KF</text:span></text:a><text:a xlink:type="simple" xlink:href="https://patoloco.com.br/processador-intel-core-i9-12900kf-32ghz-52ghz-max-turbo-cache-30mb-16-nucleos-24-threads-lga-1700-bx8071512900kf" text:style-name="Internet_20_link" text:visited-style-name="Visited_20_Internet_20_Link"> - Processador Intel Core i9-12900KF, 3.2GHz (5.2GHz Max Turbo), Cache 30MB, 16 Núcleos, 24 Threads, LGA 1700 - BX8071512900KF</text:a></text:p>
          </table:table-cell>
          <table:table-cell table:style-name="Tabela1.B2" office:value-type="string">
            <text:p text:style-name="Table_20_Contents">R$ 3.267,52</text:p>
          </table:table-cell>
          <table:table-cell table:style-name="Tabela1.B2" office:value-type="string">
            <text:p text:style-name="Table_20_Contents">R$ 3.844,20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199676?awc=17729_1662751524_6df251c06c7f23694f0b7dae4d7eb8a5&amp;utm_source=AWIN&amp;utm_medium=AFILIADOS&amp;utm_term=935027" text:style-name="Internet_20_link" text:visited-style-name="Visited_20_Internet_20_Link"><text:span text:style-name="T1">Core i7 10700K</text:span></text:a><text:a xlink:type="simple" xlink:href="https://www.kabum.com.br/produto/199676?awc=17729_1662751524_6df251c06c7f23694f0b7dae4d7eb8a5&amp;utm_source=AWIN&amp;utm_medium=AFILIADOS&amp;utm_term=935027" text:style-name="Internet_20_link" text:visited-style-name="Visited_20_Internet_20_Link"> - Processador Intel Core I7-10700KA, 3.8GHz, Cachê 16MB, Octa Core, LGA 1200 - BX8070110700KA</text:a></text:p>
          </table:table-cell>
          <table:table-cell table:style-name="Tabela1.B2" office:value-type="string">
            <text:p text:style-name="Table_20_Contents">R$ 3.275,10</text:p>
          </table:table-cell>
          <table:table-cell table:style-name="Tabela1.B2" office:value-type="string">
            <text:p text:style-name="Table_20_Contents">R$ 3.639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74507?awc=17729_1662751524_6df251c06c7f23694f0b7dae4d7eb8a5&amp;utm_source=AWIN&amp;utm_medium=AFILIADOS&amp;utm_term=935027" text:style-name="Internet_20_link" text:visited-style-name="Visited_20_Internet_20_Link"><text:span text:style-name="T1">Core i9 12900K</text:span></text:a><text:a xlink:type="simple" xlink:href="https://www.kabum.com.br/produto/274507?awc=17729_1662751524_6df251c06c7f23694f0b7dae4d7eb8a5&amp;utm_source=AWIN&amp;utm_medium=AFILIADOS&amp;utm_term=935027" text:style-name="Internet_20_link" text:visited-style-name="Visited_20_Internet_20_Link"> - Processador Intel Core I9-12900K 12ª Geração, 3.2GHz (5.2GHz Max Turbo), Cache 30MB, Octa Core, 24 Threads, LGA 1700, Vídeo Integrado - BX8071512900K</text:a></text:p>
          </table:table-cell>
          <table:table-cell table:style-name="Tabela1.B2" office:value-type="string">
            <text:p text:style-name="Table_20_Contents">R$ 3.275,82</text:p>
          </table:table-cell>
          <table:table-cell table:style-name="Tabela1.B2" office:value-type="string">
            <text:p text:style-name="Table_20_Contents">R$ 3.853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Core-i7-13700K-BX8071513700K/dp/B0BG6843GX?&amp;linkCode=ll1&amp;tag=grafico01-20&amp;linkId=b924546ffd3f26b28fa0dca097ea583c&amp;language=pt_BR&amp;ref_=as_li_ss_tl" text:style-name="Internet_20_link" text:visited-style-name="Visited_20_Internet_20_Link"><text:span text:style-name="T1">Core i7 13700K</text:span></text:a><text:a xlink:type="simple" xlink:href="https://www.amazon.com.br/Processador-Intel-Core-i7-13700K-BX8071513700K/dp/B0BG6843GX?&amp;linkCode=ll1&amp;tag=grafico01-20&amp;linkId=b924546ffd3f26b28fa0dca097ea583c&amp;language=pt_BR&amp;ref_=as_li_ss_tl" text:style-name="Internet_20_link" text:visited-style-name="Visited_20_Internet_20_Link"> - Processador Intel Core i7-13700K Box (LGA 1700/16 Cores (8 Performance-cores 3.4GHz / 8 Efficent-Cores 2.5GHz/ 24 Threads / 30MB Cache) *S/Cooler</text:a></text:p>
          </table:table-cell>
          <table:table-cell table:style-name="Tabela1.B2" office:value-type="string">
            <text:p text:style-name="Table_20_Contents">R$ 3.279,00</text:p>
          </table:table-cell>
          <table:table-cell table:style-name="Tabela1.B2" office:value-type="string">
            <text:p text:style-name="Table_20_Contents">R$ 3.27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15697/processador-amd-ryzen-9-5950x-34ghz-49ghz-turbo-16-cores-32-threads-am4-sem-cooler?p=1360309" text:style-name="Internet_20_link" text:visited-style-name="Visited_20_Internet_20_Link"><text:span text:style-name="T1">Ryzen 9 5950X</text:span></text:a><text:a xlink:type="simple" xlink:href="https://www.terabyteshop.com.br/produto/15697/processador-amd-ryzen-9-5950x-34ghz-49ghz-turbo-16-cores-32-threads-am4-sem-cooler?p=1360309" text:style-name="Internet_20_link" text:visited-style-name="Visited_20_Internet_20_Link"> - Processador AMD Ryzen 9 5950X 3.4GHz (4.9GHz Turbo), 16-Cores 32-Threads, AM4, Sem Cooler, 100-100000059W</text:a></text:p>
          </table:table-cell>
          <table:table-cell table:style-name="Tabela1.B2" office:value-type="string">
            <text:p text:style-name="Table_20_Contents">R$ 3.299,00</text:p>
          </table:table-cell>
          <table:table-cell table:style-name="Tabela1.B2" office:value-type="string">
            <text:p text:style-name="Table_20_Contents">R$ 3.87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9-12900k-32ghz-52ghz-turbo-30mb-lga1700-bx8071512900k" text:style-name="Internet_20_link" text:visited-style-name="Visited_20_Internet_20_Link"><text:span text:style-name="T1">Core i9 12900K</text:span></text:a><text:a xlink:type="simple" xlink:href="https://www.fgtec.com.br/processador-intel-core-i9-12900k-32ghz-52ghz-turbo-30mb-lga1700-bx8071512900k" text:style-name="Internet_20_link" text:visited-style-name="Visited_20_Internet_20_Link"> - Processador Intel Core I9-12900K 3.2GHZ (5.2GHz Turbo) 30MB LGA1700 - BX8071512900K</text:a></text:p>
          </table:table-cell>
          <table:table-cell table:style-name="Tabela1.B2" office:value-type="string">
            <text:p text:style-name="Table_20_Contents">R$ 3.299,70</text:p>
          </table:table-cell>
          <table:table-cell table:style-name="Tabela1.B2" office:value-type="string">
            <text:p text:style-name="Table_20_Contents">R$ 3.882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9-5950x-16-core-32-threads-3-4ghz-4-9ghz-turbo-cache-72mb-am4-100-100000059wof" text:style-name="Internet_20_link" text:visited-style-name="Visited_20_Internet_20_Link"><text:span text:style-name="T1">Ryzen 9 5950X</text:span></text:a><text:a xlink:type="simple" xlink:href="https://www.pichau.com.br/processador-amd-ryzen-9-5950x-16-core-32-threads-3-4ghz-4-9ghz-turbo-cache-72mb-am4-100-100000059wof" text:style-name="Internet_20_link" text:visited-style-name="Visited_20_Internet_20_Link"> - Processador AMD Ryzen 9 5950X, 16-Core, 32-Threads, 3.4GHz (4.9GHz Turbo), Cache 72MB, AM4, 100-100000059WOF</text:a></text:p>
          </table:table-cell>
          <table:table-cell table:style-name="Tabela1.B2" office:value-type="string">
            <text:p text:style-name="Table_20_Contents">R$ 3.300,00</text:p>
          </table:table-cell>
          <table:table-cell table:style-name="Tabela1.B2" office:value-type="string">
            <text:p text:style-name="Table_20_Contents">R$ 3.882,35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62085?awc=17729_1662751524_6df251c06c7f23694f0b7dae4d7eb8a5&amp;utm_source=AWIN&amp;utm_medium=AFILIADOS&amp;utm_term=935027" text:style-name="Internet_20_link" text:visited-style-name="Visited_20_Internet_20_Link"><text:span text:style-name="T1">Ryzen 5 5600X</text:span></text:a><text:a xlink:type="simple" xlink:href="https://www.kabum.com.br/produto/262085?awc=17729_1662751524_6df251c06c7f23694f0b7dae4d7eb8a5&amp;utm_source=AWIN&amp;utm_medium=AFILIADOS&amp;utm_term=935027" text:style-name="Internet_20_link" text:visited-style-name="Visited_20_Internet_20_Link"> - Kit Upgrade Oficina Dos Bits AMD Ryzen 5 5600X + Placa-Mãe Gigabyte B550M Aorus </text:a><text:soft-page-break/><text:a xlink:type="simple" xlink:href="https://www.kabum.com.br/produto/262085?awc=17729_1662751524_6df251c06c7f23694f0b7dae4d7eb8a5&amp;utm_source=AWIN&amp;utm_medium=AFILIADOS&amp;utm_term=935027" text:style-name="Internet_20_link" text:visited-style-name="Visited_20_Internet_20_Link">Elite + Memória 8GB DDR4</text:a></text:p>
          </table:table-cell>
          <table:table-cell table:style-name="Tabela1.B2" office:value-type="string">
            <text:p text:style-name="Table_20_Contents">R$ 3.306,49</text:p>
          </table:table-cell>
          <table:table-cell table:style-name="Tabela1.B2" office:value-type="string">
            <text:p text:style-name="Table_20_Contents">R$ 3.88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Core-i9-12900K-BX8071512900K/dp/B09GYLB4J6?&amp;linkCode=ll1&amp;tag=grafico01-20&amp;linkId=b924546ffd3f26b28fa0dca097ea583c&amp;language=pt_BR&amp;ref_=as_li_ss_tl" text:style-name="Internet_20_link" text:visited-style-name="Visited_20_Internet_20_Link"><text:span text:style-name="T1">Core i9 12900K</text:span></text:a><text:a xlink:type="simple" xlink:href="https://www.amazon.com.br/Processador-Intel-Core-i9-12900K-BX8071512900K/dp/B09GYLB4J6?&amp;linkCode=ll1&amp;tag=grafico01-20&amp;linkId=b924546ffd3f26b28fa0dca097ea583c&amp;language=pt_BR&amp;ref_=as_li_ss_tl" text:style-name="Internet_20_link" text:visited-style-name="Visited_20_Internet_20_Link"> - Processador Intel Core i9-12900K, BX8071512900K</text:a></text:p>
          </table:table-cell>
          <table:table-cell table:style-name="Tabela1.B2" office:value-type="string">
            <text:p text:style-name="Table_20_Contents">R$ 3.310,00</text:p>
          </table:table-cell>
          <table:table-cell table:style-name="Tabela1.B2" office:value-type="string">
            <text:p text:style-name="Table_20_Contents">Verificar no site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78412?awc=17729_1662751524_6df251c06c7f23694f0b7dae4d7eb8a5&amp;utm_source=AWIN&amp;utm_medium=AFILIADOS&amp;utm_term=935027" text:style-name="Internet_20_link" text:visited-style-name="Visited_20_Internet_20_Link"><text:span text:style-name="T1">Ryzen 9 7900X</text:span></text:a><text:a xlink:type="simple" xlink:href="https://www.kabum.com.br/produto/378412?awc=17729_1662751524_6df251c06c7f23694f0b7dae4d7eb8a5&amp;utm_source=AWIN&amp;utm_medium=AFILIADOS&amp;utm_term=935027" text:style-name="Internet_20_link" text:visited-style-name="Visited_20_Internet_20_Link"> - Processador AMD Ryzen 9 7900X, 5.6GHz Max Turbo, Cache 76MB, AM5, 12 Núcleos, Vídeo Integrado - 100-100000589WOF</text:a></text:p>
          </table:table-cell>
          <table:table-cell table:style-name="Tabela1.B2" office:value-type="string">
            <text:p text:style-name="Table_20_Contents">R$ 3.325,00</text:p>
          </table:table-cell>
          <table:table-cell table:style-name="Tabela1.B2" office:value-type="string">
            <text:p text:style-name="Table_20_Contents">R$ 3.888,88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6261?awc=17729_1662751524_6df251c06c7f23694f0b7dae4d7eb8a5&amp;utm_source=AWIN&amp;utm_medium=AFILIADOS&amp;utm_term=935027" text:style-name="Internet_20_link" text:visited-style-name="Visited_20_Internet_20_Link"><text:span text:style-name="T1">Ryzen 9 7900X3D</text:span></text:a><text:a xlink:type="simple" xlink:href="https://www.kabum.com.br/produto/426261?awc=17729_1662751524_6df251c06c7f23694f0b7dae4d7eb8a5&amp;utm_source=AWIN&amp;utm_medium=AFILIADOS&amp;utm_term=935027" text:style-name="Internet_20_link" text:visited-style-name="Visited_20_Internet_20_Link"> - Processador AMD Ryzen 9 7900X3D, 5.6GHz Max Turbo, Cache 140MB, AM5, 12 Núcleos, Vídeo Integrado - 100-100000909WOF</text:a></text:p>
          </table:table-cell>
          <table:table-cell table:style-name="Tabela1.B2" office:value-type="string">
            <text:p text:style-name="Table_20_Contents">R$ 3.325,00</text:p>
          </table:table-cell>
          <table:table-cell table:style-name="Tabela1.B2" office:value-type="string">
            <text:p text:style-name="Table_20_Contents">R$ 4.117,6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10700KA-Cache-3-8GHz/dp/B08DRNK9P7?&amp;linkCode=ll1&amp;tag=grafico01-20&amp;linkId=b924546ffd3f26b28fa0dca097ea583c&amp;language=pt_BR&amp;ref_=as_li_ss_tl" text:style-name="Internet_20_link" text:visited-style-name="Visited_20_Internet_20_Link"><text:span text:style-name="T1">Core i7 10700K</text:span></text:a><text:a xlink:type="simple" xlink:href="https://www.amazon.com.br/Processador-Intel-10700KA-Cache-3-8GHz/dp/B08DRNK9P7?&amp;linkCode=ll1&amp;tag=grafico01-20&amp;linkId=b924546ffd3f26b28fa0dca097ea583c&amp;language=pt_BR&amp;ref_=as_li_ss_tl" text:style-name="Internet_20_link" text:visited-style-name="Visited_20_Internet_20_Link"> - Processador Intel Core i7-10700K Marvel´s Avengers Collector´s Edition Packaging, Cache 16MB, 5.1GHz, LGA1200 - BX8070110700KA</text:a></text:p>
          </table:table-cell>
          <table:table-cell table:style-name="Tabela1.B2" office:value-type="string">
            <text:p text:style-name="Table_20_Contents">R$ 3.336,00</text:p>
          </table:table-cell>
          <table:table-cell table:style-name="Tabela1.B2" office:value-type="string">
            <text:p text:style-name="Table_20_Contents">R$ 3.337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7-13700k-340-ghz-turbo-540-ghz-13a-geracao-lga-1700-bx8071513700k" text:style-name="Internet_20_link" text:visited-style-name="Visited_20_Internet_20_Link"><text:span text:style-name="T1">Core i7 13700K</text:span></text:a><text:a xlink:type="simple" xlink:href="https://www.processadores.app.br/processador-intel-core-i7-13700k-340-ghz-turbo-540-ghz-13a-geracao-lga-1700-bx8071513700k" text:style-name="Internet_20_link" text:visited-style-name="Visited_20_Internet_20_Link"> - Processador Intel Core i7-13700K 3.40 GHz (Turbo 5.40 GHz) - 13ª Geração, LGA 1700 - BX8071513700K</text:a></text:p>
          </table:table-cell>
          <table:table-cell table:style-name="Tabela1.B2" office:value-type="string">
            <text:p text:style-name="Table_20_Contents">R$ 3.352,11</text:p>
          </table:table-cell>
          <table:table-cell table:style-name="Tabela1.B2" office:value-type="string">
            <text:p text:style-name="Table_20_Contents">R$ 3.943,66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7800X3D-Threads/dp/B0BTZB7F88?&amp;linkCode=ll1&amp;tag=grafico01-20&amp;linkId=b924546ffd3f26b28fa0dca097ea583c&amp;language=pt_BR&amp;ref_=as_li_ss_tl" text:style-name="Internet_20_link" text:visited-style-name="Visited_20_Internet_20_Link"><text:span text:style-name="T1">Ryzen 7 7800X3D</text:span></text:a><text:a xlink:type="simple" xlink:href="https://www.amazon.com.br/Processador-AMD-Ryzen-7800X3D-Threads/dp/B0BTZB7F88?&amp;linkCode=ll1&amp;tag=grafico01-20&amp;linkId=b924546ffd3f26b28fa0dca097ea583c&amp;language=pt_BR&amp;ref_=as_li_ss_tl" text:style-name="Internet_20_link" text:visited-style-name="Visited_20_Internet_20_Link"> - Processador AMD Ryzen 7 7800X3D Box (AM5/8 Cores/16 Threads/5.0GHz/104MB Cache) Com Vídeo/Sem Coole</text:a></text:p>
          </table:table-cell>
          <table:table-cell table:style-name="Tabela1.B2" office:value-type="string">
            <text:p text:style-name="Table_20_Contents">R$ 3.359,00</text:p>
          </table:table-cell>
          <table:table-cell table:style-name="Tabela1.B2" office:value-type="string">
            <text:p text:style-name="Table_20_Contents">R$ 3.359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9-12900KF-Threads-Integrado/dp/B09GYHRNBL?&amp;linkCode=ll1&amp;tag=grafico01-20&amp;linkId=b924546ffd3f26b28fa0dca097ea583c&amp;language=pt_BR&amp;ref_=as_li_ss_tl" text:style-name="Internet_20_link" text:visited-style-name="Visited_20_Internet_20_Link"><text:span text:style-name="T1">Core i9 12900KF</text:span></text:a><text:a xlink:type="simple" xlink:href="https://www.amazon.com.br/Processador-Intel-i9-12900KF-Threads-Integrado/dp/B09GYHRNBL?&amp;linkCode=ll1&amp;tag=grafico01-20&amp;linkId=b924546ffd3f26b28fa0dca097ea583c&amp;language=pt_BR&amp;ref_=as_li_ss_tl" text:style-name="Internet_20_link" text:visited-style-name="Visited_20_Internet_20_Link"> - Processador Intel Core i9-12900KF 3.2 1700 BX8071512900KF</text:a></text:p>
          </table:table-cell>
          <table:table-cell table:style-name="Tabela1.B2" office:value-type="string">
            <text:p text:style-name="Table_20_Contents">R$ 3.369,00</text:p>
          </table:table-cell>
          <table:table-cell table:style-name="Tabela1.B2" office:value-type="string">
            <text:p text:style-name="Table_20_Contents">R$ 3.370,6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9-7900x-47-ghz-76mb-cache-am5-100-100000589wof" text:style-name="Internet_20_link" text:visited-style-name="Visited_20_Internet_20_Link"><text:span text:style-name="T1">Ryzen 9 7900X</text:span></text:a><text:a xlink:type="simple" xlink:href="https://www.fgtec.com.br/processador-amd-ryzen-9-7900x-47-ghz-76mb-cache-am5-100-100000589wof" text:style-name="Internet_20_link" text:visited-style-name="Visited_20_Internet_20_Link"> - Processador AMD Ryzen 9 7900X 4.7 GHz 76MB Cache AM5 - 100-100000589WOF</text:a></text:p>
          </table:table-cell>
          <table:table-cell table:style-name="Tabela1.B2" office:value-type="string">
            <text:p text:style-name="Table_20_Contents">R$ 3.399,15</text:p>
          </table:table-cell>
          <table:table-cell table:style-name="Tabela1.B2" office:value-type="string">
            <text:p text:style-name="Table_20_Contents">R$ 3.999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OR-I9-11900KF-FCLGA1200-BX8070811900KF/dp/B08TX37JPC?&amp;linkCode=ll1&amp;tag=grafico01-20&amp;linkId=b924546ffd3f26b28fa0dca097ea583c&amp;language=pt_BR&amp;ref_=as_li_ss_tl" text:style-name="Internet_20_link" text:visited-style-name="Visited_20_Internet_20_Link"><text:span text:style-name="T1">Core i9 11900KF</text:span></text:a><text:a xlink:type="simple" xlink:href="https://www.amazon.com.br/Intel-PROCESSOR-I9-11900KF-FCLGA1200-BX8070811900KF/dp/B08TX37JPC?&amp;linkCode=ll1&amp;tag=grafico01-20&amp;linkId=b924546ffd3f26b28fa0dca097ea583c&amp;language=pt_BR&amp;ref_=as_li_ss_tl" text:style-name="Internet_20_link" text:visited-style-name="Visited_20_Internet_20_Link"> - Intel PROCESSOR CORE I9-11900KF 3.50GHZ (TURBO 5.3GHZ) 16MB CACHE, 8 NUCLEOS, 16 THREADS FCLGA1200 BX8070811900KF</text:a></text:p>
          </table:table-cell>
          <table:table-cell table:style-name="Tabela1.B2" office:value-type="string">
            <text:p text:style-name="Table_20_Contents">R$ 3.400,00</text:p>
          </table:table-cell>
          <table:table-cell table:style-name="Tabela1.B2" office:value-type="string">
            <text:p text:style-name="Table_20_Contents">R$ 3.40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9-10900K-3-70GHz-5-30GHz/dp/B086MHSTVD?&amp;linkCode=ll1&amp;tag=grafico01-20&amp;linkId=b924546ffd3f26b28fa0dca097ea583c&amp;language=pt_BR&amp;ref_=as_li_ss_tl" text:style-name="Internet_20_link" text:visited-style-name="Visited_20_Internet_20_Link"><text:span text:style-name="T1">Core i9 10900K</text:span></text:a><text:a xlink:type="simple" xlink:href="https://www.amazon.com.br/PROCESSADOR-INTEL-I9-10900K-3-70GHz-5-30GHz/dp/B086MHSTVD?&amp;linkCode=ll1&amp;tag=grafico01-20&amp;linkId=b924546ffd3f26b28fa0dca097ea583c&amp;language=pt_BR&amp;ref_=as_li_ss_tl" text:style-name="Internet_20_link" text:visited-style-name="Visited_20_Internet_20_Link"> - Processador Intel Core i9-10900K, Cache 20MB, 3.7GHz (5.3GHz Max Turbo), LGA 1200 - BX8070110900K</text:a></text:p>
          </table:table-cell>
          <table:table-cell table:style-name="Tabela1.B2" office:value-type="string">
            <text:p text:style-name="Table_20_Contents">R$ 3.410,00</text:p>
          </table:table-cell>
          <table:table-cell table:style-name="Tabela1.B2" office:value-type="string">
            <text:p text:style-name="Table_20_Contents">R$ 3.410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52348?awc=17729_1662751524_6df251c06c7f23694f0b7dae4d7eb8a5&amp;utm_source=AWIN&amp;utm_medium=AFILIADOS&amp;utm_term=935027" text:style-name="Internet_20_link" text:visited-style-name="Visited_20_Internet_20_Link"><text:span text:style-name="T1">Ryzen 9 5950X</text:span></text:a><text:a xlink:type="simple" xlink:href="https://www.kabum.com.br/produto/252348?awc=17729_1662751524_6df251c06c7f23694f0b7dae4d7eb8a5&amp;utm_source=AWIN&amp;utm_medium=AFILIADOS&amp;utm_term=935027" text:style-name="Internet_20_link" text:visited-style-name="Visited_20_Internet_20_Link"> - Processador AMD Ryzen R9 5950X, 3.4GHz, Cache 64MB, Hexa Core, 32 Threads, AM4 - 100-000000059</text:a></text:p>
          </table:table-cell>
          <table:table-cell table:style-name="Tabela1.B2" office:value-type="string">
            <text:p text:style-name="Table_20_Contents">R$ 3.456,02</text:p>
          </table:table-cell>
          <table:table-cell table:style-name="Tabela1.B2" office:value-type="string">
            <text:p text:style-name="Table_20_Contents">R$ 4.065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7-7800x3d-420ghz-turbo-500ghz-7000-series-am5-100-100000910wof" text:style-name="Internet_20_link" text:visited-style-name="Visited_20_Internet_20_Link"><text:span text:style-name="T1">Ryzen 7 7800X3D</text:span></text:a><text:a xlink:type="simple" xlink:href="https://www.processadores.app.br/processador-amd-ryzen-7-7800x3d-420ghz-turbo-500ghz-7000-series-am5-100-100000910wof" text:style-name="Internet_20_link" text:visited-style-name="Visited_20_Internet_20_Link"> - Processador AMD Ryzen 7 7800X3D 4.20GHz (Turbo 5.00GHz) - 7000 Series, AM5 - 100-100000910WOF</text:a></text:p>
          </table:table-cell>
          <table:table-cell table:style-name="Tabela1.B2" office:value-type="string">
            <text:p text:style-name="Table_20_Contents">R$ 3.471,83</text:p>
          </table:table-cell>
          <table:table-cell table:style-name="Tabela1.B2" office:value-type="string">
            <text:p text:style-name="Table_20_Contents">R$ 4.084,51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9-7900x-470ghz-turbo-560ghz-7000-series-am5-100-100000589wof" text:style-name="Internet_20_link" text:visited-style-name="Visited_20_Internet_20_Link"><text:span text:style-name="T1">Ryzen 9 7900X</text:span></text:a><text:a xlink:type="simple" xlink:href="https://www.processadores.app.br/processador-amd-ryzen-9-7900x-470ghz-turbo-560ghz-7000-series-am5-100-100000589wof" text:style-name="Internet_20_link" text:visited-style-name="Visited_20_Internet_20_Link"> - Processador AMD Ryzen 9 7900X 4.70GHz (Turbo 5.60GHz) - 7000 Series, AM5 - 100-100000589WOF</text:a></text:p>
          </table:table-cell>
          <table:table-cell table:style-name="Tabela1.B2" office:value-type="string">
            <text:p text:style-name="Table_20_Contents">R$ 3.471,83</text:p>
          </table:table-cell>
          <table:table-cell table:style-name="Tabela1.B2" office:value-type="string">
            <text:p text:style-name="Table_20_Contents">R$ 4.084,51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42568?awc=17729_1662751524_6df251c06c7f23694f0b7dae4d7eb8a5&amp;utm_source=AWIN&amp;utm_medium=AFILIADOS&amp;utm_term=935027" text:style-name="Internet_20_link" text:visited-style-name="Visited_20_Internet_20_Link"><text:span text:style-name="T1">Ryzen 9 7900X3D</text:span></text:a><text:a xlink:type="simple" xlink:href="https://www.kabum.com.br/produto/442568?awc=17729_1662751524_6df251c06c7f23694f0b7dae4d7eb8a5&amp;utm_source=AWIN&amp;utm_medium=AFILIADOS&amp;utm_term=935027" text:style-name="Internet_20_link" text:visited-style-name="Visited_20_Internet_20_Link"> - Processador AMD Ryzen 9 7900x3d 4.40ghz, 12-core, 128MB, Am5</text:a></text:p>
          </table:table-cell>
          <table:table-cell table:style-name="Tabela1.B2" office:value-type="string">
            <text:p text:style-name="Table_20_Contents">R$ 3.489,17</text:p>
          </table:table-cell>
          <table:table-cell table:style-name="Tabela1.B2" office:value-type="string">
            <text:p text:style-name="Table_20_Contents">R$ 4.104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8109?awc=17729_1662751524_6df251c06c7f23694f0b7dae4d7eb8a5&amp;utm_source=AWIN&amp;utm_medium=AFILIADOS&amp;utm_term=935027" text:style-name="Internet_20_link" text:visited-style-name="Visited_20_Internet_20_Link"><text:span text:style-name="T1">Core i5 13400F</text:span></text:a><text:a xlink:type="simple" xlink:href="https://www.kabum.com.br/produto/428109?awc=17729_1662751524_6df251c06c7f23694f0b7dae4d7eb8a5&amp;utm_source=AWIN&amp;utm_medium=AFILIADOS&amp;utm_term=935027" text:style-name="Internet_20_link" text:visited-style-name="Visited_20_Internet_20_Link"> - Kit Upgrade, Intel Core I5 13400f, Placa Mãe Asus Prime H610m-e</text:a></text:p>
          </table:table-cell>
          <table:table-cell table:style-name="Tabela1.B2" office:value-type="string">
            <text:p text:style-name="Table_20_Contents">R$ 3.498,61</text:p>
          </table:table-cell>
          <table:table-cell table:style-name="Tabela1.B2" office:value-type="string">
            <text:p text:style-name="Table_20_Contents">R$ 3.498,61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9-12900K-3-20GHZ-NÚCLEOS-BX8071512900K/dp/B09FXDLX95?&amp;linkCode=ll1&amp;tag=grafico01-20&amp;linkId=b924546ffd3f26b28fa0dca097ea583c&amp;language=pt_BR&amp;ref_=as_li_ss_tl" text:style-name="Internet_20_link" text:visited-style-name="Visited_20_Internet_20_Link"><text:span text:style-name="T1">Core i9 12900K</text:span></text:a><text:a xlink:type="simple" xlink:href="https://www.amazon.com.br/PROCESSADOR-I9-12900K-3-20GHZ-NÚCLEOS-BX8071512900K/dp/B09FXDLX95?&amp;linkCode=ll1&amp;tag=grafico01-20&amp;linkId=b924546ffd3f26b28fa0dca097ea583c&amp;language=pt_BR&amp;ref_=as_li_ss_tl" text:style-name="Internet_20_link" text:visited-style-name="Visited_20_Internet_20_Link"> - PROCESSADOR INTEL CORE I9-12900K 3.20GHZ (TURBO 5.2GHZ) 30MB CACHE, 16 NÚCLEOS, 24 THREADS LGA1700 BX8071512900K</text:a></text:p>
          </table:table-cell>
          <table:table-cell table:style-name="Tabela1.B2" office:value-type="string">
            <text:p text:style-name="Table_20_Contents">R$ 3.499,00</text:p>
          </table:table-cell>
          <table:table-cell table:style-name="Tabela1.B2" office:value-type="string">
            <text:p text:style-name="Table_20_Contents">R$ 3.499,90</text:p>
          </table:table-cell>
          <table:table-cell table:style-name="Tabela1.B2" office:value-type="string">
            <text:p text:style-name="Table_20_Contents">Amazon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terabyteshop.com.br/produto/23857/processador-amd-ryzen-9-7900x3d-44ghz-56ghz-turbo-12-cores-24-threads-am5-sem-cooler-100-100000909wof?p=1360309" text:style-name="Internet_20_link" text:visited-style-name="Visited_20_Internet_20_Link"><text:span text:style-name="T1">Ryzen 9 7900X3D</text:span></text:a><text:a xlink:type="simple" xlink:href="https://www.terabyteshop.com.br/produto/23857/processador-amd-ryzen-9-7900x3d-44ghz-56ghz-turbo-12-cores-24-threads-am5-sem-cooler-100-100000909wof?p=1360309" text:style-name="Internet_20_link" text:visited-style-name="Visited_20_Internet_20_Link"> - Processador AMD Ryzen 9 7900X3D, 4.4GHz (5.6GHz Turbo), 12-Cores 24-Threads, AM5, Sem Cooler, 100-1000009</text:a></text:p>
          </table:table-cell>
          <table:table-cell table:style-name="Tabela1.B2" office:value-type="string">
            <text:p text:style-name="Table_20_Contents">R$ 3.499,00</text:p>
          </table:table-cell>
          <table:table-cell table:style-name="Tabela1.B2" office:value-type="string">
            <text:p text:style-name="Table_20_Contents">R$ 4.11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73188?awc=17729_1662751524_6df251c06c7f23694f0b7dae4d7eb8a5&amp;utm_source=AWIN&amp;utm_medium=AFILIADOS&amp;utm_term=935027" text:style-name="Internet_20_link" text:visited-style-name="Visited_20_Internet_20_Link"><text:span text:style-name="T1">Core i9 12900</text:span></text:a><text:a xlink:type="simple" xlink:href="https://www.kabum.com.br/produto/373188?awc=17729_1662751524_6df251c06c7f23694f0b7dae4d7eb8a5&amp;utm_source=AWIN&amp;utm_medium=AFILIADOS&amp;utm_term=935027" text:style-name="Internet_20_link" text:visited-style-name="Visited_20_Internet_20_Link"> - Processador Intel Core I9-12900 12ª Geração, 1.8GHz, Cache 30MB, Núcleos 16, Threads 24, LGA 1700 - Bx8071512900</text:a></text:p>
          </table:table-cell>
          <table:table-cell table:style-name="Tabela1.B2" office:value-type="string">
            <text:p text:style-name="Table_20_Contents">R$ 3.501,92</text:p>
          </table:table-cell>
          <table:table-cell table:style-name="Tabela1.B2" office:value-type="string">
            <text:p text:style-name="Table_20_Contents">R$ 4.11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761?awc=17729_1662751524_6df251c06c7f23694f0b7dae4d7eb8a5&amp;utm_source=AWIN&amp;utm_medium=AFILIADOS&amp;utm_term=935027" text:style-name="Internet_20_link" text:visited-style-name="Visited_20_Internet_20_Link"><text:span text:style-name="T1">Core i9 13900F</text:span></text:a><text:a xlink:type="simple" xlink:href="https://www.kabum.com.br/produto/405761?awc=17729_1662751524_6df251c06c7f23694f0b7dae4d7eb8a5&amp;utm_source=AWIN&amp;utm_medium=AFILIADOS&amp;utm_term=935027" text:style-name="Internet_20_link" text:visited-style-name="Visited_20_Internet_20_Link"> - Processador Intel Core i9-13900F, 5.6GHz Max Turbo, Cache 36MB, 24 Núcleos, 32 Threads, LGA 1700 - BX8071513900F</text:a></text:p>
          </table:table-cell>
          <table:table-cell table:style-name="Tabela1.B2" office:value-type="string">
            <text:p text:style-name="Table_20_Contents">R$ 3.514,99</text:p>
          </table:table-cell>
          <table:table-cell table:style-name="Tabela1.B2" office:value-type="string">
            <text:p text:style-name="Table_20_Contents">R$ 4.352,9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78411?awc=17729_1662751524_6df251c06c7f23694f0b7dae4d7eb8a5&amp;utm_source=AWIN&amp;utm_medium=AFILIADOS&amp;utm_term=935027" text:style-name="Internet_20_link" text:visited-style-name="Visited_20_Internet_20_Link"><text:span text:style-name="T1">Ryzen 9 7950X</text:span></text:a><text:a xlink:type="simple" xlink:href="https://www.kabum.com.br/produto/378411?awc=17729_1662751524_6df251c06c7f23694f0b7dae4d7eb8a5&amp;utm_source=AWIN&amp;utm_medium=AFILIADOS&amp;utm_term=935027" text:style-name="Internet_20_link" text:visited-style-name="Visited_20_Internet_20_Link"> - Processador AMD Ryzen 9 7950X, 5.7GHz Max Turbo, Cache 80MB, AM5, 16 Núcleos, Vídeo Integrado - 100-100000514WOF</text:a></text:p>
          </table:table-cell>
          <table:table-cell table:style-name="Tabela1.B2" office:value-type="string">
            <text:p text:style-name="Table_20_Contents">R$ 3.571,99</text:p>
          </table:table-cell>
          <table:table-cell table:style-name="Tabela1.B2" office:value-type="string">
            <text:p text:style-name="Table_20_Contents">R$ 4.177,7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58043?awc=17729_1662751524_6df251c06c7f23694f0b7dae4d7eb8a5&amp;utm_source=AWIN&amp;utm_medium=AFILIADOS&amp;utm_term=935027" text:style-name="Internet_20_link" text:visited-style-name="Visited_20_Internet_20_Link"><text:span text:style-name="T1">Core i7 12700</text:span></text:a><text:a xlink:type="simple" xlink:href="https://www.kabum.com.br/produto/358043?awc=17729_1662751524_6df251c06c7f23694f0b7dae4d7eb8a5&amp;utm_source=AWIN&amp;utm_medium=AFILIADOS&amp;utm_term=935027" text:style-name="Internet_20_link" text:visited-style-name="Visited_20_Internet_20_Link"> - Processador Intel Core I7 12700 12ª Geração, 2.1GHz (4.9GHz Turbo), Cache 25MB, 12 Cores, 20 Threads, LGA 1700 - BX8071512700</text:a></text:p>
          </table:table-cell>
          <table:table-cell table:style-name="Tabela1.B2" office:value-type="string">
            <text:p text:style-name="Table_20_Contents">R$ 3.599,90</text:p>
          </table:table-cell>
          <table:table-cell table:style-name="Tabela1.B2" office:value-type="string">
            <text:p text:style-name="Table_20_Contents">R$ 3.59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64658?awc=17729_1662751524_6df251c06c7f23694f0b7dae4d7eb8a5&amp;utm_source=AWIN&amp;utm_medium=AFILIADOS&amp;utm_term=935027" text:style-name="Internet_20_link" text:visited-style-name="Visited_20_Internet_20_Link"><text:span text:style-name="T1">Ryzen 7 5800X</text:span></text:a><text:a xlink:type="simple" xlink:href="https://www.kabum.com.br/produto/264658?awc=17729_1662751524_6df251c06c7f23694f0b7dae4d7eb8a5&amp;utm_source=AWIN&amp;utm_medium=AFILIADOS&amp;utm_term=935027" text:style-name="Internet_20_link" text:visited-style-name="Visited_20_Internet_20_Link"> - Kit Upgrade Processador AMD Ryzen 7 5800x + Placa Mãe Gigabyte B550m Aorus Elite + Memória 8GB DDR4</text:a></text:p>
          </table:table-cell>
          <table:table-cell table:style-name="Tabela1.B2" office:value-type="string">
            <text:p text:style-name="Table_20_Contents">R$ 3.603,99</text:p>
          </table:table-cell>
          <table:table-cell table:style-name="Tabela1.B2" office:value-type="string">
            <text:p text:style-name="Table_20_Contents">R$ 4.23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05760?awc=17729_1662751524_6df251c06c7f23694f0b7dae4d7eb8a5&amp;utm_source=AWIN&amp;utm_medium=AFILIADOS&amp;utm_term=935027" text:style-name="Internet_20_link" text:visited-style-name="Visited_20_Internet_20_Link"><text:span text:style-name="T1">Core i9 13900</text:span></text:a><text:a xlink:type="simple" xlink:href="https://www.kabum.com.br/produto/405760?awc=17729_1662751524_6df251c06c7f23694f0b7dae4d7eb8a5&amp;utm_source=AWIN&amp;utm_medium=AFILIADOS&amp;utm_term=935027" text:style-name="Internet_20_link" text:visited-style-name="Visited_20_Internet_20_Link"> - Processador Intel Core i9-13900, 5.6GHz Max Turbo, Cache 36MB, 24 Núcleos, 32 Threads, LGA 1700, Vídeo Integrado - BX8071513900</text:a></text:p>
          </table:table-cell>
          <table:table-cell table:style-name="Tabela1.B2" office:value-type="string">
            <text:p text:style-name="Table_20_Contents">R$ 3.609,99</text:p>
          </table:table-cell>
          <table:table-cell table:style-name="Tabela1.B2" office:value-type="string">
            <text:p text:style-name="Table_20_Contents">R$ 4.318,1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AMD-Processador-desktop-3-7GHz-6-Core/dp/B09SLYNMXB?&amp;linkCode=ll1&amp;tag=grafico01-20&amp;linkId=b924546ffd3f26b28fa0dca097ea583c&amp;language=pt_BR&amp;ref_=as_li_ss_tl" text:style-name="Internet_20_link" text:visited-style-name="Visited_20_Internet_20_Link"><text:span text:style-name="T1">Ryzen 5 5600X</text:span></text:a><text:a xlink:type="simple" xlink:href="https://www.amazon.com.br/AMD-Processador-desktop-3-7GHz-6-Core/dp/B09SLYNMXB?&amp;linkCode=ll1&amp;tag=grafico01-20&amp;linkId=b924546ffd3f26b28fa0dca097ea583c&amp;language=pt_BR&amp;ref_=as_li_ss_tl" text:style-name="Internet_20_link" text:visited-style-name="Visited_20_Internet_20_Link"> - AMD Processador para desktop Ryzen 5 5600X 3.7GHz 6-Core AM4</text:a></text:p>
          </table:table-cell>
          <table:table-cell table:style-name="Tabela1.B2" office:value-type="string">
            <text:p text:style-name="Table_20_Contents">R$ 3.648,00</text:p>
          </table:table-cell>
          <table:table-cell table:style-name="Tabela1.B2" office:value-type="string">
            <text:p text:style-name="Table_20_Contents">R$ 3.648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86972?awc=17729_1662751524_6df251c06c7f23694f0b7dae4d7eb8a5&amp;utm_source=AWIN&amp;utm_medium=AFILIADOS&amp;utm_term=935027" text:style-name="Internet_20_link" text:visited-style-name="Visited_20_Internet_20_Link"><text:span text:style-name="T1">Core i9 13900KF</text:span></text:a><text:a xlink:type="simple" xlink:href="https://www.kabum.com.br/produto/386972?awc=17729_1662751524_6df251c06c7f23694f0b7dae4d7eb8a5&amp;utm_source=AWIN&amp;utm_medium=AFILIADOS&amp;utm_term=935027" text:style-name="Internet_20_link" text:visited-style-name="Visited_20_Internet_20_Link"> - Processador Intel Core i9-13900KF, 13ª Geração, 5.8GHz Max Turbo, Cache 36MB, 24 Núcleos, 32 Threads, LGA 1700 - BX8071513900KF</text:a></text:p>
          </table:table-cell>
          <table:table-cell table:style-name="Tabela1.B2" office:value-type="string">
            <text:p text:style-name="Table_20_Contents">R$ 3.657,49</text:p>
          </table:table-cell>
          <table:table-cell table:style-name="Tabela1.B2" office:value-type="string">
            <text:p text:style-name="Table_20_Contents">R$ 4.277,77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9-10850K-3-60Ghz-5-20Ghz-BX8070110850K/dp/B08DHRG2X9?&amp;linkCode=ll1&amp;tag=grafico01-20&amp;linkId=b924546ffd3f26b28fa0dca097ea583c&amp;language=pt_BR&amp;ref_=as_li_ss_tl" text:style-name="Internet_20_link" text:visited-style-name="Visited_20_Internet_20_Link"><text:span text:style-name="T1">Core i9 10850K</text:span></text:a><text:a xlink:type="simple" xlink:href="https://www.amazon.com.br/Processador-i9-10850K-3-60Ghz-5-20Ghz-BX8070110850K/dp/B08DHRG2X9?&amp;linkCode=ll1&amp;tag=grafico01-20&amp;linkId=b924546ffd3f26b28fa0dca097ea583c&amp;language=pt_BR&amp;ref_=as_li_ss_tl" text:style-name="Internet_20_link" text:visited-style-name="Visited_20_Internet_20_Link"> - Intel Processador Core i9-10850K Desktop 10 núcleos até 5,2 GHz Desbloqueado LGA1200 (chipset Intel 400) 125W</text:a></text:p>
          </table:table-cell>
          <table:table-cell table:style-name="Tabela1.B2" office:value-type="string">
            <text:p text:style-name="Table_20_Contents">R$ 3.689,00</text:p>
          </table:table-cell>
          <table:table-cell table:style-name="Tabela1.B2" office:value-type="string">
            <text:p text:style-name="Table_20_Contents">R$ 3.689,1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4094/processador-intel-core-i9-13900f-20ghz-56ghz-turbo-13-geracao-24-core-32-threads-lga-1700-bx8071513900f?p=1360309" text:style-name="Internet_20_link" text:visited-style-name="Visited_20_Internet_20_Link"><text:span text:style-name="T1">Core i9 13900F</text:span></text:a><text:a xlink:type="simple" xlink:href="https://www.terabyteshop.com.br/produto/24094/processador-intel-core-i9-13900f-20ghz-56ghz-turbo-13-geracao-24-core-32-threads-lga-1700-bx8071513900f?p=1360309" text:style-name="Internet_20_link" text:visited-style-name="Visited_20_Internet_20_Link"> - Processador Intel Core I9 13900F 2.0GHz (5.6GHz Turbo), 13ª Geração, 24-Core 32-Threads, LGA 1700, BX8071</text:a></text:p>
          </table:table-cell>
          <table:table-cell table:style-name="Tabela1.B2" office:value-type="string">
            <text:p text:style-name="Table_20_Contents">R$ 3.699,00</text:p>
          </table:table-cell>
          <table:table-cell table:style-name="Tabela1.B2" office:value-type="string">
            <text:p text:style-name="Table_20_Contents">R$ 4.34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9-13900kf-3.0ghz/5.8ghz-24-core-rocket-lake-s-36mb-cache-lga-1700-bx8071513900kf" text:style-name="Internet_20_link" text:visited-style-name="Visited_20_Internet_20_Link"><text:span text:style-name="T1">Core i9 13900KF</text:span></text:a><text:a xlink:type="simple" xlink:href="https://www.gkinfostore.com.br/processador-intel-core-i9-13900kf-3.0ghz/5.8ghz-24-core-rocket-lake-s-36mb-cache-lga-1700-bx8071513900kf" text:style-name="Internet_20_link" text:visited-style-name="Visited_20_Internet_20_Link"> - Processador Intel Core i9 13900KF 3.0GHz/5.8Ghz 24-Core Rocket Lake-S 36MB Cache LGA 1700 - BX8071513900KF</text:a></text:p>
          </table:table-cell>
          <table:table-cell table:style-name="Tabela1.B2" office:value-type="string">
            <text:p text:style-name="Table_20_Contents">R$ 3.699,00</text:p>
          </table:table-cell>
          <table:table-cell table:style-name="Tabela1.B2" office:value-type="string">
            <text:p text:style-name="Table_20_Contents">R$ 4.351,76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9-5950x-49-ghz-72mb-cache-am4-100-100000059wof" text:style-name="Internet_20_link" text:visited-style-name="Visited_20_Internet_20_Link"><text:span text:style-name="T1">Ryzen 9 5950X</text:span></text:a><text:a xlink:type="simple" xlink:href="https://www.fgtec.com.br/processador-amd-ryzen-9-5950x-49-ghz-72mb-cache-am4-100-100000059wof" text:style-name="Internet_20_link" text:visited-style-name="Visited_20_Internet_20_Link"> - Processador AMD Ryzen 9 5950X 4.9 GHz 72Mb Cache AM4 - 100-100000059WOF</text:a></text:p>
          </table:table-cell>
          <table:table-cell table:style-name="Tabela1.B2" office:value-type="string">
            <text:p text:style-name="Table_20_Contents">R$ 3.699,20</text:p>
          </table:table-cell>
          <table:table-cell table:style-name="Tabela1.B2" office:value-type="string">
            <text:p text:style-name="Table_20_Contents">R$ 4.352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9-12900kf-32ghz52ghz-16-core-alder-lake-30mb-cache-lga-1700-bx8071512900kf.html" text:style-name="Internet_20_link" text:visited-style-name="Visited_20_Internet_20_Link"><text:span text:style-name="T1">Core i9 12900KF</text:span></text:a><text:a xlink:type="simple" xlink:href="https://www.gkinfostore.com.br/processador-intel-core-i9-12900kf-32ghz52ghz-16-core-alder-lake-30mb-cache-lga-1700-bx8071512900kf.html" text:style-name="Internet_20_link" text:visited-style-name="Visited_20_Internet_20_Link"> - Processador Intel Core i9 12900KF 3.2GHz/5.2Ghz 16-Core Alder Lake 30MB Cache LGA 1700 - BX8071512900KF</text:a></text:p>
          </table:table-cell>
          <table:table-cell table:style-name="Tabela1.B2" office:value-type="string">
            <text:p text:style-name="Table_20_Contents">R$ 3.754,54</text:p>
          </table:table-cell>
          <table:table-cell table:style-name="Tabela1.B2" office:value-type="string">
            <text:p text:style-name="Table_20_Contents">R$ 4.417,10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zsj5utn90-processador-intel-core-i9-13900k-25ghz58ghz-24-core-rocket-lake-s-36mb-cache-lga-1700-bx8071513900k" text:style-name="Internet_20_link" text:visited-style-name="Visited_20_Internet_20_Link"><text:span text:style-name="T1">Core i9 13900F</text:span></text:a><text:a xlink:type="simple" xlink:href="https://www.gkinfostore.com.br/zsj5utn90-processador-intel-core-i9-13900k-25ghz58ghz-24-core-rocket-lake-s-36mb-cache-lga-1700-bx8071513900k" text:style-name="Internet_20_link" text:visited-style-name="Visited_20_Internet_20_Link"> - Processador Intel Core i9 13900F 2.0GHz/5.6Ghz 24-Core Rocket Lake-S 36MB Cache LGA 1700 - BX8071513900F</text:a></text:p>
          </table:table-cell>
          <table:table-cell table:style-name="Tabela1.B2" office:value-type="string">
            <text:p text:style-name="Table_20_Contents">R$ 3.759,00</text:p>
          </table:table-cell>
          <table:table-cell table:style-name="Tabela1.B2" office:value-type="string">
            <text:p text:style-name="Table_20_Contents">R$ 4.422,35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2263/processador-amd-ryzen-9-7950x-45ghz-57ghz-turbo-16-cores-32-threads-am5?p=1360309" text:style-name="Internet_20_link" text:visited-style-name="Visited_20_Internet_20_Link"><text:span text:style-name="T1">Ryzen 9 7950X</text:span></text:a><text:a xlink:type="simple" xlink:href="https://www.terabyteshop.com.br/produto/22263/processador-amd-ryzen-9-7950x-45ghz-57ghz-turbo-16-cores-32-threads-am5?p=1360309" text:style-name="Internet_20_link" text:visited-style-name="Visited_20_Internet_20_Link"> - Processador AMD Ryzen 9 7950X 4.5GHz (5.7GHz Turbo), 16-Cores 32-Threads, AM5, Sem Cooler, 100-100000514W</text:a></text:p>
          </table:table-cell>
          <table:table-cell table:style-name="Tabela1.B2" office:value-type="string">
            <text:p text:style-name="Table_20_Contents">R$ 3.759,00</text:p>
          </table:table-cell>
          <table:table-cell table:style-name="Tabela1.B2" office:value-type="string">
            <text:p text:style-name="Table_20_Contents">R$ 4.416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intel-core-i9-13900-2.0ghz/5.6ghz-24-core-rocket-lake-s-36mb-cache-lga-1700-bx8071513900" text:style-name="Internet_20_link" text:visited-style-name="Visited_20_Internet_20_Link"><text:span text:style-name="T1">Core i9 13900</text:span></text:a><text:a xlink:type="simple" xlink:href="https://www.gkinfostore.com.br/processador-intel-core-i9-13900-2.0ghz/5.6ghz-24-core-rocket-lake-s-36mb-cache-lga-1700-bx8071513900" text:style-name="Internet_20_link" text:visited-style-name="Visited_20_Internet_20_Link"> - Processador Intel Core i9 13900 </text:a><text:soft-page-break/><text:a xlink:type="simple" xlink:href="https://www.gkinfostore.com.br/processador-intel-core-i9-13900-2.0ghz/5.6ghz-24-core-rocket-lake-s-36mb-cache-lga-1700-bx8071513900" text:style-name="Internet_20_link" text:visited-style-name="Visited_20_Internet_20_Link">2.0GHz/5.6Ghz 24-Core Rocket Lake-S 36MB Cache LGA 1700 - BX8071513900</text:a></text:p>
          </table:table-cell>
          <table:table-cell table:style-name="Tabela1.B2" office:value-type="string">
            <text:p text:style-name="Table_20_Contents">R$ 3.759,00</text:p>
          </table:table-cell>
          <table:table-cell table:style-name="Tabela1.B2" office:value-type="string">
            <text:p text:style-name="Table_20_Contents">R$ 4.422,35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86971?awc=17729_1662751524_6df251c06c7f23694f0b7dae4d7eb8a5&amp;utm_source=AWIN&amp;utm_medium=AFILIADOS&amp;utm_term=935027" text:style-name="Internet_20_link" text:visited-style-name="Visited_20_Internet_20_Link"><text:span text:style-name="T1">Core i9 13900K</text:span></text:a><text:a xlink:type="simple" xlink:href="https://www.kabum.com.br/produto/386971?awc=17729_1662751524_6df251c06c7f23694f0b7dae4d7eb8a5&amp;utm_source=AWIN&amp;utm_medium=AFILIADOS&amp;utm_term=935027" text:style-name="Internet_20_link" text:visited-style-name="Visited_20_Internet_20_Link"> - Processador Intel Core i9-13900K, 13ª Geração, 5.8GHz Max Turbo, Cache 36MB, 24 Núcleos, LGA 1700, Vídeo Integrado - BX8071513900K</text:a></text:p>
          </table:table-cell>
          <table:table-cell table:style-name="Tabela1.B2" office:value-type="string">
            <text:p text:style-name="Table_20_Contents">R$ 3.786,69</text:p>
          </table:table-cell>
          <table:table-cell table:style-name="Tabela1.B2" office:value-type="string">
            <text:p text:style-name="Table_20_Contents">R$ 4.689,4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1961/processador-intel-core-i9-12900ks-34ghz-55ghz-turbo-12-geracao-16-cores-24-threads-lga-1700-video-integrado-bx8071512900ks?p=1360309" text:style-name="Internet_20_link" text:visited-style-name="Visited_20_Internet_20_Link"><text:span text:style-name="T1">Core i9 12900KS</text:span></text:a><text:a xlink:type="simple" xlink:href="https://www.terabyteshop.com.br/produto/21961/processador-intel-core-i9-12900ks-34ghz-55ghz-turbo-12-geracao-16-cores-24-threads-lga-1700-video-integrado-bx8071512900ks?p=1360309" text:style-name="Internet_20_link" text:visited-style-name="Visited_20_Internet_20_Link"> - Processador Intel Core I9 12900KS, 3.4GHz (5.5GHz Turbo), 12ª Geração, 16-Cores 24-Threads, LGA 1700, Víd</text:a></text:p>
          </table:table-cell>
          <table:table-cell table:style-name="Tabela1.B2" office:value-type="string">
            <text:p text:style-name="Table_20_Contents">R$ 3.799,00</text:p>
          </table:table-cell>
          <table:table-cell table:style-name="Tabela1.B2" office:value-type="string">
            <text:p text:style-name="Table_20_Contents">R$ 4.46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4092/processador-intel-core-i9-13900-20ghz-56ghz-turbo-13-geracao-24-core-32-threads-lga-1700-bx8071513900?p=1360309" text:style-name="Internet_20_link" text:visited-style-name="Visited_20_Internet_20_Link"><text:span text:style-name="T1">Core i9 13900</text:span></text:a><text:a xlink:type="simple" xlink:href="https://www.terabyteshop.com.br/produto/24092/processador-intel-core-i9-13900-20ghz-56ghz-turbo-13-geracao-24-core-32-threads-lga-1700-bx8071513900?p=1360309" text:style-name="Internet_20_link" text:visited-style-name="Visited_20_Internet_20_Link"> - Processador Intel Core I9 13900 2.0GHz (5.6GHz Turbo), 13ª Geração, 24-Core 32-Threads, LGA 1700, BX80715</text:a></text:p>
          </table:table-cell>
          <table:table-cell table:style-name="Tabela1.B2" office:value-type="string">
            <text:p text:style-name="Table_20_Contents">R$ 3.799,00</text:p>
          </table:table-cell>
          <table:table-cell table:style-name="Tabela1.B2" office:value-type="string">
            <text:p text:style-name="Table_20_Contents">R$ 4.46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7950X-Threads-Graphics/dp/B0BBHD5D8Y?&amp;linkCode=ll1&amp;tag=grafico01-20&amp;linkId=b924546ffd3f26b28fa0dca097ea583c&amp;language=pt_BR&amp;ref_=as_li_ss_tl" text:style-name="Internet_20_link" text:visited-style-name="Visited_20_Internet_20_Link"><text:span text:style-name="T1">Ryzen 9 7950X</text:span></text:a><text:a xlink:type="simple" xlink:href="https://www.amazon.com.br/Processador-AMD-7950X-Threads-Graphics/dp/B0BBHD5D8Y?&amp;linkCode=ll1&amp;tag=grafico01-20&amp;linkId=b924546ffd3f26b28fa0dca097ea583c&amp;language=pt_BR&amp;ref_=as_li_ss_tl" text:style-name="Internet_20_link" text:visited-style-name="Visited_20_Internet_20_Link"> - Processador AMD Ryzen 9 7950X Box (AM5/16 Cores/32 Threads/5.7GHz/80MB Cache/Radeon Graphics) Com Vídeo/Sem Cooler</text:a></text:p>
          </table:table-cell>
          <table:table-cell table:style-name="Tabela1.B2" office:value-type="string">
            <text:p text:style-name="Table_20_Contents">R$ 3.834,00</text:p>
          </table:table-cell>
          <table:table-cell table:style-name="Tabela1.B2" office:value-type="string">
            <text:p text:style-name="Table_20_Contents">R$ 3.834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2742/processador-intel-core-i9-13900kf-30ghz-58ghz-turbo-13-geracao-24-core-32-threads-lga-1700-bx8071513900kf?p=1360309" text:style-name="Internet_20_link" text:visited-style-name="Visited_20_Internet_20_Link"><text:span text:style-name="T1">Core i9 13900KF</text:span></text:a><text:a xlink:type="simple" xlink:href="https://www.terabyteshop.com.br/produto/22742/processador-intel-core-i9-13900kf-30ghz-58ghz-turbo-13-geracao-24-core-32-threads-lga-1700-bx8071513900kf?p=1360309" text:style-name="Internet_20_link" text:visited-style-name="Visited_20_Internet_20_Link"> - Processador Intel Core I9 13900KF 3.0GHz (5.8GHz Turbo), 13ª Geração, 24-Core 32-Threads, LGA 1700, BX807</text:a></text:p>
          </table:table-cell>
          <table:table-cell table:style-name="Tabela1.B2" office:value-type="string">
            <text:p text:style-name="Table_20_Contents">R$ 3.849,00</text:p>
          </table:table-cell>
          <table:table-cell table:style-name="Tabela1.B2" office:value-type="string">
            <text:p text:style-name="Table_20_Contents">R$ 4.52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intel-core-i9-13900kf-30ghz-58ghz-max-turbo-cache-36mb-13a-geracao-lga-1700-bx8071513900kf" text:style-name="Internet_20_link" text:visited-style-name="Visited_20_Internet_20_Link"><text:span text:style-name="T1">Core i9 13900KF</text:span></text:a><text:a xlink:type="simple" xlink:href="https://www.itxgamer.com.br/processador-intel-core-i9-13900kf-30ghz-58ghz-max-turbo-cache-36mb-13a-geracao-lga-1700-bx8071513900kf" text:style-name="Internet_20_link" text:visited-style-name="Visited_20_Internet_20_Link"> - Processador Intel Core i9 13900KF 3.0GHz (5.8GHz Max Turbo) Cache 36MB, 13ª Geração, LGA 1700, BX8071513900KF</text:a></text:p>
          </table:table-cell>
          <table:table-cell table:style-name="Tabela1.B2" office:value-type="string">
            <text:p text:style-name="Table_20_Contents">R$ 3.875,92</text:p>
          </table:table-cell>
          <table:table-cell table:style-name="Tabela1.B2" office:value-type="string">
            <text:p text:style-name="Table_20_Contents">R$ 4.559,90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9-13900kf-36mb-3-0ghz-5-8ghz-lga-1700-bx8071513900kf-p1000843" text:style-name="Internet_20_link" text:visited-style-name="Visited_20_Internet_20_Link"><text:span text:style-name="T1">Core i9 13900KF</text:span></text:a><text:a xlink:type="simple" xlink:href="https://www.inpower.com.br/processador-intel-core-i9-13900kf-36mb-3-0ghz-5-8ghz-lga-1700-bx8071513900kf-p1000843" text:style-name="Internet_20_link" text:visited-style-name="Visited_20_Internet_20_Link"> - Processador Intel Core I9-13900KF 36MB 3.0GHz - 5.8GHz LG...</text:a></text:p>
          </table:table-cell>
          <table:table-cell table:style-name="Tabela1.B2" office:value-type="string">
            <text:p text:style-name="Table_20_Contents">R$ 3.899,00</text:p>
          </table:table-cell>
          <table:table-cell table:style-name="Tabela1.B2" office:value-type="string">
            <text:p text:style-name="Table_20_Contents">R$ 4.332,22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3900X-AM4/dp/B07SXMZLP9?&amp;linkCode=ll1&amp;tag=grafico01-20&amp;linkId=b924546ffd3f26b28fa0dca097ea583c&amp;language=pt_BR&amp;ref_=as_li_ss_tl" text:style-name="Internet_20_link" text:visited-style-name="Visited_20_Internet_20_Link"><text:span text:style-name="T1">Ryzen 9 3900X</text:span></text:a><text:a xlink:type="simple" xlink:href="https://www.amazon.com.br/Processador-AMD-Ryzen-3900X-AM4/dp/B07SXMZLP9?&amp;linkCode=ll1&amp;tag=grafico01-20&amp;linkId=b924546ffd3f26b28fa0dca097ea583c&amp;language=pt_BR&amp;ref_=as_li_ss_tl" text:style-name="Internet_20_link" text:visited-style-name="Visited_20_Internet_20_Link"> - Processador AMD Ryzen 9 3900X Box (AM4 / 12 Cores / 24 Threads / 3.8Ghz / 70MB Cache/Cooler Wraith Prism RGB) - *S/Video Integrado*</text:a></text:p>
          </table:table-cell>
          <table:table-cell table:style-name="Tabela1.B2" office:value-type="string">
            <text:p text:style-name="Table_20_Contents">R$ 3.899,00</text:p>
          </table:table-cell>
          <table:table-cell table:style-name="Tabela1.B2" office:value-type="string">
            <text:p text:style-name="Table_20_Contents">R$ 3.89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9-13900f-36mb-1-5ghz-5-6ghz-lga-1700-bx8071513900f-p1005258" text:style-name="Internet_20_link" text:visited-style-name="Visited_20_Internet_20_Link"><text:span text:style-name="T1">Core i9 13900F</text:span></text:a><text:a xlink:type="simple" xlink:href="https://www.inpower.com.br/processador-intel-core-i9-13900f-36mb-1-5ghz-5-6ghz-lga-1700-bx8071513900f-p1005258" text:style-name="Internet_20_link" text:visited-style-name="Visited_20_Internet_20_Link"> - Processador Intel Core I9-13900F 36MB 1.5GHz - 5.6GHz LGA...</text:a></text:p>
          </table:table-cell>
          <table:table-cell table:style-name="Tabela1.B2" office:value-type="string">
            <text:p text:style-name="Table_20_Contents">R$ 3.899,99</text:p>
          </table:table-cell>
          <table:table-cell table:style-name="Tabela1.B2" office:value-type="string">
            <text:p text:style-name="Table_20_Contents">R$ 4.333,32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geração-i9-12900-Hexadeca-core/dp/B09RPF28CG?&amp;linkCode=ll1&amp;tag=grafico01-20&amp;linkId=b924546ffd3f26b28fa0dca097ea583c&amp;language=pt_BR&amp;ref_=as_li_ss_tl" text:style-name="Internet_20_link" text:visited-style-name="Visited_20_Internet_20_Link"><text:span text:style-name="T1">Core i9 12900</text:span></text:a><text:a xlink:type="simple" xlink:href="https://www.amazon.com.br/Intel-Processador-geração-i9-12900-Hexadeca-core/dp/B09RPF28CG?&amp;linkCode=ll1&amp;tag=grafico01-20&amp;linkId=b924546ffd3f26b28fa0dca097ea583c&amp;language=pt_BR&amp;ref_=as_li_ss_tl" text:style-name="Internet_20_link" text:visited-style-name="Visited_20_Internet_20_Link"> - Intel Processador Core i9 (12ª geração) i9-12900 Hexadeca-core (16 núcleos) 2,40 GHz – Pacote de varejo</text:a></text:p>
          </table:table-cell>
          <table:table-cell table:style-name="Tabela1.B2" office:value-type="string">
            <text:p text:style-name="Table_20_Contents">R$ 3.931,00</text:p>
          </table:table-cell>
          <table:table-cell table:style-name="Tabela1.B2" office:value-type="string">
            <text:p text:style-name="Table_20_Contents">R$ 3.931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9-5950x-340ghz-turbo-490ghz-5000-series-am4-100-100000059wof" text:style-name="Internet_20_link" text:visited-style-name="Visited_20_Internet_20_Link"><text:span text:style-name="T1">Ryzen 9 5950X</text:span></text:a><text:a xlink:type="simple" xlink:href="https://www.processadores.app.br/processador-amd-ryzen-9-5950x-340ghz-turbo-490ghz-5000-series-am4-100-100000059wof" text:style-name="Internet_20_link" text:visited-style-name="Visited_20_Internet_20_Link"> - Processador AMD Ryzen 9 5950X 3.40GHz (Turbo 4.90GHz) - 5000 Series, AM4 - 100-100000059WOF</text:a></text:p>
          </table:table-cell>
          <table:table-cell table:style-name="Tabela1.B2" office:value-type="string">
            <text:p text:style-name="Table_20_Contents">R$ 3.950,71</text:p>
          </table:table-cell>
          <table:table-cell table:style-name="Tabela1.B2" office:value-type="string">
            <text:p text:style-name="Table_20_Contents">R$ 4.647,89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9-13900kf-30ghz-turbo-580ghz-36mb-cache-lga1700" text:style-name="Internet_20_link" text:visited-style-name="Visited_20_Internet_20_Link"><text:span text:style-name="T1">Core i9 13900KF</text:span></text:a><text:a xlink:type="simple" xlink:href="https://www.fgtec.com.br/processador-intel-core-i9-13900kf-30ghz-turbo-580ghz-36mb-cache-lga1700" text:style-name="Internet_20_link" text:visited-style-name="Visited_20_Internet_20_Link"> - Processador Intel Core I9-13900KF 3,0GHZ Turbo 5,80GHZ 36MB Cache LGA1700</text:a></text:p>
          </table:table-cell>
          <table:table-cell table:style-name="Tabela1.B2" office:value-type="string">
            <text:p text:style-name="Table_20_Contents">R$ 3.959,30</text:p>
          </table:table-cell>
          <table:table-cell table:style-name="Tabela1.B2" office:value-type="string">
            <text:p text:style-name="Table_20_Contents">R$ 4.658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AMD-Ryzen-5950x-3-4GHz-Cooler/dp/B0815Y8J9N?&amp;linkCode=ll1&amp;tag=grafico01-20&amp;linkId=b924546ffd3f26b28fa0dca097ea583c&amp;language=pt_BR&amp;ref_=as_li_ss_tl" text:style-name="Internet_20_link" text:visited-style-name="Visited_20_Internet_20_Link"><text:span text:style-name="T1">Ryzen 9 5950X</text:span></text:a><text:a xlink:type="simple" xlink:href="https://www.amazon.com.br/AMD-Ryzen-5950x-3-4GHz-Cooler/dp/B0815Y8J9N?&amp;linkCode=ll1&amp;tag=grafico01-20&amp;linkId=b924546ffd3f26b28fa0dca097ea583c&amp;language=pt_BR&amp;ref_=as_li_ss_tl" text:style-name="Internet_20_link" text:visited-style-name="Visited_20_Internet_20_Link"> - Processador AMD Ryzen 9 5950X, Cache 72MB, 3.4GHz (4.9GHz Max Turbo), AM4</text:a></text:p>
          </table:table-cell>
          <table:table-cell table:style-name="Tabela1.B2" office:value-type="string">
            <text:p text:style-name="Table_20_Contents">R$ 3.961,00</text:p>
          </table:table-cell>
          <table:table-cell table:style-name="Tabela1.B2" office:value-type="string">
            <text:p text:style-name="Table_20_Contents">R$ 3.961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90981?awc=17729_1662751524_6df251c06c7f23694f0b7dae4d7eb8a5&amp;utm_source=AWIN&amp;utm_medium=AFILIADOS&amp;utm_term=935027" text:style-name="Internet_20_link" text:visited-style-name="Visited_20_Internet_20_Link"><text:span text:style-name="T1">Ryzen 9 7950X</text:span></text:a><text:a xlink:type="simple" xlink:href="https://www.kabum.com.br/produto/390981?awc=17729_1662751524_6df251c06c7f23694f0b7dae4d7eb8a5&amp;utm_source=AWIN&amp;utm_medium=AFILIADOS&amp;utm_term=935027" text:style-name="Internet_20_link" text:visited-style-name="Visited_20_Internet_20_Link"> - Processador AMD Ryzen Radeon 9 7950X, 2200MHz, Cache 80MB, 1Hexa Core, AM5, Vídeo Integrado - 100-100000514WOF</text:a></text:p>
          </table:table-cell>
          <table:table-cell table:style-name="Tabela1.B2" office:value-type="string">
            <text:p text:style-name="Table_20_Contents">R$ 3.971,12</text:p>
          </table:table-cell>
          <table:table-cell table:style-name="Tabela1.B2" office:value-type="string">
            <text:p text:style-name="Table_20_Contents">R$ 4.671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4769/processador-amd-ryzen-7-7800x3d-42ghz-50ghz-turbo-8-cores-16-threads-am5-sem-cooler-100-100000910wof?p=1360309" text:style-name="Internet_20_link" text:visited-style-name="Visited_20_Internet_20_Link"><text:span text:style-name="T1">Ryzen 7 7800X3D</text:span></text:a><text:a xlink:type="simple" xlink:href="https://www.terabyteshop.com.br/produto/24769/processador-amd-ryzen-7-7800x3d-42ghz-50ghz-turbo-8-cores-16-threads-am5-sem-cooler-100-100000910wof?p=1360309" text:style-name="Internet_20_link" text:visited-style-name="Visited_20_Internet_20_Link"> - Processador AMD Ryzen 7 7800X3D, 4.2GHz (5.0GHz Turbo), 8-Cores 16-Threads, AM5, Sem Cooler, 100-10000091</text:a></text:p>
          </table:table-cell>
          <table:table-cell table:style-name="Tabela1.B2" office:value-type="string">
            <text:p text:style-name="Table_20_Contents">R$ 3.999,00</text:p>
          </table:table-cell>
          <table:table-cell table:style-name="Tabela1.B2" office:value-type="string">
            <text:p text:style-name="Table_20_Contents">R$ 4.704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uerradigital.com.br/produtos/amd-ryzen-9-7950x-5-7ghz-max-turbo-cache-80mb-am5-16-nucleos-video-integrado-100-100000514wof/" text:style-name="Internet_20_link" text:visited-style-name="Visited_20_Internet_20_Link"><text:span text:style-name="T1">Ryzen 9 7950X</text:span></text:a><text:a xlink:type="simple" xlink:href="https://www.guerradigital.com.br/produtos/amd-ryzen-9-7950x-5-7ghz-max-turbo-cache-80mb-am5-16-nucleos-video-integrado-100-100000514wof/" text:style-name="Internet_20_link" text:visited-style-name="Visited_20_Internet_20_Link"> - AMD Ryzen 9 7950X, 5.7GHz Max Turbo, Cache 80MB, AM5, 16 Núcleos, Vídeo Integrado (100-100000514WOF)</text:a></text:p>
          </table:table-cell>
          <table:table-cell table:style-name="Tabela1.B2" office:value-type="string">
            <text:p text:style-name="Table_20_Contents">R$ 3.999,00</text:p>
          </table:table-cell>
          <table:table-cell table:style-name="Tabela1.B2" office:value-type="string">
            <text:p text:style-name="Table_20_Contents">R$ 4.650,00</text:p>
          </table:table-cell>
          <table:table-cell table:style-name="Tabela1.B2" office:value-type="string">
            <text:p text:style-name="Table_20_Contents">GuerraDigital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kabum.com.br/produto/358036?awc=17729_1662751524_6df251c06c7f23694f0b7dae4d7eb8a5&amp;utm_source=AWIN&amp;utm_medium=AFILIADOS&amp;utm_term=935027" text:style-name="Internet_20_link" text:visited-style-name="Visited_20_Internet_20_Link"><text:span text:style-name="T1">Core i9 10900</text:span></text:a><text:a xlink:type="simple" xlink:href="https://www.kabum.com.br/produto/358036?awc=17729_1662751524_6df251c06c7f23694f0b7dae4d7eb8a5&amp;utm_source=AWIN&amp;utm_medium=AFILIADOS&amp;utm_term=935027" text:style-name="Internet_20_link" text:visited-style-name="Visited_20_Internet_20_Link"> - Processador Intel Core I9 10900, 2.8GHz, Cache 20MB, LGA 1200 - BX8070110900</text:a></text:p>
          </table:table-cell>
          <table:table-cell table:style-name="Tabela1.B2" office:value-type="string">
            <text:p text:style-name="Table_20_Contents">R$ 3.999,90</text:p>
          </table:table-cell>
          <table:table-cell table:style-name="Tabela1.B2" office:value-type="string">
            <text:p text:style-name="Table_20_Contents">R$ 3.999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9-13900KF-GERACAO-NUCLEOS-THREADS/dp/B0BG66JH7Q?&amp;linkCode=ll1&amp;tag=grafico01-20&amp;linkId=b924546ffd3f26b28fa0dca097ea583c&amp;language=pt_BR&amp;ref_=as_li_ss_tl" text:style-name="Internet_20_link" text:visited-style-name="Visited_20_Internet_20_Link"><text:span text:style-name="T1">Core i9 13900KF</text:span></text:a><text:a xlink:type="simple" xlink:href="https://www.amazon.com.br/PROCESSADOR-I9-13900KF-GERACAO-NUCLEOS-THREADS/dp/B0BG66JH7Q?&amp;linkCode=ll1&amp;tag=grafico01-20&amp;linkId=b924546ffd3f26b28fa0dca097ea583c&amp;language=pt_BR&amp;ref_=as_li_ss_tl" text:style-name="Internet_20_link" text:visited-style-name="Visited_20_Internet_20_Link"> - PROCESSADOR INTEL CORE I9-13900KF, 13ª GERACAO, 5.8GHZ MAX TURBO, CACHE 36MB, 24 NUCLEOS, 32 THREADS, LGA 1700 - BX8071513900KF - NAO TEM COOLER/PLACA GRAFICA</text:a></text:p>
          </table:table-cell>
          <table:table-cell table:style-name="Tabela1.B2" office:value-type="string">
            <text:p text:style-name="Table_20_Contents">R$ 4.062,00</text:p>
          </table:table-cell>
          <table:table-cell table:style-name="Tabela1.B2" office:value-type="string">
            <text:p text:style-name="Table_20_Contents">R$ 4.062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2166?awc=17729_1662751524_6df251c06c7f23694f0b7dae4d7eb8a5&amp;utm_source=AWIN&amp;utm_medium=AFILIADOS&amp;utm_term=935027" text:style-name="Internet_20_link" text:visited-style-name="Visited_20_Internet_20_Link"><text:span text:style-name="T1">Core i9 13900F</text:span></text:a><text:a xlink:type="simple" xlink:href="https://www.kabum.com.br/produto/422166?awc=17729_1662751524_6df251c06c7f23694f0b7dae4d7eb8a5&amp;utm_source=AWIN&amp;utm_medium=AFILIADOS&amp;utm_term=935027" text:style-name="Internet_20_link" text:visited-style-name="Visited_20_Internet_20_Link"> - Processador Intel Core I9 13900f, 2.00ghz, 24-core, LGA1700</text:a></text:p>
          </table:table-cell>
          <table:table-cell table:style-name="Tabela1.B2" office:value-type="string">
            <text:p text:style-name="Table_20_Contents">R$ 4.067,16</text:p>
          </table:table-cell>
          <table:table-cell table:style-name="Tabela1.B2" office:value-type="string">
            <text:p text:style-name="Table_20_Contents">R$ 4.784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316451?awc=17729_1662751524_6df251c06c7f23694f0b7dae4d7eb8a5&amp;utm_source=AWIN&amp;utm_medium=AFILIADOS&amp;utm_term=935027" text:style-name="Internet_20_link" text:visited-style-name="Visited_20_Internet_20_Link"><text:span text:style-name="T1">Core i7 10700</text:span></text:a><text:a xlink:type="simple" xlink:href="https://www.kabum.com.br/produto/316451?awc=17729_1662751524_6df251c06c7f23694f0b7dae4d7eb8a5&amp;utm_source=AWIN&amp;utm_medium=AFILIADOS&amp;utm_term=935027" text:style-name="Internet_20_link" text:visited-style-name="Visited_20_Internet_20_Link"> - Kit Upgrade Intel I7-10700, Placa Mãe H410m Com Water Cooler</text:a></text:p>
          </table:table-cell>
          <table:table-cell table:style-name="Tabela1.B2" office:value-type="string">
            <text:p text:style-name="Table_20_Contents">R$ 4.071,50</text:p>
          </table:table-cell>
          <table:table-cell table:style-name="Tabela1.B2" office:value-type="string">
            <text:p text:style-name="Table_20_Contents">R$ 4.790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9-7950x-45-ghz-80mb-cache-am5-100-100000514wof" text:style-name="Internet_20_link" text:visited-style-name="Visited_20_Internet_20_Link"><text:span text:style-name="T1">Ryzen 9 7950X</text:span></text:a><text:a xlink:type="simple" xlink:href="https://www.fgtec.com.br/processador-amd-ryzen-9-7950x-45-ghz-80mb-cache-am5-100-100000514wof" text:style-name="Internet_20_link" text:visited-style-name="Visited_20_Internet_20_Link"> - Processador AMD Ryzen 9 7950X 4.5 GHz 80MB Cache AM5 - 100-100000514WOF</text:a></text:p>
          </table:table-cell>
          <table:table-cell table:style-name="Tabela1.B2" office:value-type="string">
            <text:p text:style-name="Table_20_Contents">R$ 4.089,35</text:p>
          </table:table-cell>
          <table:table-cell table:style-name="Tabela1.B2" office:value-type="string">
            <text:p text:style-name="Table_20_Contents">R$ 4.811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8331?awc=17729_1662751524_6df251c06c7f23694f0b7dae4d7eb8a5&amp;utm_source=AWIN&amp;utm_medium=AFILIADOS&amp;utm_term=935027" text:style-name="Internet_20_link" text:visited-style-name="Visited_20_Internet_20_Link"><text:span text:style-name="T1">Core i5 13400F</text:span></text:a><text:a xlink:type="simple" xlink:href="https://www.kabum.com.br/produto/428331?awc=17729_1662751524_6df251c06c7f23694f0b7dae4d7eb8a5&amp;utm_source=AWIN&amp;utm_medium=AFILIADOS&amp;utm_term=935027" text:style-name="Internet_20_link" text:visited-style-name="Visited_20_Internet_20_Link"> - Kit Upgrade Alligator Gaming, Intel Core I5 13400f, Placa-Mãe Asus Prime - H610m-e, Memória RAM 8GB, DDR4 3000MHz</text:a></text:p>
          </table:table-cell>
          <table:table-cell table:style-name="Tabela1.B2" office:value-type="string">
            <text:p text:style-name="Table_20_Contents">R$ 4.099,40</text:p>
          </table:table-cell>
          <table:table-cell table:style-name="Tabela1.B2" office:value-type="string">
            <text:p text:style-name="Table_20_Contents">R$ 4.099,4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intel-core-i9-13900-20-ghz-55ghz-turbo-36mb-cache-lga1700" text:style-name="Internet_20_link" text:visited-style-name="Visited_20_Internet_20_Link"><text:span text:style-name="T1">Core i9 13900</text:span></text:a><text:a xlink:type="simple" xlink:href="https://www.fgtec.com.br/processador-intel-core-i9-13900-20-ghz-55ghz-turbo-36mb-cache-lga1700" text:style-name="Internet_20_link" text:visited-style-name="Visited_20_Internet_20_Link"> - Processador Intel Core i9-13900 2.0 GHz (5.5GHz Turbo) 36MB Cache - LGA1700</text:a></text:p>
          </table:table-cell>
          <table:table-cell table:style-name="Tabela1.B2" office:value-type="string">
            <text:p text:style-name="Table_20_Contents">R$ 4.099,55</text:p>
          </table:table-cell>
          <table:table-cell table:style-name="Tabela1.B2" office:value-type="string">
            <text:p text:style-name="Table_20_Contents">R$ 4.823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9-13900k-36mb-2-2ghz-5-8ghz-lga-1700-bx8071513900k-p1005254" text:style-name="Internet_20_link" text:visited-style-name="Visited_20_Internet_20_Link"><text:span text:style-name="T1">Core i9 13900K</text:span></text:a><text:a xlink:type="simple" xlink:href="https://www.inpower.com.br/processador-intel-core-i9-13900k-36mb-2-2ghz-5-8ghz-lga-1700-bx8071513900k-p1005254" text:style-name="Internet_20_link" text:visited-style-name="Visited_20_Internet_20_Link"> - Processador Intel Core I9-13900K 36MB 2.2GHz - 5.8GHz LGA...</text:a></text:p>
          </table:table-cell>
          <table:table-cell table:style-name="Tabela1.B2" office:value-type="string">
            <text:p text:style-name="Table_20_Contents">R$ 4.109,00</text:p>
          </table:table-cell>
          <table:table-cell table:style-name="Tabela1.B2" office:value-type="string">
            <text:p text:style-name="Table_20_Contents">R$ 4.565,56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patoloco.com.br/processador-intel-core-i9-13900f-56ghz-max-turbo-cache-36mb-24-nucleos-32-threads-lga-1700-bx8071513900f" text:style-name="Internet_20_link" text:visited-style-name="Visited_20_Internet_20_Link"><text:span text:style-name="T1">Core i9 13900F</text:span></text:a><text:a xlink:type="simple" xlink:href="https://patoloco.com.br/processador-intel-core-i9-13900f-56ghz-max-turbo-cache-36mb-24-nucleos-32-threads-lga-1700-bx8071513900f" text:style-name="Internet_20_link" text:visited-style-name="Visited_20_Internet_20_Link"> - Processador Intel Core i9-13900F, 5.6GHz Max Turbo, Cache 36MB, 24 Núcleos, 32 Threads, LGA 1700 - BX8071513900F</text:a></text:p>
          </table:table-cell>
          <table:table-cell table:style-name="Tabela1.B2" office:value-type="string">
            <text:p text:style-name="Table_20_Contents">R$ 4.142,29</text:p>
          </table:table-cell>
          <table:table-cell table:style-name="Tabela1.B2" office:value-type="string">
            <text:p text:style-name="Table_20_Contents">R$ 4.873,32</text:p>
          </table:table-cell>
          <table:table-cell table:style-name="Tabela1.B2" office:value-type="string">
            <text:p text:style-name="Table_20_Contents">Patoloco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9-12900F-FREQUENCIA-MAXIMA-GERACAO/dp/B09RPNW7CM?&amp;linkCode=ll1&amp;tag=grafico01-20&amp;linkId=b924546ffd3f26b28fa0dca097ea583c&amp;language=pt_BR&amp;ref_=as_li_ss_tl" text:style-name="Internet_20_link" text:visited-style-name="Visited_20_Internet_20_Link"><text:span text:style-name="T1">Core i9 12900F</text:span></text:a><text:a xlink:type="simple" xlink:href="https://www.amazon.com.br/PROCESSADOR-I9-12900F-FREQUENCIA-MAXIMA-GERACAO/dp/B09RPNW7CM?&amp;linkCode=ll1&amp;tag=grafico01-20&amp;linkId=b924546ffd3f26b28fa0dca097ea583c&amp;language=pt_BR&amp;ref_=as_li_ss_tl" text:style-name="Internet_20_link" text:visited-style-name="Visited_20_Internet_20_Link"> - PROCESSADOR INTEL CORE I9-12900F 2,40 GHZ (FREQUENCIA MAXIMA 5,10 GHZ CACHE 30 M) ALDER LAKE) 12º GERACAO - BX8071512900F - SEM PLACA GRAFICA</text:a></text:p>
          </table:table-cell>
          <table:table-cell table:style-name="Tabela1.B2" office:value-type="string">
            <text:p text:style-name="Table_20_Contents">R$ 4.151,00</text:p>
          </table:table-cell>
          <table:table-cell table:style-name="Tabela1.B2" office:value-type="string">
            <text:p text:style-name="Table_20_Contents">R$ 4.151,3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7056?awc=17729_1662751524_6df251c06c7f23694f0b7dae4d7eb8a5&amp;utm_source=AWIN&amp;utm_medium=AFILIADOS&amp;utm_term=935027" text:style-name="Internet_20_link" text:visited-style-name="Visited_20_Internet_20_Link"><text:span text:style-name="T1">Core i9 13900</text:span></text:a><text:a xlink:type="simple" xlink:href="https://www.kabum.com.br/produto/427056?awc=17729_1662751524_6df251c06c7f23694f0b7dae4d7eb8a5&amp;utm_source=AWIN&amp;utm_medium=AFILIADOS&amp;utm_term=935027" text:style-name="Internet_20_link" text:visited-style-name="Visited_20_Internet_20_Link"> - Processador Intel Core I9-13900 LGA 1700 24 Cores 32 Threads 5.6ghz 36MB Cache UHD Intel 770 - BX8071513900</text:a></text:p>
          </table:table-cell>
          <table:table-cell table:style-name="Tabela1.B2" office:value-type="string">
            <text:p text:style-name="Table_20_Contents">R$ 4.179,37</text:p>
          </table:table-cell>
          <table:table-cell table:style-name="Tabela1.B2" office:value-type="string">
            <text:p text:style-name="Table_20_Contents">R$ 4.916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2632/processador-intel-core-i9-13900k-30ghz-58ghz-turbo-13-geracao-24-core-32-threrads-lga-1700-bx8071513900k?p=1360309" text:style-name="Internet_20_link" text:visited-style-name="Visited_20_Internet_20_Link"><text:span text:style-name="T1">Core i9 13900K</text:span></text:a><text:a xlink:type="simple" xlink:href="https://www.terabyteshop.com.br/produto/22632/processador-intel-core-i9-13900k-30ghz-58ghz-turbo-13-geracao-24-core-32-threrads-lga-1700-bx8071513900k?p=1360309" text:style-name="Internet_20_link" text:visited-style-name="Visited_20_Internet_20_Link"> - Processador Intel Core I9 13900K 3.0GHz (5.8GHz Turbo), 13ª Geração, 24-Core 32-Threads, LGA 1700, BX8071</text:a></text:p>
          </table:table-cell>
          <table:table-cell table:style-name="Tabela1.B2" office:value-type="string">
            <text:p text:style-name="Table_20_Contents">R$ 4.199,00</text:p>
          </table:table-cell>
          <table:table-cell table:style-name="Tabela1.B2" office:value-type="string">
            <text:p text:style-name="Table_20_Contents">R$ 4.932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100-10000059WOF-núcleos-ventilador/dp/B08SKRMFSD?&amp;linkCode=ll1&amp;tag=grafico01-20&amp;linkId=b924546ffd3f26b28fa0dca097ea583c&amp;language=pt_BR&amp;ref_=as_li_ss_tl" text:style-name="Internet_20_link" text:visited-style-name="Visited_20_Internet_20_Link"><text:span text:style-name="T1">Ryzen 9 5950X</text:span></text:a><text:a xlink:type="simple" xlink:href="https://www.amazon.com.br/Processador-AMD-100-10000059WOF-núcleos-ventilador/dp/B08SKRMFSD?&amp;linkCode=ll1&amp;tag=grafico01-20&amp;linkId=b924546ffd3f26b28fa0dca097ea583c&amp;language=pt_BR&amp;ref_=as_li_ss_tl" text:style-name="Internet_20_link" text:visited-style-name="Visited_20_Internet_20_Link"> - Processador AMD Ryzen 9 5950X 100-10000059WOF de 16 núcleos 3,4 GHz soquete AM4 CPU sem ventilador de varejo</text:a></text:p>
          </table:table-cell>
          <table:table-cell table:style-name="Tabela1.B2" office:value-type="string">
            <text:p text:style-name="Table_20_Contents">R$ 4.217,00</text:p>
          </table:table-cell>
          <table:table-cell table:style-name="Tabela1.B2" office:value-type="string">
            <text:p text:style-name="Table_20_Contents">R$ 4.217,4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16602?awc=17729_1662751524_6df251c06c7f23694f0b7dae4d7eb8a5&amp;utm_source=AWIN&amp;utm_medium=AFILIADOS&amp;utm_term=935027" text:style-name="Internet_20_link" text:visited-style-name="Visited_20_Internet_20_Link"><text:span text:style-name="T1">Core i9 13900K</text:span></text:a><text:a xlink:type="simple" xlink:href="https://www.kabum.com.br/produto/416602?awc=17729_1662751524_6df251c06c7f23694f0b7dae4d7eb8a5&amp;utm_source=AWIN&amp;utm_medium=AFILIADOS&amp;utm_term=935027" text:style-name="Internet_20_link" text:visited-style-name="Visited_20_Internet_20_Link"> - Processador Intel Core I9 13900K, 5.80GHz Max Turbo, Cache 36MB, Quad Core, 32 Threads, LGA 1700</text:a></text:p>
          </table:table-cell>
          <table:table-cell table:style-name="Tabela1.B2" office:value-type="string">
            <text:p text:style-name="Table_20_Contents">R$ 4.230,19</text:p>
          </table:table-cell>
          <table:table-cell table:style-name="Tabela1.B2" office:value-type="string">
            <text:p text:style-name="Table_20_Contents">R$ 4.452,8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9-7900x3d-440ghz-turbo-560ghz-7000-series-am5-100-100000909wof" text:style-name="Internet_20_link" text:visited-style-name="Visited_20_Internet_20_Link"><text:span text:style-name="T1">Ryzen 9 7900X3D</text:span></text:a><text:a xlink:type="simple" xlink:href="https://www.processadores.app.br/processador-amd-ryzen-9-7900x3d-440ghz-turbo-560ghz-7000-series-am5-100-100000909wof" text:style-name="Internet_20_link" text:visited-style-name="Visited_20_Internet_20_Link"> - Processador AMD Ryzen 9 7900X3D 4.40GHz (Turbo 5.60GHz) - 7000 Series, AM5 - 100-100000909WOF</text:a></text:p>
          </table:table-cell>
          <table:table-cell table:style-name="Tabela1.B2" office:value-type="string">
            <text:p text:style-name="Table_20_Contents">R$ 4.309,86</text:p>
          </table:table-cell>
          <table:table-cell table:style-name="Tabela1.B2" office:value-type="string">
            <text:p text:style-name="Table_20_Contents">R$ 5.070,42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geração-i9-12900KS-Hexadeca-core/dp/B09RWL74GY?&amp;linkCode=ll1&amp;tag=grafico01-20&amp;linkId=b924546ffd3f26b28fa0dca097ea583c&amp;language=pt_BR&amp;ref_=as_li_ss_tl" text:style-name="Internet_20_link" text:visited-style-name="Visited_20_Internet_20_Link"><text:span text:style-name="T1">Core i9 12900KS</text:span></text:a><text:a xlink:type="simple" xlink:href="https://www.amazon.com.br/Intel-Processador-geração-i9-12900KS-Hexadeca-core/dp/B09RWL74GY?&amp;linkCode=ll1&amp;tag=grafico01-20&amp;linkId=b924546ffd3f26b28fa0dca097ea583c&amp;language=pt_BR&amp;ref_=as_li_ss_tl" text:style-name="Internet_20_link" text:visited-style-name="Visited_20_Internet_20_Link"> - Intel Processador Core i9 (12ª geração) i9-12900KS Hexadeca-core (16 núcleos) 2,50 GHz</text:a></text:p>
          </table:table-cell>
          <table:table-cell table:style-name="Tabela1.B2" office:value-type="string">
            <text:p text:style-name="Table_20_Contents">R$ 4.311,00</text:p>
          </table:table-cell>
          <table:table-cell table:style-name="Tabela1.B2" office:value-type="string">
            <text:p text:style-name="Table_20_Contents">R$ 4.311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intel-1700-i5-13600k-box-5-1ghz-24mb/p/ha11d8e834/in/prsd/" text:style-name="Internet_20_link" text:visited-style-name="Visited_20_Internet_20_Link"><text:span text:style-name="T1">Core i5 13600K</text:span></text:a><text:a xlink:type="simple" xlink:href="https://www.magazinevoce.com.br/magazinegpubrasil/processador-intel-1700-i5-13600k-box-5-1ghz-24mb/p/ha11d8e834/in/prsd/" text:style-name="Internet_20_link" text:visited-style-name="Visited_20_Internet_20_Link"> - Processador Intel 1700 I5 13600K Box 5.1Ghz 24Mb</text:a></text:p>
          </table:table-cell>
          <table:table-cell table:style-name="Tabela1.B2" office:value-type="string">
            <text:p text:style-name="Table_20_Contents">R$ 4.324,94</text:p>
          </table:table-cell>
          <table:table-cell table:style-name="Tabela1.B2" office:value-type="string">
            <text:p text:style-name="Table_20_Contents">R$ 4.601,00</text:p>
          </table:table-cell>
          <table:table-cell table:style-name="Tabela1.B2" office:value-type="string">
            <text:p text:style-name="Table_20_Contents">MagaLu</text:p>
          </table:table-cell>
        </table:table-row>
        <text:soft-page-break/>
        <table:table-row>
          <table:table-cell table:style-name="Tabela1.A2" office:value-type="string">
            <text:p text:style-name="Table_20_Contents"><text:a xlink:type="simple" xlink:href="https://www.kabum.com.br/produto/468067?awc=17729_1662751524_6df251c06c7f23694f0b7dae4d7eb8a5&amp;utm_source=AWIN&amp;utm_medium=AFILIADOS&amp;utm_term=935027" text:style-name="Internet_20_link" text:visited-style-name="Visited_20_Internet_20_Link"><text:span text:style-name="T1">Core i9 12900KS</text:span></text:a><text:a xlink:type="simple" xlink:href="https://www.kabum.com.br/produto/468067?awc=17729_1662751524_6df251c06c7f23694f0b7dae4d7eb8a5&amp;utm_source=AWIN&amp;utm_medium=AFILIADOS&amp;utm_term=935027" text:style-name="Internet_20_link" text:visited-style-name="Visited_20_Internet_20_Link"> - Processador Intel Core I9 12900ks, 3.40GHZ (5.50 Ghz Max Turbo), 16-core, LGA1700</text:a></text:p>
          </table:table-cell>
          <table:table-cell table:style-name="Tabela1.B2" office:value-type="string">
            <text:p text:style-name="Table_20_Contents">R$ 4.341,90</text:p>
          </table:table-cell>
          <table:table-cell table:style-name="Tabela1.B2" office:value-type="string">
            <text:p text:style-name="Table_20_Contents">R$ 4.341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3900f-24-core-32-threads-2-0ghz-5-6ghz-turbo-cache-36mb-lga1700-bx8071513900f" text:style-name="Internet_20_link" text:visited-style-name="Visited_20_Internet_20_Link"><text:span text:style-name="T1">Core i9 13900F</text:span></text:a><text:a xlink:type="simple" xlink:href="https://www.pichau.com.br/processador-intel-core-i9-13900f-24-core-32-threads-2-0ghz-5-6ghz-turbo-cache-36mb-lga1700-bx8071513900f" text:style-name="Internet_20_link" text:visited-style-name="Visited_20_Internet_20_Link"> - Processador Intel Core i9-13900F, 24-Core, 32-Threads, 2.0GHz (5.6GHz Turbo), Cache 36MB, LGA1700, BX8071513900F</text:a></text:p>
          </table:table-cell>
          <table:table-cell table:style-name="Tabela1.B2" office:value-type="string">
            <text:p text:style-name="Table_20_Contents">R$ 4.352,93</text:p>
          </table:table-cell>
          <table:table-cell table:style-name="Tabela1.B2" office:value-type="string">
            <text:p text:style-name="Table_20_Contents">R$ 4.352,93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9-12900ks-24-threads-Bx8071512900ks/dp/B09WVWC1WZ?&amp;linkCode=ll1&amp;tag=grafico01-20&amp;linkId=b924546ffd3f26b28fa0dca097ea583c&amp;language=pt_BR&amp;ref_=as_li_ss_tl" text:style-name="Internet_20_link" text:visited-style-name="Visited_20_Internet_20_Link"><text:span text:style-name="T1">Core i9 12900KS</text:span></text:a><text:a xlink:type="simple" xlink:href="https://www.amazon.com.br/Processador-Intel-I9-12900ks-24-threads-Bx8071512900ks/dp/B09WVWC1WZ?&amp;linkCode=ll1&amp;tag=grafico01-20&amp;linkId=b924546ffd3f26b28fa0dca097ea583c&amp;language=pt_BR&amp;ref_=as_li_ss_tl" text:style-name="Internet_20_link" text:visited-style-name="Visited_20_Internet_20_Link"> - Processador Intel Core I9-12900ks, 16-core, 24-threads, 3.4ghz (5.5ghz Turbo), Cache 30mb, Lga1700, Bx8071512900ks</text:a></text:p>
          </table:table-cell>
          <table:table-cell table:style-name="Tabela1.B2" office:value-type="string">
            <text:p text:style-name="Table_20_Contents">R$ 4.376,00</text:p>
          </table:table-cell>
          <table:table-cell table:style-name="Tabela1.B2" office:value-type="string">
            <text:p text:style-name="Table_20_Contents">R$ 4.376,6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71225?awc=17729_1662751524_6df251c06c7f23694f0b7dae4d7eb8a5&amp;utm_source=AWIN&amp;utm_medium=AFILIADOS&amp;utm_term=935027" text:style-name="Internet_20_link" text:visited-style-name="Visited_20_Internet_20_Link"><text:span text:style-name="T1">Core i9 12900KS</text:span></text:a><text:a xlink:type="simple" xlink:href="https://www.kabum.com.br/produto/471225?awc=17729_1662751524_6df251c06c7f23694f0b7dae4d7eb8a5&amp;utm_source=AWIN&amp;utm_medium=AFILIADOS&amp;utm_term=935027" text:style-name="Internet_20_link" text:visited-style-name="Visited_20_Internet_20_Link"> - Processador Intel 12900ks Core I9 (1700) 3.40 Ghz (turbo 5.50 Ghz) - Bx8071512900ks - 12ª Ger</text:a></text:p>
          </table:table-cell>
          <table:table-cell table:style-name="Tabela1.B2" office:value-type="string">
            <text:p text:style-name="Table_20_Contents">R$ 4.376,33</text:p>
          </table:table-cell>
          <table:table-cell table:style-name="Tabela1.B2" office:value-type="string">
            <text:p text:style-name="Table_20_Contents">R$ 4.376,3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0648?awc=17729_1662751524_6df251c06c7f23694f0b7dae4d7eb8a5&amp;utm_source=AWIN&amp;utm_medium=AFILIADOS&amp;utm_term=935027" text:style-name="Internet_20_link" text:visited-style-name="Visited_20_Internet_20_Link"><text:span text:style-name="T1">Ryzen 5 5600X</text:span></text:a><text:a xlink:type="simple" xlink:href="https://www.kabum.com.br/produto/460648?awc=17729_1662751524_6df251c06c7f23694f0b7dae4d7eb8a5&amp;utm_source=AWIN&amp;utm_medium=AFILIADOS&amp;utm_term=935027" text:style-name="Internet_20_link" text:visited-style-name="Visited_20_Internet_20_Link"> - Kit Upgrade Processador Ryzen 5 5600x + Placa Mãe Asrock X570 Phantom Gaming 4 + Memória 8GB, DDR4</text:a></text:p>
          </table:table-cell>
          <table:table-cell table:style-name="Tabela1.B2" office:value-type="string">
            <text:p text:style-name="Table_20_Contents">R$ 4.399,99</text:p>
          </table:table-cell>
          <table:table-cell table:style-name="Tabela1.B2" office:value-type="string">
            <text:p text:style-name="Table_20_Contents">R$ 4.39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3358?awc=17729_1662751524_6df251c06c7f23694f0b7dae4d7eb8a5&amp;utm_source=AWIN&amp;utm_medium=AFILIADOS&amp;utm_term=935027" text:style-name="Internet_20_link" text:visited-style-name="Visited_20_Internet_20_Link"><text:span text:style-name="T1">Core i9 13900KF</text:span></text:a><text:a xlink:type="simple" xlink:href="https://www.kabum.com.br/produto/453358?awc=17729_1662751524_6df251c06c7f23694f0b7dae4d7eb8a5&amp;utm_source=AWIN&amp;utm_medium=AFILIADOS&amp;utm_term=935027" text:style-name="Internet_20_link" text:visited-style-name="Visited_20_Internet_20_Link"> - Processador Intel Core I9-13900kf, Lga 1700, 36MB Cache - Bx8071513900kf</text:a></text:p>
          </table:table-cell>
          <table:table-cell table:style-name="Tabela1.B2" office:value-type="string">
            <text:p text:style-name="Table_20_Contents">R$ 4.406,24</text:p>
          </table:table-cell>
          <table:table-cell table:style-name="Tabela1.B2" office:value-type="string">
            <text:p text:style-name="Table_20_Contents">R$ 4.406,2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7728?awc=17729_1662751524_6df251c06c7f23694f0b7dae4d7eb8a5&amp;utm_source=AWIN&amp;utm_medium=AFILIADOS&amp;utm_term=935027" text:style-name="Internet_20_link" text:visited-style-name="Visited_20_Internet_20_Link"><text:span text:style-name="T1">Ryzen 7 5800X</text:span></text:a><text:a xlink:type="simple" xlink:href="https://www.kabum.com.br/produto/457728?awc=17729_1662751524_6df251c06c7f23694f0b7dae4d7eb8a5&amp;utm_source=AWIN&amp;utm_medium=AFILIADOS&amp;utm_term=935027" text:style-name="Internet_20_link" text:visited-style-name="Visited_20_Internet_20_Link"> - Kit Upgrade Processador Ryzen 7 5800x,Placa Mãe Gigabyte B550m Aorus Elite,Memória 16GB, DDR4</text:a></text:p>
          </table:table-cell>
          <table:table-cell table:style-name="Tabela1.B2" office:value-type="string">
            <text:p text:style-name="Table_20_Contents">R$ 4.429,99</text:p>
          </table:table-cell>
          <table:table-cell table:style-name="Tabela1.B2" office:value-type="string">
            <text:p text:style-name="Table_20_Contents">R$ 4.42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9-13900K-Desktop-núcleos/dp/B0BCF54SR1?&amp;linkCode=ll1&amp;tag=grafico01-20&amp;linkId=b924546ffd3f26b28fa0dca097ea583c&amp;language=pt_BR&amp;ref_=as_li_ss_tl" text:style-name="Internet_20_link" text:visited-style-name="Visited_20_Internet_20_Link"><text:span text:style-name="T1">Core i9 13900K</text:span></text:a><text:a xlink:type="simple" xlink:href="https://www.amazon.com.br/Intel-Processador-i9-13900K-Desktop-núcleos/dp/B0BCF54SR1?&amp;linkCode=ll1&amp;tag=grafico01-20&amp;linkId=b924546ffd3f26b28fa0dca097ea583c&amp;language=pt_BR&amp;ref_=as_li_ss_tl" text:style-name="Internet_20_link" text:visited-style-name="Visited_20_Internet_20_Link"> - Intel Processador de mesa para jogos Core i9-13900K (última geração), 24 núcleos (8 P-cores + 16 E-cores) com gráficos integrados - desbloqueado</text:a></text:p>
          </table:table-cell>
          <table:table-cell table:style-name="Tabela1.B2" office:value-type="string">
            <text:p text:style-name="Table_20_Contents">R$ 4.440,00</text:p>
          </table:table-cell>
          <table:table-cell table:style-name="Tabela1.B2" office:value-type="string">
            <text:p text:style-name="Table_20_Contents">R$ 4.440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3900-24-core-32-threads-2-0ghz-5-6ghz-turbo-cache-36mb-lga1700-bx8071513900" text:style-name="Internet_20_link" text:visited-style-name="Visited_20_Internet_20_Link"><text:span text:style-name="T1">Core i9 13900</text:span></text:a><text:a xlink:type="simple" xlink:href="https://www.pichau.com.br/processador-intel-core-i9-13900-24-core-32-threads-2-0ghz-5-6ghz-turbo-cache-36mb-lga1700-bx8071513900" text:style-name="Internet_20_link" text:visited-style-name="Visited_20_Internet_20_Link"> - Processador Intel Core i9-13900, 24-Core, 32-Threads, 2.0GHz (5.6GHz Turbo), Cache 36MB, LGA1700, BX8071513900</text:a></text:p>
          </table:table-cell>
          <table:table-cell table:style-name="Tabela1.B2" office:value-type="string">
            <text:p text:style-name="Table_20_Contents">R$ 4.470,58</text:p>
          </table:table-cell>
          <table:table-cell table:style-name="Tabela1.B2" office:value-type="string">
            <text:p text:style-name="Table_20_Contents">R$ 4.470,58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8293?awc=17729_1662751524_6df251c06c7f23694f0b7dae4d7eb8a5&amp;utm_source=AWIN&amp;utm_medium=AFILIADOS&amp;utm_term=935027" text:style-name="Internet_20_link" text:visited-style-name="Visited_20_Internet_20_Link"><text:span text:style-name="T1">Ryzen 7 5800X</text:span></text:a><text:a xlink:type="simple" xlink:href="https://www.kabum.com.br/produto/458293?awc=17729_1662751524_6df251c06c7f23694f0b7dae4d7eb8a5&amp;utm_source=AWIN&amp;utm_medium=AFILIADOS&amp;utm_term=935027" text:style-name="Internet_20_link" text:visited-style-name="Visited_20_Internet_20_Link"> - Kit Upgrade Processador AMD Ryzen 7 5800x, Asus Prime B550m-k,Memória 8GB, DDR4</text:a></text:p>
          </table:table-cell>
          <table:table-cell table:style-name="Tabela1.B2" office:value-type="string">
            <text:p text:style-name="Table_20_Contents">R$ 4.489,99</text:p>
          </table:table-cell>
          <table:table-cell table:style-name="Tabela1.B2" office:value-type="string">
            <text:p text:style-name="Table_20_Contents">R$ 4.48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9-7950x-450ghz-turbo-570ghz-7000-series-am5-100-100000514wof" text:style-name="Internet_20_link" text:visited-style-name="Visited_20_Internet_20_Link"><text:span text:style-name="T1">Ryzen 9 7950X</text:span></text:a><text:a xlink:type="simple" xlink:href="https://www.processadores.app.br/processador-amd-ryzen-9-7950x-450ghz-turbo-570ghz-7000-series-am5-100-100000514wof" text:style-name="Internet_20_link" text:visited-style-name="Visited_20_Internet_20_Link"> - Processador AMD Ryzen 9 7950X 4.50GHz (Turbo 5.70GHz) - 7000 Series, AM5 - 100-100000514WOF</text:a></text:p>
          </table:table-cell>
          <table:table-cell table:style-name="Tabela1.B2" office:value-type="string">
            <text:p text:style-name="Table_20_Contents">R$ 4.549,29</text:p>
          </table:table-cell>
          <table:table-cell table:style-name="Tabela1.B2" office:value-type="string">
            <text:p text:style-name="Table_20_Contents">R$ 5.352,11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0649?awc=17729_1662751524_6df251c06c7f23694f0b7dae4d7eb8a5&amp;utm_source=AWIN&amp;utm_medium=AFILIADOS&amp;utm_term=935027" text:style-name="Internet_20_link" text:visited-style-name="Visited_20_Internet_20_Link"><text:span text:style-name="T1">Ryzen 5 5600X</text:span></text:a><text:a xlink:type="simple" xlink:href="https://www.kabum.com.br/produto/460649?awc=17729_1662751524_6df251c06c7f23694f0b7dae4d7eb8a5&amp;utm_source=AWIN&amp;utm_medium=AFILIADOS&amp;utm_term=935027" text:style-name="Internet_20_link" text:visited-style-name="Visited_20_Internet_20_Link"> - Kit Upgrade Processador Ryzen 5 5600x + Placa Mãe Asrock X570 Phantom Gaming 4 + Memória 16GB, DDR4</text:a></text:p>
          </table:table-cell>
          <table:table-cell table:style-name="Tabela1.B2" office:value-type="string">
            <text:p text:style-name="Table_20_Contents">R$ 4.569,99</text:p>
          </table:table-cell>
          <table:table-cell table:style-name="Tabela1.B2" office:value-type="string">
            <text:p text:style-name="Table_20_Contents">R$ 4.56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10850ka-core-bx8070110850ka/dp/B08DRN56BK?&amp;linkCode=ll1&amp;tag=grafico01-20&amp;linkId=b924546ffd3f26b28fa0dca097ea583c&amp;language=pt_BR&amp;ref_=as_li_ss_tl" text:style-name="Internet_20_link" text:visited-style-name="Visited_20_Internet_20_Link"><text:span text:style-name="T1">Core i9 10850K</text:span></text:a><text:a xlink:type="simple" xlink:href="https://www.amazon.com.br/Processador-intel-10850ka-core-bx8070110850ka/dp/B08DRN56BK?&amp;linkCode=ll1&amp;tag=grafico01-20&amp;linkId=b924546ffd3f26b28fa0dca097ea583c&amp;language=pt_BR&amp;ref_=as_li_ss_tl" text:style-name="Internet_20_link" text:visited-style-name="Visited_20_Internet_20_Link"> - Processador intel 10850ka core i9 3.6 ghz - bx8070110850ka - 10ªger - cx vingadores</text:a></text:p>
          </table:table-cell>
          <table:table-cell table:style-name="Tabela1.B2" office:value-type="string">
            <text:p text:style-name="Table_20_Contents">R$ 4.590,00</text:p>
          </table:table-cell>
          <table:table-cell table:style-name="Tabela1.B2" office:value-type="string">
            <text:p text:style-name="Table_20_Contents">R$ 4.591,6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9-13900K-LGA1700-GERACAO-BX8071513900K/dp/B0BG67ZG5R?&amp;linkCode=ll1&amp;tag=grafico01-20&amp;linkId=b924546ffd3f26b28fa0dca097ea583c&amp;language=pt_BR&amp;ref_=as_li_ss_tl" text:style-name="Internet_20_link" text:visited-style-name="Visited_20_Internet_20_Link"><text:span text:style-name="T1">Core i9 13900K</text:span></text:a><text:a xlink:type="simple" xlink:href="https://www.amazon.com.br/PROCESSADOR-I9-13900K-LGA1700-GERACAO-BX8071513900K/dp/B0BG67ZG5R?&amp;linkCode=ll1&amp;tag=grafico01-20&amp;linkId=b924546ffd3f26b28fa0dca097ea583c&amp;language=pt_BR&amp;ref_=as_li_ss_tl" text:style-name="Internet_20_link" text:visited-style-name="Visited_20_Internet_20_Link"> - PROCESSADOR INTEL CORE I9-13900K 2.2GHz (TURBO 5.8GHz) 36MB LGA1700 13° GERACAO BX8071513900K</text:a></text:p>
          </table:table-cell>
          <table:table-cell table:style-name="Tabela1.B2" office:value-type="string">
            <text:p text:style-name="Table_20_Contents">R$ 4.615,00</text:p>
          </table:table-cell>
          <table:table-cell table:style-name="Tabela1.B2" office:value-type="string">
            <text:p text:style-name="Table_20_Contents">R$ 4.615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npower.com.br/processador-intel-core-i9-13900-36mb-1-5ghz-5-6ghz-lga-1700-bx8071513900-p1005260" text:style-name="Internet_20_link" text:visited-style-name="Visited_20_Internet_20_Link"><text:span text:style-name="T1">Core i9 13900</text:span></text:a><text:a xlink:type="simple" xlink:href="https://www.inpower.com.br/processador-intel-core-i9-13900-36mb-1-5ghz-5-6ghz-lga-1700-bx8071513900-p1005260" text:style-name="Internet_20_link" text:visited-style-name="Visited_20_Internet_20_Link"> - Processador Intel Core I9-13900 36MB 1.5GHz - 5.6GHz LGA ...</text:a></text:p>
          </table:table-cell>
          <table:table-cell table:style-name="Tabela1.B2" office:value-type="string">
            <text:p text:style-name="Table_20_Contents">R$ 4.628,51</text:p>
          </table:table-cell>
          <table:table-cell table:style-name="Tabela1.B2" office:value-type="string">
            <text:p text:style-name="Table_20_Contents">R$ 5.142,79</text:p>
          </table:table-cell>
          <table:table-cell table:style-name="Tabela1.B2" office:value-type="string">
            <text:p text:style-name="Table_20_Contents">Inpow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Ryzen-7900X3D-Threads/dp/B0BTRRNK7T?&amp;linkCode=ll1&amp;tag=grafico01-20&amp;linkId=b924546ffd3f26b28fa0dca097ea583c&amp;language=pt_BR&amp;ref_=as_li_ss_tl" text:style-name="Internet_20_link" text:visited-style-name="Visited_20_Internet_20_Link"><text:span text:style-name="T1">Ryzen 9 7900X3D</text:span></text:a><text:a xlink:type="simple" xlink:href="https://www.amazon.com.br/Processador-AMD-Ryzen-7900X3D-Threads/dp/B0BTRRNK7T?&amp;linkCode=ll1&amp;tag=grafico01-20&amp;linkId=b924546ffd3f26b28fa0dca097ea583c&amp;language=pt_BR&amp;ref_=as_li_ss_tl" text:style-name="Internet_20_link" text:visited-style-name="Visited_20_Internet_20_Link"> - Processador AMD Ryzen 9 7900X3D (AM5/12 Cores/24 Threads/5.6GHz/140MB Cache) Com Vídeo/Sem Cooler</text:a></text:p>
          </table:table-cell>
          <table:table-cell table:style-name="Tabela1.B2" office:value-type="string">
            <text:p text:style-name="Table_20_Contents">R$ 4.673,00</text:p>
          </table:table-cell>
          <table:table-cell table:style-name="Tabela1.B2" office:value-type="string">
            <text:p text:style-name="Table_20_Contents">R$ 4.673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9-13900F-Desktop-núcleos/dp/B0BQ6BTYF5?&amp;linkCode=ll1&amp;tag=grafico01-20&amp;linkId=b924546ffd3f26b28fa0dca097ea583c&amp;language=pt_BR&amp;ref_=as_li_ss_tl" text:style-name="Internet_20_link" text:visited-style-name="Visited_20_Internet_20_Link"><text:span text:style-name="T1">Core i9 13900F</text:span></text:a><text:a xlink:type="simple" xlink:href="https://www.amazon.com.br/Intel-Processador-i9-13900F-Desktop-núcleos/dp/B0BQ6BTYF5?&amp;linkCode=ll1&amp;tag=grafico01-20&amp;linkId=b924546ffd3f26b28fa0dca097ea583c&amp;language=pt_BR&amp;ref_=as_li_ss_tl" text:style-name="Internet_20_link" text:visited-style-name="Visited_20_Internet_20_Link"> - Intel Processador Core i9-13900F Desktop 24 núcleos (8 P-core + 16 E-cores) 36 MB </text:a><text:soft-page-break/><text:a xlink:type="simple" xlink:href="https://www.amazon.com.br/Intel-Processador-i9-13900F-Desktop-núcleos/dp/B0BQ6BTYF5?&amp;linkCode=ll1&amp;tag=grafico01-20&amp;linkId=b924546ffd3f26b28fa0dca097ea583c&amp;language=pt_BR&amp;ref_=as_li_ss_tl" text:style-name="Internet_20_link" text:visited-style-name="Visited_20_Internet_20_Link">de cache, até 5,6 GHz</text:a></text:p>
          </table:table-cell>
          <table:table-cell table:style-name="Tabela1.B2" office:value-type="string">
            <text:p text:style-name="Table_20_Contents">R$ 4.687,00</text:p>
          </table:table-cell>
          <table:table-cell table:style-name="Tabela1.B2" office:value-type="string">
            <text:p text:style-name="Table_20_Contents">R$ 4.687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1900kf-8-core-16-threads-3-5ghz-5-3ghz-turbo-cache-16mb-lga1200-bx8070811900kf" text:style-name="Internet_20_link" text:visited-style-name="Visited_20_Internet_20_Link"><text:span text:style-name="T1">Core i9 11900KF</text:span></text:a><text:a xlink:type="simple" xlink:href="https://www.pichau.com.br/processador-intel-core-i9-11900kf-8-core-16-threads-3-5ghz-5-3ghz-turbo-cache-16mb-lga1200-bx8070811900kf" text:style-name="Internet_20_link" text:visited-style-name="Visited_20_Internet_20_Link"> - Processador Intel Core i9-11900KF, 8-Core, 16-Threads, 3.5GHz (5.3GHz Turbo), Cache 16MB, LGA1200, BX8070811900KF</text:a></text:p>
          </table:table-cell>
          <table:table-cell table:style-name="Tabela1.B2" office:value-type="string">
            <text:p text:style-name="Table_20_Contents">R$ 4.705,77</text:p>
          </table:table-cell>
          <table:table-cell table:style-name="Tabela1.B2" office:value-type="string">
            <text:p text:style-name="Table_20_Contents">R$ 4.705,77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3900kf-24-core-32-threads-3-0ghz-5-8ghz-turbo-cache-36mb-lga1700-bx8071513900kf" text:style-name="Internet_20_link" text:visited-style-name="Visited_20_Internet_20_Link"><text:span text:style-name="T1">Core i9 13900KF</text:span></text:a><text:a xlink:type="simple" xlink:href="https://www.pichau.com.br/processador-intel-core-i9-13900kf-24-core-32-threads-3-0ghz-5-8ghz-turbo-cache-36mb-lga1700-bx8071513900kf" text:style-name="Internet_20_link" text:visited-style-name="Visited_20_Internet_20_Link"> - Processador Intel Core i9-13900KF, 24-Core, 32-Threads, 3.0GHz (5.8GHz Turbo), Cache 36MB, LGA1700, BX8071513900KF</text:a></text:p>
          </table:table-cell>
          <table:table-cell table:style-name="Tabela1.B2" office:value-type="string">
            <text:p text:style-name="Table_20_Contents">R$ 4.705,88</text:p>
          </table:table-cell>
          <table:table-cell table:style-name="Tabela1.B2" office:value-type="string">
            <text:p text:style-name="Table_20_Contents">R$ 4.705,88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3900k-24-core-32-threads-3-0ghz-5-8ghz-turbo-cache-36mb-lga1700-bx8071513900k" text:style-name="Internet_20_link" text:visited-style-name="Visited_20_Internet_20_Link"><text:span text:style-name="T1">Core i9 13900K</text:span></text:a><text:a xlink:type="simple" xlink:href="https://www.pichau.com.br/processador-intel-core-i9-13900k-24-core-32-threads-3-0ghz-5-8ghz-turbo-cache-36mb-lga1700-bx8071513900k" text:style-name="Internet_20_link" text:visited-style-name="Visited_20_Internet_20_Link"> - Processador Intel Core i9-13900K, 24-Core, 32-Threads, 3.0GHz (5.8GHz Turbo), Cache 36MB, LGA1700, BX8071513900K</text:a></text:p>
          </table:table-cell>
          <table:table-cell table:style-name="Tabela1.B2" office:value-type="string">
            <text:p text:style-name="Table_20_Contents">R$ 4.705,88</text:p>
          </table:table-cell>
          <table:table-cell table:style-name="Tabela1.B2" office:value-type="string">
            <text:p text:style-name="Table_20_Contents">R$ 4.705,88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0650?awc=17729_1662751524_6df251c06c7f23694f0b7dae4d7eb8a5&amp;utm_source=AWIN&amp;utm_medium=AFILIADOS&amp;utm_term=935027" text:style-name="Internet_20_link" text:visited-style-name="Visited_20_Internet_20_Link"><text:span text:style-name="T1">Ryzen 7 5700X</text:span></text:a><text:a xlink:type="simple" xlink:href="https://www.kabum.com.br/produto/460650?awc=17729_1662751524_6df251c06c7f23694f0b7dae4d7eb8a5&amp;utm_source=AWIN&amp;utm_medium=AFILIADOS&amp;utm_term=935027" text:style-name="Internet_20_link" text:visited-style-name="Visited_20_Internet_20_Link"> - Kit Upgrade Processador Ryzen 7 5700x + Placa Mãe Asrock X570 Phantom Gaming 4 + Memória 8GB, DDR4</text:a></text:p>
          </table:table-cell>
          <table:table-cell table:style-name="Tabela1.B2" office:value-type="string">
            <text:p text:style-name="Table_20_Contents">R$ 4.749,99</text:p>
          </table:table-cell>
          <table:table-cell table:style-name="Tabela1.B2" office:value-type="string">
            <text:p text:style-name="Table_20_Contents">R$ 4.74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6260?awc=17729_1662751524_6df251c06c7f23694f0b7dae4d7eb8a5&amp;utm_source=AWIN&amp;utm_medium=AFILIADOS&amp;utm_term=935027" text:style-name="Internet_20_link" text:visited-style-name="Visited_20_Internet_20_Link"><text:span text:style-name="T1">Ryzen 9 7950X3D</text:span></text:a><text:a xlink:type="simple" xlink:href="https://www.kabum.com.br/produto/426260?awc=17729_1662751524_6df251c06c7f23694f0b7dae4d7eb8a5&amp;utm_source=AWIN&amp;utm_medium=AFILIADOS&amp;utm_term=935027" text:style-name="Internet_20_link" text:visited-style-name="Visited_20_Internet_20_Link"> - Processador AMD Ryzen 9 7950X3D, 5.7GHz Max Turbo, Cache 144MB, AM5, 16 Núcleos, Vídeo Integrado - 100-100000908WOF</text:a></text:p>
          </table:table-cell>
          <table:table-cell table:style-name="Tabela1.B2" office:value-type="string">
            <text:p text:style-name="Table_20_Contents">R$ 4.749,99</text:p>
          </table:table-cell>
          <table:table-cell table:style-name="Tabela1.B2" office:value-type="string">
            <text:p text:style-name="Table_20_Contents">R$ 5.882,34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9-13900-200-ghz-turbo-560-ghz-13a-geracao-lga-1700-bx8071513900" text:style-name="Internet_20_link" text:visited-style-name="Visited_20_Internet_20_Link"><text:span text:style-name="T1">Core i9 13900</text:span></text:a><text:a xlink:type="simple" xlink:href="https://www.processadores.app.br/processador-intel-core-i9-13900-200-ghz-turbo-560-ghz-13a-geracao-lga-1700-bx8071513900" text:style-name="Internet_20_link" text:visited-style-name="Visited_20_Internet_20_Link"> - Processador Intel Core i9-13900 2.00 GHz (Turbo 5.60 GHz) - 13ª Geração, LGA 1700 - BX8071513900</text:a></text:p>
          </table:table-cell>
          <table:table-cell table:style-name="Tabela1.B2" office:value-type="string">
            <text:p text:style-name="Table_20_Contents">R$ 4.787,53</text:p>
          </table:table-cell>
          <table:table-cell table:style-name="Tabela1.B2" office:value-type="string">
            <text:p text:style-name="Table_20_Contents">R$ 5.632,39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9-13900kf-300-ghz-turbo-580-ghz-13a-geracao-lga-1700-bx8071513900kf" text:style-name="Internet_20_link" text:visited-style-name="Visited_20_Internet_20_Link"><text:span text:style-name="T1">Core i9 13900KF</text:span></text:a><text:a xlink:type="simple" xlink:href="https://www.processadores.app.br/processador-intel-core-i9-13900kf-300-ghz-turbo-580-ghz-13a-geracao-lga-1700-bx8071513900kf" text:style-name="Internet_20_link" text:visited-style-name="Visited_20_Internet_20_Link"> - Processador Intel Core i9-13900KF 3.00 GHz (Turbo 5.80 GHz) - 13ª Geração, LGA 1700 - BX8071513900KF</text:a></text:p>
          </table:table-cell>
          <table:table-cell table:style-name="Tabela1.B2" office:value-type="string">
            <text:p text:style-name="Table_20_Contents">R$ 4.788,73</text:p>
          </table:table-cell>
          <table:table-cell table:style-name="Tabela1.B2" office:value-type="string">
            <text:p text:style-name="Table_20_Contents">R$ 5.633,80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i9-13900KF-Desktop-núcleos/dp/B0BCFM3CJ4?&amp;linkCode=ll1&amp;tag=grafico01-20&amp;linkId=b924546ffd3f26b28fa0dca097ea583c&amp;language=pt_BR&amp;ref_=as_li_ss_tl" text:style-name="Internet_20_link" text:visited-style-name="Visited_20_Internet_20_Link"><text:span text:style-name="T1">Core i9 13900KF</text:span></text:a><text:a xlink:type="simple" xlink:href="https://www.amazon.com.br/Intel-Processador-i9-13900KF-Desktop-núcleos/dp/B0BCFM3CJ4?&amp;linkCode=ll1&amp;tag=grafico01-20&amp;linkId=b924546ffd3f26b28fa0dca097ea583c&amp;language=pt_BR&amp;ref_=as_li_ss_tl" text:style-name="Internet_20_link" text:visited-style-name="Visited_20_Internet_20_Link"> - Intel Core i9-13900KF (última geração) Processador de desktop para jogos 24 núcleos (8 núcleos P + 16 núcleos eletrônicos) - Desbloqueado</text:a></text:p>
          </table:table-cell>
          <table:table-cell table:style-name="Tabela1.B2" office:value-type="string">
            <text:p text:style-name="Table_20_Contents">R$ 4.852,00</text:p>
          </table:table-cell>
          <table:table-cell table:style-name="Tabela1.B2" office:value-type="string">
            <text:p text:style-name="Table_20_Contents">R$ 4.852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3524?awc=17729_1662751524_6df251c06c7f23694f0b7dae4d7eb8a5&amp;utm_source=AWIN&amp;utm_medium=AFILIADOS&amp;utm_term=935027" text:style-name="Internet_20_link" text:visited-style-name="Visited_20_Internet_20_Link"><text:span text:style-name="T1">Ryzen 9 7950X3D</text:span></text:a><text:a xlink:type="simple" xlink:href="https://www.kabum.com.br/produto/463524?awc=17729_1662751524_6df251c06c7f23694f0b7dae4d7eb8a5&amp;utm_source=AWIN&amp;utm_medium=AFILIADOS&amp;utm_term=935027" text:style-name="Internet_20_link" text:visited-style-name="Visited_20_Internet_20_Link"> - Processador AMD Ryzen 9 7950x3d Am5 4.2ghz,5.7ghz Max Turbo, 144mb Com Vídeo S/ Cooler - 100-100000908WOF</text:a></text:p>
          </table:table-cell>
          <table:table-cell table:style-name="Tabela1.B2" office:value-type="string">
            <text:p text:style-name="Table_20_Contents">R$ 4.892,51</text:p>
          </table:table-cell>
          <table:table-cell table:style-name="Tabela1.B2" office:value-type="string">
            <text:p text:style-name="Table_20_Contents">R$ 5.755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processador-amd-ryzen-9-7950x3d-4.2ghz/-5.7ghz-16-core-128mb-am5-100-100000908wof" text:style-name="Internet_20_link" text:visited-style-name="Visited_20_Internet_20_Link"><text:span text:style-name="T1">Ryzen 9 7950X3D</text:span></text:a><text:a xlink:type="simple" xlink:href="https://www.gkinfostore.com.br/processador-amd-ryzen-9-7950x3d-4.2ghz/-5.7ghz-16-core-128mb-am5-100-100000908wof" text:style-name="Internet_20_link" text:visited-style-name="Visited_20_Internet_20_Link"> - Processador AMD Ryzen 9 7950X3D 4.2GHz/ 5.7GHz 16-Core 128MB AM5 - 100-100000908WOF</text:a></text:p>
          </table:table-cell>
          <table:table-cell table:style-name="Tabela1.B2" office:value-type="string">
            <text:p text:style-name="Table_20_Contents">R$ 4.898,99</text:p>
          </table:table-cell>
          <table:table-cell table:style-name="Tabela1.B2" office:value-type="string">
            <text:p text:style-name="Table_20_Contents">R$ 5.763,52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AMD-7950X3D-Threads-5-7GHz/dp/B0BTRH9MNS?&amp;linkCode=ll1&amp;tag=grafico01-20&amp;linkId=b924546ffd3f26b28fa0dca097ea583c&amp;language=pt_BR&amp;ref_=as_li_ss_tl" text:style-name="Internet_20_link" text:visited-style-name="Visited_20_Internet_20_Link"><text:span text:style-name="T1">Ryzen 9 7950X3D</text:span></text:a><text:a xlink:type="simple" xlink:href="https://www.amazon.com.br/Processador-AMD-7950X3D-Threads-5-7GHz/dp/B0BTRH9MNS?&amp;linkCode=ll1&amp;tag=grafico01-20&amp;linkId=b924546ffd3f26b28fa0dca097ea583c&amp;language=pt_BR&amp;ref_=as_li_ss_tl" text:style-name="Internet_20_link" text:visited-style-name="Visited_20_Internet_20_Link"> - Processador AMD Ryzen 9 7950X3D (AM5/16 Cores/32 Threads/5.7GHz/144MB Cache) Com Vídeo/Sem Cooler</text:a></text:p>
          </table:table-cell>
          <table:table-cell table:style-name="Tabela1.B2" office:value-type="string">
            <text:p text:style-name="Table_20_Contents">R$ 4.899,00</text:p>
          </table:table-cell>
          <table:table-cell table:style-name="Tabela1.B2" office:value-type="string">
            <text:p text:style-name="Table_20_Contents">R$ 4.899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fgtec.com.br/processador-amd-ryzen-9-7950x3d-45-ghz-64mb-cache-am5-100-100000514wof" text:style-name="Internet_20_link" text:visited-style-name="Visited_20_Internet_20_Link"><text:span text:style-name="T1">Ryzen 9 7950X3D</text:span></text:a><text:a xlink:type="simple" xlink:href="https://www.fgtec.com.br/processador-amd-ryzen-9-7950x3d-45-ghz-64mb-cache-am5-100-100000514wof" text:style-name="Internet_20_link" text:visited-style-name="Visited_20_Internet_20_Link"> - Processador AMD Ryzen 9 7950X3D 4.5 GHz 144MB Cache AM5 - 100-100000908WOF</text:a></text:p>
          </table:table-cell>
          <table:table-cell table:style-name="Tabela1.B2" office:value-type="string">
            <text:p text:style-name="Table_20_Contents">R$ 4.899,40</text:p>
          </table:table-cell>
          <table:table-cell table:style-name="Tabela1.B2" office:value-type="string">
            <text:p text:style-name="Table_20_Contents">R$ 5.764,00</text:p>
          </table:table-cell>
          <table:table-cell table:style-name="Tabela1.B2" office:value-type="string">
            <text:p text:style-name="Table_20_Contents">FGTec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Processador-desktop-i9-11900-núcleos/dp/B08X5XVLL9?&amp;linkCode=ll1&amp;tag=grafico01-20&amp;linkId=b924546ffd3f26b28fa0dca097ea583c&amp;language=pt_BR&amp;ref_=as_li_ss_tl" text:style-name="Internet_20_link" text:visited-style-name="Visited_20_Internet_20_Link"><text:span text:style-name="T1">Core i9 11900</text:span></text:a><text:a xlink:type="simple" xlink:href="https://www.amazon.com.br/Intel-Processador-desktop-i9-11900-núcleos/dp/B08X5XVLL9?&amp;linkCode=ll1&amp;tag=grafico01-20&amp;linkId=b924546ffd3f26b28fa0dca097ea583c&amp;language=pt_BR&amp;ref_=as_li_ss_tl" text:style-name="Internet_20_link" text:visited-style-name="Visited_20_Internet_20_Link"> - Intel Processador de desktop Core i9-11900, 8 núcleos até 5,2 GHz LGA1200 (Intel 500 Series &amp; Select 400 Series Chipset) 65 W</text:a></text:p>
          </table:table-cell>
          <table:table-cell table:style-name="Tabela1.B2" office:value-type="string">
            <text:p text:style-name="Table_20_Contents">R$ 4.995,00</text:p>
          </table:table-cell>
          <table:table-cell table:style-name="Tabela1.B2" office:value-type="string">
            <text:p text:style-name="Table_20_Contents">R$ 4.995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gkinfostore.com.br/ere3l3hh8-processador-intel-core-i9-13900k-25ghz58ghz-24-core-rocket-lake-s-36mb-cache-lga-1700-bx8071513900k" text:style-name="Internet_20_link" text:visited-style-name="Visited_20_Internet_20_Link"><text:span text:style-name="T1">Core i9 13900K</text:span></text:a><text:a xlink:type="simple" xlink:href="https://www.gkinfostore.com.br/ere3l3hh8-processador-intel-core-i9-13900k-25ghz58ghz-24-core-rocket-lake-s-36mb-cache-lga-1700-bx8071513900k" text:style-name="Internet_20_link" text:visited-style-name="Visited_20_Internet_20_Link"> - Processador Intel Core i9 13900KS 2.5GHz/5.8Ghz 24-Core Rocket Lake-S 36MB Cache LGA 1700 - BX8071513900KS</text:a></text:p>
          </table:table-cell>
          <table:table-cell table:style-name="Tabela1.B2" office:value-type="string">
            <text:p text:style-name="Table_20_Contents">R$ 4.998,99</text:p>
          </table:table-cell>
          <table:table-cell table:style-name="Tabela1.B2" office:value-type="string">
            <text:p text:style-name="Table_20_Contents">R$ 5.881,17</text:p>
          </table:table-cell>
          <table:table-cell table:style-name="Tabela1.B2" office:value-type="string">
            <text:p text:style-name="Table_20_Contents">GKInfoStor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terabyteshop.com.br/produto/23858/processador-amd-ryzen-9-7950x3d-42ghz-57ghz-turbo-16-cores-32-threads-am5-sem-cooler-100-100000908wof?p=1360309" text:style-name="Internet_20_link" text:visited-style-name="Visited_20_Internet_20_Link"><text:span text:style-name="T1">Ryzen 9 7950X3D</text:span></text:a><text:a xlink:type="simple" xlink:href="https://www.terabyteshop.com.br/produto/23858/processador-amd-ryzen-9-7950x3d-42ghz-57ghz-turbo-16-cores-32-threads-am5-sem-cooler-100-100000908wof?p=1360309" text:style-name="Internet_20_link" text:visited-style-name="Visited_20_Internet_20_Link"> - Processador AMD Ryzen 9 7950X3D, 4.2GHz (5.7GHz Turbo), 16-Cores 32-Threads, AM5, Sem Cooler, 100-1000009</text:a></text:p>
          </table:table-cell>
          <table:table-cell table:style-name="Tabela1.B2" office:value-type="string">
            <text:p text:style-name="Table_20_Contents">R$ 4.999,00</text:p>
          </table:table-cell>
          <table:table-cell table:style-name="Tabela1.B2" office:value-type="string">
            <text:p text:style-name="Table_20_Contents">R$ 5.880,00</text:p>
          </table:table-cell>
          <table:table-cell table:style-name="Tabela1.B2" office:value-type="string">
            <text:p text:style-name="Table_20_Contents">Terabyte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9404?awc=17729_1662751524_6df251c06c7f23694f0b7dae4d7eb8a5&amp;utm_source=AWIN&amp;utm_medium=AFILIADOS&amp;utm_term=935027" text:style-name="Internet_20_link" text:visited-style-name="Visited_20_Internet_20_Link"><text:span text:style-name="T1">Ryzen 5 7600</text:span></text:a><text:a xlink:type="simple" xlink:href="https://www.kabum.com.br/produto/469404?awc=17729_1662751524_6df251c06c7f23694f0b7dae4d7eb8a5&amp;utm_source=AWIN&amp;utm_medium=AFILIADOS&amp;utm_term=935027" text:style-name="Internet_20_link" text:visited-style-name="Visited_20_Internet_20_Link"> - Kit Upgrade Neologic - Nli84721, </text:a><text:soft-page-break/><text:a xlink:type="simple" xlink:href="https://www.kabum.com.br/produto/469404?awc=17729_1662751524_6df251c06c7f23694f0b7dae4d7eb8a5&amp;utm_source=AWIN&amp;utm_medium=AFILIADOS&amp;utm_term=935027" text:style-name="Internet_20_link" text:visited-style-name="Visited_20_Internet_20_Link">AMD Ryzen 5 7600, Placa Mãe X670, 8GB DDR5</text:a></text:p>
          </table:table-cell>
          <table:table-cell table:style-name="Tabela1.B2" office:value-type="string">
            <text:p text:style-name="Table_20_Contents">R$ 4.999,74</text:p>
          </table:table-cell>
          <table:table-cell table:style-name="Tabela1.B2" office:value-type="string">
            <text:p text:style-name="Table_20_Contents">R$ 5.494,22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amd-ryzen-9-7950x3d-16-core-32-threads-4-2ghz-5-7ghzturbo-cache-144mb-am5-100-100000908wof" text:style-name="Internet_20_link" text:visited-style-name="Visited_20_Internet_20_Link"><text:span text:style-name="T1">Ryzen 9 7950X3D</text:span></text:a><text:a xlink:type="simple" xlink:href="https://www.pichau.com.br/processador-amd-ryzen-9-7950x3d-16-core-32-threads-4-2ghz-5-7ghzturbo-cache-144mb-am5-100-100000908wof" text:style-name="Internet_20_link" text:visited-style-name="Visited_20_Internet_20_Link"> - Processador AMD Ryzen 9 7950X3D, 16-Core, 32-Threads, 4.2GHz (5.7GHzTurbo), Cache 144MB, AM5, 100-100000908WOF</text:a></text:p>
          </table:table-cell>
          <table:table-cell table:style-name="Tabela1.B2" office:value-type="string">
            <text:p text:style-name="Table_20_Contents">R$ 5.000,00</text:p>
          </table:table-cell>
          <table:table-cell table:style-name="Tabela1.B2" office:value-type="string">
            <text:p text:style-name="Table_20_Contents">R$ 5.882,35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9-7900x3d-am5-100100000909wofi/p/fccc0ag8eg/in/prsd/" text:style-name="Internet_20_link" text:visited-style-name="Visited_20_Internet_20_Link"><text:span text:style-name="T1">Ryzen 9 7900X3D</text:span></text:a><text:a xlink:type="simple" xlink:href="https://www.magazinevoce.com.br/magazinegpubrasil/processador-amd-ryzen-9-7900x3d-am5-100100000909wofi/p/fccc0ag8eg/in/prsd/" text:style-name="Internet_20_link" text:visited-style-name="Visited_20_Internet_20_Link"> - Processador AMD Ryzen 9 7900X3D AM5 100100000909WOFi</text:a></text:p>
          </table:table-cell>
          <table:table-cell table:style-name="Tabela1.B2" office:value-type="string">
            <text:p text:style-name="Table_20_Contents">R$ 5.024,86</text:p>
          </table:table-cell>
          <table:table-cell table:style-name="Tabela1.B2" office:value-type="string">
            <text:p text:style-name="Table_20_Contents">R$ 5.024,86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intel-core-i9-13900k-300-ghz-turbo-580-ghz-13a-geracao-lga-1700-bx8071513900k" text:style-name="Internet_20_link" text:visited-style-name="Visited_20_Internet_20_Link"><text:span text:style-name="T1">Core i9 13900K</text:span></text:a><text:a xlink:type="simple" xlink:href="https://www.processadores.app.br/processador-intel-core-i9-13900k-300-ghz-turbo-580-ghz-13a-geracao-lga-1700-bx8071513900k" text:style-name="Internet_20_link" text:visited-style-name="Visited_20_Internet_20_Link"> - Processador Intel Core i9-13900K 3.00 GHz (Turbo 5.80 GHz) - 13ª Geração, LGA 1700 - BX8071513900K</text:a></text:p>
          </table:table-cell>
          <table:table-cell table:style-name="Tabela1.B2" office:value-type="string">
            <text:p text:style-name="Table_20_Contents">R$ 5.028,17</text:p>
          </table:table-cell>
          <table:table-cell table:style-name="Tabela1.B2" office:value-type="string">
            <text:p text:style-name="Table_20_Contents">R$ 5.915,49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9-10900X-Desbloqueado-BX8069510900X/dp/B07YP69HTM?&amp;linkCode=ll1&amp;tag=grafico01-20&amp;linkId=b924546ffd3f26b28fa0dca097ea583c&amp;language=pt_BR&amp;ref_=as_li_ss_tl" text:style-name="Internet_20_link" text:visited-style-name="Visited_20_Internet_20_Link"><text:span text:style-name="T1">Core i9 10900</text:span></text:a><text:a xlink:type="simple" xlink:href="https://www.amazon.com.br/Processador-Intel-i9-10900X-Desbloqueado-BX8069510900X/dp/B07YP69HTM?&amp;linkCode=ll1&amp;tag=grafico01-20&amp;linkId=b924546ffd3f26b28fa0dca097ea583c&amp;language=pt_BR&amp;ref_=as_li_ss_tl" text:style-name="Internet_20_link" text:visited-style-name="Visited_20_Internet_20_Link"> - Intel Processador Core i9-10900X Desktop 10 núcleos até 4,7 GHz Desbloqueado LGA2066 X299 Series 165 W (BX8069510900X)</text:a></text:p>
          </table:table-cell>
          <table:table-cell table:style-name="Tabela1.B2" office:value-type="string">
            <text:p text:style-name="Table_20_Contents">R$ 5.052,00</text:p>
          </table:table-cell>
          <table:table-cell table:style-name="Tabela1.B2" office:value-type="string">
            <text:p text:style-name="Table_20_Contents">R$ 5.052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42581?awc=17729_1662751524_6df251c06c7f23694f0b7dae4d7eb8a5&amp;utm_source=AWIN&amp;utm_medium=AFILIADOS&amp;utm_term=935027" text:style-name="Internet_20_link" text:visited-style-name="Visited_20_Internet_20_Link"><text:span text:style-name="T1">Core i9 13900KF</text:span></text:a><text:a xlink:type="simple" xlink:href="https://www.kabum.com.br/produto/442581?awc=17729_1662751524_6df251c06c7f23694f0b7dae4d7eb8a5&amp;utm_source=AWIN&amp;utm_medium=AFILIADOS&amp;utm_term=935027" text:style-name="Internet_20_link" text:visited-style-name="Visited_20_Internet_20_Link"> - Processador Intel Core I9 13900kf, 5.80ghz Max Turbo, 24-core, LGA 1700</text:a></text:p>
          </table:table-cell>
          <table:table-cell table:style-name="Tabela1.B2" office:value-type="string">
            <text:p text:style-name="Table_20_Contents">R$ 5.060,90</text:p>
          </table:table-cell>
          <table:table-cell table:style-name="Tabela1.B2" office:value-type="string">
            <text:p text:style-name="Table_20_Contents">R$ 5.060,9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57733?awc=17729_1662751524_6df251c06c7f23694f0b7dae4d7eb8a5&amp;utm_source=AWIN&amp;utm_medium=AFILIADOS&amp;utm_term=935027" text:style-name="Internet_20_link" text:visited-style-name="Visited_20_Internet_20_Link"><text:span text:style-name="T1">Ryzen 7 5800X</text:span></text:a><text:a xlink:type="simple" xlink:href="https://www.kabum.com.br/produto/457733?awc=17729_1662751524_6df251c06c7f23694f0b7dae4d7eb8a5&amp;utm_source=AWIN&amp;utm_medium=AFILIADOS&amp;utm_term=935027" text:style-name="Internet_20_link" text:visited-style-name="Visited_20_Internet_20_Link"> - Kit Upgrade Processador Ryzen 7 5800x,Placa Mãe Asrock X570 Phantom Gaming 4,Memória 8GB, DDR4</text:a></text:p>
          </table:table-cell>
          <table:table-cell table:style-name="Tabela1.B2" office:value-type="string">
            <text:p text:style-name="Table_20_Contents">R$ 5.099,99</text:p>
          </table:table-cell>
          <table:table-cell table:style-name="Tabela1.B2" office:value-type="string">
            <text:p text:style-name="Table_20_Contents">R$ 5.09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Intel-i9-13900-LGA1700-Processador-Desktop/dp/B0BJ91FHN3?&amp;linkCode=ll1&amp;tag=grafico01-20&amp;linkId=b924546ffd3f26b28fa0dca097ea583c&amp;language=pt_BR&amp;ref_=as_li_ss_tl" text:style-name="Internet_20_link" text:visited-style-name="Visited_20_Internet_20_Link"><text:span text:style-name="T1">Core i9 13900</text:span></text:a><text:a xlink:type="simple" xlink:href="https://www.amazon.com.br/Intel-i9-13900-LGA1700-Processador-Desktop/dp/B0BJ91FHN3?&amp;linkCode=ll1&amp;tag=grafico01-20&amp;linkId=b924546ffd3f26b28fa0dca097ea583c&amp;language=pt_BR&amp;ref_=as_li_ss_tl" text:style-name="Internet_20_link" text:visited-style-name="Visited_20_Internet_20_Link"> - Intel Core i9-13900 2.0GHz (5.6 Turbo) 24 Core LGA1700 Processador para Desktop (Raptor Lake) in a box</text:a></text:p>
          </table:table-cell>
          <table:table-cell table:style-name="Tabela1.B2" office:value-type="string">
            <text:p text:style-name="Table_20_Contents">R$ 5.253,00</text:p>
          </table:table-cell>
          <table:table-cell table:style-name="Tabela1.B2" office:value-type="string">
            <text:p text:style-name="Table_20_Contents">R$ 5.253,8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9-10900KF-desbloqueado-Gráficos/dp/B086MG1C7D?&amp;linkCode=ll1&amp;tag=grafico01-20&amp;linkId=b924546ffd3f26b28fa0dca097ea583c&amp;language=pt_BR&amp;ref_=as_li_ss_tl" text:style-name="Internet_20_link" text:visited-style-name="Visited_20_Internet_20_Link"><text:span text:style-name="T1">Core i9 10900KF</text:span></text:a><text:a xlink:type="simple" xlink:href="https://www.amazon.com.br/Processador-Intel-i9-10900KF-desbloqueado-Gráficos/dp/B086MG1C7D?&amp;linkCode=ll1&amp;tag=grafico01-20&amp;linkId=b924546ffd3f26b28fa0dca097ea583c&amp;language=pt_BR&amp;ref_=as_li_ss_tl" text:style-name="Internet_20_link" text:visited-style-name="Visited_20_Internet_20_Link"> - Processador Intel Core i9-10900KF Desktop 10 núcleos até 5,3 GHz desbloqueado sem Processador Gráficos LGA1200 (Chipset Intel série 400) 125 W</text:a></text:p>
          </table:table-cell>
          <table:table-cell table:style-name="Tabela1.B2" office:value-type="string">
            <text:p text:style-name="Table_20_Contents">R$ 5.289,00</text:p>
          </table:table-cell>
          <table:table-cell table:style-name="Tabela1.B2" office:value-type="string">
            <text:p text:style-name="Table_20_Contents">R$ 5.289,5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8577?awc=17729_1662751524_6df251c06c7f23694f0b7dae4d7eb8a5&amp;utm_source=AWIN&amp;utm_medium=AFILIADOS&amp;utm_term=935027" text:style-name="Internet_20_link" text:visited-style-name="Visited_20_Internet_20_Link"><text:span text:style-name="T1">Core i9 10900F</text:span></text:a><text:a xlink:type="simple" xlink:href="https://www.kabum.com.br/produto/468577?awc=17729_1662751524_6df251c06c7f23694f0b7dae4d7eb8a5&amp;utm_source=AWIN&amp;utm_medium=AFILIADOS&amp;utm_term=935027" text:style-name="Internet_20_link" text:visited-style-name="Visited_20_Internet_20_Link"> - Kit Upgrade Gamer - Processador Intel I9 10900f + Placa Mãe B560m + Memória 16GB DDR4</text:a></text:p>
          </table:table-cell>
          <table:table-cell table:style-name="Tabela1.B2" office:value-type="string">
            <text:p text:style-name="Table_20_Contents">R$ 5.299,99</text:p>
          </table:table-cell>
          <table:table-cell table:style-name="Tabela1.B2" office:value-type="string">
            <text:p text:style-name="Table_20_Contents">R$ 5.299,99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8330?awc=17729_1662751524_6df251c06c7f23694f0b7dae4d7eb8a5&amp;utm_source=AWIN&amp;utm_medium=AFILIADOS&amp;utm_term=935027" text:style-name="Internet_20_link" text:visited-style-name="Visited_20_Internet_20_Link"><text:span text:style-name="T1">Core i7 13700F</text:span></text:a><text:a xlink:type="simple" xlink:href="https://www.kabum.com.br/produto/428330?awc=17729_1662751524_6df251c06c7f23694f0b7dae4d7eb8a5&amp;utm_source=AWIN&amp;utm_medium=AFILIADOS&amp;utm_term=935027" text:style-name="Internet_20_link" text:visited-style-name="Visited_20_Internet_20_Link"> - Kit Upgrade Alligator Gaming, Intel Core I7 13700f, Placa-Mãe Gigabyte - H610m H</text:a></text:p>
          </table:table-cell>
          <table:table-cell table:style-name="Tabela1.B2" office:value-type="string">
            <text:p text:style-name="Table_20_Contents">R$ 5.382,85</text:p>
          </table:table-cell>
          <table:table-cell table:style-name="Tabela1.B2" office:value-type="string">
            <text:p text:style-name="Table_20_Contents">R$ 5.382,85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9411?awc=17729_1662751524_6df251c06c7f23694f0b7dae4d7eb8a5&amp;utm_source=AWIN&amp;utm_medium=AFILIADOS&amp;utm_term=935027" text:style-name="Internet_20_link" text:visited-style-name="Visited_20_Internet_20_Link"><text:span text:style-name="T1">Ryzen 5 7600</text:span></text:a><text:a xlink:type="simple" xlink:href="https://www.kabum.com.br/produto/469411?awc=17729_1662751524_6df251c06c7f23694f0b7dae4d7eb8a5&amp;utm_source=AWIN&amp;utm_medium=AFILIADOS&amp;utm_term=935027" text:style-name="Internet_20_link" text:visited-style-name="Visited_20_Internet_20_Link"> - Kit Upgrade Neologic - Nli84722, AMD Ryzen 5 7600, Placa Mãe X670, 16GB DDR5</text:a></text:p>
          </table:table-cell>
          <table:table-cell table:style-name="Tabela1.B2" office:value-type="string">
            <text:p text:style-name="Table_20_Contents">R$ 5.416,37</text:p>
          </table:table-cell>
          <table:table-cell table:style-name="Tabela1.B2" office:value-type="string">
            <text:p text:style-name="Table_20_Contents">R$ 5.952,0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13900k-5-80ghz-24-core-Lga1700/dp/B0BKJJM1BR?&amp;linkCode=ll1&amp;tag=grafico01-20&amp;linkId=b924546ffd3f26b28fa0dca097ea583c&amp;language=pt_BR&amp;ref_=as_li_ss_tl" text:style-name="Internet_20_link" text:visited-style-name="Visited_20_Internet_20_Link"><text:span text:style-name="T1">Core i9 13900K</text:span></text:a><text:a xlink:type="simple" xlink:href="https://www.amazon.com.br/Processador-13900k-5-80ghz-24-core-Lga1700/dp/B0BKJJM1BR?&amp;linkCode=ll1&amp;tag=grafico01-20&amp;linkId=b924546ffd3f26b28fa0dca097ea583c&amp;language=pt_BR&amp;ref_=as_li_ss_tl" text:style-name="Internet_20_link" text:visited-style-name="Visited_20_Internet_20_Link"> - Processador Intel Core i9 13900k, 5.80ghz Max Turbo, 24-core, Lga1700</text:a></text:p>
          </table:table-cell>
          <table:table-cell table:style-name="Tabela1.B2" office:value-type="string">
            <text:p text:style-name="Table_20_Contents">R$ 5.628,00</text:p>
          </table:table-cell>
          <table:table-cell table:style-name="Tabela1.B2" office:value-type="string">
            <text:p text:style-name="Table_20_Contents">R$ 5.628,9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itxgamer.com.br/processador-amd-ryzen-9-7950x-45ghz-57ghz-turbo-16-core-32-threads-am5-100-100000514wof" text:style-name="Internet_20_link" text:visited-style-name="Visited_20_Internet_20_Link"><text:span text:style-name="T1">Ryzen 9 7950X</text:span></text:a><text:a xlink:type="simple" xlink:href="https://www.itxgamer.com.br/processador-amd-ryzen-9-7950x-45ghz-57ghz-turbo-16-core-32-threads-am5-100-100000514wof" text:style-name="Internet_20_link" text:visited-style-name="Visited_20_Internet_20_Link"> - Processador AMD Ryzen 9 7950X, 4.5GHZ (5.7GHZ TURBO), 16-Core 32-Threads, AM5 - 100-100000514WOF</text:a></text:p>
          </table:table-cell>
          <table:table-cell table:style-name="Tabela1.B2" office:value-type="string">
            <text:p text:style-name="Table_20_Contents">R$ 5.780,00</text:p>
          </table:table-cell>
          <table:table-cell table:style-name="Tabela1.B2" office:value-type="string">
            <text:p text:style-name="Table_20_Contents">R$ 6.800,00</text:p>
          </table:table-cell>
          <table:table-cell table:style-name="Tabela1.B2" office:value-type="string">
            <text:p text:style-name="Table_20_Contents">ITX Gam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28327?awc=17729_1662751524_6df251c06c7f23694f0b7dae4d7eb8a5&amp;utm_source=AWIN&amp;utm_medium=AFILIADOS&amp;utm_term=935027" text:style-name="Internet_20_link" text:visited-style-name="Visited_20_Internet_20_Link"><text:span text:style-name="T1">Core i7 13700F</text:span></text:a><text:a xlink:type="simple" xlink:href="https://www.kabum.com.br/produto/428327?awc=17729_1662751524_6df251c06c7f23694f0b7dae4d7eb8a5&amp;utm_source=AWIN&amp;utm_medium=AFILIADOS&amp;utm_term=935027" text:style-name="Internet_20_link" text:visited-style-name="Visited_20_Internet_20_Link"> - Kit Upgrade, Intel Core I7 13700f, Placa Mãe Gigabyte H610m H, Memória Ram 8GB, Ddr4</text:a></text:p>
          </table:table-cell>
          <table:table-cell table:style-name="Tabela1.B2" office:value-type="string">
            <text:p text:style-name="Table_20_Contents">R$ 5.983,63</text:p>
          </table:table-cell>
          <table:table-cell table:style-name="Tabela1.B2" office:value-type="string">
            <text:p text:style-name="Table_20_Contents">R$ 5.983,63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i9-13900KS-caixa-FC-LGA16A/dp/B0BPXCRWB2?&amp;linkCode=ll1&amp;tag=grafico01-20&amp;linkId=b924546ffd3f26b28fa0dca097ea583c&amp;language=pt_BR&amp;ref_=as_li_ss_tl" text:style-name="Internet_20_link" text:visited-style-name="Visited_20_Internet_20_Link"><text:span text:style-name="T1">Core i9 13900K</text:span></text:a><text:a xlink:type="simple" xlink:href="https://www.amazon.com.br/Processador-Intel-i9-13900KS-caixa-FC-LGA16A/dp/B0BPXCRWB2?&amp;linkCode=ll1&amp;tag=grafico01-20&amp;linkId=b924546ffd3f26b28fa0dca097ea583c&amp;language=pt_BR&amp;ref_=as_li_ss_tl" text:style-name="Internet_20_link" text:visited-style-name="Visited_20_Internet_20_Link"> - Processador Intel Core i9-13900KS em caixa (cache de 36 m, até 6,00 GHz) FC-LGA16A</text:a></text:p>
          </table:table-cell>
          <table:table-cell table:style-name="Tabela1.B2" office:value-type="string">
            <text:p text:style-name="Table_20_Contents">R$ 6.017,00</text:p>
          </table:table-cell>
          <table:table-cell table:style-name="Tabela1.B2" office:value-type="string">
            <text:p text:style-name="Table_20_Contents">R$ 6.018,0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9-7950x-am5-100100000908wofi/p/ffb1g19j8e/in/prsd/" text:style-name="Internet_20_link" text:visited-style-name="Visited_20_Internet_20_Link"><text:span text:style-name="T1">Ryzen 9 7950X</text:span></text:a><text:a xlink:type="simple" xlink:href="https://www.magazinevoce.com.br/magazinegpubrasil/processador-amd-ryzen-9-7950x-am5-100100000908wofi/p/ffb1g19j8e/in/prsd/" text:style-name="Internet_20_link" text:visited-style-name="Visited_20_Internet_20_Link"> - Processador AMD Ryzen 9 7950X AM5 100100000908WOFi</text:a></text:p>
          </table:table-cell>
          <table:table-cell table:style-name="Tabela1.B2" office:value-type="string">
            <text:p text:style-name="Table_20_Contents">R$ 6.253,82</text:p>
          </table:table-cell>
          <table:table-cell table:style-name="Tabela1.B2" office:value-type="string">
            <text:p text:style-name="Table_20_Contents">R$ 6.253,82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461440?awc=17729_1662751524_6df251c06c7f23694f0b7dae4d7eb8a5&amp;utm_source=AWIN&amp;utm_medium=AFILIADOS&amp;utm_term=935027" text:style-name="Internet_20_link" text:visited-style-name="Visited_20_Internet_20_Link"><text:span text:style-name="T1">Ryzen 9 7950X3D</text:span></text:a><text:a xlink:type="simple" xlink:href="https://www.kabum.com.br/produto/461440?awc=17729_1662751524_6df251c06c7f23694f0b7dae4d7eb8a5&amp;utm_source=AWIN&amp;utm_medium=AFILIADOS&amp;utm_term=935027" text:style-name="Internet_20_link" text:visited-style-name="Visited_20_Internet_20_Link"> - Processador AMD Ryzen 9 7950x3d, 4.2ghz, 128mb, 16cores, 120w Am5 C/gra Pn # 100-100000908wof</text:a></text:p>
          </table:table-cell>
          <table:table-cell table:style-name="Tabela1.B2" office:value-type="string">
            <text:p text:style-name="Table_20_Contents">R$ 6.457,86</text:p>
          </table:table-cell>
          <table:table-cell table:style-name="Tabela1.B2" office:value-type="string">
            <text:p text:style-name="Table_20_Contents">R$ 6.457,86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magazinevoce.com.br/magazinegpubrasil/processador-amd-ryzen-9-7950x-am5-100100000908wofi/p/abe28hbhc1/in/prsd/" text:style-name="Internet_20_link" text:visited-style-name="Visited_20_Internet_20_Link"><text:span text:style-name="T1">Ryzen 9 7950X</text:span></text:a><text:a xlink:type="simple" xlink:href="https://www.magazinevoce.com.br/magazinegpubrasil/processador-amd-ryzen-9-7950x-am5-100100000908wofi/p/abe28hbhc1/in/prsd/" text:style-name="Internet_20_link" text:visited-style-name="Visited_20_Internet_20_Link"> - Processador AMD RYZEN 9 </text:a><text:soft-page-break/><text:a xlink:type="simple" xlink:href="https://www.magazinevoce.com.br/magazinegpubrasil/processador-amd-ryzen-9-7950x-am5-100100000908wofi/p/abe28hbhc1/in/prsd/" text:style-name="Internet_20_link" text:visited-style-name="Visited_20_Internet_20_Link">7950X AM5 100100000908WOFI</text:a></text:p>
          </table:table-cell>
          <table:table-cell table:style-name="Tabela1.B2" office:value-type="string">
            <text:p text:style-name="Table_20_Contents">R$ 6.461,36</text:p>
          </table:table-cell>
          <table:table-cell table:style-name="Tabela1.B2" office:value-type="string">
            <text:p text:style-name="Table_20_Contents">R$ 6.461,36</text:p>
          </table:table-cell>
          <table:table-cell table:style-name="Tabela1.B2" office:value-type="string">
            <text:p text:style-name="Table_20_Contents">MagaL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amazon.com.br/Processador-Intel-10900x-Lga2066-Lançamento/dp/B07ZQN8V6S?&amp;linkCode=ll1&amp;tag=grafico01-20&amp;linkId=b924546ffd3f26b28fa0dca097ea583c&amp;language=pt_BR&amp;ref_=as_li_ss_tl" text:style-name="Internet_20_link" text:visited-style-name="Visited_20_Internet_20_Link"><text:span text:style-name="T1">Core i9 10900</text:span></text:a><text:a xlink:type="simple" xlink:href="https://www.amazon.com.br/Processador-Intel-10900x-Lga2066-Lançamento/dp/B07ZQN8V6S?&amp;linkCode=ll1&amp;tag=grafico01-20&amp;linkId=b924546ffd3f26b28fa0dca097ea583c&amp;language=pt_BR&amp;ref_=as_li_ss_tl" text:style-name="Internet_20_link" text:visited-style-name="Visited_20_Internet_20_Link"> - Processador Intel Core I9 10900x Serie X Lga2066 (prata)</text:a></text:p>
          </table:table-cell>
          <table:table-cell table:style-name="Tabela1.B2" office:value-type="string">
            <text:p text:style-name="Table_20_Contents">R$ 6.660,00</text:p>
          </table:table-cell>
          <table:table-cell table:style-name="Tabela1.B2" office:value-type="string">
            <text:p text:style-name="Table_20_Contents">R$ 6.660,60</text:p>
          </table:table-cell>
          <table:table-cell table:style-name="Tabela1.B2" office:value-type="string">
            <text:p text:style-name="Table_20_Contents">Amazon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rocessadores.app.br/processador-amd-ryzen-9-7950x3d-420ghz-turbo-570ghz-7000-series-am5-100-100000908wof" text:style-name="Internet_20_link" text:visited-style-name="Visited_20_Internet_20_Link"><text:span text:style-name="T1">Ryzen 9 7950X3D</text:span></text:a><text:a xlink:type="simple" xlink:href="https://www.processadores.app.br/processador-amd-ryzen-9-7950x3d-420ghz-turbo-570ghz-7000-series-am5-100-100000908wof" text:style-name="Internet_20_link" text:visited-style-name="Visited_20_Internet_20_Link"> - Processador AMD Ryzen 9 7950X3D 4.20GHz (Turbo 5.70GHz) - 7000 Series, AM5 - 100-100000908WOF</text:a></text:p>
          </table:table-cell>
          <table:table-cell table:style-name="Tabela1.B2" office:value-type="string">
            <text:p text:style-name="Table_20_Contents">R$ 6.703,03</text:p>
          </table:table-cell>
          <table:table-cell table:style-name="Tabela1.B2" office:value-type="string">
            <text:p text:style-name="Table_20_Contents">R$ 7.885,92</text:p>
          </table:table-cell>
          <table:table-cell table:style-name="Tabela1.B2" office:value-type="string">
            <text:p text:style-name="Table_20_Contents">Enifler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pichau.com.br/processador-intel-core-i9-12900ks-16-core-24-threads-3-4ghz-5-5ghz-turbo-cache-30mb-lga1700-bx8071512900ks" text:style-name="Internet_20_link" text:visited-style-name="Visited_20_Internet_20_Link"><text:span text:style-name="T1">Core i9 12900KS</text:span></text:a><text:a xlink:type="simple" xlink:href="https://www.pichau.com.br/processador-intel-core-i9-12900ks-16-core-24-threads-3-4ghz-5-5ghz-turbo-cache-30mb-lga1700-bx8071512900ks" text:style-name="Internet_20_link" text:visited-style-name="Visited_20_Internet_20_Link"> - Processador Intel Core i9-12900KS, 16-Core, 24-Threads, 3.4GHz (5.5GHz Turbo), Cache 30MB, LGA1700, BX8071512900KS</text:a></text:p>
          </table:table-cell>
          <table:table-cell table:style-name="Tabela1.B2" office:value-type="string">
            <text:p text:style-name="Table_20_Contents">R$ 7.294,01</text:p>
          </table:table-cell>
          <table:table-cell table:style-name="Tabela1.B2" office:value-type="string">
            <text:p text:style-name="Table_20_Contents">R$ 7.294,01</text:p>
          </table:table-cell>
          <table:table-cell table:style-name="Tabela1.B2" office:value-type="string">
            <text:p text:style-name="Table_20_Contents">Pichau</text:p>
          </table:table-cell>
        </table:table-row>
        <table:table-row>
          <table:table-cell table:style-name="Tabela1.A2" office:value-type="string">
            <text:p text:style-name="Table_20_Contents"><text:a xlink:type="simple" xlink:href="https://www.kabum.com.br/produto/233462?awc=17729_1662751524_6df251c06c7f23694f0b7dae4d7eb8a5&amp;utm_source=AWIN&amp;utm_medium=AFILIADOS&amp;utm_term=935027" text:style-name="Internet_20_link" text:visited-style-name="Visited_20_Internet_20_Link"><text:span text:style-name="T1">Core i9 10900</text:span></text:a><text:a xlink:type="simple" xlink:href="https://www.kabum.com.br/produto/233462?awc=17729_1662751524_6df251c06c7f23694f0b7dae4d7eb8a5&amp;utm_source=AWIN&amp;utm_medium=AFILIADOS&amp;utm_term=935027" text:style-name="Internet_20_link" text:visited-style-name="Visited_20_Internet_20_Link"> - Processador Intel Core I9-10900X Cascade Lake, 3.70GHz, Cache 19MB, LGA 2066, Sem Cooler, Sem Ví­deo On Board - BX8069510900X</text:a></text:p>
          </table:table-cell>
          <table:table-cell table:style-name="Tabela1.B2" office:value-type="string">
            <text:p text:style-name="Table_20_Contents">R$ 8.578,00</text:p>
          </table:table-cell>
          <table:table-cell table:style-name="Tabela1.B2" office:value-type="string">
            <text:p text:style-name="Table_20_Contents">R$ 8.578,00</text:p>
          </table:table-cell>
          <table:table-cell table:style-name="Tabela1.B2" office:value-type="string">
            <text:p text:style-name="Table_20_Contents">Kabum</text:p>
          </table:table-cell>
        </table:table-row>
        <table:table-row>
          <table:table-cell table:style-name="Tabela1.A822" office:value-type="string">
            <text:p text:style-name="Table_20_Contents"><text:a xlink:type="simple" xlink:href="https://www.amazon.com.br/Processador-AMD-Ryzen-Threadripper-3970X/dp/B0815JJQQ8?&amp;linkCode=ll1&amp;tag=grafico01-20&amp;linkId=b924546ffd3f26b28fa0dca097ea583c&amp;language=pt_BR&amp;ref_=as_li_ss_tl" text:style-name="Internet_20_link" text:visited-style-name="Visited_20_Internet_20_Link"><text:span text:style-name="T1">Ryzen Threadripper 3970X</text:span></text:a><text:a xlink:type="simple" xlink:href="https://www.amazon.com.br/Processador-AMD-Ryzen-Threadripper-3970X/dp/B0815JJQQ8?&amp;linkCode=ll1&amp;tag=grafico01-20&amp;linkId=b924546ffd3f26b28fa0dca097ea583c&amp;language=pt_BR&amp;ref_=as_li_ss_tl" text:style-name="Internet_20_link" text:visited-style-name="Visited_20_Internet_20_Link"> - AMD Ryzen Threadripper 3970X, without cooler 32 Cores Cache 128MB 4.5GHz sTR4</text:a></text:p>
          </table:table-cell>
          <table:table-cell table:style-name="Tabela1.B822" office:value-type="string">
            <text:p text:style-name="Table_20_Contents">R$ 25.870,00</text:p>
          </table:table-cell>
          <table:table-cell table:style-name="Tabela1.B822" office:value-type="string">
            <text:p text:style-name="Table_20_Contents">R$ 25.870,60</text:p>
          </table:table-cell>
          <table:table-cell table:style-name="Tabela1.B822" office:value-type="string">
            <text:p text:style-name="Table_20_Contents">Amaz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29T17:22:24.310952528</meta:creation-date>
    <dc:date>2023-08-29T17:23:01.059432592</dc:date>
    <meta:editing-duration>PT39S</meta:editing-duration>
    <meta:editing-cycles>1</meta:editing-cycles>
    <meta:document-statistic meta:table-count="1" meta:image-count="0" meta:object-count="0" meta:page-count="49" meta:paragraph-count="3288" meta:word-count="18919" meta:character-count="113227" meta:non-whitespace-character-count="97584"/>
    <meta:generator>LibreOffice/7.3.7.2$Linux_X86_64 LibreOffice_project/e114eadc50a9ff8d8c8a0567d6da8f454beeb84f</meta:generator>
  </office:meta>
</office:document-meta>
</file>